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style:writing-mode="lr-tb"/>
    </style:style>
    <style:style style:name="P2" style:family="paragraph" style:parent-style-name="Standard">
      <style:paragraph-properties fo:text-align="center" fo:break-before="auto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P3" style:family="paragraph" style:parent-style-name="Standard">
      <style:paragraph-properties fo:text-align="center" fo:break-before="auto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P4" style:family="paragraph" style:parent-style-name="Standard">
      <style:paragraph-properties fo:text-align="center" fo:break-before="auto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P5" style:family="paragraph" style:parent-style-name="Standard">
      <style:paragraph-properties fo:break-before="auto" style:writing-mode="lr-tb"/>
    </style:style>
    <style:style style:name="P6" style:family="paragraph" style:parent-style-name="Standard">
      <style:paragraph-properties fo:text-align="center" fo:break-before="auto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P7" style:family="paragraph" style:parent-style-name="Standard">
      <style:paragraph-properties fo:text-align="center" fo:break-before="auto" style:writing-mode="lr-tb"/>
    </style:style>
    <style:style style:name="T7_1" style:family="text"/>
    <style:style style:name="T7_2" style:family="text"/>
    <style:style style:name="T7_3" style:family="text"/>
    <style:style style:name="P8" style:family="paragraph" style:parent-style-name="Standard">
      <style:paragraph-properties fo:break-before="auto" style:writing-mode="lr-tb"/>
    </style:style>
    <style:style style:name="P9" style:family="paragraph" style:parent-style-name="Standard">
      <style:paragraph-properties fo:break-before="auto" style:writing-mode="lr-tb"/>
    </style:style>
    <style:style style:name="P10" style:family="paragraph" style:parent-style-name="Standard">
      <style:paragraph-properties fo:text-align="center" fo:break-before="auto" style:writing-mode="lr-tb"/>
    </style:style>
    <style:style style:name="P11" style:family="paragraph" style:parent-style-name="Standard">
      <style:paragraph-properties fo:break-before="auto" style:writing-mode="lr-tb"/>
    </style:style>
    <style:style style:name="P12" style:family="paragraph" style:parent-style-name="Standard">
      <style:paragraph-properties fo:break-before="auto" style:writing-mode="lr-tb"/>
    </style:style>
    <style:style style:name="P13" style:family="paragraph" style:parent-style-name="Standard">
      <style:paragraph-properties fo:break-before="auto" style:writing-mode="lr-tb"/>
    </style:style>
    <style:style style:name="P14" style:family="paragraph" style:parent-style-name="Standard">
      <style:paragraph-properties fo:break-before="auto" style:writing-mode="lr-tb"/>
    </style:style>
    <style:style style:name="P15" style:family="paragraph" style:parent-style-name="Standard">
      <style:paragraph-properties fo:break-before="auto" style:writing-mode="lr-tb"/>
    </style:style>
    <style:style style:name="P16" style:family="paragraph" style:parent-style-name="Standard">
      <style:paragraph-properties fo:break-before="auto" style:writing-mode="lr-tb"/>
    </style:style>
    <style:style style:name="P17" style:family="paragraph" style:parent-style-name="Standard">
      <style:paragraph-properties fo:text-align="center" fo:break-before="auto" style:writing-mode="lr-tb"/>
    </style:style>
    <style:style style:name="P18" style:family="paragraph" style:parent-style-name="Standard">
      <style:paragraph-properties fo:text-align="center" fo:break-before="auto" style:writing-mode="lr-tb"/>
    </style:style>
    <style:style style:name="P19" style:family="paragraph" style:parent-style-name="Standard">
      <style:paragraph-properties fo:text-align="center" fo:break-before="auto" style:writing-mode="lr-tb"/>
    </style:style>
    <style:style style:name="P20" style:family="paragraph" style:parent-style-name="Standard">
      <style:paragraph-properties fo:text-align="center" fo:break-before="auto" style:writing-mode="lr-tb"/>
    </style:style>
    <style:style style:name="P21" style:family="paragraph" style:parent-style-name="Standard">
      <style:paragraph-properties fo:text-align="center" fo:break-before="auto" style:writing-mode="lr-tb"/>
    </style:style>
    <style:style style:name="P22" style:family="paragraph" style:parent-style-name="Standard">
      <style:paragraph-properties fo:text-align="center" fo:break-before="auto" style:writing-mode="lr-tb"/>
    </style:style>
    <style:style style:name="P23" style:family="paragraph" style:parent-style-name="Standard">
      <style:paragraph-properties fo:text-align="center" fo:break-before="auto" style:writing-mode="lr-tb"/>
    </style:style>
    <style:style style:name="T23_1" style:family="text">
      <style:text-properties fo:font-size="26pt" style:font-size-asian="26pt" style:font-size-complex="26pt" fo:font-weight="bold" style:font-weight-asian="bold" style:font-weight-complex="bold"/>
    </style:style>
    <style:style style:name="T23_2" style:family="text">
      <style:text-properties fo:font-size="26pt" style:font-size-asian="26pt" style:font-size-complex="26pt" fo:font-weight="bold" style:font-weight-asian="bold" style:font-weight-complex="bold"/>
    </style:style>
    <style:style style:name="T23_3" style:family="text">
      <style:text-properties fo:font-size="26pt" style:font-size-asian="26pt" style:font-size-complex="26pt" fo:font-weight="bold" style:font-weight-asian="bold" style:font-weight-complex="bold"/>
    </style:style>
    <style:style style:name="P24" style:family="paragraph" style:parent-style-name="Standard">
      <style:paragraph-properties fo:text-align="center" fo:break-before="auto" style:writing-mode="lr-tb"/>
    </style:style>
    <style:style style:name="T24_1" style:family="text">
      <style:text-properties fo:font-size="26pt" style:font-size-asian="26pt" style:font-size-complex="26pt" fo:font-weight="bold" style:font-weight-asian="bold" style:font-weight-complex="bold"/>
    </style:style>
    <style:style style:name="T24_2" style:family="text">
      <style:text-properties fo:font-size="26pt" style:font-size-asian="26pt" style:font-size-complex="26pt" fo:font-weight="bold" style:font-weight-asian="bold" style:font-weight-complex="bold"/>
    </style:style>
    <style:style style:name="T24_3" style:family="text">
      <style:text-properties fo:font-size="26pt" style:font-size-asian="26pt" style:font-size-complex="26pt" fo:font-weight="bold" style:font-weight-asian="bold" style:font-weight-complex="bold"/>
    </style:style>
    <style:style style:name="T24_4" style:family="text">
      <style:text-properties fo:font-size="26pt" style:font-size-asian="26pt" style:font-size-complex="26pt" fo:font-weight="bold" style:font-weight-asian="bold" style:font-weight-complex="bold"/>
    </style:style>
    <style:style style:name="T24_5" style:family="text">
      <style:text-properties fo:font-size="26pt" style:font-size-asian="26pt" style:font-size-complex="26pt" fo:font-weight="bold" style:font-weight-asian="bold" style:font-weight-complex="bold"/>
    </style:style>
    <style:style style:name="T24_6" style:family="text">
      <style:text-properties fo:font-size="26pt" style:font-size-asian="26pt" style:font-size-complex="26pt" fo:font-weight="bold" style:font-weight-asian="bold" style:font-weight-complex="bold"/>
    </style:style>
    <style:style style:name="T24_7" style:family="text">
      <style:text-properties fo:font-size="26pt" style:font-size-asian="26pt" style:font-size-complex="26pt" fo:font-weight="bold" style:font-weight-asian="bold" style:font-weight-complex="bold"/>
    </style:style>
    <style:style style:name="T24_8" style:family="text">
      <style:text-properties fo:font-size="26pt" style:font-size-asian="26pt" style:font-size-complex="26pt" fo:font-weight="bold" style:font-weight-asian="bold" style:font-weight-complex="bold"/>
    </style:style>
    <style:style style:name="T24_9" style:family="text">
      <style:text-properties fo:font-size="26pt" style:font-size-asian="26pt" style:font-size-complex="26pt" fo:font-weight="bold" style:font-weight-asian="bold" style:font-weight-complex="bold"/>
    </style:style>
    <style:style style:name="T24_10" style:family="text">
      <style:text-properties fo:font-size="26pt" style:font-size-asian="26pt" style:font-size-complex="26pt" fo:font-weight="bold" style:font-weight-asian="bold" style:font-weight-complex="bold"/>
    </style:style>
    <style:style style:name="T24_11" style:family="text">
      <style:text-properties fo:font-size="26pt" style:font-size-asian="26pt" style:font-size-complex="26pt" fo:font-weight="bold" style:font-weight-asian="bold" style:font-weight-complex="bold"/>
    </style:style>
    <style:style style:name="P25" style:family="paragraph" style:parent-style-name="Standard">
      <style:paragraph-properties fo:text-align="center" fo:break-before="auto" style:writing-mode="lr-tb"/>
    </style:style>
    <style:style style:name="T25_1" style:family="text">
      <style:text-properties fo:font-size="26pt" style:font-size-asian="26pt" style:font-size-complex="26pt" fo:font-weight="bold" style:font-weight-asian="bold" style:font-weight-complex="bold"/>
    </style:style>
    <style:style style:name="T25_2" style:family="text">
      <style:text-properties fo:font-size="26pt" style:font-size-asian="26pt" style:font-size-complex="26pt" fo:font-weight="bold" style:font-weight-asian="bold" style:font-weight-complex="bold"/>
    </style:style>
    <style:style style:name="T25_3" style:family="text">
      <style:text-properties fo:font-size="26pt" style:font-size-asian="26pt" style:font-size-complex="26pt" fo:font-weight="bold" style:font-weight-asian="bold" style:font-weight-complex="bold"/>
    </style:style>
    <style:style style:name="T25_4" style:family="text">
      <style:text-properties fo:font-size="26pt" style:font-size-asian="26pt" style:font-size-complex="26pt" fo:font-weight="bold" style:font-weight-asian="bold" style:font-weight-complex="bold"/>
    </style:style>
    <style:style style:name="T25_5" style:family="text">
      <style:text-properties fo:font-size="26pt" style:font-size-asian="26pt" style:font-size-complex="26pt" fo:font-weight="bold" style:font-weight-asian="bold" style:font-weight-complex="bold"/>
    </style:style>
    <style:style style:name="T25_6" style:family="text">
      <style:text-properties fo:font-size="26pt" style:font-size-asian="26pt" style:font-size-complex="26pt" fo:font-weight="bold" style:font-weight-asian="bold" style:font-weight-complex="bold"/>
    </style:style>
    <style:style style:name="T25_7" style:family="text">
      <style:text-properties fo:font-size="26pt" style:font-size-asian="26pt" style:font-size-complex="26pt" fo:font-weight="bold" style:font-weight-asian="bold" style:font-weight-complex="bold"/>
    </style:style>
    <style:style style:name="T25_8" style:family="text">
      <style:text-properties fo:font-size="26pt" style:font-size-asian="26pt" style:font-size-complex="26pt" fo:font-weight="bold" style:font-weight-asian="bold" style:font-weight-complex="bold"/>
    </style:style>
    <style:style style:name="T25_9" style:family="text">
      <style:text-properties fo:font-size="26pt" style:font-size-asian="26pt" style:font-size-complex="26pt" fo:font-weight="bold" style:font-weight-asian="bold" style:font-weight-complex="bold"/>
    </style:style>
    <style:style style:name="T25_10" style:family="text">
      <style:text-properties fo:font-size="26pt" style:font-size-asian="26pt" style:font-size-complex="26pt" fo:font-weight="bold" style:font-weight-asian="bold" style:font-weight-complex="bold"/>
    </style:style>
    <style:style style:name="P26" style:family="paragraph" style:parent-style-name="Standard">
      <style:paragraph-properties fo:break-before="auto" style:writing-mode="lr-tb"/>
      <style:text-properties fo:font-size="26pt" style:font-size-asian="26pt" style:font-size-complex="26pt" fo:font-weight="bold" style:font-weight-asian="bold" style:font-weight-complex="bold"/>
    </style:style>
    <style:style style:name="P27" style:family="paragraph" style:parent-style-name="Standard">
      <style:paragraph-properties fo:break-before="auto" style:writing-mode="lr-tb"/>
      <style:text-properties fo:font-size="26pt" style:font-size-asian="26pt" style:font-size-complex="26pt" fo:font-weight="bold" style:font-weight-asian="bold" style:font-weight-complex="bold"/>
    </style:style>
    <style:style style:name="P28" style:family="paragraph" style:parent-style-name="Standard">
      <style:paragraph-properties fo:break-before="auto" style:writing-mode="lr-tb"/>
      <style:text-properties fo:font-size="26pt" style:font-size-asian="26pt" style:font-size-complex="26pt" fo:font-weight="bold" style:font-weight-asian="bold" style:font-weight-complex="bold"/>
    </style:style>
    <style:style style:name="P29" style:family="paragraph" style:parent-style-name="Standard">
      <style:paragraph-properties fo:break-before="auto" style:writing-mode="lr-tb"/>
      <style:text-properties fo:font-size="26pt" style:font-size-asian="26pt" style:font-size-complex="26pt" fo:font-weight="bold" style:font-weight-asian="bold" style:font-weight-complex="bold"/>
    </style:style>
    <style:style style:name="P30" style:family="paragraph" style:parent-style-name="Standard">
      <style:paragraph-properties fo:text-align="center" fo:break-before="auto" fo:text-indent="1.101cm" style:writing-mode="lr-tb"/>
      <style:text-properties fo:font-size="26pt" style:font-size-asian="26pt" style:font-size-complex="26pt" fo:font-weight="bold" style:font-weight-asian="bold" style:font-weight-complex="bold"/>
    </style:style>
    <style:style style:name="P31" style:family="paragraph" style:parent-style-name="Standard">
      <style:paragraph-properties fo:text-align="center" fo:break-before="auto" fo:text-indent="1.101cm" style:writing-mode="lr-tb"/>
      <style:text-properties fo:font-size="26pt" style:font-size-asian="26pt" style:font-size-complex="26pt" fo:font-weight="bold" style:font-weight-asian="bold" style:font-weight-complex="bold"/>
    </style:style>
    <style:style style:name="P32" style:family="paragraph" style:parent-style-name="Standard">
      <style:paragraph-properties fo:text-align="center" fo:break-before="auto" fo:text-indent="1.101cm" style:writing-mode="lr-tb"/>
      <style:text-properties fo:font-size="26pt" style:font-size-asian="26pt" style:font-size-complex="26pt" fo:font-weight="bold" style:font-weight-asian="bold" style:font-weight-complex="bold"/>
    </style:style>
    <style:style style:name="P33" style:family="paragraph" style:parent-style-name="Standard">
      <style:paragraph-properties fo:text-align="center" fo:break-before="auto" fo:text-indent="1.101cm" style:writing-mode="lr-tb"/>
    </style:style>
    <style:style style:name="T33_1" style:family="text"/>
    <style:style style:name="T33_2" style:family="text"/>
    <style:style style:name="P34" style:family="paragraph" style:parent-style-name="Standard">
      <style:paragraph-properties fo:text-align="justify" fo:break-before="auto" fo:text-indent="1.101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>
      <style:text-properties fo:font-size="16pt" style:font-size-asian="16pt" style:font-size-complex="16pt"/>
    </style:style>
    <style:style style:name="T34_18" style:family="text">
      <style:text-properties fo:font-size="16pt" style:font-size-asian="16pt" style:font-size-complex="16pt"/>
    </style:style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>
      <style:text-properties style:font-name="Verdana" style:font-name-asian="Verdana" style:font-name-complex="Verdana"/>
    </style:style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>
      <style:text-properties style:font-name="Verdana" style:font-name-asian="Verdana" style:font-name-complex="Verdana"/>
    </style:style>
    <style:style style:name="T34_34" style:family="text"/>
    <style:style style:name="T34_35" style:family="text"/>
    <style:style style:name="T34_36" style:family="text"/>
    <style:style style:name="P35" style:family="paragraph" style:parent-style-name="Standard">
      <style:paragraph-properties fo:text-align="justify" fo:break-before="auto" fo:text-indent="1.249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P36" style:family="paragraph" style:parent-style-name="Standard">
      <style:paragraph-properties fo:text-align="justify" fo:break-before="auto" fo:text-indent="1.27cm" style:writing-mode="lr-tb"/>
    </style:style>
    <style:style style:name="P37" style:family="paragraph" style:parent-style-name="Standard">
      <style:paragraph-properties fo:text-align="justify" fo:break-before="auto" fo:text-indent="1.27cm" style:writing-mode="lr-tb"/>
    </style:style>
    <style:style style:name="P38" style:family="paragraph" style:parent-style-name="Standard">
      <style:paragraph-properties fo:text-align="justify" fo:break-before="auto" fo:text-indent="1.27cm" style:writing-mode="lr-tb"/>
    </style:style>
    <style:style style:name="P39" style:family="paragraph" style:parent-style-name="Standard">
      <style:paragraph-properties fo:text-align="justify" fo:break-before="auto" fo:text-indent="1.27cm" style:writing-mode="lr-tb"/>
    </style:style>
    <style:style style:name="P40" style:family="paragraph" style:parent-style-name="Standard">
      <style:paragraph-properties fo:text-align="justify" fo:break-before="auto" fo:text-indent="1.27cm" style:writing-mode="lr-tb"/>
    </style:style>
    <style:style style:name="P41" style:family="paragraph" style:parent-style-name="Standard">
      <style:paragraph-properties fo:text-align="justify" fo:break-before="auto" fo:text-indent="1.27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P42" style:family="paragraph" style:parent-style-name="Standard">
      <style:paragraph-properties fo:text-align="justify" fo:break-before="auto" fo:text-indent="1.27cm" style:writing-mode="lr-tb"/>
    </style:style>
    <style:style style:name="P43" style:family="paragraph" style:parent-style-name="Standard">
      <style:paragraph-properties fo:text-align="justify" fo:break-before="auto" fo:text-indent="1.27cm" style:writing-mode="lr-tb"/>
    </style:style>
    <style:style style:name="P44" style:family="paragraph" style:parent-style-name="Heading_20_6">
      <style:paragraph-properties fo:break-before="auto" style:writing-mode="lr-tb"/>
    </style:style>
    <style:style style:name="T44_1" style:family="text"/>
    <style:style style:name="P45" style:family="paragraph" style:parent-style-name="Heading_20_6">
      <style:paragraph-properties fo:break-before="auto" style:writing-mode="lr-tb"/>
    </style:style>
    <style:style style:name="P46" style:family="paragraph" style:parent-style-name="Standard">
      <style:paragraph-properties fo:text-align="right" fo:break-before="auto" fo:text-indent="1.249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>
      <style:text-properties fo:font-weight="bold" style:font-weight-asian="bold" style:font-weight-complex="bold"/>
    </style:style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P47" style:family="paragraph" style:parent-style-name="Heading_20_6">
      <style:paragraph-properties fo:break-before="auto" style:writing-mode="lr-tb"/>
    </style:style>
    <style:style style:name="P48" style:family="paragraph" style:parent-style-name="Heading_20_6">
      <style:paragraph-properties fo:break-before="auto" style:writing-mode="lr-tb"/>
    </style:style>
    <style:style style:name="P49" style:family="paragraph" style:parent-style-name="Heading_20_6">
      <style:paragraph-properties fo:break-before="auto" style:writing-mode="lr-tb"/>
    </style:style>
    <style:style style:name="P50" style:family="paragraph" style:parent-style-name="Heading_20_6">
      <style:paragraph-properties fo:break-before="auto" style:writing-mode="lr-tb"/>
    </style:style>
    <style:style style:name="P51" style:family="paragraph" style:parent-style-name="Heading_20_6">
      <style:paragraph-properties fo:break-before="auto" style:writing-mode="lr-tb"/>
    </style:style>
    <style:style style:name="P52" style:family="paragraph" style:parent-style-name="Standard">
      <style:paragraph-properties fo:text-align="right" fo:break-before="auto" fo:text-indent="1.27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P53" style:family="paragraph" style:parent-style-name="Standard">
      <style:paragraph-properties fo:text-align="right" fo:break-before="auto" fo:text-indent="1.27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P54" style:family="paragraph" style:parent-style-name="Standard">
      <style:paragraph-properties fo:text-align="right" fo:break-before="auto" fo:text-indent="1.27cm" style:writing-mode="lr-tb"/>
    </style:style>
    <style:style style:name="P55" style:family="paragraph" style:parent-style-name="Standard">
      <style:paragraph-properties fo:text-align="right" fo:break-before="auto" fo:text-indent="1.27cm" style:writing-mode="lr-tb"/>
    </style:style>
    <style:style style:name="P56" style:family="paragraph" style:parent-style-name="Standard">
      <style:paragraph-properties fo:text-align="center" fo:break-before="auto" fo:text-indent="1.27cm" style:writing-mode="lr-tb"/>
    </style:style>
    <style:style style:name="P57" style:family="paragraph" style:parent-style-name="Standard">
      <style:paragraph-properties fo:text-align="center" fo:break-before="auto" fo:text-indent="1.27cm" style:writing-mode="lr-tb"/>
    </style:style>
    <style:style style:name="P58" style:family="paragraph" style:parent-style-name="Standard">
      <style:paragraph-properties fo:text-align="center" fo:break-before="auto" fo:text-indent="1.27cm" style:writing-mode="lr-tb"/>
    </style:style>
    <style:style style:name="P59" style:family="paragraph" style:parent-style-name="Standard">
      <style:paragraph-properties fo:text-align="center" fo:break-before="auto" fo:text-indent="1.27cm" style:writing-mode="lr-tb"/>
    </style:style>
    <style:style style:name="P60" style:family="paragraph" style:parent-style-name="Standard">
      <style:paragraph-properties fo:text-align="left" fo:break-before="auto" fo:text-indent="0cm" fo:line-height="100%" fo:margin-top="0cm" fo:margin-left="8.742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00%" fo:margin-top="0cm" fo:margin-left="8.742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cm" fo:margin-left="8.742cm" fo:margin-right="0cm" style:writing-mode="lr-tb"/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left="8.742cm" fo:margin-right="0cm" style:writing-mode="lr-tb"/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left="8.742cm" fo:margin-right="0cm" style:writing-mode="lr-tb"/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left="8.742cm" fo:margin-right="0cm" style:writing-mode="lr-tb"/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left="8.742cm" fo:margin-right="0cm" style:writing-mode="lr-tb"/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00%" fo:margin-top="0cm" fo:margin-left="8.742cm" fo:margin-right="0cm" style:writing-mode="lr-tb"/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00%" fo:margin-top="0cm" fo:margin-left="8.742cm" fo:margin-right="0cm" style:writing-mode="lr-tb"/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00%" fo:margin-top="0cm" fo:margin-left="8.742cm" fo:margin-right="0cm" style:writing-mode="lr-tb"/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00%" fo:margin-top="0cm" fo:margin-left="8.742cm" fo:margin-right="0cm" style:writing-mode="lr-tb"/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72" style:family="paragraph" style:parent-style-name="Heading_20_4">
      <style:paragraph-properties fo:text-align="center" fo:break-before="auto" style:writing-mode="lr-tb"/>
    </style:style>
    <style:style style:name="T72_1" style:family="text">
      <style:text-properties fo:font-weight="normal" style:font-weight-asian="normal" style:font-weight-complex="normal"/>
    </style:style>
    <style:style style:name="P73" style:family="paragraph" style:parent-style-name="Standard">
      <style:paragraph-properties fo:text-align="center" fo:break-before="auto" style:writing-mode="lr-tb"/>
      <style:text-properties fo:font-weight="normal" style:font-weight-asian="normal" style:font-weight-complex="normal"/>
    </style:style>
    <style:style style:name="P74" style:family="paragraph" style:parent-style-name="Standard">
      <style:paragraph-properties fo:break-before="auto" style:writing-mode="lr-tb"/>
      <style:text-properties fo:font-weight="normal" style:font-weight-asian="normal" style:font-weight-complex="normal"/>
    </style:style>
    <style:style style:name="P75" style:family="paragraph" style:parent-style-name="Standard">
      <style:paragraph-properties fo:break-before="auto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P7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76_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76_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76_1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76_1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76_1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76_1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76_1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76_1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break-before="auto" fo:text-indent="1.249cm" style:writing-mode="lr-tb"/>
    </style:style>
    <style:style style:name="T77_1" style:family="text"/>
    <style:style style:name="T77_2" style:family="text">
      <style:text-properties style:font-name="Times New Roman" style:font-name-asian="Times New Roman" style:font-name-complex="Times New Roman"/>
    </style:style>
    <style:style style:name="T77_3" style:family="text">
      <style:text-properties style:font-name="Times New Roman" style:font-name-asian="Times New Roman" style:font-name-complex="Times New Roman"/>
    </style:style>
    <style:style style:name="T77_4" style:family="text">
      <style:text-properties style:font-name="Times New Roman" style:font-name-asian="Times New Roman" style:font-name-complex="Times New Roman"/>
    </style:style>
    <style:style style:name="T77_5" style:family="text">
      <style:text-properties style:font-name="Times New Roman" style:font-name-asian="Times New Roman" style:font-name-complex="Times New Roman"/>
    </style:style>
    <style:style style:name="T77_6" style:family="text">
      <style:text-properties style:font-name="Times New Roman" style:font-name-asian="Times New Roman" style:font-name-complex="Times New Roman"/>
    </style:style>
    <style:style style:name="T77_7" style:family="text">
      <style:text-properties style:font-name="Times New Roman" style:font-name-asian="Times New Roman" style:font-name-complex="Times New Roman"/>
    </style:style>
    <style:style style:name="T77_8" style:family="text">
      <style:text-properties style:font-name="Times New Roman" style:font-name-asian="Times New Roman" style:font-name-complex="Times New Roman"/>
    </style:style>
    <style:style style:name="T77_9" style:family="text">
      <style:text-properties style:font-name="Times New Roman" style:font-name-asian="Times New Roman" style:font-name-complex="Times New Roman"/>
    </style:style>
    <style:style style:name="T77_10" style:family="text">
      <style:text-properties style:font-name="Times New Roman" style:font-name-asian="Times New Roman" style:font-name-complex="Times New Roman"/>
    </style:style>
    <style:style style:name="T77_11" style:family="text">
      <style:text-properties style:font-name="Times New Roman" style:font-name-asian="Times New Roman" style:font-name-complex="Times New Roman"/>
    </style:style>
    <style:style style:name="T77_12" style:family="text"/>
    <style:style style:name="P78" style:family="paragraph" style:parent-style-name="Standard">
      <style:paragraph-properties fo:break-before="auto" fo:text-indent="0cm" fo:margin-left="1.249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P79" style:family="paragraph" style:parent-style-name="Standard">
      <style:paragraph-properties fo:break-before="auto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P80" style:family="paragraph" style:parent-style-name="Standard">
      <style:paragraph-properties fo:break-before="auto" style:writing-mode="lr-tb"/>
    </style:style>
    <style:style style:name="T80_1" style:family="text"/>
    <style:style style:name="T80_2" style:family="text">
      <style:text-properties fo:font-style="italic" style:font-style-asian="italic" style:font-style-complex="italic"/>
    </style:style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P81" style:family="paragraph" style:parent-style-name="Standard">
      <style:paragraph-properties fo:text-align="justify" fo:break-before="auto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P82" style:family="paragraph" style:parent-style-name="Standard">
      <style:paragraph-properties fo:text-align="justify" fo:break-before="auto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P83" style:family="paragraph" style:parent-style-name="Standard">
      <style:paragraph-properties fo:text-align="justify" fo:break-before="auto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P84" style:family="paragraph" style:parent-style-name="Standard">
      <style:paragraph-properties fo:text-align="justify" fo:break-before="auto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P85" style:family="paragraph" style:parent-style-name="Standard">
      <style:paragraph-properties fo:text-align="justify" fo:break-before="auto" fo:text-indent="0cm" fo:margin-left="2.54cm" style:writing-mode="lr-tb"/>
    </style:style>
    <style:style style:name="T85_1" style:family="text"/>
    <style:style style:name="T85_2" style:family="text"/>
    <style:style style:name="P86" style:family="paragraph" style:parent-style-name="Standard">
      <style:paragraph-properties fo:text-align="justify" fo:break-before="auto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P87" style:family="paragraph" style:parent-style-name="Standard">
      <style:paragraph-properties fo:text-align="justify" fo:break-before="auto" fo:text-indent="0cm" fo:margin-left="2.54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P88" style:family="paragraph" style:parent-style-name="Standard">
      <style:paragraph-properties fo:text-align="justify" fo:break-before="auto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P89" style:family="paragraph" style:parent-style-name="Heading_20_4">
      <style:paragraph-properties fo:break-before="auto" fo:text-indent="0cm" fo:margin-left="0cm" style:writing-mode="lr-tb"/>
    </style:style>
    <style:style style:name="T89_1" style:family="text">
      <style:text-properties fo:font-weight="normal" style:font-weight-asian="normal" style:font-weight-complex="normal"/>
    </style:style>
    <style:style style:name="T89_2" style:family="text">
      <style:text-properties fo:font-weight="normal" style:font-weight-asian="normal" style:font-weight-complex="normal"/>
    </style:style>
    <style:style style:name="T89_3" style:family="text">
      <style:text-properties fo:font-weight="normal" style:font-weight-asian="normal" style:font-weight-complex="normal"/>
    </style:style>
    <style:style style:name="T89_4" style:family="text">
      <style:text-properties fo:font-weight="normal" style:font-weight-asian="normal" style:font-weight-complex="normal"/>
    </style:style>
    <style:style style:name="T89_5" style:family="text">
      <style:text-properties fo:font-weight="normal" style:font-weight-asian="normal" style:font-weight-complex="normal"/>
    </style:style>
    <style:style style:name="T89_6" style:family="text">
      <style:text-properties fo:font-weight="normal" style:font-weight-asian="normal" style:font-weight-complex="normal"/>
    </style:style>
    <style:style style:name="T89_7" style:family="text">
      <style:text-properties fo:font-weight="normal" style:font-weight-asian="normal" style:font-weight-complex="normal"/>
    </style:style>
    <style:style style:name="T89_8" style:family="text">
      <style:text-properties fo:font-weight="normal" style:font-weight-asian="normal" style:font-weight-complex="normal"/>
    </style:style>
    <style:style style:name="T89_9" style:family="text">
      <style:text-properties fo:font-weight="normal" style:font-weight-asian="normal" style:font-weight-complex="normal"/>
    </style:style>
    <style:style style:name="T89_10" style:family="text">
      <style:text-properties fo:font-weight="normal" style:font-weight-asian="normal" style:font-weight-complex="normal"/>
    </style:style>
    <style:style style:name="P90" style:family="paragraph" style:parent-style-name="Standard">
      <style:paragraph-properties fo:text-align="justify" fo:break-before="auto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P91" style:family="paragraph" style:parent-style-name="Heading_20_4">
      <style:paragraph-properties fo:break-before="auto" fo:text-indent="-2.54cm" fo:margin-left="2.54cm" style:writing-mode="lr-tb"/>
    </style:style>
    <style:style style:name="T91_1" style:family="text">
      <style:text-properties fo:font-weight="normal" style:font-weight-asian="normal" style:font-weight-complex="normal"/>
    </style:style>
    <style:style style:name="T91_2" style:family="text">
      <style:text-properties fo:font-weight="normal" style:font-weight-asian="normal" style:font-weight-complex="normal"/>
    </style:style>
    <style:style style:name="T91_3" style:family="text">
      <style:text-properties fo:font-weight="normal" style:font-weight-asian="normal" style:font-weight-complex="normal"/>
    </style:style>
    <style:style style:name="T91_4" style:family="text">
      <style:text-properties fo:font-weight="normal" style:font-weight-asian="normal" style:font-weight-complex="normal"/>
    </style:style>
    <style:style style:name="T91_5" style:family="text">
      <style:text-properties fo:font-weight="normal" style:font-weight-asian="normal" style:font-weight-complex="normal"/>
    </style:style>
    <style:style style:name="T91_6" style:family="text">
      <style:text-properties fo:font-weight="normal" style:font-weight-asian="normal" style:font-weight-complex="normal"/>
    </style:style>
    <style:style style:name="T91_7" style:family="text">
      <style:text-properties fo:font-weight="normal" style:font-weight-asian="normal" style:font-weight-complex="normal"/>
    </style:style>
    <style:style style:name="T91_8" style:family="text">
      <style:text-properties fo:font-weight="normal" style:font-weight-asian="normal" style:font-weight-complex="normal"/>
    </style:style>
    <style:style style:name="T91_9" style:family="text">
      <style:text-properties fo:font-weight="normal" style:font-weight-asian="normal" style:font-weight-complex="normal"/>
    </style:style>
    <style:style style:name="T91_10" style:family="text">
      <style:text-properties fo:font-weight="normal" style:font-weight-asian="normal" style:font-weight-complex="normal"/>
    </style:style>
    <style:style style:name="T91_11" style:family="text">
      <style:text-properties fo:font-weight="normal" style:font-weight-asian="normal" style:font-weight-complex="normal"/>
    </style:style>
    <style:style style:name="T91_12" style:family="text">
      <style:text-properties fo:font-weight="normal" style:font-weight-asian="normal" style:font-weight-complex="normal"/>
    </style:style>
    <style:style style:name="T91_13" style:family="text">
      <style:text-properties fo:font-weight="normal" style:font-weight-asian="normal" style:font-weight-complex="normal"/>
    </style:style>
    <style:style style:name="T91_14" style:family="text">
      <style:text-properties fo:font-weight="normal" style:font-weight-asian="normal" style:font-weight-complex="normal"/>
    </style:style>
    <style:style style:name="T91_15" style:family="text">
      <style:text-properties fo:font-weight="normal" style:font-weight-asian="normal" style:font-weight-complex="normal"/>
    </style:style>
    <style:style style:name="T91_16" style:family="text">
      <style:text-properties fo:font-weight="normal" style:font-weight-asian="normal" style:font-weight-complex="normal"/>
    </style:style>
    <style:style style:name="P92" style:family="paragraph" style:parent-style-name="Heading_20_4">
      <style:paragraph-properties fo:break-before="auto" fo:text-indent="0.212cm" fo:margin-left="2.117cm" style:writing-mode="lr-tb"/>
    </style:style>
    <style:style style:name="T92_1" style:family="text">
      <style:text-properties fo:font-weight="normal" style:font-weight-asian="normal" style:font-weight-complex="normal"/>
    </style:style>
    <style:style style:name="T92_2" style:family="text">
      <style:text-properties fo:font-weight="normal" style:font-weight-asian="normal" style:font-weight-complex="normal"/>
    </style:style>
    <style:style style:name="T92_3" style:family="text">
      <style:text-properties fo:font-weight="normal" style:font-weight-asian="normal" style:font-weight-complex="normal"/>
    </style:style>
    <style:style style:name="T92_4" style:family="text">
      <style:text-properties fo:font-weight="normal" style:font-weight-asian="normal" style:font-weight-complex="normal"/>
    </style:style>
    <style:style style:name="T92_5" style:family="text">
      <style:text-properties fo:font-weight="normal" style:font-weight-asian="normal" style:font-weight-complex="normal"/>
    </style:style>
    <style:style style:name="T92_6" style:family="text">
      <style:text-properties fo:font-weight="normal" style:font-weight-asian="normal" style:font-weight-complex="normal"/>
    </style:style>
    <style:style style:name="T92_7" style:family="text">
      <style:text-properties fo:font-weight="normal" style:font-weight-asian="normal" style:font-weight-complex="normal"/>
    </style:style>
    <style:style style:name="T92_8" style:family="text">
      <style:text-properties fo:font-weight="normal" style:font-weight-asian="normal" style:font-weight-complex="normal"/>
    </style:style>
    <style:style style:name="T92_9" style:family="text">
      <style:text-properties fo:font-weight="normal" style:font-weight-asian="normal" style:font-weight-complex="normal"/>
    </style:style>
    <style:style style:name="T92_10" style:family="text">
      <style:text-properties fo:font-weight="normal" style:font-weight-asian="normal" style:font-weight-complex="normal"/>
    </style:style>
    <style:style style:name="P93" style:family="paragraph" style:parent-style-name="Standard">
      <style:paragraph-properties fo:break-before="auto" style:writing-mode="lr-tb"/>
      <style:text-properties fo:font-weight="normal" style:font-weight-asian="normal" style:font-weight-complex="normal"/>
    </style:style>
    <style:style style:name="P94" style:family="paragraph" style:parent-style-name="Standard">
      <style:paragraph-properties fo:text-align="left" fo:break-before="auto" fo:text-indent="0cm" fo:line-height="100%" fo:margin-top="0cm" fo:margin-left="8.742cm" fo:margin-right="0cm" style:writing-mode="lr-tb"/>
      <style:text-properties fo:font-weight="normal" style:font-weight-asian="normal" style:font-weight-complex="normal"/>
    </style:style>
    <style:style style:name="P95" style:family="paragraph" style:parent-style-name="Standard">
      <style:paragraph-properties fo:text-align="left" fo:break-before="auto" fo:text-indent="0cm" fo:line-height="100%" fo:margin-top="0cm" fo:margin-left="8.742cm" fo:margin-right="0cm" style:writing-mode="lr-tb"/>
      <style:text-properties fo:font-weight="normal" style:font-weight-asian="normal" style:font-weight-complex="normal"/>
    </style:style>
    <style:style style:name="P96" style:family="paragraph" style:parent-style-name="Standard">
      <style:paragraph-properties fo:text-align="left" fo:break-before="auto" fo:text-indent="0cm" fo:line-height="100%" fo:margin-top="0cm" fo:margin-left="8.742cm" fo:margin-right="0cm" style:writing-mode="lr-tb"/>
      <style:text-properties fo:font-weight="normal" style:font-weight-asian="normal" style:font-weight-complex="normal"/>
    </style:style>
    <style:style style:name="P97" style:family="paragraph" style:parent-style-name="Standard">
      <style:paragraph-properties fo:text-align="left" fo:break-before="auto" fo:text-indent="0cm" fo:line-height="100%" fo:margin-top="0cm" fo:margin-left="8.742cm" fo:margin-right="0cm" style:writing-mode="lr-tb"/>
      <style:text-properties fo:font-weight="normal" style:font-weight-asian="normal" style:font-weight-complex="normal"/>
    </style:style>
    <style:style style:name="P98" style:family="paragraph" style:parent-style-name="Standard">
      <style:paragraph-properties fo:text-align="left" fo:break-before="auto" fo:text-indent="0cm" fo:line-height="100%" fo:margin-top="0cm" fo:margin-left="8.742cm" fo:margin-right="0cm" style:writing-mode="lr-tb"/>
      <style:text-properties fo:font-weight="normal" style:font-weight-asian="normal" style:font-weight-complex="normal"/>
    </style:style>
    <style:style style:name="P99" style:family="paragraph" style:parent-style-name="Standard">
      <style:paragraph-properties fo:text-align="left" fo:break-before="auto" fo:text-indent="0cm" fo:line-height="100%" fo:margin-top="0cm" fo:margin-left="8.742cm" fo:margin-right="0cm" style:writing-mode="lr-tb"/>
      <style:text-properties fo:font-weight="normal" style:font-weight-asian="normal" style:font-weight-complex="normal"/>
    </style:style>
    <style:style style:name="P100" style:family="paragraph" style:parent-style-name="Standard">
      <style:paragraph-properties fo:text-align="left" fo:break-before="auto" fo:text-indent="0cm" fo:line-height="100%" fo:margin-top="0cm" fo:margin-left="8.742cm" fo:margin-right="0cm" style:writing-mode="lr-tb"/>
      <style:text-properties fo:font-weight="normal" style:font-weight-asian="normal" style:font-weight-complex="normal"/>
    </style:style>
    <style:style style:name="P101" style:family="paragraph" style:parent-style-name="Standard">
      <style:paragraph-properties fo:text-align="left" fo:break-before="auto" fo:text-indent="0cm" fo:line-height="100%" fo:margin-top="0cm" fo:margin-left="8.742cm" fo:margin-right="0cm" style:writing-mode="lr-tb"/>
      <style:text-properties fo:font-weight="normal" style:font-weight-asian="normal" style:font-weight-complex="normal"/>
    </style:style>
    <style:style style:name="P102" style:family="paragraph" style:parent-style-name="Standard">
      <style:paragraph-properties fo:text-align="left" fo:break-before="auto" fo:text-indent="0cm" fo:line-height="100%" fo:margin-top="0cm" fo:margin-left="8.742cm" fo:margin-right="0cm" style:writing-mode="lr-tb"/>
      <style:text-properties fo:font-weight="normal" style:font-weight-asian="normal" style:font-weight-complex="normal"/>
    </style:style>
    <style:style style:name="P103" style:family="paragraph" style:parent-style-name="Standard">
      <style:paragraph-properties fo:text-align="left" fo:break-before="auto" fo:text-indent="0cm" fo:line-height="100%" fo:margin-top="0cm" fo:margin-left="8.742cm" fo:margin-right="0cm" style:writing-mode="lr-tb"/>
      <style:text-properties fo:font-weight="normal" style:font-weight-asian="normal" style:font-weight-complex="normal"/>
    </style:style>
    <style:style style:name="P104" style:family="paragraph" style:parent-style-name="Standard">
      <style:paragraph-properties fo:text-align="left" fo:break-before="auto" fo:text-indent="0cm" fo:line-height="100%" fo:margin-top="0cm" fo:margin-left="8.742cm" fo:margin-right="0cm" style:writing-mode="lr-tb"/>
      <style:text-properties fo:font-weight="normal" style:font-weight-asian="normal" style:font-weight-complex="normal"/>
    </style:style>
    <style:style style:name="P105" style:family="paragraph" style:parent-style-name="Standard">
      <style:paragraph-properties fo:text-align="left" fo:break-before="auto" fo:text-indent="0cm" fo:line-height="100%" fo:margin-top="0cm" fo:margin-left="8.742cm" fo:margin-right="0cm" style:writing-mode="lr-tb"/>
      <style:text-properties fo:font-weight="normal" style:font-weight-asian="normal" style:font-weight-complex="normal"/>
    </style:style>
    <style:style style:name="P106" style:family="paragraph" style:parent-style-name="Standard">
      <style:paragraph-properties fo:text-align="left" fo:break-before="auto" fo:text-indent="0cm" fo:line-height="100%" fo:margin-top="0cm" fo:margin-left="8.742cm" fo:margin-right="0cm" style:writing-mode="lr-tb"/>
      <style:text-properties fo:font-weight="normal" style:font-weight-asian="normal" style:font-weight-complex="normal"/>
    </style:style>
    <style:style style:name="P107" style:family="paragraph" style:parent-style-name="Standard">
      <style:paragraph-properties fo:text-align="left" fo:break-before="auto" fo:text-indent="0cm" fo:line-height="100%" fo:margin-top="0cm" fo:margin-left="8.742cm" fo:margin-right="0cm" style:writing-mode="lr-tb"/>
      <style:text-properties fo:font-weight="normal" style:font-weight-asian="normal" style:font-weight-complex="normal"/>
    </style:style>
    <style:style style:name="P108" style:family="paragraph" style:parent-style-name="Standard">
      <style:paragraph-properties fo:text-align="left" fo:break-before="auto" fo:text-indent="0cm" fo:line-height="100%" fo:margin-top="0cm" fo:margin-left="8.742cm" fo:margin-right="0cm" style:writing-mode="lr-tb"/>
      <style:text-properties fo:font-weight="normal" style:font-weight-asian="normal" style:font-weight-complex="normal"/>
    </style:style>
    <style:style style:name="P109" style:family="paragraph" style:parent-style-name="Standard">
      <style:paragraph-properties fo:text-align="left" fo:break-before="auto" fo:text-indent="0cm" fo:line-height="100%" fo:margin-top="0cm" fo:margin-left="8.742cm" fo:margin-right="0cm" style:writing-mode="lr-tb"/>
      <style:text-properties fo:font-weight="normal" style:font-weight-asian="normal" style:font-weight-complex="normal"/>
    </style:style>
    <style:style style:name="P110" style:family="paragraph" style:parent-style-name="Standard">
      <style:paragraph-properties fo:text-align="left" fo:break-before="auto" fo:text-indent="0cm" fo:line-height="100%" fo:margin-top="0cm" fo:margin-left="8.742cm" fo:margin-right="0cm" style:writing-mode="lr-tb"/>
      <style:text-properties fo:font-weight="normal" style:font-weight-asian="normal" style:font-weight-complex="normal"/>
    </style:style>
    <style:style style:name="P111" style:family="paragraph" style:parent-style-name="Standard">
      <style:paragraph-properties fo:text-align="left" fo:break-before="auto" fo:text-indent="0cm" fo:line-height="100%" fo:margin-top="0cm" fo:margin-left="8.742cm" fo:margin-right="0cm" style:writing-mode="lr-tb"/>
      <style:text-properties fo:font-weight="normal" style:font-weight-asian="normal" style:font-weight-complex="normal"/>
    </style:style>
    <style:style style:name="P112" style:family="paragraph" style:parent-style-name="Standard">
      <style:paragraph-properties fo:text-align="left" fo:break-before="auto" fo:text-indent="0cm" fo:line-height="100%" fo:margin-top="0cm" fo:margin-left="8.742cm" fo:margin-right="0cm" style:writing-mode="lr-tb"/>
      <style:text-properties fo:font-weight="normal" style:font-weight-asian="normal" style:font-weight-complex="normal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8.742cm" fo:margin-right="0cm" style:writing-mode="lr-tb"/>
      <style:text-properties fo:font-weight="normal" style:font-weight-asian="normal" style:font-weight-complex="normal"/>
    </style:style>
    <style:style style:name="P114" style:family="paragraph" style:parent-style-name="Heading_20_1">
      <style:paragraph-properties fo:break-before="auto" style:writing-mode="lr-tb"/>
    </style:style>
    <style:style style:name="T114_1" style:family="text">
      <style:text-properties style:font-name="Times New Roman" style:font-name-asian="Times New Roman" style:font-name-complex="Times New Roman"/>
    </style:style>
    <style:style style:name="T114_2" style:family="text">
      <style:text-properties style:font-name="Times New Roman" style:font-name-asian="Times New Roman" style:font-name-complex="Times New Roman"/>
    </style:style>
    <style:style style:name="T114_3" style:family="text">
      <style:text-properties style:font-name="Times New Roman" style:font-name-asian="Times New Roman" style:font-name-complex="Times New Roman"/>
    </style:style>
    <style:style style:name="T114_4" style:family="text">
      <style:text-properties style:font-name="Times New Roman" style:font-name-asian="Times New Roman" style:font-name-complex="Times New Roman"/>
    </style:style>
    <style:style style:name="P115" style:family="paragraph" style:parent-style-name="Standard">
      <style:paragraph-properties fo:text-align="center" fo:break-before="auto" style:writing-mode="lr-tb"/>
      <style:text-properties style:font-name="Times New Roman" style:font-name-asian="Times New Roman" style:font-name-complex="Times New Roman"/>
    </style:style>
    <style:style style:name="P116" style:family="paragraph" style:parent-style-name="Standard">
      <style:paragraph-properties fo:text-align="justify" fo:break-before="auto" fo:text-indent="1.249cm" style:writing-mode="lr-tb"/>
    </style:style>
    <style:style style:name="T116_1" style:family="text">
      <style:text-properties style:font-name="Times New Roman" style:font-name-asian="Times New Roman" style:font-name-complex="Times New Roman"/>
    </style:style>
    <style:style style:name="T116_2" style:family="text">
      <style:text-properties style:font-name="Times New Roman" style:font-name-asian="Times New Roman" style:font-name-complex="Times New Roman"/>
    </style:style>
    <style:style style:name="T116_3" style:family="text">
      <style:text-properties style:font-name="Times New Roman" style:font-name-asian="Times New Roman" style:font-name-complex="Times New Roman"/>
    </style:style>
    <style:style style:name="T116_4" style:family="text">
      <style:text-properties style:font-name="Times New Roman" style:font-name-asian="Times New Roman" style:font-name-complex="Times New Roman"/>
    </style:style>
    <style:style style:name="T116_5" style:family="text">
      <style:text-properties style:font-name="Times New Roman" style:font-name-asian="Times New Roman" style:font-name-complex="Times New Roman"/>
    </style:style>
    <style:style style:name="T116_6" style:family="text">
      <style:text-properties style:font-name="Times New Roman" style:font-name-asian="Times New Roman" style:font-name-complex="Times New Roman"/>
    </style:style>
    <style:style style:name="T116_7" style:family="text">
      <style:text-properties style:font-name="Times New Roman" style:font-name-asian="Times New Roman" style:font-name-complex="Times New Roman"/>
    </style:style>
    <style:style style:name="T116_8" style:family="text">
      <style:text-properties style:font-name="Times New Roman" style:font-name-asian="Times New Roman" style:font-name-complex="Times New Roman"/>
    </style:style>
    <style:style style:name="T116_9" style:family="text">
      <style:text-properties style:font-name="Times New Roman" style:font-name-asian="Times New Roman" style:font-name-complex="Times New Roman"/>
    </style:style>
    <style:style style:name="T116_10" style:family="text">
      <style:text-properties style:font-name="Times New Roman" style:font-name-asian="Times New Roman" style:font-name-complex="Times New Roman"/>
    </style:style>
    <style:style style:name="T116_11" style:family="text">
      <style:text-properties style:font-name="Times New Roman" style:font-name-asian="Times New Roman" style:font-name-complex="Times New Roman"/>
    </style:style>
    <style:style style:name="T116_12" style:family="text">
      <style:text-properties style:font-name="Times New Roman" style:font-name-asian="Times New Roman" style:font-name-complex="Times New Roman"/>
    </style:style>
    <style:style style:name="T116_13" style:family="text">
      <style:text-properties style:font-name="Times New Roman" style:font-name-asian="Times New Roman" style:font-name-complex="Times New Roman"/>
    </style:style>
    <style:style style:name="T116_14" style:family="text">
      <style:text-properties style:font-name="Times New Roman" style:font-name-asian="Times New Roman" style:font-name-complex="Times New Roman"/>
    </style:style>
    <style:style style:name="T116_15" style:family="text">
      <style:text-properties style:font-name="Times New Roman" style:font-name-asian="Times New Roman" style:font-name-complex="Times New Roman"/>
    </style:style>
    <style:style style:name="T116_16" style:family="text">
      <style:text-properties style:font-name="Times New Roman" style:font-name-asian="Times New Roman" style:font-name-complex="Times New Roman"/>
    </style:style>
    <style:style style:name="T116_17" style:family="text">
      <style:text-properties style:font-name="Times New Roman" style:font-name-asian="Times New Roman" style:font-name-complex="Times New Roman"/>
    </style:style>
    <style:style style:name="T116_18" style:family="text">
      <style:text-properties style:font-name="Times New Roman" style:font-name-asian="Times New Roman" style:font-name-complex="Times New Roman"/>
    </style:style>
    <style:style style:name="T116_19" style:family="text">
      <style:text-properties style:font-name="Times New Roman" style:font-name-asian="Times New Roman" style:font-name-complex="Times New Roman"/>
    </style:style>
    <style:style style:name="T116_20" style:family="text">
      <style:text-properties style:font-name="Times New Roman" style:font-name-asian="Times New Roman" style:font-name-complex="Times New Roman"/>
    </style:style>
    <style:style style:name="T116_21" style:family="text">
      <style:text-properties style:font-name="Times New Roman" style:font-name-asian="Times New Roman" style:font-name-complex="Times New Roman"/>
    </style:style>
    <style:style style:name="T116_22" style:family="text">
      <style:text-properties style:font-name="Times New Roman" style:font-name-asian="Times New Roman" style:font-name-complex="Times New Roman"/>
    </style:style>
    <style:style style:name="T116_23" style:family="text">
      <style:text-properties style:font-name="Times New Roman" style:font-name-asian="Times New Roman" style:font-name-complex="Times New Roman"/>
    </style:style>
    <style:style style:name="T116_24" style:family="text">
      <style:text-properties style:font-name="Times New Roman" style:font-name-asian="Times New Roman" style:font-name-complex="Times New Roman"/>
    </style:style>
    <style:style style:name="T116_25" style:family="text">
      <style:text-properties style:font-name="Times New Roman" style:font-name-asian="Times New Roman" style:font-name-complex="Times New Roman"/>
    </style:style>
    <style:style style:name="T116_26" style:family="text">
      <style:text-properties style:font-name="Times New Roman" style:font-name-asian="Times New Roman" style:font-name-complex="Times New Roman"/>
    </style:style>
    <style:style style:name="T116_27" style:family="text">
      <style:text-properties style:font-name="Times New Roman" style:font-name-asian="Times New Roman" style:font-name-complex="Times New Roman"/>
    </style:style>
    <style:style style:name="T116_28" style:family="text">
      <style:text-properties style:font-name="Times New Roman" style:font-name-asian="Times New Roman" style:font-name-complex="Times New Roman"/>
    </style:style>
    <style:style style:name="T116_29" style:family="text">
      <style:text-properties style:font-name="Times New Roman" style:font-name-asian="Times New Roman" style:font-name-complex="Times New Roman"/>
    </style:style>
    <style:style style:name="T116_30" style:family="text">
      <style:text-properties style:font-name="Times New Roman" style:font-name-asian="Times New Roman" style:font-name-complex="Times New Roman"/>
    </style:style>
    <style:style style:name="T116_31" style:family="text">
      <style:text-properties style:font-name="Times New Roman" style:font-name-asian="Times New Roman" style:font-name-complex="Times New Roman"/>
    </style:style>
    <style:style style:name="T116_32" style:family="text">
      <style:text-properties style:font-name="Times New Roman" style:font-name-asian="Times New Roman" style:font-name-complex="Times New Roman"/>
    </style:style>
    <style:style style:name="T116_33" style:family="text">
      <style:text-properties style:font-name="Times New Roman" style:font-name-asian="Times New Roman" style:font-name-complex="Times New Roman"/>
    </style:style>
    <style:style style:name="T116_34" style:family="text">
      <style:text-properties style:font-name="Times New Roman" style:font-name-asian="Times New Roman" style:font-name-complex="Times New Roman"/>
    </style:style>
    <style:style style:name="P117" style:family="paragraph" style:parent-style-name="Standard">
      <style:paragraph-properties fo:text-align="justify" fo:break-before="auto" fo:text-indent="1.249cm" style:writing-mode="lr-tb"/>
    </style:style>
    <style:style style:name="T117_1" style:family="text">
      <style:text-properties style:font-name="Times New Roman" style:font-name-asian="Times New Roman" style:font-name-complex="Times New Roman"/>
    </style:style>
    <style:style style:name="T117_2" style:family="text">
      <style:text-properties style:font-name="Times New Roman" style:font-name-asian="Times New Roman" style:font-name-complex="Times New Roman"/>
    </style:style>
    <style:style style:name="T117_3" style:family="text">
      <style:text-properties style:font-name="Times New Roman" style:font-name-asian="Times New Roman" style:font-name-complex="Times New Roman"/>
    </style:style>
    <style:style style:name="T117_4" style:family="text">
      <style:text-properties style:font-name="Times New Roman" style:font-name-asian="Times New Roman" style:font-name-complex="Times New Roman"/>
    </style:style>
    <style:style style:name="T117_5" style:family="text">
      <style:text-properties style:font-name="Times New Roman" style:font-name-asian="Times New Roman" style:font-name-complex="Times New Roman"/>
    </style:style>
    <style:style style:name="T117_6" style:family="text">
      <style:text-properties style:font-name="Times New Roman" style:font-name-asian="Times New Roman" style:font-name-complex="Times New Roman"/>
    </style:style>
    <style:style style:name="T117_7" style:family="text">
      <style:text-properties style:font-name="Times New Roman" style:font-name-asian="Times New Roman" style:font-name-complex="Times New Roman"/>
    </style:style>
    <style:style style:name="T117_8" style:family="text">
      <style:text-properties style:font-name="Times New Roman" style:font-name-asian="Times New Roman" style:font-name-complex="Times New Roman"/>
    </style:style>
    <style:style style:name="T117_9" style:family="text">
      <style:text-properties style:font-name="Times New Roman" style:font-name-asian="Times New Roman" style:font-name-complex="Times New Roman"/>
    </style:style>
    <style:style style:name="T117_10" style:family="text">
      <style:text-properties style:font-name="Times New Roman" style:font-name-asian="Times New Roman" style:font-name-complex="Times New Roman"/>
    </style:style>
    <style:style style:name="T117_11" style:family="text">
      <style:text-properties style:font-name="Times New Roman" style:font-name-asian="Times New Roman" style:font-name-complex="Times New Roman"/>
    </style:style>
    <style:style style:name="T117_12" style:family="text">
      <style:text-properties style:font-name="Times New Roman" style:font-name-asian="Times New Roman" style:font-name-complex="Times New Roman"/>
    </style:style>
    <style:style style:name="T117_13" style:family="text">
      <style:text-properties style:font-name="Times New Roman" style:font-name-asian="Times New Roman" style:font-name-complex="Times New Roman"/>
    </style:style>
    <style:style style:name="T117_14" style:family="text">
      <style:text-properties style:font-name="Times New Roman" style:font-name-asian="Times New Roman" style:font-name-complex="Times New Roman"/>
    </style:style>
    <style:style style:name="T117_15" style:family="text">
      <style:text-properties style:font-name="Times New Roman" style:font-name-asian="Times New Roman" style:font-name-complex="Times New Roman"/>
    </style:style>
    <style:style style:name="T117_16" style:family="text">
      <style:text-properties style:font-name="Times New Roman" style:font-name-asian="Times New Roman" style:font-name-complex="Times New Roman"/>
    </style:style>
    <style:style style:name="T117_17" style:family="text">
      <style:text-properties style:font-name="Times New Roman" style:font-name-asian="Times New Roman" style:font-name-complex="Times New Roman"/>
    </style:style>
    <style:style style:name="T117_18" style:family="text">
      <style:text-properties style:font-name="Times New Roman" style:font-name-asian="Times New Roman" style:font-name-complex="Times New Roman"/>
    </style:style>
    <style:style style:name="T117_19" style:family="text">
      <style:text-properties style:font-name="Times New Roman" style:font-name-asian="Times New Roman" style:font-name-complex="Times New Roman"/>
    </style:style>
    <style:style style:name="T117_20" style:family="text">
      <style:text-properties style:font-name="Times New Roman" style:font-name-asian="Times New Roman" style:font-name-complex="Times New Roman"/>
    </style:style>
    <style:style style:name="T117_21" style:family="text">
      <style:text-properties style:font-name="Times New Roman" style:font-name-asian="Times New Roman" style:font-name-complex="Times New Roman"/>
    </style:style>
    <style:style style:name="T117_22" style:family="text">
      <style:text-properties style:font-name="Times New Roman" style:font-name-asian="Times New Roman" style:font-name-complex="Times New Roman"/>
    </style:style>
    <style:style style:name="T117_23" style:family="text">
      <style:text-properties style:font-name="Times New Roman" style:font-name-asian="Times New Roman" style:font-name-complex="Times New Roman"/>
    </style:style>
    <style:style style:name="T117_24" style:family="text">
      <style:text-properties style:font-name="Times New Roman" style:font-name-asian="Times New Roman" style:font-name-complex="Times New Roman"/>
    </style:style>
    <style:style style:name="T117_25" style:family="text">
      <style:text-properties style:font-name="Times New Roman" style:font-name-asian="Times New Roman" style:font-name-complex="Times New Roman"/>
    </style:style>
    <style:style style:name="T117_26" style:family="text">
      <style:text-properties style:font-name="Times New Roman" style:font-name-asian="Times New Roman" style:font-name-complex="Times New Roman"/>
    </style:style>
    <style:style style:name="T117_27" style:family="text">
      <style:text-properties style:font-name="Times New Roman" style:font-name-asian="Times New Roman" style:font-name-complex="Times New Roman"/>
    </style:style>
    <style:style style:name="T117_28" style:family="text">
      <style:text-properties style:font-name="Times New Roman" style:font-name-asian="Times New Roman" style:font-name-complex="Times New Roman"/>
    </style:style>
    <style:style style:name="T117_29" style:family="text">
      <style:text-properties style:font-name="Times New Roman" style:font-name-asian="Times New Roman" style:font-name-complex="Times New Roman"/>
    </style:style>
    <style:style style:name="T117_30" style:family="text">
      <style:text-properties style:font-name="Times New Roman" style:font-name-asian="Times New Roman" style:font-name-complex="Times New Roman"/>
    </style:style>
    <style:style style:name="T117_31" style:family="text">
      <style:text-properties style:font-name="Times New Roman" style:font-name-asian="Times New Roman" style:font-name-complex="Times New Roman"/>
    </style:style>
    <style:style style:name="T117_32" style:family="text">
      <style:text-properties style:font-name="Times New Roman" style:font-name-asian="Times New Roman" style:font-name-complex="Times New Roman"/>
    </style:style>
    <style:style style:name="T117_33" style:family="text">
      <style:text-properties style:font-name="Times New Roman" style:font-name-asian="Times New Roman" style:font-name-complex="Times New Roman"/>
    </style:style>
    <style:style style:name="T117_34" style:family="text">
      <style:text-properties style:font-name="Times New Roman" style:font-name-asian="Times New Roman" style:font-name-complex="Times New Roman"/>
    </style:style>
    <style:style style:name="T117_35" style:family="text">
      <style:text-properties style:font-name="Times New Roman" style:font-name-asian="Times New Roman" style:font-name-complex="Times New Roman"/>
    </style:style>
    <style:style style:name="T117_36" style:family="text">
      <style:text-properties style:font-name="Times New Roman" style:font-name-asian="Times New Roman" style:font-name-complex="Times New Roman"/>
    </style:style>
    <style:style style:name="T117_37" style:family="text">
      <style:text-properties style:font-name="Times New Roman" style:font-name-asian="Times New Roman" style:font-name-complex="Times New Roman"/>
    </style:style>
    <style:style style:name="T117_38" style:family="text">
      <style:text-properties style:font-name="Times New Roman" style:font-name-asian="Times New Roman" style:font-name-complex="Times New Roman"/>
    </style:style>
    <style:style style:name="T117_39" style:family="text">
      <style:text-properties style:font-name="Times New Roman" style:font-name-asian="Times New Roman" style:font-name-complex="Times New Roman"/>
    </style:style>
    <style:style style:name="T117_40" style:family="text">
      <style:text-properties style:font-name="Times New Roman" style:font-name-asian="Times New Roman" style:font-name-complex="Times New Roman"/>
    </style:style>
    <style:style style:name="T117_41" style:family="text">
      <style:text-properties style:font-name="Times New Roman" style:font-name-asian="Times New Roman" style:font-name-complex="Times New Roman"/>
    </style:style>
    <style:style style:name="T117_42" style:family="text">
      <style:text-properties style:font-name="Times New Roman" style:font-name-asian="Times New Roman" style:font-name-complex="Times New Roman"/>
    </style:style>
    <style:style style:name="T117_43" style:family="text">
      <style:text-properties style:font-name="Times New Roman" style:font-name-asian="Times New Roman" style:font-name-complex="Times New Roman"/>
    </style:style>
    <style:style style:name="T117_44" style:family="text">
      <style:text-properties style:font-name="Times New Roman" style:font-name-asian="Times New Roman" style:font-name-complex="Times New Roman"/>
    </style:style>
    <style:style style:name="T117_45" style:family="text">
      <style:text-properties style:font-name="Times New Roman" style:font-name-asian="Times New Roman" style:font-name-complex="Times New Roman"/>
    </style:style>
    <style:style style:name="T117_46" style:family="text">
      <style:text-properties style:font-name="Times New Roman" style:font-name-asian="Times New Roman" style:font-name-complex="Times New Roman"/>
    </style:style>
    <style:style style:name="T117_47" style:family="text">
      <style:text-properties style:font-name="Times New Roman" style:font-name-asian="Times New Roman" style:font-name-complex="Times New Roman"/>
    </style:style>
    <style:style style:name="T117_48" style:family="text">
      <style:text-properties style:font-name="Times New Roman" style:font-name-asian="Times New Roman" style:font-name-complex="Times New Roman"/>
    </style:style>
    <style:style style:name="T117_49" style:family="text">
      <style:text-properties style:font-name="Times New Roman" style:font-name-asian="Times New Roman" style:font-name-complex="Times New Roman"/>
    </style:style>
    <style:style style:name="T117_50" style:family="text">
      <style:text-properties style:font-name="Times New Roman" style:font-name-asian="Times New Roman" style:font-name-complex="Times New Roman"/>
    </style:style>
    <style:style style:name="T117_51" style:family="text">
      <style:text-properties style:font-name="Times New Roman" style:font-name-asian="Times New Roman" style:font-name-complex="Times New Roman"/>
    </style:style>
    <style:style style:name="T117_52" style:family="text">
      <style:text-properties style:font-name="Times New Roman" style:font-name-asian="Times New Roman" style:font-name-complex="Times New Roman"/>
    </style:style>
    <style:style style:name="T117_53" style:family="text">
      <style:text-properties style:font-name="Times New Roman" style:font-name-asian="Times New Roman" style:font-name-complex="Times New Roman"/>
    </style:style>
    <style:style style:name="T117_54" style:family="text">
      <style:text-properties style:font-name="Times New Roman" style:font-name-asian="Times New Roman" style:font-name-complex="Times New Roman"/>
    </style:style>
    <style:style style:name="T117_55" style:family="text">
      <style:text-properties style:font-name="Times New Roman" style:font-name-asian="Times New Roman" style:font-name-complex="Times New Roman"/>
    </style:style>
    <style:style style:name="T117_56" style:family="text">
      <style:text-properties style:font-name="Times New Roman" style:font-name-asian="Times New Roman" style:font-name-complex="Times New Roman"/>
    </style:style>
    <style:style style:name="T117_57" style:family="text">
      <style:text-properties style:font-name="Times New Roman" style:font-name-asian="Times New Roman" style:font-name-complex="Times New Roman"/>
    </style:style>
    <style:style style:name="T117_58" style:family="text">
      <style:text-properties style:font-name="Times New Roman" style:font-name-asian="Times New Roman" style:font-name-complex="Times New Roman"/>
    </style:style>
    <style:style style:name="T117_59" style:family="text">
      <style:text-properties style:font-name="Times New Roman" style:font-name-asian="Times New Roman" style:font-name-complex="Times New Roman"/>
    </style:style>
    <style:style style:name="T117_60" style:family="text">
      <style:text-properties style:font-name="Times New Roman" style:font-name-asian="Times New Roman" style:font-name-complex="Times New Roman"/>
    </style:style>
    <style:style style:name="T117_61" style:family="text">
      <style:text-properties style:font-name="Times New Roman" style:font-name-asian="Times New Roman" style:font-name-complex="Times New Roman"/>
    </style:style>
    <style:style style:name="T117_62" style:family="text">
      <style:text-properties style:font-name="Times New Roman" style:font-name-asian="Times New Roman" style:font-name-complex="Times New Roman"/>
    </style:style>
    <style:style style:name="T117_63" style:family="text">
      <style:text-properties style:font-name="Times New Roman" style:font-name-asian="Times New Roman" style:font-name-complex="Times New Roman"/>
    </style:style>
    <style:style style:name="T117_64" style:family="text">
      <style:text-properties style:font-name="Times New Roman" style:font-name-asian="Times New Roman" style:font-name-complex="Times New Roman"/>
    </style:style>
    <style:style style:name="T117_65" style:family="text">
      <style:text-properties style:font-name="Times New Roman" style:font-name-asian="Times New Roman" style:font-name-complex="Times New Roman"/>
    </style:style>
    <style:style style:name="T117_66" style:family="text">
      <style:text-properties style:font-name="Times New Roman" style:font-name-asian="Times New Roman" style:font-name-complex="Times New Roman"/>
    </style:style>
    <style:style style:name="T117_67" style:family="text">
      <style:text-properties style:font-name="Times New Roman" style:font-name-asian="Times New Roman" style:font-name-complex="Times New Roman"/>
    </style:style>
    <style:style style:name="T117_68" style:family="text">
      <style:text-properties style:font-name="Times New Roman" style:font-name-asian="Times New Roman" style:font-name-complex="Times New Roman"/>
    </style:style>
    <style:style style:name="T117_69" style:family="text">
      <style:text-properties style:font-name="Times New Roman" style:font-name-asian="Times New Roman" style:font-name-complex="Times New Roman"/>
    </style:style>
    <style:style style:name="T117_70" style:family="text">
      <style:text-properties style:font-name="Times New Roman" style:font-name-asian="Times New Roman" style:font-name-complex="Times New Roman"/>
    </style:style>
    <style:style style:name="T117_71" style:family="text">
      <style:text-properties style:font-name="Times New Roman" style:font-name-asian="Times New Roman" style:font-name-complex="Times New Roman"/>
    </style:style>
    <style:style style:name="T117_72" style:family="text">
      <style:text-properties style:font-name="Times New Roman" style:font-name-asian="Times New Roman" style:font-name-complex="Times New Roman"/>
    </style:style>
    <style:style style:name="T117_73" style:family="text">
      <style:text-properties style:font-name="Times New Roman" style:font-name-asian="Times New Roman" style:font-name-complex="Times New Roman"/>
    </style:style>
    <style:style style:name="T117_74" style:family="text">
      <style:text-properties style:font-name="Times New Roman" style:font-name-asian="Times New Roman" style:font-name-complex="Times New Roman"/>
    </style:style>
    <style:style style:name="T117_75" style:family="text">
      <style:text-properties style:font-name="Times New Roman" style:font-name-asian="Times New Roman" style:font-name-complex="Times New Roman"/>
    </style:style>
    <style:style style:name="T117_76" style:family="text">
      <style:text-properties style:font-name="Times New Roman" style:font-name-asian="Times New Roman" style:font-name-complex="Times New Roman"/>
    </style:style>
    <style:style style:name="T117_77" style:family="text">
      <style:text-properties style:font-name="Times New Roman" style:font-name-asian="Times New Roman" style:font-name-complex="Times New Roman"/>
    </style:style>
    <style:style style:name="T117_78" style:family="text">
      <style:text-properties style:font-name="Times New Roman" style:font-name-asian="Times New Roman" style:font-name-complex="Times New Roman"/>
    </style:style>
    <style:style style:name="P118" style:family="paragraph" style:parent-style-name="Standard">
      <style:paragraph-properties fo:text-align="justify" fo:break-before="auto" fo:text-indent="1.101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T118_33" style:family="text"/>
    <style:style style:name="T118_34" style:family="text"/>
    <style:style style:name="T118_35" style:family="text"/>
    <style:style style:name="T118_36" style:family="text"/>
    <style:style style:name="T118_37" style:family="text"/>
    <style:style style:name="T118_38" style:family="text"/>
    <style:style style:name="T118_39" style:family="text"/>
    <style:style style:name="T118_40" style:family="text"/>
    <style:style style:name="T118_41" style:family="text"/>
    <style:style style:name="T118_42" style:family="text"/>
    <style:style style:name="T118_43" style:family="text"/>
    <style:style style:name="T118_44" style:family="text"/>
    <style:style style:name="T118_45" style:family="text"/>
    <style:style style:name="T118_46" style:family="text"/>
    <style:style style:name="T118_47" style:family="text"/>
    <style:style style:name="T118_48" style:family="text"/>
    <style:style style:name="T118_49" style:family="text"/>
    <style:style style:name="T118_50" style:family="text"/>
    <style:style style:name="T118_51" style:family="text"/>
    <style:style style:name="T118_52" style:family="text"/>
    <style:style style:name="P119" style:family="paragraph" style:parent-style-name="Standard">
      <style:paragraph-properties fo:text-align="justify" fo:break-before="auto" fo:text-indent="1.101cm" style:writing-mode="lr-tb"/>
    </style:style>
    <style:style style:name="T119_1" style:family="text">
      <style:text-properties style:font-name="Verdana" style:font-name-asian="Verdana" style:font-name-complex="Verdana"/>
    </style:style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P120" style:family="paragraph" style:parent-style-name="Standard">
      <style:paragraph-properties fo:text-align="justify" fo:break-before="auto" fo:text-indent="1.101cm" style:writing-mode="lr-tb"/>
    </style:style>
    <style:style style:name="T120_1" style:family="text"/>
    <style:style style:name="T120_2" style:family="text">
      <style:text-properties style:font-name="Verdana" style:font-name-asian="Verdana" style:font-name-complex="Verdana"/>
    </style:style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P121" style:family="paragraph" style:parent-style-name="Standard">
      <style:paragraph-properties fo:text-align="justify" fo:break-before="auto" fo:text-indent="1.101cm" style:writing-mode="lr-tb"/>
    </style:style>
    <style:style style:name="T121_1" style:family="text">
      <style:text-properties style:font-name="Verdana" style:font-name-asian="Verdana" style:font-name-complex="Verdana"/>
    </style:style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P122" style:family="paragraph" style:parent-style-name="Standard">
      <style:paragraph-properties fo:text-align="justify" fo:break-before="auto" fo:text-indent="1.101cm" style:writing-mode="lr-tb"/>
    </style:style>
    <style:style style:name="T122_1" style:family="text">
      <style:text-properties style:font-name="Verdana" style:font-name-asian="Verdana" style:font-name-complex="Verdana"/>
    </style:style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P123" style:family="paragraph" style:parent-style-name="Standard">
      <style:paragraph-properties fo:text-align="justify" fo:break-before="auto" fo:text-indent="1.101cm" style:writing-mode="lr-tb"/>
    </style:style>
    <style:style style:name="T123_1" style:family="text">
      <style:text-properties style:font-name="Verdana" style:font-name-asian="Verdana" style:font-name-complex="Verdana"/>
    </style:style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T123_27" style:family="text"/>
    <style:style style:name="T123_28" style:family="text"/>
    <style:style style:name="T123_29" style:family="text"/>
    <style:style style:name="T123_30" style:family="text"/>
    <style:style style:name="T123_31" style:family="text"/>
    <style:style style:name="T123_32" style:family="text"/>
    <style:style style:name="T123_33" style:family="text"/>
    <style:style style:name="T123_34" style:family="text"/>
    <style:style style:name="P124" style:family="paragraph" style:parent-style-name="Standard">
      <style:paragraph-properties fo:text-align="justify" fo:break-before="auto" fo:text-indent="1.101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P125" style:family="paragraph" style:parent-style-name="Standard">
      <style:paragraph-properties fo:text-align="justify" fo:break-before="auto" fo:text-indent="1.101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/>
    <style:style style:name="T125_38" style:family="text"/>
    <style:style style:name="T125_39" style:family="text"/>
    <style:style style:name="T125_40" style:family="text"/>
    <style:style style:name="T125_41" style:family="text"/>
    <style:style style:name="T125_42" style:family="text"/>
    <style:style style:name="T125_43" style:family="text"/>
    <style:style style:name="T125_44" style:family="text"/>
    <style:style style:name="T125_45" style:family="text"/>
    <style:style style:name="T125_46" style:family="text"/>
    <style:style style:name="T125_47" style:family="text"/>
    <style:style style:name="T125_48" style:family="text"/>
    <style:style style:name="T125_49" style:family="text"/>
    <style:style style:name="T125_50" style:family="text"/>
    <style:style style:name="T125_51" style:family="text"/>
    <style:style style:name="T125_52" style:family="text"/>
    <style:style style:name="T125_53" style:family="text"/>
    <style:style style:name="T125_54" style:family="text"/>
    <style:style style:name="T125_55" style:family="text"/>
    <style:style style:name="T125_56" style:family="text"/>
    <style:style style:name="T125_57" style:family="text"/>
    <style:style style:name="T125_58" style:family="text"/>
    <style:style style:name="T125_59" style:family="text"/>
    <style:style style:name="T125_60" style:family="text"/>
    <style:style style:name="T125_61" style:family="text"/>
    <style:style style:name="T125_62" style:family="text"/>
    <style:style style:name="T125_63" style:family="text"/>
    <style:style style:name="T125_64" style:family="text"/>
    <style:style style:name="T125_65" style:family="text"/>
    <style:style style:name="T125_66" style:family="text"/>
    <style:style style:name="T125_67" style:family="text"/>
    <style:style style:name="T125_68" style:family="text"/>
    <style:style style:name="T125_69" style:family="text"/>
    <style:style style:name="T125_70" style:family="text"/>
    <style:style style:name="T125_71" style:family="text"/>
    <style:style style:name="T125_72" style:family="text"/>
    <style:style style:name="T125_73" style:family="text"/>
    <style:style style:name="T125_74" style:family="text"/>
    <style:style style:name="T125_75" style:family="text"/>
    <style:style style:name="T125_76" style:family="text"/>
    <style:style style:name="T125_77" style:family="text"/>
    <style:style style:name="T125_78" style:family="text"/>
    <style:style style:name="T125_79" style:family="text"/>
    <style:style style:name="T125_80" style:family="text"/>
    <style:style style:name="T125_81" style:family="text"/>
    <style:style style:name="T125_82" style:family="text"/>
    <style:style style:name="T125_83" style:family="text"/>
    <style:style style:name="T125_84" style:family="text"/>
    <style:style style:name="T125_85" style:family="text"/>
    <style:style style:name="T125_86" style:family="text"/>
    <style:style style:name="T125_87" style:family="text"/>
    <style:style style:name="T125_88" style:family="text"/>
    <style:style style:name="T125_89" style:family="text"/>
    <style:style style:name="T125_90" style:family="text"/>
    <style:style style:name="T125_91" style:family="text"/>
    <style:style style:name="T125_92" style:family="text"/>
    <style:style style:name="T125_93" style:family="text"/>
    <style:style style:name="T125_94" style:family="text"/>
    <style:style style:name="T125_95" style:family="text"/>
    <style:style style:name="T125_96" style:family="text"/>
    <style:style style:name="T125_97" style:family="text"/>
    <style:style style:name="T125_98" style:family="text"/>
    <style:style style:name="P126" style:family="paragraph" style:parent-style-name="Standard">
      <style:paragraph-properties fo:text-align="justify" fo:break-before="auto" fo:text-indent="1.101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T126_28" style:family="text"/>
    <style:style style:name="T126_29" style:family="text"/>
    <style:style style:name="T126_30" style:family="text"/>
    <style:style style:name="T126_31" style:family="text"/>
    <style:style style:name="T126_32" style:family="text"/>
    <style:style style:name="T126_33" style:family="text"/>
    <style:style style:name="T126_34" style:family="text"/>
    <style:style style:name="T126_35" style:family="text"/>
    <style:style style:name="T126_36" style:family="text"/>
    <style:style style:name="T126_37" style:family="text"/>
    <style:style style:name="T126_38" style:family="text"/>
    <style:style style:name="T126_39" style:family="text"/>
    <style:style style:name="T126_40" style:family="text"/>
    <style:style style:name="T126_41" style:family="text"/>
    <style:style style:name="T126_42" style:family="text"/>
    <style:style style:name="T126_43" style:family="text"/>
    <style:style style:name="T126_44" style:family="text"/>
    <style:style style:name="T126_45" style:family="text"/>
    <style:style style:name="T126_46" style:family="text"/>
    <style:style style:name="T126_47" style:family="text"/>
    <style:style style:name="T126_48" style:family="text"/>
    <style:style style:name="T126_49" style:family="text"/>
    <style:style style:name="T126_50" style:family="text"/>
    <style:style style:name="T126_51" style:family="text"/>
    <style:style style:name="T126_52" style:family="text"/>
    <style:style style:name="T126_53" style:family="text"/>
    <style:style style:name="T126_54" style:family="text"/>
    <style:style style:name="T126_55" style:family="text"/>
    <style:style style:name="T126_56" style:family="text"/>
    <style:style style:name="T126_57" style:family="text"/>
    <style:style style:name="T126_58" style:family="text"/>
    <style:style style:name="T126_59" style:family="text"/>
    <style:style style:name="T126_60" style:family="text"/>
    <style:style style:name="T126_61" style:family="text"/>
    <style:style style:name="T126_62" style:family="text"/>
    <style:style style:name="T126_63" style:family="text"/>
    <style:style style:name="T126_64" style:family="text"/>
    <style:style style:name="T126_65" style:family="text"/>
    <style:style style:name="T126_66" style:family="text"/>
    <style:style style:name="T126_67" style:family="text"/>
    <style:style style:name="T126_68" style:family="text"/>
    <style:style style:name="T126_69" style:family="text"/>
    <style:style style:name="T126_70" style:family="text"/>
    <style:style style:name="T126_71" style:family="text"/>
    <style:style style:name="T126_72" style:family="text"/>
    <style:style style:name="T126_73" style:family="text"/>
    <style:style style:name="T126_74" style:family="text"/>
    <style:style style:name="T126_75" style:family="text"/>
    <style:style style:name="T126_76" style:family="text"/>
    <style:style style:name="T126_77" style:family="text"/>
    <style:style style:name="T126_78" style:family="text"/>
    <style:style style:name="P127" style:family="paragraph" style:parent-style-name="Standard">
      <style:paragraph-properties fo:text-align="justify" fo:break-before="auto" fo:text-indent="1.249cm" style:writing-mode="lr-tb"/>
    </style:style>
    <style:style style:name="P128" style:family="paragraph" style:parent-style-name="Standard">
      <style:paragraph-properties fo:text-align="justify" fo:break-before="auto" fo:text-indent="1.249cm" style:writing-mode="lr-tb"/>
    </style:style>
    <style:style style:name="P129" style:family="paragraph" style:parent-style-name="Standard">
      <style:paragraph-properties fo:text-align="justify" fo:break-before="auto" fo:text-indent="1.249cm" style:writing-mode="lr-tb"/>
    </style:style>
    <style:style style:name="P130" style:family="paragraph" style:parent-style-name="Standard">
      <style:paragraph-properties fo:text-align="justify" fo:break-before="auto" style:writing-mode="lr-tb"/>
    </style:style>
    <style:style style:name="T130_1" style:family="text">
      <style:text-properties style:font-name="Times New Roman" style:font-name-asian="Times New Roman" style:font-name-complex="Times New Roman"/>
    </style:style>
    <style:style style:name="T130_2" style:family="text">
      <style:text-properties style:font-name="Times New Roman" style:font-name-asian="Times New Roman" style:font-name-complex="Times New Roman"/>
    </style:style>
    <style:style style:name="T130_3" style:family="text">
      <style:text-properties style:font-name="Times New Roman" style:font-name-asian="Times New Roman" style:font-name-complex="Times New Roman"/>
    </style:style>
    <style:style style:name="T130_4" style:family="text">
      <style:text-properties style:font-name="Times New Roman" style:font-name-asian="Times New Roman" style:font-name-complex="Times New Roman"/>
    </style:style>
    <style:style style:name="T130_5" style:family="text">
      <style:text-properties style:font-name="Times New Roman" style:font-name-asian="Times New Roman" style:font-name-complex="Times New Roman"/>
    </style:style>
    <style:style style:name="T130_6" style:family="text">
      <style:text-properties style:font-name="Times New Roman" style:font-name-asian="Times New Roman" style:font-name-complex="Times New Roman"/>
    </style:style>
    <style:style style:name="T130_7" style:family="text">
      <style:text-properties style:font-name="Times New Roman" style:font-name-asian="Times New Roman" style:font-name-complex="Times New Roman"/>
    </style:style>
    <style:style style:name="T130_8" style:family="text">
      <style:text-properties style:font-name="Times New Roman" style:font-name-asian="Times New Roman" style:font-name-complex="Times New Roman"/>
    </style:style>
    <style:style style:name="T130_9" style:family="text">
      <style:text-properties style:font-name="Times New Roman" style:font-name-asian="Times New Roman" style:font-name-complex="Times New Roman"/>
    </style:style>
    <style:style style:name="T130_10" style:family="text">
      <style:text-properties style:font-name="Times New Roman" style:font-name-asian="Times New Roman" style:font-name-complex="Times New Roman"/>
    </style:style>
    <style:style style:name="T130_11" style:family="text">
      <style:text-properties style:font-name="Times New Roman" style:font-name-asian="Times New Roman" style:font-name-complex="Times New Roman"/>
    </style:style>
    <style:style style:name="T130_12" style:family="text">
      <style:text-properties style:font-name="Times New Roman" style:font-name-asian="Times New Roman" style:font-name-complex="Times New Roman"/>
    </style:style>
    <style:style style:name="T130_13" style:family="text">
      <style:text-properties style:font-name="Times New Roman" style:font-name-asian="Times New Roman" style:font-name-complex="Times New Roman"/>
    </style:style>
    <style:style style:name="T130_14" style:family="text">
      <style:text-properties style:font-name="Times New Roman" style:font-name-asian="Times New Roman" style:font-name-complex="Times New Roman"/>
    </style:style>
    <style:style style:name="T130_15" style:family="text">
      <style:text-properties style:font-name="Times New Roman" style:font-name-asian="Times New Roman" style:font-name-complex="Times New Roman"/>
    </style:style>
    <style:style style:name="T130_16" style:family="text">
      <style:text-properties style:font-name="Times New Roman" style:font-name-asian="Times New Roman" style:font-name-complex="Times New Roman"/>
    </style:style>
    <style:style style:name="T130_17" style:family="text">
      <style:text-properties style:font-name="Times New Roman" style:font-name-asian="Times New Roman" style:font-name-complex="Times New Roman"/>
    </style:style>
    <style:style style:name="T130_18" style:family="text">
      <style:text-properties style:font-name="Times New Roman" style:font-name-asian="Times New Roman" style:font-name-complex="Times New Roman"/>
    </style:style>
    <style:style style:name="T130_19" style:family="text">
      <style:text-properties style:font-name="Times New Roman" style:font-name-asian="Times New Roman" style:font-name-complex="Times New Roman"/>
    </style:style>
    <style:style style:name="T130_20" style:family="text">
      <style:text-properties style:font-name="Times New Roman" style:font-name-asian="Times New Roman" style:font-name-complex="Times New Roman"/>
    </style:style>
    <style:style style:name="T130_21" style:family="text">
      <style:text-properties style:font-name="Times New Roman" style:font-name-asian="Times New Roman" style:font-name-complex="Times New Roman"/>
    </style:style>
    <style:style style:name="P131" style:family="paragraph" style:parent-style-name="Standard">
      <style:paragraph-properties fo:text-align="justify" fo:break-before="auto" style:writing-mode="lr-tb">
        <style:tab-stops>
          <style:tab-stop style:type="left" style:leader-style="none" style:position="0.212cm"/>
        </style:tab-stops>
      </style:paragraph-properties>
    </style:style>
    <style:style style:name="T131_1" style:family="text">
      <style:text-properties style:font-name="Times New Roman" style:font-name-asian="Times New Roman" style:font-name-complex="Times New Roman"/>
    </style:style>
    <style:style style:name="T131_2" style:family="text">
      <style:text-properties style:font-name="Verdana" style:font-name-asian="Verdana" style:font-name-complex="Verdana"/>
    </style:style>
    <style:style style:name="T131_3" style:family="text">
      <style:text-properties style:font-name="Times New Roman" style:font-name-asian="Times New Roman" style:font-name-complex="Times New Roman"/>
    </style:style>
    <style:style style:name="T131_4" style:family="text">
      <style:text-properties style:font-name="Times New Roman" style:font-name-asian="Times New Roman" style:font-name-complex="Times New Roman"/>
    </style:style>
    <style:style style:name="T131_5" style:family="text">
      <style:text-properties style:font-name="Times New Roman" style:font-name-asian="Times New Roman" style:font-name-complex="Times New Roman"/>
    </style:style>
    <style:style style:name="T131_6" style:family="text">
      <style:text-properties style:font-name="Times New Roman" style:font-name-asian="Times New Roman" style:font-name-complex="Times New Roman"/>
    </style:style>
    <style:style style:name="T131_7" style:family="text">
      <style:text-properties style:font-name="Times New Roman" style:font-name-asian="Times New Roman" style:font-name-complex="Times New Roman"/>
    </style:style>
    <style:style style:name="T131_8" style:family="text">
      <style:text-properties style:font-name="Times New Roman" style:font-name-asian="Times New Roman" style:font-name-complex="Times New Roman"/>
    </style:style>
    <style:style style:name="T131_9" style:family="text">
      <style:text-properties style:font-name="Times New Roman" style:font-name-asian="Times New Roman" style:font-name-complex="Times New Roman"/>
    </style:style>
    <style:style style:name="T131_10" style:family="text">
      <style:text-properties style:font-name="Times New Roman" style:font-name-asian="Times New Roman" style:font-name-complex="Times New Roman"/>
    </style:style>
    <style:style style:name="T131_11" style:family="text">
      <style:text-properties style:font-name="Times New Roman" style:font-name-asian="Times New Roman" style:font-name-complex="Times New Roman"/>
    </style:style>
    <style:style style:name="T131_12" style:family="text">
      <style:text-properties style:font-name="Times New Roman" style:font-name-asian="Times New Roman" style:font-name-complex="Times New Roman"/>
    </style:style>
    <style:style style:name="T131_13" style:family="text">
      <style:text-properties style:font-name="Times New Roman" style:font-name-asian="Times New Roman" style:font-name-complex="Times New Roman"/>
    </style:style>
    <style:style style:name="T131_14" style:family="text">
      <style:text-properties style:font-name="Times New Roman" style:font-name-asian="Times New Roman" style:font-name-complex="Times New Roman"/>
    </style:style>
    <style:style style:name="T131_15" style:family="text">
      <style:text-properties style:font-name="Times New Roman" style:font-name-asian="Times New Roman" style:font-name-complex="Times New Roman"/>
    </style:style>
    <style:style style:name="T131_16" style:family="text">
      <style:text-properties style:font-name="Times New Roman" style:font-name-asian="Times New Roman" style:font-name-complex="Times New Roman"/>
    </style:style>
    <style:style style:name="T131_17" style:family="text">
      <style:text-properties style:font-name="Times New Roman" style:font-name-asian="Times New Roman" style:font-name-complex="Times New Roman"/>
    </style:style>
    <style:style style:name="T131_18" style:family="text">
      <style:text-properties style:font-name="Times New Roman" style:font-name-asian="Times New Roman" style:font-name-complex="Times New Roman"/>
    </style:style>
    <style:style style:name="T131_19" style:family="text">
      <style:text-properties style:font-name="Times New Roman" style:font-name-asian="Times New Roman" style:font-name-complex="Times New Roman"/>
    </style:style>
    <style:style style:name="T131_20" style:family="text">
      <style:text-properties style:font-name="Times New Roman" style:font-name-asian="Times New Roman" style:font-name-complex="Times New Roman"/>
    </style:style>
    <style:style style:name="T131_21" style:family="text">
      <style:text-properties style:font-name="Times New Roman" style:font-name-asian="Times New Roman" style:font-name-complex="Times New Roman"/>
    </style:style>
    <style:style style:name="T131_22" style:family="text">
      <style:text-properties style:font-name="Times New Roman" style:font-name-asian="Times New Roman" style:font-name-complex="Times New Roman"/>
    </style:style>
    <style:style style:name="T131_23" style:family="text">
      <style:text-properties style:font-name="Times New Roman" style:font-name-asian="Times New Roman" style:font-name-complex="Times New Roman"/>
    </style:style>
    <style:style style:name="T131_24" style:family="text">
      <style:text-properties style:font-name="Times New Roman" style:font-name-asian="Times New Roman" style:font-name-complex="Times New Roman"/>
    </style:style>
    <style:style style:name="T131_25" style:family="text">
      <style:text-properties style:font-name="Times New Roman" style:font-name-asian="Times New Roman" style:font-name-complex="Times New Roman"/>
    </style:style>
    <style:style style:name="T131_26" style:family="text">
      <style:text-properties style:font-name="Times New Roman" style:font-name-asian="Times New Roman" style:font-name-complex="Times New Roman"/>
    </style:style>
    <style:style style:name="T131_27" style:family="text">
      <style:text-properties style:font-name="Times New Roman" style:font-name-asian="Times New Roman" style:font-name-complex="Times New Roman"/>
    </style:style>
    <style:style style:name="T131_28" style:family="text">
      <style:text-properties style:font-name="Times New Roman" style:font-name-asian="Times New Roman" style:font-name-complex="Times New Roman"/>
    </style:style>
    <style:style style:name="T131_29" style:family="text">
      <style:text-properties style:font-name="Times New Roman" style:font-name-asian="Times New Roman" style:font-name-complex="Times New Roman"/>
    </style:style>
    <style:style style:name="T131_30" style:family="text">
      <style:text-properties style:font-name="Times New Roman" style:font-name-asian="Times New Roman" style:font-name-complex="Times New Roman"/>
    </style:style>
    <style:style style:name="T131_31" style:family="text">
      <style:text-properties style:font-name="Times New Roman" style:font-name-asian="Times New Roman" style:font-name-complex="Times New Roman"/>
    </style:style>
    <style:style style:name="T131_32" style:family="text">
      <style:text-properties style:font-name="Times New Roman" style:font-name-asian="Times New Roman" style:font-name-complex="Times New Roman"/>
    </style:style>
    <style:style style:name="T131_33" style:family="text">
      <style:text-properties style:font-name="Times New Roman" style:font-name-asian="Times New Roman" style:font-name-complex="Times New Roman"/>
    </style:style>
    <style:style style:name="T131_34" style:family="text">
      <style:text-properties style:font-name="Times New Roman" style:font-name-asian="Times New Roman" style:font-name-complex="Times New Roman"/>
    </style:style>
    <style:style style:name="T131_35" style:family="text">
      <style:text-properties style:font-name="Times New Roman" style:font-name-asian="Times New Roman" style:font-name-complex="Times New Roman"/>
    </style:style>
    <style:style style:name="T131_36" style:family="text">
      <style:text-properties style:font-name="Times New Roman" style:font-name-asian="Times New Roman" style:font-name-complex="Times New Roman"/>
    </style:style>
    <style:style style:name="T131_37" style:family="text">
      <style:text-properties style:font-name="Times New Roman" style:font-name-asian="Times New Roman" style:font-name-complex="Times New Roman"/>
    </style:style>
    <style:style style:name="T131_38" style:family="text">
      <style:text-properties style:font-name="Times New Roman" style:font-name-asian="Times New Roman" style:font-name-complex="Times New Roman"/>
    </style:style>
    <style:style style:name="T131_39" style:family="text">
      <style:text-properties style:font-name="Times New Roman" style:font-name-asian="Times New Roman" style:font-name-complex="Times New Roman"/>
    </style:style>
    <style:style style:name="T131_40" style:family="text">
      <style:text-properties style:font-name="Times New Roman" style:font-name-asian="Times New Roman" style:font-name-complex="Times New Roman"/>
    </style:style>
    <style:style style:name="T131_41" style:family="text">
      <style:text-properties style:font-name="Times New Roman" style:font-name-asian="Times New Roman" style:font-name-complex="Times New Roman"/>
    </style:style>
    <style:style style:name="T131_42" style:family="text">
      <style:text-properties style:font-name="Times New Roman" style:font-name-asian="Times New Roman" style:font-name-complex="Times New Roman"/>
    </style:style>
    <style:style style:name="T131_43" style:family="text">
      <style:text-properties style:font-name="Times New Roman" style:font-name-asian="Times New Roman" style:font-name-complex="Times New Roman"/>
    </style:style>
    <style:style style:name="T131_44" style:family="text">
      <style:text-properties style:font-name="Times New Roman" style:font-name-asian="Times New Roman" style:font-name-complex="Times New Roman"/>
    </style:style>
    <style:style style:name="T131_45" style:family="text">
      <style:text-properties style:font-name="Times New Roman" style:font-name-asian="Times New Roman" style:font-name-complex="Times New Roman"/>
    </style:style>
    <style:style style:name="T131_46" style:family="text">
      <style:text-properties style:font-name="Times New Roman" style:font-name-asian="Times New Roman" style:font-name-complex="Times New Roman"/>
    </style:style>
    <style:style style:name="T131_47" style:family="text">
      <style:text-properties style:font-name="Times New Roman" style:font-name-asian="Times New Roman" style:font-name-complex="Times New Roman"/>
    </style:style>
    <style:style style:name="P132" style:family="paragraph" style:parent-style-name="Standard">
      <style:paragraph-properties fo:text-align="justify" fo:break-before="auto" style:writing-mode="lr-tb"/>
    </style:style>
    <style:style style:name="T132_1" style:family="text">
      <style:text-properties style:font-name="Verdana" style:font-name-asian="Verdana" style:font-name-complex="Verdana"/>
    </style:style>
    <style:style style:name="T132_2" style:family="text">
      <style:text-properties style:font-name="Times New Roman" style:font-name-asian="Times New Roman" style:font-name-complex="Times New Roman"/>
    </style:style>
    <style:style style:name="T132_3" style:family="text">
      <style:text-properties style:font-name="Times New Roman" style:font-name-asian="Times New Roman" style:font-name-complex="Times New Roman"/>
    </style:style>
    <style:style style:name="T132_4" style:family="text">
      <style:text-properties style:font-name="Times New Roman" style:font-name-asian="Times New Roman" style:font-name-complex="Times New Roman"/>
    </style:style>
    <style:style style:name="T132_5" style:family="text">
      <style:text-properties style:font-name="Times New Roman" style:font-name-asian="Times New Roman" style:font-name-complex="Times New Roman"/>
    </style:style>
    <style:style style:name="T132_6" style:family="text">
      <style:text-properties style:font-name="Times New Roman" style:font-name-asian="Times New Roman" style:font-name-complex="Times New Roman"/>
    </style:style>
    <style:style style:name="T132_7" style:family="text">
      <style:text-properties style:font-name="Times New Roman" style:font-name-asian="Times New Roman" style:font-name-complex="Times New Roman"/>
    </style:style>
    <style:style style:name="T132_8" style:family="text">
      <style:text-properties style:font-name="Times New Roman" style:font-name-asian="Times New Roman" style:font-name-complex="Times New Roman"/>
    </style:style>
    <style:style style:name="T132_9" style:family="text">
      <style:text-properties style:font-name="Times New Roman" style:font-name-asian="Times New Roman" style:font-name-complex="Times New Roman"/>
    </style:style>
    <style:style style:name="T132_10" style:family="text">
      <style:text-properties style:font-name="Times New Roman" style:font-name-asian="Times New Roman" style:font-name-complex="Times New Roman"/>
    </style:style>
    <style:style style:name="T132_11" style:family="text">
      <style:text-properties style:font-name="Times New Roman" style:font-name-asian="Times New Roman" style:font-name-complex="Times New Roman"/>
    </style:style>
    <style:style style:name="T132_12" style:family="text">
      <style:text-properties style:font-name="Times New Roman" style:font-name-asian="Times New Roman" style:font-name-complex="Times New Roman"/>
    </style:style>
    <style:style style:name="T132_13" style:family="text">
      <style:text-properties style:font-name="Times New Roman" style:font-name-asian="Times New Roman" style:font-name-complex="Times New Roman"/>
    </style:style>
    <style:style style:name="T132_14" style:family="text">
      <style:text-properties style:font-name="Times New Roman" style:font-name-asian="Times New Roman" style:font-name-complex="Times New Roman"/>
    </style:style>
    <style:style style:name="T132_15" style:family="text">
      <style:text-properties style:font-name="Times New Roman" style:font-name-asian="Times New Roman" style:font-name-complex="Times New Roman"/>
    </style:style>
    <style:style style:name="T132_16" style:family="text">
      <style:text-properties style:font-name="Times New Roman" style:font-name-asian="Times New Roman" style:font-name-complex="Times New Roman"/>
    </style:style>
    <style:style style:name="T132_17" style:family="text">
      <style:text-properties style:font-name="Times New Roman" style:font-name-asian="Times New Roman" style:font-name-complex="Times New Roman"/>
    </style:style>
    <style:style style:name="T132_18" style:family="text">
      <style:text-properties style:font-name="Times New Roman" style:font-name-asian="Times New Roman" style:font-name-complex="Times New Roman"/>
    </style:style>
    <style:style style:name="T132_19" style:family="text">
      <style:text-properties style:font-name="Times New Roman" style:font-name-asian="Times New Roman" style:font-name-complex="Times New Roman"/>
    </style:style>
    <style:style style:name="T132_20" style:family="text">
      <style:text-properties style:font-name="Times New Roman" style:font-name-asian="Times New Roman" style:font-name-complex="Times New Roman"/>
    </style:style>
    <style:style style:name="T132_21" style:family="text">
      <style:text-properties style:font-name="Times New Roman" style:font-name-asian="Times New Roman" style:font-name-complex="Times New Roman"/>
    </style:style>
    <style:style style:name="T132_22" style:family="text">
      <style:text-properties style:font-name="Times New Roman" style:font-name-asian="Times New Roman" style:font-name-complex="Times New Roman"/>
    </style:style>
    <style:style style:name="T132_23" style:family="text">
      <style:text-properties style:font-name="Times New Roman" style:font-name-asian="Times New Roman" style:font-name-complex="Times New Roman"/>
    </style:style>
    <style:style style:name="T132_24" style:family="text">
      <style:text-properties style:font-name="Times New Roman" style:font-name-asian="Times New Roman" style:font-name-complex="Times New Roman"/>
    </style:style>
    <style:style style:name="T132_25" style:family="text">
      <style:text-properties style:font-name="Times New Roman" style:font-name-asian="Times New Roman" style:font-name-complex="Times New Roman"/>
    </style:style>
    <style:style style:name="T132_26" style:family="text">
      <style:text-properties style:font-name="Times New Roman" style:font-name-asian="Times New Roman" style:font-name-complex="Times New Roman"/>
    </style:style>
    <style:style style:name="T132_27" style:family="text">
      <style:text-properties style:font-name="Times New Roman" style:font-name-asian="Times New Roman" style:font-name-complex="Times New Roman"/>
    </style:style>
    <style:style style:name="T132_28" style:family="text">
      <style:text-properties style:font-name="Times New Roman" style:font-name-asian="Times New Roman" style:font-name-complex="Times New Roman"/>
    </style:style>
    <style:style style:name="T132_29" style:family="text">
      <style:text-properties style:font-name="Times New Roman" style:font-name-asian="Times New Roman" style:font-name-complex="Times New Roman"/>
    </style:style>
    <style:style style:name="T132_30" style:family="text">
      <style:text-properties style:font-name="Times New Roman" style:font-name-asian="Times New Roman" style:font-name-complex="Times New Roman"/>
    </style:style>
    <style:style style:name="T132_31" style:family="text">
      <style:text-properties style:font-name="Times New Roman" style:font-name-asian="Times New Roman" style:font-name-complex="Times New Roman"/>
    </style:style>
    <style:style style:name="T132_32" style:family="text">
      <style:text-properties style:font-name="Times New Roman" style:font-name-asian="Times New Roman" style:font-name-complex="Times New Roman"/>
    </style:style>
    <style:style style:name="P133" style:family="paragraph" style:parent-style-name="Standard">
      <style:paragraph-properties fo:text-align="justify" fo:break-before="auto" style:writing-mode="lr-tb"/>
    </style:style>
    <style:style style:name="T133_1" style:family="text">
      <style:text-properties style:font-name="Verdana" style:font-name-asian="Verdana" style:font-name-complex="Verdana"/>
    </style:style>
    <style:style style:name="T133_2" style:family="text">
      <style:text-properties style:font-name="Times New Roman" style:font-name-asian="Times New Roman" style:font-name-complex="Times New Roman"/>
    </style:style>
    <style:style style:name="T133_3" style:family="text">
      <style:text-properties style:font-name="Times New Roman" style:font-name-asian="Times New Roman" style:font-name-complex="Times New Roman"/>
    </style:style>
    <style:style style:name="T133_4" style:family="text">
      <style:text-properties style:font-name="Times New Roman" style:font-name-asian="Times New Roman" style:font-name-complex="Times New Roman"/>
    </style:style>
    <style:style style:name="T133_5" style:family="text">
      <style:text-properties style:font-name="Times New Roman" style:font-name-asian="Times New Roman" style:font-name-complex="Times New Roman"/>
    </style:style>
    <style:style style:name="T133_6" style:family="text">
      <style:text-properties style:font-name="Times New Roman" style:font-name-asian="Times New Roman" style:font-name-complex="Times New Roman"/>
    </style:style>
    <style:style style:name="T133_7" style:family="text">
      <style:text-properties style:font-name="Times New Roman" style:font-name-asian="Times New Roman" style:font-name-complex="Times New Roman"/>
    </style:style>
    <style:style style:name="T133_8" style:family="text">
      <style:text-properties style:font-name="Times New Roman" style:font-name-asian="Times New Roman" style:font-name-complex="Times New Roman"/>
    </style:style>
    <style:style style:name="T133_9" style:family="text">
      <style:text-properties style:font-name="Times New Roman" style:font-name-asian="Times New Roman" style:font-name-complex="Times New Roman"/>
    </style:style>
    <style:style style:name="T133_10" style:family="text">
      <style:text-properties style:font-name="Times New Roman" style:font-name-asian="Times New Roman" style:font-name-complex="Times New Roman"/>
    </style:style>
    <style:style style:name="T133_11" style:family="text">
      <style:text-properties style:font-name="Times New Roman" style:font-name-asian="Times New Roman" style:font-name-complex="Times New Roman"/>
    </style:style>
    <style:style style:name="T133_12" style:family="text">
      <style:text-properties style:font-name="Times New Roman" style:font-name-asian="Times New Roman" style:font-name-complex="Times New Roman"/>
    </style:style>
    <style:style style:name="T133_13" style:family="text">
      <style:text-properties style:font-name="Times New Roman" style:font-name-asian="Times New Roman" style:font-name-complex="Times New Roman"/>
    </style:style>
    <style:style style:name="T133_14" style:family="text">
      <style:text-properties style:font-name="Times New Roman" style:font-name-asian="Times New Roman" style:font-name-complex="Times New Roman"/>
    </style:style>
    <style:style style:name="T133_15" style:family="text">
      <style:text-properties style:font-name="Times New Roman" style:font-name-asian="Times New Roman" style:font-name-complex="Times New Roman"/>
    </style:style>
    <style:style style:name="T133_16" style:family="text">
      <style:text-properties style:font-name="Times New Roman" style:font-name-asian="Times New Roman" style:font-name-complex="Times New Roman"/>
    </style:style>
    <style:style style:name="T133_17" style:family="text">
      <style:text-properties style:font-name="Times New Roman" style:font-name-asian="Times New Roman" style:font-name-complex="Times New Roman"/>
    </style:style>
    <style:style style:name="T133_18" style:family="text">
      <style:text-properties style:font-name="Times New Roman" style:font-name-asian="Times New Roman" style:font-name-complex="Times New Roman"/>
    </style:style>
    <style:style style:name="T133_19" style:family="text">
      <style:text-properties style:font-name="Times New Roman" style:font-name-asian="Times New Roman" style:font-name-complex="Times New Roman"/>
    </style:style>
    <style:style style:name="T133_20" style:family="text">
      <style:text-properties style:font-name="Times New Roman" style:font-name-asian="Times New Roman" style:font-name-complex="Times New Roman"/>
    </style:style>
    <style:style style:name="T133_21" style:family="text">
      <style:text-properties style:font-name="Times New Roman" style:font-name-asian="Times New Roman" style:font-name-complex="Times New Roman"/>
    </style:style>
    <style:style style:name="T133_22" style:family="text">
      <style:text-properties style:font-name="Times New Roman" style:font-name-asian="Times New Roman" style:font-name-complex="Times New Roman"/>
    </style:style>
    <style:style style:name="T133_23" style:family="text">
      <style:text-properties style:font-name="Times New Roman" style:font-name-asian="Times New Roman" style:font-name-complex="Times New Roman"/>
    </style:style>
    <style:style style:name="T133_24" style:family="text">
      <style:text-properties style:font-name="Times New Roman" style:font-name-asian="Times New Roman" style:font-name-complex="Times New Roman"/>
    </style:style>
    <style:style style:name="T133_25" style:family="text">
      <style:text-properties style:font-name="Times New Roman" style:font-name-asian="Times New Roman" style:font-name-complex="Times New Roman"/>
    </style:style>
    <style:style style:name="T133_26" style:family="text">
      <style:text-properties style:font-name="Times New Roman" style:font-name-asian="Times New Roman" style:font-name-complex="Times New Roman"/>
    </style:style>
    <style:style style:name="P134" style:family="paragraph" style:parent-style-name="Standard">
      <style:paragraph-properties fo:text-align="justify" fo:break-before="auto" style:writing-mode="lr-tb"/>
    </style:style>
    <style:style style:name="T134_1" style:family="text">
      <style:text-properties style:font-name="Times New Roman" style:font-name-asian="Times New Roman" style:font-name-complex="Times New Roman"/>
    </style:style>
    <style:style style:name="T134_2" style:family="text">
      <style:text-properties style:font-name="Verdana" style:font-name-asian="Verdana" style:font-name-complex="Verdana"/>
    </style:style>
    <style:style style:name="T134_3" style:family="text">
      <style:text-properties style:font-name="Times New Roman" style:font-name-asian="Times New Roman" style:font-name-complex="Times New Roman"/>
    </style:style>
    <style:style style:name="T134_4" style:family="text">
      <style:text-properties style:font-name="Times New Roman" style:font-name-asian="Times New Roman" style:font-name-complex="Times New Roman"/>
    </style:style>
    <style:style style:name="T134_5" style:family="text">
      <style:text-properties style:font-name="Times New Roman" style:font-name-asian="Times New Roman" style:font-name-complex="Times New Roman"/>
    </style:style>
    <style:style style:name="T134_6" style:family="text">
      <style:text-properties style:font-name="Times New Roman" style:font-name-asian="Times New Roman" style:font-name-complex="Times New Roman"/>
    </style:style>
    <style:style style:name="T134_7" style:family="text">
      <style:text-properties style:font-name="Times New Roman" style:font-name-asian="Times New Roman" style:font-name-complex="Times New Roman"/>
    </style:style>
    <style:style style:name="T134_8" style:family="text">
      <style:text-properties style:font-name="Times New Roman" style:font-name-asian="Times New Roman" style:font-name-complex="Times New Roman"/>
    </style:style>
    <style:style style:name="T134_9" style:family="text">
      <style:text-properties style:font-name="Times New Roman" style:font-name-asian="Times New Roman" style:font-name-complex="Times New Roman"/>
    </style:style>
    <style:style style:name="T134_10" style:family="text">
      <style:text-properties style:font-name="Times New Roman" style:font-name-asian="Times New Roman" style:font-name-complex="Times New Roman"/>
    </style:style>
    <style:style style:name="T134_11" style:family="text">
      <style:text-properties style:font-name="Times New Roman" style:font-name-asian="Times New Roman" style:font-name-complex="Times New Roman"/>
    </style:style>
    <style:style style:name="T134_12" style:family="text">
      <style:text-properties style:font-name="Times New Roman" style:font-name-asian="Times New Roman" style:font-name-complex="Times New Roman"/>
    </style:style>
    <style:style style:name="T134_13" style:family="text">
      <style:text-properties style:font-name="Times New Roman" style:font-name-asian="Times New Roman" style:font-name-complex="Times New Roman"/>
    </style:style>
    <style:style style:name="T134_14" style:family="text">
      <style:text-properties style:font-name="Times New Roman" style:font-name-asian="Times New Roman" style:font-name-complex="Times New Roman"/>
    </style:style>
    <style:style style:name="T134_15" style:family="text">
      <style:text-properties style:font-name="Times New Roman" style:font-name-asian="Times New Roman" style:font-name-complex="Times New Roman"/>
    </style:style>
    <style:style style:name="T134_16" style:family="text">
      <style:text-properties style:font-name="Times New Roman" style:font-name-asian="Times New Roman" style:font-name-complex="Times New Roman"/>
    </style:style>
    <style:style style:name="T134_17" style:family="text">
      <style:text-properties style:font-name="Times New Roman" style:font-name-asian="Times New Roman" style:font-name-complex="Times New Roman"/>
    </style:style>
    <style:style style:name="T134_18" style:family="text">
      <style:text-properties style:font-name="Times New Roman" style:font-name-asian="Times New Roman" style:font-name-complex="Times New Roman"/>
    </style:style>
    <style:style style:name="T134_19" style:family="text">
      <style:text-properties style:font-name="Times New Roman" style:font-name-asian="Times New Roman" style:font-name-complex="Times New Roman"/>
    </style:style>
    <style:style style:name="P135" style:family="paragraph" style:parent-style-name="Standard">
      <style:paragraph-properties fo:text-align="justify" fo:break-before="auto" style:writing-mode="lr-tb"/>
    </style:style>
    <style:style style:name="T135_1" style:family="text">
      <style:text-properties style:font-name="Times New Roman" style:font-name-asian="Times New Roman" style:font-name-complex="Times New Roman"/>
    </style:style>
    <style:style style:name="T135_2" style:family="text">
      <style:text-properties style:font-name="Times New Roman" style:font-name-asian="Times New Roman" style:font-name-complex="Times New Roman"/>
    </style:style>
    <style:style style:name="T135_3" style:family="text">
      <style:text-properties style:font-name="Times New Roman" style:font-name-asian="Times New Roman" style:font-name-complex="Times New Roman"/>
    </style:style>
    <style:style style:name="T135_4" style:family="text">
      <style:text-properties style:font-name="Times New Roman" style:font-name-asian="Times New Roman" style:font-name-complex="Times New Roman"/>
    </style:style>
    <style:style style:name="T135_5" style:family="text">
      <style:text-properties style:font-name="Times New Roman" style:font-name-asian="Times New Roman" style:font-name-complex="Times New Roman"/>
    </style:style>
    <style:style style:name="T135_6" style:family="text">
      <style:text-properties style:font-name="Times New Roman" style:font-name-asian="Times New Roman" style:font-name-complex="Times New Roman"/>
    </style:style>
    <style:style style:name="T135_7" style:family="text">
      <style:text-properties style:font-name="Times New Roman" style:font-name-asian="Times New Roman" style:font-name-complex="Times New Roman"/>
    </style:style>
    <style:style style:name="P136" style:family="paragraph" style:parent-style-name="Standard">
      <style:paragraph-properties fo:text-align="justify" fo:break-before="auto" style:writing-mode="lr-tb"/>
    </style:style>
    <style:style style:name="T136_1" style:family="text">
      <style:text-properties style:font-name="Verdana" style:font-name-asian="Verdana" style:font-name-complex="Verdana"/>
    </style:style>
    <style:style style:name="T136_2" style:family="text">
      <style:text-properties style:font-name="Times New Roman" style:font-name-asian="Times New Roman" style:font-name-complex="Times New Roman"/>
    </style:style>
    <style:style style:name="T136_3" style:family="text">
      <style:text-properties style:font-name="Times New Roman" style:font-name-asian="Times New Roman" style:font-name-complex="Times New Roman"/>
    </style:style>
    <style:style style:name="T136_4" style:family="text">
      <style:text-properties style:font-name="Times New Roman" style:font-name-asian="Times New Roman" style:font-name-complex="Times New Roman"/>
    </style:style>
    <style:style style:name="T136_5" style:family="text">
      <style:text-properties style:font-name="Times New Roman" style:font-name-asian="Times New Roman" style:font-name-complex="Times New Roman"/>
    </style:style>
    <style:style style:name="T136_6" style:family="text">
      <style:text-properties style:font-name="Times New Roman" style:font-name-asian="Times New Roman" style:font-name-complex="Times New Roman"/>
    </style:style>
    <style:style style:name="T136_7" style:family="text">
      <style:text-properties style:font-name="Times New Roman" style:font-name-asian="Times New Roman" style:font-name-complex="Times New Roman"/>
    </style:style>
    <style:style style:name="T136_8" style:family="text">
      <style:text-properties style:font-name="Times New Roman" style:font-name-asian="Times New Roman" style:font-name-complex="Times New Roman"/>
    </style:style>
    <style:style style:name="T136_9" style:family="text">
      <style:text-properties style:font-name="Times New Roman" style:font-name-asian="Times New Roman" style:font-name-complex="Times New Roman"/>
    </style:style>
    <style:style style:name="T136_10" style:family="text">
      <style:text-properties style:font-name="Times New Roman" style:font-name-asian="Times New Roman" style:font-name-complex="Times New Roman"/>
    </style:style>
    <style:style style:name="P137" style:family="paragraph" style:parent-style-name="Standard">
      <style:paragraph-properties fo:text-align="justify" fo:break-before="auto" style:writing-mode="lr-tb"/>
    </style:style>
    <style:style style:name="T137_1" style:family="text">
      <style:text-properties style:font-name="Verdana" style:font-name-asian="Verdana" style:font-name-complex="Verdana"/>
    </style:style>
    <style:style style:name="T137_2" style:family="text">
      <style:text-properties style:font-name="Times New Roman" style:font-name-asian="Times New Roman" style:font-name-complex="Times New Roman"/>
    </style:style>
    <style:style style:name="T137_3" style:family="text">
      <style:text-properties style:font-name="Times New Roman" style:font-name-asian="Times New Roman" style:font-name-complex="Times New Roman"/>
    </style:style>
    <style:style style:name="T137_4" style:family="text">
      <style:text-properties style:font-name="Times New Roman" style:font-name-asian="Times New Roman" style:font-name-complex="Times New Roman"/>
    </style:style>
    <style:style style:name="T137_5" style:family="text">
      <style:text-properties style:font-name="Times New Roman" style:font-name-asian="Times New Roman" style:font-name-complex="Times New Roman"/>
    </style:style>
    <style:style style:name="T137_6" style:family="text">
      <style:text-properties style:font-name="Times New Roman" style:font-name-asian="Times New Roman" style:font-name-complex="Times New Roman"/>
    </style:style>
    <style:style style:name="T137_7" style:family="text">
      <style:text-properties style:font-name="Times New Roman" style:font-name-asian="Times New Roman" style:font-name-complex="Times New Roman"/>
    </style:style>
    <style:style style:name="T137_8" style:family="text">
      <style:text-properties style:font-name="Times New Roman" style:font-name-asian="Times New Roman" style:font-name-complex="Times New Roman"/>
    </style:style>
    <style:style style:name="T137_9" style:family="text">
      <style:text-properties style:font-name="Times New Roman" style:font-name-asian="Times New Roman" style:font-name-complex="Times New Roman"/>
    </style:style>
    <style:style style:name="T137_10" style:family="text">
      <style:text-properties style:font-name="Times New Roman" style:font-name-asian="Times New Roman" style:font-name-complex="Times New Roman"/>
    </style:style>
    <style:style style:name="T137_11" style:family="text">
      <style:text-properties style:font-name="Times New Roman" style:font-name-asian="Times New Roman" style:font-name-complex="Times New Roman"/>
    </style:style>
    <style:style style:name="T137_12" style:family="text">
      <style:text-properties style:font-name="Times New Roman" style:font-name-asian="Times New Roman" style:font-name-complex="Times New Roman"/>
    </style:style>
    <style:style style:name="T137_13" style:family="text">
      <style:text-properties style:font-name="Times New Roman" style:font-name-asian="Times New Roman" style:font-name-complex="Times New Roman"/>
    </style:style>
    <style:style style:name="T137_14" style:family="text">
      <style:text-properties style:font-name="Times New Roman" style:font-name-asian="Times New Roman" style:font-name-complex="Times New Roman"/>
    </style:style>
    <style:style style:name="T137_15" style:family="text">
      <style:text-properties style:font-name="Times New Roman" style:font-name-asian="Times New Roman" style:font-name-complex="Times New Roman"/>
    </style:style>
    <style:style style:name="T137_16" style:family="text">
      <style:text-properties style:font-name="Times New Roman" style:font-name-asian="Times New Roman" style:font-name-complex="Times New Roman"/>
    </style:style>
    <style:style style:name="T137_17" style:family="text">
      <style:text-properties style:font-name="Times New Roman" style:font-name-asian="Times New Roman" style:font-name-complex="Times New Roman"/>
    </style:style>
    <style:style style:name="T137_18" style:family="text">
      <style:text-properties style:font-name="Times New Roman" style:font-name-asian="Times New Roman" style:font-name-complex="Times New Roman"/>
    </style:style>
    <style:style style:name="T137_19" style:family="text">
      <style:text-properties style:font-name="Times New Roman" style:font-name-asian="Times New Roman" style:font-name-complex="Times New Roman"/>
    </style:style>
    <style:style style:name="T137_20" style:family="text">
      <style:text-properties style:font-name="Times New Roman" style:font-name-asian="Times New Roman" style:font-name-complex="Times New Roman"/>
    </style:style>
    <style:style style:name="T137_21" style:family="text">
      <style:text-properties style:font-name="Times New Roman" style:font-name-asian="Times New Roman" style:font-name-complex="Times New Roman"/>
    </style:style>
    <style:style style:name="T137_22" style:family="text">
      <style:text-properties style:font-name="Times New Roman" style:font-name-asian="Times New Roman" style:font-name-complex="Times New Roman"/>
    </style:style>
    <style:style style:name="T137_23" style:family="text">
      <style:text-properties style:font-name="Times New Roman" style:font-name-asian="Times New Roman" style:font-name-complex="Times New Roman"/>
    </style:style>
    <style:style style:name="T137_24" style:family="text">
      <style:text-properties style:font-name="Times New Roman" style:font-name-asian="Times New Roman" style:font-name-complex="Times New Roman"/>
    </style:style>
    <style:style style:name="T137_25" style:family="text">
      <style:text-properties style:font-name="Times New Roman" style:font-name-asian="Times New Roman" style:font-name-complex="Times New Roman"/>
    </style:style>
    <style:style style:name="T137_26" style:family="text">
      <style:text-properties style:font-name="Times New Roman" style:font-name-asian="Times New Roman" style:font-name-complex="Times New Roman"/>
    </style:style>
    <style:style style:name="T137_27" style:family="text">
      <style:text-properties style:font-name="Times New Roman" style:font-name-asian="Times New Roman" style:font-name-complex="Times New Roman"/>
    </style:style>
    <style:style style:name="T137_28" style:family="text">
      <style:text-properties style:font-name="Times New Roman" style:font-name-asian="Times New Roman" style:font-name-complex="Times New Roman"/>
    </style:style>
    <style:style style:name="T137_29" style:family="text">
      <style:text-properties style:font-name="Times New Roman" style:font-name-asian="Times New Roman" style:font-name-complex="Times New Roman"/>
    </style:style>
    <style:style style:name="T137_30" style:family="text">
      <style:text-properties style:font-name="Times New Roman" style:font-name-asian="Times New Roman" style:font-name-complex="Times New Roman"/>
    </style:style>
    <style:style style:name="P138" style:family="paragraph" style:parent-style-name="Standard">
      <style:paragraph-properties fo:text-align="justify" fo:break-before="auto" style:writing-mode="lr-tb"/>
    </style:style>
    <style:style style:name="T138_1" style:family="text">
      <style:text-properties style:font-name="Verdana" style:font-name-asian="Verdana" style:font-name-complex="Verdana"/>
    </style:style>
    <style:style style:name="T138_2" style:family="text">
      <style:text-properties style:font-name="Times New Roman" style:font-name-asian="Times New Roman" style:font-name-complex="Times New Roman"/>
    </style:style>
    <style:style style:name="T138_3" style:family="text">
      <style:text-properties style:font-name="Times New Roman" style:font-name-asian="Times New Roman" style:font-name-complex="Times New Roman"/>
    </style:style>
    <style:style style:name="T138_4" style:family="text">
      <style:text-properties style:font-name="Times New Roman" style:font-name-asian="Times New Roman" style:font-name-complex="Times New Roman"/>
    </style:style>
    <style:style style:name="T138_5" style:family="text">
      <style:text-properties style:font-name="Times New Roman" style:font-name-asian="Times New Roman" style:font-name-complex="Times New Roman"/>
    </style:style>
    <style:style style:name="T138_6" style:family="text">
      <style:text-properties style:font-name="Times New Roman" style:font-name-asian="Times New Roman" style:font-name-complex="Times New Roman"/>
    </style:style>
    <style:style style:name="T138_7" style:family="text">
      <style:text-properties style:font-name="Times New Roman" style:font-name-asian="Times New Roman" style:font-name-complex="Times New Roman"/>
    </style:style>
    <style:style style:name="T138_8" style:family="text">
      <style:text-properties style:font-name="Times New Roman" style:font-name-asian="Times New Roman" style:font-name-complex="Times New Roman"/>
    </style:style>
    <style:style style:name="T138_9" style:family="text">
      <style:text-properties style:font-name="Times New Roman" style:font-name-asian="Times New Roman" style:font-name-complex="Times New Roman"/>
    </style:style>
    <style:style style:name="T138_10" style:family="text">
      <style:text-properties style:font-name="Times New Roman" style:font-name-asian="Times New Roman" style:font-name-complex="Times New Roman"/>
    </style:style>
    <style:style style:name="T138_11" style:family="text">
      <style:text-properties style:font-name="Times New Roman" style:font-name-asian="Times New Roman" style:font-name-complex="Times New Roman"/>
    </style:style>
    <style:style style:name="T138_12" style:family="text">
      <style:text-properties style:font-name="Times New Roman" style:font-name-asian="Times New Roman" style:font-name-complex="Times New Roman"/>
    </style:style>
    <style:style style:name="T138_13" style:family="text">
      <style:text-properties style:font-name="Times New Roman" style:font-name-asian="Times New Roman" style:font-name-complex="Times New Roman"/>
    </style:style>
    <style:style style:name="T138_14" style:family="text">
      <style:text-properties style:font-name="Times New Roman" style:font-name-asian="Times New Roman" style:font-name-complex="Times New Roman"/>
    </style:style>
    <style:style style:name="T138_15" style:family="text">
      <style:text-properties style:font-name="Times New Roman" style:font-name-asian="Times New Roman" style:font-name-complex="Times New Roman"/>
    </style:style>
    <style:style style:name="T138_16" style:family="text">
      <style:text-properties style:font-name="Times New Roman" style:font-name-asian="Times New Roman" style:font-name-complex="Times New Roman"/>
    </style:style>
    <style:style style:name="T138_17" style:family="text">
      <style:text-properties style:font-name="Times New Roman" style:font-name-asian="Times New Roman" style:font-name-complex="Times New Roman"/>
    </style:style>
    <style:style style:name="T138_18" style:family="text">
      <style:text-properties style:font-name="Times New Roman" style:font-name-asian="Times New Roman" style:font-name-complex="Times New Roman"/>
    </style:style>
    <style:style style:name="T138_19" style:family="text">
      <style:text-properties style:font-name="Times New Roman" style:font-name-asian="Times New Roman" style:font-name-complex="Times New Roman"/>
    </style:style>
    <style:style style:name="T138_20" style:family="text">
      <style:text-properties style:font-name="Times New Roman" style:font-name-asian="Times New Roman" style:font-name-complex="Times New Roman"/>
    </style:style>
    <style:style style:name="T138_21" style:family="text">
      <style:text-properties style:font-name="Times New Roman" style:font-name-asian="Times New Roman" style:font-name-complex="Times New Roman"/>
    </style:style>
    <style:style style:name="T138_22" style:family="text">
      <style:text-properties style:font-name="Times New Roman" style:font-name-asian="Times New Roman" style:font-name-complex="Times New Roman"/>
    </style:style>
    <style:style style:name="P139" style:family="paragraph" style:parent-style-name="Standard">
      <style:paragraph-properties fo:text-align="justify" fo:break-before="auto" style:writing-mode="lr-tb"/>
    </style:style>
    <style:style style:name="T139_1" style:family="text">
      <style:text-properties style:font-name="Verdana" style:font-name-asian="Verdana" style:font-name-complex="Verdana"/>
    </style:style>
    <style:style style:name="T139_2" style:family="text">
      <style:text-properties style:font-name="Times New Roman" style:font-name-asian="Times New Roman" style:font-name-complex="Times New Roman"/>
    </style:style>
    <style:style style:name="T139_3" style:family="text">
      <style:text-properties style:font-name="Times New Roman" style:font-name-asian="Times New Roman" style:font-name-complex="Times New Roman"/>
    </style:style>
    <style:style style:name="T139_4" style:family="text">
      <style:text-properties style:font-name="Times New Roman" style:font-name-asian="Times New Roman" style:font-name-complex="Times New Roman"/>
    </style:style>
    <style:style style:name="T139_5" style:family="text">
      <style:text-properties style:font-name="Times New Roman" style:font-name-asian="Times New Roman" style:font-name-complex="Times New Roman"/>
    </style:style>
    <style:style style:name="T139_6" style:family="text">
      <style:text-properties style:font-name="Times New Roman" style:font-name-asian="Times New Roman" style:font-name-complex="Times New Roman"/>
    </style:style>
    <style:style style:name="T139_7" style:family="text">
      <style:text-properties style:font-name="Times New Roman" style:font-name-asian="Times New Roman" style:font-name-complex="Times New Roman"/>
    </style:style>
    <style:style style:name="T139_8" style:family="text">
      <style:text-properties style:font-name="Times New Roman" style:font-name-asian="Times New Roman" style:font-name-complex="Times New Roman"/>
    </style:style>
    <style:style style:name="T139_9" style:family="text">
      <style:text-properties style:font-name="Times New Roman" style:font-name-asian="Times New Roman" style:font-name-complex="Times New Roman"/>
    </style:style>
    <style:style style:name="T139_10" style:family="text">
      <style:text-properties style:font-name="Times New Roman" style:font-name-asian="Times New Roman" style:font-name-complex="Times New Roman"/>
    </style:style>
    <style:style style:name="T139_11" style:family="text">
      <style:text-properties style:font-name="Times New Roman" style:font-name-asian="Times New Roman" style:font-name-complex="Times New Roman"/>
    </style:style>
    <style:style style:name="T139_12" style:family="text">
      <style:text-properties style:font-name="Times New Roman" style:font-name-asian="Times New Roman" style:font-name-complex="Times New Roman"/>
    </style:style>
    <style:style style:name="T139_13" style:family="text">
      <style:text-properties style:font-name="Times New Roman" style:font-name-asian="Times New Roman" style:font-name-complex="Times New Roman"/>
    </style:style>
    <style:style style:name="T139_14" style:family="text">
      <style:text-properties style:font-name="Times New Roman" style:font-name-asian="Times New Roman" style:font-name-complex="Times New Roman"/>
    </style:style>
    <style:style style:name="T139_15" style:family="text">
      <style:text-properties style:font-name="Times New Roman" style:font-name-asian="Times New Roman" style:font-name-complex="Times New Roman"/>
    </style:style>
    <style:style style:name="T139_16" style:family="text">
      <style:text-properties style:font-name="Times New Roman" style:font-name-asian="Times New Roman" style:font-name-complex="Times New Roman"/>
    </style:style>
    <style:style style:name="T139_17" style:family="text">
      <style:text-properties style:font-name="Times New Roman" style:font-name-asian="Times New Roman" style:font-name-complex="Times New Roman"/>
    </style:style>
    <style:style style:name="T139_18" style:family="text">
      <style:text-properties style:font-name="Times New Roman" style:font-name-asian="Times New Roman" style:font-name-complex="Times New Roman"/>
    </style:style>
    <style:style style:name="T139_19" style:family="text">
      <style:text-properties style:font-name="Times New Roman" style:font-name-asian="Times New Roman" style:font-name-complex="Times New Roman"/>
    </style:style>
    <style:style style:name="T139_20" style:family="text">
      <style:text-properties style:font-name="Times New Roman" style:font-name-asian="Times New Roman" style:font-name-complex="Times New Roman"/>
    </style:style>
    <style:style style:name="T139_21" style:family="text">
      <style:text-properties style:font-name="Times New Roman" style:font-name-asian="Times New Roman" style:font-name-complex="Times New Roman"/>
    </style:style>
    <style:style style:name="T139_22" style:family="text">
      <style:text-properties style:font-name="Times New Roman" style:font-name-asian="Times New Roman" style:font-name-complex="Times New Roman"/>
    </style:style>
    <style:style style:name="T139_23" style:family="text">
      <style:text-properties style:font-name="Times New Roman" style:font-name-asian="Times New Roman" style:font-name-complex="Times New Roman"/>
    </style:style>
    <style:style style:name="T139_24" style:family="text">
      <style:text-properties style:font-name="Times New Roman" style:font-name-asian="Times New Roman" style:font-name-complex="Times New Roman"/>
    </style:style>
    <style:style style:name="T139_25" style:family="text">
      <style:text-properties style:font-name="Times New Roman" style:font-name-asian="Times New Roman" style:font-name-complex="Times New Roman"/>
    </style:style>
    <style:style style:name="T139_26" style:family="text">
      <style:text-properties style:font-name="Times New Roman" style:font-name-asian="Times New Roman" style:font-name-complex="Times New Roman"/>
    </style:style>
    <style:style style:name="T139_27" style:family="text">
      <style:text-properties style:font-name="Times New Roman" style:font-name-asian="Times New Roman" style:font-name-complex="Times New Roman"/>
    </style:style>
    <style:style style:name="T139_28" style:family="text">
      <style:text-properties style:font-name="Times New Roman" style:font-name-asian="Times New Roman" style:font-name-complex="Times New Roman"/>
    </style:style>
    <style:style style:name="T139_29" style:family="text">
      <style:text-properties style:font-name="Times New Roman" style:font-name-asian="Times New Roman" style:font-name-complex="Times New Roman"/>
    </style:style>
    <style:style style:name="T139_30" style:family="text">
      <style:text-properties style:font-name="Times New Roman" style:font-name-asian="Times New Roman" style:font-name-complex="Times New Roman"/>
    </style:style>
    <style:style style:name="T139_31" style:family="text">
      <style:text-properties style:font-name="Times New Roman" style:font-name-asian="Times New Roman" style:font-name-complex="Times New Roman"/>
    </style:style>
    <style:style style:name="T139_32" style:family="text">
      <style:text-properties style:font-name="Times New Roman" style:font-name-asian="Times New Roman" style:font-name-complex="Times New Roman"/>
    </style:style>
    <style:style style:name="T139_33" style:family="text">
      <style:text-properties style:font-name="Times New Roman" style:font-name-asian="Times New Roman" style:font-name-complex="Times New Roman"/>
    </style:style>
    <style:style style:name="T139_34" style:family="text">
      <style:text-properties style:font-name="Times New Roman" style:font-name-asian="Times New Roman" style:font-name-complex="Times New Roman"/>
    </style:style>
    <style:style style:name="T139_35" style:family="text">
      <style:text-properties style:font-name="Times New Roman" style:font-name-asian="Times New Roman" style:font-name-complex="Times New Roman"/>
    </style:style>
    <style:style style:name="T139_36" style:family="text">
      <style:text-properties style:font-name="Times New Roman" style:font-name-asian="Times New Roman" style:font-name-complex="Times New Roman"/>
    </style:style>
    <style:style style:name="T139_37" style:family="text">
      <style:text-properties style:font-name="Times New Roman" style:font-name-asian="Times New Roman" style:font-name-complex="Times New Roman"/>
    </style:style>
    <style:style style:name="T139_38" style:family="text">
      <style:text-properties style:font-name="Times New Roman" style:font-name-asian="Times New Roman" style:font-name-complex="Times New Roman"/>
    </style:style>
    <style:style style:name="T139_39" style:family="text">
      <style:text-properties style:font-name="Times New Roman" style:font-name-asian="Times New Roman" style:font-name-complex="Times New Roman"/>
    </style:style>
    <style:style style:name="T139_40" style:family="text">
      <style:text-properties style:font-name="Times New Roman" style:font-name-asian="Times New Roman" style:font-name-complex="Times New Roman"/>
    </style:style>
    <style:style style:name="T139_41" style:family="text">
      <style:text-properties style:font-name="Times New Roman" style:font-name-asian="Times New Roman" style:font-name-complex="Times New Roman"/>
    </style:style>
    <style:style style:name="T139_42" style:family="text">
      <style:text-properties style:font-name="Times New Roman" style:font-name-asian="Times New Roman" style:font-name-complex="Times New Roman"/>
    </style:style>
    <style:style style:name="T139_43" style:family="text">
      <style:text-properties style:font-name="Times New Roman" style:font-name-asian="Times New Roman" style:font-name-complex="Times New Roman"/>
    </style:style>
    <style:style style:name="T139_44" style:family="text">
      <style:text-properties style:font-name="Times New Roman" style:font-name-asian="Times New Roman" style:font-name-complex="Times New Roman"/>
    </style:style>
    <style:style style:name="T139_45" style:family="text">
      <style:text-properties style:font-name="Times New Roman" style:font-name-asian="Times New Roman" style:font-name-complex="Times New Roman"/>
    </style:style>
    <style:style style:name="T139_46" style:family="text">
      <style:text-properties style:font-name="Times New Roman" style:font-name-asian="Times New Roman" style:font-name-complex="Times New Roman"/>
    </style:style>
    <style:style style:name="T139_47" style:family="text">
      <style:text-properties style:font-name="Times New Roman" style:font-name-asian="Times New Roman" style:font-name-complex="Times New Roman"/>
    </style:style>
    <style:style style:name="T139_48" style:family="text">
      <style:text-properties style:font-name="Times New Roman" style:font-name-asian="Times New Roman" style:font-name-complex="Times New Roman"/>
    </style:style>
    <style:style style:name="T139_49" style:family="text">
      <style:text-properties style:font-name="Times New Roman" style:font-name-asian="Times New Roman" style:font-name-complex="Times New Roman"/>
    </style:style>
    <style:style style:name="T139_50" style:family="text">
      <style:text-properties style:font-name="Times New Roman" style:font-name-asian="Times New Roman" style:font-name-complex="Times New Roman"/>
    </style:style>
    <style:style style:name="P140" style:family="paragraph" style:parent-style-name="Standard">
      <style:paragraph-properties fo:text-align="justify" fo:break-before="auto" style:writing-mode="lr-tb"/>
    </style:style>
    <style:style style:name="T140_1" style:family="text">
      <style:text-properties style:font-name="Times New Roman" style:font-name-asian="Times New Roman" style:font-name-complex="Times New Roman"/>
    </style:style>
    <style:style style:name="T140_2" style:family="text">
      <style:text-properties style:font-name="Times New Roman" style:font-name-asian="Times New Roman" style:font-name-complex="Times New Roman"/>
    </style:style>
    <style:style style:name="T140_3" style:family="text">
      <style:text-properties style:font-name="Times New Roman" style:font-name-asian="Times New Roman" style:font-name-complex="Times New Roman"/>
    </style:style>
    <style:style style:name="T140_4" style:family="text">
      <style:text-properties style:font-name="Times New Roman" style:font-name-asian="Times New Roman" style:font-name-complex="Times New Roman"/>
    </style:style>
    <style:style style:name="T140_5" style:family="text">
      <style:text-properties style:font-name="Times New Roman" style:font-name-asian="Times New Roman" style:font-name-complex="Times New Roman"/>
    </style:style>
    <style:style style:name="T140_6" style:family="text">
      <style:text-properties style:font-name="Times New Roman" style:font-name-asian="Times New Roman" style:font-name-complex="Times New Roman"/>
    </style:style>
    <style:style style:name="T140_7" style:family="text">
      <style:text-properties style:font-name="Times New Roman" style:font-name-asian="Times New Roman" style:font-name-complex="Times New Roman"/>
    </style:style>
    <style:style style:name="T140_8" style:family="text">
      <style:text-properties style:font-name="Times New Roman" style:font-name-asian="Times New Roman" style:font-name-complex="Times New Roman"/>
    </style:style>
    <style:style style:name="T140_9" style:family="text">
      <style:text-properties style:font-name="Times New Roman" style:font-name-asian="Times New Roman" style:font-name-complex="Times New Roman"/>
    </style:style>
    <style:style style:name="T140_10" style:family="text">
      <style:text-properties style:font-name="Times New Roman" style:font-name-asian="Times New Roman" style:font-name-complex="Times New Roman"/>
    </style:style>
    <style:style style:name="T140_11" style:family="text">
      <style:text-properties style:font-name="Times New Roman" style:font-name-asian="Times New Roman" style:font-name-complex="Times New Roman"/>
    </style:style>
    <style:style style:name="T140_12" style:family="text">
      <style:text-properties style:font-name="Times New Roman" style:font-name-asian="Times New Roman" style:font-name-complex="Times New Roman"/>
    </style:style>
    <style:style style:name="T140_13" style:family="text">
      <style:text-properties style:font-name="Times New Roman" style:font-name-asian="Times New Roman" style:font-name-complex="Times New Roman"/>
    </style:style>
    <style:style style:name="T140_14" style:family="text">
      <style:text-properties style:font-name="Times New Roman" style:font-name-asian="Times New Roman" style:font-name-complex="Times New Roman"/>
    </style:style>
    <style:style style:name="T140_15" style:family="text">
      <style:text-properties style:font-name="Times New Roman" style:font-name-asian="Times New Roman" style:font-name-complex="Times New Roman"/>
    </style:style>
    <style:style style:name="T140_16" style:family="text">
      <style:text-properties style:font-name="Times New Roman" style:font-name-asian="Times New Roman" style:font-name-complex="Times New Roman"/>
    </style:style>
    <style:style style:name="T140_17" style:family="text">
      <style:text-properties style:font-name="Times New Roman" style:font-name-asian="Times New Roman" style:font-name-complex="Times New Roman"/>
    </style:style>
    <style:style style:name="T140_18" style:family="text">
      <style:text-properties style:font-name="Times New Roman" style:font-name-asian="Times New Roman" style:font-name-complex="Times New Roman"/>
    </style:style>
    <style:style style:name="T140_19" style:family="text">
      <style:text-properties style:font-name="Times New Roman" style:font-name-asian="Times New Roman" style:font-name-complex="Times New Roman"/>
    </style:style>
    <style:style style:name="T140_20" style:family="text">
      <style:text-properties style:font-name="Times New Roman" style:font-name-asian="Times New Roman" style:font-name-complex="Times New Roman"/>
    </style:style>
    <style:style style:name="T140_21" style:family="text">
      <style:text-properties style:font-name="Times New Roman" style:font-name-asian="Times New Roman" style:font-name-complex="Times New Roman"/>
    </style:style>
    <style:style style:name="T140_22" style:family="text">
      <style:text-properties style:font-name="Times New Roman" style:font-name-asian="Times New Roman" style:font-name-complex="Times New Roman"/>
    </style:style>
    <style:style style:name="T140_23" style:family="text">
      <style:text-properties style:font-name="Times New Roman" style:font-name-asian="Times New Roman" style:font-name-complex="Times New Roman"/>
    </style:style>
    <style:style style:name="T140_24" style:family="text">
      <style:text-properties style:font-name="Times New Roman" style:font-name-asian="Times New Roman" style:font-name-complex="Times New Roman"/>
    </style:style>
    <style:style style:name="T140_25" style:family="text">
      <style:text-properties style:font-name="Times New Roman" style:font-name-asian="Times New Roman" style:font-name-complex="Times New Roman"/>
    </style:style>
    <style:style style:name="T140_26" style:family="text">
      <style:text-properties style:font-name="Times New Roman" style:font-name-asian="Times New Roman" style:font-name-complex="Times New Roman"/>
    </style:style>
    <style:style style:name="T140_27" style:family="text">
      <style:text-properties style:font-name="Times New Roman" style:font-name-asian="Times New Roman" style:font-name-complex="Times New Roman"/>
    </style:style>
    <style:style style:name="T140_28" style:family="text">
      <style:text-properties style:font-name="Times New Roman" style:font-name-asian="Times New Roman" style:font-name-complex="Times New Roman"/>
    </style:style>
    <style:style style:name="T140_29" style:family="text">
      <style:text-properties style:font-name="Times New Roman" style:font-name-asian="Times New Roman" style:font-name-complex="Times New Roman"/>
    </style:style>
    <style:style style:name="T140_30" style:family="text">
      <style:text-properties style:font-name="Times New Roman" style:font-name-asian="Times New Roman" style:font-name-complex="Times New Roman"/>
    </style:style>
    <style:style style:name="T140_31" style:family="text">
      <style:text-properties style:font-name="Times New Roman" style:font-name-asian="Times New Roman" style:font-name-complex="Times New Roman"/>
    </style:style>
    <style:style style:name="T140_32" style:family="text">
      <style:text-properties style:font-name="Times New Roman" style:font-name-asian="Times New Roman" style:font-name-complex="Times New Roman"/>
    </style:style>
    <style:style style:name="T140_33" style:family="text">
      <style:text-properties style:font-name="Times New Roman" style:font-name-asian="Times New Roman" style:font-name-complex="Times New Roman"/>
    </style:style>
    <style:style style:name="T140_34" style:family="text">
      <style:text-properties style:font-name="Times New Roman" style:font-name-asian="Times New Roman" style:font-name-complex="Times New Roman"/>
    </style:style>
    <style:style style:name="T140_35" style:family="text">
      <style:text-properties style:font-name="Times New Roman" style:font-name-asian="Times New Roman" style:font-name-complex="Times New Roman"/>
    </style:style>
    <style:style style:name="T140_36" style:family="text">
      <style:text-properties style:font-name="Times New Roman" style:font-name-asian="Times New Roman" style:font-name-complex="Times New Roman"/>
    </style:style>
    <style:style style:name="T140_37" style:family="text">
      <style:text-properties style:font-name="Times New Roman" style:font-name-asian="Times New Roman" style:font-name-complex="Times New Roman"/>
    </style:style>
    <style:style style:name="T140_38" style:family="text">
      <style:text-properties style:font-name="Times New Roman" style:font-name-asian="Times New Roman" style:font-name-complex="Times New Roman"/>
    </style:style>
    <style:style style:name="T140_39" style:family="text">
      <style:text-properties style:font-name="Times New Roman" style:font-name-asian="Times New Roman" style:font-name-complex="Times New Roman"/>
    </style:style>
    <style:style style:name="T140_40" style:family="text">
      <style:text-properties style:font-name="Times New Roman" style:font-name-asian="Times New Roman" style:font-name-complex="Times New Roman"/>
    </style:style>
    <style:style style:name="T140_41" style:family="text">
      <style:text-properties style:font-name="Times New Roman" style:font-name-asian="Times New Roman" style:font-name-complex="Times New Roman"/>
    </style:style>
    <style:style style:name="T140_42" style:family="text">
      <style:text-properties style:font-name="Times New Roman" style:font-name-asian="Times New Roman" style:font-name-complex="Times New Roman"/>
    </style:style>
    <style:style style:name="T140_43" style:family="text">
      <style:text-properties style:font-name="Times New Roman" style:font-name-asian="Times New Roman" style:font-name-complex="Times New Roman"/>
    </style:style>
    <style:style style:name="T140_44" style:family="text">
      <style:text-properties style:font-name="Times New Roman" style:font-name-asian="Times New Roman" style:font-name-complex="Times New Roman"/>
    </style:style>
    <style:style style:name="T140_45" style:family="text">
      <style:text-properties style:font-name="Times New Roman" style:font-name-asian="Times New Roman" style:font-name-complex="Times New Roman"/>
    </style:style>
    <style:style style:name="T140_46" style:family="text">
      <style:text-properties style:font-name="Times New Roman" style:font-name-asian="Times New Roman" style:font-name-complex="Times New Roman"/>
    </style:style>
    <style:style style:name="T140_47" style:family="text">
      <style:text-properties style:font-name="Times New Roman" style:font-name-asian="Times New Roman" style:font-name-complex="Times New Roman"/>
    </style:style>
    <style:style style:name="T140_48" style:family="text">
      <style:text-properties style:font-name="Times New Roman" style:font-name-asian="Times New Roman" style:font-name-complex="Times New Roman"/>
    </style:style>
    <style:style style:name="T140_49" style:family="text">
      <style:text-properties style:font-name="Times New Roman" style:font-name-asian="Times New Roman" style:font-name-complex="Times New Roman"/>
    </style:style>
    <style:style style:name="T140_50" style:family="text">
      <style:text-properties style:font-name="Times New Roman" style:font-name-asian="Times New Roman" style:font-name-complex="Times New Roman"/>
    </style:style>
    <style:style style:name="T140_51" style:family="text">
      <style:text-properties style:font-name="Times New Roman" style:font-name-asian="Times New Roman" style:font-name-complex="Times New Roman"/>
    </style:style>
    <style:style style:name="T140_52" style:family="text">
      <style:text-properties style:font-name="Times New Roman" style:font-name-asian="Times New Roman" style:font-name-complex="Times New Roman"/>
    </style:style>
    <style:style style:name="T140_53" style:family="text">
      <style:text-properties style:font-name="Times New Roman" style:font-name-asian="Times New Roman" style:font-name-complex="Times New Roman"/>
    </style:style>
    <style:style style:name="P141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2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2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2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2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2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2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2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2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2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2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3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3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3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3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3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3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3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3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3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3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4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4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4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4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4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4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4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4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4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4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5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5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5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5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5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5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5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5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5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5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6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6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6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6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6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6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6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6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6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6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7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7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7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7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7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7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7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7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7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7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8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8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8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8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8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8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8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8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8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8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9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9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9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9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9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9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9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9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9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9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0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0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0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0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0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0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0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0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0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0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1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1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1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1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1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1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1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1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1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1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2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2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2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2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2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2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2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2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2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2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3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3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3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3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3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3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3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3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3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3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4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4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4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4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4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4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4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4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4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4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5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5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5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5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5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5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5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5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5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5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6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6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6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6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6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6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6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1_16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justify" fo:break-before="auto" style:writing-mode="lr-tb"/>
    </style:style>
    <style:style style:name="T142_1" style:family="text">
      <style:text-properties style:font-name="Times New Roman" style:font-name-asian="Times New Roman" style:font-name-complex="Times New Roman"/>
    </style:style>
    <style:style style:name="T142_2" style:family="text">
      <style:text-properties style:font-name="Times New Roman" style:font-name-asian="Times New Roman" style:font-name-complex="Times New Roman"/>
    </style:style>
    <style:style style:name="T142_3" style:family="text">
      <style:text-properties style:font-name="Times New Roman" style:font-name-asian="Times New Roman" style:font-name-complex="Times New Roman"/>
    </style:style>
    <style:style style:name="T142_4" style:family="text">
      <style:text-properties style:font-name="Times New Roman" style:font-name-asian="Times New Roman" style:font-name-complex="Times New Roman"/>
    </style:style>
    <style:style style:name="T142_5" style:family="text">
      <style:text-properties style:font-name="Times New Roman" style:font-name-asian="Times New Roman" style:font-name-complex="Times New Roman"/>
    </style:style>
    <style:style style:name="T142_6" style:family="text">
      <style:text-properties style:font-name="Times New Roman" style:font-name-asian="Times New Roman" style:font-name-complex="Times New Roman"/>
    </style:style>
    <style:style style:name="T142_7" style:family="text">
      <style:text-properties style:font-name="Times New Roman" style:font-name-asian="Times New Roman" style:font-name-complex="Times New Roman"/>
    </style:style>
    <style:style style:name="T142_8" style:family="text">
      <style:text-properties style:font-name="Times New Roman" style:font-name-asian="Times New Roman" style:font-name-complex="Times New Roman"/>
    </style:style>
    <style:style style:name="T142_9" style:family="text">
      <style:text-properties style:font-name="Times New Roman" style:font-name-asian="Times New Roman" style:font-name-complex="Times New Roman"/>
    </style:style>
    <style:style style:name="T142_10" style:family="text">
      <style:text-properties style:font-name="Times New Roman" style:font-name-asian="Times New Roman" style:font-name-complex="Times New Roman"/>
    </style:style>
    <style:style style:name="T142_11" style:family="text">
      <style:text-properties style:font-name="Times New Roman" style:font-name-asian="Times New Roman" style:font-name-complex="Times New Roman"/>
    </style:style>
    <style:style style:name="T142_12" style:family="text">
      <style:text-properties style:font-name="Times New Roman" style:font-name-asian="Times New Roman" style:font-name-complex="Times New Roman"/>
    </style:style>
    <style:style style:name="T142_13" style:family="text">
      <style:text-properties style:font-name="Times New Roman" style:font-name-asian="Times New Roman" style:font-name-complex="Times New Roman"/>
    </style:style>
    <style:style style:name="T142_14" style:family="text">
      <style:text-properties style:font-name="Times New Roman" style:font-name-asian="Times New Roman" style:font-name-complex="Times New Roman"/>
    </style:style>
    <style:style style:name="T142_15" style:family="text">
      <style:text-properties style:font-name="Times New Roman" style:font-name-asian="Times New Roman" style:font-name-complex="Times New Roman"/>
    </style:style>
    <style:style style:name="T142_16" style:family="text">
      <style:text-properties style:font-name="Times New Roman" style:font-name-asian="Times New Roman" style:font-name-complex="Times New Roman"/>
    </style:style>
    <style:style style:name="T142_17" style:family="text">
      <style:text-properties style:font-name="Times New Roman" style:font-name-asian="Times New Roman" style:font-name-complex="Times New Roman"/>
    </style:style>
    <style:style style:name="T142_18" style:family="text">
      <style:text-properties style:font-name="Times New Roman" style:font-name-asian="Times New Roman" style:font-name-complex="Times New Roman"/>
    </style:style>
    <style:style style:name="T142_19" style:family="text">
      <style:text-properties style:font-name="Times New Roman" style:font-name-asian="Times New Roman" style:font-name-complex="Times New Roman"/>
    </style:style>
    <style:style style:name="T142_20" style:family="text">
      <style:text-properties style:font-name="Times New Roman" style:font-name-asian="Times New Roman" style:font-name-complex="Times New Roman"/>
    </style:style>
    <style:style style:name="T142_21" style:family="text">
      <style:text-properties style:font-name="Times New Roman" style:font-name-asian="Times New Roman" style:font-name-complex="Times New Roman"/>
    </style:style>
    <style:style style:name="T142_22" style:family="text">
      <style:text-properties style:font-name="Times New Roman" style:font-name-asian="Times New Roman" style:font-name-complex="Times New Roman"/>
    </style:style>
    <style:style style:name="T142_23" style:family="text">
      <style:text-properties style:font-name="Times New Roman" style:font-name-asian="Times New Roman" style:font-name-complex="Times New Roman"/>
    </style:style>
    <style:style style:name="T142_24" style:family="text">
      <style:text-properties style:font-name="Times New Roman" style:font-name-asian="Times New Roman" style:font-name-complex="Times New Roman"/>
    </style:style>
    <style:style style:name="T142_25" style:family="text">
      <style:text-properties style:font-name="Times New Roman" style:font-name-asian="Times New Roman" style:font-name-complex="Times New Roman"/>
    </style:style>
    <style:style style:name="T142_26" style:family="text">
      <style:text-properties style:font-name="Times New Roman" style:font-name-asian="Times New Roman" style:font-name-complex="Times New Roman"/>
    </style:style>
    <style:style style:name="T142_27" style:family="text">
      <style:text-properties style:font-name="Times New Roman" style:font-name-asian="Times New Roman" style:font-name-complex="Times New Roman"/>
    </style:style>
    <style:style style:name="T142_28" style:family="text">
      <style:text-properties style:font-name="Times New Roman" style:font-name-asian="Times New Roman" style:font-name-complex="Times New Roman"/>
    </style:style>
    <style:style style:name="T142_29" style:family="text">
      <style:text-properties style:font-name="Times New Roman" style:font-name-asian="Times New Roman" style:font-name-complex="Times New Roman"/>
    </style:style>
    <style:style style:name="T142_30" style:family="text">
      <style:text-properties style:font-name="Times New Roman" style:font-name-asian="Times New Roman" style:font-name-complex="Times New Roman"/>
    </style:style>
    <style:style style:name="T142_31" style:family="text">
      <style:text-properties style:font-name="Times New Roman" style:font-name-asian="Times New Roman" style:font-name-complex="Times New Roman"/>
    </style:style>
    <style:style style:name="T142_32" style:family="text">
      <style:text-properties style:font-name="Times New Roman" style:font-name-asian="Times New Roman" style:font-name-complex="Times New Roman"/>
    </style:style>
    <style:style style:name="T142_33" style:family="text">
      <style:text-properties style:font-name="Times New Roman" style:font-name-asian="Times New Roman" style:font-name-complex="Times New Roman"/>
    </style:style>
    <style:style style:name="T142_34" style:family="text">
      <style:text-properties style:font-name="Times New Roman" style:font-name-asian="Times New Roman" style:font-name-complex="Times New Roman"/>
    </style:style>
    <style:style style:name="T142_35" style:family="text">
      <style:text-properties style:font-name="Times New Roman" style:font-name-asian="Times New Roman" style:font-name-complex="Times New Roman"/>
    </style:style>
    <style:style style:name="T142_36" style:family="text">
      <style:text-properties style:font-name="Times New Roman" style:font-name-asian="Times New Roman" style:font-name-complex="Times New Roman"/>
    </style:style>
    <style:style style:name="T142_37" style:family="text">
      <style:text-properties style:font-name="Times New Roman" style:font-name-asian="Times New Roman" style:font-name-complex="Times New Roman"/>
    </style:style>
    <style:style style:name="T142_38" style:family="text">
      <style:text-properties style:font-name="Times New Roman" style:font-name-asian="Times New Roman" style:font-name-complex="Times New Roman"/>
    </style:style>
    <style:style style:name="T142_39" style:family="text">
      <style:text-properties style:font-name="Times New Roman" style:font-name-asian="Times New Roman" style:font-name-complex="Times New Roman"/>
    </style:style>
    <style:style style:name="T142_40" style:family="text">
      <style:text-properties style:font-name="Times New Roman" style:font-name-asian="Times New Roman" style:font-name-complex="Times New Roman"/>
    </style:style>
    <style:style style:name="T142_41" style:family="text">
      <style:text-properties style:font-name="Times New Roman" style:font-name-asian="Times New Roman" style:font-name-complex="Times New Roman"/>
    </style:style>
    <style:style style:name="T142_42" style:family="text">
      <style:text-properties style:font-name="Times New Roman" style:font-name-asian="Times New Roman" style:font-name-complex="Times New Roman"/>
    </style:style>
    <style:style style:name="T142_43" style:family="text">
      <style:text-properties style:font-name="Times New Roman" style:font-name-asian="Times New Roman" style:font-name-complex="Times New Roman"/>
    </style:style>
    <style:style style:name="T142_44" style:family="text">
      <style:text-properties style:font-name="Times New Roman" style:font-name-asian="Times New Roman" style:font-name-complex="Times New Roman"/>
    </style:style>
    <style:style style:name="T142_45" style:family="text">
      <style:text-properties style:font-name="Times New Roman" style:font-name-asian="Times New Roman" style:font-name-complex="Times New Roman"/>
    </style:style>
    <style:style style:name="T142_46" style:family="text">
      <style:text-properties style:font-name="Times New Roman" style:font-name-asian="Times New Roman" style:font-name-complex="Times New Roman"/>
    </style:style>
    <style:style style:name="T142_47" style:family="text">
      <style:text-properties style:font-name="Times New Roman" style:font-name-asian="Times New Roman" style:font-name-complex="Times New Roman"/>
    </style:style>
    <style:style style:name="T142_48" style:family="text">
      <style:text-properties style:font-name="Times New Roman" style:font-name-asian="Times New Roman" style:font-name-complex="Times New Roman"/>
    </style:style>
    <style:style style:name="T142_49" style:family="text">
      <style:text-properties style:font-name="Times New Roman" style:font-name-asian="Times New Roman" style:font-name-complex="Times New Roman"/>
    </style:style>
    <style:style style:name="T142_50" style:family="text">
      <style:text-properties style:font-name="Times New Roman" style:font-name-asian="Times New Roman" style:font-name-complex="Times New Roman"/>
    </style:style>
    <style:style style:name="T142_51" style:family="text">
      <style:text-properties style:font-name="Times New Roman" style:font-name-asian="Times New Roman" style:font-name-complex="Times New Roman"/>
    </style:style>
    <style:style style:name="T142_52" style:family="text">
      <style:text-properties style:font-name="Times New Roman" style:font-name-asian="Times New Roman" style:font-name-complex="Times New Roman"/>
    </style:style>
    <style:style style:name="T142_53" style:family="text">
      <style:text-properties style:font-name="Times New Roman" style:font-name-asian="Times New Roman" style:font-name-complex="Times New Roman"/>
    </style:style>
    <style:style style:name="T142_54" style:family="text">
      <style:text-properties style:font-name="Times New Roman" style:font-name-asian="Times New Roman" style:font-name-complex="Times New Roman"/>
    </style:style>
    <style:style style:name="T142_55" style:family="text">
      <style:text-properties style:font-name="Times New Roman" style:font-name-asian="Times New Roman" style:font-name-complex="Times New Roman"/>
    </style:style>
    <style:style style:name="T142_56" style:family="text">
      <style:text-properties style:font-name="Times New Roman" style:font-name-asian="Times New Roman" style:font-name-complex="Times New Roman"/>
    </style:style>
    <style:style style:name="T142_57" style:family="text">
      <style:text-properties style:font-name="Times New Roman" style:font-name-asian="Times New Roman" style:font-name-complex="Times New Roman"/>
    </style:style>
    <style:style style:name="T142_58" style:family="text">
      <style:text-properties style:font-name="Times New Roman" style:font-name-asian="Times New Roman" style:font-name-complex="Times New Roman"/>
    </style:style>
    <style:style style:name="T142_59" style:family="text">
      <style:text-properties style:font-name="Times New Roman" style:font-name-asian="Times New Roman" style:font-name-complex="Times New Roman"/>
    </style:style>
    <style:style style:name="T142_60" style:family="text">
      <style:text-properties style:font-name="Times New Roman" style:font-name-asian="Times New Roman" style:font-name-complex="Times New Roman"/>
    </style:style>
    <style:style style:name="T142_61" style:family="text">
      <style:text-properties style:font-name="Times New Roman" style:font-name-asian="Times New Roman" style:font-name-complex="Times New Roman"/>
    </style:style>
    <style:style style:name="T142_62" style:family="text">
      <style:text-properties style:font-name="Times New Roman" style:font-name-asian="Times New Roman" style:font-name-complex="Times New Roman"/>
    </style:style>
    <style:style style:name="T142_63" style:family="text">
      <style:text-properties style:font-name="Times New Roman" style:font-name-asian="Times New Roman" style:font-name-complex="Times New Roman"/>
    </style:style>
    <style:style style:name="T142_64" style:family="text">
      <style:text-properties style:font-name="Times New Roman" style:font-name-asian="Times New Roman" style:font-name-complex="Times New Roman"/>
    </style:style>
    <style:style style:name="T142_65" style:family="text">
      <style:text-properties style:font-name="Times New Roman" style:font-name-asian="Times New Roman" style:font-name-complex="Times New Roman"/>
    </style:style>
    <style:style style:name="T142_66" style:family="text">
      <style:text-properties style:font-name="Times New Roman" style:font-name-asian="Times New Roman" style:font-name-complex="Times New Roman"/>
    </style:style>
    <style:style style:name="T142_67" style:family="text">
      <style:text-properties style:font-name="Times New Roman" style:font-name-asian="Times New Roman" style:font-name-complex="Times New Roman"/>
    </style:style>
    <style:style style:name="T142_68" style:family="text">
      <style:text-properties style:font-name="Times New Roman" style:font-name-asian="Times New Roman" style:font-name-complex="Times New Roman"/>
    </style:style>
    <style:style style:name="T142_69" style:family="text">
      <style:text-properties style:font-name="Times New Roman" style:font-name-asian="Times New Roman" style:font-name-complex="Times New Roman"/>
    </style:style>
    <style:style style:name="T142_70" style:family="text">
      <style:text-properties style:font-name="Times New Roman" style:font-name-asian="Times New Roman" style:font-name-complex="Times New Roman"/>
    </style:style>
    <style:style style:name="T142_71" style:family="text">
      <style:text-properties style:font-name="Times New Roman" style:font-name-asian="Times New Roman" style:font-name-complex="Times New Roman"/>
    </style:style>
    <style:style style:name="T142_72" style:family="text">
      <style:text-properties style:font-name="Times New Roman" style:font-name-asian="Times New Roman" style:font-name-complex="Times New Roman"/>
    </style:style>
    <style:style style:name="T142_73" style:family="text">
      <style:text-properties style:font-name="Times New Roman" style:font-name-asian="Times New Roman" style:font-name-complex="Times New Roman"/>
    </style:style>
    <style:style style:name="T142_74" style:family="text">
      <style:text-properties style:font-name="Times New Roman" style:font-name-asian="Times New Roman" style:font-name-complex="Times New Roman"/>
    </style:style>
    <style:style style:name="T142_75" style:family="text">
      <style:text-properties style:font-name="Times New Roman" style:font-name-asian="Times New Roman" style:font-name-complex="Times New Roman"/>
    </style:style>
    <style:style style:name="T142_76" style:family="text">
      <style:text-properties style:font-name="Times New Roman" style:font-name-asian="Times New Roman" style:font-name-complex="Times New Roman"/>
    </style:style>
    <style:style style:name="T142_77" style:family="text">
      <style:text-properties style:font-name="Times New Roman" style:font-name-asian="Times New Roman" style:font-name-complex="Times New Roman"/>
    </style:style>
    <style:style style:name="T142_78" style:family="text">
      <style:text-properties style:font-name="Times New Roman" style:font-name-asian="Times New Roman" style:font-name-complex="Times New Roman"/>
    </style:style>
    <style:style style:name="T142_79" style:family="text">
      <style:text-properties style:font-name="Times New Roman" style:font-name-asian="Times New Roman" style:font-name-complex="Times New Roman"/>
    </style:style>
    <style:style style:name="T142_80" style:family="text">
      <style:text-properties style:font-name="Times New Roman" style:font-name-asian="Times New Roman" style:font-name-complex="Times New Roman"/>
    </style:style>
    <style:style style:name="T142_81" style:family="text">
      <style:text-properties style:font-name="Times New Roman" style:font-name-asian="Times New Roman" style:font-name-complex="Times New Roman"/>
    </style:style>
    <style:style style:name="T142_82" style:family="text">
      <style:text-properties style:font-name="Times New Roman" style:font-name-asian="Times New Roman" style:font-name-complex="Times New Roman"/>
    </style:style>
    <style:style style:name="T142_83" style:family="text">
      <style:text-properties style:font-name="Times New Roman" style:font-name-asian="Times New Roman" style:font-name-complex="Times New Roman"/>
    </style:style>
    <style:style style:name="T142_84" style:family="text">
      <style:text-properties style:font-name="Times New Roman" style:font-name-asian="Times New Roman" style:font-name-complex="Times New Roman"/>
    </style:style>
    <style:style style:name="T142_85" style:family="text">
      <style:text-properties style:font-name="Times New Roman" style:font-name-asian="Times New Roman" style:font-name-complex="Times New Roman"/>
    </style:style>
    <style:style style:name="T142_86" style:family="text">
      <style:text-properties style:font-name="Times New Roman" style:font-name-asian="Times New Roman" style:font-name-complex="Times New Roman"/>
    </style:style>
    <style:style style:name="T142_87" style:family="text">
      <style:text-properties style:font-name="Times New Roman" style:font-name-asian="Times New Roman" style:font-name-complex="Times New Roman"/>
    </style:style>
    <style:style style:name="T142_88" style:family="text">
      <style:text-properties style:font-name="Times New Roman" style:font-name-asian="Times New Roman" style:font-name-complex="Times New Roman"/>
    </style:style>
    <style:style style:name="T142_89" style:family="text">
      <style:text-properties style:font-name="Times New Roman" style:font-name-asian="Times New Roman" style:font-name-complex="Times New Roman"/>
    </style:style>
    <style:style style:name="T142_90" style:family="text">
      <style:text-properties style:font-name="Times New Roman" style:font-name-asian="Times New Roman" style:font-name-complex="Times New Roman"/>
    </style:style>
    <style:style style:name="T142_91" style:family="text">
      <style:text-properties style:font-name="Times New Roman" style:font-name-asian="Times New Roman" style:font-name-complex="Times New Roman"/>
    </style:style>
    <style:style style:name="T142_92" style:family="text">
      <style:text-properties style:font-name="Times New Roman" style:font-name-asian="Times New Roman" style:font-name-complex="Times New Roman"/>
    </style:style>
    <style:style style:name="T142_93" style:family="text">
      <style:text-properties style:font-name="Times New Roman" style:font-name-asian="Times New Roman" style:font-name-complex="Times New Roman"/>
    </style:style>
    <style:style style:name="T142_94" style:family="text">
      <style:text-properties style:font-name="Times New Roman" style:font-name-asian="Times New Roman" style:font-name-complex="Times New Roman"/>
    </style:style>
    <style:style style:name="T142_95" style:family="text">
      <style:text-properties style:font-name="Times New Roman" style:font-name-asian="Times New Roman" style:font-name-complex="Times New Roman"/>
    </style:style>
    <style:style style:name="T142_96" style:family="text">
      <style:text-properties style:font-name="Times New Roman" style:font-name-asian="Times New Roman" style:font-name-complex="Times New Roman"/>
    </style:style>
    <style:style style:name="T142_97" style:family="text">
      <style:text-properties style:font-name="Times New Roman" style:font-name-asian="Times New Roman" style:font-name-complex="Times New Roman"/>
    </style:style>
    <style:style style:name="P143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1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1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1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1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1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1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1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1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1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1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2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2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2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2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2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2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2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2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2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2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3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3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3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3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3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3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3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3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3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3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4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4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4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4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4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4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4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4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4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4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5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5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5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5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5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5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5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5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5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5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6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6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6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6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6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6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6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6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6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6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7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7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7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7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7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7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7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7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7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7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8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8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8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8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8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8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8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8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8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8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9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9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9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9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9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3_9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1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1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1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1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1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1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1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1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1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1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2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2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2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2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2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2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2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2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2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2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3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3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3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3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3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3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3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3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3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3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4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4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4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4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4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4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4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4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4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4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5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5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5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5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5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5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5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5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5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4_5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46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46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46_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46_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46_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46_1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46_1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46_1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46_1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46_1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46_1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P147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P148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1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1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1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1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1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1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1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1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1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1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2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2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2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2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2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2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2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2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2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2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3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3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3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3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3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3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3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3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3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3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4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4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4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4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4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4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4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4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4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4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5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5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5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5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5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5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5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5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58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T148_5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6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6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6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6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6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6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66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T148_6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6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48_6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justify" fo:break-before="auto" style:writing-mode="lr-tb"/>
    </style:style>
    <style:style style:name="T149_1" style:family="text">
      <style:text-properties style:font-name="Times New Roman" style:font-name-asian="Times New Roman" style:font-name-complex="Times New Roman"/>
    </style:style>
    <style:style style:name="T149_2" style:family="text">
      <style:text-properties style:font-name="Times New Roman" style:font-name-asian="Times New Roman" style:font-name-complex="Times New Roman"/>
    </style:style>
    <style:style style:name="T149_3" style:family="text">
      <style:text-properties style:font-name="Times New Roman" style:font-name-asian="Times New Roman" style:font-name-complex="Times New Roman"/>
    </style:style>
    <style:style style:name="T149_4" style:family="text">
      <style:text-properties style:font-name="Times New Roman" style:font-name-asian="Times New Roman" style:font-name-complex="Times New Roman"/>
    </style:style>
    <style:style style:name="T149_5" style:family="text">
      <style:text-properties style:font-name="Times New Roman" style:font-name-asian="Times New Roman" style:font-name-complex="Times New Roman"/>
    </style:style>
    <style:style style:name="T149_6" style:family="text">
      <style:text-properties style:font-name="Times New Roman" style:font-name-asian="Times New Roman" style:font-name-complex="Times New Roman"/>
    </style:style>
    <style:style style:name="T149_7" style:family="text">
      <style:text-properties style:font-name="Times New Roman" style:font-name-asian="Times New Roman" style:font-name-complex="Times New Roman"/>
    </style:style>
    <style:style style:name="T149_8" style:family="text">
      <style:text-properties style:font-name="Times New Roman" style:font-name-asian="Times New Roman" style:font-name-complex="Times New Roman"/>
    </style:style>
    <style:style style:name="T149_9" style:family="text">
      <style:text-properties style:font-name="Times New Roman" style:font-name-asian="Times New Roman" style:font-name-complex="Times New Roman"/>
    </style:style>
    <style:style style:name="T149_10" style:family="text">
      <style:text-properties style:font-name="Times New Roman" style:font-name-asian="Times New Roman" style:font-name-complex="Times New Roman"/>
    </style:style>
    <style:style style:name="T149_11" style:family="text">
      <style:text-properties style:font-name="Times New Roman" style:font-name-asian="Times New Roman" style:font-name-complex="Times New Roman"/>
    </style:style>
    <style:style style:name="T149_12" style:family="text">
      <style:text-properties style:font-name="Times New Roman" style:font-name-asian="Times New Roman" style:font-name-complex="Times New Roman"/>
    </style:style>
    <style:style style:name="T149_13" style:family="text">
      <style:text-properties style:font-name="Times New Roman" style:font-name-asian="Times New Roman" style:font-name-complex="Times New Roman"/>
    </style:style>
    <style:style style:name="T149_14" style:family="text">
      <style:text-properties style:font-name="Times New Roman" style:font-name-asian="Times New Roman" style:font-name-complex="Times New Roman"/>
    </style:style>
    <style:style style:name="T149_15" style:family="text">
      <style:text-properties style:font-name="Times New Roman" style:font-name-asian="Times New Roman" style:font-name-complex="Times New Roman"/>
    </style:style>
    <style:style style:name="T149_16" style:family="text">
      <style:text-properties style:font-name="Times New Roman" style:font-name-asian="Times New Roman" style:font-name-complex="Times New Roman"/>
    </style:style>
    <style:style style:name="T149_17" style:family="text">
      <style:text-properties style:font-name="Times New Roman" style:font-name-asian="Times New Roman" style:font-name-complex="Times New Roman"/>
    </style:style>
    <style:style style:name="T149_18" style:family="text">
      <style:text-properties style:font-name="Verdana" style:font-name-asian="Verdana" style:font-name-complex="Verdana"/>
    </style:style>
    <style:style style:name="T149_19" style:family="text">
      <style:text-properties style:font-name="Times New Roman" style:font-name-asian="Times New Roman" style:font-name-complex="Times New Roman"/>
    </style:style>
    <style:style style:name="T149_20" style:family="text">
      <style:text-properties style:font-name="Times New Roman" style:font-name-asian="Times New Roman" style:font-name-complex="Times New Roman"/>
    </style:style>
    <style:style style:name="T149_21" style:family="text">
      <style:text-properties style:font-name="Times New Roman" style:font-name-asian="Times New Roman" style:font-name-complex="Times New Roman"/>
    </style:style>
    <style:style style:name="T149_22" style:family="text">
      <style:text-properties style:font-name="Times New Roman" style:font-name-asian="Times New Roman" style:font-name-complex="Times New Roman"/>
    </style:style>
    <style:style style:name="T149_23" style:family="text">
      <style:text-properties style:font-name="Times New Roman" style:font-name-asian="Times New Roman" style:font-name-complex="Times New Roman"/>
    </style:style>
    <style:style style:name="T149_24" style:family="text">
      <style:text-properties style:font-name="Verdana" style:font-name-asian="Verdana" style:font-name-complex="Verdana"/>
    </style:style>
    <style:style style:name="T149_25" style:family="text">
      <style:text-properties style:font-name="Times New Roman" style:font-name-asian="Times New Roman" style:font-name-complex="Times New Roman"/>
    </style:style>
    <style:style style:name="T149_26" style:family="text">
      <style:text-properties style:font-name="Times New Roman" style:font-name-asian="Times New Roman" style:font-name-complex="Times New Roman"/>
    </style:style>
    <style:style style:name="T149_27" style:family="text">
      <style:text-properties style:font-name="Times New Roman" style:font-name-asian="Times New Roman" style:font-name-complex="Times New Roman"/>
    </style:style>
    <style:style style:name="T149_28" style:family="text">
      <style:text-properties style:font-name="Times New Roman" style:font-name-asian="Times New Roman" style:font-name-complex="Times New Roman"/>
    </style:style>
    <style:style style:name="T149_29" style:family="text">
      <style:text-properties style:font-name="Times New Roman" style:font-name-asian="Times New Roman" style:font-name-complex="Times New Roman"/>
    </style:style>
    <style:style style:name="T149_30" style:family="text">
      <style:text-properties style:font-name="Times New Roman" style:font-name-asian="Times New Roman" style:font-name-complex="Times New Roman"/>
    </style:style>
    <style:style style:name="T149_31" style:family="text">
      <style:text-properties style:font-name="Times New Roman" style:font-name-asian="Times New Roman" style:font-name-complex="Times New Roman"/>
    </style:style>
    <style:style style:name="T149_32" style:family="text">
      <style:text-properties style:font-name="Times New Roman" style:font-name-asian="Times New Roman" style:font-name-complex="Times New Roman"/>
    </style:style>
    <style:style style:name="T149_33" style:family="text">
      <style:text-properties style:font-name="Times New Roman" style:font-name-asian="Times New Roman" style:font-name-complex="Times New Roman"/>
    </style:style>
    <style:style style:name="T149_34" style:family="text">
      <style:text-properties style:font-name="Times New Roman" style:font-name-asian="Times New Roman" style:font-name-complex="Times New Roman"/>
    </style:style>
    <style:style style:name="T149_35" style:family="text">
      <style:text-properties style:font-name="Times New Roman" style:font-name-asian="Times New Roman" style:font-name-complex="Times New Roman"/>
    </style:style>
    <style:style style:name="T149_36" style:family="text">
      <style:text-properties style:font-name="Times New Roman" style:font-name-asian="Times New Roman" style:font-name-complex="Times New Roman"/>
    </style:style>
    <style:style style:name="T149_37" style:family="text">
      <style:text-properties style:font-name="Times New Roman" style:font-name-asian="Times New Roman" style:font-name-complex="Times New Roman"/>
    </style:style>
    <style:style style:name="T149_38" style:family="text">
      <style:text-properties style:font-name="Times New Roman" style:font-name-asian="Times New Roman" style:font-name-complex="Times New Roman"/>
    </style:style>
    <style:style style:name="T149_39" style:family="text">
      <style:text-properties style:font-name="Times New Roman" style:font-name-asian="Times New Roman" style:font-name-complex="Times New Roman"/>
    </style:style>
    <style:style style:name="T149_40" style:family="text">
      <style:text-properties style:font-name="Times New Roman" style:font-name-asian="Times New Roman" style:font-name-complex="Times New Roman"/>
    </style:style>
    <style:style style:name="T149_41" style:family="text">
      <style:text-properties style:font-name="Times New Roman" style:font-name-asian="Times New Roman" style:font-name-complex="Times New Roman"/>
    </style:style>
    <style:style style:name="T149_42" style:family="text">
      <style:text-properties style:font-name="Times New Roman" style:font-name-asian="Times New Roman" style:font-name-complex="Times New Roman"/>
    </style:style>
    <style:style style:name="T149_43" style:family="text">
      <style:text-properties style:font-name="Times New Roman" style:font-name-asian="Times New Roman" style:font-name-complex="Times New Roman"/>
    </style:style>
    <style:style style:name="T149_44" style:family="text">
      <style:text-properties style:font-name="Times New Roman" style:font-name-asian="Times New Roman" style:font-name-complex="Times New Roman"/>
    </style:style>
    <style:style style:name="T149_45" style:family="text">
      <style:text-properties style:font-name="Times New Roman" style:font-name-asian="Times New Roman" style:font-name-complex="Times New Roman"/>
    </style:style>
    <style:style style:name="T149_46" style:family="text">
      <style:text-properties style:font-name="Times New Roman" style:font-name-asian="Times New Roman" style:font-name-complex="Times New Roman"/>
    </style:style>
    <style:style style:name="T149_47" style:family="text">
      <style:text-properties style:font-name="Times New Roman" style:font-name-asian="Times New Roman" style:font-name-complex="Times New Roman"/>
    </style:style>
    <style:style style:name="T149_48" style:family="text">
      <style:text-properties style:font-name="Verdana" style:font-name-asian="Verdana" style:font-name-complex="Verdana"/>
    </style:style>
    <style:style style:name="T149_49" style:family="text">
      <style:text-properties style:font-name="Times New Roman" style:font-name-asian="Times New Roman" style:font-name-complex="Times New Roman"/>
    </style:style>
    <style:style style:name="T149_50" style:family="text">
      <style:text-properties style:font-name="Times New Roman" style:font-name-asian="Times New Roman" style:font-name-complex="Times New Roman"/>
    </style:style>
    <style:style style:name="T149_51" style:family="text">
      <style:text-properties style:font-name="Times New Roman" style:font-name-asian="Times New Roman" style:font-name-complex="Times New Roman"/>
    </style:style>
    <style:style style:name="T149_52" style:family="text">
      <style:text-properties style:font-name="Times New Roman" style:font-name-asian="Times New Roman" style:font-name-complex="Times New Roman"/>
    </style:style>
    <style:style style:name="T149_53" style:family="text">
      <style:text-properties style:font-name="Times New Roman" style:font-name-asian="Times New Roman" style:font-name-complex="Times New Roman"/>
    </style:style>
    <style:style style:name="T149_54" style:family="text">
      <style:text-properties style:font-name="Times New Roman" style:font-name-asian="Times New Roman" style:font-name-complex="Times New Roman"/>
    </style:style>
    <style:style style:name="T149_55" style:family="text">
      <style:text-properties style:font-name="Times New Roman" style:font-name-asian="Times New Roman" style:font-name-complex="Times New Roman"/>
    </style:style>
    <style:style style:name="T149_56" style:family="text">
      <style:text-properties style:font-name="Times New Roman" style:font-name-asian="Times New Roman" style:font-name-complex="Times New Roman"/>
    </style:style>
    <style:style style:name="T149_57" style:family="text">
      <style:text-properties style:font-name="Times New Roman" style:font-name-asian="Times New Roman" style:font-name-complex="Times New Roman"/>
    </style:style>
    <style:style style:name="T149_58" style:family="text">
      <style:text-properties style:font-name="Times New Roman" style:font-name-asian="Times New Roman" style:font-name-complex="Times New Roman"/>
    </style:style>
    <style:style style:name="T149_59" style:family="text">
      <style:text-properties style:font-name="Times New Roman" style:font-name-asian="Times New Roman" style:font-name-complex="Times New Roman"/>
    </style:style>
    <style:style style:name="T149_60" style:family="text">
      <style:text-properties style:font-name="Times New Roman" style:font-name-asian="Times New Roman" style:font-name-complex="Times New Roman"/>
    </style:style>
    <style:style style:name="T149_61" style:family="text">
      <style:text-properties style:font-name="Times New Roman" style:font-name-asian="Times New Roman" style:font-name-complex="Times New Roman"/>
    </style:style>
    <style:style style:name="T149_62" style:family="text">
      <style:text-properties style:font-name="Times New Roman" style:font-name-asian="Times New Roman" style:font-name-complex="Times New Roman"/>
    </style:style>
    <style:style style:name="T149_63" style:family="text">
      <style:text-properties style:font-name="Times New Roman" style:font-name-asian="Times New Roman" style:font-name-complex="Times New Roman"/>
    </style:style>
    <style:style style:name="T149_64" style:family="text">
      <style:text-properties style:font-name="Times New Roman" style:font-name-asian="Times New Roman" style:font-name-complex="Times New Roman"/>
    </style:style>
    <style:style style:name="T149_65" style:family="text">
      <style:text-properties style:font-name="Times New Roman" style:font-name-asian="Times New Roman" style:font-name-complex="Times New Roman"/>
    </style:style>
    <style:style style:name="T149_66" style:family="text">
      <style:text-properties style:font-name="Times New Roman" style:font-name-asian="Times New Roman" style:font-name-complex="Times New Roman"/>
    </style:style>
    <style:style style:name="T149_67" style:family="text">
      <style:text-properties style:font-name="Times New Roman" style:font-name-asian="Times New Roman" style:font-name-complex="Times New Roman"/>
    </style:style>
    <style:style style:name="T149_68" style:family="text">
      <style:text-properties style:font-name="Times New Roman" style:font-name-asian="Times New Roman" style:font-name-complex="Times New Roman"/>
    </style:style>
    <style:style style:name="T149_69" style:family="text">
      <style:text-properties style:font-name="Times New Roman" style:font-name-asian="Times New Roman" style:font-name-complex="Times New Roman"/>
    </style:style>
    <style:style style:name="T149_70" style:family="text">
      <style:text-properties style:font-name="Times New Roman" style:font-name-asian="Times New Roman" style:font-name-complex="Times New Roman"/>
    </style:style>
    <style:style style:name="T149_71" style:family="text">
      <style:text-properties style:font-name="Times New Roman" style:font-name-asian="Times New Roman" style:font-name-complex="Times New Roman"/>
    </style:style>
    <style:style style:name="T149_72" style:family="text">
      <style:text-properties style:font-name="Times New Roman" style:font-name-asian="Times New Roman" style:font-name-complex="Times New Roman"/>
    </style:style>
    <style:style style:name="T149_73" style:family="text">
      <style:text-properties style:font-name="Times New Roman" style:font-name-asian="Times New Roman" style:font-name-complex="Times New Roman"/>
    </style:style>
    <style:style style:name="T149_74" style:family="text">
      <style:text-properties style:font-name="Times New Roman" style:font-name-asian="Times New Roman" style:font-name-complex="Times New Roman"/>
    </style:style>
    <style:style style:name="T149_75" style:family="text">
      <style:text-properties style:font-name="Times New Roman" style:font-name-asian="Times New Roman" style:font-name-complex="Times New Roman"/>
    </style:style>
    <style:style style:name="T149_76" style:family="text">
      <style:text-properties style:font-name="Times New Roman" style:font-name-asian="Times New Roman" style:font-name-complex="Times New Roman"/>
    </style:style>
    <style:style style:name="T149_77" style:family="text">
      <style:text-properties style:font-name="Times New Roman" style:font-name-asian="Times New Roman" style:font-name-complex="Times New Roman"/>
    </style:style>
    <style:style style:name="T149_78" style:family="text">
      <style:text-properties style:font-name="Times New Roman" style:font-name-asian="Times New Roman" style:font-name-complex="Times New Roman"/>
    </style:style>
    <style:style style:name="T149_79" style:family="text">
      <style:text-properties style:font-name="Times New Roman" style:font-name-asian="Times New Roman" style:font-name-complex="Times New Roman"/>
    </style:style>
    <style:style style:name="T149_80" style:family="text">
      <style:text-properties style:font-name="Times New Roman" style:font-name-asian="Times New Roman" style:font-name-complex="Times New Roman"/>
    </style:style>
    <style:style style:name="T149_81" style:family="text">
      <style:text-properties style:font-name="Times New Roman" style:font-name-asian="Times New Roman" style:font-name-complex="Times New Roman"/>
    </style:style>
    <style:style style:name="T149_82" style:family="text">
      <style:text-properties style:font-name="Times New Roman" style:font-name-asian="Times New Roman" style:font-name-complex="Times New Roman"/>
    </style:style>
    <style:style style:name="T149_83" style:family="text">
      <style:text-properties style:font-name="Times New Roman" style:font-name-asian="Times New Roman" style:font-name-complex="Times New Roman"/>
    </style:style>
    <style:style style:name="T149_84" style:family="text">
      <style:text-properties style:font-name="Times New Roman" style:font-name-asian="Times New Roman" style:font-name-complex="Times New Roman"/>
    </style:style>
    <style:style style:name="T149_85" style:family="text">
      <style:text-properties style:font-name="Times New Roman" style:font-name-asian="Times New Roman" style:font-name-complex="Times New Roman"/>
    </style:style>
    <style:style style:name="P150" style:family="paragraph" style:parent-style-name="Standard">
      <style:paragraph-properties fo:text-align="justify" fo:break-before="auto" style:writing-mode="lr-tb"/>
      <style:text-properties style:font-name="Times New Roman" style:font-name-asian="Times New Roman" style:font-name-complex="Times New Roman"/>
    </style:style>
    <style:style style:name="P151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51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51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51_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51_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51_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51_1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51_1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P152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P153" style:family="paragraph" style:parent-style-name="Standard">
      <style:paragraph-properties fo:text-align="justify" fo:break-before="auto" fo:margin-top="0cm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P154" style:family="paragraph" style:parent-style-name="Standard">
      <style:paragraph-properties fo:text-align="justify" fo:break-before="auto" fo:margin-top="0cm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P155" style:family="paragraph" style:parent-style-name="Standard">
      <style:paragraph-properties fo:break-before="auto" fo:margin-top="0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P156" style:family="paragraph" style:parent-style-name="Standard">
      <style:paragraph-properties fo:break-before="auto" fo:margin-top="0cm" fo:margin-bottom="0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P157" style:family="paragraph" style:parent-style-name="Standard">
      <style:paragraph-properties fo:text-align="justify" fo:break-before="auto" style:writing-mode="lr-tb"/>
    </style:style>
    <style:style style:name="P158" style:family="paragraph" style:parent-style-name="Standard">
      <style:paragraph-properties fo:text-align="justify" fo:break-before="auto" fo:text-indent="-0.952cm" fo:margin-left="1.588cm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P159" style:family="paragraph" style:parent-style-name="Standard">
      <style:paragraph-properties fo:text-align="justify" fo:break-before="auto" fo:margin-top="0cm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P160" style:family="paragraph" style:parent-style-name="Standard">
      <style:paragraph-properties fo:text-align="justify" fo:break-before="auto" fo:margin-top="0cm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P161" style:family="paragraph" style:parent-style-name="Standard">
      <style:paragraph-properties fo:text-align="justify" fo:break-before="auto" fo:margin-top="0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P162" style:family="paragraph" style:parent-style-name="Standard">
      <style:paragraph-properties fo:text-align="justify" fo:break-before="auto" fo:margin-top="0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P163" style:family="paragraph" style:parent-style-name="Standard">
      <style:paragraph-properties fo:text-align="justify" fo:break-before="auto" fo:margin-top="0cm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P164" style:family="paragraph" style:parent-style-name="Standard">
      <style:paragraph-properties fo:text-align="justify" fo:break-before="auto" fo:line-height="100%" fo:margin-top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1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1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1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1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1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1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1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1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1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1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2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2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2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2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2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2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2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2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2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2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3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3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3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3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3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3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3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3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3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3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4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4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4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4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4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4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4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4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4_4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justify" fo:break-before="auto" fo:line-height="100%" fo:margin-top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5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5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5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5_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5_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5_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5_1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5_1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5_1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5_1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5_1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5_1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5_1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5_1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5_1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5_1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5_2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5_2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5_2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justify" fo:break-before="auto" fo:margin-top="0cm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P167" style:family="paragraph" style:parent-style-name="Standard">
      <style:paragraph-properties fo:text-align="justify" fo:break-before="auto" fo:margin-top="0cm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P168" style:family="paragraph" style:parent-style-name="Standard">
      <style:paragraph-properties fo:text-align="justify" fo:break-before="auto" fo:margin-top="0cm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/>
    <style:style style:name="T168_20" style:family="text"/>
    <style:style style:name="T168_21" style:family="text"/>
    <style:style style:name="T168_22" style:family="text"/>
    <style:style style:name="T168_23" style:family="text"/>
    <style:style style:name="T168_24" style:family="text"/>
    <style:style style:name="T168_25" style:family="text"/>
    <style:style style:name="T168_26" style:family="text"/>
    <style:style style:name="T168_27" style:family="text"/>
    <style:style style:name="T168_28" style:family="text"/>
    <style:style style:name="T168_29" style:family="text"/>
    <style:style style:name="T168_30" style:family="text"/>
    <style:style style:name="P169" style:family="paragraph" style:parent-style-name="Standard">
      <style:paragraph-properties fo:text-align="justify" fo:break-before="auto" fo:line-height="100%" fo:margin-top="0cm" fo:margin-bottom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9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9_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9_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9_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9_1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9_1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9_1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9_1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9_1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9_1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9_1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9_1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9_1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9_1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9_2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9_2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9_2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9_2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169_2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justify" fo:break-before="auto" fo:text-indent="1.101cm" style:writing-mode="lr-tb"/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center" fo:break-before="auto" fo:text-indent="1.101cm" style:writing-mode="lr-tb"/>
    </style:style>
    <style:style style:name="T171_1" style:family="text">
      <style:text-properties fo:font-weight="bold" style:font-weight-asian="bold" style:font-weight-complex="bold"/>
    </style:style>
    <style:style style:name="T171_2" style:family="text"/>
    <style:style style:name="T171_3" style:family="text">
      <style:text-properties fo:font-weight="bold" style:font-weight-asian="bold" style:font-weight-complex="bold"/>
    </style:style>
    <style:style style:name="T171_4" style:family="text">
      <style:text-properties fo:font-weight="bold" style:font-weight-asian="bold" style:font-weight-complex="bold"/>
    </style:style>
    <style:style style:name="T171_5" style:family="text">
      <style:text-properties fo:font-weight="bold" style:font-weight-asian="bold" style:font-weight-complex="bold"/>
    </style:style>
    <style:style style:name="T171_6" style:family="text">
      <style:text-properties fo:font-weight="bold" style:font-weight-asian="bold" style:font-weight-complex="bold"/>
    </style:style>
    <style:style style:name="T171_7" style:family="text">
      <style:text-properties fo:font-weight="bold" style:font-weight-asian="bold" style:font-weight-complex="bold"/>
    </style:style>
    <style:style style:name="T171_8" style:family="text">
      <style:text-properties fo:font-weight="bold" style:font-weight-asian="bold" style:font-weight-complex="bold"/>
    </style:style>
    <style:style style:name="T171_9" style:family="text">
      <style:text-properties fo:font-weight="bold" style:font-weight-asian="bold" style:font-weight-complex="bold"/>
    </style:style>
    <style:style style:name="P172" style:family="paragraph" style:parent-style-name="Standard">
      <style:paragraph-properties fo:text-align="center" fo:break-before="auto" fo:text-indent="1.101cm" style:writing-mode="lr-tb"/>
      <style:text-properties fo:font-weight="bold" style:font-weight-asian="bold" style:font-weight-complex="bold"/>
    </style:style>
    <style:style style:name="P173" style:family="paragraph" style:parent-style-name="Standard">
      <style:paragraph-properties fo:text-align="justify" fo:break-before="auto" fo:margin-top="0cm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P174" style:family="paragraph" style:parent-style-name="Standard">
      <style:paragraph-properties fo:text-align="justify" fo:break-before="auto" fo:margin-top="0cm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P175" style:family="paragraph" style:parent-style-name="Standard">
      <style:paragraph-properties fo:text-align="justify" fo:break-before="auto" fo:margin-top="0cm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P176" style:family="paragraph" style:parent-style-name="Standard">
      <style:paragraph-properties fo:text-align="justify" fo:break-before="auto" fo:margin-top="0cm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P177" style:family="paragraph" style:parent-style-name="Standard">
      <style:paragraph-properties fo:text-align="justify" fo:break-before="auto" fo:margin-top="0cm" style:writing-mode="lr-tb"/>
    </style:style>
    <style:style style:name="T177_1" style:family="text"/>
    <style:style style:name="T177_2" style:family="text"/>
    <style:style style:name="P178" style:family="paragraph" style:parent-style-name="Standard">
      <style:paragraph-properties fo:text-align="justify" fo:break-before="auto" fo:margin-top="0cm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P179" style:family="paragraph" style:parent-style-name="Standard">
      <style:paragraph-properties fo:text-align="justify" fo:break-before="auto" fo:margin-top="0cm" style:writing-mode="lr-tb"/>
    </style:style>
    <style:style style:name="T179_1" style:family="text"/>
    <style:style style:name="T179_2" style:family="text"/>
    <style:style style:name="P180" style:family="paragraph" style:parent-style-name="Standard">
      <style:paragraph-properties fo:text-align="justify" fo:break-before="auto" fo:margin-top="0cm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P181" style:family="paragraph" style:parent-style-name="Standard">
      <style:paragraph-properties fo:text-align="justify" fo:break-before="auto" fo:margin-top="0cm" fo:margin-bottom="0cm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P182" style:family="paragraph" style:parent-style-name="Standard">
      <style:paragraph-properties fo:text-align="justify" fo:break-before="auto" fo:text-indent="0cm" fo:margin-left="1.101cm" style:writing-mode="lr-tb"/>
    </style:style>
    <style:style style:name="P183" style:family="paragraph" style:parent-style-name="Heading_20_3">
      <style:paragraph-properties fo:text-align="center" fo:break-before="auto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P184" style:family="paragraph" style:parent-style-name="Standard">
      <style:paragraph-properties fo:text-align="justify" fo:break-before="auto" fo:text-indent="1.101cm" style:writing-mode="lr-tb"/>
    </style:style>
    <style:style style:name="P185" style:family="paragraph" style:parent-style-name="Standard">
      <style:paragraph-properties fo:text-align="justify" fo:break-before="auto" fo:text-indent="0cm" fo:margin-left="0.635cm" style:writing-mode="lr-tb"/>
    </style:style>
    <style:style style:name="T185_1" style:family="text">
      <style:text-properties fo:font-weight="bold" style:font-weight-asian="bold" style:font-weight-complex="bold"/>
    </style:style>
    <style:style style:name="T185_2" style:family="text">
      <style:text-properties fo:font-weight="bold" style:font-weight-asian="bold" style:font-weight-complex="bold"/>
    </style:style>
    <style:style style:name="T185_3" style:family="text">
      <style:text-properties fo:font-weight="bold" style:font-weight-asian="bold" style:font-weight-complex="bold"/>
    </style:style>
    <style:style style:name="T185_4" style:family="text">
      <style:text-properties fo:font-weight="bold" style:font-weight-asian="bold" style:font-weight-complex="bold"/>
    </style:style>
    <style:style style:name="T185_5" style:family="text">
      <style:text-properties fo:font-weight="bold" style:font-weight-asian="bold" style:font-weight-complex="bold"/>
    </style:style>
    <style:style style:name="T185_6" style:family="text">
      <style:text-properties fo:font-weight="bold" style:font-weight-asian="bold" style:font-weight-complex="bold"/>
    </style:style>
    <style:style style:name="T185_7" style:family="text">
      <style:text-properties fo:font-weight="bold" style:font-weight-asian="bold" style:font-weight-complex="bold"/>
    </style:style>
    <style:style style:name="T185_8" style:family="text">
      <style:text-properties fo:font-weight="bold" style:font-weight-asian="bold" style:font-weight-complex="bold"/>
    </style:style>
    <style:style style:name="T185_9" style:family="text">
      <style:text-properties fo:font-weight="bold" style:font-weight-asian="bold" style:font-weight-complex="bold"/>
    </style:style>
    <style:style style:name="T185_10" style:family="text">
      <style:text-properties fo:font-weight="bold" style:font-weight-asian="bold" style:font-weight-complex="bold"/>
    </style:style>
    <style:style style:name="T185_11" style:family="text">
      <style:text-properties fo:font-weight="bold" style:font-weight-asian="bold" style:font-weight-complex="bold"/>
    </style:style>
    <style:style style:name="T185_12" style:family="text">
      <style:text-properties fo:font-weight="bold" style:font-weight-asian="bold" style:font-weight-complex="bold"/>
    </style:style>
    <style:style style:name="T185_13" style:family="text">
      <style:text-properties fo:font-weight="bold" style:font-weight-asian="bold" style:font-weight-complex="bold"/>
    </style:style>
    <style:style style:name="T185_14" style:family="text">
      <style:text-properties fo:font-weight="bold" style:font-weight-asian="bold" style:font-weight-complex="bold"/>
    </style:style>
    <style:style style:name="T185_15" style:family="text"/>
    <style:style style:name="P186" style:family="paragraph" style:parent-style-name="Standard">
      <style:paragraph-properties fo:text-align="justify" fo:break-before="auto" fo:text-indent="0cm" fo:margin-left="0.635cm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P187" style:family="paragraph" style:parent-style-name="Standard">
      <style:paragraph-properties fo:text-align="justify" fo:break-before="auto" fo:margin-top="0cm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P188" style:family="paragraph" style:parent-style-name="Standard">
      <style:paragraph-properties fo:text-align="justify" fo:break-before="auto" fo:margin-top="0cm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P189" style:family="paragraph" style:parent-style-name="Standard">
      <style:paragraph-properties fo:text-align="justify" fo:break-before="auto" fo:margin-top="0cm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P190" style:family="paragraph" style:parent-style-name="Standard">
      <style:paragraph-properties fo:text-align="justify" fo:break-before="auto" fo:margin-top="0cm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T190_16" style:family="text"/>
    <style:style style:name="T190_17" style:family="text"/>
    <style:style style:name="T190_18" style:family="text"/>
    <style:style style:name="T190_19" style:family="text"/>
    <style:style style:name="T190_20" style:family="text"/>
    <style:style style:name="T190_21" style:family="text"/>
    <style:style style:name="T190_22" style:family="text"/>
    <style:style style:name="T190_23" style:family="text"/>
    <style:style style:name="T190_24" style:family="text"/>
    <style:style style:name="T190_25" style:family="text"/>
    <style:style style:name="T190_26" style:family="text"/>
    <style:style style:name="T190_27" style:family="text"/>
    <style:style style:name="T190_28" style:family="text"/>
    <style:style style:name="P191" style:family="paragraph" style:parent-style-name="Standard">
      <style:paragraph-properties fo:text-align="justify" fo:break-before="auto" fo:margin-top="0cm" fo:margin-bottom="0cm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P192" style:family="paragraph" style:parent-style-name="Standard">
      <style:paragraph-properties fo:text-align="justify" fo:break-before="page" fo:text-indent="1.101cm" style:writing-mode="lr-tb"/>
    </style:style>
    <style:style style:name="T192_1" style:family="text">
      <style:text-properties fo:font-weight="bold" style:font-weight-asian="bold" style:font-weight-complex="bold"/>
    </style:style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T192_20" style:family="text"/>
    <style:style style:name="T192_21" style:family="text"/>
    <style:style style:name="T192_22" style:family="text"/>
    <style:style style:name="T192_23" style:family="text"/>
    <style:style style:name="T192_24" style:family="text"/>
    <style:style style:name="T192_25" style:family="text"/>
    <style:style style:name="T192_26" style:family="text"/>
    <style:style style:name="T192_27" style:family="text"/>
    <style:style style:name="T192_28" style:family="text"/>
    <style:style style:name="T192_29" style:family="text"/>
    <style:style style:name="T192_30" style:family="text"/>
    <style:style style:name="T192_31" style:family="text"/>
    <style:style style:name="T192_32" style:family="text"/>
    <style:style style:name="T192_33" style:family="text"/>
    <style:style style:name="T192_34" style:family="text"/>
    <style:style style:name="T192_35" style:family="text"/>
    <style:style style:name="T192_36" style:family="text"/>
    <style:style style:name="P193" style:family="paragraph" style:parent-style-name="Standard">
      <style:paragraph-properties fo:text-align="justify" fo:break-before="auto" fo:margin-top="0cm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T193_17" style:family="text"/>
    <style:style style:name="T193_18" style:family="text"/>
    <style:style style:name="T193_19" style:family="text"/>
    <style:style style:name="T193_20" style:family="text"/>
    <style:style style:name="P194" style:family="paragraph" style:parent-style-name="Standard">
      <style:paragraph-properties fo:text-align="justify" fo:break-before="auto" fo:margin-top="0cm" style:writing-mode="lr-tb"/>
    </style:style>
    <style:style style:name="T194_1" style:family="text"/>
    <style:style style:name="T194_2" style:family="text"/>
    <style:style style:name="P195" style:family="paragraph" style:parent-style-name="Standard">
      <style:paragraph-properties fo:text-align="justify" fo:break-before="auto" fo:margin-top="0cm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T195_17" style:family="text"/>
    <style:style style:name="T195_18" style:family="text"/>
    <style:style style:name="T195_19" style:family="text"/>
    <style:style style:name="T195_20" style:family="text"/>
    <style:style style:name="T195_21" style:family="text"/>
    <style:style style:name="T195_22" style:family="text"/>
    <style:style style:name="T195_23" style:family="text"/>
    <style:style style:name="T195_24" style:family="text"/>
    <style:style style:name="T195_25" style:family="text"/>
    <style:style style:name="T195_26" style:family="text"/>
    <style:style style:name="T195_27" style:family="text"/>
    <style:style style:name="T195_28" style:family="text"/>
    <style:style style:name="T195_29" style:family="text"/>
    <style:style style:name="T195_30" style:family="text"/>
    <style:style style:name="P196" style:family="paragraph" style:parent-style-name="Standard">
      <style:paragraph-properties fo:text-align="justify" fo:break-before="auto" fo:margin-top="0cm" style:writing-mode="lr-tb"/>
    </style:style>
    <style:style style:name="T196_1" style:family="text"/>
    <style:style style:name="T196_2" style:family="text"/>
    <style:style style:name="P197" style:family="paragraph" style:parent-style-name="Standard">
      <style:paragraph-properties fo:text-align="justify" fo:break-before="auto" fo:margin-top="0cm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P198" style:family="paragraph" style:parent-style-name="Standard">
      <style:paragraph-properties fo:text-align="justify" fo:break-before="auto" fo:margin-top="0cm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P199" style:family="paragraph" style:parent-style-name="Standard">
      <style:paragraph-properties fo:text-align="justify" fo:break-before="auto" fo:margin-top="0cm" fo:margin-bottom="0cm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T199_17" style:family="text"/>
    <style:style style:name="T199_18" style:family="text"/>
    <style:style style:name="T199_19" style:family="text"/>
    <style:style style:name="T199_20" style:family="text"/>
    <style:style style:name="P200" style:family="paragraph" style:parent-style-name="Standard">
      <style:paragraph-properties fo:text-align="justify" fo:break-before="auto" fo:text-indent="0cm" fo:margin-left="0.635cm" style:writing-mode="lr-tb"/>
    </style:style>
    <style:style style:name="P201" style:family="paragraph" style:parent-style-name="Standard">
      <style:paragraph-properties fo:text-align="justify" fo:break-before="auto" fo:text-indent="1.101cm" fo:line-height="100%" fo:margin-top="0cm" fo:margin-bottom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201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201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201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201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201_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201_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201_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201_1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201_1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201_1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201_1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201_1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201_1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201_1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201_1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201_1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1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2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2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2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2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2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2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2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2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2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2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3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3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3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3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3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3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3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3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3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3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4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4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4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4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4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4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4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4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4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4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5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5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5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5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5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5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5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5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5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5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60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T201_6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6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6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6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6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6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6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6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6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7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7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7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7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7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7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7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7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7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7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8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8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8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8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8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8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8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8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8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8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9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9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9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9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9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9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9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9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9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9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10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10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10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10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10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10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10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10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10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10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11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11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11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11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11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11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11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11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11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11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12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12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12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12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12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12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12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12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12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12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13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13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13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13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13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13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13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1_13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text-align="justify" fo:break-before="auto" fo:text-indent="1.101cm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T202_15" style:family="text"/>
    <style:style style:name="T202_16" style:family="text"/>
    <style:style style:name="T202_17" style:family="text"/>
    <style:style style:name="T202_18" style:family="text"/>
    <style:style style:name="T202_19" style:family="text"/>
    <style:style style:name="T202_20" style:family="text"/>
    <style:style style:name="T202_21" style:family="text"/>
    <style:style style:name="T202_22" style:family="text"/>
    <style:style style:name="T202_23" style:family="text"/>
    <style:style style:name="T202_24" style:family="text"/>
    <style:style style:name="T202_25" style:family="text"/>
    <style:style style:name="T202_26" style:family="text"/>
    <style:style style:name="T202_27" style:family="text"/>
    <style:style style:name="T202_28" style:family="text"/>
    <style:style style:name="T202_29" style:family="text"/>
    <style:style style:name="T202_30" style:family="text">
      <style:text-properties style:font-name="Verdana" style:font-name-asian="Verdana" style:font-name-complex="Verdana"/>
    </style:style>
    <style:style style:name="T202_31" style:family="text"/>
    <style:style style:name="T202_32" style:family="text"/>
    <style:style style:name="T202_33" style:family="text"/>
    <style:style style:name="T202_34" style:family="text"/>
    <style:style style:name="T202_35" style:family="text"/>
    <style:style style:name="T202_36" style:family="text"/>
    <style:style style:name="T202_37" style:family="text"/>
    <style:style style:name="P203" style:family="paragraph" style:parent-style-name="Standard">
      <style:paragraph-properties fo:text-align="justify" fo:break-before="auto" fo:text-indent="1.101cm" style:writing-mode="lr-tb"/>
    </style:style>
    <style:style style:name="P204" style:family="paragraph" style:parent-style-name="Standard">
      <style:paragraph-properties fo:text-align="justify" fo:break-before="auto" fo:text-indent="1.101cm" style:writing-mode="lr-tb"/>
    </style:style>
    <style:style style:name="T204_1" style:family="text">
      <style:text-properties fo:font-weight="bold" style:font-weight-asian="bold" style:font-weight-complex="bold"/>
    </style:style>
    <style:style style:name="T204_2" style:family="text">
      <style:text-properties fo:font-weight="bold" style:font-weight-asian="bold" style:font-weight-complex="bold"/>
    </style:style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T204_17" style:family="text"/>
    <style:style style:name="T204_18" style:family="text"/>
    <style:style style:name="T204_19" style:family="text"/>
    <style:style style:name="T204_20" style:family="text"/>
    <style:style style:name="T204_21" style:family="text"/>
    <style:style style:name="T204_22" style:family="text"/>
    <style:style style:name="T204_23" style:family="text"/>
    <style:style style:name="T204_24" style:family="text"/>
    <style:style style:name="T204_25" style:family="text"/>
    <style:style style:name="T204_26" style:family="text"/>
    <style:style style:name="T204_27" style:family="text"/>
    <style:style style:name="T204_28" style:family="text"/>
    <style:style style:name="T204_29" style:family="text"/>
    <style:style style:name="T204_30" style:family="text"/>
    <style:style style:name="T204_31" style:family="text"/>
    <style:style style:name="T204_32" style:family="text"/>
    <style:style style:name="T204_33" style:family="text"/>
    <style:style style:name="T204_34" style:family="text"/>
    <style:style style:name="T204_35" style:family="text"/>
    <style:style style:name="T204_36" style:family="text"/>
    <style:style style:name="T204_37" style:family="text"/>
    <style:style style:name="T204_38" style:family="text"/>
    <style:style style:name="T204_39" style:family="text"/>
    <style:style style:name="T204_40" style:family="text"/>
    <style:style style:name="T204_41" style:family="text"/>
    <style:style style:name="T204_42" style:family="text"/>
    <style:style style:name="T204_43" style:family="text"/>
    <style:style style:name="T204_44" style:family="text"/>
    <style:style style:name="T204_45" style:family="text"/>
    <style:style style:name="T204_46" style:family="text"/>
    <style:style style:name="T204_47" style:family="text"/>
    <style:style style:name="T204_48" style:family="text"/>
    <style:style style:name="T204_49" style:family="text"/>
    <style:style style:name="T204_50" style:family="text"/>
    <style:style style:name="T204_51" style:family="text"/>
    <style:style style:name="T204_52" style:family="text"/>
    <style:style style:name="T204_53" style:family="text"/>
    <style:style style:name="T204_54" style:family="text"/>
    <style:style style:name="T204_55" style:family="text"/>
    <style:style style:name="T204_56" style:family="text"/>
    <style:style style:name="T204_57" style:family="text"/>
    <style:style style:name="T204_58" style:family="text"/>
    <style:style style:name="T204_59" style:family="text"/>
    <style:style style:name="T204_60" style:family="text"/>
    <style:style style:name="T204_61" style:family="text"/>
    <style:style style:name="T204_62" style:family="text"/>
    <style:style style:name="T204_63" style:family="text"/>
    <style:style style:name="T204_64" style:family="text"/>
    <style:style style:name="T204_65" style:family="text"/>
    <style:style style:name="T204_66" style:family="text"/>
    <style:style style:name="T204_67" style:family="text"/>
    <style:style style:name="T204_68" style:family="text"/>
    <style:style style:name="T204_69" style:family="text"/>
    <style:style style:name="T204_70" style:family="text"/>
    <style:style style:name="T204_71" style:family="text"/>
    <style:style style:name="T204_72" style:family="text"/>
    <style:style style:name="T204_73" style:family="text"/>
    <style:style style:name="T204_74" style:family="text"/>
    <style:style style:name="T204_75" style:family="text"/>
    <style:style style:name="T204_76" style:family="text"/>
    <style:style style:name="T204_77" style:family="text"/>
    <style:style style:name="T204_78" style:family="text"/>
    <style:style style:name="T204_79" style:family="text"/>
    <style:style style:name="T204_80" style:family="text"/>
    <style:style style:name="P205" style:family="paragraph" style:parent-style-name="Standard">
      <style:paragraph-properties fo:text-align="justify" fo:break-before="auto" fo:text-indent="1.101cm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T205_15" style:family="text"/>
    <style:style style:name="T205_16" style:family="text"/>
    <style:style style:name="T205_17" style:family="text"/>
    <style:style style:name="T205_18" style:family="text"/>
    <style:style style:name="P206" style:family="paragraph" style:parent-style-name="Standard">
      <style:paragraph-properties fo:text-align="justify" fo:break-before="auto" fo:text-indent="1.101cm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T206_21" style:family="text"/>
    <style:style style:name="T206_22" style:family="text"/>
    <style:style style:name="T206_23" style:family="text"/>
    <style:style style:name="T206_24" style:family="text"/>
    <style:style style:name="T206_25" style:family="text"/>
    <style:style style:name="T206_26" style:family="text"/>
    <style:style style:name="T206_27" style:family="text"/>
    <style:style style:name="T206_28" style:family="text"/>
    <style:style style:name="T206_29" style:family="text"/>
    <style:style style:name="T206_30" style:family="text"/>
    <style:style style:name="T206_31" style:family="text"/>
    <style:style style:name="T206_32" style:family="text"/>
    <style:style style:name="T206_33" style:family="text"/>
    <style:style style:name="T206_34" style:family="text"/>
    <style:style style:name="T206_35" style:family="text"/>
    <style:style style:name="T206_36" style:family="text"/>
    <style:style style:name="T206_37" style:family="text"/>
    <style:style style:name="T206_38" style:family="text"/>
    <style:style style:name="T206_39" style:family="text"/>
    <style:style style:name="T206_40" style:family="text"/>
    <style:style style:name="T206_41" style:family="text"/>
    <style:style style:name="T206_42" style:family="text"/>
    <style:style style:name="T206_43" style:family="text"/>
    <style:style style:name="T206_44" style:family="text"/>
    <style:style style:name="T206_45" style:family="text"/>
    <style:style style:name="T206_46" style:family="text"/>
    <style:style style:name="T206_47" style:family="text"/>
    <style:style style:name="T206_48" style:family="text"/>
    <style:style style:name="T206_49" style:family="text"/>
    <style:style style:name="T206_50" style:family="text"/>
    <style:style style:name="T206_51" style:family="text"/>
    <style:style style:name="T206_52" style:family="text"/>
    <style:style style:name="P207" style:family="paragraph" style:parent-style-name="Standard">
      <style:paragraph-properties fo:text-align="justify" fo:break-before="auto" fo:text-indent="1.101cm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T207_18" style:family="text"/>
    <style:style style:name="T207_19" style:family="text"/>
    <style:style style:name="T207_20" style:family="text"/>
    <style:style style:name="T207_21" style:family="text"/>
    <style:style style:name="T207_22" style:family="text"/>
    <style:style style:name="T207_23" style:family="text"/>
    <style:style style:name="T207_24" style:family="text"/>
    <style:style style:name="T207_25" style:family="text"/>
    <style:style style:name="T207_26" style:family="text"/>
    <style:style style:name="T207_27" style:family="text"/>
    <style:style style:name="T207_28" style:family="text"/>
    <style:style style:name="T207_29" style:family="text"/>
    <style:style style:name="T207_30" style:family="text"/>
    <style:style style:name="T207_31" style:family="text"/>
    <style:style style:name="T207_32" style:family="text"/>
    <style:style style:name="T207_33" style:family="text"/>
    <style:style style:name="T207_34" style:family="text"/>
    <style:style style:name="T207_35" style:family="text"/>
    <style:style style:name="T207_36" style:family="text"/>
    <style:style style:name="T207_37" style:family="text"/>
    <style:style style:name="T207_38" style:family="text"/>
    <style:style style:name="T207_39" style:family="text"/>
    <style:style style:name="T207_40" style:family="text"/>
    <style:style style:name="T207_41" style:family="text"/>
    <style:style style:name="T207_42" style:family="text"/>
    <style:style style:name="T207_43" style:family="text"/>
    <style:style style:name="T207_44" style:family="text"/>
    <style:style style:name="T207_45" style:family="text"/>
    <style:style style:name="T207_46" style:family="text"/>
    <style:style style:name="P208" style:family="paragraph" style:parent-style-name="Standard">
      <style:paragraph-properties fo:text-align="justify" fo:break-before="auto" fo:text-indent="1.101cm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T208_18" style:family="text"/>
    <style:style style:name="T208_19" style:family="text"/>
    <style:style style:name="T208_20" style:family="text"/>
    <style:style style:name="T208_21" style:family="text"/>
    <style:style style:name="T208_22" style:family="text"/>
    <style:style style:name="T208_23" style:family="text"/>
    <style:style style:name="T208_24" style:family="text"/>
    <style:style style:name="T208_25" style:family="text"/>
    <style:style style:name="T208_26" style:family="text"/>
    <style:style style:name="P209" style:family="paragraph" style:parent-style-name="Standard">
      <style:paragraph-properties fo:text-align="justify" fo:break-before="auto" fo:text-indent="1.101cm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>
      <style:text-properties style:font-name="Verdana" style:font-name-asian="Verdana" style:font-name-complex="Verdana"/>
    </style:style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T209_17" style:family="text"/>
    <style:style style:name="T209_18" style:family="text"/>
    <style:style style:name="T209_19" style:family="text"/>
    <style:style style:name="T209_20" style:family="text"/>
    <style:style style:name="T209_21" style:family="text"/>
    <style:style style:name="T209_22" style:family="text"/>
    <style:style style:name="T209_23" style:family="text"/>
    <style:style style:name="T209_24" style:family="text"/>
    <style:style style:name="T209_25" style:family="text"/>
    <style:style style:name="T209_26" style:family="text"/>
    <style:style style:name="T209_27" style:family="text"/>
    <style:style style:name="T209_28" style:family="text"/>
    <style:style style:name="T209_29" style:family="text"/>
    <style:style style:name="T209_30" style:family="text"/>
    <style:style style:name="T209_31" style:family="text"/>
    <style:style style:name="T209_32" style:family="text"/>
    <style:style style:name="P210" style:family="paragraph" style:parent-style-name="Standard">
      <style:paragraph-properties fo:text-align="justify" fo:break-before="auto" fo:text-indent="1.101cm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T210_14" style:family="text"/>
    <style:style style:name="T210_15" style:family="text"/>
    <style:style style:name="T210_16" style:family="text"/>
    <style:style style:name="T210_17" style:family="text"/>
    <style:style style:name="T210_18" style:family="text"/>
    <style:style style:name="T210_19" style:family="text"/>
    <style:style style:name="T210_20" style:family="text"/>
    <style:style style:name="T210_21" style:family="text"/>
    <style:style style:name="T210_22" style:family="text"/>
    <style:style style:name="T210_23" style:family="text"/>
    <style:style style:name="T210_24" style:family="text"/>
    <style:style style:name="T210_25" style:family="text"/>
    <style:style style:name="T210_26" style:family="text"/>
    <style:style style:name="T210_27" style:family="text"/>
    <style:style style:name="T210_28" style:family="text"/>
    <style:style style:name="T210_29" style:family="text"/>
    <style:style style:name="T210_30" style:family="text"/>
    <style:style style:name="T210_31" style:family="text"/>
    <style:style style:name="T210_32" style:family="text"/>
    <style:style style:name="T210_33" style:family="text"/>
    <style:style style:name="T210_34" style:family="text"/>
    <style:style style:name="T210_35" style:family="text"/>
    <style:style style:name="T210_36" style:family="text"/>
    <style:style style:name="T210_37" style:family="text"/>
    <style:style style:name="T210_38" style:family="text"/>
    <style:style style:name="T210_39" style:family="text"/>
    <style:style style:name="T210_40" style:family="text"/>
    <style:style style:name="T210_41" style:family="text"/>
    <style:style style:name="T210_42" style:family="text"/>
    <style:style style:name="T210_43" style:family="text"/>
    <style:style style:name="T210_44" style:family="text"/>
    <style:style style:name="T210_45" style:family="text"/>
    <style:style style:name="T210_46" style:family="text"/>
    <style:style style:name="T210_47" style:family="text"/>
    <style:style style:name="T210_48" style:family="text"/>
    <style:style style:name="T210_49" style:family="text"/>
    <style:style style:name="T210_50" style:family="text"/>
    <style:style style:name="T210_51" style:family="text"/>
    <style:style style:name="T210_52" style:family="text"/>
    <style:style style:name="T210_53" style:family="text"/>
    <style:style style:name="T210_54" style:family="text"/>
    <style:style style:name="T210_55" style:family="text"/>
    <style:style style:name="T210_56" style:family="text"/>
    <style:style style:name="T210_57" style:family="text"/>
    <style:style style:name="T210_58" style:family="text"/>
    <style:style style:name="T210_59" style:family="text"/>
    <style:style style:name="T210_60" style:family="text"/>
    <style:style style:name="T210_61" style:family="text"/>
    <style:style style:name="T210_62" style:family="text"/>
    <style:style style:name="T210_63" style:family="text"/>
    <style:style style:name="T210_64" style:family="text"/>
    <style:style style:name="T210_65" style:family="text"/>
    <style:style style:name="T210_66" style:family="text"/>
    <style:style style:name="T210_67" style:family="text"/>
    <style:style style:name="T210_68" style:family="text"/>
    <style:style style:name="P211" style:family="paragraph" style:parent-style-name="Standard">
      <style:paragraph-properties fo:text-align="justify" fo:break-before="auto" fo:text-indent="1.101cm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T211_16" style:family="text"/>
    <style:style style:name="T211_17" style:family="text"/>
    <style:style style:name="T211_18" style:family="text"/>
    <style:style style:name="T211_19" style:family="text"/>
    <style:style style:name="T211_20" style:family="text"/>
    <style:style style:name="T211_21" style:family="text"/>
    <style:style style:name="T211_22" style:family="text"/>
    <style:style style:name="T211_23" style:family="text"/>
    <style:style style:name="T211_24" style:family="text"/>
    <style:style style:name="T211_25" style:family="text"/>
    <style:style style:name="T211_26" style:family="text"/>
    <style:style style:name="T211_27" style:family="text"/>
    <style:style style:name="T211_28" style:family="text"/>
    <style:style style:name="T211_29" style:family="text"/>
    <style:style style:name="T211_30" style:family="text"/>
    <style:style style:name="T211_31" style:family="text"/>
    <style:style style:name="T211_32" style:family="text"/>
    <style:style style:name="T211_33" style:family="text"/>
    <style:style style:name="T211_34" style:family="text"/>
    <style:style style:name="T211_35" style:family="text"/>
    <style:style style:name="T211_36" style:family="text"/>
    <style:style style:name="T211_37" style:family="text"/>
    <style:style style:name="T211_38" style:family="text"/>
    <style:style style:name="T211_39" style:family="text"/>
    <style:style style:name="T211_40" style:family="text"/>
    <style:style style:name="T211_41" style:family="text"/>
    <style:style style:name="T211_42" style:family="text"/>
    <style:style style:name="T211_43" style:family="text"/>
    <style:style style:name="T211_44" style:family="text"/>
    <style:style style:name="T211_45" style:family="text"/>
    <style:style style:name="T211_46" style:family="text"/>
    <style:style style:name="T211_47" style:family="text"/>
    <style:style style:name="T211_48" style:family="text"/>
    <style:style style:name="T211_49" style:family="text"/>
    <style:style style:name="T211_50" style:family="text"/>
    <style:style style:name="T211_51" style:family="text"/>
    <style:style style:name="T211_52" style:family="text"/>
    <style:style style:name="T211_53" style:family="text"/>
    <style:style style:name="T211_54" style:family="text"/>
    <style:style style:name="T211_55" style:family="text"/>
    <style:style style:name="T211_56" style:family="text"/>
    <style:style style:name="T211_57" style:family="text"/>
    <style:style style:name="T211_58" style:family="text"/>
    <style:style style:name="P212" style:family="paragraph" style:parent-style-name="Standard">
      <style:paragraph-properties fo:text-align="justify" fo:break-before="auto" fo:text-indent="1.101cm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T212_16" style:family="text"/>
    <style:style style:name="T212_17" style:family="text"/>
    <style:style style:name="T212_18" style:family="text"/>
    <style:style style:name="T212_19" style:family="text"/>
    <style:style style:name="T212_20" style:family="text"/>
    <style:style style:name="T212_21" style:family="text"/>
    <style:style style:name="T212_22" style:family="text"/>
    <style:style style:name="T212_23" style:family="text"/>
    <style:style style:name="T212_24" style:family="text"/>
    <style:style style:name="T212_25" style:family="text"/>
    <style:style style:name="T212_26" style:family="text"/>
    <style:style style:name="T212_27" style:family="text"/>
    <style:style style:name="T212_28" style:family="text"/>
    <style:style style:name="T212_29" style:family="text"/>
    <style:style style:name="T212_30" style:family="text"/>
    <style:style style:name="T212_31" style:family="text"/>
    <style:style style:name="T212_32" style:family="text"/>
    <style:style style:name="T212_33" style:family="text"/>
    <style:style style:name="T212_34" style:family="text"/>
    <style:style style:name="T212_35" style:family="text"/>
    <style:style style:name="T212_36" style:family="text"/>
    <style:style style:name="T212_37" style:family="text"/>
    <style:style style:name="T212_38" style:family="text"/>
    <style:style style:name="T212_39" style:family="text"/>
    <style:style style:name="T212_40" style:family="text"/>
    <style:style style:name="T212_41" style:family="text"/>
    <style:style style:name="T212_42" style:family="text"/>
    <style:style style:name="T212_43" style:family="text"/>
    <style:style style:name="T212_44" style:family="text"/>
    <style:style style:name="T212_45" style:family="text"/>
    <style:style style:name="T212_46" style:family="text"/>
    <style:style style:name="T212_47" style:family="text"/>
    <style:style style:name="T212_48" style:family="text"/>
    <style:style style:name="T212_49" style:family="text"/>
    <style:style style:name="T212_50" style:family="text"/>
    <style:style style:name="T212_51" style:family="text"/>
    <style:style style:name="T212_52" style:family="text"/>
    <style:style style:name="T212_53" style:family="text"/>
    <style:style style:name="T212_54" style:family="text"/>
    <style:style style:name="T212_55" style:family="text"/>
    <style:style style:name="T212_56" style:family="text"/>
    <style:style style:name="T212_57" style:family="text"/>
    <style:style style:name="T212_58" style:family="text"/>
    <style:style style:name="T212_59" style:family="text"/>
    <style:style style:name="T212_60" style:family="text"/>
    <style:style style:name="T212_61" style:family="text"/>
    <style:style style:name="T212_62" style:family="text"/>
    <style:style style:name="P213" style:family="paragraph" style:parent-style-name="Standard">
      <style:paragraph-properties fo:text-align="justify" fo:break-before="auto" fo:text-indent="1.101cm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T213_24" style:family="text"/>
    <style:style style:name="T213_25" style:family="text"/>
    <style:style style:name="T213_26" style:family="text"/>
    <style:style style:name="T213_27" style:family="text"/>
    <style:style style:name="T213_28" style:family="text"/>
    <style:style style:name="T213_29" style:family="text"/>
    <style:style style:name="T213_30" style:family="text"/>
    <style:style style:name="T213_31" style:family="text"/>
    <style:style style:name="T213_32" style:family="text"/>
    <style:style style:name="T213_33" style:family="text"/>
    <style:style style:name="T213_34" style:family="text"/>
    <style:style style:name="T213_35" style:family="text"/>
    <style:style style:name="T213_36" style:family="text"/>
    <style:style style:name="T213_37" style:family="text"/>
    <style:style style:name="T213_38" style:family="text"/>
    <style:style style:name="T213_39" style:family="text"/>
    <style:style style:name="T213_40" style:family="text"/>
    <style:style style:name="T213_41" style:family="text"/>
    <style:style style:name="T213_42" style:family="text"/>
    <style:style style:name="T213_43" style:family="text"/>
    <style:style style:name="T213_44" style:family="text"/>
    <style:style style:name="T213_45" style:family="text"/>
    <style:style style:name="T213_46" style:family="text"/>
    <style:style style:name="T213_47" style:family="text"/>
    <style:style style:name="T213_48" style:family="text"/>
    <style:style style:name="T213_49" style:family="text"/>
    <style:style style:name="T213_50" style:family="text"/>
    <style:style style:name="T213_51" style:family="text"/>
    <style:style style:name="T213_52" style:family="text"/>
    <style:style style:name="T213_53" style:family="text"/>
    <style:style style:name="T213_54" style:family="text">
      <style:text-properties style:font-name="Verdana" style:font-name-asian="Verdana" style:font-name-complex="Verdana"/>
    </style:style>
    <style:style style:name="T213_55" style:family="text"/>
    <style:style style:name="T213_56" style:family="text"/>
    <style:style style:name="T213_57" style:family="text"/>
    <style:style style:name="T213_58" style:family="text"/>
    <style:style style:name="T213_59" style:family="text"/>
    <style:style style:name="T213_60" style:family="text"/>
    <style:style style:name="T213_61" style:family="text"/>
    <style:style style:name="T213_62" style:family="text"/>
    <style:style style:name="T213_63" style:family="text"/>
    <style:style style:name="T213_64" style:family="text"/>
    <style:style style:name="T213_65" style:family="text"/>
    <style:style style:name="T213_66" style:family="text"/>
    <style:style style:name="T213_67" style:family="text"/>
    <style:style style:name="T213_68" style:family="text"/>
    <style:style style:name="T213_69" style:family="text"/>
    <style:style style:name="T213_70" style:family="text"/>
    <style:style style:name="T213_71" style:family="text"/>
    <style:style style:name="T213_72" style:family="text"/>
    <style:style style:name="T213_73" style:family="text"/>
    <style:style style:name="T213_74" style:family="text"/>
    <style:style style:name="T213_75" style:family="text"/>
    <style:style style:name="T213_76" style:family="text"/>
    <style:style style:name="T213_77" style:family="text"/>
    <style:style style:name="P214" style:family="paragraph" style:parent-style-name="Standard">
      <style:paragraph-properties fo:text-align="justify" fo:break-before="auto" fo:text-indent="1.101cm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/>
    <style:style style:name="T214_18" style:family="text"/>
    <style:style style:name="T214_19" style:family="text"/>
    <style:style style:name="T214_20" style:family="text"/>
    <style:style style:name="T214_21" style:family="text"/>
    <style:style style:name="T214_22" style:family="text"/>
    <style:style style:name="T214_23" style:family="text"/>
    <style:style style:name="T214_24" style:family="text"/>
    <style:style style:name="T214_25" style:family="text"/>
    <style:style style:name="T214_26" style:family="text"/>
    <style:style style:name="T214_27" style:family="text"/>
    <style:style style:name="T214_28" style:family="text"/>
    <style:style style:name="T214_29" style:family="text"/>
    <style:style style:name="T214_30" style:family="text"/>
    <style:style style:name="T214_31" style:family="text"/>
    <style:style style:name="T214_32" style:family="text"/>
    <style:style style:name="T214_33" style:family="text"/>
    <style:style style:name="T214_34" style:family="text"/>
    <style:style style:name="T214_35" style:family="text"/>
    <style:style style:name="T214_36" style:family="text"/>
    <style:style style:name="T214_37" style:family="text"/>
    <style:style style:name="T214_38" style:family="text"/>
    <style:style style:name="T214_39" style:family="text"/>
    <style:style style:name="T214_40" style:family="text"/>
    <style:style style:name="T214_41" style:family="text"/>
    <style:style style:name="T214_42" style:family="text"/>
    <style:style style:name="T214_43" style:family="text"/>
    <style:style style:name="T214_44" style:family="text"/>
    <style:style style:name="T214_45" style:family="text"/>
    <style:style style:name="T214_46" style:family="text"/>
    <style:style style:name="T214_47" style:family="text"/>
    <style:style style:name="T214_48" style:family="text"/>
    <style:style style:name="T214_49" style:family="text"/>
    <style:style style:name="T214_50" style:family="text"/>
    <style:style style:name="T214_51" style:family="text"/>
    <style:style style:name="T214_52" style:family="text"/>
    <style:style style:name="T214_53" style:family="text"/>
    <style:style style:name="T214_54" style:family="text"/>
    <style:style style:name="T214_55" style:family="text"/>
    <style:style style:name="T214_56" style:family="text"/>
    <style:style style:name="T214_57" style:family="text"/>
    <style:style style:name="T214_58" style:family="text"/>
    <style:style style:name="T214_59" style:family="text"/>
    <style:style style:name="T214_60" style:family="text"/>
    <style:style style:name="T214_61" style:family="text"/>
    <style:style style:name="T214_62" style:family="text"/>
    <style:style style:name="T214_63" style:family="text"/>
    <style:style style:name="T214_64" style:family="text"/>
    <style:style style:name="T214_65" style:family="text"/>
    <style:style style:name="T214_66" style:family="text"/>
    <style:style style:name="T214_67" style:family="text"/>
    <style:style style:name="T214_68" style:family="text"/>
    <style:style style:name="T214_69" style:family="text"/>
    <style:style style:name="T214_70" style:family="text"/>
    <style:style style:name="T214_71" style:family="text"/>
    <style:style style:name="T214_72" style:family="text"/>
    <style:style style:name="T214_73" style:family="text"/>
    <style:style style:name="T214_74" style:family="text"/>
    <style:style style:name="T214_75" style:family="text"/>
    <style:style style:name="T214_76" style:family="text"/>
    <style:style style:name="T214_77" style:family="text"/>
    <style:style style:name="T214_78" style:family="text"/>
    <style:style style:name="T214_79" style:family="text"/>
    <style:style style:name="T214_80" style:family="text"/>
    <style:style style:name="T214_81" style:family="text"/>
    <style:style style:name="T214_82" style:family="text"/>
    <style:style style:name="T214_83" style:family="text"/>
    <style:style style:name="T214_84" style:family="text"/>
    <style:style style:name="T214_85" style:family="text"/>
    <style:style style:name="T214_86" style:family="text"/>
    <style:style style:name="T214_87" style:family="text"/>
    <style:style style:name="T214_88" style:family="text"/>
    <style:style style:name="T214_89" style:family="text"/>
    <style:style style:name="T214_90" style:family="text"/>
    <style:style style:name="T214_91" style:family="text"/>
    <style:style style:name="T214_92" style:family="text"/>
    <style:style style:name="T214_93" style:family="text"/>
    <style:style style:name="T214_94" style:family="text"/>
    <style:style style:name="T214_95" style:family="text"/>
    <style:style style:name="T214_96" style:family="text"/>
    <style:style style:name="T214_97" style:family="text"/>
    <style:style style:name="T214_98" style:family="text"/>
    <style:style style:name="T214_99" style:family="text"/>
    <style:style style:name="T214_100" style:family="text"/>
    <style:style style:name="T214_101" style:family="text"/>
    <style:style style:name="T214_102" style:family="text"/>
    <style:style style:name="T214_103" style:family="text"/>
    <style:style style:name="T214_104" style:family="text"/>
    <style:style style:name="T214_105" style:family="text"/>
    <style:style style:name="T214_106" style:family="text"/>
    <style:style style:name="T214_107" style:family="text"/>
    <style:style style:name="T214_108" style:family="text"/>
    <style:style style:name="T214_109" style:family="text"/>
    <style:style style:name="T214_110" style:family="text"/>
    <style:style style:name="T214_111" style:family="text"/>
    <style:style style:name="T214_112" style:family="text"/>
    <style:style style:name="T214_113" style:family="text"/>
    <style:style style:name="T214_114" style:family="text"/>
    <style:style style:name="T214_115" style:family="text"/>
    <style:style style:name="T214_116" style:family="text"/>
    <style:style style:name="T214_117" style:family="text"/>
    <style:style style:name="T214_118" style:family="text"/>
    <style:style style:name="P215" style:family="paragraph" style:parent-style-name="Standard">
      <style:paragraph-properties fo:text-align="justify" fo:break-before="auto" fo:text-indent="1.101cm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T215_21" style:family="text"/>
    <style:style style:name="T215_22" style:family="text"/>
    <style:style style:name="T215_23" style:family="text"/>
    <style:style style:name="T215_24" style:family="text"/>
    <style:style style:name="T215_25" style:family="text"/>
    <style:style style:name="T215_26" style:family="text"/>
    <style:style style:name="T215_27" style:family="text"/>
    <style:style style:name="T215_28" style:family="text"/>
    <style:style style:name="T215_29" style:family="text"/>
    <style:style style:name="T215_30" style:family="text"/>
    <style:style style:name="T215_31" style:family="text"/>
    <style:style style:name="T215_32" style:family="text"/>
    <style:style style:name="T215_33" style:family="text"/>
    <style:style style:name="T215_34" style:family="text"/>
    <style:style style:name="T215_35" style:family="text"/>
    <style:style style:name="T215_36" style:family="text"/>
    <style:style style:name="T215_37" style:family="text"/>
    <style:style style:name="T215_38" style:family="text"/>
    <style:style style:name="T215_39" style:family="text"/>
    <style:style style:name="T215_40" style:family="text"/>
    <style:style style:name="T215_41" style:family="text"/>
    <style:style style:name="T215_42" style:family="text"/>
    <style:style style:name="T215_43" style:family="text"/>
    <style:style style:name="T215_44" style:family="text"/>
    <style:style style:name="T215_45" style:family="text"/>
    <style:style style:name="T215_46" style:family="text"/>
    <style:style style:name="T215_47" style:family="text"/>
    <style:style style:name="T215_48" style:family="text"/>
    <style:style style:name="T215_49" style:family="text"/>
    <style:style style:name="T215_50" style:family="text"/>
    <style:style style:name="T215_51" style:family="text"/>
    <style:style style:name="T215_52" style:family="text"/>
    <style:style style:name="T215_53" style:family="text"/>
    <style:style style:name="T215_54" style:family="text"/>
    <style:style style:name="T215_55" style:family="text"/>
    <style:style style:name="T215_56" style:family="text"/>
    <style:style style:name="T215_57" style:family="text"/>
    <style:style style:name="T215_58" style:family="text"/>
    <style:style style:name="T215_59" style:family="text"/>
    <style:style style:name="T215_60" style:family="text"/>
    <style:style style:name="T215_61" style:family="text"/>
    <style:style style:name="T215_62" style:family="text"/>
    <style:style style:name="T215_63" style:family="text"/>
    <style:style style:name="T215_64" style:family="text"/>
    <style:style style:name="T215_65" style:family="text"/>
    <style:style style:name="T215_66" style:family="text"/>
    <style:style style:name="T215_67" style:family="text"/>
    <style:style style:name="T215_68" style:family="text"/>
    <style:style style:name="T215_69" style:family="text"/>
    <style:style style:name="T215_70" style:family="text"/>
    <style:style style:name="T215_71" style:family="text"/>
    <style:style style:name="T215_72" style:family="text"/>
    <style:style style:name="T215_73" style:family="text"/>
    <style:style style:name="T215_74" style:family="text"/>
    <style:style style:name="T215_75" style:family="text"/>
    <style:style style:name="T215_76" style:family="text"/>
    <style:style style:name="T215_77" style:family="text"/>
    <style:style style:name="T215_78" style:family="text"/>
    <style:style style:name="T215_79" style:family="text"/>
    <style:style style:name="T215_80" style:family="text"/>
    <style:style style:name="T215_81" style:family="text"/>
    <style:style style:name="T215_82" style:family="text"/>
    <style:style style:name="T215_83" style:family="text"/>
    <style:style style:name="T215_84" style:family="text"/>
    <style:style style:name="T215_85" style:family="text"/>
    <style:style style:name="T215_86" style:family="text"/>
    <style:style style:name="T215_87" style:family="text"/>
    <style:style style:name="T215_88" style:family="text"/>
    <style:style style:name="T215_89" style:family="text"/>
    <style:style style:name="T215_90" style:family="text"/>
    <style:style style:name="T215_91" style:family="text"/>
    <style:style style:name="T215_92" style:family="text"/>
    <style:style style:name="T215_93" style:family="text"/>
    <style:style style:name="T215_94" style:family="text"/>
    <style:style style:name="T215_95" style:family="text"/>
    <style:style style:name="T215_96" style:family="text"/>
    <style:style style:name="T215_97" style:family="text"/>
    <style:style style:name="T215_98" style:family="text"/>
    <style:style style:name="T215_99" style:family="text"/>
    <style:style style:name="T215_100" style:family="text"/>
    <style:style style:name="T215_101" style:family="text"/>
    <style:style style:name="T215_102" style:family="text"/>
    <style:style style:name="T215_103" style:family="text"/>
    <style:style style:name="T215_104" style:family="text"/>
    <style:style style:name="P216" style:family="paragraph" style:parent-style-name="Standard">
      <style:paragraph-properties fo:text-align="justify" fo:break-before="auto" fo:text-indent="1.101cm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T216_19" style:family="text"/>
    <style:style style:name="T216_20" style:family="text"/>
    <style:style style:name="T216_21" style:family="text"/>
    <style:style style:name="T216_22" style:family="text"/>
    <style:style style:name="T216_23" style:family="text"/>
    <style:style style:name="T216_24" style:family="text"/>
    <style:style style:name="T216_25" style:family="text"/>
    <style:style style:name="T216_26" style:family="text"/>
    <style:style style:name="T216_27" style:family="text"/>
    <style:style style:name="T216_28" style:family="text"/>
    <style:style style:name="T216_29" style:family="text"/>
    <style:style style:name="T216_30" style:family="text"/>
    <style:style style:name="T216_31" style:family="text"/>
    <style:style style:name="T216_32" style:family="text"/>
    <style:style style:name="T216_33" style:family="text"/>
    <style:style style:name="T216_34" style:family="text"/>
    <style:style style:name="T216_35" style:family="text"/>
    <style:style style:name="T216_36" style:family="text"/>
    <style:style style:name="T216_37" style:family="text"/>
    <style:style style:name="T216_38" style:family="text"/>
    <style:style style:name="T216_39" style:family="text"/>
    <style:style style:name="T216_40" style:family="text"/>
    <style:style style:name="P217" style:family="paragraph" style:parent-style-name="Standard">
      <style:paragraph-properties fo:text-align="justify" fo:break-before="auto" fo:text-indent="1.101cm" style:writing-mode="lr-tb"/>
    </style:style>
    <style:style style:name="P218" style:family="paragraph" style:parent-style-name="Standard">
      <style:paragraph-properties fo:text-align="justify" fo:break-before="auto" fo:text-indent="1.101cm" fo:line-height="100%" fo:margin-top="0cm" fo:margin-bottom="0cm" fo:margin-left="0cm" fo:margin-right="0cm" style:writing-mode="lr-tb"/>
    </style:style>
    <style:style style:name="T218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218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218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218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2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2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2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2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2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2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2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2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2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2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3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3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3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3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3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3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3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3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3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3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4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4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4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4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4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4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4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4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4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4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5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5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5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5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5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5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5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5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5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5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6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6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6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6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6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6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6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6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6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6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7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7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7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7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7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7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7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7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7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7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8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8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8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8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8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8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8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8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8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8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9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9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9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9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9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9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9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9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9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9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0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0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0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0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0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0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0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0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0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0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1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1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1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1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1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1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1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1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1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1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2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2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2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2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2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2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2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2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2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2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3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3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3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3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3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3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3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3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3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3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4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4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4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4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4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4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4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4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4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4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5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5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5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5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5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5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5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5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5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5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6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6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6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6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6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6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18_16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219" style:family="paragraph" style:parent-style-name="Standard">
      <style:paragraph-properties fo:text-align="justify" fo:break-before="auto" fo:text-indent="1.101cm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P220" style:family="paragraph" style:parent-style-name="Standard">
      <style:paragraph-properties fo:text-align="justify" fo:break-before="auto" fo:margin-top="0cm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T220_13" style:family="text"/>
    <style:style style:name="T220_14" style:family="text"/>
    <style:style style:name="T220_15" style:family="text"/>
    <style:style style:name="T220_16" style:family="text"/>
    <style:style style:name="P221" style:family="paragraph" style:parent-style-name="Standard">
      <style:paragraph-properties fo:text-align="justify" fo:break-before="auto" fo:margin-top="0cm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T221_12" style:family="text"/>
    <style:style style:name="T221_13" style:family="text"/>
    <style:style style:name="T221_14" style:family="text"/>
    <style:style style:name="P222" style:family="paragraph" style:parent-style-name="Standard">
      <style:paragraph-properties fo:text-align="justify" fo:break-before="auto" fo:margin-top="0cm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P223" style:family="paragraph" style:parent-style-name="Standard">
      <style:paragraph-properties fo:text-align="justify" fo:break-before="auto" fo:margin-top="0cm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P224" style:family="paragraph" style:parent-style-name="Standard">
      <style:paragraph-properties fo:text-align="justify" fo:break-before="auto" fo:margin-top="0cm" fo:margin-bottom="0cm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P225" style:family="paragraph" style:parent-style-name="Standard">
      <style:paragraph-properties fo:text-align="justify" fo:break-before="auto" fo:text-indent="1.101cm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T225_14" style:family="text"/>
    <style:style style:name="T225_15" style:family="text"/>
    <style:style style:name="T225_16" style:family="text"/>
    <style:style style:name="T225_17" style:family="text"/>
    <style:style style:name="T225_18" style:family="text"/>
    <style:style style:name="T225_19" style:family="text"/>
    <style:style style:name="T225_20" style:family="text"/>
    <style:style style:name="T225_21" style:family="text"/>
    <style:style style:name="T225_22" style:family="text"/>
    <style:style style:name="T225_23" style:family="text"/>
    <style:style style:name="T225_24" style:family="text"/>
    <style:style style:name="T225_25" style:family="text"/>
    <style:style style:name="T225_26" style:family="text"/>
    <style:style style:name="T225_27" style:family="text"/>
    <style:style style:name="T225_28" style:family="text"/>
    <style:style style:name="T225_29" style:family="text"/>
    <style:style style:name="T225_30" style:family="text"/>
    <style:style style:name="T225_31" style:family="text"/>
    <style:style style:name="T225_32" style:family="text"/>
    <style:style style:name="T225_33" style:family="text"/>
    <style:style style:name="T225_34" style:family="text"/>
    <style:style style:name="T225_35" style:family="text"/>
    <style:style style:name="T225_36" style:family="text"/>
    <style:style style:name="T225_37" style:family="text"/>
    <style:style style:name="T225_38" style:family="text"/>
    <style:style style:name="T225_39" style:family="text"/>
    <style:style style:name="T225_40" style:family="text"/>
    <style:style style:name="T225_41" style:family="text"/>
    <style:style style:name="T225_42" style:family="text"/>
    <style:style style:name="T225_43" style:family="text"/>
    <style:style style:name="T225_44" style:family="text"/>
    <style:style style:name="T225_45" style:family="text"/>
    <style:style style:name="T225_46" style:family="text"/>
    <style:style style:name="T225_47" style:family="text"/>
    <style:style style:name="T225_48" style:family="text"/>
    <style:style style:name="T225_49" style:family="text"/>
    <style:style style:name="T225_50" style:family="text"/>
    <style:style style:name="T225_51" style:family="text"/>
    <style:style style:name="T225_52" style:family="text"/>
    <style:style style:name="T225_53" style:family="text"/>
    <style:style style:name="T225_54" style:family="text"/>
    <style:style style:name="T225_55" style:family="text"/>
    <style:style style:name="T225_56" style:family="text"/>
    <style:style style:name="T225_57" style:family="text"/>
    <style:style style:name="T225_58" style:family="text"/>
    <style:style style:name="T225_59" style:family="text"/>
    <style:style style:name="T225_60" style:family="text"/>
    <style:style style:name="T225_61" style:family="text"/>
    <style:style style:name="T225_62" style:family="text"/>
    <style:style style:name="T225_63" style:family="text"/>
    <style:style style:name="T225_64" style:family="text"/>
    <style:style style:name="T225_65" style:family="text"/>
    <style:style style:name="T225_66" style:family="text"/>
    <style:style style:name="T225_67" style:family="text"/>
    <style:style style:name="T225_68" style:family="text"/>
    <style:style style:name="T225_69" style:family="text"/>
    <style:style style:name="T225_70" style:family="text"/>
    <style:style style:name="T225_71" style:family="text"/>
    <style:style style:name="T225_72" style:family="text"/>
    <style:style style:name="T225_73" style:family="text"/>
    <style:style style:name="T225_74" style:family="text"/>
    <style:style style:name="T225_75" style:family="text"/>
    <style:style style:name="T225_76" style:family="text"/>
    <style:style style:name="T225_77" style:family="text"/>
    <style:style style:name="T225_78" style:family="text"/>
    <style:style style:name="T225_79" style:family="text"/>
    <style:style style:name="T225_80" style:family="text"/>
    <style:style style:name="T225_81" style:family="text"/>
    <style:style style:name="T225_82" style:family="text"/>
    <style:style style:name="T225_83" style:family="text"/>
    <style:style style:name="T225_84" style:family="text"/>
    <style:style style:name="T225_85" style:family="text"/>
    <style:style style:name="T225_86" style:family="text"/>
    <style:style style:name="T225_87" style:family="text"/>
    <style:style style:name="T225_88" style:family="text"/>
    <style:style style:name="T225_89" style:family="text"/>
    <style:style style:name="T225_90" style:family="text"/>
    <style:style style:name="T225_91" style:family="text"/>
    <style:style style:name="T225_92" style:family="text"/>
    <style:style style:name="T225_93" style:family="text"/>
    <style:style style:name="T225_94" style:family="text"/>
    <style:style style:name="P226" style:family="paragraph" style:parent-style-name="Standard">
      <style:paragraph-properties fo:text-align="justify" fo:break-before="auto" fo:text-indent="1.101cm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T226_15" style:family="text"/>
    <style:style style:name="T226_16" style:family="text"/>
    <style:style style:name="T226_17" style:family="text"/>
    <style:style style:name="T226_18" style:family="text"/>
    <style:style style:name="T226_19" style:family="text"/>
    <style:style style:name="T226_20" style:family="text"/>
    <style:style style:name="T226_21" style:family="text"/>
    <style:style style:name="T226_22" style:family="text"/>
    <style:style style:name="T226_23" style:family="text"/>
    <style:style style:name="T226_24" style:family="text"/>
    <style:style style:name="T226_25" style:family="text"/>
    <style:style style:name="T226_26" style:family="text"/>
    <style:style style:name="T226_27" style:family="text"/>
    <style:style style:name="T226_28" style:family="text"/>
    <style:style style:name="T226_29" style:family="text"/>
    <style:style style:name="T226_30" style:family="text"/>
    <style:style style:name="T226_31" style:family="text"/>
    <style:style style:name="T226_32" style:family="text"/>
    <style:style style:name="T226_33" style:family="text"/>
    <style:style style:name="T226_34" style:family="text"/>
    <style:style style:name="T226_35" style:family="text"/>
    <style:style style:name="T226_36" style:family="text"/>
    <style:style style:name="T226_37" style:family="text"/>
    <style:style style:name="T226_38" style:family="text"/>
    <style:style style:name="T226_39" style:family="text"/>
    <style:style style:name="T226_40" style:family="text"/>
    <style:style style:name="T226_41" style:family="text"/>
    <style:style style:name="T226_42" style:family="text"/>
    <style:style style:name="T226_43" style:family="text"/>
    <style:style style:name="T226_44" style:family="text"/>
    <style:style style:name="T226_45" style:family="text"/>
    <style:style style:name="T226_46" style:family="text"/>
    <style:style style:name="T226_47" style:family="text"/>
    <style:style style:name="T226_48" style:family="text"/>
    <style:style style:name="T226_49" style:family="text"/>
    <style:style style:name="T226_50" style:family="text"/>
    <style:style style:name="T226_51" style:family="text"/>
    <style:style style:name="T226_52" style:family="text"/>
    <style:style style:name="T226_53" style:family="text"/>
    <style:style style:name="T226_54" style:family="text"/>
    <style:style style:name="T226_55" style:family="text"/>
    <style:style style:name="T226_56" style:family="text"/>
    <style:style style:name="T226_57" style:family="text"/>
    <style:style style:name="T226_58" style:family="text"/>
    <style:style style:name="T226_59" style:family="text"/>
    <style:style style:name="T226_60" style:family="text"/>
    <style:style style:name="T226_61" style:family="text"/>
    <style:style style:name="T226_62" style:family="text"/>
    <style:style style:name="T226_63" style:family="text">
      <style:text-properties style:font-name="Verdana" style:font-name-asian="Verdana" style:font-name-complex="Verdana"/>
    </style:style>
    <style:style style:name="T226_64" style:family="text"/>
    <style:style style:name="T226_65" style:family="text"/>
    <style:style style:name="T226_66" style:family="text"/>
    <style:style style:name="T226_67" style:family="text"/>
    <style:style style:name="T226_68" style:family="text"/>
    <style:style style:name="T226_69" style:family="text"/>
    <style:style style:name="T226_70" style:family="text"/>
    <style:style style:name="T226_71" style:family="text"/>
    <style:style style:name="T226_72" style:family="text"/>
    <style:style style:name="T226_73" style:family="text"/>
    <style:style style:name="T226_74" style:family="text"/>
    <style:style style:name="T226_75" style:family="text"/>
    <style:style style:name="T226_76" style:family="text"/>
    <style:style style:name="T226_77" style:family="text"/>
    <style:style style:name="T226_78" style:family="text"/>
    <style:style style:name="T226_79" style:family="text"/>
    <style:style style:name="T226_80" style:family="text"/>
    <style:style style:name="T226_81" style:family="text"/>
    <style:style style:name="T226_82" style:family="text"/>
    <style:style style:name="P227" style:family="paragraph" style:parent-style-name="Standard">
      <style:paragraph-properties fo:text-align="justify" fo:break-before="auto" fo:text-indent="1.101cm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T227_17" style:family="text"/>
    <style:style style:name="T227_18" style:family="text"/>
    <style:style style:name="T227_19" style:family="text"/>
    <style:style style:name="T227_20" style:family="text"/>
    <style:style style:name="T227_21" style:family="text"/>
    <style:style style:name="T227_22" style:family="text"/>
    <style:style style:name="T227_23" style:family="text"/>
    <style:style style:name="T227_24" style:family="text"/>
    <style:style style:name="T227_25" style:family="text"/>
    <style:style style:name="T227_26" style:family="text"/>
    <style:style style:name="T227_27" style:family="text"/>
    <style:style style:name="T227_28" style:family="text"/>
    <style:style style:name="T227_29" style:family="text"/>
    <style:style style:name="T227_30" style:family="text"/>
    <style:style style:name="T227_31" style:family="text"/>
    <style:style style:name="T227_32" style:family="text"/>
    <style:style style:name="T227_33" style:family="text"/>
    <style:style style:name="T227_34" style:family="text"/>
    <style:style style:name="T227_35" style:family="text"/>
    <style:style style:name="T227_36" style:family="text"/>
    <style:style style:name="T227_37" style:family="text"/>
    <style:style style:name="T227_38" style:family="text"/>
    <style:style style:name="T227_39" style:family="text"/>
    <style:style style:name="T227_40" style:family="text"/>
    <style:style style:name="T227_41" style:family="text"/>
    <style:style style:name="T227_42" style:family="text"/>
    <style:style style:name="T227_43" style:family="text"/>
    <style:style style:name="T227_44" style:family="text"/>
    <style:style style:name="T227_45" style:family="text"/>
    <style:style style:name="T227_46" style:family="text"/>
    <style:style style:name="T227_47" style:family="text"/>
    <style:style style:name="T227_48" style:family="text"/>
    <style:style style:name="T227_49" style:family="text"/>
    <style:style style:name="T227_50" style:family="text"/>
    <style:style style:name="T227_51" style:family="text"/>
    <style:style style:name="T227_52" style:family="text"/>
    <style:style style:name="T227_53" style:family="text"/>
    <style:style style:name="T227_54" style:family="text"/>
    <style:style style:name="T227_55" style:family="text"/>
    <style:style style:name="T227_56" style:family="text"/>
    <style:style style:name="T227_57" style:family="text"/>
    <style:style style:name="T227_58" style:family="text"/>
    <style:style style:name="T227_59" style:family="text"/>
    <style:style style:name="T227_60" style:family="text"/>
    <style:style style:name="T227_61" style:family="text"/>
    <style:style style:name="T227_62" style:family="text"/>
    <style:style style:name="T227_63" style:family="text"/>
    <style:style style:name="T227_64" style:family="text"/>
    <style:style style:name="T227_65" style:family="text"/>
    <style:style style:name="T227_66" style:family="text"/>
    <style:style style:name="T227_67" style:family="text"/>
    <style:style style:name="T227_68" style:family="text"/>
    <style:style style:name="T227_69" style:family="text"/>
    <style:style style:name="T227_70" style:family="text"/>
    <style:style style:name="T227_71" style:family="text"/>
    <style:style style:name="T227_72" style:family="text"/>
    <style:style style:name="T227_73" style:family="text"/>
    <style:style style:name="T227_74" style:family="text"/>
    <style:style style:name="T227_75" style:family="text"/>
    <style:style style:name="T227_76" style:family="text"/>
    <style:style style:name="T227_77" style:family="text"/>
    <style:style style:name="T227_78" style:family="text"/>
    <style:style style:name="T227_79" style:family="text"/>
    <style:style style:name="T227_80" style:family="text"/>
    <style:style style:name="T227_81" style:family="text"/>
    <style:style style:name="T227_82" style:family="text"/>
    <style:style style:name="T227_83" style:family="text"/>
    <style:style style:name="T227_84" style:family="text"/>
    <style:style style:name="T227_85" style:family="text"/>
    <style:style style:name="T227_86" style:family="text"/>
    <style:style style:name="T227_87" style:family="text"/>
    <style:style style:name="T227_88" style:family="text"/>
    <style:style style:name="T227_89" style:family="text"/>
    <style:style style:name="T227_90" style:family="text"/>
    <style:style style:name="T227_91" style:family="text"/>
    <style:style style:name="T227_92" style:family="text"/>
    <style:style style:name="P228" style:family="paragraph" style:parent-style-name="Standard">
      <style:paragraph-properties fo:text-align="justify" fo:break-before="auto" fo:text-indent="1.101cm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T228_25" style:family="text"/>
    <style:style style:name="T228_26" style:family="text"/>
    <style:style style:name="T228_27" style:family="text"/>
    <style:style style:name="T228_28" style:family="text"/>
    <style:style style:name="T228_29" style:family="text"/>
    <style:style style:name="T228_30" style:family="text"/>
    <style:style style:name="T228_31" style:family="text"/>
    <style:style style:name="T228_32" style:family="text"/>
    <style:style style:name="T228_33" style:family="text"/>
    <style:style style:name="T228_34" style:family="text"/>
    <style:style style:name="T228_35" style:family="text"/>
    <style:style style:name="T228_36" style:family="text"/>
    <style:style style:name="T228_37" style:family="text"/>
    <style:style style:name="T228_38" style:family="text"/>
    <style:style style:name="T228_39" style:family="text"/>
    <style:style style:name="T228_40" style:family="text"/>
    <style:style style:name="T228_41" style:family="text"/>
    <style:style style:name="T228_42" style:family="text"/>
    <style:style style:name="T228_43" style:family="text"/>
    <style:style style:name="T228_44" style:family="text"/>
    <style:style style:name="T228_45" style:family="text"/>
    <style:style style:name="T228_46" style:family="text"/>
    <style:style style:name="T228_47" style:family="text"/>
    <style:style style:name="T228_48" style:family="text"/>
    <style:style style:name="T228_49" style:family="text"/>
    <style:style style:name="T228_50" style:family="text"/>
    <style:style style:name="T228_51" style:family="text"/>
    <style:style style:name="T228_52" style:family="text"/>
    <style:style style:name="T228_53" style:family="text"/>
    <style:style style:name="T228_54" style:family="text"/>
    <style:style style:name="T228_55" style:family="text"/>
    <style:style style:name="T228_56" style:family="text"/>
    <style:style style:name="T228_57" style:family="text"/>
    <style:style style:name="T228_58" style:family="text"/>
    <style:style style:name="T228_59" style:family="text"/>
    <style:style style:name="T228_60" style:family="text"/>
    <style:style style:name="T228_61" style:family="text"/>
    <style:style style:name="T228_62" style:family="text"/>
    <style:style style:name="P229" style:family="paragraph" style:parent-style-name="Standard">
      <style:paragraph-properties fo:text-align="justify" fo:break-before="auto" fo:text-indent="1.101cm" style:writing-mode="lr-tb"/>
    </style:style>
    <style:style style:name="P230" style:family="paragraph" style:parent-style-name="Standard">
      <style:paragraph-properties fo:text-align="justify" fo:break-before="auto" fo:text-indent="1.101cm" style:writing-mode="lr-tb"/>
    </style:style>
    <style:style style:name="T230_1" style:family="text">
      <style:text-properties fo:font-weight="bold" style:font-weight-asian="bold" style:font-weight-complex="bold"/>
    </style:style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T230_15" style:family="text"/>
    <style:style style:name="T230_16" style:family="text"/>
    <style:style style:name="T230_17" style:family="text"/>
    <style:style style:name="T230_18" style:family="text"/>
    <style:style style:name="T230_19" style:family="text"/>
    <style:style style:name="T230_20" style:family="text"/>
    <style:style style:name="T230_21" style:family="text"/>
    <style:style style:name="T230_22" style:family="text"/>
    <style:style style:name="T230_23" style:family="text"/>
    <style:style style:name="T230_24" style:family="text"/>
    <style:style style:name="T230_25" style:family="text"/>
    <style:style style:name="T230_26" style:family="text"/>
    <style:style style:name="T230_27" style:family="text"/>
    <style:style style:name="T230_28" style:family="text"/>
    <style:style style:name="T230_29" style:family="text"/>
    <style:style style:name="T230_30" style:family="text"/>
    <style:style style:name="T230_31" style:family="text"/>
    <style:style style:name="T230_32" style:family="text"/>
    <style:style style:name="T230_33" style:family="text"/>
    <style:style style:name="T230_34" style:family="text"/>
    <style:style style:name="T230_35" style:family="text"/>
    <style:style style:name="T230_36" style:family="text"/>
    <style:style style:name="T230_37" style:family="text"/>
    <style:style style:name="T230_38" style:family="text"/>
    <style:style style:name="T230_39" style:family="text"/>
    <style:style style:name="T230_40" style:family="text"/>
    <style:style style:name="T230_41" style:family="text"/>
    <style:style style:name="T230_42" style:family="text"/>
    <style:style style:name="T230_43" style:family="text"/>
    <style:style style:name="T230_44" style:family="text"/>
    <style:style style:name="T230_45" style:family="text"/>
    <style:style style:name="T230_46" style:family="text"/>
    <style:style style:name="T230_47" style:family="text"/>
    <style:style style:name="T230_48" style:family="text"/>
    <style:style style:name="T230_49" style:family="text"/>
    <style:style style:name="T230_50" style:family="text"/>
    <style:style style:name="T230_51" style:family="text"/>
    <style:style style:name="T230_52" style:family="text"/>
    <style:style style:name="T230_53" style:family="text"/>
    <style:style style:name="T230_54" style:family="text"/>
    <style:style style:name="T230_55" style:family="text"/>
    <style:style style:name="T230_56" style:family="text"/>
    <style:style style:name="T230_57" style:family="text"/>
    <style:style style:name="T230_58" style:family="text"/>
    <style:style style:name="T230_59" style:family="text"/>
    <style:style style:name="T230_60" style:family="text"/>
    <style:style style:name="T230_61" style:family="text"/>
    <style:style style:name="T230_62" style:family="text"/>
    <style:style style:name="T230_63" style:family="text"/>
    <style:style style:name="T230_64" style:family="text"/>
    <style:style style:name="T230_65" style:family="text"/>
    <style:style style:name="T230_66" style:family="text"/>
    <style:style style:name="T230_67" style:family="text"/>
    <style:style style:name="T230_68" style:family="text"/>
    <style:style style:name="T230_69" style:family="text"/>
    <style:style style:name="T230_70" style:family="text"/>
    <style:style style:name="T230_71" style:family="text"/>
    <style:style style:name="T230_72" style:family="text"/>
    <style:style style:name="T230_73" style:family="text"/>
    <style:style style:name="T230_74" style:family="text"/>
    <style:style style:name="T230_75" style:family="text"/>
    <style:style style:name="T230_76" style:family="text"/>
    <style:style style:name="T230_77" style:family="text"/>
    <style:style style:name="T230_78" style:family="text"/>
    <style:style style:name="T230_79" style:family="text"/>
    <style:style style:name="T230_80" style:family="text"/>
    <style:style style:name="T230_81" style:family="text"/>
    <style:style style:name="T230_82" style:family="text"/>
    <style:style style:name="P231" style:family="paragraph" style:parent-style-name="Standard">
      <style:paragraph-properties fo:text-align="justify" fo:break-before="auto" fo:text-indent="1.101cm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T231_17" style:family="text"/>
    <style:style style:name="T231_18" style:family="text"/>
    <style:style style:name="T231_19" style:family="text"/>
    <style:style style:name="T231_20" style:family="text"/>
    <style:style style:name="T231_21" style:family="text"/>
    <style:style style:name="T231_22" style:family="text"/>
    <style:style style:name="T231_23" style:family="text"/>
    <style:style style:name="T231_24" style:family="text"/>
    <style:style style:name="T231_25" style:family="text"/>
    <style:style style:name="T231_26" style:family="text"/>
    <style:style style:name="T231_27" style:family="text"/>
    <style:style style:name="T231_28" style:family="text"/>
    <style:style style:name="T231_29" style:family="text"/>
    <style:style style:name="T231_30" style:family="text"/>
    <style:style style:name="T231_31" style:family="text"/>
    <style:style style:name="T231_32" style:family="text"/>
    <style:style style:name="P232" style:family="paragraph" style:parent-style-name="Standard">
      <style:paragraph-properties fo:text-align="justify" fo:break-before="auto" fo:text-indent="1.101cm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P233" style:family="paragraph" style:parent-style-name="Standard">
      <style:paragraph-properties fo:text-align="justify" fo:break-before="auto" fo:text-indent="1.101cm" style:writing-mode="lr-tb"/>
    </style:style>
    <style:style style:name="P234" style:family="paragraph" style:parent-style-name="Standard">
      <style:paragraph-properties fo:text-align="justify" fo:break-before="auto" fo:text-indent="1.101cm" style:writing-mode="lr-tb"/>
    </style:style>
    <style:style style:name="T234_1" style:family="text">
      <style:text-properties fo:font-weight="bold" style:font-weight-asian="bold" style:font-weight-complex="bold"/>
    </style:style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/>
    <style:style style:name="T234_16" style:family="text"/>
    <style:style style:name="T234_17" style:family="text"/>
    <style:style style:name="T234_18" style:family="text"/>
    <style:style style:name="T234_19" style:family="text"/>
    <style:style style:name="T234_20" style:family="text"/>
    <style:style style:name="T234_21" style:family="text"/>
    <style:style style:name="T234_22" style:family="text"/>
    <style:style style:name="T234_23" style:family="text"/>
    <style:style style:name="T234_24" style:family="text"/>
    <style:style style:name="T234_25" style:family="text"/>
    <style:style style:name="T234_26" style:family="text"/>
    <style:style style:name="T234_27" style:family="text"/>
    <style:style style:name="T234_28" style:family="text"/>
    <style:style style:name="T234_29" style:family="text"/>
    <style:style style:name="T234_30" style:family="text"/>
    <style:style style:name="T234_31" style:family="text"/>
    <style:style style:name="T234_32" style:family="text"/>
    <style:style style:name="T234_33" style:family="text"/>
    <style:style style:name="T234_34" style:family="text"/>
    <style:style style:name="T234_35" style:family="text"/>
    <style:style style:name="T234_36" style:family="text"/>
    <style:style style:name="T234_37" style:family="text"/>
    <style:style style:name="T234_38" style:family="text"/>
    <style:style style:name="T234_39" style:family="text"/>
    <style:style style:name="T234_40" style:family="text"/>
    <style:style style:name="T234_41" style:family="text"/>
    <style:style style:name="T234_42" style:family="text"/>
    <style:style style:name="T234_43" style:family="text"/>
    <style:style style:name="T234_44" style:family="text"/>
    <style:style style:name="T234_45" style:family="text"/>
    <style:style style:name="T234_46" style:family="text"/>
    <style:style style:name="T234_47" style:family="text"/>
    <style:style style:name="T234_48" style:family="text"/>
    <style:style style:name="T234_49" style:family="text"/>
    <style:style style:name="T234_50" style:family="text"/>
    <style:style style:name="T234_51" style:family="text"/>
    <style:style style:name="T234_52" style:family="text"/>
    <style:style style:name="T234_53" style:family="text"/>
    <style:style style:name="T234_54" style:family="text"/>
    <style:style style:name="T234_55" style:family="text"/>
    <style:style style:name="T234_56" style:family="text"/>
    <style:style style:name="T234_57" style:family="text"/>
    <style:style style:name="T234_58" style:family="text"/>
    <style:style style:name="T234_59" style:family="text"/>
    <style:style style:name="T234_60" style:family="text"/>
    <style:style style:name="T234_61" style:family="text"/>
    <style:style style:name="T234_62" style:family="text"/>
    <style:style style:name="T234_63" style:family="text"/>
    <style:style style:name="T234_64" style:family="text"/>
    <style:style style:name="T234_65" style:family="text"/>
    <style:style style:name="T234_66" style:family="text"/>
    <style:style style:name="T234_67" style:family="text"/>
    <style:style style:name="T234_68" style:family="text"/>
    <style:style style:name="P235" style:family="paragraph" style:parent-style-name="Standard">
      <style:paragraph-properties fo:text-align="justify" fo:break-before="auto" style:writing-mode="lr-tb"/>
    </style:style>
    <style:style style:name="P236" style:family="paragraph" style:parent-style-name="Standard">
      <style:paragraph-properties fo:text-align="justify" fo:break-before="auto" fo:text-indent="1.101cm" style:writing-mode="lr-tb"/>
    </style:style>
    <style:style style:name="T236_1" style:family="text">
      <style:text-properties fo:font-weight="bold" style:font-weight-asian="bold" style:font-weight-complex="bold"/>
    </style:style>
    <style:style style:name="T236_2" style:family="text">
      <style:text-properties fo:font-weight="bold" style:font-weight-asian="bold" style:font-weight-complex="bold"/>
    </style:style>
    <style:style style:name="T236_3" style:family="text">
      <style:text-properties fo:font-weight="bold" style:font-weight-asian="bold" style:font-weight-complex="bold"/>
    </style:style>
    <style:style style:name="T236_4" style:family="text">
      <style:text-properties fo:font-weight="bold" style:font-weight-asian="bold" style:font-weight-complex="bold"/>
    </style:style>
    <style:style style:name="T236_5" style:family="text">
      <style:text-properties fo:font-weight="bold" style:font-weight-asian="bold" style:font-weight-complex="bold"/>
    </style:style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T236_13" style:family="text"/>
    <style:style style:name="T236_14" style:family="text"/>
    <style:style style:name="T236_15" style:family="text"/>
    <style:style style:name="T236_16" style:family="text"/>
    <style:style style:name="T236_17" style:family="text"/>
    <style:style style:name="T236_18" style:family="text"/>
    <style:style style:name="T236_19" style:family="text"/>
    <style:style style:name="T236_20" style:family="text"/>
    <style:style style:name="T236_21" style:family="text"/>
    <style:style style:name="T236_22" style:family="text"/>
    <style:style style:name="T236_23" style:family="text"/>
    <style:style style:name="T236_24" style:family="text"/>
    <style:style style:name="T236_25" style:family="text"/>
    <style:style style:name="T236_26" style:family="text"/>
    <style:style style:name="T236_27" style:family="text"/>
    <style:style style:name="T236_28" style:family="text"/>
    <style:style style:name="T236_29" style:family="text"/>
    <style:style style:name="T236_30" style:family="text"/>
    <style:style style:name="T236_31" style:family="text"/>
    <style:style style:name="T236_32" style:family="text"/>
    <style:style style:name="T236_33" style:family="text"/>
    <style:style style:name="T236_34" style:family="text"/>
    <style:style style:name="T236_35" style:family="text"/>
    <style:style style:name="T236_36" style:family="text"/>
    <style:style style:name="T236_37" style:family="text"/>
    <style:style style:name="T236_38" style:family="text"/>
    <style:style style:name="T236_39" style:family="text"/>
    <style:style style:name="T236_40" style:family="text"/>
    <style:style style:name="T236_41" style:family="text"/>
    <style:style style:name="T236_42" style:family="text"/>
    <style:style style:name="T236_43" style:family="text"/>
    <style:style style:name="T236_44" style:family="text"/>
    <style:style style:name="T236_45" style:family="text"/>
    <style:style style:name="T236_46" style:family="text"/>
    <style:style style:name="T236_47" style:family="text"/>
    <style:style style:name="T236_48" style:family="text"/>
    <style:style style:name="T236_49" style:family="text"/>
    <style:style style:name="T236_50" style:family="text"/>
    <style:style style:name="T236_51" style:family="text"/>
    <style:style style:name="T236_52" style:family="text"/>
    <style:style style:name="T236_53" style:family="text"/>
    <style:style style:name="T236_54" style:family="text"/>
    <style:style style:name="T236_55" style:family="text"/>
    <style:style style:name="T236_56" style:family="text"/>
    <style:style style:name="T236_57" style:family="text"/>
    <style:style style:name="T236_58" style:family="text"/>
    <style:style style:name="T236_59" style:family="text"/>
    <style:style style:name="T236_60" style:family="text"/>
    <style:style style:name="T236_61" style:family="text">
      <style:text-properties style:font-name="Verdana" style:font-name-asian="Verdana" style:font-name-complex="Verdana"/>
    </style:style>
    <style:style style:name="T236_62" style:family="text"/>
    <style:style style:name="T236_63" style:family="text"/>
    <style:style style:name="T236_64" style:family="text"/>
    <style:style style:name="T236_65" style:family="text"/>
    <style:style style:name="T236_66" style:family="text"/>
    <style:style style:name="T236_67" style:family="text"/>
    <style:style style:name="T236_68" style:family="text"/>
    <style:style style:name="T236_69" style:family="text"/>
    <style:style style:name="T236_70" style:family="text"/>
    <style:style style:name="T236_71" style:family="text"/>
    <style:style style:name="T236_72" style:family="text"/>
    <style:style style:name="T236_73" style:family="text"/>
    <style:style style:name="T236_74" style:family="text"/>
    <style:style style:name="T236_75" style:family="text"/>
    <style:style style:name="T236_76" style:family="text"/>
    <style:style style:name="T236_77" style:family="text"/>
    <style:style style:name="T236_78" style:family="text"/>
    <style:style style:name="T236_79" style:family="text"/>
    <style:style style:name="T236_80" style:family="text"/>
    <style:style style:name="T236_81" style:family="text"/>
    <style:style style:name="T236_82" style:family="text"/>
    <style:style style:name="T236_83" style:family="text"/>
    <style:style style:name="T236_84" style:family="text"/>
    <style:style style:name="T236_85" style:family="text"/>
    <style:style style:name="T236_86" style:family="text"/>
    <style:style style:name="T236_87" style:family="text"/>
    <style:style style:name="T236_88" style:family="text"/>
    <style:style style:name="T236_89" style:family="text"/>
    <style:style style:name="T236_90" style:family="text"/>
    <style:style style:name="T236_91" style:family="text"/>
    <style:style style:name="T236_92" style:family="text"/>
    <style:style style:name="T236_93" style:family="text"/>
    <style:style style:name="T236_94" style:family="text"/>
    <style:style style:name="T236_95" style:family="text"/>
    <style:style style:name="T236_96" style:family="text"/>
    <style:style style:name="T236_97" style:family="text"/>
    <style:style style:name="T236_98" style:family="text"/>
    <style:style style:name="T236_99" style:family="text"/>
    <style:style style:name="T236_100" style:family="text"/>
    <style:style style:name="T236_101" style:family="text"/>
    <style:style style:name="T236_102" style:family="text"/>
    <style:style style:name="T236_103" style:family="text"/>
    <style:style style:name="T236_104" style:family="text"/>
    <style:style style:name="T236_105" style:family="text"/>
    <style:style style:name="T236_106" style:family="text"/>
    <style:style style:name="T236_107" style:family="text"/>
    <style:style style:name="T236_108" style:family="text"/>
    <style:style style:name="T236_109" style:family="text"/>
    <style:style style:name="T236_110" style:family="text"/>
    <style:style style:name="T236_111" style:family="text"/>
    <style:style style:name="T236_112" style:family="text"/>
    <style:style style:name="T236_113" style:family="text"/>
    <style:style style:name="T236_114" style:family="text"/>
    <style:style style:name="T236_115" style:family="text"/>
    <style:style style:name="T236_116" style:family="text"/>
    <style:style style:name="T236_117" style:family="text"/>
    <style:style style:name="T236_118" style:family="text"/>
    <style:style style:name="T236_119" style:family="text"/>
    <style:style style:name="T236_120" style:family="text"/>
    <style:style style:name="T236_121" style:family="text"/>
    <style:style style:name="T236_122" style:family="text"/>
    <style:style style:name="T236_123" style:family="text"/>
    <style:style style:name="T236_124" style:family="text"/>
    <style:style style:name="T236_125" style:family="text"/>
    <style:style style:name="T236_126" style:family="text"/>
    <style:style style:name="T236_127" style:family="text"/>
    <style:style style:name="T236_128" style:family="text"/>
    <style:style style:name="T236_129" style:family="text"/>
    <style:style style:name="T236_130" style:family="text"/>
    <style:style style:name="T236_131" style:family="text"/>
    <style:style style:name="T236_132" style:family="text"/>
    <style:style style:name="T236_133" style:family="text"/>
    <style:style style:name="T236_134" style:family="text"/>
    <style:style style:name="T236_135" style:family="text"/>
    <style:style style:name="T236_136" style:family="text"/>
    <style:style style:name="T236_137" style:family="text"/>
    <style:style style:name="T236_138" style:family="text"/>
    <style:style style:name="T236_139" style:family="text"/>
    <style:style style:name="T236_140" style:family="text"/>
    <style:style style:name="T236_141" style:family="text"/>
    <style:style style:name="T236_142" style:family="text"/>
    <style:style style:name="T236_143" style:family="text"/>
    <style:style style:name="T236_144" style:family="text"/>
    <style:style style:name="T236_145" style:family="text"/>
    <style:style style:name="T236_146" style:family="text"/>
    <style:style style:name="T236_147" style:family="text"/>
    <style:style style:name="T236_148" style:family="text"/>
    <style:style style:name="T236_149" style:family="text"/>
    <style:style style:name="T236_150" style:family="text"/>
    <style:style style:name="T236_151" style:family="text"/>
    <style:style style:name="T236_152" style:family="text"/>
    <style:style style:name="T236_153" style:family="text"/>
    <style:style style:name="T236_154" style:family="text"/>
    <style:style style:name="T236_155" style:family="text"/>
    <style:style style:name="T236_156" style:family="text"/>
    <style:style style:name="T236_157" style:family="text"/>
    <style:style style:name="T236_158" style:family="text"/>
    <style:style style:name="T236_159" style:family="text"/>
    <style:style style:name="T236_160" style:family="text"/>
    <style:style style:name="T236_161" style:family="text"/>
    <style:style style:name="T236_162" style:family="text"/>
    <style:style style:name="T236_163" style:family="text"/>
    <style:style style:name="T236_164" style:family="text"/>
    <style:style style:name="T236_165" style:family="text"/>
    <style:style style:name="T236_166" style:family="text"/>
    <style:style style:name="T236_167" style:family="text"/>
    <style:style style:name="T236_168" style:family="text"/>
    <style:style style:name="T236_169" style:family="text"/>
    <style:style style:name="T236_170" style:family="text"/>
    <style:style style:name="T236_171" style:family="text"/>
    <style:style style:name="T236_172" style:family="text"/>
    <style:style style:name="T236_173" style:family="text"/>
    <style:style style:name="T236_174" style:family="text"/>
    <style:style style:name="T236_175" style:family="text"/>
    <style:style style:name="T236_176" style:family="text"/>
    <style:style style:name="T236_177" style:family="text"/>
    <style:style style:name="T236_178" style:family="text"/>
    <style:style style:name="T236_179" style:family="text"/>
    <style:style style:name="T236_180" style:family="text"/>
    <style:style style:name="T236_181" style:family="text"/>
    <style:style style:name="T236_182" style:family="text"/>
    <style:style style:name="T236_183" style:family="text"/>
    <style:style style:name="T236_184" style:family="text"/>
    <style:style style:name="T236_185" style:family="text"/>
    <style:style style:name="T236_186" style:family="text"/>
    <style:style style:name="T236_187" style:family="text"/>
    <style:style style:name="T236_188" style:family="text"/>
    <style:style style:name="T236_189" style:family="text"/>
    <style:style style:name="T236_190" style:family="text"/>
    <style:style style:name="T236_191" style:family="text"/>
    <style:style style:name="T236_192" style:family="text"/>
    <style:style style:name="T236_193" style:family="text"/>
    <style:style style:name="T236_194" style:family="text"/>
    <style:style style:name="T236_195" style:family="text"/>
    <style:style style:name="T236_196" style:family="text"/>
    <style:style style:name="T236_197" style:family="text"/>
    <style:style style:name="T236_198" style:family="text"/>
    <style:style style:name="T236_199" style:family="text"/>
    <style:style style:name="T236_200" style:family="text"/>
    <style:style style:name="T236_201" style:family="text"/>
    <style:style style:name="T236_202" style:family="text"/>
    <style:style style:name="T236_203" style:family="text"/>
    <style:style style:name="T236_204" style:family="text"/>
    <style:style style:name="T236_205" style:family="text"/>
    <style:style style:name="T236_206" style:family="text"/>
    <style:style style:name="T236_207" style:family="text"/>
    <style:style style:name="T236_208" style:family="text"/>
    <style:style style:name="T236_209" style:family="text"/>
    <style:style style:name="T236_210" style:family="text"/>
    <style:style style:name="T236_211" style:family="text"/>
    <style:style style:name="T236_212" style:family="text"/>
    <style:style style:name="T236_213" style:family="text"/>
    <style:style style:name="T236_214" style:family="text"/>
    <style:style style:name="T236_215" style:family="text"/>
    <style:style style:name="T236_216" style:family="text"/>
    <style:style style:name="T236_217" style:family="text"/>
    <style:style style:name="T236_218" style:family="text"/>
    <style:style style:name="T236_219" style:family="text"/>
    <style:style style:name="T236_220" style:family="text"/>
    <style:style style:name="T236_221" style:family="text"/>
    <style:style style:name="T236_222" style:family="text"/>
    <style:style style:name="T236_223" style:family="text"/>
    <style:style style:name="T236_224" style:family="text"/>
    <style:style style:name="T236_225" style:family="text"/>
    <style:style style:name="T236_226" style:family="text"/>
    <style:style style:name="T236_227" style:family="text"/>
    <style:style style:name="T236_228" style:family="text"/>
    <style:style style:name="T236_229" style:family="text"/>
    <style:style style:name="T236_230" style:family="text"/>
    <style:style style:name="T236_231" style:family="text"/>
    <style:style style:name="T236_232" style:family="text"/>
    <style:style style:name="T236_233" style:family="text"/>
    <style:style style:name="T236_234" style:family="text"/>
    <style:style style:name="T236_235" style:family="text"/>
    <style:style style:name="T236_236" style:family="text"/>
    <style:style style:name="T236_237" style:family="text"/>
    <style:style style:name="T236_238" style:family="text"/>
    <style:style style:name="T236_239" style:family="text"/>
    <style:style style:name="T236_240" style:family="text"/>
    <style:style style:name="T236_241" style:family="text"/>
    <style:style style:name="T236_242" style:family="text"/>
    <style:style style:name="T236_243" style:family="text"/>
    <style:style style:name="T236_244" style:family="text"/>
    <style:style style:name="T236_245" style:family="text"/>
    <style:style style:name="T236_246" style:family="text"/>
    <style:style style:name="T236_247" style:family="text"/>
    <style:style style:name="T236_248" style:family="text"/>
    <style:style style:name="P237" style:family="paragraph" style:parent-style-name="Standard">
      <style:paragraph-properties fo:text-align="justify" fo:break-before="auto" fo:text-indent="1cm" fo:margin-top="0cm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T237_14" style:family="text"/>
    <style:style style:name="T237_15" style:family="text"/>
    <style:style style:name="T237_16" style:family="text"/>
    <style:style style:name="T237_17" style:family="text"/>
    <style:style style:name="T237_18" style:family="text"/>
    <style:style style:name="P238" style:family="paragraph" style:parent-style-name="Standard">
      <style:paragraph-properties fo:text-align="justify" fo:break-before="auto" fo:text-indent="1cm" fo:margin-top="0cm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T238_16" style:family="text"/>
    <style:style style:name="T238_17" style:family="text"/>
    <style:style style:name="T238_18" style:family="text"/>
    <style:style style:name="T238_19" style:family="text"/>
    <style:style style:name="T238_20" style:family="text"/>
    <style:style style:name="T238_21" style:family="text"/>
    <style:style style:name="T238_22" style:family="text"/>
    <style:style style:name="T238_23" style:family="text"/>
    <style:style style:name="T238_24" style:family="text"/>
    <style:style style:name="T238_25" style:family="text"/>
    <style:style style:name="T238_26" style:family="text"/>
    <style:style style:name="T238_27" style:family="text"/>
    <style:style style:name="T238_28" style:family="text"/>
    <style:style style:name="T238_29" style:family="text"/>
    <style:style style:name="T238_30" style:family="text"/>
    <style:style style:name="T238_31" style:family="text"/>
    <style:style style:name="T238_32" style:family="text"/>
    <style:style style:name="P239" style:family="paragraph" style:parent-style-name="Standard">
      <style:paragraph-properties fo:text-align="justify" fo:break-before="auto" fo:text-indent="1cm" fo:margin-top="0cm" fo:margin-bottom="0cm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T239_14" style:family="text"/>
    <style:style style:name="T239_15" style:family="text"/>
    <style:style style:name="T239_16" style:family="text"/>
    <style:style style:name="T239_17" style:family="text"/>
    <style:style style:name="T239_18" style:family="text"/>
    <style:style style:name="T239_19" style:family="text"/>
    <style:style style:name="T239_20" style:family="text"/>
    <style:style style:name="T239_21" style:family="text"/>
    <style:style style:name="T239_22" style:family="text"/>
    <style:style style:name="T239_23" style:family="text"/>
    <style:style style:name="T239_24" style:family="text"/>
    <style:style style:name="P240" style:family="paragraph" style:parent-style-name="Standard">
      <style:paragraph-properties fo:text-align="justify" fo:break-before="auto" fo:text-indent="1.101cm" style:writing-mode="lr-tb"/>
    </style:style>
    <style:style style:name="P241" style:family="paragraph" style:parent-style-name="Standard">
      <style:paragraph-properties fo:text-align="justify" fo:break-before="auto" fo:text-indent="1.101cm" style:writing-mode="lr-tb"/>
    </style:style>
    <style:style style:name="P242" style:family="paragraph" style:parent-style-name="Standard">
      <style:paragraph-properties fo:text-align="justify" fo:break-before="auto" fo:text-indent="1.101cm" style:writing-mode="lr-tb"/>
    </style:style>
    <style:style style:name="T242_1" style:family="text">
      <style:text-properties fo:font-weight="bold" style:font-weight-asian="bold" style:font-weight-complex="bold"/>
    </style:style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T242_17" style:family="text"/>
    <style:style style:name="T242_18" style:family="text"/>
    <style:style style:name="T242_19" style:family="text"/>
    <style:style style:name="T242_20" style:family="text"/>
    <style:style style:name="T242_21" style:family="text"/>
    <style:style style:name="T242_22" style:family="text"/>
    <style:style style:name="P243" style:family="paragraph" style:parent-style-name="Standard">
      <style:paragraph-properties fo:text-align="justify" fo:break-before="auto" fo:margin-top="0cm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/>
    <style:style style:name="T243_13" style:family="text"/>
    <style:style style:name="T243_14" style:family="text"/>
    <style:style style:name="T243_15" style:family="text"/>
    <style:style style:name="T243_16" style:family="text"/>
    <style:style style:name="T243_17" style:family="text"/>
    <style:style style:name="T243_18" style:family="text"/>
    <style:style style:name="T243_19" style:family="text"/>
    <style:style style:name="T243_20" style:family="text"/>
    <style:style style:name="T243_21" style:family="text"/>
    <style:style style:name="T243_22" style:family="text"/>
    <style:style style:name="T243_23" style:family="text"/>
    <style:style style:name="T243_24" style:family="text"/>
    <style:style style:name="T243_25" style:family="text"/>
    <style:style style:name="T243_26" style:family="text"/>
    <style:style style:name="T243_27" style:family="text"/>
    <style:style style:name="T243_28" style:family="text"/>
    <style:style style:name="T243_29" style:family="text"/>
    <style:style style:name="T243_30" style:family="text"/>
    <style:style style:name="T243_31" style:family="text"/>
    <style:style style:name="T243_32" style:family="text"/>
    <style:style style:name="T243_33" style:family="text"/>
    <style:style style:name="T243_34" style:family="text"/>
    <style:style style:name="T243_35" style:family="text"/>
    <style:style style:name="T243_36" style:family="text"/>
    <style:style style:name="T243_37" style:family="text"/>
    <style:style style:name="T243_38" style:family="text"/>
    <style:style style:name="T243_39" style:family="text"/>
    <style:style style:name="T243_40" style:family="text"/>
    <style:style style:name="P244" style:family="paragraph" style:parent-style-name="Standard">
      <style:paragraph-properties fo:text-align="justify" fo:break-before="auto" fo:margin-top="0cm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T244_13" style:family="text"/>
    <style:style style:name="T244_14" style:family="text"/>
    <style:style style:name="T244_15" style:family="text"/>
    <style:style style:name="T244_16" style:family="text"/>
    <style:style style:name="T244_17" style:family="text"/>
    <style:style style:name="T244_18" style:family="text"/>
    <style:style style:name="T244_19" style:family="text"/>
    <style:style style:name="T244_20" style:family="text"/>
    <style:style style:name="T244_21" style:family="text"/>
    <style:style style:name="T244_22" style:family="text"/>
    <style:style style:name="T244_23" style:family="text"/>
    <style:style style:name="T244_24" style:family="text"/>
    <style:style style:name="T244_25" style:family="text"/>
    <style:style style:name="T244_26" style:family="text"/>
    <style:style style:name="T244_27" style:family="text"/>
    <style:style style:name="T244_28" style:family="text"/>
    <style:style style:name="T244_29" style:family="text"/>
    <style:style style:name="T244_30" style:family="text"/>
    <style:style style:name="P245" style:family="paragraph" style:parent-style-name="Standard">
      <style:paragraph-properties fo:text-align="justify" fo:break-before="auto" fo:margin-top="0cm" fo:margin-bottom="0cm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T245_12" style:family="text"/>
    <style:style style:name="T245_13" style:family="text"/>
    <style:style style:name="T245_14" style:family="text"/>
    <style:style style:name="T245_15" style:family="text"/>
    <style:style style:name="T245_16" style:family="text"/>
    <style:style style:name="T245_17" style:family="text"/>
    <style:style style:name="T245_18" style:family="text"/>
    <style:style style:name="T245_19" style:family="text"/>
    <style:style style:name="T245_20" style:family="text"/>
    <style:style style:name="T245_21" style:family="text"/>
    <style:style style:name="T245_22" style:family="text"/>
    <style:style style:name="T245_23" style:family="text"/>
    <style:style style:name="T245_24" style:family="text"/>
    <style:style style:name="P246" style:family="paragraph" style:parent-style-name="Standard">
      <style:paragraph-properties fo:text-align="justify" fo:break-before="auto" fo:text-indent="0.852cm" fo:margin-left="1.249cm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T246_10" style:family="text"/>
    <style:style style:name="T246_11" style:family="text"/>
    <style:style style:name="T246_12" style:family="text"/>
    <style:style style:name="T246_13" style:family="text"/>
    <style:style style:name="T246_14" style:family="text"/>
    <style:style style:name="T246_15" style:family="text"/>
    <style:style style:name="T246_16" style:family="text"/>
    <style:style style:name="T246_17" style:family="text"/>
    <style:style style:name="T246_18" style:family="text"/>
    <style:style style:name="P247" style:family="paragraph" style:parent-style-name="Standard">
      <style:paragraph-properties fo:text-align="justify" fo:break-before="auto" fo:margin-top="0cm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T247_9" style:family="text"/>
    <style:style style:name="T247_10" style:family="text"/>
    <style:style style:name="T247_11" style:family="text"/>
    <style:style style:name="T247_12" style:family="text"/>
    <style:style style:name="T247_13" style:family="text"/>
    <style:style style:name="T247_14" style:family="text"/>
    <style:style style:name="P248" style:family="paragraph" style:parent-style-name="Standard">
      <style:paragraph-properties fo:text-align="justify" fo:break-before="auto" fo:margin-top="0cm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P249" style:family="paragraph" style:parent-style-name="Standard">
      <style:paragraph-properties fo:text-align="justify" fo:break-before="auto" fo:margin-top="0cm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P250" style:family="paragraph" style:parent-style-name="Standard">
      <style:paragraph-properties fo:text-align="justify" fo:break-before="auto" fo:margin-top="0cm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T250_14" style:family="text"/>
    <style:style style:name="T250_15" style:family="text"/>
    <style:style style:name="T250_16" style:family="text"/>
    <style:style style:name="T250_17" style:family="text"/>
    <style:style style:name="T250_18" style:family="text"/>
    <style:style style:name="T250_19" style:family="text"/>
    <style:style style:name="T250_20" style:family="text"/>
    <style:style style:name="T250_21" style:family="text"/>
    <style:style style:name="T250_22" style:family="text"/>
    <style:style style:name="P251" style:family="paragraph" style:parent-style-name="Standard">
      <style:paragraph-properties fo:text-align="justify" fo:break-before="auto" fo:margin-top="0cm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T251_17" style:family="text"/>
    <style:style style:name="T251_18" style:family="text"/>
    <style:style style:name="T251_19" style:family="text"/>
    <style:style style:name="T251_20" style:family="text"/>
    <style:style style:name="T251_21" style:family="text"/>
    <style:style style:name="T251_22" style:family="text"/>
    <style:style style:name="T251_23" style:family="text"/>
    <style:style style:name="T251_24" style:family="text"/>
    <style:style style:name="P252" style:family="paragraph" style:parent-style-name="Standard">
      <style:paragraph-properties fo:text-align="justify" fo:break-before="auto" fo:margin-top="0cm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P253" style:family="paragraph" style:parent-style-name="Standard">
      <style:paragraph-properties fo:text-align="justify" fo:break-before="auto" fo:margin-top="0cm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P254" style:family="paragraph" style:parent-style-name="Standard">
      <style:paragraph-properties fo:text-align="justify" fo:break-before="auto" fo:margin-top="0cm" fo:margin-bottom="0cm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T254_16" style:family="text"/>
    <style:style style:name="T254_17" style:family="text"/>
    <style:style style:name="T254_18" style:family="text"/>
    <style:style style:name="T254_19" style:family="text"/>
    <style:style style:name="T254_20" style:family="text"/>
    <style:style style:name="T254_21" style:family="text"/>
    <style:style style:name="T254_22" style:family="text"/>
    <style:style style:name="T254_23" style:family="text"/>
    <style:style style:name="T254_24" style:family="text"/>
    <style:style style:name="T254_25" style:family="text"/>
    <style:style style:name="T254_26" style:family="text"/>
    <style:style style:name="T254_27" style:family="text"/>
    <style:style style:name="T254_28" style:family="text"/>
    <style:style style:name="T254_29" style:family="text"/>
    <style:style style:name="T254_30" style:family="text"/>
    <style:style style:name="P255" style:family="paragraph" style:parent-style-name="Heading_20_1">
      <style:paragraph-properties fo:break-before="auto" fo:text-indent="1.101cm" style:writing-mode="lr-tb"/>
    </style:style>
    <style:style style:name="T255_1" style:family="text">
      <style:text-properties style:font-name="Times New Roman" style:font-name-asian="Times New Roman" style:font-name-complex="Times New Roman"/>
    </style:style>
    <style:style style:name="T255_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55_3" style:family="text">
      <style:text-properties style:font-name="Times New Roman" style:font-name-asian="Times New Roman" style:font-name-complex="Times New Roman"/>
    </style:style>
    <style:style style:name="T255_4" style:family="text">
      <style:text-properties style:font-name="Times New Roman" style:font-name-asian="Times New Roman" style:font-name-complex="Times New Roman"/>
    </style:style>
    <style:style style:name="T255_5" style:family="text">
      <style:text-properties style:font-name="Times New Roman" style:font-name-asian="Times New Roman" style:font-name-complex="Times New Roman"/>
    </style:style>
    <style:style style:name="T255_6" style:family="text">
      <style:text-properties style:font-name="Times New Roman" style:font-name-asian="Times New Roman" style:font-name-complex="Times New Roman"/>
    </style:style>
    <style:style style:name="T255_7" style:family="text">
      <style:text-properties style:font-name="Times New Roman" style:font-name-asian="Times New Roman" style:font-name-complex="Times New Roman"/>
    </style:style>
    <style:style style:name="T255_8" style:family="text">
      <style:text-properties style:font-name="Times New Roman" style:font-name-asian="Times New Roman" style:font-name-complex="Times New Roman"/>
    </style:style>
    <style:style style:name="T255_9" style:family="text">
      <style:text-properties style:font-name="Times New Roman" style:font-name-asian="Times New Roman" style:font-name-complex="Times New Roman"/>
    </style:style>
    <style:style style:name="T255_10" style:family="text">
      <style:text-properties style:font-name="Times New Roman" style:font-name-asian="Times New Roman" style:font-name-complex="Times New Roman"/>
    </style:style>
    <style:style style:name="P256" style:family="paragraph" style:parent-style-name="Standard">
      <style:paragraph-properties fo:text-align="justify" fo:break-before="auto" fo:text-indent="1.101cm" style:writing-mode="lr-tb"/>
      <style:text-properties style:font-name="Times New Roman" style:font-name-asian="Times New Roman" style:font-name-complex="Times New Roman"/>
    </style:style>
    <style:style style:name="P257" style:family="paragraph" style:parent-style-name="Standard">
      <style:paragraph-properties fo:text-align="justify" fo:break-before="auto" fo:text-indent="1.101cm" style:writing-mode="lr-tb"/>
    </style:style>
    <style:style style:name="T257_1" style:family="text">
      <style:text-properties fo:font-weight="bold" style:font-weight-asian="bold" style:font-weight-complex="bold"/>
    </style:style>
    <style:style style:name="T257_2" style:family="text">
      <style:text-properties fo:font-weight="bold" style:font-weight-asian="bold" style:font-weight-complex="bold"/>
    </style:style>
    <style:style style:name="T257_3" style:family="text">
      <style:text-properties fo:font-weight="bold" style:font-weight-asian="bold" style:font-weight-complex="bold"/>
    </style:style>
    <style:style style:name="T257_4" style:family="text">
      <style:text-properties fo:font-weight="bold" style:font-weight-asian="bold" style:font-weight-complex="bold"/>
    </style:style>
    <style:style style:name="T257_5" style:family="text">
      <style:text-properties fo:font-weight="bold" style:font-weight-asian="bold" style:font-weight-complex="bold"/>
    </style:style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T257_22" style:family="text"/>
    <style:style style:name="T257_23" style:family="text"/>
    <style:style style:name="T257_24" style:family="text"/>
    <style:style style:name="T257_25" style:family="text"/>
    <style:style style:name="T257_26" style:family="text"/>
    <style:style style:name="T257_27" style:family="text"/>
    <style:style style:name="T257_28" style:family="text"/>
    <style:style style:name="T257_29" style:family="text"/>
    <style:style style:name="T257_30" style:family="text"/>
    <style:style style:name="T257_31" style:family="text"/>
    <style:style style:name="T257_32" style:family="text"/>
    <style:style style:name="T257_33" style:family="text"/>
    <style:style style:name="T257_34" style:family="text"/>
    <style:style style:name="T257_35" style:family="text"/>
    <style:style style:name="T257_36" style:family="text"/>
    <style:style style:name="T257_37" style:family="text"/>
    <style:style style:name="T257_38" style:family="text"/>
    <style:style style:name="T257_39" style:family="text"/>
    <style:style style:name="T257_40" style:family="text"/>
    <style:style style:name="T257_41" style:family="text"/>
    <style:style style:name="T257_42" style:family="text"/>
    <style:style style:name="T257_43" style:family="text"/>
    <style:style style:name="T257_44" style:family="text"/>
    <style:style style:name="T257_45" style:family="text"/>
    <style:style style:name="T257_46" style:family="text"/>
    <style:style style:name="T257_47" style:family="text"/>
    <style:style style:name="T257_48" style:family="text"/>
    <style:style style:name="T257_49" style:family="text"/>
    <style:style style:name="T257_50" style:family="text"/>
    <style:style style:name="T257_51" style:family="text"/>
    <style:style style:name="T257_52" style:family="text"/>
    <style:style style:name="T257_53" style:family="text"/>
    <style:style style:name="T257_54" style:family="text"/>
    <style:style style:name="T257_55" style:family="text"/>
    <style:style style:name="T257_56" style:family="text"/>
    <style:style style:name="P258" style:family="paragraph" style:parent-style-name="Standard">
      <style:paragraph-properties fo:text-align="justify" fo:break-before="auto" fo:text-indent="1.101cm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T258_8" style:family="text"/>
    <style:style style:name="T258_9" style:family="text"/>
    <style:style style:name="T258_10" style:family="text"/>
    <style:style style:name="T258_11" style:family="text"/>
    <style:style style:name="T258_12" style:family="text"/>
    <style:style style:name="T258_13" style:family="text"/>
    <style:style style:name="T258_14" style:family="text"/>
    <style:style style:name="T258_15" style:family="text"/>
    <style:style style:name="T258_16" style:family="text"/>
    <style:style style:name="T258_17" style:family="text"/>
    <style:style style:name="T258_18" style:family="text"/>
    <style:style style:name="T258_19" style:family="text"/>
    <style:style style:name="T258_20" style:family="text"/>
    <style:style style:name="T258_21" style:family="text"/>
    <style:style style:name="T258_22" style:family="text"/>
    <style:style style:name="T258_23" style:family="text"/>
    <style:style style:name="T258_24" style:family="text"/>
    <style:style style:name="T258_25" style:family="text"/>
    <style:style style:name="T258_26" style:family="text"/>
    <style:style style:name="T258_27" style:family="text"/>
    <style:style style:name="T258_28" style:family="text"/>
    <style:style style:name="T258_29" style:family="text"/>
    <style:style style:name="T258_30" style:family="text"/>
    <style:style style:name="T258_31" style:family="text"/>
    <style:style style:name="T258_32" style:family="text"/>
    <style:style style:name="T258_33" style:family="text"/>
    <style:style style:name="T258_34" style:family="text"/>
    <style:style style:name="T258_35" style:family="text"/>
    <style:style style:name="T258_36" style:family="text"/>
    <style:style style:name="T258_37" style:family="text"/>
    <style:style style:name="T258_38" style:family="text"/>
    <style:style style:name="T258_39" style:family="text">
      <style:text-properties style:font-name="Verdana" style:font-name-asian="Verdana" style:font-name-complex="Verdana"/>
    </style:style>
    <style:style style:name="T258_40" style:family="text"/>
    <style:style style:name="T258_41" style:family="text"/>
    <style:style style:name="T258_42" style:family="text"/>
    <style:style style:name="P259" style:family="paragraph" style:parent-style-name="Standard">
      <style:paragraph-properties fo:text-align="justify" fo:break-before="auto" fo:text-indent="1.101cm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T259_9" style:family="text"/>
    <style:style style:name="T259_10" style:family="text"/>
    <style:style style:name="T259_11" style:family="text"/>
    <style:style style:name="T259_12" style:family="text"/>
    <style:style style:name="T259_13" style:family="text"/>
    <style:style style:name="T259_14" style:family="text"/>
    <style:style style:name="T259_15" style:family="text"/>
    <style:style style:name="T259_16" style:family="text"/>
    <style:style style:name="T259_17" style:family="text"/>
    <style:style style:name="T259_18" style:family="text"/>
    <style:style style:name="T259_19" style:family="text"/>
    <style:style style:name="T259_20" style:family="text"/>
    <style:style style:name="T259_21" style:family="text">
      <style:text-properties style:font-name="Verdana" style:font-name-asian="Verdana" style:font-name-complex="Verdana"/>
    </style:style>
    <style:style style:name="T259_22" style:family="text"/>
    <style:style style:name="P260" style:family="paragraph" style:parent-style-name="Standard">
      <style:paragraph-properties fo:text-align="justify" fo:break-before="auto" fo:text-indent="1.101cm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T260_9" style:family="text"/>
    <style:style style:name="T260_10" style:family="text"/>
    <style:style style:name="T260_11" style:family="text"/>
    <style:style style:name="T260_12" style:family="text"/>
    <style:style style:name="T260_13" style:family="text"/>
    <style:style style:name="T260_14" style:family="text"/>
    <style:style style:name="T260_15" style:family="text"/>
    <style:style style:name="T260_16" style:family="text"/>
    <style:style style:name="T260_17" style:family="text"/>
    <style:style style:name="T260_18" style:family="text"/>
    <style:style style:name="T260_19" style:family="text"/>
    <style:style style:name="T260_20" style:family="text"/>
    <style:style style:name="T260_21" style:family="text"/>
    <style:style style:name="T260_22" style:family="text"/>
    <style:style style:name="T260_23" style:family="text"/>
    <style:style style:name="T260_24" style:family="text"/>
    <style:style style:name="T260_25" style:family="text"/>
    <style:style style:name="T260_26" style:family="text"/>
    <style:style style:name="T260_27" style:family="text"/>
    <style:style style:name="T260_28" style:family="text"/>
    <style:style style:name="T260_29" style:family="text"/>
    <style:style style:name="T260_30" style:family="text"/>
    <style:style style:name="T260_31" style:family="text"/>
    <style:style style:name="T260_32" style:family="text"/>
    <style:style style:name="T260_33" style:family="text"/>
    <style:style style:name="T260_34" style:family="text"/>
    <style:style style:name="T260_35" style:family="text"/>
    <style:style style:name="T260_36" style:family="text"/>
    <style:style style:name="T260_37" style:family="text"/>
    <style:style style:name="T260_38" style:family="text"/>
    <style:style style:name="T260_39" style:family="text"/>
    <style:style style:name="T260_40" style:family="text"/>
    <style:style style:name="T260_41" style:family="text"/>
    <style:style style:name="T260_42" style:family="text"/>
    <style:style style:name="T260_43" style:family="text"/>
    <style:style style:name="T260_44" style:family="text"/>
    <style:style style:name="T260_45" style:family="text"/>
    <style:style style:name="T260_46" style:family="text"/>
    <style:style style:name="T260_47" style:family="text"/>
    <style:style style:name="T260_48" style:family="text"/>
    <style:style style:name="T260_49" style:family="text"/>
    <style:style style:name="T260_50" style:family="text"/>
    <style:style style:name="T260_51" style:family="text"/>
    <style:style style:name="T260_52" style:family="text"/>
    <style:style style:name="T260_53" style:family="text"/>
    <style:style style:name="T260_54" style:family="text"/>
    <style:style style:name="T260_55" style:family="text"/>
    <style:style style:name="T260_56" style:family="text"/>
    <style:style style:name="T260_57" style:family="text"/>
    <style:style style:name="T260_58" style:family="text"/>
    <style:style style:name="T260_59" style:family="text"/>
    <style:style style:name="T260_60" style:family="text"/>
    <style:style style:name="T260_61" style:family="text"/>
    <style:style style:name="T260_62" style:family="text"/>
    <style:style style:name="T260_63" style:family="text"/>
    <style:style style:name="T260_64" style:family="text"/>
    <style:style style:name="T260_65" style:family="text"/>
    <style:style style:name="T260_66" style:family="text"/>
    <style:style style:name="T260_67" style:family="text"/>
    <style:style style:name="T260_68" style:family="text"/>
    <style:style style:name="T260_69" style:family="text"/>
    <style:style style:name="T260_70" style:family="text"/>
    <style:style style:name="T260_71" style:family="text"/>
    <style:style style:name="T260_72" style:family="text"/>
    <style:style style:name="T260_73" style:family="text"/>
    <style:style style:name="T260_74" style:family="text"/>
    <style:style style:name="T260_75" style:family="text"/>
    <style:style style:name="T260_76" style:family="text"/>
    <style:style style:name="T260_77" style:family="text"/>
    <style:style style:name="T260_78" style:family="text"/>
    <style:style style:name="T260_79" style:family="text"/>
    <style:style style:name="T260_80" style:family="text"/>
    <style:style style:name="T260_81" style:family="text"/>
    <style:style style:name="T260_82" style:family="text"/>
    <style:style style:name="T260_83" style:family="text"/>
    <style:style style:name="T260_84" style:family="text"/>
    <style:style style:name="T260_85" style:family="text"/>
    <style:style style:name="T260_86" style:family="text"/>
    <style:style style:name="T260_87" style:family="text"/>
    <style:style style:name="T260_88" style:family="text"/>
    <style:style style:name="T260_89" style:family="text"/>
    <style:style style:name="T260_90" style:family="text"/>
    <style:style style:name="T260_91" style:family="text"/>
    <style:style style:name="T260_92" style:family="text"/>
    <style:style style:name="T260_93" style:family="text"/>
    <style:style style:name="T260_94" style:family="text"/>
    <style:style style:name="T260_95" style:family="text"/>
    <style:style style:name="T260_96" style:family="text"/>
    <style:style style:name="T260_97" style:family="text"/>
    <style:style style:name="T260_98" style:family="text"/>
    <style:style style:name="T260_99" style:family="text"/>
    <style:style style:name="T260_100" style:family="text"/>
    <style:style style:name="T260_101" style:family="text"/>
    <style:style style:name="T260_102" style:family="text"/>
    <style:style style:name="T260_103" style:family="text"/>
    <style:style style:name="T260_104" style:family="text"/>
    <style:style style:name="T260_105" style:family="text"/>
    <style:style style:name="T260_106" style:family="text"/>
    <style:style style:name="P261" style:family="paragraph" style:parent-style-name="Standard">
      <style:paragraph-properties fo:text-align="justify" fo:break-before="auto" fo:text-indent="1.101cm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P262" style:family="paragraph" style:parent-style-name="Standard">
      <style:paragraph-properties fo:text-align="justify" fo:break-before="auto" fo:text-indent="1.101cm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/>
    <style:style style:name="T262_10" style:family="text"/>
    <style:style style:name="T262_11" style:family="text"/>
    <style:style style:name="T262_12" style:family="text"/>
    <style:style style:name="T262_13" style:family="text"/>
    <style:style style:name="T262_14" style:family="text"/>
    <style:style style:name="T262_15" style:family="text"/>
    <style:style style:name="T262_16" style:family="text"/>
    <style:style style:name="T262_17" style:family="text"/>
    <style:style style:name="T262_18" style:family="text"/>
    <style:style style:name="T262_19" style:family="text"/>
    <style:style style:name="T262_20" style:family="text"/>
    <style:style style:name="T262_21" style:family="text"/>
    <style:style style:name="T262_22" style:family="text"/>
    <style:style style:name="T262_23" style:family="text"/>
    <style:style style:name="T262_24" style:family="text"/>
    <style:style style:name="T262_25" style:family="text"/>
    <style:style style:name="T262_26" style:family="text"/>
    <style:style style:name="T262_27" style:family="text"/>
    <style:style style:name="T262_28" style:family="text"/>
    <style:style style:name="T262_29" style:family="text"/>
    <style:style style:name="T262_30" style:family="text"/>
    <style:style style:name="T262_31" style:family="text"/>
    <style:style style:name="T262_32" style:family="text"/>
    <style:style style:name="T262_33" style:family="text"/>
    <style:style style:name="T262_34" style:family="text"/>
    <style:style style:name="T262_35" style:family="text"/>
    <style:style style:name="T262_36" style:family="text"/>
    <style:style style:name="T262_37" style:family="text"/>
    <style:style style:name="T262_38" style:family="text"/>
    <style:style style:name="T262_39" style:family="text"/>
    <style:style style:name="T262_40" style:family="text"/>
    <style:style style:name="T262_41" style:family="text"/>
    <style:style style:name="T262_42" style:family="text"/>
    <style:style style:name="T262_43" style:family="text"/>
    <style:style style:name="T262_44" style:family="text"/>
    <style:style style:name="T262_45" style:family="text"/>
    <style:style style:name="T262_46" style:family="text"/>
    <style:style style:name="P263" style:family="paragraph" style:parent-style-name="Standard">
      <style:paragraph-properties fo:text-align="justify" fo:break-before="auto" fo:text-indent="1.101cm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T263_16" style:family="text"/>
    <style:style style:name="T263_17" style:family="text"/>
    <style:style style:name="T263_18" style:family="text"/>
    <style:style style:name="T263_19" style:family="text"/>
    <style:style style:name="T263_20" style:family="text"/>
    <style:style style:name="T263_21" style:family="text"/>
    <style:style style:name="T263_22" style:family="text"/>
    <style:style style:name="T263_23" style:family="text"/>
    <style:style style:name="T263_24" style:family="text"/>
    <style:style style:name="T263_25" style:family="text"/>
    <style:style style:name="T263_26" style:family="text"/>
    <style:style style:name="T263_27" style:family="text"/>
    <style:style style:name="T263_28" style:family="text"/>
    <style:style style:name="T263_29" style:family="text"/>
    <style:style style:name="P264" style:family="paragraph" style:parent-style-name="Standard">
      <style:paragraph-properties fo:text-align="justify" fo:break-before="auto" fo:text-indent="1.101cm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T264_9" style:family="text"/>
    <style:style style:name="T264_10" style:family="text"/>
    <style:style style:name="T264_11" style:family="text"/>
    <style:style style:name="T264_12" style:family="text"/>
    <style:style style:name="T264_13" style:family="text"/>
    <style:style style:name="T264_14" style:family="text"/>
    <style:style style:name="T264_15" style:family="text"/>
    <style:style style:name="T264_16" style:family="text"/>
    <style:style style:name="T264_17" style:family="text"/>
    <style:style style:name="T264_18" style:family="text"/>
    <style:style style:name="T264_19" style:family="text"/>
    <style:style style:name="T264_20" style:family="text"/>
    <style:style style:name="T264_21" style:family="text"/>
    <style:style style:name="T264_22" style:family="text"/>
    <style:style style:name="T264_23" style:family="text"/>
    <style:style style:name="T264_24" style:family="text"/>
    <style:style style:name="T264_25" style:family="text"/>
    <style:style style:name="T264_26" style:family="text"/>
    <style:style style:name="T264_27" style:family="text"/>
    <style:style style:name="T264_28" style:family="text"/>
    <style:style style:name="T264_29" style:family="text"/>
    <style:style style:name="T264_30" style:family="text"/>
    <style:style style:name="T264_31" style:family="text"/>
    <style:style style:name="T264_32" style:family="text"/>
    <style:style style:name="T264_33" style:family="text"/>
    <style:style style:name="T264_34" style:family="text"/>
    <style:style style:name="T264_35" style:family="text"/>
    <style:style style:name="T264_36" style:family="text"/>
    <style:style style:name="T264_37" style:family="text"/>
    <style:style style:name="T264_38" style:family="text"/>
    <style:style style:name="P265" style:family="paragraph" style:parent-style-name="Standard">
      <style:paragraph-properties fo:text-align="justify" fo:break-before="auto" fo:text-indent="1.101cm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T265_11" style:family="text"/>
    <style:style style:name="T265_12" style:family="text"/>
    <style:style style:name="T265_13" style:family="text"/>
    <style:style style:name="T265_14" style:family="text"/>
    <style:style style:name="T265_15" style:family="text"/>
    <style:style style:name="T265_16" style:family="text"/>
    <style:style style:name="T265_17" style:family="text"/>
    <style:style style:name="T265_18" style:family="text"/>
    <style:style style:name="T265_19" style:family="text"/>
    <style:style style:name="T265_20" style:family="text"/>
    <style:style style:name="T265_21" style:family="text"/>
    <style:style style:name="T265_22" style:family="text"/>
    <style:style style:name="T265_23" style:family="text"/>
    <style:style style:name="T265_24" style:family="text"/>
    <style:style style:name="T265_25" style:family="text"/>
    <style:style style:name="T265_26" style:family="text"/>
    <style:style style:name="T265_27" style:family="text"/>
    <style:style style:name="T265_28" style:family="text"/>
    <style:style style:name="T265_29" style:family="text"/>
    <style:style style:name="T265_30" style:family="text"/>
    <style:style style:name="T265_31" style:family="text"/>
    <style:style style:name="T265_32" style:family="text"/>
    <style:style style:name="T265_33" style:family="text"/>
    <style:style style:name="T265_34" style:family="text"/>
    <style:style style:name="T265_35" style:family="text"/>
    <style:style style:name="T265_36" style:family="text"/>
    <style:style style:name="T265_37" style:family="text"/>
    <style:style style:name="T265_38" style:family="text"/>
    <style:style style:name="T265_39" style:family="text"/>
    <style:style style:name="T265_40" style:family="text"/>
    <style:style style:name="T265_41" style:family="text"/>
    <style:style style:name="T265_42" style:family="text"/>
    <style:style style:name="T265_43" style:family="text"/>
    <style:style style:name="T265_44" style:family="text"/>
    <style:style style:name="T265_45" style:family="text"/>
    <style:style style:name="T265_46" style:family="text"/>
    <style:style style:name="P266" style:family="paragraph" style:parent-style-name="Standard">
      <style:paragraph-properties fo:text-align="justify" fo:break-before="auto" fo:text-indent="1.101cm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T266_10" style:family="text"/>
    <style:style style:name="T266_11" style:family="text"/>
    <style:style style:name="T266_12" style:family="text"/>
    <style:style style:name="T266_13" style:family="text"/>
    <style:style style:name="T266_14" style:family="text"/>
    <style:style style:name="T266_15" style:family="text"/>
    <style:style style:name="T266_16" style:family="text"/>
    <style:style style:name="T266_17" style:family="text"/>
    <style:style style:name="T266_18" style:family="text"/>
    <style:style style:name="T266_19" style:family="text"/>
    <style:style style:name="T266_20" style:family="text"/>
    <style:style style:name="T266_21" style:family="text"/>
    <style:style style:name="T266_22" style:family="text"/>
    <style:style style:name="T266_23" style:family="text"/>
    <style:style style:name="T266_24" style:family="text"/>
    <style:style style:name="T266_25" style:family="text"/>
    <style:style style:name="T266_26" style:family="text"/>
    <style:style style:name="T266_27" style:family="text"/>
    <style:style style:name="T266_28" style:family="text"/>
    <style:style style:name="T266_29" style:family="text"/>
    <style:style style:name="T266_30" style:family="text"/>
    <style:style style:name="T266_31" style:family="text"/>
    <style:style style:name="T266_32" style:family="text"/>
    <style:style style:name="T266_33" style:family="text"/>
    <style:style style:name="T266_34" style:family="text"/>
    <style:style style:name="T266_35" style:family="text"/>
    <style:style style:name="T266_36" style:family="text"/>
    <style:style style:name="T266_37" style:family="text"/>
    <style:style style:name="T266_38" style:family="text"/>
    <style:style style:name="T266_39" style:family="text"/>
    <style:style style:name="T266_40" style:family="text"/>
    <style:style style:name="T266_41" style:family="text"/>
    <style:style style:name="T266_42" style:family="text"/>
    <style:style style:name="T266_43" style:family="text"/>
    <style:style style:name="T266_44" style:family="text"/>
    <style:style style:name="T266_45" style:family="text"/>
    <style:style style:name="T266_46" style:family="text"/>
    <style:style style:name="T266_47" style:family="text"/>
    <style:style style:name="T266_48" style:family="text"/>
    <style:style style:name="T266_49" style:family="text"/>
    <style:style style:name="T266_50" style:family="text"/>
    <style:style style:name="T266_51" style:family="text"/>
    <style:style style:name="T266_52" style:family="text"/>
    <style:style style:name="T266_53" style:family="text"/>
    <style:style style:name="T266_54" style:family="text"/>
    <style:style style:name="T266_55" style:family="text"/>
    <style:style style:name="T266_56" style:family="text"/>
    <style:style style:name="T266_57" style:family="text"/>
    <style:style style:name="T266_58" style:family="text"/>
    <style:style style:name="T266_59" style:family="text"/>
    <style:style style:name="T266_60" style:family="text"/>
    <style:style style:name="T266_61" style:family="text"/>
    <style:style style:name="T266_62" style:family="text"/>
    <style:style style:name="P267" style:family="paragraph" style:parent-style-name="Standard">
      <style:paragraph-properties fo:text-align="justify" fo:break-before="auto" fo:text-indent="1.101cm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T267_13" style:family="text"/>
    <style:style style:name="T267_14" style:family="text"/>
    <style:style style:name="T267_15" style:family="text"/>
    <style:style style:name="T267_16" style:family="text"/>
    <style:style style:name="T267_17" style:family="text"/>
    <style:style style:name="T267_18" style:family="text"/>
    <style:style style:name="T267_19" style:family="text"/>
    <style:style style:name="T267_20" style:family="text"/>
    <style:style style:name="T267_21" style:family="text"/>
    <style:style style:name="T267_22" style:family="text"/>
    <style:style style:name="P268" style:family="paragraph" style:parent-style-name="Standard">
      <style:paragraph-properties fo:text-align="justify" fo:break-before="auto" fo:text-indent="1.101cm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T268_10" style:family="text"/>
    <style:style style:name="T268_11" style:family="text"/>
    <style:style style:name="T268_12" style:family="text"/>
    <style:style style:name="T268_13" style:family="text"/>
    <style:style style:name="T268_14" style:family="text"/>
    <style:style style:name="T268_15" style:family="text"/>
    <style:style style:name="T268_16" style:family="text"/>
    <style:style style:name="T268_17" style:family="text"/>
    <style:style style:name="P269" style:family="paragraph" style:parent-style-name="Standard">
      <style:paragraph-properties fo:text-align="justify" fo:break-before="auto" fo:text-indent="1.101cm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T269_9" style:family="text"/>
    <style:style style:name="T269_10" style:family="text"/>
    <style:style style:name="T269_11" style:family="text"/>
    <style:style style:name="T269_12" style:family="text"/>
    <style:style style:name="T269_13" style:family="text"/>
    <style:style style:name="T269_14" style:family="text"/>
    <style:style style:name="T269_15" style:family="text"/>
    <style:style style:name="T269_16" style:family="text"/>
    <style:style style:name="T269_17" style:family="text"/>
    <style:style style:name="P270" style:family="paragraph" style:parent-style-name="Standard">
      <style:paragraph-properties fo:text-align="justify" fo:break-before="auto" fo:text-indent="1.101cm" style:writing-mode="lr-tb"/>
    </style:style>
    <style:style style:name="T270_1" style:family="text"/>
    <style:style style:name="T270_2" style:family="text"/>
    <style:style style:name="T270_3" style:family="text"/>
    <style:style style:name="P271" style:family="paragraph" style:parent-style-name="Standard">
      <style:paragraph-properties fo:text-align="justify" fo:break-before="auto" fo:text-indent="1.101cm" style:writing-mode="lr-tb"/>
    </style:style>
    <style:style style:name="T271_1" style:family="text"/>
    <style:style style:name="T271_2" style:family="text"/>
    <style:style style:name="T271_3" style:family="text"/>
    <style:style style:name="P272" style:family="paragraph" style:parent-style-name="Standard">
      <style:paragraph-properties fo:text-align="justify" fo:break-before="auto" fo:text-indent="1.101cm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P273" style:family="paragraph" style:parent-style-name="Standard">
      <style:paragraph-properties fo:text-align="justify" fo:break-before="auto" fo:text-indent="1.101cm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T273_7" style:family="text"/>
    <style:style style:name="P274" style:family="paragraph" style:parent-style-name="Standard">
      <style:paragraph-properties fo:text-align="justify" fo:break-before="auto" fo:text-indent="1.101cm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P275" style:family="paragraph" style:parent-style-name="Standard">
      <style:paragraph-properties fo:text-align="justify" fo:break-before="auto" fo:text-indent="1.101cm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T275_9" style:family="text"/>
    <style:style style:name="T275_10" style:family="text"/>
    <style:style style:name="T275_11" style:family="text"/>
    <style:style style:name="T275_12" style:family="text"/>
    <style:style style:name="T275_13" style:family="text"/>
    <style:style style:name="T275_14" style:family="text"/>
    <style:style style:name="T275_15" style:family="text"/>
    <style:style style:name="T275_16" style:family="text"/>
    <style:style style:name="T275_17" style:family="text"/>
    <style:style style:name="T275_18" style:family="text"/>
    <style:style style:name="T275_19" style:family="text"/>
    <style:style style:name="T275_20" style:family="text"/>
    <style:style style:name="T275_21" style:family="text"/>
    <style:style style:name="T275_22" style:family="text"/>
    <style:style style:name="T275_23" style:family="text"/>
    <style:style style:name="T275_24" style:family="text"/>
    <style:style style:name="T275_25" style:family="text"/>
    <style:style style:name="T275_26" style:family="text"/>
    <style:style style:name="T275_27" style:family="text"/>
    <style:style style:name="T275_28" style:family="text"/>
    <style:style style:name="T275_29" style:family="text"/>
    <style:style style:name="T275_30" style:family="text"/>
    <style:style style:name="T275_31" style:family="text"/>
    <style:style style:name="T275_32" style:family="text"/>
    <style:style style:name="T275_33" style:family="text"/>
    <style:style style:name="T275_34" style:family="text"/>
    <style:style style:name="T275_35" style:family="text"/>
    <style:style style:name="T275_36" style:family="text"/>
    <style:style style:name="T275_37" style:family="text"/>
    <style:style style:name="T275_38" style:family="text"/>
    <style:style style:name="T275_39" style:family="text"/>
    <style:style style:name="T275_40" style:family="text"/>
    <style:style style:name="T275_41" style:family="text"/>
    <style:style style:name="T275_42" style:family="text"/>
    <style:style style:name="T275_43" style:family="text"/>
    <style:style style:name="T275_44" style:family="text"/>
    <style:style style:name="T275_45" style:family="text"/>
    <style:style style:name="T275_46" style:family="text"/>
    <style:style style:name="T275_47" style:family="text"/>
    <style:style style:name="T275_48" style:family="text"/>
    <style:style style:name="T275_49" style:family="text"/>
    <style:style style:name="T275_50" style:family="text"/>
    <style:style style:name="T275_51" style:family="text"/>
    <style:style style:name="T275_52" style:family="text"/>
    <style:style style:name="T275_53" style:family="text"/>
    <style:style style:name="T275_54" style:family="text"/>
    <style:style style:name="T275_55" style:family="text"/>
    <style:style style:name="T275_56" style:family="text"/>
    <style:style style:name="T275_57" style:family="text"/>
    <style:style style:name="T275_58" style:family="text"/>
    <style:style style:name="T275_59" style:family="text"/>
    <style:style style:name="T275_60" style:family="text"/>
    <style:style style:name="T275_61" style:family="text"/>
    <style:style style:name="T275_62" style:family="text"/>
    <style:style style:name="T275_63" style:family="text"/>
    <style:style style:name="T275_64" style:family="text"/>
    <style:style style:name="T275_65" style:family="text"/>
    <style:style style:name="T275_66" style:family="text"/>
    <style:style style:name="T275_67" style:family="text"/>
    <style:style style:name="T275_68" style:family="text"/>
    <style:style style:name="T275_69" style:family="text"/>
    <style:style style:name="T275_70" style:family="text"/>
    <style:style style:name="T275_71" style:family="text"/>
    <style:style style:name="T275_72" style:family="text"/>
    <style:style style:name="T275_73" style:family="text"/>
    <style:style style:name="T275_74" style:family="text"/>
    <style:style style:name="T275_75" style:family="text"/>
    <style:style style:name="T275_76" style:family="text"/>
    <style:style style:name="T275_77" style:family="text"/>
    <style:style style:name="T275_78" style:family="text"/>
    <style:style style:name="T275_79" style:family="text"/>
    <style:style style:name="T275_80" style:family="text"/>
    <style:style style:name="T275_81" style:family="text"/>
    <style:style style:name="T275_82" style:family="text"/>
    <style:style style:name="T275_83" style:family="text"/>
    <style:style style:name="T275_84" style:family="text"/>
    <style:style style:name="T275_85" style:family="text"/>
    <style:style style:name="T275_86" style:family="text"/>
    <style:style style:name="T275_87" style:family="text"/>
    <style:style style:name="T275_88" style:family="text"/>
    <style:style style:name="T275_89" style:family="text"/>
    <style:style style:name="T275_90" style:family="text"/>
    <style:style style:name="T275_91" style:family="text"/>
    <style:style style:name="T275_92" style:family="text"/>
    <style:style style:name="T275_93" style:family="text"/>
    <style:style style:name="T275_94" style:family="text"/>
    <style:style style:name="T275_95" style:family="text"/>
    <style:style style:name="T275_96" style:family="text"/>
    <style:style style:name="T275_97" style:family="text"/>
    <style:style style:name="T275_98" style:family="text"/>
    <style:style style:name="T275_99" style:family="text"/>
    <style:style style:name="T275_100" style:family="text"/>
    <style:style style:name="T275_101" style:family="text"/>
    <style:style style:name="T275_102" style:family="text"/>
    <style:style style:name="T275_103" style:family="text"/>
    <style:style style:name="T275_104" style:family="text"/>
    <style:style style:name="T275_105" style:family="text"/>
    <style:style style:name="T275_106" style:family="text"/>
    <style:style style:name="T275_107" style:family="text"/>
    <style:style style:name="T275_108" style:family="text"/>
    <style:style style:name="T275_109" style:family="text"/>
    <style:style style:name="T275_110" style:family="text"/>
    <style:style style:name="T275_111" style:family="text"/>
    <style:style style:name="T275_112" style:family="text"/>
    <style:style style:name="T275_113" style:family="text"/>
    <style:style style:name="T275_114" style:family="text"/>
    <style:style style:name="T275_115" style:family="text"/>
    <style:style style:name="T275_116" style:family="text"/>
    <style:style style:name="T275_117" style:family="text"/>
    <style:style style:name="T275_118" style:family="text"/>
    <style:style style:name="T275_119" style:family="text"/>
    <style:style style:name="T275_120" style:family="text"/>
    <style:style style:name="T275_121" style:family="text"/>
    <style:style style:name="T275_122" style:family="text"/>
    <style:style style:name="T275_123" style:family="text"/>
    <style:style style:name="T275_124" style:family="text"/>
    <style:style style:name="T275_125" style:family="text"/>
    <style:style style:name="T275_126" style:family="text"/>
    <style:style style:name="T275_127" style:family="text"/>
    <style:style style:name="T275_128" style:family="text"/>
    <style:style style:name="T275_129" style:family="text"/>
    <style:style style:name="T275_130" style:family="text"/>
    <style:style style:name="T275_131" style:family="text"/>
    <style:style style:name="T275_132" style:family="text"/>
    <style:style style:name="T275_133" style:family="text"/>
    <style:style style:name="T275_134" style:family="text"/>
    <style:style style:name="T275_135" style:family="text"/>
    <style:style style:name="T275_136" style:family="text"/>
    <style:style style:name="T275_137" style:family="text"/>
    <style:style style:name="T275_138" style:family="text"/>
    <style:style style:name="T275_139" style:family="text"/>
    <style:style style:name="T275_140" style:family="text"/>
    <style:style style:name="T275_141" style:family="text"/>
    <style:style style:name="T275_142" style:family="text"/>
    <style:style style:name="T275_143" style:family="text"/>
    <style:style style:name="T275_144" style:family="text"/>
    <style:style style:name="T275_145" style:family="text"/>
    <style:style style:name="T275_146" style:family="text"/>
    <style:style style:name="T275_147" style:family="text"/>
    <style:style style:name="T275_148" style:family="text"/>
    <style:style style:name="T275_149" style:family="text"/>
    <style:style style:name="T275_150" style:family="text"/>
    <style:style style:name="T275_151" style:family="text"/>
    <style:style style:name="T275_152" style:family="text"/>
    <style:style style:name="P276" style:family="paragraph" style:parent-style-name="Standard">
      <style:paragraph-properties fo:text-align="justify" fo:break-before="auto" fo:text-indent="1.101cm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T276_8" style:family="text"/>
    <style:style style:name="T276_9" style:family="text"/>
    <style:style style:name="T276_10" style:family="text"/>
    <style:style style:name="T276_11" style:family="text"/>
    <style:style style:name="T276_12" style:family="text"/>
    <style:style style:name="T276_13" style:family="text"/>
    <style:style style:name="T276_14" style:family="text"/>
    <style:style style:name="T276_15" style:family="text"/>
    <style:style style:name="T276_16" style:family="text"/>
    <style:style style:name="T276_17" style:family="text"/>
    <style:style style:name="T276_18" style:family="text"/>
    <style:style style:name="T276_19" style:family="text"/>
    <style:style style:name="T276_20" style:family="text"/>
    <style:style style:name="T276_21" style:family="text"/>
    <style:style style:name="T276_22" style:family="text"/>
    <style:style style:name="P277" style:family="paragraph" style:parent-style-name="Standard">
      <style:paragraph-properties fo:text-align="justify" fo:break-before="auto" fo:text-indent="1.101cm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T277_15" style:family="text"/>
    <style:style style:name="T277_16" style:family="text"/>
    <style:style style:name="T277_17" style:family="text"/>
    <style:style style:name="T277_18" style:family="text"/>
    <style:style style:name="T277_19" style:family="text"/>
    <style:style style:name="T277_20" style:family="text"/>
    <style:style style:name="T277_21" style:family="text"/>
    <style:style style:name="T277_22" style:family="text"/>
    <style:style style:name="T277_23" style:family="text"/>
    <style:style style:name="T277_24" style:family="text"/>
    <style:style style:name="T277_25" style:family="text"/>
    <style:style style:name="T277_26" style:family="text"/>
    <style:style style:name="T277_27" style:family="text"/>
    <style:style style:name="T277_28" style:family="text"/>
    <style:style style:name="T277_29" style:family="text"/>
    <style:style style:name="T277_30" style:family="text"/>
    <style:style style:name="T277_31" style:family="text"/>
    <style:style style:name="T277_32" style:family="text"/>
    <style:style style:name="T277_33" style:family="text"/>
    <style:style style:name="T277_34" style:family="text"/>
    <style:style style:name="T277_35" style:family="text"/>
    <style:style style:name="T277_36" style:family="text"/>
    <style:style style:name="T277_37" style:family="text"/>
    <style:style style:name="T277_38" style:family="text"/>
    <style:style style:name="T277_39" style:family="text"/>
    <style:style style:name="T277_40" style:family="text"/>
    <style:style style:name="T277_41" style:family="text"/>
    <style:style style:name="T277_42" style:family="text"/>
    <style:style style:name="T277_43" style:family="text"/>
    <style:style style:name="T277_44" style:family="text"/>
    <style:style style:name="T277_45" style:family="text"/>
    <style:style style:name="T277_46" style:family="text"/>
    <style:style style:name="T277_47" style:family="text"/>
    <style:style style:name="T277_48" style:family="text"/>
    <style:style style:name="T277_49" style:family="text"/>
    <style:style style:name="T277_50" style:family="text"/>
    <style:style style:name="T277_51" style:family="text"/>
    <style:style style:name="T277_52" style:family="text"/>
    <style:style style:name="T277_53" style:family="text"/>
    <style:style style:name="T277_54" style:family="text"/>
    <style:style style:name="T277_55" style:family="text"/>
    <style:style style:name="T277_56" style:family="text"/>
    <style:style style:name="T277_57" style:family="text"/>
    <style:style style:name="T277_58" style:family="text"/>
    <style:style style:name="T277_59" style:family="text"/>
    <style:style style:name="T277_60" style:family="text"/>
    <style:style style:name="T277_61" style:family="text"/>
    <style:style style:name="T277_62" style:family="text"/>
    <style:style style:name="T277_63" style:family="text"/>
    <style:style style:name="T277_64" style:family="text"/>
    <style:style style:name="T277_65" style:family="text"/>
    <style:style style:name="T277_66" style:family="text"/>
    <style:style style:name="T277_67" style:family="text"/>
    <style:style style:name="T277_68" style:family="text"/>
    <style:style style:name="T277_69" style:family="text"/>
    <style:style style:name="T277_70" style:family="text"/>
    <style:style style:name="T277_71" style:family="text"/>
    <style:style style:name="T277_72" style:family="text"/>
    <style:style style:name="P278" style:family="paragraph" style:parent-style-name="Standard">
      <style:paragraph-properties fo:text-align="justify" fo:break-before="auto" fo:text-indent="1.101cm" style:writing-mode="lr-tb"/>
    </style:style>
    <style:style style:name="P279" style:family="paragraph" style:parent-style-name="Standard">
      <style:paragraph-properties fo:text-align="justify" fo:break-before="auto" fo:text-indent="1.101cm" style:writing-mode="lr-tb"/>
    </style:style>
    <style:style style:name="T279_1" style:family="text">
      <style:text-properties fo:font-weight="bold" style:font-weight-asian="bold" style:font-weight-complex="bold"/>
    </style:style>
    <style:style style:name="T279_2" style:family="text">
      <style:text-properties fo:font-weight="bold" style:font-weight-asian="bold" style:font-weight-complex="bold"/>
    </style:style>
    <style:style style:name="T279_3" style:family="text">
      <style:text-properties fo:font-weight="bold" style:font-weight-asian="bold" style:font-weight-complex="bold"/>
    </style:style>
    <style:style style:name="T279_4" style:family="text">
      <style:text-properties fo:font-weight="bold" style:font-weight-asian="bold" style:font-weight-complex="bold"/>
    </style:style>
    <style:style style:name="T279_5" style:family="text">
      <style:text-properties fo:font-weight="bold" style:font-weight-asian="bold" style:font-weight-complex="bold"/>
    </style:style>
    <style:style style:name="T279_6" style:family="text">
      <style:text-properties fo:font-weight="bold" style:font-weight-asian="bold" style:font-weight-complex="bold"/>
    </style:style>
    <style:style style:name="T279_7" style:family="text">
      <style:text-properties fo:font-weight="bold" style:font-weight-asian="bold" style:font-weight-complex="bold"/>
    </style:style>
    <style:style style:name="T279_8" style:family="text">
      <style:text-properties fo:font-weight="bold" style:font-weight-asian="bold" style:font-weight-complex="bold"/>
    </style:style>
    <style:style style:name="T279_9" style:family="text">
      <style:text-properties fo:font-weight="bold" style:font-weight-asian="bold" style:font-weight-complex="bold"/>
    </style:style>
    <style:style style:name="T279_10" style:family="text">
      <style:text-properties fo:font-weight="bold" style:font-weight-asian="bold" style:font-weight-complex="bold"/>
    </style:style>
    <style:style style:name="T279_11" style:family="text">
      <style:text-properties fo:font-weight="bold" style:font-weight-asian="bold" style:font-weight-complex="bold"/>
    </style:style>
    <style:style style:name="T279_12" style:family="text">
      <style:text-properties fo:font-weight="bold" style:font-weight-asian="bold" style:font-weight-complex="bold"/>
    </style:style>
    <style:style style:name="T279_13" style:family="text">
      <style:text-properties fo:font-weight="bold" style:font-weight-asian="bold" style:font-weight-complex="bold"/>
    </style:style>
    <style:style style:name="T279_14" style:family="text">
      <style:text-properties fo:font-weight="bold" style:font-weight-asian="bold" style:font-weight-complex="bold"/>
    </style:style>
    <style:style style:name="T279_15" style:family="text">
      <style:text-properties fo:font-weight="bold" style:font-weight-asian="bold" style:font-weight-complex="bold"/>
    </style:style>
    <style:style style:name="T279_16" style:family="text"/>
    <style:style style:name="T279_17" style:family="text"/>
    <style:style style:name="T279_18" style:family="text"/>
    <style:style style:name="T279_19" style:family="text"/>
    <style:style style:name="T279_20" style:family="text"/>
    <style:style style:name="T279_21" style:family="text"/>
    <style:style style:name="T279_22" style:family="text"/>
    <style:style style:name="T279_23" style:family="text"/>
    <style:style style:name="T279_24" style:family="text"/>
    <style:style style:name="T279_25" style:family="text"/>
    <style:style style:name="T279_26" style:family="text"/>
    <style:style style:name="T279_27" style:family="text"/>
    <style:style style:name="T279_28" style:family="text"/>
    <style:style style:name="T279_29" style:family="text"/>
    <style:style style:name="T279_30" style:family="text"/>
    <style:style style:name="T279_31" style:family="text"/>
    <style:style style:name="T279_32" style:family="text"/>
    <style:style style:name="T279_33" style:family="text"/>
    <style:style style:name="T279_34" style:family="text"/>
    <style:style style:name="T279_35" style:family="text"/>
    <style:style style:name="T279_36" style:family="text"/>
    <style:style style:name="T279_37" style:family="text"/>
    <style:style style:name="T279_38" style:family="text"/>
    <style:style style:name="T279_39" style:family="text"/>
    <style:style style:name="T279_40" style:family="text"/>
    <style:style style:name="T279_41" style:family="text"/>
    <style:style style:name="T279_42" style:family="text"/>
    <style:style style:name="T279_43" style:family="text"/>
    <style:style style:name="T279_44" style:family="text"/>
    <style:style style:name="T279_45" style:family="text"/>
    <style:style style:name="T279_46" style:family="text"/>
    <style:style style:name="T279_47" style:family="text"/>
    <style:style style:name="T279_48" style:family="text"/>
    <style:style style:name="T279_49" style:family="text"/>
    <style:style style:name="T279_50" style:family="text"/>
    <style:style style:name="T279_51" style:family="text"/>
    <style:style style:name="T279_52" style:family="text"/>
    <style:style style:name="T279_53" style:family="text"/>
    <style:style style:name="T279_54" style:family="text"/>
    <style:style style:name="T279_55" style:family="text"/>
    <style:style style:name="T279_56" style:family="text"/>
    <style:style style:name="T279_57" style:family="text"/>
    <style:style style:name="T279_58" style:family="text"/>
    <style:style style:name="T279_59" style:family="text"/>
    <style:style style:name="T279_60" style:family="text"/>
    <style:style style:name="T279_61" style:family="text"/>
    <style:style style:name="T279_62" style:family="text"/>
    <style:style style:name="T279_63" style:family="text"/>
    <style:style style:name="T279_64" style:family="text"/>
    <style:style style:name="T279_65" style:family="text"/>
    <style:style style:name="T279_66" style:family="text"/>
    <style:style style:name="T279_67" style:family="text"/>
    <style:style style:name="T279_68" style:family="text"/>
    <style:style style:name="T279_69" style:family="text"/>
    <style:style style:name="T279_70" style:family="text"/>
    <style:style style:name="T279_71" style:family="text"/>
    <style:style style:name="T279_72" style:family="text"/>
    <style:style style:name="T279_73" style:family="text"/>
    <style:style style:name="T279_74" style:family="text"/>
    <style:style style:name="T279_75" style:family="text"/>
    <style:style style:name="T279_76" style:family="text"/>
    <style:style style:name="T279_77" style:family="text"/>
    <style:style style:name="T279_78" style:family="text"/>
    <style:style style:name="T279_79" style:family="text"/>
    <style:style style:name="T279_80" style:family="text"/>
    <style:style style:name="T279_81" style:family="text"/>
    <style:style style:name="T279_82" style:family="text"/>
    <style:style style:name="T279_83" style:family="text"/>
    <style:style style:name="T279_84" style:family="text"/>
    <style:style style:name="P280" style:family="paragraph" style:parent-style-name="Standard">
      <style:paragraph-properties fo:text-align="justify" fo:break-before="auto" fo:text-indent="1.101cm" style:writing-mode="lr-tb"/>
    </style:style>
    <style:style style:name="P281" style:family="paragraph" style:parent-style-name="Standard">
      <style:paragraph-properties fo:text-align="justify" fo:break-before="auto" fo:text-indent="1.101cm" style:writing-mode="lr-tb"/>
    </style:style>
    <style:style style:name="T281_1" style:family="text">
      <style:text-properties fo:font-weight="bold" style:font-weight-asian="bold" style:font-weight-complex="bold"/>
    </style:style>
    <style:style style:name="T281_2" style:family="text">
      <style:text-properties fo:font-weight="bold" style:font-weight-asian="bold" style:font-weight-complex="bold"/>
    </style:style>
    <style:style style:name="T281_3" style:family="text">
      <style:text-properties fo:font-weight="bold" style:font-weight-asian="bold" style:font-weight-complex="bold"/>
    </style:style>
    <style:style style:name="T281_4" style:family="text">
      <style:text-properties fo:font-weight="bold" style:font-weight-asian="bold" style:font-weight-complex="bold"/>
    </style:style>
    <style:style style:name="T281_5" style:family="text">
      <style:text-properties fo:font-weight="bold" style:font-weight-asian="bold" style:font-weight-complex="bold"/>
    </style:style>
    <style:style style:name="T281_6" style:family="text">
      <style:text-properties fo:font-weight="bold" style:font-weight-asian="bold" style:font-weight-complex="bold"/>
    </style:style>
    <style:style style:name="T281_7" style:family="text"/>
    <style:style style:name="T281_8" style:family="text"/>
    <style:style style:name="T281_9" style:family="text"/>
    <style:style style:name="T281_10" style:family="text"/>
    <style:style style:name="T281_11" style:family="text"/>
    <style:style style:name="T281_12" style:family="text"/>
    <style:style style:name="T281_13" style:family="text"/>
    <style:style style:name="T281_14" style:family="text"/>
    <style:style style:name="T281_15" style:family="text"/>
    <style:style style:name="T281_16" style:family="text"/>
    <style:style style:name="T281_17" style:family="text"/>
    <style:style style:name="T281_18" style:family="text"/>
    <style:style style:name="T281_19" style:family="text"/>
    <style:style style:name="T281_20" style:family="text"/>
    <style:style style:name="T281_21" style:family="text"/>
    <style:style style:name="T281_22" style:family="text"/>
    <style:style style:name="T281_23" style:family="text"/>
    <style:style style:name="T281_24" style:family="text"/>
    <style:style style:name="T281_25" style:family="text"/>
    <style:style style:name="T281_26" style:family="text"/>
    <style:style style:name="T281_27" style:family="text"/>
    <style:style style:name="T281_28" style:family="text"/>
    <style:style style:name="T281_29" style:family="text"/>
    <style:style style:name="T281_30" style:family="text"/>
    <style:style style:name="T281_31" style:family="text"/>
    <style:style style:name="T281_32" style:family="text"/>
    <style:style style:name="T281_33" style:family="text"/>
    <style:style style:name="T281_34" style:family="text"/>
    <style:style style:name="T281_35" style:family="text"/>
    <style:style style:name="T281_36" style:family="text"/>
    <style:style style:name="T281_37" style:family="text"/>
    <style:style style:name="T281_38" style:family="text"/>
    <style:style style:name="T281_39" style:family="text"/>
    <style:style style:name="T281_40" style:family="text"/>
    <style:style style:name="T281_41" style:family="text"/>
    <style:style style:name="T281_42" style:family="text"/>
    <style:style style:name="T281_43" style:family="text"/>
    <style:style style:name="T281_44" style:family="text"/>
    <style:style style:name="T281_45" style:family="text"/>
    <style:style style:name="T281_46" style:family="text"/>
    <style:style style:name="T281_47" style:family="text"/>
    <style:style style:name="T281_48" style:family="text"/>
    <style:style style:name="T281_49" style:family="text"/>
    <style:style style:name="T281_50" style:family="text"/>
    <style:style style:name="T281_51" style:family="text"/>
    <style:style style:name="T281_52" style:family="text"/>
    <style:style style:name="T281_53" style:family="text"/>
    <style:style style:name="T281_54" style:family="text"/>
    <style:style style:name="T281_55" style:family="text"/>
    <style:style style:name="T281_56" style:family="text"/>
    <style:style style:name="T281_57" style:family="text"/>
    <style:style style:name="T281_58" style:family="text"/>
    <style:style style:name="T281_59" style:family="text"/>
    <style:style style:name="T281_60" style:family="text"/>
    <style:style style:name="T281_61" style:family="text"/>
    <style:style style:name="T281_62" style:family="text"/>
    <style:style style:name="T281_63" style:family="text"/>
    <style:style style:name="T281_64" style:family="text"/>
    <style:style style:name="T281_65" style:family="text"/>
    <style:style style:name="T281_66" style:family="text"/>
    <style:style style:name="T281_67" style:family="text"/>
    <style:style style:name="T281_68" style:family="text"/>
    <style:style style:name="T281_69" style:family="text"/>
    <style:style style:name="T281_70" style:family="text"/>
    <style:style style:name="T281_71" style:family="text"/>
    <style:style style:name="T281_72" style:family="text"/>
    <style:style style:name="T281_73" style:family="text"/>
    <style:style style:name="T281_74" style:family="text"/>
    <style:style style:name="T281_75" style:family="text"/>
    <style:style style:name="T281_76" style:family="text"/>
    <style:style style:name="T281_77" style:family="text"/>
    <style:style style:name="T281_78" style:family="text"/>
    <style:style style:name="T281_79" style:family="text"/>
    <style:style style:name="T281_80" style:family="text"/>
    <style:style style:name="T281_81" style:family="text"/>
    <style:style style:name="T281_82" style:family="text"/>
    <style:style style:name="T281_83" style:family="text"/>
    <style:style style:name="T281_84" style:family="text"/>
    <style:style style:name="T281_85" style:family="text"/>
    <style:style style:name="T281_86" style:family="text"/>
    <style:style style:name="T281_87" style:family="text"/>
    <style:style style:name="T281_88" style:family="text"/>
    <style:style style:name="T281_89" style:family="text"/>
    <style:style style:name="T281_90" style:family="text"/>
    <style:style style:name="T281_91" style:family="text"/>
    <style:style style:name="T281_92" style:family="text"/>
    <style:style style:name="T281_93" style:family="text"/>
    <style:style style:name="T281_94" style:family="text"/>
    <style:style style:name="T281_95" style:family="text"/>
    <style:style style:name="T281_96" style:family="text"/>
    <style:style style:name="T281_97" style:family="text"/>
    <style:style style:name="T281_98" style:family="text"/>
    <style:style style:name="T281_99" style:family="text"/>
    <style:style style:name="P282" style:family="paragraph" style:parent-style-name="Standard">
      <style:paragraph-properties fo:text-align="justify" fo:break-before="auto" fo:text-indent="1.101cm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T282_13" style:family="text"/>
    <style:style style:name="T282_14" style:family="text"/>
    <style:style style:name="T282_15" style:family="text"/>
    <style:style style:name="T282_16" style:family="text"/>
    <style:style style:name="T282_17" style:family="text"/>
    <style:style style:name="T282_18" style:family="text"/>
    <style:style style:name="T282_19" style:family="text"/>
    <style:style style:name="T282_20" style:family="text"/>
    <style:style style:name="T282_21" style:family="text"/>
    <style:style style:name="T282_22" style:family="text"/>
    <style:style style:name="T282_23" style:family="text"/>
    <style:style style:name="T282_24" style:family="text"/>
    <style:style style:name="T282_25" style:family="text"/>
    <style:style style:name="T282_26" style:family="text"/>
    <style:style style:name="T282_27" style:family="text"/>
    <style:style style:name="T282_28" style:family="text"/>
    <style:style style:name="T282_29" style:family="text"/>
    <style:style style:name="T282_30" style:family="text"/>
    <style:style style:name="T282_31" style:family="text"/>
    <style:style style:name="T282_32" style:family="text"/>
    <style:style style:name="T282_33" style:family="text"/>
    <style:style style:name="T282_34" style:family="text"/>
    <style:style style:name="T282_35" style:family="text"/>
    <style:style style:name="T282_36" style:family="text"/>
    <style:style style:name="T282_37" style:family="text"/>
    <style:style style:name="T282_38" style:family="text"/>
    <style:style style:name="T282_39" style:family="text"/>
    <style:style style:name="T282_40" style:family="text"/>
    <style:style style:name="T282_41" style:family="text"/>
    <style:style style:name="T282_42" style:family="text"/>
    <style:style style:name="T282_43" style:family="text"/>
    <style:style style:name="T282_44" style:family="text"/>
    <style:style style:name="T282_45" style:family="text"/>
    <style:style style:name="T282_46" style:family="text"/>
    <style:style style:name="T282_47" style:family="text"/>
    <style:style style:name="T282_48" style:family="text"/>
    <style:style style:name="T282_49" style:family="text"/>
    <style:style style:name="T282_50" style:family="text"/>
    <style:style style:name="T282_51" style:family="text"/>
    <style:style style:name="T282_52" style:family="text"/>
    <style:style style:name="T282_53" style:family="text"/>
    <style:style style:name="T282_54" style:family="text"/>
    <style:style style:name="T282_55" style:family="text"/>
    <style:style style:name="T282_56" style:family="text"/>
    <style:style style:name="T282_57" style:family="text"/>
    <style:style style:name="T282_58" style:family="text"/>
    <style:style style:name="T282_59" style:family="text"/>
    <style:style style:name="T282_60" style:family="text"/>
    <style:style style:name="T282_61" style:family="text"/>
    <style:style style:name="T282_62" style:family="text"/>
    <style:style style:name="T282_63" style:family="text"/>
    <style:style style:name="T282_64" style:family="text"/>
    <style:style style:name="T282_65" style:family="text"/>
    <style:style style:name="T282_66" style:family="text"/>
    <style:style style:name="T282_67" style:family="text"/>
    <style:style style:name="T282_68" style:family="text"/>
    <style:style style:name="T282_69" style:family="text"/>
    <style:style style:name="T282_70" style:family="text"/>
    <style:style style:name="T282_71" style:family="text"/>
    <style:style style:name="T282_72" style:family="text"/>
    <style:style style:name="T282_73" style:family="text"/>
    <style:style style:name="T282_74" style:family="text"/>
    <style:style style:name="T282_75" style:family="text"/>
    <style:style style:name="T282_76" style:family="text"/>
    <style:style style:name="T282_77" style:family="text"/>
    <style:style style:name="T282_78" style:family="text"/>
    <style:style style:name="T282_79" style:family="text"/>
    <style:style style:name="T282_80" style:family="text"/>
    <style:style style:name="T282_81" style:family="text"/>
    <style:style style:name="T282_82" style:family="text"/>
    <style:style style:name="T282_83" style:family="text"/>
    <style:style style:name="T282_84" style:family="text"/>
    <style:style style:name="T282_85" style:family="text"/>
    <style:style style:name="T282_86" style:family="text"/>
    <style:style style:name="T282_87" style:family="text"/>
    <style:style style:name="T282_88" style:family="text"/>
    <style:style style:name="T282_89" style:family="text"/>
    <style:style style:name="T282_90" style:family="text"/>
    <style:style style:name="T282_91" style:family="text"/>
    <style:style style:name="T282_92" style:family="text"/>
    <style:style style:name="T282_93" style:family="text"/>
    <style:style style:name="T282_94" style:family="text"/>
    <style:style style:name="P283" style:family="paragraph" style:parent-style-name="Standard">
      <style:paragraph-properties fo:text-align="justify" fo:break-before="auto" fo:text-indent="1.101cm" style:writing-mode="lr-tb"/>
    </style:style>
    <style:style style:name="P284" style:family="paragraph" style:parent-style-name="Standard">
      <style:paragraph-properties fo:text-align="justify" fo:break-before="auto" fo:text-indent="1.101cm" style:writing-mode="lr-tb"/>
    </style:style>
    <style:style style:name="T284_1" style:family="text">
      <style:text-properties fo:font-weight="bold" style:font-weight-asian="bold" style:font-weight-complex="bold"/>
    </style:style>
    <style:style style:name="T284_2" style:family="text">
      <style:text-properties fo:font-weight="bold" style:font-weight-asian="bold" style:font-weight-complex="bold"/>
    </style:style>
    <style:style style:name="T284_3" style:family="text">
      <style:text-properties fo:font-weight="bold" style:font-weight-asian="bold" style:font-weight-complex="bold"/>
    </style:style>
    <style:style style:name="T284_4" style:family="text">
      <style:text-properties fo:font-weight="bold" style:font-weight-asian="bold" style:font-weight-complex="bold"/>
    </style:style>
    <style:style style:name="T284_5" style:family="text">
      <style:text-properties fo:font-weight="bold" style:font-weight-asian="bold" style:font-weight-complex="bold"/>
    </style:style>
    <style:style style:name="T284_6" style:family="text">
      <style:text-properties fo:font-weight="bold" style:font-weight-asian="bold" style:font-weight-complex="bold"/>
    </style:style>
    <style:style style:name="T284_7" style:family="text">
      <style:text-properties fo:font-weight="bold" style:font-weight-asian="bold" style:font-weight-complex="bold"/>
    </style:style>
    <style:style style:name="T284_8" style:family="text">
      <style:text-properties fo:font-weight="bold" style:font-weight-asian="bold" style:font-weight-complex="bold"/>
    </style:style>
    <style:style style:name="T284_9" style:family="text">
      <style:text-properties fo:font-weight="bold" style:font-weight-asian="bold" style:font-weight-complex="bold"/>
    </style:style>
    <style:style style:name="T284_10" style:family="text">
      <style:text-properties fo:font-weight="bold" style:font-weight-asian="bold" style:font-weight-complex="bold"/>
    </style:style>
    <style:style style:name="T284_11" style:family="text"/>
    <style:style style:name="T284_12" style:family="text"/>
    <style:style style:name="T284_13" style:family="text"/>
    <style:style style:name="T284_14" style:family="text"/>
    <style:style style:name="T284_15" style:family="text"/>
    <style:style style:name="T284_16" style:family="text"/>
    <style:style style:name="T284_17" style:family="text"/>
    <style:style style:name="T284_18" style:family="text"/>
    <style:style style:name="T284_19" style:family="text"/>
    <style:style style:name="T284_20" style:family="text"/>
    <style:style style:name="T284_21" style:family="text"/>
    <style:style style:name="T284_22" style:family="text"/>
    <style:style style:name="T284_23" style:family="text"/>
    <style:style style:name="T284_24" style:family="text"/>
    <style:style style:name="T284_25" style:family="text"/>
    <style:style style:name="T284_26" style:family="text"/>
    <style:style style:name="T284_27" style:family="text"/>
    <style:style style:name="T284_28" style:family="text"/>
    <style:style style:name="T284_29" style:family="text"/>
    <style:style style:name="T284_30" style:family="text"/>
    <style:style style:name="T284_31" style:family="text"/>
    <style:style style:name="T284_32" style:family="text"/>
    <style:style style:name="T284_33" style:family="text"/>
    <style:style style:name="T284_34" style:family="text"/>
    <style:style style:name="T284_35" style:family="text"/>
    <style:style style:name="T284_36" style:family="text"/>
    <style:style style:name="T284_37" style:family="text"/>
    <style:style style:name="T284_38" style:family="text"/>
    <style:style style:name="T284_39" style:family="text"/>
    <style:style style:name="T284_40" style:family="text"/>
    <style:style style:name="T284_41" style:family="text"/>
    <style:style style:name="T284_42" style:family="text"/>
    <style:style style:name="T284_43" style:family="text"/>
    <style:style style:name="T284_44" style:family="text"/>
    <style:style style:name="T284_45" style:family="text"/>
    <style:style style:name="T284_46" style:family="text"/>
    <style:style style:name="T284_47" style:family="text"/>
    <style:style style:name="T284_48" style:family="text"/>
    <style:style style:name="T284_49" style:family="text"/>
    <style:style style:name="T284_50" style:family="text"/>
    <style:style style:name="T284_51" style:family="text"/>
    <style:style style:name="T284_52" style:family="text"/>
    <style:style style:name="T284_53" style:family="text"/>
    <style:style style:name="T284_54" style:family="text"/>
    <style:style style:name="T284_55" style:family="text"/>
    <style:style style:name="T284_56" style:family="text"/>
    <style:style style:name="T284_57" style:family="text"/>
    <style:style style:name="T284_58" style:family="text"/>
    <style:style style:name="T284_59" style:family="text"/>
    <style:style style:name="T284_60" style:family="text"/>
    <style:style style:name="T284_61" style:family="text"/>
    <style:style style:name="T284_62" style:family="text"/>
    <style:style style:name="T284_63" style:family="text"/>
    <style:style style:name="T284_64" style:family="text"/>
    <style:style style:name="T284_65" style:family="text"/>
    <style:style style:name="T284_66" style:family="text"/>
    <style:style style:name="T284_67" style:family="text"/>
    <style:style style:name="T284_68" style:family="text"/>
    <style:style style:name="T284_69" style:family="text"/>
    <style:style style:name="T284_70" style:family="text"/>
    <style:style style:name="T284_71" style:family="text"/>
    <style:style style:name="P285" style:family="paragraph" style:parent-style-name="Standard">
      <style:paragraph-properties fo:text-align="justify" fo:break-before="auto" fo:text-indent="1.101cm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T285_10" style:family="text"/>
    <style:style style:name="T285_11" style:family="text"/>
    <style:style style:name="T285_12" style:family="text"/>
    <style:style style:name="T285_13" style:family="text"/>
    <style:style style:name="T285_14" style:family="text"/>
    <style:style style:name="T285_15" style:family="text"/>
    <style:style style:name="T285_16" style:family="text"/>
    <style:style style:name="T285_17" style:family="text"/>
    <style:style style:name="T285_18" style:family="text"/>
    <style:style style:name="T285_19" style:family="text"/>
    <style:style style:name="T285_20" style:family="text"/>
    <style:style style:name="T285_21" style:family="text"/>
    <style:style style:name="T285_22" style:family="text"/>
    <style:style style:name="T285_23" style:family="text"/>
    <style:style style:name="T285_24" style:family="text"/>
    <style:style style:name="T285_25" style:family="text"/>
    <style:style style:name="T285_26" style:family="text"/>
    <style:style style:name="T285_27" style:family="text"/>
    <style:style style:name="T285_28" style:family="text"/>
    <style:style style:name="T285_29" style:family="text"/>
    <style:style style:name="T285_30" style:family="text"/>
    <style:style style:name="T285_31" style:family="text"/>
    <style:style style:name="T285_32" style:family="text"/>
    <style:style style:name="T285_33" style:family="text"/>
    <style:style style:name="T285_34" style:family="text"/>
    <style:style style:name="T285_35" style:family="text"/>
    <style:style style:name="T285_36" style:family="text"/>
    <style:style style:name="T285_37" style:family="text"/>
    <style:style style:name="T285_38" style:family="text"/>
    <style:style style:name="T285_39" style:family="text"/>
    <style:style style:name="T285_40" style:family="text"/>
    <style:style style:name="T285_41" style:family="text"/>
    <style:style style:name="T285_42" style:family="text"/>
    <style:style style:name="T285_43" style:family="text"/>
    <style:style style:name="T285_44" style:family="text"/>
    <style:style style:name="T285_45" style:family="text"/>
    <style:style style:name="T285_46" style:family="text"/>
    <style:style style:name="T285_47" style:family="text"/>
    <style:style style:name="T285_48" style:family="text"/>
    <style:style style:name="T285_49" style:family="text"/>
    <style:style style:name="T285_50" style:family="text"/>
    <style:style style:name="T285_51" style:family="text"/>
    <style:style style:name="T285_52" style:family="text"/>
    <style:style style:name="T285_53" style:family="text"/>
    <style:style style:name="T285_54" style:family="text"/>
    <style:style style:name="T285_55" style:family="text"/>
    <style:style style:name="T285_56" style:family="text"/>
    <style:style style:name="T285_57" style:family="text"/>
    <style:style style:name="T285_58" style:family="text"/>
    <style:style style:name="T285_59" style:family="text"/>
    <style:style style:name="T285_60" style:family="text"/>
    <style:style style:name="T285_61" style:family="text"/>
    <style:style style:name="T285_62" style:family="text"/>
    <style:style style:name="T285_63" style:family="text"/>
    <style:style style:name="T285_64" style:family="text"/>
    <style:style style:name="T285_65" style:family="text"/>
    <style:style style:name="T285_66" style:family="text"/>
    <style:style style:name="T285_67" style:family="text"/>
    <style:style style:name="T285_68" style:family="text"/>
    <style:style style:name="T285_69" style:family="text"/>
    <style:style style:name="T285_70" style:family="text"/>
    <style:style style:name="T285_71" style:family="text"/>
    <style:style style:name="T285_72" style:family="text"/>
    <style:style style:name="T285_73" style:family="text"/>
    <style:style style:name="T285_74" style:family="text"/>
    <style:style style:name="T285_75" style:family="text"/>
    <style:style style:name="T285_76" style:family="text"/>
    <style:style style:name="T285_77" style:family="text"/>
    <style:style style:name="T285_78" style:family="text"/>
    <style:style style:name="T285_79" style:family="text"/>
    <style:style style:name="T285_80" style:family="text"/>
    <style:style style:name="T285_81" style:family="text"/>
    <style:style style:name="T285_82" style:family="text"/>
    <style:style style:name="T285_83" style:family="text"/>
    <style:style style:name="T285_84" style:family="text"/>
    <style:style style:name="T285_85" style:family="text"/>
    <style:style style:name="T285_86" style:family="text"/>
    <style:style style:name="T285_87" style:family="text"/>
    <style:style style:name="T285_88" style:family="text"/>
    <style:style style:name="T285_89" style:family="text"/>
    <style:style style:name="T285_90" style:family="text"/>
    <style:style style:name="T285_91" style:family="text"/>
    <style:style style:name="T285_92" style:family="text"/>
    <style:style style:name="T285_93" style:family="text"/>
    <style:style style:name="T285_94" style:family="text"/>
    <style:style style:name="T285_95" style:family="text"/>
    <style:style style:name="T285_96" style:family="text"/>
    <style:style style:name="T285_97" style:family="text"/>
    <style:style style:name="T285_98" style:family="text"/>
    <style:style style:name="T285_99" style:family="text"/>
    <style:style style:name="T285_100" style:family="text"/>
    <style:style style:name="T285_101" style:family="text"/>
    <style:style style:name="T285_102" style:family="text"/>
    <style:style style:name="T285_103" style:family="text"/>
    <style:style style:name="T285_104" style:family="text"/>
    <style:style style:name="T285_105" style:family="text"/>
    <style:style style:name="T285_106" style:family="text"/>
    <style:style style:name="T285_107" style:family="text"/>
    <style:style style:name="T285_108" style:family="text"/>
    <style:style style:name="T285_109" style:family="text"/>
    <style:style style:name="T285_110" style:family="text"/>
    <style:style style:name="T285_111" style:family="text"/>
    <style:style style:name="T285_112" style:family="text"/>
    <style:style style:name="T285_113" style:family="text"/>
    <style:style style:name="T285_114" style:family="text"/>
    <style:style style:name="T285_115" style:family="text"/>
    <style:style style:name="T285_116" style:family="text"/>
    <style:style style:name="T285_117" style:family="text"/>
    <style:style style:name="T285_118" style:family="text"/>
    <style:style style:name="T285_119" style:family="text"/>
    <style:style style:name="T285_120" style:family="text"/>
    <style:style style:name="T285_121" style:family="text"/>
    <style:style style:name="T285_122" style:family="text"/>
    <style:style style:name="T285_123" style:family="text"/>
    <style:style style:name="T285_124" style:family="text"/>
    <style:style style:name="T285_125" style:family="text"/>
    <style:style style:name="T285_126" style:family="text"/>
    <style:style style:name="T285_127" style:family="text"/>
    <style:style style:name="T285_128" style:family="text"/>
    <style:style style:name="T285_129" style:family="text"/>
    <style:style style:name="T285_130" style:family="text"/>
    <style:style style:name="T285_131" style:family="text"/>
    <style:style style:name="T285_132" style:family="text"/>
    <style:style style:name="T285_133" style:family="text"/>
    <style:style style:name="T285_134" style:family="text"/>
    <style:style style:name="T285_135" style:family="text"/>
    <style:style style:name="T285_136" style:family="text"/>
    <style:style style:name="T285_137" style:family="text"/>
    <style:style style:name="T285_138" style:family="text"/>
    <style:style style:name="T285_139" style:family="text"/>
    <style:style style:name="T285_140" style:family="text"/>
    <style:style style:name="T285_141" style:family="text"/>
    <style:style style:name="T285_142" style:family="text"/>
    <style:style style:name="T285_143" style:family="text"/>
    <style:style style:name="T285_144" style:family="text"/>
    <style:style style:name="T285_145" style:family="text"/>
    <style:style style:name="T285_146" style:family="text"/>
    <style:style style:name="T285_147" style:family="text"/>
    <style:style style:name="T285_148" style:family="text"/>
    <style:style style:name="T285_149" style:family="text"/>
    <style:style style:name="T285_150" style:family="text"/>
    <style:style style:name="T285_151" style:family="text"/>
    <style:style style:name="T285_152" style:family="text"/>
    <style:style style:name="T285_153" style:family="text"/>
    <style:style style:name="T285_154" style:family="text"/>
    <style:style style:name="T285_155" style:family="text"/>
    <style:style style:name="T285_156" style:family="text"/>
    <style:style style:name="T285_157" style:family="text"/>
    <style:style style:name="T285_158" style:family="text"/>
    <style:style style:name="T285_159" style:family="text"/>
    <style:style style:name="T285_160" style:family="text"/>
    <style:style style:name="T285_161" style:family="text"/>
    <style:style style:name="T285_162" style:family="text"/>
    <style:style style:name="T285_163" style:family="text"/>
    <style:style style:name="T285_164" style:family="text"/>
    <style:style style:name="T285_165" style:family="text"/>
    <style:style style:name="T285_166" style:family="text"/>
    <style:style style:name="T285_167" style:family="text"/>
    <style:style style:name="T285_168" style:family="text"/>
    <style:style style:name="T285_169" style:family="text"/>
    <style:style style:name="T285_170" style:family="text"/>
    <style:style style:name="T285_171" style:family="text"/>
    <style:style style:name="T285_172" style:family="text"/>
    <style:style style:name="T285_173" style:family="text"/>
    <style:style style:name="T285_174" style:family="text"/>
    <style:style style:name="T285_175" style:family="text"/>
    <style:style style:name="T285_176" style:family="text"/>
    <style:style style:name="T285_177" style:family="text"/>
    <style:style style:name="T285_178" style:family="text"/>
    <style:style style:name="T285_179" style:family="text"/>
    <style:style style:name="T285_180" style:family="text"/>
    <style:style style:name="T285_181" style:family="text"/>
    <style:style style:name="T285_182" style:family="text"/>
    <style:style style:name="T285_183" style:family="text"/>
    <style:style style:name="T285_184" style:family="text"/>
    <style:style style:name="T285_185" style:family="text"/>
    <style:style style:name="T285_186" style:family="text"/>
    <style:style style:name="T285_187" style:family="text"/>
    <style:style style:name="T285_188" style:family="text"/>
    <style:style style:name="T285_189" style:family="text"/>
    <style:style style:name="T285_190" style:family="text"/>
    <style:style style:name="T285_191" style:family="text"/>
    <style:style style:name="T285_192" style:family="text"/>
    <style:style style:name="T285_193" style:family="text"/>
    <style:style style:name="T285_194" style:family="text"/>
    <style:style style:name="T285_195" style:family="text"/>
    <style:style style:name="T285_196" style:family="text"/>
    <style:style style:name="T285_197" style:family="text"/>
    <style:style style:name="T285_198" style:family="text"/>
    <style:style style:name="T285_199" style:family="text"/>
    <style:style style:name="T285_200" style:family="text"/>
    <style:style style:name="T285_201" style:family="text"/>
    <style:style style:name="T285_202" style:family="text"/>
    <style:style style:name="T285_203" style:family="text"/>
    <style:style style:name="T285_204" style:family="text"/>
    <style:style style:name="T285_205" style:family="text"/>
    <style:style style:name="T285_206" style:family="text"/>
    <style:style style:name="T285_207" style:family="text"/>
    <style:style style:name="T285_208" style:family="text"/>
    <style:style style:name="T285_209" style:family="text"/>
    <style:style style:name="T285_210" style:family="text"/>
    <style:style style:name="T285_211" style:family="text"/>
    <style:style style:name="T285_212" style:family="text"/>
    <style:style style:name="T285_213" style:family="text"/>
    <style:style style:name="T285_214" style:family="text"/>
    <style:style style:name="T285_215" style:family="text"/>
    <style:style style:name="T285_216" style:family="text"/>
    <style:style style:name="T285_217" style:family="text"/>
    <style:style style:name="T285_218" style:family="text"/>
    <style:style style:name="T285_219" style:family="text"/>
    <style:style style:name="T285_220" style:family="text"/>
    <style:style style:name="T285_221" style:family="text"/>
    <style:style style:name="T285_222" style:family="text"/>
    <style:style style:name="T285_223" style:family="text"/>
    <style:style style:name="T285_224" style:family="text"/>
    <style:style style:name="T285_225" style:family="text"/>
    <style:style style:name="T285_226" style:family="text"/>
    <style:style style:name="T285_227" style:family="text"/>
    <style:style style:name="T285_228" style:family="text"/>
    <style:style style:name="T285_229" style:family="text"/>
    <style:style style:name="T285_230" style:family="text"/>
    <style:style style:name="T285_231" style:family="text"/>
    <style:style style:name="T285_232" style:family="text"/>
    <style:style style:name="T285_233" style:family="text"/>
    <style:style style:name="T285_234" style:family="text"/>
    <style:style style:name="T285_235" style:family="text"/>
    <style:style style:name="T285_236" style:family="text"/>
    <style:style style:name="T285_237" style:family="text"/>
    <style:style style:name="T285_238" style:family="text"/>
    <style:style style:name="T285_239" style:family="text"/>
    <style:style style:name="T285_240" style:family="text"/>
    <style:style style:name="T285_241" style:family="text"/>
    <style:style style:name="T285_242" style:family="text"/>
    <style:style style:name="T285_243" style:family="text"/>
    <style:style style:name="T285_244" style:family="text"/>
    <style:style style:name="T285_245" style:family="text"/>
    <style:style style:name="T285_246" style:family="text"/>
    <style:style style:name="T285_247" style:family="text"/>
    <style:style style:name="T285_248" style:family="text"/>
    <style:style style:name="T285_249" style:family="text"/>
    <style:style style:name="T285_250" style:family="text"/>
    <style:style style:name="T285_251" style:family="text"/>
    <style:style style:name="T285_252" style:family="text"/>
    <style:style style:name="T285_253" style:family="text"/>
    <style:style style:name="T285_254" style:family="text"/>
    <style:style style:name="T285_255" style:family="text"/>
    <style:style style:name="T285_256" style:family="text"/>
    <style:style style:name="T285_257" style:family="text"/>
    <style:style style:name="T285_258" style:family="text"/>
    <style:style style:name="T285_259" style:family="text"/>
    <style:style style:name="T285_260" style:family="text"/>
    <style:style style:name="T285_261" style:family="text"/>
    <style:style style:name="T285_262" style:family="text"/>
    <style:style style:name="T285_263" style:family="text"/>
    <style:style style:name="T285_264" style:family="text"/>
    <style:style style:name="T285_265" style:family="text"/>
    <style:style style:name="T285_266" style:family="text"/>
    <style:style style:name="T285_267" style:family="text"/>
    <style:style style:name="T285_268" style:family="text"/>
    <style:style style:name="T285_269" style:family="text"/>
    <style:style style:name="T285_270" style:family="text"/>
    <style:style style:name="T285_271" style:family="text"/>
    <style:style style:name="T285_272" style:family="text"/>
    <style:style style:name="T285_273" style:family="text"/>
    <style:style style:name="T285_274" style:family="text"/>
    <style:style style:name="T285_275" style:family="text"/>
    <style:style style:name="T285_276" style:family="text"/>
    <style:style style:name="T285_277" style:family="text"/>
    <style:style style:name="T285_278" style:family="text"/>
    <style:style style:name="T285_279" style:family="text"/>
    <style:style style:name="T285_280" style:family="text"/>
    <style:style style:name="T285_281" style:family="text"/>
    <style:style style:name="T285_282" style:family="text"/>
    <style:style style:name="T285_283" style:family="text"/>
    <style:style style:name="T285_284" style:family="text"/>
    <style:style style:name="T285_285" style:family="text"/>
    <style:style style:name="T285_286" style:family="text"/>
    <style:style style:name="T285_287" style:family="text"/>
    <style:style style:name="T285_288" style:family="text"/>
    <style:style style:name="T285_289" style:family="text"/>
    <style:style style:name="T285_290" style:family="text"/>
    <style:style style:name="T285_291" style:family="text"/>
    <style:style style:name="T285_292" style:family="text"/>
    <style:style style:name="P286" style:family="paragraph" style:parent-style-name="Standard">
      <style:paragraph-properties fo:text-align="justify" fo:break-before="auto" fo:text-indent="1.101cm" style:writing-mode="lr-tb"/>
    </style:style>
    <style:style style:name="P287" style:family="paragraph" style:parent-style-name="Standard">
      <style:paragraph-properties fo:text-align="justify" fo:break-before="auto" fo:text-indent="1.101cm" style:writing-mode="lr-tb"/>
    </style:style>
    <style:style style:name="T287_1" style:family="text">
      <style:text-properties fo:font-weight="bold" style:font-weight-asian="bold" style:font-weight-complex="bold"/>
    </style:style>
    <style:style style:name="T287_2" style:family="text">
      <style:text-properties fo:font-weight="bold" style:font-weight-asian="bold" style:font-weight-complex="bold"/>
    </style:style>
    <style:style style:name="T287_3" style:family="text">
      <style:text-properties fo:font-weight="bold" style:font-weight-asian="bold" style:font-weight-complex="bold"/>
    </style:style>
    <style:style style:name="T287_4" style:family="text">
      <style:text-properties fo:font-weight="bold" style:font-weight-asian="bold" style:font-weight-complex="bold"/>
    </style:style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T287_17" style:family="text"/>
    <style:style style:name="T287_18" style:family="text"/>
    <style:style style:name="T287_19" style:family="text"/>
    <style:style style:name="T287_20" style:family="text"/>
    <style:style style:name="T287_21" style:family="text"/>
    <style:style style:name="T287_22" style:family="text"/>
    <style:style style:name="T287_23" style:family="text"/>
    <style:style style:name="T287_24" style:family="text"/>
    <style:style style:name="T287_25" style:family="text"/>
    <style:style style:name="T287_26" style:family="text"/>
    <style:style style:name="T287_27" style:family="text"/>
    <style:style style:name="T287_28" style:family="text"/>
    <style:style style:name="T287_29" style:family="text"/>
    <style:style style:name="T287_30" style:family="text"/>
    <style:style style:name="T287_31" style:family="text"/>
    <style:style style:name="T287_32" style:family="text"/>
    <style:style style:name="T287_33" style:family="text"/>
    <style:style style:name="T287_34" style:family="text"/>
    <style:style style:name="T287_35" style:family="text"/>
    <style:style style:name="T287_36" style:family="text"/>
    <style:style style:name="T287_37" style:family="text"/>
    <style:style style:name="T287_38" style:family="text"/>
    <style:style style:name="T287_39" style:family="text"/>
    <style:style style:name="T287_40" style:family="text"/>
    <style:style style:name="T287_41" style:family="text"/>
    <style:style style:name="T287_42" style:family="text"/>
    <style:style style:name="T287_43" style:family="text"/>
    <style:style style:name="T287_44" style:family="text"/>
    <style:style style:name="T287_45" style:family="text"/>
    <style:style style:name="T287_46" style:family="text"/>
    <style:style style:name="T287_47" style:family="text"/>
    <style:style style:name="T287_48" style:family="text"/>
    <style:style style:name="T287_49" style:family="text"/>
    <style:style style:name="T287_50" style:family="text"/>
    <style:style style:name="T287_51" style:family="text"/>
    <style:style style:name="T287_52" style:family="text"/>
    <style:style style:name="T287_53" style:family="text"/>
    <style:style style:name="T287_54" style:family="text"/>
    <style:style style:name="T287_55" style:family="text"/>
    <style:style style:name="T287_56" style:family="text"/>
    <style:style style:name="T287_57" style:family="text"/>
    <style:style style:name="T287_58" style:family="text"/>
    <style:style style:name="T287_59" style:family="text"/>
    <style:style style:name="T287_60" style:family="text"/>
    <style:style style:name="T287_61" style:family="text"/>
    <style:style style:name="T287_62" style:family="text"/>
    <style:style style:name="T287_63" style:family="text"/>
    <style:style style:name="T287_64" style:family="text"/>
    <style:style style:name="T287_65" style:family="text"/>
    <style:style style:name="T287_66" style:family="text"/>
    <style:style style:name="T287_67" style:family="text"/>
    <style:style style:name="T287_68" style:family="text"/>
    <style:style style:name="T287_69" style:family="text"/>
    <style:style style:name="T287_70" style:family="text"/>
    <style:style style:name="T287_71" style:family="text"/>
    <style:style style:name="T287_72" style:family="text"/>
    <style:style style:name="T287_73" style:family="text"/>
    <style:style style:name="T287_74" style:family="text"/>
    <style:style style:name="T287_75" style:family="text"/>
    <style:style style:name="T287_76" style:family="text"/>
    <style:style style:name="T287_77" style:family="text"/>
    <style:style style:name="T287_78" style:family="text"/>
    <style:style style:name="T287_79" style:family="text"/>
    <style:style style:name="T287_80" style:family="text"/>
    <style:style style:name="T287_81" style:family="text"/>
    <style:style style:name="T287_82" style:family="text"/>
    <style:style style:name="T287_83" style:family="text"/>
    <style:style style:name="T287_84" style:family="text"/>
    <style:style style:name="T287_85" style:family="text"/>
    <style:style style:name="T287_86" style:family="text"/>
    <style:style style:name="T287_87" style:family="text"/>
    <style:style style:name="T287_88" style:family="text"/>
    <style:style style:name="T287_89" style:family="text"/>
    <style:style style:name="T287_90" style:family="text"/>
    <style:style style:name="T287_91" style:family="text"/>
    <style:style style:name="T287_92" style:family="text"/>
    <style:style style:name="T287_93" style:family="text"/>
    <style:style style:name="T287_94" style:family="text"/>
    <style:style style:name="T287_95" style:family="text"/>
    <style:style style:name="T287_96" style:family="text"/>
    <style:style style:name="T287_97" style:family="text"/>
    <style:style style:name="T287_98" style:family="text"/>
    <style:style style:name="T287_99" style:family="text"/>
    <style:style style:name="T287_100" style:family="text"/>
    <style:style style:name="T287_101" style:family="text"/>
    <style:style style:name="T287_102" style:family="text"/>
    <style:style style:name="T287_103" style:family="text"/>
    <style:style style:name="T287_104" style:family="text"/>
    <style:style style:name="T287_105" style:family="text"/>
    <style:style style:name="T287_106" style:family="text"/>
    <style:style style:name="T287_107" style:family="text"/>
    <style:style style:name="T287_108" style:family="text"/>
    <style:style style:name="T287_109" style:family="text"/>
    <style:style style:name="T287_110" style:family="text"/>
    <style:style style:name="T287_111" style:family="text"/>
    <style:style style:name="T287_112" style:family="text"/>
    <style:style style:name="T287_113" style:family="text"/>
    <style:style style:name="T287_114" style:family="text"/>
    <style:style style:name="T287_115" style:family="text"/>
    <style:style style:name="T287_116" style:family="text"/>
    <style:style style:name="T287_117" style:family="text"/>
    <style:style style:name="T287_118" style:family="text"/>
    <style:style style:name="T287_119" style:family="text"/>
    <style:style style:name="T287_120" style:family="text"/>
    <style:style style:name="T287_121" style:family="text"/>
    <style:style style:name="T287_122" style:family="text"/>
    <style:style style:name="T287_123" style:family="text"/>
    <style:style style:name="T287_124" style:family="text"/>
    <style:style style:name="T287_125" style:family="text"/>
    <style:style style:name="T287_126" style:family="text">
      <style:text-properties style:font-name="Verdana" style:font-name-asian="Verdana" style:font-name-complex="Verdana"/>
    </style:style>
    <style:style style:name="T287_127" style:family="text"/>
    <style:style style:name="T287_128" style:family="text"/>
    <style:style style:name="T287_129" style:family="text"/>
    <style:style style:name="T287_130" style:family="text"/>
    <style:style style:name="T287_131" style:family="text"/>
    <style:style style:name="T287_132" style:family="text"/>
    <style:style style:name="T287_133" style:family="text"/>
    <style:style style:name="T287_134" style:family="text"/>
    <style:style style:name="T287_135" style:family="text"/>
    <style:style style:name="T287_136" style:family="text"/>
    <style:style style:name="T287_137" style:family="text"/>
    <style:style style:name="T287_138" style:family="text"/>
    <style:style style:name="T287_139" style:family="text"/>
    <style:style style:name="T287_140" style:family="text"/>
    <style:style style:name="T287_141" style:family="text"/>
    <style:style style:name="T287_142" style:family="text"/>
    <style:style style:name="T287_143" style:family="text"/>
    <style:style style:name="P288" style:family="paragraph" style:parent-style-name="Standard">
      <style:paragraph-properties fo:text-align="justify" fo:break-before="auto" fo:text-indent="1.101cm" style:writing-mode="lr-tb"/>
    </style:style>
    <style:style style:name="T288_1" style:family="text"/>
    <style:style style:name="T288_2" style:family="text"/>
    <style:style style:name="T288_3" style:family="text"/>
    <style:style style:name="P289" style:family="paragraph" style:parent-style-name="Standard">
      <style:paragraph-properties fo:text-align="justify" fo:break-before="auto" fo:text-indent="1.101cm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P290" style:family="paragraph" style:parent-style-name="Standard">
      <style:paragraph-properties fo:text-align="justify" fo:break-before="auto" fo:text-indent="1.101cm" style:writing-mode="lr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P291" style:family="paragraph" style:parent-style-name="Standard">
      <style:paragraph-properties fo:text-align="justify" fo:break-before="auto" fo:text-indent="1.101cm" style:writing-mode="lr-tb"/>
    </style:style>
    <style:style style:name="T291_1" style:family="text"/>
    <style:style style:name="T291_2" style:family="text"/>
    <style:style style:name="T291_3" style:family="text"/>
    <style:style style:name="P292" style:family="paragraph" style:parent-style-name="Standard">
      <style:paragraph-properties fo:text-align="justify" fo:break-before="auto" fo:text-indent="1.101cm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P293" style:family="paragraph" style:parent-style-name="Standard">
      <style:paragraph-properties fo:text-align="justify" fo:break-before="auto" fo:text-indent="1.101cm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P294" style:family="paragraph" style:parent-style-name="Standard">
      <style:paragraph-properties fo:text-align="justify" fo:break-before="auto" fo:text-indent="1.101cm" style:writing-mode="lr-tb"/>
    </style:style>
    <style:style style:name="P295" style:family="paragraph" style:parent-style-name="Standard">
      <style:paragraph-properties fo:text-align="justify" fo:break-before="auto" fo:text-indent="1.101cm" style:writing-mode="lr-tb"/>
    </style:style>
    <style:style style:name="T295_1" style:family="text">
      <style:text-properties fo:font-weight="bold" style:font-weight-asian="bold" style:font-weight-complex="bold"/>
    </style:style>
    <style:style style:name="T295_2" style:family="text">
      <style:text-properties fo:font-weight="bold" style:font-weight-asian="bold" style:font-weight-complex="bold"/>
    </style:style>
    <style:style style:name="T295_3" style:family="text">
      <style:text-properties fo:font-weight="bold" style:font-weight-asian="bold" style:font-weight-complex="bold"/>
    </style:style>
    <style:style style:name="T295_4" style:family="text">
      <style:text-properties fo:font-weight="bold" style:font-weight-asian="bold" style:font-weight-complex="bold"/>
    </style:style>
    <style:style style:name="T295_5" style:family="text"/>
    <style:style style:name="T295_6" style:family="text"/>
    <style:style style:name="T295_7" style:family="text"/>
    <style:style style:name="T295_8" style:family="text"/>
    <style:style style:name="T295_9" style:family="text"/>
    <style:style style:name="T295_10" style:family="text"/>
    <style:style style:name="T295_11" style:family="text"/>
    <style:style style:name="T295_12" style:family="text"/>
    <style:style style:name="T295_13" style:family="text"/>
    <style:style style:name="T295_14" style:family="text"/>
    <style:style style:name="T295_15" style:family="text"/>
    <style:style style:name="T295_16" style:family="text"/>
    <style:style style:name="T295_17" style:family="text"/>
    <style:style style:name="T295_18" style:family="text"/>
    <style:style style:name="T295_19" style:family="text"/>
    <style:style style:name="T295_20" style:family="text"/>
    <style:style style:name="T295_21" style:family="text"/>
    <style:style style:name="T295_22" style:family="text"/>
    <style:style style:name="T295_23" style:family="text"/>
    <style:style style:name="T295_24" style:family="text"/>
    <style:style style:name="T295_25" style:family="text"/>
    <style:style style:name="T295_26" style:family="text"/>
    <style:style style:name="T295_27" style:family="text"/>
    <style:style style:name="T295_28" style:family="text"/>
    <style:style style:name="T295_29" style:family="text"/>
    <style:style style:name="T295_30" style:family="text"/>
    <style:style style:name="T295_31" style:family="text"/>
    <style:style style:name="T295_32" style:family="text"/>
    <style:style style:name="T295_33" style:family="text"/>
    <style:style style:name="T295_34" style:family="text"/>
    <style:style style:name="T295_35" style:family="text"/>
    <style:style style:name="T295_36" style:family="text"/>
    <style:style style:name="T295_37" style:family="text"/>
    <style:style style:name="T295_38" style:family="text"/>
    <style:style style:name="T295_39" style:family="text"/>
    <style:style style:name="T295_40" style:family="text"/>
    <style:style style:name="T295_41" style:family="text"/>
    <style:style style:name="T295_42" style:family="text"/>
    <style:style style:name="T295_43" style:family="text"/>
    <style:style style:name="T295_44" style:family="text"/>
    <style:style style:name="T295_45" style:family="text"/>
    <style:style style:name="T295_46" style:family="text"/>
    <style:style style:name="T295_47" style:family="text"/>
    <style:style style:name="T295_48" style:family="text"/>
    <style:style style:name="T295_49" style:family="text"/>
    <style:style style:name="T295_50" style:family="text"/>
    <style:style style:name="T295_51" style:family="text"/>
    <style:style style:name="T295_52" style:family="text"/>
    <style:style style:name="T295_53" style:family="text"/>
    <style:style style:name="T295_54" style:family="text"/>
    <style:style style:name="T295_55" style:family="text"/>
    <style:style style:name="T295_56" style:family="text"/>
    <style:style style:name="T295_57" style:family="text"/>
    <style:style style:name="T295_58" style:family="text"/>
    <style:style style:name="T295_59" style:family="text"/>
    <style:style style:name="T295_60" style:family="text"/>
    <style:style style:name="T295_61" style:family="text"/>
    <style:style style:name="T295_62" style:family="text"/>
    <style:style style:name="T295_63" style:family="text"/>
    <style:style style:name="T295_64" style:family="text"/>
    <style:style style:name="T295_65" style:family="text"/>
    <style:style style:name="T295_66" style:family="text"/>
    <style:style style:name="T295_67" style:family="text"/>
    <style:style style:name="T295_68" style:family="text"/>
    <style:style style:name="T295_69" style:family="text"/>
    <style:style style:name="T295_70" style:family="text"/>
    <style:style style:name="T295_71" style:family="text"/>
    <style:style style:name="T295_72" style:family="text"/>
    <style:style style:name="T295_73" style:family="text"/>
    <style:style style:name="T295_74" style:family="text"/>
    <style:style style:name="T295_75" style:family="text"/>
    <style:style style:name="T295_76" style:family="text"/>
    <style:style style:name="T295_77" style:family="text"/>
    <style:style style:name="T295_78" style:family="text"/>
    <style:style style:name="T295_79" style:family="text"/>
    <style:style style:name="T295_80" style:family="text"/>
    <style:style style:name="T295_81" style:family="text"/>
    <style:style style:name="T295_82" style:family="text"/>
    <style:style style:name="T295_83" style:family="text"/>
    <style:style style:name="T295_84" style:family="text"/>
    <style:style style:name="T295_85" style:family="text"/>
    <style:style style:name="T295_86" style:family="text"/>
    <style:style style:name="T295_87" style:family="text"/>
    <style:style style:name="T295_88" style:family="text"/>
    <style:style style:name="T295_89" style:family="text"/>
    <style:style style:name="T295_90" style:family="text"/>
    <style:style style:name="T295_91" style:family="text"/>
    <style:style style:name="T295_92" style:family="text"/>
    <style:style style:name="T295_93" style:family="text"/>
    <style:style style:name="T295_94" style:family="text"/>
    <style:style style:name="T295_95" style:family="text"/>
    <style:style style:name="T295_96" style:family="text"/>
    <style:style style:name="T295_97" style:family="text"/>
    <style:style style:name="T295_98" style:family="text"/>
    <style:style style:name="T295_99" style:family="text"/>
    <style:style style:name="T295_100" style:family="text"/>
    <style:style style:name="T295_101" style:family="text"/>
    <style:style style:name="T295_102" style:family="text"/>
    <style:style style:name="T295_103" style:family="text"/>
    <style:style style:name="T295_104" style:family="text"/>
    <style:style style:name="T295_105" style:family="text"/>
    <style:style style:name="T295_106" style:family="text"/>
    <style:style style:name="T295_107" style:family="text"/>
    <style:style style:name="T295_108" style:family="text"/>
    <style:style style:name="T295_109" style:family="text"/>
    <style:style style:name="T295_110" style:family="text"/>
    <style:style style:name="T295_111" style:family="text"/>
    <style:style style:name="T295_112" style:family="text"/>
    <style:style style:name="T295_113" style:family="text"/>
    <style:style style:name="P296" style:family="paragraph" style:parent-style-name="Standard">
      <style:paragraph-properties fo:text-align="justify" fo:break-before="auto" fo:text-indent="1.101cm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T296_8" style:family="text"/>
    <style:style style:name="T296_9" style:family="text"/>
    <style:style style:name="T296_10" style:family="text"/>
    <style:style style:name="T296_11" style:family="text"/>
    <style:style style:name="T296_12" style:family="text"/>
    <style:style style:name="T296_13" style:family="text"/>
    <style:style style:name="P297" style:family="paragraph" style:parent-style-name="Standard">
      <style:paragraph-properties fo:text-align="justify" fo:break-before="auto" fo:text-indent="1.101cm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T297_14" style:family="text"/>
    <style:style style:name="T297_15" style:family="text"/>
    <style:style style:name="T297_16" style:family="text"/>
    <style:style style:name="T297_17" style:family="text"/>
    <style:style style:name="T297_18" style:family="text"/>
    <style:style style:name="T297_19" style:family="text"/>
    <style:style style:name="T297_20" style:family="text"/>
    <style:style style:name="T297_21" style:family="text"/>
    <style:style style:name="T297_22" style:family="text"/>
    <style:style style:name="T297_23" style:family="text"/>
    <style:style style:name="T297_24" style:family="text"/>
    <style:style style:name="T297_25" style:family="text"/>
    <style:style style:name="T297_26" style:family="text"/>
    <style:style style:name="T297_27" style:family="text"/>
    <style:style style:name="T297_28" style:family="text"/>
    <style:style style:name="T297_29" style:family="text"/>
    <style:style style:name="T297_30" style:family="text"/>
    <style:style style:name="T297_31" style:family="text"/>
    <style:style style:name="T297_32" style:family="text"/>
    <style:style style:name="T297_33" style:family="text"/>
    <style:style style:name="T297_34" style:family="text"/>
    <style:style style:name="T297_35" style:family="text"/>
    <style:style style:name="T297_36" style:family="text"/>
    <style:style style:name="T297_37" style:family="text"/>
    <style:style style:name="T297_38" style:family="text"/>
    <style:style style:name="T297_39" style:family="text"/>
    <style:style style:name="T297_40" style:family="text"/>
    <style:style style:name="T297_41" style:family="text"/>
    <style:style style:name="T297_42" style:family="text"/>
    <style:style style:name="T297_43" style:family="text"/>
    <style:style style:name="T297_44" style:family="text"/>
    <style:style style:name="T297_45" style:family="text"/>
    <style:style style:name="T297_46" style:family="text"/>
    <style:style style:name="T297_47" style:family="text"/>
    <style:style style:name="T297_48" style:family="text"/>
    <style:style style:name="T297_49" style:family="text"/>
    <style:style style:name="T297_50" style:family="text"/>
    <style:style style:name="T297_51" style:family="text"/>
    <style:style style:name="T297_52" style:family="text"/>
    <style:style style:name="T297_53" style:family="text"/>
    <style:style style:name="T297_54" style:family="text"/>
    <style:style style:name="T297_55" style:family="text"/>
    <style:style style:name="T297_56" style:family="text"/>
    <style:style style:name="T297_57" style:family="text"/>
    <style:style style:name="T297_58" style:family="text"/>
    <style:style style:name="T297_59" style:family="text"/>
    <style:style style:name="T297_60" style:family="text"/>
    <style:style style:name="T297_61" style:family="text"/>
    <style:style style:name="T297_62" style:family="text"/>
    <style:style style:name="T297_63" style:family="text"/>
    <style:style style:name="T297_64" style:family="text"/>
    <style:style style:name="P298" style:family="paragraph" style:parent-style-name="Standard">
      <style:paragraph-properties fo:text-align="justify" fo:break-before="auto" fo:text-indent="1.101cm" style:writing-mode="lr-tb"/>
    </style:style>
    <style:style style:name="T298_1" style:family="text"/>
    <style:style style:name="T298_2" style:family="text"/>
    <style:style style:name="T298_3" style:family="text"/>
    <style:style style:name="P299" style:family="paragraph" style:parent-style-name="Standard">
      <style:paragraph-properties fo:text-align="justify" fo:break-before="auto" fo:text-indent="1.101cm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P300" style:family="paragraph" style:parent-style-name="Standard">
      <style:paragraph-properties fo:text-align="justify" fo:break-before="auto" fo:text-indent="1.101cm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P301" style:family="paragraph" style:parent-style-name="Standard">
      <style:paragraph-properties fo:text-align="justify" fo:break-before="auto" fo:text-indent="1.101cm" style:writing-mode="lr-tb"/>
    </style:style>
    <style:style style:name="P302" style:family="paragraph" style:parent-style-name="Standard">
      <style:paragraph-properties fo:text-align="justify" fo:break-before="auto" fo:text-indent="1.101cm" style:writing-mode="lr-tb"/>
    </style:style>
    <style:style style:name="T302_1" style:family="text">
      <style:text-properties fo:font-weight="bold" style:font-weight-asian="bold" style:font-weight-complex="bold"/>
    </style:style>
    <style:style style:name="T302_2" style:family="text">
      <style:text-properties fo:font-weight="bold" style:font-weight-asian="bold" style:font-weight-complex="bold"/>
    </style:style>
    <style:style style:name="T302_3" style:family="text">
      <style:text-properties fo:font-weight="bold" style:font-weight-asian="bold" style:font-weight-complex="bold"/>
    </style:style>
    <style:style style:name="T302_4" style:family="text">
      <style:text-properties fo:font-weight="bold" style:font-weight-asian="bold" style:font-weight-complex="bold"/>
    </style:style>
    <style:style style:name="T302_5" style:family="text">
      <style:text-properties fo:font-weight="bold" style:font-weight-asian="bold" style:font-weight-complex="bold"/>
    </style:style>
    <style:style style:name="T302_6" style:family="text">
      <style:text-properties fo:font-weight="bold" style:font-weight-asian="bold" style:font-weight-complex="bold"/>
    </style:style>
    <style:style style:name="T302_7" style:family="text">
      <style:text-properties fo:font-weight="bold" style:font-weight-asian="bold" style:font-weight-complex="bold"/>
    </style:style>
    <style:style style:name="T302_8" style:family="text">
      <style:text-properties fo:font-weight="bold" style:font-weight-asian="bold" style:font-weight-complex="bold"/>
    </style:style>
    <style:style style:name="T302_9" style:family="text">
      <style:text-properties fo:font-weight="bold" style:font-weight-asian="bold" style:font-weight-complex="bold"/>
    </style:style>
    <style:style style:name="T302_10" style:family="text">
      <style:text-properties fo:font-weight="bold" style:font-weight-asian="bold" style:font-weight-complex="bold"/>
    </style:style>
    <style:style style:name="T302_11" style:family="text">
      <style:text-properties fo:font-weight="bold" style:font-weight-asian="bold" style:font-weight-complex="bold"/>
    </style:style>
    <style:style style:name="T302_12" style:family="text">
      <style:text-properties fo:font-weight="bold" style:font-weight-asian="bold" style:font-weight-complex="bold"/>
    </style:style>
    <style:style style:name="T302_13" style:family="text">
      <style:text-properties fo:font-weight="bold" style:font-weight-asian="bold" style:font-weight-complex="bold"/>
    </style:style>
    <style:style style:name="T302_14" style:family="text">
      <style:text-properties fo:font-weight="bold" style:font-weight-asian="bold" style:font-weight-complex="bold"/>
    </style:style>
    <style:style style:name="T302_15" style:family="text">
      <style:text-properties fo:font-weight="bold" style:font-weight-asian="bold" style:font-weight-complex="bold"/>
    </style:style>
    <style:style style:name="T302_16" style:family="text">
      <style:text-properties fo:font-weight="bold" style:font-weight-asian="bold" style:font-weight-complex="bold"/>
    </style:style>
    <style:style style:name="T302_17" style:family="text"/>
    <style:style style:name="T302_18" style:family="text"/>
    <style:style style:name="T302_19" style:family="text"/>
    <style:style style:name="T302_20" style:family="text"/>
    <style:style style:name="T302_21" style:family="text"/>
    <style:style style:name="T302_22" style:family="text"/>
    <style:style style:name="T302_23" style:family="text"/>
    <style:style style:name="T302_24" style:family="text"/>
    <style:style style:name="P303" style:family="paragraph" style:parent-style-name="Standard">
      <style:paragraph-properties fo:text-align="justify" fo:break-before="auto" fo:margin-top="0cm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T303_8" style:family="text"/>
    <style:style style:name="T303_9" style:family="text"/>
    <style:style style:name="T303_10" style:family="text"/>
    <style:style style:name="T303_11" style:family="text"/>
    <style:style style:name="T303_12" style:family="text"/>
    <style:style style:name="T303_13" style:family="text"/>
    <style:style style:name="T303_14" style:family="text"/>
    <style:style style:name="T303_15" style:family="text"/>
    <style:style style:name="T303_16" style:family="text"/>
    <style:style style:name="T303_17" style:family="text"/>
    <style:style style:name="T303_18" style:family="text"/>
    <style:style style:name="T303_19" style:family="text"/>
    <style:style style:name="T303_20" style:family="text"/>
    <style:style style:name="T303_21" style:family="text"/>
    <style:style style:name="T303_22" style:family="text"/>
    <style:style style:name="T303_23" style:family="text"/>
    <style:style style:name="T303_24" style:family="text"/>
    <style:style style:name="P304" style:family="paragraph" style:parent-style-name="Standard">
      <style:paragraph-properties fo:text-align="justify" fo:break-before="auto" fo:margin-top="0cm" fo:margin-bottom="0cm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T304_9" style:family="text"/>
    <style:style style:name="T304_10" style:family="text"/>
    <style:style style:name="T304_11" style:family="text"/>
    <style:style style:name="T304_12" style:family="text"/>
    <style:style style:name="T304_13" style:family="text"/>
    <style:style style:name="T304_14" style:family="text"/>
    <style:style style:name="T304_15" style:family="text"/>
    <style:style style:name="T304_16" style:family="text"/>
    <style:style style:name="T304_17" style:family="text"/>
    <style:style style:name="T304_18" style:family="text"/>
    <style:style style:name="T304_19" style:family="text"/>
    <style:style style:name="T304_20" style:family="text"/>
    <style:style style:name="T304_21" style:family="text"/>
    <style:style style:name="T304_22" style:family="text"/>
    <style:style style:name="T304_23" style:family="text"/>
    <style:style style:name="T304_24" style:family="text"/>
    <style:style style:name="T304_25" style:family="text"/>
    <style:style style:name="T304_26" style:family="text"/>
    <style:style style:name="T304_27" style:family="text"/>
    <style:style style:name="T304_28" style:family="text"/>
    <style:style style:name="P305" style:family="paragraph" style:parent-style-name="Standard">
      <style:paragraph-properties fo:text-align="justify" fo:break-before="auto" fo:text-indent="1.101cm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T305_9" style:family="text"/>
    <style:style style:name="T305_10" style:family="text"/>
    <style:style style:name="T305_11" style:family="text"/>
    <style:style style:name="T305_12" style:family="text"/>
    <style:style style:name="T305_13" style:family="text"/>
    <style:style style:name="T305_14" style:family="text"/>
    <style:style style:name="T305_15" style:family="text"/>
    <style:style style:name="T305_16" style:family="text"/>
    <style:style style:name="T305_17" style:family="text"/>
    <style:style style:name="T305_18" style:family="text"/>
    <style:style style:name="T305_19" style:family="text"/>
    <style:style style:name="T305_20" style:family="text"/>
    <style:style style:name="T305_21" style:family="text"/>
    <style:style style:name="T305_22" style:family="text"/>
    <style:style style:name="T305_23" style:family="text"/>
    <style:style style:name="T305_24" style:family="text"/>
    <style:style style:name="T305_25" style:family="text"/>
    <style:style style:name="T305_26" style:family="text"/>
    <style:style style:name="T305_27" style:family="text"/>
    <style:style style:name="T305_28" style:family="text"/>
    <style:style style:name="T305_29" style:family="text"/>
    <style:style style:name="T305_30" style:family="text"/>
    <style:style style:name="T305_31" style:family="text"/>
    <style:style style:name="T305_32" style:family="text"/>
    <style:style style:name="T305_33" style:family="text"/>
    <style:style style:name="T305_34" style:family="text"/>
    <style:style style:name="T305_35" style:family="text"/>
    <style:style style:name="T305_36" style:family="text"/>
    <style:style style:name="T305_37" style:family="text"/>
    <style:style style:name="T305_38" style:family="text"/>
    <style:style style:name="T305_39" style:family="text"/>
    <style:style style:name="T305_40" style:family="text"/>
    <style:style style:name="T305_41" style:family="text"/>
    <style:style style:name="T305_42" style:family="text"/>
    <style:style style:name="T305_43" style:family="text"/>
    <style:style style:name="T305_44" style:family="text"/>
    <style:style style:name="T305_45" style:family="text"/>
    <style:style style:name="T305_46" style:family="text"/>
    <style:style style:name="T305_47" style:family="text"/>
    <style:style style:name="T305_48" style:family="text"/>
    <style:style style:name="T305_49" style:family="text"/>
    <style:style style:name="T305_50" style:family="text"/>
    <style:style style:name="T305_51" style:family="text"/>
    <style:style style:name="T305_52" style:family="text"/>
    <style:style style:name="T305_53" style:family="text"/>
    <style:style style:name="T305_54" style:family="text"/>
    <style:style style:name="T305_55" style:family="text"/>
    <style:style style:name="P306" style:family="paragraph" style:parent-style-name="Standard">
      <style:paragraph-properties fo:text-align="justify" fo:break-before="auto" fo:text-indent="1.101cm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T306_8" style:family="text"/>
    <style:style style:name="T306_9" style:family="text"/>
    <style:style style:name="T306_10" style:family="text"/>
    <style:style style:name="T306_11" style:family="text"/>
    <style:style style:name="T306_12" style:family="text"/>
    <style:style style:name="T306_13" style:family="text"/>
    <style:style style:name="T306_14" style:family="text"/>
    <style:style style:name="T306_15" style:family="text"/>
    <style:style style:name="T306_16" style:family="text"/>
    <style:style style:name="T306_17" style:family="text"/>
    <style:style style:name="T306_18" style:family="text"/>
    <style:style style:name="T306_19" style:family="text"/>
    <style:style style:name="T306_20" style:family="text"/>
    <style:style style:name="T306_21" style:family="text"/>
    <style:style style:name="T306_22" style:family="text"/>
    <style:style style:name="T306_23" style:family="text"/>
    <style:style style:name="T306_24" style:family="text"/>
    <style:style style:name="T306_25" style:family="text"/>
    <style:style style:name="T306_26" style:family="text"/>
    <style:style style:name="T306_27" style:family="text"/>
    <style:style style:name="T306_28" style:family="text"/>
    <style:style style:name="T306_29" style:family="text"/>
    <style:style style:name="T306_30" style:family="text"/>
    <style:style style:name="T306_31" style:family="text"/>
    <style:style style:name="T306_32" style:family="text"/>
    <style:style style:name="T306_33" style:family="text"/>
    <style:style style:name="T306_34" style:family="text"/>
    <style:style style:name="T306_35" style:family="text"/>
    <style:style style:name="T306_36" style:family="text"/>
    <style:style style:name="T306_37" style:family="text"/>
    <style:style style:name="T306_38" style:family="text"/>
    <style:style style:name="T306_39" style:family="text"/>
    <style:style style:name="T306_40" style:family="text"/>
    <style:style style:name="T306_41" style:family="text"/>
    <style:style style:name="T306_42" style:family="text"/>
    <style:style style:name="T306_43" style:family="text"/>
    <style:style style:name="T306_44" style:family="text"/>
    <style:style style:name="T306_45" style:family="text"/>
    <style:style style:name="T306_46" style:family="text"/>
    <style:style style:name="T306_47" style:family="text"/>
    <style:style style:name="T306_48" style:family="text"/>
    <style:style style:name="T306_49" style:family="text"/>
    <style:style style:name="T306_50" style:family="text"/>
    <style:style style:name="T306_51" style:family="text"/>
    <style:style style:name="T306_52" style:family="text"/>
    <style:style style:name="T306_53" style:family="text"/>
    <style:style style:name="T306_54" style:family="text"/>
    <style:style style:name="T306_55" style:family="text"/>
    <style:style style:name="P307" style:family="paragraph" style:parent-style-name="Standard">
      <style:paragraph-properties fo:text-align="justify" fo:break-before="auto" fo:text-indent="1.101cm" style:writing-mode="lr-tb"/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T307_5" style:family="text"/>
    <style:style style:name="T307_6" style:family="text"/>
    <style:style style:name="T307_7" style:family="text"/>
    <style:style style:name="T307_8" style:family="text"/>
    <style:style style:name="T307_9" style:family="text"/>
    <style:style style:name="T307_10" style:family="text"/>
    <style:style style:name="T307_11" style:family="text"/>
    <style:style style:name="T307_12" style:family="text"/>
    <style:style style:name="T307_13" style:family="text"/>
    <style:style style:name="T307_14" style:family="text"/>
    <style:style style:name="T307_15" style:family="text"/>
    <style:style style:name="T307_16" style:family="text"/>
    <style:style style:name="T307_17" style:family="text"/>
    <style:style style:name="T307_18" style:family="text"/>
    <style:style style:name="T307_19" style:family="text"/>
    <style:style style:name="T307_20" style:family="text"/>
    <style:style style:name="T307_21" style:family="text"/>
    <style:style style:name="T307_22" style:family="text"/>
    <style:style style:name="T307_23" style:family="text"/>
    <style:style style:name="T307_24" style:family="text"/>
    <style:style style:name="T307_25" style:family="text"/>
    <style:style style:name="T307_26" style:family="text"/>
    <style:style style:name="T307_27" style:family="text"/>
    <style:style style:name="T307_28" style:family="text"/>
    <style:style style:name="T307_29" style:family="text"/>
    <style:style style:name="T307_30" style:family="text"/>
    <style:style style:name="T307_31" style:family="text"/>
    <style:style style:name="T307_32" style:family="text"/>
    <style:style style:name="T307_33" style:family="text"/>
    <style:style style:name="T307_34" style:family="text"/>
    <style:style style:name="T307_35" style:family="text"/>
    <style:style style:name="T307_36" style:family="text"/>
    <style:style style:name="T307_37" style:family="text"/>
    <style:style style:name="T307_38" style:family="text"/>
    <style:style style:name="T307_39" style:family="text"/>
    <style:style style:name="T307_40" style:family="text"/>
    <style:style style:name="T307_41" style:family="text"/>
    <style:style style:name="P308" style:family="paragraph" style:parent-style-name="Standard">
      <style:paragraph-properties fo:text-align="justify" fo:break-before="auto" fo:text-indent="1.101cm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T308_11" style:family="text"/>
    <style:style style:name="T308_12" style:family="text"/>
    <style:style style:name="T308_13" style:family="text"/>
    <style:style style:name="T308_14" style:family="text"/>
    <style:style style:name="T308_15" style:family="text"/>
    <style:style style:name="T308_16" style:family="text"/>
    <style:style style:name="T308_17" style:family="text"/>
    <style:style style:name="T308_18" style:family="text"/>
    <style:style style:name="T308_19" style:family="text"/>
    <style:style style:name="T308_20" style:family="text"/>
    <style:style style:name="T308_21" style:family="text"/>
    <style:style style:name="T308_22" style:family="text"/>
    <style:style style:name="T308_23" style:family="text"/>
    <style:style style:name="T308_24" style:family="text"/>
    <style:style style:name="T308_25" style:family="text"/>
    <style:style style:name="T308_26" style:family="text"/>
    <style:style style:name="T308_27" style:family="text"/>
    <style:style style:name="T308_28" style:family="text"/>
    <style:style style:name="T308_29" style:family="text"/>
    <style:style style:name="T308_30" style:family="text"/>
    <style:style style:name="T308_31" style:family="text"/>
    <style:style style:name="T308_32" style:family="text"/>
    <style:style style:name="T308_33" style:family="text"/>
    <style:style style:name="T308_34" style:family="text"/>
    <style:style style:name="T308_35" style:family="text"/>
    <style:style style:name="T308_36" style:family="text"/>
    <style:style style:name="T308_37" style:family="text"/>
    <style:style style:name="T308_38" style:family="text"/>
    <style:style style:name="T308_39" style:family="text"/>
    <style:style style:name="T308_40" style:family="text"/>
    <style:style style:name="T308_41" style:family="text"/>
    <style:style style:name="T308_42" style:family="text"/>
    <style:style style:name="T308_43" style:family="text"/>
    <style:style style:name="T308_44" style:family="text"/>
    <style:style style:name="T308_45" style:family="text"/>
    <style:style style:name="T308_46" style:family="text"/>
    <style:style style:name="T308_47" style:family="text"/>
    <style:style style:name="T308_48" style:family="text"/>
    <style:style style:name="T308_49" style:family="text"/>
    <style:style style:name="T308_50" style:family="text"/>
    <style:style style:name="T308_51" style:family="text"/>
    <style:style style:name="T308_52" style:family="text"/>
    <style:style style:name="T308_53" style:family="text"/>
    <style:style style:name="T308_54" style:family="text"/>
    <style:style style:name="T308_55" style:family="text"/>
    <style:style style:name="T308_56" style:family="text"/>
    <style:style style:name="T308_57" style:family="text"/>
    <style:style style:name="T308_58" style:family="text"/>
    <style:style style:name="T308_59" style:family="text"/>
    <style:style style:name="T308_60" style:family="text"/>
    <style:style style:name="T308_61" style:family="text"/>
    <style:style style:name="T308_62" style:family="text"/>
    <style:style style:name="T308_63" style:family="text"/>
    <style:style style:name="T308_64" style:family="text"/>
    <style:style style:name="T308_65" style:family="text"/>
    <style:style style:name="T308_66" style:family="text"/>
    <style:style style:name="T308_67" style:family="text"/>
    <style:style style:name="T308_68" style:family="text"/>
    <style:style style:name="T308_69" style:family="text"/>
    <style:style style:name="T308_70" style:family="text"/>
    <style:style style:name="T308_71" style:family="text"/>
    <style:style style:name="T308_72" style:family="text"/>
    <style:style style:name="T308_73" style:family="text"/>
    <style:style style:name="T308_74" style:family="text"/>
    <style:style style:name="T308_75" style:family="text"/>
    <style:style style:name="T308_76" style:family="text"/>
    <style:style style:name="T308_77" style:family="text"/>
    <style:style style:name="T308_78" style:family="text"/>
    <style:style style:name="T308_79" style:family="text"/>
    <style:style style:name="T308_80" style:family="text"/>
    <style:style style:name="T308_81" style:family="text"/>
    <style:style style:name="T308_82" style:family="text"/>
    <style:style style:name="T308_83" style:family="text"/>
    <style:style style:name="T308_84" style:family="text"/>
    <style:style style:name="T308_85" style:family="text"/>
    <style:style style:name="P309" style:family="paragraph" style:parent-style-name="Standard">
      <style:paragraph-properties fo:text-align="justify" fo:break-before="auto" fo:text-indent="1.101cm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T309_9" style:family="text"/>
    <style:style style:name="T309_10" style:family="text"/>
    <style:style style:name="T309_11" style:family="text"/>
    <style:style style:name="T309_12" style:family="text"/>
    <style:style style:name="T309_13" style:family="text"/>
    <style:style style:name="T309_14" style:family="text"/>
    <style:style style:name="T309_15" style:family="text"/>
    <style:style style:name="T309_16" style:family="text"/>
    <style:style style:name="T309_17" style:family="text"/>
    <style:style style:name="T309_18" style:family="text"/>
    <style:style style:name="T309_19" style:family="text"/>
    <style:style style:name="T309_20" style:family="text"/>
    <style:style style:name="T309_21" style:family="text"/>
    <style:style style:name="T309_22" style:family="text"/>
    <style:style style:name="T309_23" style:family="text"/>
    <style:style style:name="T309_24" style:family="text"/>
    <style:style style:name="T309_25" style:family="text"/>
    <style:style style:name="T309_26" style:family="text"/>
    <style:style style:name="T309_27" style:family="text"/>
    <style:style style:name="T309_28" style:family="text"/>
    <style:style style:name="T309_29" style:family="text"/>
    <style:style style:name="T309_30" style:family="text"/>
    <style:style style:name="T309_31" style:family="text"/>
    <style:style style:name="T309_32" style:family="text"/>
    <style:style style:name="T309_33" style:family="text"/>
    <style:style style:name="T309_34" style:family="text"/>
    <style:style style:name="T309_35" style:family="text"/>
    <style:style style:name="T309_36" style:family="text"/>
    <style:style style:name="T309_37" style:family="text"/>
    <style:style style:name="T309_38" style:family="text"/>
    <style:style style:name="T309_39" style:family="text"/>
    <style:style style:name="T309_40" style:family="text"/>
    <style:style style:name="T309_41" style:family="text"/>
    <style:style style:name="T309_42" style:family="text"/>
    <style:style style:name="T309_43" style:family="text"/>
    <style:style style:name="T309_44" style:family="text"/>
    <style:style style:name="T309_45" style:family="text"/>
    <style:style style:name="P310" style:family="paragraph" style:parent-style-name="Standard">
      <style:paragraph-properties fo:text-align="justify" fo:break-before="auto" fo:text-indent="1.101cm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T310_10" style:family="text"/>
    <style:style style:name="T310_11" style:family="text"/>
    <style:style style:name="T310_12" style:family="text"/>
    <style:style style:name="T310_13" style:family="text"/>
    <style:style style:name="T310_14" style:family="text"/>
    <style:style style:name="T310_15" style:family="text"/>
    <style:style style:name="T310_16" style:family="text"/>
    <style:style style:name="T310_17" style:family="text"/>
    <style:style style:name="T310_18" style:family="text"/>
    <style:style style:name="T310_19" style:family="text"/>
    <style:style style:name="T310_20" style:family="text"/>
    <style:style style:name="T310_21" style:family="text"/>
    <style:style style:name="T310_22" style:family="text"/>
    <style:style style:name="T310_23" style:family="text"/>
    <style:style style:name="T310_24" style:family="text"/>
    <style:style style:name="T310_25" style:family="text"/>
    <style:style style:name="T310_26" style:family="text"/>
    <style:style style:name="T310_27" style:family="text"/>
    <style:style style:name="T310_28" style:family="text"/>
    <style:style style:name="T310_29" style:family="text"/>
    <style:style style:name="T310_30" style:family="text"/>
    <style:style style:name="T310_31" style:family="text"/>
    <style:style style:name="T310_32" style:family="text"/>
    <style:style style:name="T310_33" style:family="text"/>
    <style:style style:name="T310_34" style:family="text"/>
    <style:style style:name="T310_35" style:family="text"/>
    <style:style style:name="T310_36" style:family="text"/>
    <style:style style:name="T310_37" style:family="text"/>
    <style:style style:name="P311" style:family="paragraph" style:parent-style-name="Standard">
      <style:paragraph-properties fo:text-align="justify" fo:break-before="auto" fo:text-indent="1.101cm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T311_9" style:family="text"/>
    <style:style style:name="T311_10" style:family="text"/>
    <style:style style:name="T311_11" style:family="text"/>
    <style:style style:name="T311_12" style:family="text"/>
    <style:style style:name="T311_13" style:family="text"/>
    <style:style style:name="T311_14" style:family="text"/>
    <style:style style:name="T311_15" style:family="text"/>
    <style:style style:name="T311_16" style:family="text"/>
    <style:style style:name="T311_17" style:family="text"/>
    <style:style style:name="T311_18" style:family="text"/>
    <style:style style:name="T311_19" style:family="text"/>
    <style:style style:name="T311_20" style:family="text"/>
    <style:style style:name="T311_21" style:family="text"/>
    <style:style style:name="T311_22" style:family="text"/>
    <style:style style:name="T311_23" style:family="text"/>
    <style:style style:name="T311_24" style:family="text"/>
    <style:style style:name="T311_25" style:family="text"/>
    <style:style style:name="T311_26" style:family="text"/>
    <style:style style:name="T311_27" style:family="text"/>
    <style:style style:name="T311_28" style:family="text"/>
    <style:style style:name="T311_29" style:family="text"/>
    <style:style style:name="T311_30" style:family="text"/>
    <style:style style:name="T311_31" style:family="text"/>
    <style:style style:name="T311_32" style:family="text"/>
    <style:style style:name="T311_33" style:family="text"/>
    <style:style style:name="T311_34" style:family="text"/>
    <style:style style:name="T311_35" style:family="text"/>
    <style:style style:name="T311_36" style:family="text"/>
    <style:style style:name="T311_37" style:family="text"/>
    <style:style style:name="T311_38" style:family="text"/>
    <style:style style:name="T311_39" style:family="text"/>
    <style:style style:name="T311_40" style:family="text"/>
    <style:style style:name="T311_41" style:family="text"/>
    <style:style style:name="T311_42" style:family="text"/>
    <style:style style:name="T311_43" style:family="text"/>
    <style:style style:name="P312" style:family="paragraph" style:parent-style-name="Standard">
      <style:paragraph-properties fo:text-align="justify" fo:break-before="auto" fo:text-indent="1.101cm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/>
    <style:style style:name="T312_10" style:family="text"/>
    <style:style style:name="T312_11" style:family="text"/>
    <style:style style:name="T312_12" style:family="text"/>
    <style:style style:name="T312_13" style:family="text"/>
    <style:style style:name="T312_14" style:family="text"/>
    <style:style style:name="T312_15" style:family="text"/>
    <style:style style:name="T312_16" style:family="text"/>
    <style:style style:name="T312_17" style:family="text"/>
    <style:style style:name="T312_18" style:family="text"/>
    <style:style style:name="T312_19" style:family="text"/>
    <style:style style:name="T312_20" style:family="text"/>
    <style:style style:name="T312_21" style:family="text"/>
    <style:style style:name="T312_22" style:family="text"/>
    <style:style style:name="T312_23" style:family="text"/>
    <style:style style:name="T312_24" style:family="text"/>
    <style:style style:name="T312_25" style:family="text"/>
    <style:style style:name="T312_26" style:family="text"/>
    <style:style style:name="T312_27" style:family="text"/>
    <style:style style:name="T312_28" style:family="text"/>
    <style:style style:name="T312_29" style:family="text"/>
    <style:style style:name="T312_30" style:family="text"/>
    <style:style style:name="T312_31" style:family="text"/>
    <style:style style:name="T312_32" style:family="text"/>
    <style:style style:name="T312_33" style:family="text"/>
    <style:style style:name="T312_34" style:family="text"/>
    <style:style style:name="T312_35" style:family="text"/>
    <style:style style:name="T312_36" style:family="text"/>
    <style:style style:name="T312_37" style:family="text"/>
    <style:style style:name="T312_38" style:family="text"/>
    <style:style style:name="T312_39" style:family="text"/>
    <style:style style:name="T312_40" style:family="text"/>
    <style:style style:name="T312_41" style:family="text"/>
    <style:style style:name="T312_42" style:family="text"/>
    <style:style style:name="T312_43" style:family="text"/>
    <style:style style:name="T312_44" style:family="text"/>
    <style:style style:name="T312_45" style:family="text"/>
    <style:style style:name="T312_46" style:family="text"/>
    <style:style style:name="T312_47" style:family="text"/>
    <style:style style:name="T312_48" style:family="text"/>
    <style:style style:name="T312_49" style:family="text"/>
    <style:style style:name="T312_50" style:family="text"/>
    <style:style style:name="T312_51" style:family="text"/>
    <style:style style:name="T312_52" style:family="text"/>
    <style:style style:name="T312_53" style:family="text"/>
    <style:style style:name="T312_54" style:family="text"/>
    <style:style style:name="T312_55" style:family="text"/>
    <style:style style:name="T312_56" style:family="text"/>
    <style:style style:name="T312_57" style:family="text"/>
    <style:style style:name="T312_58" style:family="text"/>
    <style:style style:name="T312_59" style:family="text"/>
    <style:style style:name="T312_60" style:family="text"/>
    <style:style style:name="T312_61" style:family="text"/>
    <style:style style:name="T312_62" style:family="text"/>
    <style:style style:name="T312_63" style:family="text"/>
    <style:style style:name="T312_64" style:family="text"/>
    <style:style style:name="T312_65" style:family="text"/>
    <style:style style:name="T312_66" style:family="text"/>
    <style:style style:name="T312_67" style:family="text"/>
    <style:style style:name="T312_68" style:family="text"/>
    <style:style style:name="T312_69" style:family="text"/>
    <style:style style:name="T312_70" style:family="text"/>
    <style:style style:name="T312_71" style:family="text"/>
    <style:style style:name="T312_72" style:family="text"/>
    <style:style style:name="T312_73" style:family="text"/>
    <style:style style:name="T312_74" style:family="text"/>
    <style:style style:name="T312_75" style:family="text"/>
    <style:style style:name="T312_76" style:family="text"/>
    <style:style style:name="T312_77" style:family="text"/>
    <style:style style:name="P313" style:family="paragraph" style:parent-style-name="Standard">
      <style:paragraph-properties fo:text-align="justify" fo:break-before="auto" fo:text-indent="1.101cm" style:writing-mode="lr-tb"/>
    </style:style>
    <style:style style:name="P314" style:family="paragraph" style:parent-style-name="Standard">
      <style:paragraph-properties fo:text-align="justify" fo:break-before="auto" fo:text-indent="1.101cm" style:writing-mode="lr-tb"/>
    </style:style>
    <style:style style:name="T314_1" style:family="text">
      <style:text-properties fo:font-weight="bold" style:font-weight-asian="bold" style:font-weight-complex="bold"/>
    </style:style>
    <style:style style:name="T314_2" style:family="text">
      <style:text-properties fo:font-weight="bold" style:font-weight-asian="bold" style:font-weight-complex="bold"/>
    </style:style>
    <style:style style:name="T314_3" style:family="text">
      <style:text-properties fo:font-weight="bold" style:font-weight-asian="bold" style:font-weight-complex="bold"/>
    </style:style>
    <style:style style:name="T314_4" style:family="text">
      <style:text-properties fo:font-weight="bold" style:font-weight-asian="bold" style:font-weight-complex="bold"/>
    </style:style>
    <style:style style:name="T314_5" style:family="text"/>
    <style:style style:name="T314_6" style:family="text"/>
    <style:style style:name="T314_7" style:family="text"/>
    <style:style style:name="T314_8" style:family="text"/>
    <style:style style:name="T314_9" style:family="text"/>
    <style:style style:name="T314_10" style:family="text"/>
    <style:style style:name="T314_11" style:family="text"/>
    <style:style style:name="T314_12" style:family="text"/>
    <style:style style:name="T314_13" style:family="text"/>
    <style:style style:name="T314_14" style:family="text"/>
    <style:style style:name="T314_15" style:family="text"/>
    <style:style style:name="T314_16" style:family="text"/>
    <style:style style:name="T314_17" style:family="text"/>
    <style:style style:name="T314_18" style:family="text"/>
    <style:style style:name="T314_19" style:family="text"/>
    <style:style style:name="T314_20" style:family="text"/>
    <style:style style:name="T314_21" style:family="text"/>
    <style:style style:name="T314_22" style:family="text"/>
    <style:style style:name="T314_23" style:family="text"/>
    <style:style style:name="T314_24" style:family="text"/>
    <style:style style:name="T314_25" style:family="text"/>
    <style:style style:name="T314_26" style:family="text"/>
    <style:style style:name="T314_27" style:family="text"/>
    <style:style style:name="T314_28" style:family="text"/>
    <style:style style:name="T314_29" style:family="text"/>
    <style:style style:name="T314_30" style:family="text"/>
    <style:style style:name="T314_31" style:family="text"/>
    <style:style style:name="T314_32" style:family="text"/>
    <style:style style:name="T314_33" style:family="text"/>
    <style:style style:name="T314_34" style:family="text"/>
    <style:style style:name="T314_35" style:family="text"/>
    <style:style style:name="T314_36" style:family="text"/>
    <style:style style:name="T314_37" style:family="text"/>
    <style:style style:name="T314_38" style:family="text"/>
    <style:style style:name="T314_39" style:family="text"/>
    <style:style style:name="T314_40" style:family="text"/>
    <style:style style:name="T314_41" style:family="text"/>
    <style:style style:name="T314_42" style:family="text"/>
    <style:style style:name="T314_43" style:family="text"/>
    <style:style style:name="T314_44" style:family="text"/>
    <style:style style:name="T314_45" style:family="text"/>
    <style:style style:name="T314_46" style:family="text"/>
    <style:style style:name="T314_47" style:family="text"/>
    <style:style style:name="T314_48" style:family="text"/>
    <style:style style:name="T314_49" style:family="text"/>
    <style:style style:name="T314_50" style:family="text"/>
    <style:style style:name="T314_51" style:family="text"/>
    <style:style style:name="T314_52" style:family="text"/>
    <style:style style:name="T314_53" style:family="text"/>
    <style:style style:name="T314_54" style:family="text"/>
    <style:style style:name="T314_55" style:family="text"/>
    <style:style style:name="T314_56" style:family="text"/>
    <style:style style:name="T314_57" style:family="text"/>
    <style:style style:name="T314_58" style:family="text"/>
    <style:style style:name="T314_59" style:family="text"/>
    <style:style style:name="T314_60" style:family="text"/>
    <style:style style:name="T314_61" style:family="text"/>
    <style:style style:name="T314_62" style:family="text"/>
    <style:style style:name="T314_63" style:family="text"/>
    <style:style style:name="T314_64" style:family="text"/>
    <style:style style:name="T314_65" style:family="text"/>
    <style:style style:name="T314_66" style:family="text"/>
    <style:style style:name="T314_67" style:family="text"/>
    <style:style style:name="T314_68" style:family="text"/>
    <style:style style:name="T314_69" style:family="text"/>
    <style:style style:name="T314_70" style:family="text"/>
    <style:style style:name="T314_71" style:family="text"/>
    <style:style style:name="T314_72" style:family="text"/>
    <style:style style:name="T314_73" style:family="text"/>
    <style:style style:name="T314_74" style:family="text"/>
    <style:style style:name="T314_75" style:family="text"/>
    <style:style style:name="T314_76" style:family="text"/>
    <style:style style:name="T314_77" style:family="text"/>
    <style:style style:name="T314_78" style:family="text"/>
    <style:style style:name="T314_79" style:family="text"/>
    <style:style style:name="T314_80" style:family="text"/>
    <style:style style:name="T314_81" style:family="text"/>
    <style:style style:name="T314_82" style:family="text"/>
    <style:style style:name="T314_83" style:family="text"/>
    <style:style style:name="T314_84" style:family="text"/>
    <style:style style:name="T314_85" style:family="text"/>
    <style:style style:name="T314_86" style:family="text"/>
    <style:style style:name="T314_87" style:family="text"/>
    <style:style style:name="T314_88" style:family="text"/>
    <style:style style:name="T314_89" style:family="text"/>
    <style:style style:name="T314_90" style:family="text"/>
    <style:style style:name="T314_91" style:family="text"/>
    <style:style style:name="T314_92" style:family="text"/>
    <style:style style:name="T314_93" style:family="text"/>
    <style:style style:name="T314_94" style:family="text"/>
    <style:style style:name="T314_95" style:family="text"/>
    <style:style style:name="T314_96" style:family="text"/>
    <style:style style:name="T314_97" style:family="text"/>
    <style:style style:name="T314_98" style:family="text"/>
    <style:style style:name="T314_99" style:family="text"/>
    <style:style style:name="T314_100" style:family="text"/>
    <style:style style:name="T314_101" style:family="text"/>
    <style:style style:name="T314_102" style:family="text"/>
    <style:style style:name="T314_103" style:family="text"/>
    <style:style style:name="T314_104" style:family="text"/>
    <style:style style:name="T314_105" style:family="text"/>
    <style:style style:name="T314_106" style:family="text"/>
    <style:style style:name="T314_107" style:family="text"/>
    <style:style style:name="T314_108" style:family="text"/>
    <style:style style:name="T314_109" style:family="text"/>
    <style:style style:name="T314_110" style:family="text"/>
    <style:style style:name="T314_111" style:family="text"/>
    <style:style style:name="T314_112" style:family="text"/>
    <style:style style:name="T314_113" style:family="text"/>
    <style:style style:name="T314_114" style:family="text"/>
    <style:style style:name="T314_115" style:family="text"/>
    <style:style style:name="T314_116" style:family="text"/>
    <style:style style:name="T314_117" style:family="text"/>
    <style:style style:name="T314_118" style:family="text"/>
    <style:style style:name="T314_119" style:family="text"/>
    <style:style style:name="T314_120" style:family="text"/>
    <style:style style:name="T314_121" style:family="text"/>
    <style:style style:name="T314_122" style:family="text"/>
    <style:style style:name="T314_123" style:family="text"/>
    <style:style style:name="T314_124" style:family="text"/>
    <style:style style:name="T314_125" style:family="text"/>
    <style:style style:name="T314_126" style:family="text"/>
    <style:style style:name="T314_127" style:family="text"/>
    <style:style style:name="T314_128" style:family="text"/>
    <style:style style:name="T314_129" style:family="text"/>
    <style:style style:name="T314_130" style:family="text"/>
    <style:style style:name="T314_131" style:family="text"/>
    <style:style style:name="T314_132" style:family="text"/>
    <style:style style:name="T314_133" style:family="text"/>
    <style:style style:name="T314_134" style:family="text"/>
    <style:style style:name="T314_135" style:family="text"/>
    <style:style style:name="T314_136" style:family="text"/>
    <style:style style:name="T314_137" style:family="text"/>
    <style:style style:name="T314_138" style:family="text"/>
    <style:style style:name="T314_139" style:family="text"/>
    <style:style style:name="T314_140" style:family="text"/>
    <style:style style:name="T314_141" style:family="text"/>
    <style:style style:name="T314_142" style:family="text"/>
    <style:style style:name="T314_143" style:family="text"/>
    <style:style style:name="T314_144" style:family="text"/>
    <style:style style:name="T314_145" style:family="text"/>
    <style:style style:name="T314_146" style:family="text"/>
    <style:style style:name="T314_147" style:family="text"/>
    <style:style style:name="T314_148" style:family="text"/>
    <style:style style:name="T314_149" style:family="text"/>
    <style:style style:name="T314_150" style:family="text"/>
    <style:style style:name="T314_151" style:family="text"/>
    <style:style style:name="T314_152" style:family="text"/>
    <style:style style:name="T314_153" style:family="text"/>
    <style:style style:name="T314_154" style:family="text"/>
    <style:style style:name="T314_155" style:family="text"/>
    <style:style style:name="T314_156" style:family="text"/>
    <style:style style:name="T314_157" style:family="text"/>
    <style:style style:name="T314_158" style:family="text"/>
    <style:style style:name="T314_159" style:family="text"/>
    <style:style style:name="T314_160" style:family="text"/>
    <style:style style:name="T314_161" style:family="text"/>
    <style:style style:name="T314_162" style:family="text"/>
    <style:style style:name="T314_163" style:family="text"/>
    <style:style style:name="T314_164" style:family="text"/>
    <style:style style:name="T314_165" style:family="text"/>
    <style:style style:name="T314_166" style:family="text"/>
    <style:style style:name="T314_167" style:family="text"/>
    <style:style style:name="T314_168" style:family="text"/>
    <style:style style:name="T314_169" style:family="text"/>
    <style:style style:name="T314_170" style:family="text"/>
    <style:style style:name="T314_171" style:family="text"/>
    <style:style style:name="T314_172" style:family="text"/>
    <style:style style:name="T314_173" style:family="text"/>
    <style:style style:name="T314_174" style:family="text"/>
    <style:style style:name="T314_175" style:family="text"/>
    <style:style style:name="T314_176" style:family="text"/>
    <style:style style:name="T314_177" style:family="text"/>
    <style:style style:name="T314_178" style:family="text"/>
    <style:style style:name="T314_179" style:family="text"/>
    <style:style style:name="T314_180" style:family="text"/>
    <style:style style:name="T314_181" style:family="text"/>
    <style:style style:name="T314_182" style:family="text"/>
    <style:style style:name="T314_183" style:family="text"/>
    <style:style style:name="T314_184" style:family="text"/>
    <style:style style:name="T314_185" style:family="text"/>
    <style:style style:name="T314_186" style:family="text"/>
    <style:style style:name="T314_187" style:family="text"/>
    <style:style style:name="T314_188" style:family="text"/>
    <style:style style:name="T314_189" style:family="text"/>
    <style:style style:name="T314_190" style:family="text"/>
    <style:style style:name="T314_191" style:family="text"/>
    <style:style style:name="T314_192" style:family="text"/>
    <style:style style:name="T314_193" style:family="text"/>
    <style:style style:name="T314_194" style:family="text"/>
    <style:style style:name="T314_195" style:family="text"/>
    <style:style style:name="T314_196" style:family="text"/>
    <style:style style:name="T314_197" style:family="text"/>
    <style:style style:name="T314_198" style:family="text"/>
    <style:style style:name="T314_199" style:family="text"/>
    <style:style style:name="T314_200" style:family="text"/>
    <style:style style:name="T314_201" style:family="text"/>
    <style:style style:name="T314_202" style:family="text"/>
    <style:style style:name="T314_203" style:family="text"/>
    <style:style style:name="T314_204" style:family="text"/>
    <style:style style:name="T314_205" style:family="text"/>
    <style:style style:name="T314_206" style:family="text"/>
    <style:style style:name="T314_207" style:family="text"/>
    <style:style style:name="T314_208" style:family="text"/>
    <style:style style:name="T314_209" style:family="text"/>
    <style:style style:name="T314_210" style:family="text"/>
    <style:style style:name="T314_211" style:family="text"/>
    <style:style style:name="T314_212" style:family="text"/>
    <style:style style:name="T314_213" style:family="text"/>
    <style:style style:name="T314_214" style:family="text"/>
    <style:style style:name="T314_215" style:family="text"/>
    <style:style style:name="T314_216" style:family="text"/>
    <style:style style:name="T314_217" style:family="text"/>
    <style:style style:name="T314_218" style:family="text"/>
    <style:style style:name="T314_219" style:family="text"/>
    <style:style style:name="T314_220" style:family="text"/>
    <style:style style:name="T314_221" style:family="text"/>
    <style:style style:name="T314_222" style:family="text"/>
    <style:style style:name="T314_223" style:family="text"/>
    <style:style style:name="T314_224" style:family="text"/>
    <style:style style:name="T314_225" style:family="text"/>
    <style:style style:name="T314_226" style:family="text"/>
    <style:style style:name="T314_227" style:family="text"/>
    <style:style style:name="T314_228" style:family="text"/>
    <style:style style:name="T314_229" style:family="text"/>
    <style:style style:name="T314_230" style:family="text"/>
    <style:style style:name="T314_231" style:family="text"/>
    <style:style style:name="T314_232" style:family="text"/>
    <style:style style:name="T314_233" style:family="text"/>
    <style:style style:name="T314_234" style:family="text"/>
    <style:style style:name="T314_235" style:family="text"/>
    <style:style style:name="T314_236" style:family="text"/>
    <style:style style:name="T314_237" style:family="text"/>
    <style:style style:name="T314_238" style:family="text"/>
    <style:style style:name="T314_239" style:family="text"/>
    <style:style style:name="T314_240" style:family="text"/>
    <style:style style:name="T314_241" style:family="text"/>
    <style:style style:name="T314_242" style:family="text"/>
    <style:style style:name="T314_243" style:family="text"/>
    <style:style style:name="T314_244" style:family="text"/>
    <style:style style:name="T314_245" style:family="text"/>
    <style:style style:name="T314_246" style:family="text"/>
    <style:style style:name="T314_247" style:family="text"/>
    <style:style style:name="T314_248" style:family="text"/>
    <style:style style:name="T314_249" style:family="text"/>
    <style:style style:name="T314_250" style:family="text"/>
    <style:style style:name="T314_251" style:family="text"/>
    <style:style style:name="T314_252" style:family="text"/>
    <style:style style:name="T314_253" style:family="text"/>
    <style:style style:name="T314_254" style:family="text"/>
    <style:style style:name="T314_255" style:family="text"/>
    <style:style style:name="T314_256" style:family="text"/>
    <style:style style:name="T314_257" style:family="text"/>
    <style:style style:name="T314_258" style:family="text"/>
    <style:style style:name="T314_259" style:family="text"/>
    <style:style style:name="T314_260" style:family="text"/>
    <style:style style:name="T314_261" style:family="text"/>
    <style:style style:name="T314_262" style:family="text"/>
    <style:style style:name="T314_263" style:family="text"/>
    <style:style style:name="T314_264" style:family="text"/>
    <style:style style:name="T314_265" style:family="text"/>
    <style:style style:name="T314_266" style:family="text"/>
    <style:style style:name="T314_267" style:family="text"/>
    <style:style style:name="T314_268" style:family="text"/>
    <style:style style:name="T314_269" style:family="text"/>
    <style:style style:name="T314_270" style:family="text"/>
    <style:style style:name="T314_271" style:family="text"/>
    <style:style style:name="T314_272" style:family="text"/>
    <style:style style:name="T314_273" style:family="text"/>
    <style:style style:name="T314_274" style:family="text"/>
    <style:style style:name="T314_275" style:family="text"/>
    <style:style style:name="T314_276" style:family="text"/>
    <style:style style:name="T314_277" style:family="text"/>
    <style:style style:name="T314_278" style:family="text"/>
    <style:style style:name="T314_279" style:family="text"/>
    <style:style style:name="T314_280" style:family="text"/>
    <style:style style:name="T314_281" style:family="text"/>
    <style:style style:name="T314_282" style:family="text"/>
    <style:style style:name="T314_283" style:family="text"/>
    <style:style style:name="T314_284" style:family="text"/>
    <style:style style:name="T314_285" style:family="text"/>
    <style:style style:name="T314_286" style:family="text"/>
    <style:style style:name="T314_287" style:family="text"/>
    <style:style style:name="T314_288" style:family="text"/>
    <style:style style:name="T314_289" style:family="text"/>
    <style:style style:name="T314_290" style:family="text"/>
    <style:style style:name="T314_291" style:family="text"/>
    <style:style style:name="T314_292" style:family="text"/>
    <style:style style:name="T314_293" style:family="text"/>
    <style:style style:name="T314_294" style:family="text"/>
    <style:style style:name="T314_295" style:family="text"/>
    <style:style style:name="T314_296" style:family="text"/>
    <style:style style:name="T314_297" style:family="text"/>
    <style:style style:name="T314_298" style:family="text"/>
    <style:style style:name="T314_299" style:family="text"/>
    <style:style style:name="T314_300" style:family="text"/>
    <style:style style:name="T314_301" style:family="text"/>
    <style:style style:name="T314_302" style:family="text"/>
    <style:style style:name="T314_303" style:family="text"/>
    <style:style style:name="T314_304" style:family="text"/>
    <style:style style:name="T314_305" style:family="text"/>
    <style:style style:name="T314_306" style:family="text"/>
    <style:style style:name="T314_307" style:family="text"/>
    <style:style style:name="T314_308" style:family="text"/>
    <style:style style:name="T314_309" style:family="text"/>
    <style:style style:name="T314_310" style:family="text"/>
    <style:style style:name="T314_311" style:family="text"/>
    <style:style style:name="P315" style:family="paragraph" style:parent-style-name="Standard">
      <style:paragraph-properties fo:text-align="justify" fo:break-before="auto" fo:text-indent="1.101cm" style:writing-mode="lr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T315_5" style:family="text"/>
    <style:style style:name="T315_6" style:family="text"/>
    <style:style style:name="T315_7" style:family="text"/>
    <style:style style:name="T315_8" style:family="text"/>
    <style:style style:name="T315_9" style:family="text"/>
    <style:style style:name="T315_10" style:family="text"/>
    <style:style style:name="T315_11" style:family="text"/>
    <style:style style:name="T315_12" style:family="text"/>
    <style:style style:name="T315_13" style:family="text"/>
    <style:style style:name="T315_14" style:family="text"/>
    <style:style style:name="T315_15" style:family="text"/>
    <style:style style:name="T315_16" style:family="text"/>
    <style:style style:name="T315_17" style:family="text"/>
    <style:style style:name="T315_18" style:family="text"/>
    <style:style style:name="T315_19" style:family="text"/>
    <style:style style:name="T315_20" style:family="text"/>
    <style:style style:name="T315_21" style:family="text"/>
    <style:style style:name="T315_22" style:family="text"/>
    <style:style style:name="T315_23" style:family="text"/>
    <style:style style:name="T315_24" style:family="text"/>
    <style:style style:name="T315_25" style:family="text"/>
    <style:style style:name="T315_26" style:family="text"/>
    <style:style style:name="T315_27" style:family="text"/>
    <style:style style:name="T315_28" style:family="text"/>
    <style:style style:name="T315_29" style:family="text"/>
    <style:style style:name="T315_30" style:family="text"/>
    <style:style style:name="T315_31" style:family="text"/>
    <style:style style:name="T315_32" style:family="text"/>
    <style:style style:name="T315_33" style:family="text"/>
    <style:style style:name="T315_34" style:family="text"/>
    <style:style style:name="T315_35" style:family="text"/>
    <style:style style:name="T315_36" style:family="text"/>
    <style:style style:name="T315_37" style:family="text"/>
    <style:style style:name="P316" style:family="paragraph" style:parent-style-name="Standard">
      <style:paragraph-properties fo:text-align="justify" fo:break-before="auto" fo:text-indent="1.101cm" style:writing-mode="lr-tb"/>
    </style:style>
    <style:style style:name="P317" style:family="paragraph" style:parent-style-name="Standard">
      <style:paragraph-properties fo:text-align="justify" fo:break-before="auto" fo:text-indent="1.101cm" style:writing-mode="lr-tb"/>
    </style:style>
    <style:style style:name="T317_1" style:family="text">
      <style:text-properties fo:font-weight="bold" style:font-weight-asian="bold" style:font-weight-complex="bold"/>
    </style:style>
    <style:style style:name="T317_2" style:family="text">
      <style:text-properties fo:font-weight="bold" style:font-weight-asian="bold" style:font-weight-complex="bold"/>
    </style:style>
    <style:style style:name="T317_3" style:family="text">
      <style:text-properties fo:font-weight="bold" style:font-weight-asian="bold" style:font-weight-complex="bold"/>
    </style:style>
    <style:style style:name="T317_4" style:family="text">
      <style:text-properties fo:font-weight="bold" style:font-weight-asian="bold" style:font-weight-complex="bold"/>
    </style:style>
    <style:style style:name="T317_5" style:family="text"/>
    <style:style style:name="T317_6" style:family="text"/>
    <style:style style:name="T317_7" style:family="text"/>
    <style:style style:name="T317_8" style:family="text"/>
    <style:style style:name="T317_9" style:family="text"/>
    <style:style style:name="T317_10" style:family="text"/>
    <style:style style:name="T317_11" style:family="text"/>
    <style:style style:name="T317_12" style:family="text"/>
    <style:style style:name="T317_13" style:family="text"/>
    <style:style style:name="T317_14" style:family="text"/>
    <style:style style:name="T317_15" style:family="text"/>
    <style:style style:name="T317_16" style:family="text"/>
    <style:style style:name="T317_17" style:family="text"/>
    <style:style style:name="T317_18" style:family="text"/>
    <style:style style:name="T317_19" style:family="text"/>
    <style:style style:name="T317_20" style:family="text"/>
    <style:style style:name="T317_21" style:family="text"/>
    <style:style style:name="T317_22" style:family="text"/>
    <style:style style:name="T317_23" style:family="text"/>
    <style:style style:name="T317_24" style:family="text"/>
    <style:style style:name="T317_25" style:family="text"/>
    <style:style style:name="T317_26" style:family="text"/>
    <style:style style:name="T317_27" style:family="text"/>
    <style:style style:name="T317_28" style:family="text"/>
    <style:style style:name="T317_29" style:family="text"/>
    <style:style style:name="T317_30" style:family="text"/>
    <style:style style:name="T317_31" style:family="text"/>
    <style:style style:name="T317_32" style:family="text"/>
    <style:style style:name="T317_33" style:family="text"/>
    <style:style style:name="T317_34" style:family="text"/>
    <style:style style:name="T317_35" style:family="text"/>
    <style:style style:name="T317_36" style:family="text"/>
    <style:style style:name="T317_37" style:family="text"/>
    <style:style style:name="T317_38" style:family="text"/>
    <style:style style:name="T317_39" style:family="text"/>
    <style:style style:name="T317_40" style:family="text"/>
    <style:style style:name="T317_41" style:family="text"/>
    <style:style style:name="T317_42" style:family="text"/>
    <style:style style:name="T317_43" style:family="text"/>
    <style:style style:name="T317_44" style:family="text"/>
    <style:style style:name="T317_45" style:family="text"/>
    <style:style style:name="T317_46" style:family="text"/>
    <style:style style:name="T317_47" style:family="text"/>
    <style:style style:name="T317_48" style:family="text"/>
    <style:style style:name="T317_49" style:family="text"/>
    <style:style style:name="T317_50" style:family="text"/>
    <style:style style:name="T317_51" style:family="text"/>
    <style:style style:name="T317_52" style:family="text"/>
    <style:style style:name="T317_53" style:family="text"/>
    <style:style style:name="T317_54" style:family="text"/>
    <style:style style:name="T317_55" style:family="text"/>
    <style:style style:name="T317_56" style:family="text"/>
    <style:style style:name="T317_57" style:family="text"/>
    <style:style style:name="T317_58" style:family="text"/>
    <style:style style:name="T317_59" style:family="text"/>
    <style:style style:name="T317_60" style:family="text"/>
    <style:style style:name="T317_61" style:family="text"/>
    <style:style style:name="T317_62" style:family="text"/>
    <style:style style:name="T317_63" style:family="text"/>
    <style:style style:name="T317_64" style:family="text"/>
    <style:style style:name="T317_65" style:family="text"/>
    <style:style style:name="T317_66" style:family="text"/>
    <style:style style:name="T317_67" style:family="text"/>
    <style:style style:name="T317_68" style:family="text"/>
    <style:style style:name="T317_69" style:family="text"/>
    <style:style style:name="T317_70" style:family="text"/>
    <style:style style:name="T317_71" style:family="text"/>
    <style:style style:name="T317_72" style:family="text"/>
    <style:style style:name="T317_73" style:family="text"/>
    <style:style style:name="T317_74" style:family="text"/>
    <style:style style:name="T317_75" style:family="text"/>
    <style:style style:name="T317_76" style:family="text"/>
    <style:style style:name="T317_77" style:family="text"/>
    <style:style style:name="T317_78" style:family="text"/>
    <style:style style:name="T317_79" style:family="text"/>
    <style:style style:name="T317_80" style:family="text"/>
    <style:style style:name="T317_81" style:family="text"/>
    <style:style style:name="T317_82" style:family="text"/>
    <style:style style:name="T317_83" style:family="text"/>
    <style:style style:name="T317_84" style:family="text"/>
    <style:style style:name="T317_85" style:family="text"/>
    <style:style style:name="T317_86" style:family="text"/>
    <style:style style:name="T317_87" style:family="text"/>
    <style:style style:name="T317_88" style:family="text"/>
    <style:style style:name="T317_89" style:family="text"/>
    <style:style style:name="T317_90" style:family="text"/>
    <style:style style:name="T317_91" style:family="text"/>
    <style:style style:name="T317_92" style:family="text"/>
    <style:style style:name="T317_93" style:family="text"/>
    <style:style style:name="T317_94" style:family="text"/>
    <style:style style:name="T317_95" style:family="text"/>
    <style:style style:name="T317_96" style:family="text"/>
    <style:style style:name="T317_97" style:family="text"/>
    <style:style style:name="T317_98" style:family="text"/>
    <style:style style:name="T317_99" style:family="text"/>
    <style:style style:name="T317_100" style:family="text"/>
    <style:style style:name="T317_101" style:family="text"/>
    <style:style style:name="T317_102" style:family="text"/>
    <style:style style:name="T317_103" style:family="text"/>
    <style:style style:name="T317_104" style:family="text"/>
    <style:style style:name="T317_105" style:family="text"/>
    <style:style style:name="T317_106" style:family="text"/>
    <style:style style:name="T317_107" style:family="text"/>
    <style:style style:name="T317_108" style:family="text"/>
    <style:style style:name="T317_109" style:family="text"/>
    <style:style style:name="T317_110" style:family="text"/>
    <style:style style:name="T317_111" style:family="text"/>
    <style:style style:name="T317_112" style:family="text"/>
    <style:style style:name="T317_113" style:family="text"/>
    <style:style style:name="T317_114" style:family="text"/>
    <style:style style:name="T317_115" style:family="text"/>
    <style:style style:name="T317_116" style:family="text"/>
    <style:style style:name="T317_117" style:family="text"/>
    <style:style style:name="T317_118" style:family="text"/>
    <style:style style:name="T317_119" style:family="text"/>
    <style:style style:name="T317_120" style:family="text"/>
    <style:style style:name="T317_121" style:family="text"/>
    <style:style style:name="T317_122" style:family="text"/>
    <style:style style:name="T317_123" style:family="text"/>
    <style:style style:name="T317_124" style:family="text"/>
    <style:style style:name="T317_125" style:family="text"/>
    <style:style style:name="T317_126" style:family="text"/>
    <style:style style:name="T317_127" style:family="text"/>
    <style:style style:name="T317_128" style:family="text"/>
    <style:style style:name="T317_129" style:family="text"/>
    <style:style style:name="T317_130" style:family="text"/>
    <style:style style:name="T317_131" style:family="text"/>
    <style:style style:name="T317_132" style:family="text"/>
    <style:style style:name="T317_133" style:family="text"/>
    <style:style style:name="T317_134" style:family="text"/>
    <style:style style:name="T317_135" style:family="text"/>
    <style:style style:name="T317_136" style:family="text"/>
    <style:style style:name="T317_137" style:family="text"/>
    <style:style style:name="T317_138" style:family="text"/>
    <style:style style:name="T317_139" style:family="text"/>
    <style:style style:name="T317_140" style:family="text"/>
    <style:style style:name="T317_141" style:family="text"/>
    <style:style style:name="T317_142" style:family="text"/>
    <style:style style:name="T317_143" style:family="text"/>
    <style:style style:name="T317_144" style:family="text"/>
    <style:style style:name="T317_145" style:family="text"/>
    <style:style style:name="T317_146" style:family="text"/>
    <style:style style:name="T317_147" style:family="text"/>
    <style:style style:name="T317_148" style:family="text"/>
    <style:style style:name="T317_149" style:family="text"/>
    <style:style style:name="T317_150" style:family="text"/>
    <style:style style:name="T317_151" style:family="text"/>
    <style:style style:name="T317_152" style:family="text"/>
    <style:style style:name="T317_153" style:family="text"/>
    <style:style style:name="T317_154" style:family="text"/>
    <style:style style:name="T317_155" style:family="text"/>
    <style:style style:name="T317_156" style:family="text"/>
    <style:style style:name="T317_157" style:family="text"/>
    <style:style style:name="T317_158" style:family="text"/>
    <style:style style:name="T317_159" style:family="text"/>
    <style:style style:name="T317_160" style:family="text"/>
    <style:style style:name="T317_161" style:family="text"/>
    <style:style style:name="T317_162" style:family="text"/>
    <style:style style:name="T317_163" style:family="text"/>
    <style:style style:name="T317_164" style:family="text"/>
    <style:style style:name="T317_165" style:family="text"/>
    <style:style style:name="T317_166" style:family="text"/>
    <style:style style:name="T317_167" style:family="text"/>
    <style:style style:name="T317_168" style:family="text"/>
    <style:style style:name="T317_169" style:family="text"/>
    <style:style style:name="T317_170" style:family="text"/>
    <style:style style:name="T317_171" style:family="text"/>
    <style:style style:name="T317_172" style:family="text"/>
    <style:style style:name="T317_173" style:family="text"/>
    <style:style style:name="T317_174" style:family="text"/>
    <style:style style:name="T317_175" style:family="text"/>
    <style:style style:name="T317_176" style:family="text"/>
    <style:style style:name="T317_177" style:family="text"/>
    <style:style style:name="T317_178" style:family="text"/>
    <style:style style:name="T317_179" style:family="text"/>
    <style:style style:name="T317_180" style:family="text"/>
    <style:style style:name="T317_181" style:family="text"/>
    <style:style style:name="T317_182" style:family="text"/>
    <style:style style:name="T317_183" style:family="text"/>
    <style:style style:name="T317_184" style:family="text"/>
    <style:style style:name="T317_185" style:family="text"/>
    <style:style style:name="T317_186" style:family="text"/>
    <style:style style:name="T317_187" style:family="text"/>
    <style:style style:name="T317_188" style:family="text"/>
    <style:style style:name="T317_189" style:family="text"/>
    <style:style style:name="T317_190" style:family="text"/>
    <style:style style:name="T317_191" style:family="text"/>
    <style:style style:name="T317_192" style:family="text"/>
    <style:style style:name="T317_193" style:family="text"/>
    <style:style style:name="T317_194" style:family="text"/>
    <style:style style:name="T317_195" style:family="text"/>
    <style:style style:name="T317_196" style:family="text"/>
    <style:style style:name="T317_197" style:family="text"/>
    <style:style style:name="T317_198" style:family="text"/>
    <style:style style:name="T317_199" style:family="text"/>
    <style:style style:name="T317_200" style:family="text"/>
    <style:style style:name="T317_201" style:family="text"/>
    <style:style style:name="T317_202" style:family="text"/>
    <style:style style:name="T317_203" style:family="text"/>
    <style:style style:name="T317_204" style:family="text"/>
    <style:style style:name="T317_205" style:family="text"/>
    <style:style style:name="T317_206" style:family="text"/>
    <style:style style:name="T317_207" style:family="text"/>
    <style:style style:name="T317_208" style:family="text"/>
    <style:style style:name="T317_209" style:family="text"/>
    <style:style style:name="T317_210" style:family="text"/>
    <style:style style:name="T317_211" style:family="text"/>
    <style:style style:name="T317_212" style:family="text"/>
    <style:style style:name="T317_213" style:family="text"/>
    <style:style style:name="T317_214" style:family="text"/>
    <style:style style:name="T317_215" style:family="text"/>
    <style:style style:name="T317_216" style:family="text"/>
    <style:style style:name="T317_217" style:family="text"/>
    <style:style style:name="T317_218" style:family="text"/>
    <style:style style:name="T317_219" style:family="text"/>
    <style:style style:name="T317_220" style:family="text"/>
    <style:style style:name="T317_221" style:family="text"/>
    <style:style style:name="T317_222" style:family="text"/>
    <style:style style:name="T317_223" style:family="text"/>
    <style:style style:name="T317_224" style:family="text"/>
    <style:style style:name="T317_225" style:family="text"/>
    <style:style style:name="T317_226" style:family="text"/>
    <style:style style:name="T317_227" style:family="text"/>
    <style:style style:name="T317_228" style:family="text"/>
    <style:style style:name="T317_229" style:family="text"/>
    <style:style style:name="T317_230" style:family="text"/>
    <style:style style:name="T317_231" style:family="text"/>
    <style:style style:name="T317_232" style:family="text"/>
    <style:style style:name="T317_233" style:family="text"/>
    <style:style style:name="T317_234" style:family="text"/>
    <style:style style:name="T317_235" style:family="text"/>
    <style:style style:name="T317_236" style:family="text"/>
    <style:style style:name="T317_237" style:family="text"/>
    <style:style style:name="T317_238" style:family="text"/>
    <style:style style:name="T317_239" style:family="text"/>
    <style:style style:name="T317_240" style:family="text"/>
    <style:style style:name="T317_241" style:family="text"/>
    <style:style style:name="T317_242" style:family="text"/>
    <style:style style:name="T317_243" style:family="text"/>
    <style:style style:name="T317_244" style:family="text"/>
    <style:style style:name="T317_245" style:family="text"/>
    <style:style style:name="T317_246" style:family="text"/>
    <style:style style:name="T317_247" style:family="text"/>
    <style:style style:name="T317_248" style:family="text"/>
    <style:style style:name="T317_249" style:family="text"/>
    <style:style style:name="T317_250" style:family="text"/>
    <style:style style:name="T317_251" style:family="text"/>
    <style:style style:name="T317_252" style:family="text"/>
    <style:style style:name="T317_253" style:family="text"/>
    <style:style style:name="T317_254" style:family="text"/>
    <style:style style:name="T317_255" style:family="text"/>
    <style:style style:name="T317_256" style:family="text"/>
    <style:style style:name="T317_257" style:family="text"/>
    <style:style style:name="T317_258" style:family="text"/>
    <style:style style:name="T317_259" style:family="text"/>
    <style:style style:name="T317_260" style:family="text"/>
    <style:style style:name="T317_261" style:family="text"/>
    <style:style style:name="T317_262" style:family="text"/>
    <style:style style:name="T317_263" style:family="text"/>
    <style:style style:name="T317_264" style:family="text"/>
    <style:style style:name="T317_265" style:family="text"/>
    <style:style style:name="T317_266" style:family="text"/>
    <style:style style:name="T317_267" style:family="text"/>
    <style:style style:name="T317_268" style:family="text"/>
    <style:style style:name="T317_269" style:family="text"/>
    <style:style style:name="T317_270" style:family="text"/>
    <style:style style:name="T317_271" style:family="text"/>
    <style:style style:name="T317_272" style:family="text"/>
    <style:style style:name="T317_273" style:family="text"/>
    <style:style style:name="T317_274" style:family="text"/>
    <style:style style:name="T317_275" style:family="text"/>
    <style:style style:name="T317_276" style:family="text"/>
    <style:style style:name="T317_277" style:family="text"/>
    <style:style style:name="P318" style:family="paragraph" style:parent-style-name="Standard">
      <style:paragraph-properties fo:text-align="justify" fo:break-before="auto" fo:text-indent="1.101cm" style:writing-mode="lr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T318_7" style:family="text"/>
    <style:style style:name="T318_8" style:family="text"/>
    <style:style style:name="T318_9" style:family="text"/>
    <style:style style:name="T318_10" style:family="text"/>
    <style:style style:name="T318_11" style:family="text"/>
    <style:style style:name="T318_12" style:family="text"/>
    <style:style style:name="T318_13" style:family="text"/>
    <style:style style:name="T318_14" style:family="text"/>
    <style:style style:name="T318_15" style:family="text"/>
    <style:style style:name="T318_16" style:family="text"/>
    <style:style style:name="T318_17" style:family="text"/>
    <style:style style:name="T318_18" style:family="text"/>
    <style:style style:name="T318_19" style:family="text"/>
    <style:style style:name="T318_20" style:family="text"/>
    <style:style style:name="T318_21" style:family="text"/>
    <style:style style:name="T318_22" style:family="text"/>
    <style:style style:name="T318_23" style:family="text"/>
    <style:style style:name="T318_24" style:family="text"/>
    <style:style style:name="T318_25" style:family="text"/>
    <style:style style:name="T318_26" style:family="text"/>
    <style:style style:name="T318_27" style:family="text"/>
    <style:style style:name="T318_28" style:family="text"/>
    <style:style style:name="T318_29" style:family="text"/>
    <style:style style:name="T318_30" style:family="text"/>
    <style:style style:name="T318_31" style:family="text"/>
    <style:style style:name="T318_32" style:family="text"/>
    <style:style style:name="T318_33" style:family="text"/>
    <style:style style:name="T318_34" style:family="text"/>
    <style:style style:name="T318_35" style:family="text"/>
    <style:style style:name="T318_36" style:family="text"/>
    <style:style style:name="T318_37" style:family="text"/>
    <style:style style:name="T318_38" style:family="text"/>
    <style:style style:name="T318_39" style:family="text"/>
    <style:style style:name="T318_40" style:family="text"/>
    <style:style style:name="T318_41" style:family="text"/>
    <style:style style:name="T318_42" style:family="text"/>
    <style:style style:name="T318_43" style:family="text"/>
    <style:style style:name="T318_44" style:family="text"/>
    <style:style style:name="T318_45" style:family="text"/>
    <style:style style:name="T318_46" style:family="text"/>
    <style:style style:name="T318_47" style:family="text"/>
    <style:style style:name="T318_48" style:family="text"/>
    <style:style style:name="T318_49" style:family="text"/>
    <style:style style:name="T318_50" style:family="text"/>
    <style:style style:name="T318_51" style:family="text"/>
    <style:style style:name="T318_52" style:family="text"/>
    <style:style style:name="T318_53" style:family="text"/>
    <style:style style:name="T318_54" style:family="text"/>
    <style:style style:name="T318_55" style:family="text"/>
    <style:style style:name="T318_56" style:family="text"/>
    <style:style style:name="T318_57" style:family="text"/>
    <style:style style:name="T318_58" style:family="text"/>
    <style:style style:name="T318_59" style:family="text"/>
    <style:style style:name="T318_60" style:family="text"/>
    <style:style style:name="T318_61" style:family="text"/>
    <style:style style:name="T318_62" style:family="text"/>
    <style:style style:name="T318_63" style:family="text"/>
    <style:style style:name="T318_64" style:family="text"/>
    <style:style style:name="T318_65" style:family="text"/>
    <style:style style:name="T318_66" style:family="text"/>
    <style:style style:name="T318_67" style:family="text"/>
    <style:style style:name="T318_68" style:family="text"/>
    <style:style style:name="T318_69" style:family="text"/>
    <style:style style:name="T318_70" style:family="text"/>
    <style:style style:name="T318_71" style:family="text"/>
    <style:style style:name="T318_72" style:family="text"/>
    <style:style style:name="T318_73" style:family="text"/>
    <style:style style:name="T318_74" style:family="text"/>
    <style:style style:name="T318_75" style:family="text"/>
    <style:style style:name="T318_76" style:family="text"/>
    <style:style style:name="T318_77" style:family="text"/>
    <style:style style:name="T318_78" style:family="text"/>
    <style:style style:name="T318_79" style:family="text"/>
    <style:style style:name="T318_80" style:family="text"/>
    <style:style style:name="T318_81" style:family="text"/>
    <style:style style:name="T318_82" style:family="text"/>
    <style:style style:name="T318_83" style:family="text"/>
    <style:style style:name="T318_84" style:family="text"/>
    <style:style style:name="T318_85" style:family="text"/>
    <style:style style:name="T318_86" style:family="text"/>
    <style:style style:name="T318_87" style:family="text"/>
    <style:style style:name="T318_88" style:family="text"/>
    <style:style style:name="T318_89" style:family="text"/>
    <style:style style:name="T318_90" style:family="text"/>
    <style:style style:name="T318_91" style:family="text"/>
    <style:style style:name="T318_92" style:family="text"/>
    <style:style style:name="T318_93" style:family="text"/>
    <style:style style:name="T318_94" style:family="text"/>
    <style:style style:name="T318_95" style:family="text"/>
    <style:style style:name="T318_96" style:family="text"/>
    <style:style style:name="T318_97" style:family="text"/>
    <style:style style:name="T318_98" style:family="text"/>
    <style:style style:name="T318_99" style:family="text"/>
    <style:style style:name="T318_100" style:family="text"/>
    <style:style style:name="T318_101" style:family="text"/>
    <style:style style:name="T318_102" style:family="text"/>
    <style:style style:name="T318_103" style:family="text"/>
    <style:style style:name="T318_104" style:family="text"/>
    <style:style style:name="T318_105" style:family="text"/>
    <style:style style:name="T318_106" style:family="text"/>
    <style:style style:name="T318_107" style:family="text"/>
    <style:style style:name="T318_108" style:family="text"/>
    <style:style style:name="T318_109" style:family="text"/>
    <style:style style:name="T318_110" style:family="text"/>
    <style:style style:name="T318_111" style:family="text"/>
    <style:style style:name="T318_112" style:family="text"/>
    <style:style style:name="T318_113" style:family="text"/>
    <style:style style:name="T318_114" style:family="text"/>
    <style:style style:name="T318_115" style:family="text"/>
    <style:style style:name="T318_116" style:family="text"/>
    <style:style style:name="T318_117" style:family="text"/>
    <style:style style:name="T318_118" style:family="text"/>
    <style:style style:name="T318_119" style:family="text"/>
    <style:style style:name="T318_120" style:family="text"/>
    <style:style style:name="T318_121" style:family="text"/>
    <style:style style:name="T318_122" style:family="text"/>
    <style:style style:name="T318_123" style:family="text"/>
    <style:style style:name="T318_124" style:family="text"/>
    <style:style style:name="T318_125" style:family="text"/>
    <style:style style:name="T318_126" style:family="text"/>
    <style:style style:name="T318_127" style:family="text"/>
    <style:style style:name="T318_128" style:family="text"/>
    <style:style style:name="T318_129" style:family="text"/>
    <style:style style:name="P319" style:family="paragraph" style:parent-style-name="Standard">
      <style:paragraph-properties fo:text-align="justify" fo:break-before="auto" fo:text-indent="1.101cm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T319_9" style:family="text"/>
    <style:style style:name="T319_10" style:family="text"/>
    <style:style style:name="T319_11" style:family="text"/>
    <style:style style:name="T319_12" style:family="text"/>
    <style:style style:name="T319_13" style:family="text"/>
    <style:style style:name="T319_14" style:family="text"/>
    <style:style style:name="T319_15" style:family="text"/>
    <style:style style:name="T319_16" style:family="text"/>
    <style:style style:name="T319_17" style:family="text"/>
    <style:style style:name="T319_18" style:family="text"/>
    <style:style style:name="T319_19" style:family="text"/>
    <style:style style:name="T319_20" style:family="text"/>
    <style:style style:name="T319_21" style:family="text"/>
    <style:style style:name="T319_22" style:family="text"/>
    <style:style style:name="T319_23" style:family="text"/>
    <style:style style:name="T319_24" style:family="text"/>
    <style:style style:name="T319_25" style:family="text"/>
    <style:style style:name="T319_26" style:family="text"/>
    <style:style style:name="T319_27" style:family="text"/>
    <style:style style:name="T319_28" style:family="text"/>
    <style:style style:name="T319_29" style:family="text"/>
    <style:style style:name="T319_30" style:family="text"/>
    <style:style style:name="T319_31" style:family="text"/>
    <style:style style:name="T319_32" style:family="text"/>
    <style:style style:name="T319_33" style:family="text"/>
    <style:style style:name="T319_34" style:family="text"/>
    <style:style style:name="T319_35" style:family="text"/>
    <style:style style:name="T319_36" style:family="text"/>
    <style:style style:name="T319_37" style:family="text"/>
    <style:style style:name="T319_38" style:family="text"/>
    <style:style style:name="T319_39" style:family="text"/>
    <style:style style:name="T319_40" style:family="text"/>
    <style:style style:name="T319_41" style:family="text"/>
    <style:style style:name="T319_42" style:family="text"/>
    <style:style style:name="T319_43" style:family="text"/>
    <style:style style:name="T319_44" style:family="text"/>
    <style:style style:name="T319_45" style:family="text"/>
    <style:style style:name="T319_46" style:family="text"/>
    <style:style style:name="T319_47" style:family="text"/>
    <style:style style:name="T319_48" style:family="text"/>
    <style:style style:name="T319_49" style:family="text"/>
    <style:style style:name="T319_50" style:family="text"/>
    <style:style style:name="T319_51" style:family="text"/>
    <style:style style:name="P320" style:family="paragraph" style:parent-style-name="Standard">
      <style:paragraph-properties fo:text-align="justify" fo:break-before="auto" fo:text-indent="1.101cm" style:writing-mode="lr-tb"/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T320_7" style:family="text"/>
    <style:style style:name="T320_8" style:family="text"/>
    <style:style style:name="T320_9" style:family="text"/>
    <style:style style:name="T320_10" style:family="text"/>
    <style:style style:name="T320_11" style:family="text"/>
    <style:style style:name="T320_12" style:family="text"/>
    <style:style style:name="T320_13" style:family="text"/>
    <style:style style:name="T320_14" style:family="text"/>
    <style:style style:name="T320_15" style:family="text"/>
    <style:style style:name="T320_16" style:family="text"/>
    <style:style style:name="T320_17" style:family="text"/>
    <style:style style:name="T320_18" style:family="text"/>
    <style:style style:name="T320_19" style:family="text"/>
    <style:style style:name="T320_20" style:family="text"/>
    <style:style style:name="T320_21" style:family="text"/>
    <style:style style:name="T320_22" style:family="text"/>
    <style:style style:name="T320_23" style:family="text"/>
    <style:style style:name="T320_24" style:family="text"/>
    <style:style style:name="T320_25" style:family="text"/>
    <style:style style:name="T320_26" style:family="text"/>
    <style:style style:name="T320_27" style:family="text"/>
    <style:style style:name="T320_28" style:family="text"/>
    <style:style style:name="T320_29" style:family="text"/>
    <style:style style:name="T320_30" style:family="text"/>
    <style:style style:name="T320_31" style:family="text"/>
    <style:style style:name="T320_32" style:family="text"/>
    <style:style style:name="T320_33" style:family="text"/>
    <style:style style:name="T320_34" style:family="text"/>
    <style:style style:name="T320_35" style:family="text"/>
    <style:style style:name="T320_36" style:family="text"/>
    <style:style style:name="T320_37" style:family="text"/>
    <style:style style:name="T320_38" style:family="text"/>
    <style:style style:name="T320_39" style:family="text"/>
    <style:style style:name="T320_40" style:family="text"/>
    <style:style style:name="T320_41" style:family="text"/>
    <style:style style:name="T320_42" style:family="text"/>
    <style:style style:name="T320_43" style:family="text"/>
    <style:style style:name="T320_44" style:family="text"/>
    <style:style style:name="T320_45" style:family="text"/>
    <style:style style:name="T320_46" style:family="text"/>
    <style:style style:name="T320_47" style:family="text"/>
    <style:style style:name="T320_48" style:family="text"/>
    <style:style style:name="T320_49" style:family="text"/>
    <style:style style:name="T320_50" style:family="text"/>
    <style:style style:name="T320_51" style:family="text"/>
    <style:style style:name="T320_52" style:family="text"/>
    <style:style style:name="T320_53" style:family="text"/>
    <style:style style:name="T320_54" style:family="text"/>
    <style:style style:name="T320_55" style:family="text"/>
    <style:style style:name="T320_56" style:family="text"/>
    <style:style style:name="T320_57" style:family="text"/>
    <style:style style:name="T320_58" style:family="text"/>
    <style:style style:name="T320_59" style:family="text"/>
    <style:style style:name="T320_60" style:family="text"/>
    <style:style style:name="T320_61" style:family="text"/>
    <style:style style:name="T320_62" style:family="text"/>
    <style:style style:name="T320_63" style:family="text"/>
    <style:style style:name="T320_64" style:family="text"/>
    <style:style style:name="T320_65" style:family="text"/>
    <style:style style:name="T320_66" style:family="text"/>
    <style:style style:name="T320_67" style:family="text"/>
    <style:style style:name="T320_68" style:family="text"/>
    <style:style style:name="T320_69" style:family="text"/>
    <style:style style:name="T320_70" style:family="text"/>
    <style:style style:name="T320_71" style:family="text"/>
    <style:style style:name="T320_72" style:family="text"/>
    <style:style style:name="T320_73" style:family="text"/>
    <style:style style:name="T320_74" style:family="text"/>
    <style:style style:name="T320_75" style:family="text"/>
    <style:style style:name="T320_76" style:family="text"/>
    <style:style style:name="T320_77" style:family="text"/>
    <style:style style:name="T320_78" style:family="text"/>
    <style:style style:name="T320_79" style:family="text"/>
    <style:style style:name="T320_80" style:family="text"/>
    <style:style style:name="T320_81" style:family="text"/>
    <style:style style:name="P321" style:family="paragraph" style:parent-style-name="Standard">
      <style:paragraph-properties fo:text-align="justify" fo:break-before="auto" fo:text-indent="1.101cm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T321_11" style:family="text"/>
    <style:style style:name="T321_12" style:family="text"/>
    <style:style style:name="T321_13" style:family="text"/>
    <style:style style:name="T321_14" style:family="text"/>
    <style:style style:name="T321_15" style:family="text"/>
    <style:style style:name="T321_16" style:family="text"/>
    <style:style style:name="T321_17" style:family="text"/>
    <style:style style:name="T321_18" style:family="text"/>
    <style:style style:name="T321_19" style:family="text"/>
    <style:style style:name="P322" style:family="paragraph" style:parent-style-name="Standard">
      <style:paragraph-properties fo:text-align="justify" fo:break-before="auto" fo:text-indent="1.101cm" style:writing-mode="lr-tb"/>
    </style:style>
    <style:style style:name="P323" style:family="paragraph" style:parent-style-name="Standard">
      <style:paragraph-properties fo:text-align="justify" fo:break-before="auto" fo:text-indent="1.101cm" style:writing-mode="lr-tb"/>
    </style:style>
    <style:style style:name="T323_1" style:family="text">
      <style:text-properties fo:font-weight="bold" style:font-weight-asian="bold" style:font-weight-complex="bold"/>
    </style:style>
    <style:style style:name="T323_2" style:family="text">
      <style:text-properties fo:font-weight="bold" style:font-weight-asian="bold" style:font-weight-complex="bold"/>
    </style:style>
    <style:style style:name="T323_3" style:family="text">
      <style:text-properties fo:font-weight="bold" style:font-weight-asian="bold" style:font-weight-complex="bold"/>
    </style:style>
    <style:style style:name="T323_4" style:family="text">
      <style:text-properties fo:font-weight="bold" style:font-weight-asian="bold" style:font-weight-complex="bold"/>
    </style:style>
    <style:style style:name="T323_5" style:family="text">
      <style:text-properties fo:font-weight="bold" style:font-weight-asian="bold" style:font-weight-complex="bold"/>
    </style:style>
    <style:style style:name="T323_6" style:family="text">
      <style:text-properties fo:font-weight="bold" style:font-weight-asian="bold" style:font-weight-complex="bold"/>
    </style:style>
    <style:style style:name="T323_7" style:family="text">
      <style:text-properties fo:font-weight="bold" style:font-weight-asian="bold" style:font-weight-complex="bold"/>
    </style:style>
    <style:style style:name="T323_8" style:family="text">
      <style:text-properties fo:font-weight="bold" style:font-weight-asian="bold" style:font-weight-complex="bold"/>
    </style:style>
    <style:style style:name="T323_9" style:family="text"/>
    <style:style style:name="T323_10" style:family="text"/>
    <style:style style:name="T323_11" style:family="text"/>
    <style:style style:name="T323_12" style:family="text"/>
    <style:style style:name="T323_13" style:family="text"/>
    <style:style style:name="T323_14" style:family="text"/>
    <style:style style:name="T323_15" style:family="text"/>
    <style:style style:name="T323_16" style:family="text"/>
    <style:style style:name="T323_17" style:family="text"/>
    <style:style style:name="T323_18" style:family="text"/>
    <style:style style:name="T323_19" style:family="text"/>
    <style:style style:name="T323_20" style:family="text"/>
    <style:style style:name="T323_21" style:family="text"/>
    <style:style style:name="T323_22" style:family="text"/>
    <style:style style:name="T323_23" style:family="text"/>
    <style:style style:name="T323_24" style:family="text"/>
    <style:style style:name="T323_25" style:family="text"/>
    <style:style style:name="T323_26" style:family="text"/>
    <style:style style:name="T323_27" style:family="text"/>
    <style:style style:name="T323_28" style:family="text"/>
    <style:style style:name="T323_29" style:family="text"/>
    <style:style style:name="T323_30" style:family="text"/>
    <style:style style:name="T323_31" style:family="text"/>
    <style:style style:name="T323_32" style:family="text"/>
    <style:style style:name="T323_33" style:family="text"/>
    <style:style style:name="T323_34" style:family="text"/>
    <style:style style:name="T323_35" style:family="text"/>
    <style:style style:name="T323_36" style:family="text"/>
    <style:style style:name="T323_37" style:family="text"/>
    <style:style style:name="T323_38" style:family="text"/>
    <style:style style:name="T323_39" style:family="text"/>
    <style:style style:name="T323_40" style:family="text"/>
    <style:style style:name="T323_41" style:family="text"/>
    <style:style style:name="T323_42" style:family="text"/>
    <style:style style:name="T323_43" style:family="text"/>
    <style:style style:name="T323_44" style:family="text"/>
    <style:style style:name="T323_45" style:family="text"/>
    <style:style style:name="T323_46" style:family="text"/>
    <style:style style:name="T323_47" style:family="text"/>
    <style:style style:name="T323_48" style:family="text"/>
    <style:style style:name="T323_49" style:family="text"/>
    <style:style style:name="T323_50" style:family="text"/>
    <style:style style:name="T323_51" style:family="text"/>
    <style:style style:name="T323_52" style:family="text"/>
    <style:style style:name="T323_53" style:family="text"/>
    <style:style style:name="T323_54" style:family="text"/>
    <style:style style:name="T323_55" style:family="text"/>
    <style:style style:name="T323_56" style:family="text"/>
    <style:style style:name="T323_57" style:family="text"/>
    <style:style style:name="T323_58" style:family="text"/>
    <style:style style:name="T323_59" style:family="text"/>
    <style:style style:name="T323_60" style:family="text"/>
    <style:style style:name="T323_61" style:family="text"/>
    <style:style style:name="T323_62" style:family="text"/>
    <style:style style:name="T323_63" style:family="text"/>
    <style:style style:name="T323_64" style:family="text"/>
    <style:style style:name="T323_65" style:family="text"/>
    <style:style style:name="T323_66" style:family="text"/>
    <style:style style:name="T323_67" style:family="text"/>
    <style:style style:name="T323_68" style:family="text"/>
    <style:style style:name="T323_69" style:family="text"/>
    <style:style style:name="T323_70" style:family="text"/>
    <style:style style:name="T323_71" style:family="text"/>
    <style:style style:name="T323_72" style:family="text"/>
    <style:style style:name="T323_73" style:family="text"/>
    <style:style style:name="T323_74" style:family="text"/>
    <style:style style:name="T323_75" style:family="text"/>
    <style:style style:name="T323_76" style:family="text"/>
    <style:style style:name="T323_77" style:family="text"/>
    <style:style style:name="T323_78" style:family="text"/>
    <style:style style:name="T323_79" style:family="text"/>
    <style:style style:name="T323_80" style:family="text"/>
    <style:style style:name="T323_81" style:family="text"/>
    <style:style style:name="T323_82" style:family="text"/>
    <style:style style:name="T323_83" style:family="text"/>
    <style:style style:name="T323_84" style:family="text"/>
    <style:style style:name="T323_85" style:family="text"/>
    <style:style style:name="T323_86" style:family="text"/>
    <style:style style:name="T323_87" style:family="text"/>
    <style:style style:name="T323_88" style:family="text"/>
    <style:style style:name="T323_89" style:family="text"/>
    <style:style style:name="T323_90" style:family="text"/>
    <style:style style:name="T323_91" style:family="text"/>
    <style:style style:name="T323_92" style:family="text"/>
    <style:style style:name="T323_93" style:family="text"/>
    <style:style style:name="T323_94" style:family="text"/>
    <style:style style:name="T323_95" style:family="text"/>
    <style:style style:name="T323_96" style:family="text"/>
    <style:style style:name="T323_97" style:family="text"/>
    <style:style style:name="T323_98" style:family="text"/>
    <style:style style:name="T323_99" style:family="text"/>
    <style:style style:name="T323_100" style:family="text"/>
    <style:style style:name="T323_101" style:family="text"/>
    <style:style style:name="T323_102" style:family="text"/>
    <style:style style:name="T323_103" style:family="text"/>
    <style:style style:name="T323_104" style:family="text"/>
    <style:style style:name="T323_105" style:family="text"/>
    <style:style style:name="T323_106" style:family="text"/>
    <style:style style:name="T323_107" style:family="text"/>
    <style:style style:name="T323_108" style:family="text"/>
    <style:style style:name="T323_109" style:family="text"/>
    <style:style style:name="T323_110" style:family="text"/>
    <style:style style:name="T323_111" style:family="text"/>
    <style:style style:name="T323_112" style:family="text"/>
    <style:style style:name="T323_113" style:family="text"/>
    <style:style style:name="T323_114" style:family="text"/>
    <style:style style:name="T323_115" style:family="text"/>
    <style:style style:name="T323_116" style:family="text"/>
    <style:style style:name="T323_117" style:family="text"/>
    <style:style style:name="T323_118" style:family="text"/>
    <style:style style:name="T323_119" style:family="text"/>
    <style:style style:name="T323_120" style:family="text"/>
    <style:style style:name="T323_121" style:family="text"/>
    <style:style style:name="T323_122" style:family="text"/>
    <style:style style:name="T323_123" style:family="text"/>
    <style:style style:name="T323_124" style:family="text"/>
    <style:style style:name="T323_125" style:family="text"/>
    <style:style style:name="T323_126" style:family="text"/>
    <style:style style:name="T323_127" style:family="text"/>
    <style:style style:name="T323_128" style:family="text"/>
    <style:style style:name="T323_129" style:family="text"/>
    <style:style style:name="T323_130" style:family="text"/>
    <style:style style:name="T323_131" style:family="text"/>
    <style:style style:name="T323_132" style:family="text"/>
    <style:style style:name="T323_133" style:family="text"/>
    <style:style style:name="T323_134" style:family="text"/>
    <style:style style:name="T323_135" style:family="text"/>
    <style:style style:name="T323_136" style:family="text"/>
    <style:style style:name="T323_137" style:family="text"/>
    <style:style style:name="T323_138" style:family="text"/>
    <style:style style:name="T323_139" style:family="text"/>
    <style:style style:name="T323_140" style:family="text"/>
    <style:style style:name="T323_141" style:family="text"/>
    <style:style style:name="T323_142" style:family="text"/>
    <style:style style:name="T323_143" style:family="text"/>
    <style:style style:name="T323_144" style:family="text"/>
    <style:style style:name="T323_145" style:family="text"/>
    <style:style style:name="T323_146" style:family="text"/>
    <style:style style:name="T323_147" style:family="text"/>
    <style:style style:name="T323_148" style:family="text"/>
    <style:style style:name="T323_149" style:family="text"/>
    <style:style style:name="T323_150" style:family="text"/>
    <style:style style:name="T323_151" style:family="text"/>
    <style:style style:name="T323_152" style:family="text"/>
    <style:style style:name="T323_153" style:family="text"/>
    <style:style style:name="T323_154" style:family="text"/>
    <style:style style:name="T323_155" style:family="text"/>
    <style:style style:name="T323_156" style:family="text"/>
    <style:style style:name="T323_157" style:family="text"/>
    <style:style style:name="T323_158" style:family="text"/>
    <style:style style:name="T323_159" style:family="text"/>
    <style:style style:name="T323_160" style:family="text"/>
    <style:style style:name="T323_161" style:family="text"/>
    <style:style style:name="T323_162" style:family="text"/>
    <style:style style:name="T323_163" style:family="text"/>
    <style:style style:name="T323_164" style:family="text"/>
    <style:style style:name="T323_165" style:family="text"/>
    <style:style style:name="T323_166" style:family="text"/>
    <style:style style:name="T323_167" style:family="text"/>
    <style:style style:name="T323_168" style:family="text"/>
    <style:style style:name="T323_169" style:family="text"/>
    <style:style style:name="T323_170" style:family="text"/>
    <style:style style:name="T323_171" style:family="text"/>
    <style:style style:name="T323_172" style:family="text"/>
    <style:style style:name="T323_173" style:family="text"/>
    <style:style style:name="T323_174" style:family="text"/>
    <style:style style:name="T323_175" style:family="text"/>
    <style:style style:name="T323_176" style:family="text"/>
    <style:style style:name="T323_177" style:family="text"/>
    <style:style style:name="T323_178" style:family="text"/>
    <style:style style:name="T323_179" style:family="text"/>
    <style:style style:name="T323_180" style:family="text"/>
    <style:style style:name="T323_181" style:family="text"/>
    <style:style style:name="P324" style:family="paragraph" style:parent-style-name="Standard">
      <style:paragraph-properties fo:text-align="justify" fo:break-before="auto" fo:text-indent="1.101cm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T324_12" style:family="text"/>
    <style:style style:name="T324_13" style:family="text"/>
    <style:style style:name="T324_14" style:family="text"/>
    <style:style style:name="T324_15" style:family="text"/>
    <style:style style:name="T324_16" style:family="text"/>
    <style:style style:name="T324_17" style:family="text"/>
    <style:style style:name="T324_18" style:family="text"/>
    <style:style style:name="T324_19" style:family="text"/>
    <style:style style:name="T324_20" style:family="text"/>
    <style:style style:name="T324_21" style:family="text"/>
    <style:style style:name="T324_22" style:family="text"/>
    <style:style style:name="T324_23" style:family="text"/>
    <style:style style:name="T324_24" style:family="text"/>
    <style:style style:name="T324_25" style:family="text"/>
    <style:style style:name="T324_26" style:family="text"/>
    <style:style style:name="T324_27" style:family="text"/>
    <style:style style:name="T324_28" style:family="text"/>
    <style:style style:name="T324_29" style:family="text"/>
    <style:style style:name="T324_30" style:family="text"/>
    <style:style style:name="T324_31" style:family="text"/>
    <style:style style:name="T324_32" style:family="text"/>
    <style:style style:name="T324_33" style:family="text"/>
    <style:style style:name="T324_34" style:family="text"/>
    <style:style style:name="T324_35" style:family="text"/>
    <style:style style:name="T324_36" style:family="text"/>
    <style:style style:name="T324_37" style:family="text"/>
    <style:style style:name="T324_38" style:family="text"/>
    <style:style style:name="T324_39" style:family="text"/>
    <style:style style:name="T324_40" style:family="text"/>
    <style:style style:name="T324_41" style:family="text"/>
    <style:style style:name="T324_42" style:family="text"/>
    <style:style style:name="T324_43" style:family="text"/>
    <style:style style:name="T324_44" style:family="text"/>
    <style:style style:name="T324_45" style:family="text"/>
    <style:style style:name="T324_46" style:family="text"/>
    <style:style style:name="T324_47" style:family="text"/>
    <style:style style:name="T324_48" style:family="text"/>
    <style:style style:name="T324_49" style:family="text"/>
    <style:style style:name="T324_50" style:family="text"/>
    <style:style style:name="T324_51" style:family="text"/>
    <style:style style:name="T324_52" style:family="text"/>
    <style:style style:name="T324_53" style:family="text"/>
    <style:style style:name="T324_54" style:family="text"/>
    <style:style style:name="T324_55" style:family="text"/>
    <style:style style:name="T324_56" style:family="text"/>
    <style:style style:name="T324_57" style:family="text"/>
    <style:style style:name="T324_58" style:family="text"/>
    <style:style style:name="T324_59" style:family="text"/>
    <style:style style:name="T324_60" style:family="text"/>
    <style:style style:name="T324_61" style:family="text"/>
    <style:style style:name="T324_62" style:family="text"/>
    <style:style style:name="T324_63" style:family="text"/>
    <style:style style:name="T324_64" style:family="text"/>
    <style:style style:name="T324_65" style:family="text"/>
    <style:style style:name="T324_66" style:family="text"/>
    <style:style style:name="T324_67" style:family="text"/>
    <style:style style:name="T324_68" style:family="text"/>
    <style:style style:name="T324_69" style:family="text"/>
    <style:style style:name="T324_70" style:family="text"/>
    <style:style style:name="T324_71" style:family="text"/>
    <style:style style:name="T324_72" style:family="text"/>
    <style:style style:name="T324_73" style:family="text"/>
    <style:style style:name="T324_74" style:family="text"/>
    <style:style style:name="T324_75" style:family="text"/>
    <style:style style:name="T324_76" style:family="text"/>
    <style:style style:name="T324_77" style:family="text"/>
    <style:style style:name="T324_78" style:family="text"/>
    <style:style style:name="T324_79" style:family="text"/>
    <style:style style:name="T324_80" style:family="text"/>
    <style:style style:name="T324_81" style:family="text"/>
    <style:style style:name="T324_82" style:family="text"/>
    <style:style style:name="T324_83" style:family="text"/>
    <style:style style:name="T324_84" style:family="text"/>
    <style:style style:name="T324_85" style:family="text"/>
    <style:style style:name="T324_86" style:family="text"/>
    <style:style style:name="T324_87" style:family="text"/>
    <style:style style:name="T324_88" style:family="text"/>
    <style:style style:name="T324_89" style:family="text"/>
    <style:style style:name="T324_90" style:family="text"/>
    <style:style style:name="T324_91" style:family="text"/>
    <style:style style:name="T324_92" style:family="text"/>
    <style:style style:name="T324_93" style:family="text"/>
    <style:style style:name="T324_94" style:family="text"/>
    <style:style style:name="T324_95" style:family="text"/>
    <style:style style:name="T324_96" style:family="text"/>
    <style:style style:name="T324_97" style:family="text"/>
    <style:style style:name="T324_98" style:family="text"/>
    <style:style style:name="T324_99" style:family="text"/>
    <style:style style:name="T324_100" style:family="text"/>
    <style:style style:name="T324_101" style:family="text"/>
    <style:style style:name="T324_102" style:family="text"/>
    <style:style style:name="T324_103" style:family="text"/>
    <style:style style:name="T324_104" style:family="text"/>
    <style:style style:name="T324_105" style:family="text"/>
    <style:style style:name="P325" style:family="paragraph" style:parent-style-name="Standard">
      <style:paragraph-properties fo:text-align="justify" fo:break-before="auto" fo:text-indent="1.101cm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T325_8" style:family="text"/>
    <style:style style:name="T325_9" style:family="text"/>
    <style:style style:name="T325_10" style:family="text"/>
    <style:style style:name="T325_11" style:family="text"/>
    <style:style style:name="T325_12" style:family="text"/>
    <style:style style:name="T325_13" style:family="text"/>
    <style:style style:name="T325_14" style:family="text"/>
    <style:style style:name="T325_15" style:family="text"/>
    <style:style style:name="T325_16" style:family="text"/>
    <style:style style:name="T325_17" style:family="text"/>
    <style:style style:name="T325_18" style:family="text"/>
    <style:style style:name="T325_19" style:family="text"/>
    <style:style style:name="T325_20" style:family="text"/>
    <style:style style:name="T325_21" style:family="text"/>
    <style:style style:name="T325_22" style:family="text"/>
    <style:style style:name="T325_23" style:family="text"/>
    <style:style style:name="T325_24" style:family="text"/>
    <style:style style:name="T325_25" style:family="text"/>
    <style:style style:name="T325_26" style:family="text"/>
    <style:style style:name="T325_27" style:family="text"/>
    <style:style style:name="T325_28" style:family="text"/>
    <style:style style:name="T325_29" style:family="text"/>
    <style:style style:name="T325_30" style:family="text"/>
    <style:style style:name="T325_31" style:family="text"/>
    <style:style style:name="T325_32" style:family="text"/>
    <style:style style:name="T325_33" style:family="text"/>
    <style:style style:name="T325_34" style:family="text"/>
    <style:style style:name="T325_35" style:family="text"/>
    <style:style style:name="T325_36" style:family="text"/>
    <style:style style:name="T325_37" style:family="text"/>
    <style:style style:name="T325_38" style:family="text"/>
    <style:style style:name="T325_39" style:family="text"/>
    <style:style style:name="T325_40" style:family="text"/>
    <style:style style:name="T325_41" style:family="text"/>
    <style:style style:name="T325_42" style:family="text"/>
    <style:style style:name="T325_43" style:family="text"/>
    <style:style style:name="T325_44" style:family="text"/>
    <style:style style:name="T325_45" style:family="text"/>
    <style:style style:name="T325_46" style:family="text"/>
    <style:style style:name="T325_47" style:family="text"/>
    <style:style style:name="T325_48" style:family="text"/>
    <style:style style:name="T325_49" style:family="text"/>
    <style:style style:name="T325_50" style:family="text"/>
    <style:style style:name="T325_51" style:family="text"/>
    <style:style style:name="T325_52" style:family="text"/>
    <style:style style:name="T325_53" style:family="text"/>
    <style:style style:name="T325_54" style:family="text"/>
    <style:style style:name="T325_55" style:family="text"/>
    <style:style style:name="T325_56" style:family="text"/>
    <style:style style:name="T325_57" style:family="text"/>
    <style:style style:name="T325_58" style:family="text"/>
    <style:style style:name="T325_59" style:family="text"/>
    <style:style style:name="P326" style:family="paragraph" style:parent-style-name="Standard">
      <style:paragraph-properties fo:text-align="justify" fo:break-before="auto" fo:text-indent="1.101cm" style:writing-mode="lr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T326_8" style:family="text"/>
    <style:style style:name="T326_9" style:family="text"/>
    <style:style style:name="T326_10" style:family="text"/>
    <style:style style:name="T326_11" style:family="text"/>
    <style:style style:name="T326_12" style:family="text"/>
    <style:style style:name="T326_13" style:family="text"/>
    <style:style style:name="T326_14" style:family="text"/>
    <style:style style:name="T326_15" style:family="text"/>
    <style:style style:name="T326_16" style:family="text"/>
    <style:style style:name="T326_17" style:family="text"/>
    <style:style style:name="T326_18" style:family="text"/>
    <style:style style:name="T326_19" style:family="text"/>
    <style:style style:name="T326_20" style:family="text"/>
    <style:style style:name="T326_21" style:family="text"/>
    <style:style style:name="T326_22" style:family="text"/>
    <style:style style:name="T326_23" style:family="text"/>
    <style:style style:name="T326_24" style:family="text"/>
    <style:style style:name="T326_25" style:family="text"/>
    <style:style style:name="T326_26" style:family="text"/>
    <style:style style:name="T326_27" style:family="text"/>
    <style:style style:name="T326_28" style:family="text"/>
    <style:style style:name="T326_29" style:family="text"/>
    <style:style style:name="T326_30" style:family="text"/>
    <style:style style:name="T326_31" style:family="text"/>
    <style:style style:name="T326_32" style:family="text"/>
    <style:style style:name="T326_33" style:family="text"/>
    <style:style style:name="T326_34" style:family="text"/>
    <style:style style:name="T326_35" style:family="text"/>
    <style:style style:name="T326_36" style:family="text"/>
    <style:style style:name="T326_37" style:family="text"/>
    <style:style style:name="T326_38" style:family="text"/>
    <style:style style:name="T326_39" style:family="text"/>
    <style:style style:name="T326_40" style:family="text"/>
    <style:style style:name="T326_41" style:family="text"/>
    <style:style style:name="T326_42" style:family="text"/>
    <style:style style:name="T326_43" style:family="text"/>
    <style:style style:name="T326_44" style:family="text"/>
    <style:style style:name="T326_45" style:family="text"/>
    <style:style style:name="T326_46" style:family="text"/>
    <style:style style:name="T326_47" style:family="text"/>
    <style:style style:name="T326_48" style:family="text"/>
    <style:style style:name="T326_49" style:family="text"/>
    <style:style style:name="P327" style:family="paragraph" style:parent-style-name="Standard">
      <style:paragraph-properties fo:text-align="justify" fo:break-before="auto" fo:text-indent="1.101cm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/>
    <style:style style:name="T327_9" style:family="text"/>
    <style:style style:name="T327_10" style:family="text"/>
    <style:style style:name="T327_11" style:family="text"/>
    <style:style style:name="T327_12" style:family="text"/>
    <style:style style:name="T327_13" style:family="text"/>
    <style:style style:name="T327_14" style:family="text"/>
    <style:style style:name="T327_15" style:family="text"/>
    <style:style style:name="T327_16" style:family="text"/>
    <style:style style:name="T327_17" style:family="text"/>
    <style:style style:name="T327_18" style:family="text"/>
    <style:style style:name="T327_19" style:family="text"/>
    <style:style style:name="T327_20" style:family="text"/>
    <style:style style:name="T327_21" style:family="text"/>
    <style:style style:name="T327_22" style:family="text"/>
    <style:style style:name="T327_23" style:family="text"/>
    <style:style style:name="T327_24" style:family="text"/>
    <style:style style:name="T327_25" style:family="text"/>
    <style:style style:name="T327_26" style:family="text"/>
    <style:style style:name="T327_27" style:family="text"/>
    <style:style style:name="T327_28" style:family="text"/>
    <style:style style:name="T327_29" style:family="text"/>
    <style:style style:name="T327_30" style:family="text"/>
    <style:style style:name="T327_31" style:family="text"/>
    <style:style style:name="T327_32" style:family="text"/>
    <style:style style:name="T327_33" style:family="text"/>
    <style:style style:name="T327_34" style:family="text"/>
    <style:style style:name="T327_35" style:family="text"/>
    <style:style style:name="T327_36" style:family="text"/>
    <style:style style:name="T327_37" style:family="text"/>
    <style:style style:name="T327_38" style:family="text"/>
    <style:style style:name="T327_39" style:family="text"/>
    <style:style style:name="T327_40" style:family="text"/>
    <style:style style:name="T327_41" style:family="text"/>
    <style:style style:name="T327_42" style:family="text"/>
    <style:style style:name="T327_43" style:family="text"/>
    <style:style style:name="T327_44" style:family="text"/>
    <style:style style:name="T327_45" style:family="text"/>
    <style:style style:name="T327_46" style:family="text"/>
    <style:style style:name="T327_47" style:family="text"/>
    <style:style style:name="T327_48" style:family="text"/>
    <style:style style:name="T327_49" style:family="text"/>
    <style:style style:name="T327_50" style:family="text"/>
    <style:style style:name="T327_51" style:family="text"/>
    <style:style style:name="T327_52" style:family="text"/>
    <style:style style:name="T327_53" style:family="text"/>
    <style:style style:name="P328" style:family="paragraph" style:parent-style-name="Standard">
      <style:paragraph-properties fo:text-align="justify" fo:break-before="auto" fo:text-indent="1.101cm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T328_8" style:family="text"/>
    <style:style style:name="T328_9" style:family="text"/>
    <style:style style:name="T328_10" style:family="text"/>
    <style:style style:name="T328_11" style:family="text"/>
    <style:style style:name="T328_12" style:family="text"/>
    <style:style style:name="T328_13" style:family="text"/>
    <style:style style:name="T328_14" style:family="text"/>
    <style:style style:name="T328_15" style:family="text"/>
    <style:style style:name="T328_16" style:family="text"/>
    <style:style style:name="T328_17" style:family="text"/>
    <style:style style:name="T328_18" style:family="text"/>
    <style:style style:name="T328_19" style:family="text"/>
    <style:style style:name="T328_20" style:family="text"/>
    <style:style style:name="T328_21" style:family="text"/>
    <style:style style:name="T328_22" style:family="text"/>
    <style:style style:name="T328_23" style:family="text"/>
    <style:style style:name="T328_24" style:family="text"/>
    <style:style style:name="T328_25" style:family="text"/>
    <style:style style:name="T328_26" style:family="text"/>
    <style:style style:name="T328_27" style:family="text"/>
    <style:style style:name="T328_28" style:family="text"/>
    <style:style style:name="T328_29" style:family="text"/>
    <style:style style:name="T328_30" style:family="text"/>
    <style:style style:name="T328_31" style:family="text"/>
    <style:style style:name="T328_32" style:family="text"/>
    <style:style style:name="T328_33" style:family="text"/>
    <style:style style:name="T328_34" style:family="text"/>
    <style:style style:name="T328_35" style:family="text"/>
    <style:style style:name="T328_36" style:family="text"/>
    <style:style style:name="T328_37" style:family="text"/>
    <style:style style:name="T328_38" style:family="text"/>
    <style:style style:name="T328_39" style:family="text"/>
    <style:style style:name="T328_40" style:family="text"/>
    <style:style style:name="T328_41" style:family="text"/>
    <style:style style:name="T328_42" style:family="text"/>
    <style:style style:name="T328_43" style:family="text"/>
    <style:style style:name="T328_44" style:family="text"/>
    <style:style style:name="T328_45" style:family="text"/>
    <style:style style:name="T328_46" style:family="text"/>
    <style:style style:name="T328_47" style:family="text"/>
    <style:style style:name="T328_48" style:family="text"/>
    <style:style style:name="T328_49" style:family="text"/>
    <style:style style:name="T328_50" style:family="text"/>
    <style:style style:name="T328_51" style:family="text"/>
    <style:style style:name="T328_52" style:family="text"/>
    <style:style style:name="T328_53" style:family="text"/>
    <style:style style:name="P329" style:family="paragraph" style:parent-style-name="Standard">
      <style:paragraph-properties fo:text-align="justify" fo:break-before="auto" fo:text-indent="1.101cm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T329_9" style:family="text"/>
    <style:style style:name="T329_10" style:family="text"/>
    <style:style style:name="T329_11" style:family="text"/>
    <style:style style:name="T329_12" style:family="text"/>
    <style:style style:name="T329_13" style:family="text"/>
    <style:style style:name="T329_14" style:family="text"/>
    <style:style style:name="T329_15" style:family="text"/>
    <style:style style:name="T329_16" style:family="text"/>
    <style:style style:name="T329_17" style:family="text"/>
    <style:style style:name="T329_18" style:family="text"/>
    <style:style style:name="T329_19" style:family="text"/>
    <style:style style:name="T329_20" style:family="text"/>
    <style:style style:name="T329_21" style:family="text"/>
    <style:style style:name="T329_22" style:family="text"/>
    <style:style style:name="T329_23" style:family="text"/>
    <style:style style:name="T329_24" style:family="text"/>
    <style:style style:name="T329_25" style:family="text"/>
    <style:style style:name="T329_26" style:family="text"/>
    <style:style style:name="T329_27" style:family="text"/>
    <style:style style:name="T329_28" style:family="text"/>
    <style:style style:name="T329_29" style:family="text"/>
    <style:style style:name="T329_30" style:family="text"/>
    <style:style style:name="T329_31" style:family="text"/>
    <style:style style:name="T329_32" style:family="text"/>
    <style:style style:name="T329_33" style:family="text"/>
    <style:style style:name="T329_34" style:family="text"/>
    <style:style style:name="T329_35" style:family="text"/>
    <style:style style:name="T329_36" style:family="text"/>
    <style:style style:name="T329_37" style:family="text"/>
    <style:style style:name="T329_38" style:family="text"/>
    <style:style style:name="T329_39" style:family="text"/>
    <style:style style:name="T329_40" style:family="text"/>
    <style:style style:name="T329_41" style:family="text"/>
    <style:style style:name="T329_42" style:family="text"/>
    <style:style style:name="T329_43" style:family="text"/>
    <style:style style:name="T329_44" style:family="text"/>
    <style:style style:name="T329_45" style:family="text"/>
    <style:style style:name="T329_46" style:family="text"/>
    <style:style style:name="T329_47" style:family="text"/>
    <style:style style:name="P330" style:family="paragraph" style:parent-style-name="Standard">
      <style:paragraph-properties fo:text-align="justify" fo:break-before="auto" fo:text-indent="1.101cm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T330_9" style:family="text"/>
    <style:style style:name="T330_10" style:family="text"/>
    <style:style style:name="T330_11" style:family="text"/>
    <style:style style:name="T330_12" style:family="text"/>
    <style:style style:name="T330_13" style:family="text"/>
    <style:style style:name="T330_14" style:family="text"/>
    <style:style style:name="T330_15" style:family="text"/>
    <style:style style:name="T330_16" style:family="text"/>
    <style:style style:name="T330_17" style:family="text"/>
    <style:style style:name="T330_18" style:family="text"/>
    <style:style style:name="T330_19" style:family="text"/>
    <style:style style:name="T330_20" style:family="text"/>
    <style:style style:name="T330_21" style:family="text"/>
    <style:style style:name="T330_22" style:family="text"/>
    <style:style style:name="T330_23" style:family="text"/>
    <style:style style:name="T330_24" style:family="text"/>
    <style:style style:name="T330_25" style:family="text"/>
    <style:style style:name="T330_26" style:family="text"/>
    <style:style style:name="T330_27" style:family="text"/>
    <style:style style:name="T330_28" style:family="text"/>
    <style:style style:name="T330_29" style:family="text"/>
    <style:style style:name="T330_30" style:family="text"/>
    <style:style style:name="T330_31" style:family="text"/>
    <style:style style:name="T330_32" style:family="text"/>
    <style:style style:name="T330_33" style:family="text"/>
    <style:style style:name="T330_34" style:family="text"/>
    <style:style style:name="T330_35" style:family="text"/>
    <style:style style:name="T330_36" style:family="text"/>
    <style:style style:name="T330_37" style:family="text"/>
    <style:style style:name="T330_38" style:family="text"/>
    <style:style style:name="T330_39" style:family="text"/>
    <style:style style:name="T330_40" style:family="text"/>
    <style:style style:name="T330_41" style:family="text"/>
    <style:style style:name="T330_42" style:family="text"/>
    <style:style style:name="T330_43" style:family="text"/>
    <style:style style:name="T330_44" style:family="text"/>
    <style:style style:name="T330_45" style:family="text"/>
    <style:style style:name="T330_46" style:family="text"/>
    <style:style style:name="T330_47" style:family="text"/>
    <style:style style:name="T330_48" style:family="text"/>
    <style:style style:name="T330_49" style:family="text"/>
    <style:style style:name="T330_50" style:family="text"/>
    <style:style style:name="T330_51" style:family="text"/>
    <style:style style:name="T330_52" style:family="text"/>
    <style:style style:name="T330_53" style:family="text"/>
    <style:style style:name="T330_54" style:family="text"/>
    <style:style style:name="T330_55" style:family="text"/>
    <style:style style:name="T330_56" style:family="text"/>
    <style:style style:name="T330_57" style:family="text"/>
    <style:style style:name="T330_58" style:family="text"/>
    <style:style style:name="T330_59" style:family="text"/>
    <style:style style:name="T330_60" style:family="text"/>
    <style:style style:name="T330_61" style:family="text"/>
    <style:style style:name="T330_62" style:family="text"/>
    <style:style style:name="T330_63" style:family="text"/>
    <style:style style:name="T330_64" style:family="text"/>
    <style:style style:name="T330_65" style:family="text"/>
    <style:style style:name="T330_66" style:family="text"/>
    <style:style style:name="T330_67" style:family="text"/>
    <style:style style:name="T330_68" style:family="text"/>
    <style:style style:name="T330_69" style:family="text"/>
    <style:style style:name="T330_70" style:family="text"/>
    <style:style style:name="T330_71" style:family="text"/>
    <style:style style:name="T330_72" style:family="text"/>
    <style:style style:name="T330_73" style:family="text"/>
    <style:style style:name="T330_74" style:family="text"/>
    <style:style style:name="T330_75" style:family="text"/>
    <style:style style:name="T330_76" style:family="text"/>
    <style:style style:name="T330_77" style:family="text"/>
    <style:style style:name="T330_78" style:family="text"/>
    <style:style style:name="T330_79" style:family="text"/>
    <style:style style:name="T330_80" style:family="text"/>
    <style:style style:name="T330_81" style:family="text"/>
    <style:style style:name="T330_82" style:family="text"/>
    <style:style style:name="T330_83" style:family="text"/>
    <style:style style:name="T330_84" style:family="text"/>
    <style:style style:name="T330_85" style:family="text"/>
    <style:style style:name="T330_86" style:family="text"/>
    <style:style style:name="T330_87" style:family="text"/>
    <style:style style:name="T330_88" style:family="text"/>
    <style:style style:name="T330_89" style:family="text"/>
    <style:style style:name="T330_90" style:family="text"/>
    <style:style style:name="T330_91" style:family="text"/>
    <style:style style:name="T330_92" style:family="text"/>
    <style:style style:name="T330_93" style:family="text"/>
    <style:style style:name="T330_94" style:family="text"/>
    <style:style style:name="T330_95" style:family="text"/>
    <style:style style:name="T330_96" style:family="text"/>
    <style:style style:name="T330_97" style:family="text"/>
    <style:style style:name="T330_98" style:family="text"/>
    <style:style style:name="T330_99" style:family="text"/>
    <style:style style:name="T330_100" style:family="text"/>
    <style:style style:name="T330_101" style:family="text"/>
    <style:style style:name="P331" style:family="paragraph" style:parent-style-name="Standard">
      <style:paragraph-properties fo:text-align="justify" fo:break-before="auto" fo:text-indent="1.101cm" style:writing-mode="lr-tb"/>
    </style:style>
    <style:style style:name="P332" style:family="paragraph" style:parent-style-name="Standard">
      <style:paragraph-properties fo:text-align="justify" fo:break-before="auto" fo:text-indent="1.101cm" style:writing-mode="lr-tb"/>
    </style:style>
    <style:style style:name="T332_1" style:family="text">
      <style:text-properties fo:font-weight="bold" style:font-weight-asian="bold" style:font-weight-complex="bold"/>
    </style:style>
    <style:style style:name="T332_2" style:family="text">
      <style:text-properties fo:font-weight="bold" style:font-weight-asian="bold" style:font-weight-complex="bold"/>
    </style:style>
    <style:style style:name="T332_3" style:family="text">
      <style:text-properties fo:font-weight="bold" style:font-weight-asian="bold" style:font-weight-complex="bold"/>
    </style:style>
    <style:style style:name="T332_4" style:family="text">
      <style:text-properties fo:font-weight="bold" style:font-weight-asian="bold" style:font-weight-complex="bold"/>
    </style:style>
    <style:style style:name="T332_5" style:family="text"/>
    <style:style style:name="T332_6" style:family="text"/>
    <style:style style:name="T332_7" style:family="text"/>
    <style:style style:name="T332_8" style:family="text"/>
    <style:style style:name="T332_9" style:family="text"/>
    <style:style style:name="T332_10" style:family="text"/>
    <style:style style:name="T332_11" style:family="text"/>
    <style:style style:name="T332_12" style:family="text"/>
    <style:style style:name="T332_13" style:family="text"/>
    <style:style style:name="T332_14" style:family="text"/>
    <style:style style:name="T332_15" style:family="text"/>
    <style:style style:name="T332_16" style:family="text"/>
    <style:style style:name="T332_17" style:family="text"/>
    <style:style style:name="T332_18" style:family="text"/>
    <style:style style:name="T332_19" style:family="text"/>
    <style:style style:name="T332_20" style:family="text"/>
    <style:style style:name="T332_21" style:family="text"/>
    <style:style style:name="T332_22" style:family="text"/>
    <style:style style:name="T332_23" style:family="text"/>
    <style:style style:name="T332_24" style:family="text"/>
    <style:style style:name="T332_25" style:family="text"/>
    <style:style style:name="T332_26" style:family="text"/>
    <style:style style:name="T332_27" style:family="text"/>
    <style:style style:name="T332_28" style:family="text"/>
    <style:style style:name="T332_29" style:family="text"/>
    <style:style style:name="T332_30" style:family="text"/>
    <style:style style:name="T332_31" style:family="text"/>
    <style:style style:name="T332_32" style:family="text"/>
    <style:style style:name="T332_33" style:family="text"/>
    <style:style style:name="T332_34" style:family="text"/>
    <style:style style:name="T332_35" style:family="text"/>
    <style:style style:name="T332_36" style:family="text"/>
    <style:style style:name="T332_37" style:family="text"/>
    <style:style style:name="T332_38" style:family="text"/>
    <style:style style:name="T332_39" style:family="text"/>
    <style:style style:name="T332_40" style:family="text"/>
    <style:style style:name="T332_41" style:family="text"/>
    <style:style style:name="T332_42" style:family="text"/>
    <style:style style:name="T332_43" style:family="text"/>
    <style:style style:name="T332_44" style:family="text"/>
    <style:style style:name="T332_45" style:family="text"/>
    <style:style style:name="T332_46" style:family="text"/>
    <style:style style:name="T332_47" style:family="text"/>
    <style:style style:name="T332_48" style:family="text"/>
    <style:style style:name="T332_49" style:family="text"/>
    <style:style style:name="T332_50" style:family="text"/>
    <style:style style:name="T332_51" style:family="text"/>
    <style:style style:name="T332_52" style:family="text"/>
    <style:style style:name="T332_53" style:family="text"/>
    <style:style style:name="T332_54" style:family="text"/>
    <style:style style:name="T332_55" style:family="text"/>
    <style:style style:name="T332_56" style:family="text"/>
    <style:style style:name="T332_57" style:family="text"/>
    <style:style style:name="T332_58" style:family="text"/>
    <style:style style:name="T332_59" style:family="text"/>
    <style:style style:name="T332_60" style:family="text"/>
    <style:style style:name="T332_61" style:family="text"/>
    <style:style style:name="T332_62" style:family="text"/>
    <style:style style:name="T332_63" style:family="text"/>
    <style:style style:name="T332_64" style:family="text"/>
    <style:style style:name="T332_65" style:family="text"/>
    <style:style style:name="T332_66" style:family="text"/>
    <style:style style:name="T332_67" style:family="text"/>
    <style:style style:name="T332_68" style:family="text"/>
    <style:style style:name="T332_69" style:family="text"/>
    <style:style style:name="T332_70" style:family="text"/>
    <style:style style:name="T332_71" style:family="text"/>
    <style:style style:name="T332_72" style:family="text"/>
    <style:style style:name="T332_73" style:family="text"/>
    <style:style style:name="T332_74" style:family="text"/>
    <style:style style:name="T332_75" style:family="text"/>
    <style:style style:name="T332_76" style:family="text"/>
    <style:style style:name="T332_77" style:family="text"/>
    <style:style style:name="T332_78" style:family="text"/>
    <style:style style:name="T332_79" style:family="text"/>
    <style:style style:name="T332_80" style:family="text"/>
    <style:style style:name="T332_81" style:family="text"/>
    <style:style style:name="P333" style:family="paragraph" style:parent-style-name="Standard">
      <style:paragraph-properties fo:text-align="justify" fo:break-before="auto" fo:text-indent="1.101cm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T333_9" style:family="text"/>
    <style:style style:name="T333_10" style:family="text"/>
    <style:style style:name="T333_11" style:family="text"/>
    <style:style style:name="T333_12" style:family="text"/>
    <style:style style:name="T333_13" style:family="text"/>
    <style:style style:name="T333_14" style:family="text"/>
    <style:style style:name="T333_15" style:family="text"/>
    <style:style style:name="T333_16" style:family="text"/>
    <style:style style:name="T333_17" style:family="text"/>
    <style:style style:name="T333_18" style:family="text"/>
    <style:style style:name="T333_19" style:family="text"/>
    <style:style style:name="T333_20" style:family="text"/>
    <style:style style:name="T333_21" style:family="text"/>
    <style:style style:name="T333_22" style:family="text"/>
    <style:style style:name="T333_23" style:family="text"/>
    <style:style style:name="T333_24" style:family="text"/>
    <style:style style:name="T333_25" style:family="text"/>
    <style:style style:name="T333_26" style:family="text"/>
    <style:style style:name="T333_27" style:family="text"/>
    <style:style style:name="T333_28" style:family="text"/>
    <style:style style:name="T333_29" style:family="text"/>
    <style:style style:name="T333_30" style:family="text"/>
    <style:style style:name="T333_31" style:family="text"/>
    <style:style style:name="T333_32" style:family="text"/>
    <style:style style:name="T333_33" style:family="text"/>
    <style:style style:name="T333_34" style:family="text"/>
    <style:style style:name="T333_35" style:family="text"/>
    <style:style style:name="T333_36" style:family="text"/>
    <style:style style:name="T333_37" style:family="text"/>
    <style:style style:name="T333_38" style:family="text"/>
    <style:style style:name="T333_39" style:family="text"/>
    <style:style style:name="T333_40" style:family="text"/>
    <style:style style:name="T333_41" style:family="text"/>
    <style:style style:name="T333_42" style:family="text"/>
    <style:style style:name="T333_43" style:family="text"/>
    <style:style style:name="T333_44" style:family="text"/>
    <style:style style:name="T333_45" style:family="text"/>
    <style:style style:name="T333_46" style:family="text"/>
    <style:style style:name="T333_47" style:family="text"/>
    <style:style style:name="T333_48" style:family="text"/>
    <style:style style:name="T333_49" style:family="text"/>
    <style:style style:name="T333_50" style:family="text"/>
    <style:style style:name="T333_51" style:family="text"/>
    <style:style style:name="T333_52" style:family="text"/>
    <style:style style:name="T333_53" style:family="text"/>
    <style:style style:name="T333_54" style:family="text"/>
    <style:style style:name="T333_55" style:family="text"/>
    <style:style style:name="T333_56" style:family="text"/>
    <style:style style:name="T333_57" style:family="text"/>
    <style:style style:name="T333_58" style:family="text"/>
    <style:style style:name="T333_59" style:family="text"/>
    <style:style style:name="T333_60" style:family="text"/>
    <style:style style:name="T333_61" style:family="text"/>
    <style:style style:name="T333_62" style:family="text"/>
    <style:style style:name="T333_63" style:family="text"/>
    <style:style style:name="T333_64" style:family="text"/>
    <style:style style:name="T333_65" style:family="text"/>
    <style:style style:name="T333_66" style:family="text"/>
    <style:style style:name="T333_67" style:family="text"/>
    <style:style style:name="T333_68" style:family="text"/>
    <style:style style:name="T333_69" style:family="text"/>
    <style:style style:name="T333_70" style:family="text"/>
    <style:style style:name="T333_71" style:family="text"/>
    <style:style style:name="T333_72" style:family="text"/>
    <style:style style:name="T333_73" style:family="text"/>
    <style:style style:name="T333_74" style:family="text"/>
    <style:style style:name="T333_75" style:family="text"/>
    <style:style style:name="T333_76" style:family="text"/>
    <style:style style:name="T333_77" style:family="text"/>
    <style:style style:name="T333_78" style:family="text"/>
    <style:style style:name="T333_79" style:family="text"/>
    <style:style style:name="T333_80" style:family="text"/>
    <style:style style:name="T333_81" style:family="text"/>
    <style:style style:name="T333_82" style:family="text"/>
    <style:style style:name="T333_83" style:family="text"/>
    <style:style style:name="T333_84" style:family="text"/>
    <style:style style:name="T333_85" style:family="text"/>
    <style:style style:name="T333_86" style:family="text"/>
    <style:style style:name="T333_87" style:family="text"/>
    <style:style style:name="T333_88" style:family="text"/>
    <style:style style:name="T333_89" style:family="text"/>
    <style:style style:name="T333_90" style:family="text"/>
    <style:style style:name="T333_91" style:family="text"/>
    <style:style style:name="T333_92" style:family="text"/>
    <style:style style:name="T333_93" style:family="text"/>
    <style:style style:name="T333_94" style:family="text"/>
    <style:style style:name="T333_95" style:family="text"/>
    <style:style style:name="T333_96" style:family="text"/>
    <style:style style:name="T333_97" style:family="text"/>
    <style:style style:name="T333_98" style:family="text"/>
    <style:style style:name="T333_99" style:family="text"/>
    <style:style style:name="T333_100" style:family="text"/>
    <style:style style:name="T333_101" style:family="text"/>
    <style:style style:name="T333_102" style:family="text"/>
    <style:style style:name="T333_103" style:family="text"/>
    <style:style style:name="T333_104" style:family="text"/>
    <style:style style:name="T333_105" style:family="text"/>
    <style:style style:name="T333_106" style:family="text"/>
    <style:style style:name="T333_107" style:family="text"/>
    <style:style style:name="T333_108" style:family="text"/>
    <style:style style:name="T333_109" style:family="text"/>
    <style:style style:name="T333_110" style:family="text"/>
    <style:style style:name="T333_111" style:family="text"/>
    <style:style style:name="T333_112" style:family="text"/>
    <style:style style:name="T333_113" style:family="text"/>
    <style:style style:name="T333_114" style:family="text"/>
    <style:style style:name="T333_115" style:family="text"/>
    <style:style style:name="T333_116" style:family="text"/>
    <style:style style:name="T333_117" style:family="text"/>
    <style:style style:name="T333_118" style:family="text"/>
    <style:style style:name="T333_119" style:family="text"/>
    <style:style style:name="T333_120" style:family="text"/>
    <style:style style:name="T333_121" style:family="text"/>
    <style:style style:name="T333_122" style:family="text"/>
    <style:style style:name="T333_123" style:family="text"/>
    <style:style style:name="T333_124" style:family="text"/>
    <style:style style:name="T333_125" style:family="text"/>
    <style:style style:name="T333_126" style:family="text"/>
    <style:style style:name="T333_127" style:family="text"/>
    <style:style style:name="T333_128" style:family="text"/>
    <style:style style:name="T333_129" style:family="text"/>
    <style:style style:name="T333_130" style:family="text"/>
    <style:style style:name="T333_131" style:family="text"/>
    <style:style style:name="T333_132" style:family="text"/>
    <style:style style:name="T333_133" style:family="text"/>
    <style:style style:name="T333_134" style:family="text"/>
    <style:style style:name="T333_135" style:family="text"/>
    <style:style style:name="T333_136" style:family="text"/>
    <style:style style:name="T333_137" style:family="text"/>
    <style:style style:name="T333_138" style:family="text"/>
    <style:style style:name="T333_139" style:family="text"/>
    <style:style style:name="T333_140" style:family="text"/>
    <style:style style:name="T333_141" style:family="text"/>
    <style:style style:name="T333_142" style:family="text"/>
    <style:style style:name="T333_143" style:family="text"/>
    <style:style style:name="T333_144" style:family="text"/>
    <style:style style:name="T333_145" style:family="text"/>
    <style:style style:name="T333_146" style:family="text"/>
    <style:style style:name="T333_147" style:family="text"/>
    <style:style style:name="T333_148" style:family="text"/>
    <style:style style:name="T333_149" style:family="text"/>
    <style:style style:name="T333_150" style:family="text"/>
    <style:style style:name="T333_151" style:family="text"/>
    <style:style style:name="T333_152" style:family="text"/>
    <style:style style:name="T333_153" style:family="text"/>
    <style:style style:name="T333_154" style:family="text"/>
    <style:style style:name="T333_155" style:family="text"/>
    <style:style style:name="T333_156" style:family="text"/>
    <style:style style:name="T333_157" style:family="text"/>
    <style:style style:name="T333_158" style:family="text"/>
    <style:style style:name="T333_159" style:family="text"/>
    <style:style style:name="T333_160" style:family="text"/>
    <style:style style:name="T333_161" style:family="text"/>
    <style:style style:name="T333_162" style:family="text"/>
    <style:style style:name="T333_163" style:family="text"/>
    <style:style style:name="T333_164" style:family="text"/>
    <style:style style:name="T333_165" style:family="text"/>
    <style:style style:name="T333_166" style:family="text"/>
    <style:style style:name="T333_167" style:family="text"/>
    <style:style style:name="T333_168" style:family="text"/>
    <style:style style:name="T333_169" style:family="text"/>
    <style:style style:name="T333_170" style:family="text"/>
    <style:style style:name="T333_171" style:family="text"/>
    <style:style style:name="T333_172" style:family="text"/>
    <style:style style:name="T333_173" style:family="text"/>
    <style:style style:name="T333_174" style:family="text"/>
    <style:style style:name="T333_175" style:family="text"/>
    <style:style style:name="T333_176" style:family="text"/>
    <style:style style:name="T333_177" style:family="text"/>
    <style:style style:name="T333_178" style:family="text"/>
    <style:style style:name="T333_179" style:family="text"/>
    <style:style style:name="T333_180" style:family="text"/>
    <style:style style:name="T333_181" style:family="text"/>
    <style:style style:name="T333_182" style:family="text"/>
    <style:style style:name="T333_183" style:family="text"/>
    <style:style style:name="T333_184" style:family="text"/>
    <style:style style:name="T333_185" style:family="text"/>
    <style:style style:name="T333_186" style:family="text"/>
    <style:style style:name="T333_187" style:family="text"/>
    <style:style style:name="T333_188" style:family="text"/>
    <style:style style:name="T333_189" style:family="text"/>
    <style:style style:name="T333_190" style:family="text"/>
    <style:style style:name="T333_191" style:family="text"/>
    <style:style style:name="T333_192" style:family="text"/>
    <style:style style:name="T333_193" style:family="text"/>
    <style:style style:name="T333_194" style:family="text"/>
    <style:style style:name="T333_195" style:family="text"/>
    <style:style style:name="T333_196" style:family="text"/>
    <style:style style:name="T333_197" style:family="text"/>
    <style:style style:name="T333_198" style:family="text"/>
    <style:style style:name="T333_199" style:family="text"/>
    <style:style style:name="T333_200" style:family="text"/>
    <style:style style:name="T333_201" style:family="text"/>
    <style:style style:name="T333_202" style:family="text"/>
    <style:style style:name="T333_203" style:family="text"/>
    <style:style style:name="T333_204" style:family="text"/>
    <style:style style:name="T333_205" style:family="text"/>
    <style:style style:name="T333_206" style:family="text"/>
    <style:style style:name="T333_207" style:family="text"/>
    <style:style style:name="T333_208" style:family="text"/>
    <style:style style:name="T333_209" style:family="text"/>
    <style:style style:name="T333_210" style:family="text"/>
    <style:style style:name="T333_211" style:family="text"/>
    <style:style style:name="T333_212" style:family="text"/>
    <style:style style:name="T333_213" style:family="text"/>
    <style:style style:name="T333_214" style:family="text"/>
    <style:style style:name="T333_215" style:family="text"/>
    <style:style style:name="T333_216" style:family="text"/>
    <style:style style:name="T333_217" style:family="text"/>
    <style:style style:name="P334" style:family="paragraph" style:parent-style-name="Standard">
      <style:paragraph-properties fo:text-align="justify" fo:break-before="auto" fo:text-indent="1.101cm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T334_11" style:family="text"/>
    <style:style style:name="T334_12" style:family="text"/>
    <style:style style:name="T334_13" style:family="text"/>
    <style:style style:name="T334_14" style:family="text"/>
    <style:style style:name="T334_15" style:family="text"/>
    <style:style style:name="T334_16" style:family="text"/>
    <style:style style:name="T334_17" style:family="text"/>
    <style:style style:name="T334_18" style:family="text"/>
    <style:style style:name="T334_19" style:family="text"/>
    <style:style style:name="T334_20" style:family="text"/>
    <style:style style:name="T334_21" style:family="text"/>
    <style:style style:name="T334_22" style:family="text"/>
    <style:style style:name="T334_23" style:family="text"/>
    <style:style style:name="T334_24" style:family="text"/>
    <style:style style:name="T334_25" style:family="text"/>
    <style:style style:name="T334_26" style:family="text"/>
    <style:style style:name="T334_27" style:family="text"/>
    <style:style style:name="T334_28" style:family="text"/>
    <style:style style:name="T334_29" style:family="text"/>
    <style:style style:name="T334_30" style:family="text"/>
    <style:style style:name="T334_31" style:family="text"/>
    <style:style style:name="T334_32" style:family="text"/>
    <style:style style:name="T334_33" style:family="text"/>
    <style:style style:name="T334_34" style:family="text"/>
    <style:style style:name="T334_35" style:family="text"/>
    <style:style style:name="T334_36" style:family="text"/>
    <style:style style:name="T334_37" style:family="text"/>
    <style:style style:name="T334_38" style:family="text"/>
    <style:style style:name="T334_39" style:family="text"/>
    <style:style style:name="T334_40" style:family="text"/>
    <style:style style:name="T334_41" style:family="text"/>
    <style:style style:name="T334_42" style:family="text"/>
    <style:style style:name="T334_43" style:family="text"/>
    <style:style style:name="T334_44" style:family="text"/>
    <style:style style:name="T334_45" style:family="text"/>
    <style:style style:name="T334_46" style:family="text"/>
    <style:style style:name="T334_47" style:family="text"/>
    <style:style style:name="T334_48" style:family="text"/>
    <style:style style:name="T334_49" style:family="text"/>
    <style:style style:name="T334_50" style:family="text"/>
    <style:style style:name="T334_51" style:family="text"/>
    <style:style style:name="T334_52" style:family="text"/>
    <style:style style:name="T334_53" style:family="text"/>
    <style:style style:name="T334_54" style:family="text"/>
    <style:style style:name="T334_55" style:family="text"/>
    <style:style style:name="T334_56" style:family="text"/>
    <style:style style:name="T334_57" style:family="text"/>
    <style:style style:name="T334_58" style:family="text"/>
    <style:style style:name="T334_59" style:family="text"/>
    <style:style style:name="T334_60" style:family="text"/>
    <style:style style:name="T334_61" style:family="text"/>
    <style:style style:name="T334_62" style:family="text"/>
    <style:style style:name="T334_63" style:family="text"/>
    <style:style style:name="T334_64" style:family="text"/>
    <style:style style:name="T334_65" style:family="text"/>
    <style:style style:name="T334_66" style:family="text"/>
    <style:style style:name="T334_67" style:family="text"/>
    <style:style style:name="T334_68" style:family="text"/>
    <style:style style:name="T334_69" style:family="text"/>
    <style:style style:name="T334_70" style:family="text"/>
    <style:style style:name="T334_71" style:family="text"/>
    <style:style style:name="T334_72" style:family="text"/>
    <style:style style:name="T334_73" style:family="text"/>
    <style:style style:name="T334_74" style:family="text"/>
    <style:style style:name="T334_75" style:family="text"/>
    <style:style style:name="T334_76" style:family="text"/>
    <style:style style:name="T334_77" style:family="text"/>
    <style:style style:name="T334_78" style:family="text"/>
    <style:style style:name="T334_79" style:family="text"/>
    <style:style style:name="T334_80" style:family="text"/>
    <style:style style:name="T334_81" style:family="text"/>
    <style:style style:name="T334_82" style:family="text"/>
    <style:style style:name="T334_83" style:family="text"/>
    <style:style style:name="T334_84" style:family="text"/>
    <style:style style:name="T334_85" style:family="text"/>
    <style:style style:name="T334_86" style:family="text"/>
    <style:style style:name="T334_87" style:family="text"/>
    <style:style style:name="T334_88" style:family="text"/>
    <style:style style:name="T334_89" style:family="text"/>
    <style:style style:name="T334_90" style:family="text"/>
    <style:style style:name="T334_91" style:family="text"/>
    <style:style style:name="T334_92" style:family="text"/>
    <style:style style:name="T334_93" style:family="text"/>
    <style:style style:name="T334_94" style:family="text"/>
    <style:style style:name="T334_95" style:family="text"/>
    <style:style style:name="T334_96" style:family="text"/>
    <style:style style:name="T334_97" style:family="text"/>
    <style:style style:name="T334_98" style:family="text"/>
    <style:style style:name="T334_99" style:family="text"/>
    <style:style style:name="T334_100" style:family="text"/>
    <style:style style:name="T334_101" style:family="text"/>
    <style:style style:name="T334_102" style:family="text"/>
    <style:style style:name="T334_103" style:family="text"/>
    <style:style style:name="T334_104" style:family="text"/>
    <style:style style:name="T334_105" style:family="text"/>
    <style:style style:name="T334_106" style:family="text"/>
    <style:style style:name="T334_107" style:family="text"/>
    <style:style style:name="T334_108" style:family="text"/>
    <style:style style:name="T334_109" style:family="text"/>
    <style:style style:name="T334_110" style:family="text"/>
    <style:style style:name="T334_111" style:family="text"/>
    <style:style style:name="T334_112" style:family="text"/>
    <style:style style:name="T334_113" style:family="text"/>
    <style:style style:name="T334_114" style:family="text"/>
    <style:style style:name="T334_115" style:family="text"/>
    <style:style style:name="T334_116" style:family="text"/>
    <style:style style:name="T334_117" style:family="text"/>
    <style:style style:name="T334_118" style:family="text"/>
    <style:style style:name="T334_119" style:family="text"/>
    <style:style style:name="T334_120" style:family="text"/>
    <style:style style:name="T334_121" style:family="text"/>
    <style:style style:name="T334_122" style:family="text"/>
    <style:style style:name="T334_123" style:family="text"/>
    <style:style style:name="T334_124" style:family="text"/>
    <style:style style:name="T334_125" style:family="text"/>
    <style:style style:name="T334_126" style:family="text"/>
    <style:style style:name="T334_127" style:family="text"/>
    <style:style style:name="T334_128" style:family="text"/>
    <style:style style:name="T334_129" style:family="text"/>
    <style:style style:name="T334_130" style:family="text"/>
    <style:style style:name="T334_131" style:family="text"/>
    <style:style style:name="T334_132" style:family="text"/>
    <style:style style:name="T334_133" style:family="text"/>
    <style:style style:name="T334_134" style:family="text"/>
    <style:style style:name="T334_135" style:family="text"/>
    <style:style style:name="T334_136" style:family="text"/>
    <style:style style:name="T334_137" style:family="text"/>
    <style:style style:name="T334_138" style:family="text"/>
    <style:style style:name="T334_139" style:family="text"/>
    <style:style style:name="T334_140" style:family="text"/>
    <style:style style:name="T334_141" style:family="text"/>
    <style:style style:name="P335" style:family="paragraph" style:parent-style-name="Standard">
      <style:paragraph-properties fo:text-align="justify" fo:break-before="auto" fo:text-indent="1.101cm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T335_6" style:family="text"/>
    <style:style style:name="T335_7" style:family="text"/>
    <style:style style:name="T335_8" style:family="text"/>
    <style:style style:name="T335_9" style:family="text"/>
    <style:style style:name="T335_10" style:family="text"/>
    <style:style style:name="T335_11" style:family="text"/>
    <style:style style:name="T335_12" style:family="text"/>
    <style:style style:name="T335_13" style:family="text"/>
    <style:style style:name="T335_14" style:family="text"/>
    <style:style style:name="T335_15" style:family="text"/>
    <style:style style:name="T335_16" style:family="text"/>
    <style:style style:name="T335_17" style:family="text"/>
    <style:style style:name="T335_18" style:family="text"/>
    <style:style style:name="T335_19" style:family="text"/>
    <style:style style:name="T335_20" style:family="text"/>
    <style:style style:name="T335_21" style:family="text"/>
    <style:style style:name="T335_22" style:family="text"/>
    <style:style style:name="T335_23" style:family="text"/>
    <style:style style:name="T335_24" style:family="text"/>
    <style:style style:name="T335_25" style:family="text"/>
    <style:style style:name="T335_26" style:family="text"/>
    <style:style style:name="T335_27" style:family="text"/>
    <style:style style:name="T335_28" style:family="text"/>
    <style:style style:name="T335_29" style:family="text"/>
    <style:style style:name="T335_30" style:family="text"/>
    <style:style style:name="T335_31" style:family="text"/>
    <style:style style:name="T335_32" style:family="text"/>
    <style:style style:name="T335_33" style:family="text"/>
    <style:style style:name="T335_34" style:family="text"/>
    <style:style style:name="T335_35" style:family="text"/>
    <style:style style:name="T335_36" style:family="text"/>
    <style:style style:name="T335_37" style:family="text"/>
    <style:style style:name="T335_38" style:family="text"/>
    <style:style style:name="T335_39" style:family="text"/>
    <style:style style:name="T335_40" style:family="text"/>
    <style:style style:name="T335_41" style:family="text"/>
    <style:style style:name="T335_42" style:family="text"/>
    <style:style style:name="T335_43" style:family="text"/>
    <style:style style:name="T335_44" style:family="text"/>
    <style:style style:name="T335_45" style:family="text"/>
    <style:style style:name="T335_46" style:family="text"/>
    <style:style style:name="T335_47" style:family="text"/>
    <style:style style:name="T335_48" style:family="text"/>
    <style:style style:name="T335_49" style:family="text"/>
    <style:style style:name="T335_50" style:family="text"/>
    <style:style style:name="T335_51" style:family="text"/>
    <style:style style:name="T335_52" style:family="text"/>
    <style:style style:name="T335_53" style:family="text"/>
    <style:style style:name="T335_54" style:family="text"/>
    <style:style style:name="T335_55" style:family="text"/>
    <style:style style:name="T335_56" style:family="text"/>
    <style:style style:name="T335_57" style:family="text"/>
    <style:style style:name="T335_58" style:family="text"/>
    <style:style style:name="T335_59" style:family="text"/>
    <style:style style:name="T335_60" style:family="text"/>
    <style:style style:name="T335_61" style:family="text"/>
    <style:style style:name="T335_62" style:family="text"/>
    <style:style style:name="T335_63" style:family="text"/>
    <style:style style:name="T335_64" style:family="text"/>
    <style:style style:name="T335_65" style:family="text"/>
    <style:style style:name="T335_66" style:family="text"/>
    <style:style style:name="T335_67" style:family="text"/>
    <style:style style:name="T335_68" style:family="text"/>
    <style:style style:name="T335_69" style:family="text"/>
    <style:style style:name="T335_70" style:family="text"/>
    <style:style style:name="T335_71" style:family="text"/>
    <style:style style:name="T335_72" style:family="text"/>
    <style:style style:name="T335_73" style:family="text"/>
    <style:style style:name="T335_74" style:family="text"/>
    <style:style style:name="T335_75" style:family="text"/>
    <style:style style:name="T335_76" style:family="text"/>
    <style:style style:name="T335_77" style:family="text"/>
    <style:style style:name="T335_78" style:family="text"/>
    <style:style style:name="T335_79" style:family="text"/>
    <style:style style:name="T335_80" style:family="text"/>
    <style:style style:name="T335_81" style:family="text"/>
    <style:style style:name="T335_82" style:family="text"/>
    <style:style style:name="T335_83" style:family="text"/>
    <style:style style:name="T335_84" style:family="text"/>
    <style:style style:name="T335_85" style:family="text"/>
    <style:style style:name="T335_86" style:family="text"/>
    <style:style style:name="T335_87" style:family="text"/>
    <style:style style:name="T335_88" style:family="text"/>
    <style:style style:name="T335_89" style:family="text"/>
    <style:style style:name="P336" style:family="paragraph" style:parent-style-name="Standard">
      <style:paragraph-properties fo:text-align="center" fo:break-before="page" fo:text-indent="1.101cm" style:writing-mode="lr-tb"/>
    </style:style>
    <style:style style:name="T336_1" style:family="text">
      <style:text-properties fo:font-weight="bold" style:font-weight-asian="bold" style:font-weight-complex="bold"/>
    </style:style>
    <style:style style:name="T336_2" style:family="text">
      <style:text-properties fo:font-weight="bold" style:font-weight-asian="bold" style:font-weight-complex="bold"/>
    </style:style>
    <style:style style:name="T336_3" style:family="text">
      <style:text-properties fo:font-weight="bold" style:font-weight-asian="bold" style:font-weight-complex="bold"/>
    </style:style>
    <style:style style:name="P337" style:family="paragraph" style:parent-style-name="Standard">
      <style:paragraph-properties fo:text-align="center" fo:break-before="auto" fo:text-indent="1.101cm" style:writing-mode="lr-tb"/>
    </style:style>
    <style:style style:name="T337_1" style:family="text">
      <style:text-properties fo:font-weight="bold" style:font-weight-asian="bold" style:font-weight-complex="bold"/>
    </style:style>
    <style:style style:name="T337_2" style:family="text">
      <style:text-properties fo:font-weight="bold" style:font-weight-asian="bold" style:font-weight-complex="bold"/>
    </style:style>
    <style:style style:name="T337_3" style:family="text">
      <style:text-properties fo:font-weight="bold" style:font-weight-asian="bold" style:font-weight-complex="bold"/>
    </style:style>
    <style:style style:name="T337_4" style:family="text">
      <style:text-properties fo:font-weight="bold" style:font-weight-asian="bold" style:font-weight-complex="bold"/>
    </style:style>
    <style:style style:name="T337_5" style:family="text">
      <style:text-properties fo:font-weight="bold" style:font-weight-asian="bold" style:font-weight-complex="bold"/>
    </style:style>
    <style:style style:name="T337_6" style:family="text">
      <style:text-properties fo:font-weight="bold" style:font-weight-asian="bold" style:font-weight-complex="bold"/>
    </style:style>
    <style:style style:name="T337_7" style:family="text">
      <style:text-properties fo:font-weight="bold" style:font-weight-asian="bold" style:font-weight-complex="bold"/>
    </style:style>
    <style:style style:name="P338" style:family="paragraph" style:parent-style-name="Standard">
      <style:paragraph-properties fo:text-align="center" fo:break-before="auto" fo:text-indent="1.101cm" style:writing-mode="lr-tb"/>
      <style:text-properties fo:font-weight="bold" style:font-weight-asian="bold" style:font-weight-complex="bold"/>
    </style:style>
    <style:style style:name="P339" style:family="paragraph" style:parent-style-name="Standard">
      <style:paragraph-properties fo:text-align="justify" fo:break-before="auto" fo:text-indent="0cm" fo:margin-left="9.991cm" style:writing-mode="lr-tb"/>
    </style:style>
    <style:style style:name="T339_1" style:family="text"/>
    <style:style style:name="T339_2" style:family="text"/>
    <style:style style:name="T339_3" style:family="text"/>
    <style:style style:name="P340" style:family="paragraph" style:parent-style-name="Standard">
      <style:paragraph-properties fo:text-align="justify" fo:break-before="auto" fo:text-indent="0cm" fo:margin-left="9.991cm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P341" style:family="paragraph" style:parent-style-name="Standard">
      <style:paragraph-properties fo:text-align="justify" fo:break-before="auto" fo:text-indent="0cm" fo:margin-left="9.991cm" style:writing-mode="lr-tb"/>
    </style:style>
    <style:style style:name="T341_1" style:family="text"/>
    <style:style style:name="T341_2" style:family="text"/>
    <style:style style:name="T341_3" style:family="text"/>
    <style:style style:name="T341_4" style:family="text"/>
    <style:style style:name="T341_5" style:family="text"/>
    <style:style style:name="T341_6" style:family="text"/>
    <style:style style:name="T341_7" style:family="text"/>
    <style:style style:name="T341_8" style:family="text"/>
    <style:style style:name="P342" style:family="paragraph" style:parent-style-name="Standard">
      <style:paragraph-properties fo:text-align="justify" fo:break-before="auto" fo:text-indent="0cm" fo:margin-left="9.991cm" style:writing-mode="lr-tb"/>
    </style:style>
    <style:style style:name="P343" style:family="paragraph" style:parent-style-name="Standard">
      <style:paragraph-properties fo:text-align="justify" fo:break-before="auto" fo:text-indent="0cm" fo:margin-left="9.991cm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/>
    <style:style style:name="P344" style:family="paragraph" style:parent-style-name="Standard">
      <style:paragraph-properties fo:text-align="justify" fo:break-before="auto" fo:text-indent="0cm" fo:margin-left="9.991cm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P345" style:family="paragraph" style:parent-style-name="Standard">
      <style:paragraph-properties fo:text-align="justify" fo:break-before="auto" fo:text-indent="0cm" fo:margin-left="9.991cm" style:writing-mode="lr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T345_6" style:family="text"/>
    <style:style style:name="T345_7" style:family="text"/>
    <style:style style:name="P346" style:family="paragraph" style:parent-style-name="Standard">
      <style:paragraph-properties fo:text-align="justify" fo:break-before="auto" fo:text-indent="0cm" fo:margin-left="9.991cm" style:writing-mode="lr-tb"/>
    </style:style>
    <style:style style:name="T346_1" style:family="text"/>
    <style:style style:name="T346_2" style:family="text"/>
    <style:style style:name="T346_3" style:family="text"/>
    <style:style style:name="T346_4" style:family="text"/>
    <style:style style:name="T346_5" style:family="text"/>
    <style:style style:name="P347" style:family="paragraph" style:parent-style-name="Standard">
      <style:paragraph-properties fo:text-align="justify" fo:break-before="auto" fo:text-indent="0cm" fo:margin-left="9.991cm" style:writing-mode="lr-tb"/>
    </style:style>
    <style:style style:name="P348" style:family="paragraph" style:parent-style-name="Standard">
      <style:paragraph-properties fo:break-before="auto" fo:text-indent="0cm" fo:margin-left="11.24cm" style:writing-mode="lr-tb"/>
    </style:style>
    <style:style style:name="P349" style:family="paragraph" style:parent-style-name="Standard">
      <style:paragraph-properties fo:text-align="center" fo:break-before="auto" style:writing-mode="lr-tb"/>
    </style:style>
    <style:style style:name="T349_1" style:family="text">
      <style:text-properties fo:font-weight="bold" style:font-weight-asian="bold" style:font-weight-complex="bold"/>
    </style:style>
    <style:style style:name="P350" style:family="paragraph" style:parent-style-name="Standard">
      <style:paragraph-properties fo:text-align="center" fo:break-before="auto" style:writing-mode="lr-tb"/>
      <style:text-properties fo:font-weight="bold" style:font-weight-asian="bold" style:font-weight-complex="bold"/>
    </style:style>
    <style:style style:name="P351" style:family="paragraph" style:parent-style-name="Standard">
      <style:paragraph-properties fo:text-align="justify" fo:break-before="auto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T351_9" style:family="text"/>
    <style:style style:name="T351_10" style:family="text"/>
    <style:style style:name="T351_11" style:family="text"/>
    <style:style style:name="T351_12" style:family="text"/>
    <style:style style:name="T351_13" style:family="text"/>
    <style:style style:name="T351_14" style:family="text"/>
    <style:style style:name="T351_15" style:family="text"/>
    <style:style style:name="T351_16" style:family="text"/>
    <style:style style:name="T351_17" style:family="text"/>
    <style:style style:name="T351_18" style:family="text"/>
    <style:style style:name="T351_19" style:family="text"/>
    <style:style style:name="T351_20" style:family="text"/>
    <style:style style:name="T351_21" style:family="text"/>
    <style:style style:name="T351_22" style:family="text"/>
    <style:style style:name="T351_23" style:family="text"/>
    <style:style style:name="T351_24" style:family="text"/>
    <style:style style:name="T351_25" style:family="text"/>
    <style:style style:name="T351_26" style:family="text"/>
    <style:style style:name="T351_27" style:family="text"/>
    <style:style style:name="T351_28" style:family="text"/>
    <style:style style:name="T351_29" style:family="text"/>
    <style:style style:name="T351_30" style:family="text"/>
    <style:style style:name="T351_31" style:family="text"/>
    <style:style style:name="T351_32" style:family="text"/>
    <style:style style:name="T351_33" style:family="text"/>
    <style:style style:name="T351_34" style:family="text"/>
    <style:style style:name="T351_35" style:family="text"/>
    <style:style style:name="T351_36" style:family="text"/>
    <style:style style:name="T351_37" style:family="text"/>
    <style:style style:name="T351_38" style:family="text"/>
    <style:style style:name="T351_39" style:family="text"/>
    <style:style style:name="T351_40" style:family="text"/>
    <style:style style:name="T351_41" style:family="text"/>
    <style:style style:name="T351_42" style:family="text"/>
    <style:style style:name="T351_43" style:family="text"/>
    <style:style style:name="T351_44" style:family="text"/>
    <style:style style:name="T351_45" style:family="text"/>
    <style:style style:name="T351_46" style:family="text"/>
    <style:style style:name="T351_47" style:family="text"/>
    <style:style style:name="T351_48" style:family="text"/>
    <style:style style:name="T351_49" style:family="text"/>
    <style:style style:name="T351_50" style:family="text"/>
    <style:style style:name="T351_51" style:family="text"/>
    <style:style style:name="P352" style:family="paragraph" style:parent-style-name="Standard">
      <style:paragraph-properties fo:text-align="justify" fo:break-before="auto" style:writing-mode="lr-tb"/>
    </style:style>
    <style:style style:name="P353" style:family="paragraph" style:parent-style-name="Standard">
      <style:paragraph-properties fo:text-align="justify" fo:break-before="auto" style:writing-mode="lr-tb"/>
    </style:style>
    <style:style style:name="P354" style:family="paragraph" style:parent-style-name="Standard">
      <style:paragraph-properties fo:text-align="justify" fo:break-before="auto" style:writing-mode="lr-tb"/>
    </style:style>
    <style:style style:name="P355" style:family="paragraph" style:parent-style-name="Standard">
      <style:paragraph-properties fo:text-align="justify" fo:break-before="auto" style:writing-mode="lr-tb"/>
    </style:style>
    <style:style style:name="P356" style:family="paragraph" style:parent-style-name="Standard">
      <style:paragraph-properties fo:text-align="justify" fo:break-before="auto" style:writing-mode="lr-tb"/>
    </style:style>
    <style:style style:name="P357" style:family="paragraph" style:parent-style-name="Standard">
      <style:paragraph-properties fo:text-align="justify" fo:break-before="auto" style:writing-mode="lr-tb"/>
    </style:style>
    <style:style style:name="T357_1" style:family="text"/>
    <style:style style:name="T357_2" style:family="text"/>
    <style:style style:name="T357_3" style:family="text"/>
    <style:style style:name="P358" style:family="paragraph" style:parent-style-name="Standard">
      <style:paragraph-properties fo:text-align="justify" fo:break-before="auto" style:writing-mode="lr-tb"/>
    </style:style>
    <style:style style:name="T358_1" style:family="text"/>
    <style:style style:name="T358_2" style:family="text">
      <style:text-properties fo:font-size="11pt" style:font-size-asian="11pt" style:font-size-complex="11pt"/>
    </style:style>
    <style:style style:name="T358_3" style:family="text">
      <style:text-properties fo:font-size="11pt" style:font-size-asian="11pt" style:font-size-complex="11pt"/>
    </style:style>
    <style:style style:name="T358_4" style:family="text">
      <style:text-properties fo:font-size="11pt" style:font-size-asian="11pt" style:font-size-complex="11pt"/>
    </style:style>
    <style:style style:name="P359" style:family="paragraph" style:parent-style-name="Standard">
      <style:paragraph-properties fo:text-align="justify" fo:break-before="auto" style:writing-mode="lr-tb"/>
      <style:text-properties fo:font-size="11pt" style:font-size-asian="11pt" style:font-size-complex="11pt"/>
    </style:style>
    <style:style style:name="P360" style:family="paragraph" style:parent-style-name="Standard">
      <style:paragraph-properties fo:text-align="justify" fo:break-before="auto" style:writing-mode="lr-tb"/>
      <style:text-properties fo:font-size="11pt" style:font-size-asian="11pt" style:font-size-complex="11pt"/>
    </style:style>
    <style:style style:name="P361" style:family="paragraph" style:parent-style-name="Standard">
      <style:paragraph-properties fo:text-align="justify" fo:break-before="auto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P362" style:family="paragraph" style:parent-style-name="Standard">
      <style:paragraph-properties fo:text-align="justify" fo:break-before="auto" style:writing-mode="lr-tb"/>
    </style:style>
    <style:style style:name="T362_1" style:family="text"/>
    <style:style style:name="T362_2" style:family="text">
      <style:text-properties fo:font-size="11pt" style:font-size-asian="11pt" style:font-size-complex="11pt"/>
    </style:style>
    <style:style style:name="T362_3" style:family="text">
      <style:text-properties fo:font-size="11pt" style:font-size-asian="11pt" style:font-size-complex="11pt"/>
    </style:style>
    <style:style style:name="T362_4" style:family="text">
      <style:text-properties fo:font-size="11pt" style:font-size-asian="11pt" style:font-size-complex="11pt"/>
    </style:style>
    <style:style style:name="P363" style:family="paragraph" style:parent-style-name="Standard">
      <style:paragraph-properties fo:text-align="justify" fo:break-before="auto" style:writing-mode="lr-tb"/>
      <style:text-properties fo:font-size="11pt" style:font-size-asian="11pt" style:font-size-complex="11pt"/>
    </style:style>
    <style:style style:name="P364" style:family="paragraph" style:parent-style-name="Standard">
      <style:paragraph-properties fo:text-align="justify" fo:break-before="auto" style:writing-mode="lr-tb"/>
      <style:text-properties fo:font-size="11pt" style:font-size-asian="11pt" style:font-size-complex="11pt"/>
    </style:style>
    <style:style style:name="P365" style:family="paragraph" style:parent-style-name="Standard">
      <style:paragraph-properties fo:text-align="justify" fo:break-before="auto" style:writing-mode="lr-tb"/>
    </style:style>
    <style:style style:name="T365_1" style:family="text">
      <style:text-properties fo:font-weight="bold" style:font-weight-asian="bold" style:font-weight-complex="bold"/>
    </style:style>
    <style:style style:name="T365_2" style:family="text"/>
    <style:style style:name="T365_3" style:family="text"/>
    <style:style style:name="T365_4" style:family="text"/>
    <style:style style:name="T365_5" style:family="text"/>
    <style:style style:name="T365_6" style:family="text"/>
    <style:style style:name="P366" style:family="paragraph" style:parent-style-name="Standard">
      <style:paragraph-properties fo:text-align="justify" fo:break-before="auto" style:writing-mode="lr-tb"/>
    </style:style>
    <style:style style:name="P367" style:family="paragraph" style:parent-style-name="Standard">
      <style:paragraph-properties fo:text-align="justify" fo:break-before="auto" style:writing-mode="lr-tb"/>
    </style:style>
    <style:style style:name="T367_1" style:family="text"/>
    <style:style style:name="T367_2" style:family="text"/>
    <style:style style:name="T367_3" style:family="text"/>
    <style:style style:name="T367_4" style:family="text"/>
    <style:style style:name="T367_5" style:family="text"/>
    <style:style style:name="T367_6" style:family="text"/>
    <style:style style:name="T367_7" style:family="text"/>
    <style:style style:name="T367_8" style:family="text"/>
    <style:style style:name="T367_9" style:family="text"/>
    <style:style style:name="T367_10" style:family="text"/>
    <style:style style:name="T367_11" style:family="text"/>
    <style:style style:name="T367_12" style:family="text"/>
    <style:style style:name="T367_13" style:family="text"/>
    <style:style style:name="P368" style:family="paragraph" style:parent-style-name="Standard">
      <style:paragraph-properties fo:text-align="justify" fo:break-before="auto" style:writing-mode="lr-tb"/>
    </style:style>
    <style:style style:name="T368_1" style:family="text"/>
    <style:style style:name="T368_2" style:family="text">
      <style:text-properties fo:font-size="11pt" style:font-size-asian="11pt" style:font-size-complex="11pt"/>
    </style:style>
    <style:style style:name="T368_3" style:family="text">
      <style:text-properties fo:font-size="11pt" style:font-size-asian="11pt" style:font-size-complex="11pt"/>
    </style:style>
    <style:style style:name="T368_4" style:family="text">
      <style:text-properties fo:font-size="11pt" style:font-size-asian="11pt" style:font-size-complex="11pt"/>
    </style:style>
    <style:style style:name="P369" style:family="paragraph" style:parent-style-name="Standard">
      <style:paragraph-properties fo:text-align="center" fo:break-before="page" fo:text-indent="1.101cm" style:writing-mode="lr-tb"/>
    </style:style>
    <style:style style:name="T369_1" style:family="text">
      <style:text-properties fo:font-weight="bold" style:font-weight-asian="bold" style:font-weight-complex="bold"/>
    </style:style>
    <style:style style:name="T369_2" style:family="text">
      <style:text-properties fo:font-weight="bold" style:font-weight-asian="bold" style:font-weight-complex="bold"/>
    </style:style>
    <style:style style:name="T369_3" style:family="text">
      <style:text-properties fo:font-weight="bold" style:font-weight-asian="bold" style:font-weight-complex="bold"/>
    </style:style>
    <style:style style:name="P370" style:family="paragraph" style:parent-style-name="Standard">
      <style:paragraph-properties fo:text-align="center" fo:break-before="auto" fo:text-indent="1.101cm" style:writing-mode="lr-tb"/>
    </style:style>
    <style:style style:name="T370_1" style:family="text">
      <style:text-properties fo:font-weight="bold" style:font-weight-asian="bold" style:font-weight-complex="bold"/>
    </style:style>
    <style:style style:name="T370_2" style:family="text">
      <style:text-properties fo:font-weight="bold" style:font-weight-asian="bold" style:font-weight-complex="bold"/>
    </style:style>
    <style:style style:name="T370_3" style:family="text">
      <style:text-properties fo:font-weight="bold" style:font-weight-asian="bold" style:font-weight-complex="bold"/>
    </style:style>
    <style:style style:name="T370_4" style:family="text">
      <style:text-properties fo:font-weight="bold" style:font-weight-asian="bold" style:font-weight-complex="bold"/>
    </style:style>
    <style:style style:name="T370_5" style:family="text">
      <style:text-properties fo:font-weight="bold" style:font-weight-asian="bold" style:font-weight-complex="bold"/>
    </style:style>
    <style:style style:name="T370_6" style:family="text">
      <style:text-properties fo:font-weight="bold" style:font-weight-asian="bold" style:font-weight-complex="bold"/>
    </style:style>
    <style:style style:name="T370_7" style:family="text">
      <style:text-properties fo:font-weight="bold" style:font-weight-asian="bold" style:font-weight-complex="bold"/>
    </style:style>
    <style:style style:name="T370_8" style:family="text">
      <style:text-properties fo:font-weight="bold" style:font-weight-asian="bold" style:font-weight-complex="bold"/>
    </style:style>
    <style:style style:name="T370_9" style:family="text">
      <style:text-properties fo:font-weight="bold" style:font-weight-asian="bold" style:font-weight-complex="bold"/>
    </style:style>
    <style:style style:name="T370_10" style:family="text">
      <style:text-properties fo:font-weight="bold" style:font-weight-asian="bold" style:font-weight-complex="bold"/>
    </style:style>
    <style:style style:name="T370_11" style:family="text">
      <style:text-properties fo:font-weight="bold" style:font-weight-asian="bold" style:font-weight-complex="bold"/>
    </style:style>
    <style:style style:name="T370_12" style:family="text">
      <style:text-properties fo:font-weight="bold" style:font-weight-asian="bold" style:font-weight-complex="bold"/>
    </style:style>
    <style:style style:name="T370_13" style:family="text">
      <style:text-properties fo:font-weight="bold" style:font-weight-asian="bold" style:font-weight-complex="bold"/>
    </style:style>
    <style:style style:name="T370_14" style:family="text">
      <style:text-properties fo:font-weight="bold" style:font-weight-asian="bold" style:font-weight-complex="bold"/>
    </style:style>
    <style:style style:name="T370_15" style:family="text">
      <style:text-properties fo:font-weight="bold" style:font-weight-asian="bold" style:font-weight-complex="bold"/>
    </style:style>
    <style:style style:name="P371" style:family="paragraph" style:parent-style-name="Standard">
      <style:paragraph-properties fo:text-align="center" fo:break-before="auto" fo:text-indent="1.101cm" style:writing-mode="lr-tb"/>
      <style:text-properties fo:font-weight="bold" style:font-weight-asian="bold" style:font-weight-complex="bold"/>
    </style:style>
    <style:style style:name="P372" style:family="paragraph" style:parent-style-name="Standard">
      <style:paragraph-properties fo:text-align="justify" fo:break-before="auto" fo:text-indent="0cm" fo:margin-left="9.991cm" style:writing-mode="lr-tb"/>
    </style:style>
    <style:style style:name="T372_1" style:family="text"/>
    <style:style style:name="T372_2" style:family="text"/>
    <style:style style:name="T372_3" style:family="text"/>
    <style:style style:name="P373" style:family="paragraph" style:parent-style-name="Standard">
      <style:paragraph-properties fo:break-before="auto" fo:text-indent="0cm" fo:margin-left="9.991cm" style:writing-mode="lr-tb"/>
    </style:style>
    <style:style style:name="T373_1" style:family="text"/>
    <style:style style:name="T373_2" style:family="text"/>
    <style:style style:name="T373_3" style:family="text"/>
    <style:style style:name="T373_4" style:family="text"/>
    <style:style style:name="T373_5" style:family="text"/>
    <style:style style:name="P374" style:family="paragraph" style:parent-style-name="Standard">
      <style:paragraph-properties fo:break-before="auto" fo:text-indent="0cm" fo:margin-left="9.991cm" style:writing-mode="lr-tb"/>
    </style:style>
    <style:style style:name="T374_1" style:family="text"/>
    <style:style style:name="T374_2" style:family="text"/>
    <style:style style:name="T374_3" style:family="text"/>
    <style:style style:name="T374_4" style:family="text"/>
    <style:style style:name="T374_5" style:family="text"/>
    <style:style style:name="T374_6" style:family="text"/>
    <style:style style:name="T374_7" style:family="text"/>
    <style:style style:name="T374_8" style:family="text"/>
    <style:style style:name="P375" style:family="paragraph" style:parent-style-name="Standard">
      <style:paragraph-properties fo:text-align="right" fo:break-before="auto" fo:text-indent="0cm" fo:margin-left="9.991cm" style:writing-mode="lr-tb"/>
    </style:style>
    <style:style style:name="P376" style:family="paragraph" style:parent-style-name="Standard">
      <style:paragraph-properties fo:break-before="auto" fo:text-indent="0cm" fo:margin-left="9.991cm" style:writing-mode="lr-tb"/>
    </style:style>
    <style:style style:name="T376_1" style:family="text"/>
    <style:style style:name="T376_2" style:family="text"/>
    <style:style style:name="T376_3" style:family="text"/>
    <style:style style:name="T376_4" style:family="text"/>
    <style:style style:name="T376_5" style:family="text"/>
    <style:style style:name="T376_6" style:family="text"/>
    <style:style style:name="P377" style:family="paragraph" style:parent-style-name="Standard">
      <style:paragraph-properties fo:break-before="auto" fo:text-indent="0cm" fo:margin-left="9.991cm" style:writing-mode="lr-tb"/>
    </style:style>
    <style:style style:name="T377_1" style:family="text"/>
    <style:style style:name="T377_2" style:family="text"/>
    <style:style style:name="T377_3" style:family="text"/>
    <style:style style:name="T377_4" style:family="text"/>
    <style:style style:name="T377_5" style:family="text"/>
    <style:style style:name="T377_6" style:family="text"/>
    <style:style style:name="T377_7" style:family="text"/>
    <style:style style:name="T377_8" style:family="text"/>
    <style:style style:name="T377_9" style:family="text"/>
    <style:style style:name="T377_10" style:family="text"/>
    <style:style style:name="T377_11" style:family="text"/>
    <style:style style:name="P378" style:family="paragraph" style:parent-style-name="Standard">
      <style:paragraph-properties fo:break-before="auto" fo:text-indent="0cm" fo:margin-left="9.991cm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P379" style:family="paragraph" style:parent-style-name="Standard">
      <style:paragraph-properties fo:break-before="auto" fo:text-indent="0cm" fo:margin-left="11.24cm" style:writing-mode="lr-tb"/>
    </style:style>
    <style:style style:name="P380" style:family="paragraph" style:parent-style-name="Standard">
      <style:paragraph-properties fo:break-before="auto" fo:text-indent="0cm" fo:margin-left="11.24cm" style:writing-mode="lr-tb"/>
    </style:style>
    <style:style style:name="P381" style:family="paragraph" style:parent-style-name="Standard">
      <style:paragraph-properties fo:text-align="center" fo:break-before="auto" style:writing-mode="lr-tb"/>
    </style:style>
    <style:style style:name="T381_1" style:family="text">
      <style:text-properties fo:font-weight="bold" style:font-weight-asian="bold" style:font-weight-complex="bold"/>
    </style:style>
    <style:style style:name="P382" style:family="paragraph" style:parent-style-name="Standard">
      <style:paragraph-properties fo:text-align="center" fo:break-before="auto" style:writing-mode="lr-tb"/>
      <style:text-properties fo:font-weight="bold" style:font-weight-asian="bold" style:font-weight-complex="bold"/>
    </style:style>
    <style:style style:name="P383" style:family="paragraph" style:parent-style-name="Standard">
      <style:paragraph-properties fo:text-align="justify" fo:break-before="auto" style:writing-mode="lr-tb"/>
    </style:style>
    <style:style style:name="T383_1" style:family="text"/>
    <style:style style:name="T383_2" style:family="text"/>
    <style:style style:name="T383_3" style:family="text"/>
    <style:style style:name="T383_4" style:family="text"/>
    <style:style style:name="T383_5" style:family="text"/>
    <style:style style:name="T383_6" style:family="text"/>
    <style:style style:name="T383_7" style:family="text"/>
    <style:style style:name="T383_8" style:family="text"/>
    <style:style style:name="T383_9" style:family="text"/>
    <style:style style:name="T383_10" style:family="text"/>
    <style:style style:name="T383_11" style:family="text"/>
    <style:style style:name="T383_12" style:family="text"/>
    <style:style style:name="T383_13" style:family="text"/>
    <style:style style:name="T383_14" style:family="text"/>
    <style:style style:name="T383_15" style:family="text"/>
    <style:style style:name="T383_16" style:family="text"/>
    <style:style style:name="T383_17" style:family="text"/>
    <style:style style:name="T383_18" style:family="text"/>
    <style:style style:name="T383_19" style:family="text"/>
    <style:style style:name="T383_20" style:family="text"/>
    <style:style style:name="T383_21" style:family="text"/>
    <style:style style:name="T383_22" style:family="text"/>
    <style:style style:name="T383_23" style:family="text"/>
    <style:style style:name="T383_24" style:family="text"/>
    <style:style style:name="T383_25" style:family="text"/>
    <style:style style:name="T383_26" style:family="text"/>
    <style:style style:name="T383_27" style:family="text"/>
    <style:style style:name="T383_28" style:family="text"/>
    <style:style style:name="T383_29" style:family="text"/>
    <style:style style:name="T383_30" style:family="text"/>
    <style:style style:name="T383_31" style:family="text"/>
    <style:style style:name="T383_32" style:family="text"/>
    <style:style style:name="T383_33" style:family="text"/>
    <style:style style:name="T383_34" style:family="text"/>
    <style:style style:name="T383_35" style:family="text"/>
    <style:style style:name="T383_36" style:family="text"/>
    <style:style style:name="T383_37" style:family="text"/>
    <style:style style:name="T383_38" style:family="text"/>
    <style:style style:name="T383_39" style:family="text"/>
    <style:style style:name="T383_40" style:family="text"/>
    <style:style style:name="T383_41" style:family="text"/>
    <style:style style:name="T383_42" style:family="text"/>
    <style:style style:name="T383_43" style:family="text"/>
    <style:style style:name="T383_44" style:family="text"/>
    <style:style style:name="T383_45" style:family="text"/>
    <style:style style:name="T383_46" style:family="text"/>
    <style:style style:name="T383_47" style:family="text"/>
    <style:style style:name="T383_48" style:family="text"/>
    <style:style style:name="T383_49" style:family="text"/>
    <style:style style:name="T383_50" style:family="text"/>
    <style:style style:name="T383_51" style:family="text"/>
    <style:style style:name="T383_52" style:family="text"/>
    <style:style style:name="T383_53" style:family="text"/>
    <style:style style:name="P384" style:family="paragraph" style:parent-style-name="Standard">
      <style:paragraph-properties fo:text-align="justify" fo:break-before="auto" style:writing-mode="lr-tb"/>
    </style:style>
    <style:style style:name="P385" style:family="paragraph" style:parent-style-name="Standard">
      <style:paragraph-properties fo:text-align="justify" fo:break-before="auto" style:writing-mode="lr-tb"/>
    </style:style>
    <style:style style:name="P386" style:family="paragraph" style:parent-style-name="Standard">
      <style:paragraph-properties fo:text-align="justify" fo:break-before="auto" style:writing-mode="lr-tb"/>
    </style:style>
    <style:style style:name="P387" style:family="paragraph" style:parent-style-name="Standard">
      <style:paragraph-properties fo:text-align="justify" fo:break-before="auto" style:writing-mode="lr-tb"/>
    </style:style>
    <style:style style:name="P388" style:family="paragraph" style:parent-style-name="Standard">
      <style:paragraph-properties fo:text-align="justify" fo:break-before="auto" style:writing-mode="lr-tb"/>
    </style:style>
    <style:style style:name="P389" style:family="paragraph" style:parent-style-name="Standard">
      <style:paragraph-properties fo:text-align="justify" fo:break-before="auto" style:writing-mode="lr-tb"/>
    </style:style>
    <style:style style:name="T389_1" style:family="text"/>
    <style:style style:name="T389_2" style:family="text"/>
    <style:style style:name="T389_3" style:family="text"/>
    <style:style style:name="P390" style:family="paragraph" style:parent-style-name="Standard">
      <style:paragraph-properties fo:text-align="justify" fo:break-before="auto" style:writing-mode="lr-tb"/>
    </style:style>
    <style:style style:name="T390_1" style:family="text"/>
    <style:style style:name="T390_2" style:family="text">
      <style:text-properties fo:font-size="11pt" style:font-size-asian="11pt" style:font-size-complex="11pt"/>
    </style:style>
    <style:style style:name="T390_3" style:family="text">
      <style:text-properties fo:font-size="11pt" style:font-size-asian="11pt" style:font-size-complex="11pt"/>
    </style:style>
    <style:style style:name="T390_4" style:family="text">
      <style:text-properties fo:font-size="11pt" style:font-size-asian="11pt" style:font-size-complex="11pt"/>
    </style:style>
    <style:style style:name="P391" style:family="paragraph" style:parent-style-name="Standard">
      <style:paragraph-properties fo:text-align="justify" fo:break-before="auto" style:writing-mode="lr-tb"/>
      <style:text-properties fo:font-size="11pt" style:font-size-asian="11pt" style:font-size-complex="11pt"/>
    </style:style>
    <style:style style:name="P392" style:family="paragraph" style:parent-style-name="Standard">
      <style:paragraph-properties fo:text-align="justify" fo:break-before="auto" style:writing-mode="lr-tb"/>
      <style:text-properties fo:font-size="11pt" style:font-size-asian="11pt" style:font-size-complex="11pt"/>
    </style:style>
    <style:style style:name="P393" style:family="paragraph" style:parent-style-name="Standard">
      <style:paragraph-properties fo:text-align="justify" fo:break-before="auto" style:writing-mode="lr-tb"/>
    </style:style>
    <style:style style:name="T393_1" style:family="text"/>
    <style:style style:name="T393_2" style:family="text"/>
    <style:style style:name="T393_3" style:family="text"/>
    <style:style style:name="T393_4" style:family="text"/>
    <style:style style:name="T393_5" style:family="text"/>
    <style:style style:name="P394" style:family="paragraph" style:parent-style-name="Standard">
      <style:paragraph-properties fo:text-align="justify" fo:break-before="auto" style:writing-mode="lr-tb"/>
    </style:style>
    <style:style style:name="T394_1" style:family="text"/>
    <style:style style:name="T394_2" style:family="text">
      <style:text-properties fo:font-size="11pt" style:font-size-asian="11pt" style:font-size-complex="11pt"/>
    </style:style>
    <style:style style:name="T394_3" style:family="text">
      <style:text-properties fo:font-size="11pt" style:font-size-asian="11pt" style:font-size-complex="11pt"/>
    </style:style>
    <style:style style:name="T394_4" style:family="text">
      <style:text-properties fo:font-size="11pt" style:font-size-asian="11pt" style:font-size-complex="11pt"/>
    </style:style>
    <style:style style:name="P395" style:family="paragraph" style:parent-style-name="Standard">
      <style:paragraph-properties fo:text-align="justify" fo:break-before="auto" style:writing-mode="lr-tb"/>
      <style:text-properties fo:font-size="11pt" style:font-size-asian="11pt" style:font-size-complex="11pt"/>
    </style:style>
    <style:style style:name="P396" style:family="paragraph" style:parent-style-name="Standard">
      <style:paragraph-properties fo:text-align="justify" fo:break-before="auto" style:writing-mode="lr-tb"/>
      <style:text-properties fo:font-size="11pt" style:font-size-asian="11pt" style:font-size-complex="11pt"/>
    </style:style>
    <style:style style:name="P397" style:family="paragraph" style:parent-style-name="Standard">
      <style:paragraph-properties fo:text-align="justify" fo:break-before="auto" style:writing-mode="lr-tb"/>
    </style:style>
    <style:style style:name="T397_1" style:family="text">
      <style:text-properties fo:font-weight="bold" style:font-weight-asian="bold" style:font-weight-complex="bold"/>
    </style:style>
    <style:style style:name="T397_2" style:family="text"/>
    <style:style style:name="T397_3" style:family="text"/>
    <style:style style:name="T397_4" style:family="text"/>
    <style:style style:name="T397_5" style:family="text"/>
    <style:style style:name="T397_6" style:family="text"/>
    <style:style style:name="P398" style:family="paragraph" style:parent-style-name="Standard">
      <style:paragraph-properties fo:text-align="justify" fo:break-before="auto" style:writing-mode="lr-tb"/>
    </style:style>
    <style:style style:name="P399" style:family="paragraph" style:parent-style-name="Standard">
      <style:paragraph-properties fo:text-align="justify" fo:break-before="auto" style:writing-mode="lr-tb"/>
    </style:style>
    <style:style style:name="T399_1" style:family="text"/>
    <style:style style:name="T399_2" style:family="text"/>
    <style:style style:name="T399_3" style:family="text"/>
    <style:style style:name="T399_4" style:family="text"/>
    <style:style style:name="T399_5" style:family="text"/>
    <style:style style:name="T399_6" style:family="text"/>
    <style:style style:name="T399_7" style:family="text"/>
    <style:style style:name="T399_8" style:family="text"/>
    <style:style style:name="T399_9" style:family="text"/>
    <style:style style:name="T399_10" style:family="text"/>
    <style:style style:name="T399_11" style:family="text"/>
    <style:style style:name="T399_12" style:family="text"/>
    <style:style style:name="T399_13" style:family="text"/>
    <style:style style:name="P400" style:family="paragraph" style:parent-style-name="Standard">
      <style:paragraph-properties fo:text-align="justify" fo:break-before="auto" style:writing-mode="lr-tb"/>
    </style:style>
    <style:style style:name="T400_1" style:family="text"/>
    <style:style style:name="T400_2" style:family="text">
      <style:text-properties fo:font-size="11pt" style:font-size-asian="11pt" style:font-size-complex="11pt"/>
    </style:style>
    <style:style style:name="T400_3" style:family="text">
      <style:text-properties fo:font-size="11pt" style:font-size-asian="11pt" style:font-size-complex="11pt"/>
    </style:style>
    <style:style style:name="T400_4" style:family="text">
      <style:text-properties fo:font-size="11pt" style:font-size-asian="11pt" style:font-size-complex="11pt"/>
    </style:style>
    <style:style style:name="P401" style:family="paragraph" style:parent-style-name="Standard">
      <style:paragraph-properties fo:text-align="center" fo:break-before="page" fo:text-indent="1.101cm" style:writing-mode="lr-tb"/>
    </style:style>
    <style:style style:name="T401_1" style:family="text">
      <style:text-properties fo:font-weight="bold" style:font-weight-asian="bold" style:font-weight-complex="bold"/>
    </style:style>
    <style:style style:name="T401_2" style:family="text">
      <style:text-properties fo:font-weight="bold" style:font-weight-asian="bold" style:font-weight-complex="bold"/>
    </style:style>
    <style:style style:name="T401_3" style:family="text">
      <style:text-properties fo:font-weight="bold" style:font-weight-asian="bold" style:font-weight-complex="bold"/>
    </style:style>
    <style:style style:name="P402" style:family="paragraph" style:parent-style-name="Standard">
      <style:paragraph-properties fo:text-align="center" fo:break-before="auto" fo:text-indent="1.101cm" style:writing-mode="lr-tb"/>
    </style:style>
    <style:style style:name="T402_1" style:family="text">
      <style:text-properties fo:font-weight="bold" style:font-weight-asian="bold" style:font-weight-complex="bold"/>
    </style:style>
    <style:style style:name="T402_2" style:family="text">
      <style:text-properties fo:font-weight="bold" style:font-weight-asian="bold" style:font-weight-complex="bold"/>
    </style:style>
    <style:style style:name="T402_3" style:family="text">
      <style:text-properties fo:font-weight="bold" style:font-weight-asian="bold" style:font-weight-complex="bold"/>
    </style:style>
    <style:style style:name="T402_4" style:family="text">
      <style:text-properties fo:font-weight="bold" style:font-weight-asian="bold" style:font-weight-complex="bold"/>
    </style:style>
    <style:style style:name="T402_5" style:family="text">
      <style:text-properties fo:font-weight="bold" style:font-weight-asian="bold" style:font-weight-complex="bold"/>
    </style:style>
    <style:style style:name="T402_6" style:family="text">
      <style:text-properties fo:font-weight="bold" style:font-weight-asian="bold" style:font-weight-complex="bold"/>
    </style:style>
    <style:style style:name="T402_7" style:family="text">
      <style:text-properties fo:font-weight="bold" style:font-weight-asian="bold" style:font-weight-complex="bold"/>
    </style:style>
    <style:style style:name="T402_8" style:family="text">
      <style:text-properties fo:font-weight="bold" style:font-weight-asian="bold" style:font-weight-complex="bold"/>
    </style:style>
    <style:style style:name="T402_9" style:family="text">
      <style:text-properties fo:font-weight="bold" style:font-weight-asian="bold" style:font-weight-complex="bold"/>
    </style:style>
    <style:style style:name="T402_10" style:family="text">
      <style:text-properties fo:font-weight="bold" style:font-weight-asian="bold" style:font-weight-complex="bold"/>
    </style:style>
    <style:style style:name="T402_11" style:family="text">
      <style:text-properties fo:font-weight="bold" style:font-weight-asian="bold" style:font-weight-complex="bold"/>
    </style:style>
    <style:style style:name="T402_12" style:family="text">
      <style:text-properties fo:font-weight="bold" style:font-weight-asian="bold" style:font-weight-complex="bold"/>
    </style:style>
    <style:style style:name="T402_13" style:family="text">
      <style:text-properties fo:font-weight="bold" style:font-weight-asian="bold" style:font-weight-complex="bold"/>
    </style:style>
    <style:style style:name="P403" style:family="paragraph" style:parent-style-name="Standard">
      <style:paragraph-properties fo:text-align="center" fo:break-before="auto" fo:text-indent="0cm" fo:line-height="94%" fo:margin-top="0.372cm" fo:margin-bottom="0cm" fo:margin-left="0cm" fo:margin-right="0cm" style:writing-mode="lr-tb"/>
      <style:text-properties fo:font-weight="bold" style:font-weight-asian="bold" style:font-weight-complex="bold"/>
    </style:style>
    <style:style style:name="P404" style:family="paragraph" style:parent-style-name="Standard">
      <style:paragraph-properties fo:text-align="center" fo:break-before="auto" style:writing-mode="lr-tb"/>
    </style:style>
    <style:style style:name="T404_1" style:family="text">
      <style:text-properties fo:font-weight="bold" style:font-weight-asian="bold" style:font-weight-complex="bold"/>
    </style:style>
    <style:style style:name="T404_2" style:family="text">
      <style:text-properties fo:font-weight="bold" style:font-weight-asian="bold" style:font-weight-complex="bold"/>
    </style:style>
    <style:style style:name="T404_3" style:family="text">
      <style:text-properties fo:font-weight="bold" style:font-weight-asian="bold" style:font-weight-complex="bold"/>
    </style:style>
    <style:style style:name="T404_4" style:family="text">
      <style:text-properties fo:font-weight="bold" style:font-weight-asian="bold" style:font-weight-complex="bold"/>
    </style:style>
    <style:style style:name="T404_5" style:family="text">
      <style:text-properties fo:font-weight="bold" style:font-weight-asian="bold" style:font-weight-complex="bold"/>
    </style:style>
    <style:style style:name="T404_6" style:family="text">
      <style:text-properties fo:font-weight="bold" style:font-weight-asian="bold" style:font-weight-complex="bold"/>
    </style:style>
    <style:style style:name="T404_7" style:family="text">
      <style:text-properties fo:font-weight="bold" style:font-weight-asian="bold" style:font-weight-complex="bold"/>
    </style:style>
    <style:style style:name="T404_8" style:family="text">
      <style:text-properties fo:font-weight="bold" style:font-weight-asian="bold" style:font-weight-complex="bold"/>
    </style:style>
    <style:style style:name="T404_9" style:family="text">
      <style:text-properties fo:font-weight="bold" style:font-weight-asian="bold" style:font-weight-complex="bold"/>
    </style:style>
    <style:style style:name="P405" style:family="paragraph" style:parent-style-name="Standard">
      <style:paragraph-properties fo:text-align="center" fo:break-before="auto" style:writing-mode="lr-tb"/>
    </style:style>
    <style:style style:name="T405_1" style:family="text">
      <style:text-properties fo:font-weight="bold" style:font-weight-asian="bold" style:font-weight-complex="bold"/>
    </style:style>
    <style:style style:name="T405_2" style:family="text">
      <style:text-properties fo:font-weight="bold" style:font-weight-asian="bold" style:font-weight-complex="bold"/>
    </style:style>
    <style:style style:name="T405_3" style:family="text">
      <style:text-properties fo:font-weight="bold" style:font-weight-asian="bold" style:font-weight-complex="bold"/>
    </style:style>
    <style:style style:name="T405_4" style:family="text">
      <style:text-properties fo:font-weight="bold" style:font-weight-asian="bold" style:font-weight-complex="bold"/>
    </style:style>
    <style:style style:name="T405_5" style:family="text">
      <style:text-properties fo:font-weight="bold" style:font-weight-asian="bold" style:font-weight-complex="bold"/>
    </style:style>
    <style:style style:name="T405_6" style:family="text">
      <style:text-properties fo:font-weight="bold" style:font-weight-asian="bold" style:font-weight-complex="bold"/>
    </style:style>
    <style:style style:name="T405_7" style:family="text">
      <style:text-properties fo:font-weight="bold" style:font-weight-asian="bold" style:font-weight-complex="bold"/>
    </style:style>
    <style:style style:name="T405_8" style:family="text">
      <style:text-properties fo:font-weight="bold" style:font-weight-asian="bold" style:font-weight-complex="bold"/>
    </style:style>
    <style:style style:name="P406" style:family="paragraph" style:parent-style-name="Standard">
      <style:paragraph-properties fo:text-align="center" fo:break-before="auto" style:writing-mode="lr-tb"/>
    </style:style>
    <style:style style:name="T406_1" style:family="text">
      <style:text-properties fo:font-weight="bold" style:font-weight-asian="bold" style:font-weight-complex="bold"/>
    </style:style>
    <style:style style:name="T406_2" style:family="text">
      <style:text-properties fo:font-weight="bold" style:font-weight-asian="bold" style:font-weight-complex="bold"/>
    </style:style>
    <style:style style:name="T406_3" style:family="text">
      <style:text-properties fo:font-weight="bold" style:font-weight-asian="bold" style:font-weight-complex="bold"/>
    </style:style>
    <style:style style:name="T406_4" style:family="text">
      <style:text-properties fo:font-weight="bold" style:font-weight-asian="bold" style:font-weight-complex="bold"/>
    </style:style>
    <style:style style:name="T406_5" style:family="text">
      <style:text-properties fo:font-weight="bold" style:font-weight-asian="bold" style:font-weight-complex="bold"/>
    </style:style>
    <style:style style:name="P407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fo:font-weight="bold" style:font-weight-asian="bold" style:font-weight-complex="bold"/>
    </style:style>
    <style:style style:name="P4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0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0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0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0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0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0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0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0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0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0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409" style:family="paragraph" style:parent-style-name="Standard">
      <style:paragraph-properties fo:break-before="auto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410" style:family="paragraph" style:parent-style-name="Standard">
      <style:paragraph-properties fo:text-align="center" fo:break-before="auto" style:writing-mode="lr-tb"/>
    </style:style>
    <style:style style:name="T410_1" style:family="text">
      <style:text-properties fo:font-size="12pt" style:font-size-asian="12pt" style:font-size-complex="12pt" fo:font-weight="bold" style:font-weight-asian="bold" style:font-weight-complex="bold"/>
    </style:style>
    <style:style style:name="T410_2" style:family="text">
      <style:text-properties fo:font-size="12pt" style:font-size-asian="12pt" style:font-size-complex="12pt" fo:font-weight="bold" style:font-weight-asian="bold" style:font-weight-complex="bold"/>
    </style:style>
    <style:style style:name="T410_3" style:family="text">
      <style:text-properties fo:font-size="12pt" style:font-size-asian="12pt" style:font-size-complex="12pt" fo:font-weight="bold" style:font-weight-asian="bold" style:font-weight-complex="bold"/>
    </style:style>
    <style:style style:name="T410_4" style:family="text">
      <style:text-properties fo:font-size="12pt" style:font-size-asian="12pt" style:font-size-complex="12pt" fo:font-weight="bold" style:font-weight-asian="bold" style:font-weight-complex="bold"/>
    </style:style>
    <style:style style:name="T410_5" style:family="text">
      <style:text-properties fo:font-size="12pt" style:font-size-asian="12pt" style:font-size-complex="12pt" fo:font-weight="bold" style:font-weight-asian="bold" style:font-weight-complex="bold"/>
    </style:style>
    <style:style style:name="T410_6" style:family="text">
      <style:text-properties fo:font-size="12pt" style:font-size-asian="12pt" style:font-size-complex="12pt" fo:font-weight="bold" style:font-weight-asian="bold" style:font-weight-complex="bold"/>
    </style:style>
    <style:style style:name="T410_7" style:family="text">
      <style:text-properties fo:font-size="12pt" style:font-size-asian="12pt" style:font-size-complex="12pt" fo:font-weight="bold" style:font-weight-asian="bold" style:font-weight-complex="bold"/>
    </style:style>
    <style:style style:name="T410_8" style:family="text">
      <style:text-properties fo:font-size="12pt" style:font-size-asian="12pt" style:font-size-complex="12pt" fo:font-weight="bold" style:font-weight-asian="bold" style:font-weight-complex="bold"/>
    </style:style>
    <style:style style:name="T410_9" style:family="text">
      <style:text-properties fo:font-size="12pt" style:font-size-asian="12pt" style:font-size-complex="12pt" fo:font-weight="bold" style:font-weight-asian="bold" style:font-weight-complex="bold"/>
    </style:style>
    <style:style style:name="T410_10" style:family="text">
      <style:text-properties fo:font-size="12pt" style:font-size-asian="12pt" style:font-size-complex="12pt" fo:font-weight="bold" style:font-weight-asian="bold" style:font-weight-complex="bold"/>
    </style:style>
    <style:style style:name="P411" style:family="paragraph" style:parent-style-name="Standard">
      <style:paragraph-properties fo:text-align="center" fo:break-before="auto" style:writing-mode="lr-tb"/>
    </style:style>
    <style:style style:name="T411_1" style:family="text">
      <style:text-properties fo:font-size="12pt" style:font-size-asian="12pt" style:font-size-complex="12pt" fo:font-weight="bold" style:font-weight-asian="bold" style:font-weight-complex="bold"/>
    </style:style>
    <style:style style:name="T411_2" style:family="text">
      <style:text-properties fo:font-size="12pt" style:font-size-asian="12pt" style:font-size-complex="12pt" fo:font-weight="bold" style:font-weight-asian="bold" style:font-weight-complex="bold"/>
    </style:style>
    <style:style style:name="T411_3" style:family="text">
      <style:text-properties fo:font-size="12pt" style:font-size-asian="12pt" style:font-size-complex="12pt" fo:font-weight="bold" style:font-weight-asian="bold" style:font-weight-complex="bold"/>
    </style:style>
    <style:style style:name="P412" style:family="paragraph" style:parent-style-name="Standard">
      <style:paragraph-properties fo:break-before="auto" style:writing-mode="lr-tb"/>
      <style:text-properties fo:font-size="12pt" style:font-size-asian="12pt" style:font-size-complex="12pt" fo:font-weight="bold" style:font-weight-asian="bold" style:font-weight-complex="bold"/>
    </style:style>
    <style:style style:name="P413" style:family="paragraph" style:parent-style-name="Standard">
      <style:paragraph-properties fo:text-align="center" fo:break-before="auto" fo:text-indent="0cm" fo:line-height="94%" fo:margin-top="0.372cm" fo:margin-bottom="0cm" fo:margin-left="0cm" fo:margin-right="0cm" style:writing-mode="lr-tb"/>
      <style:text-properties fo:font-size="12pt" style:font-size-asian="12pt" style:font-size-complex="12pt" fo:font-weight="bold" style:font-weight-asian="bold" style:font-weight-complex="bold"/>
    </style:style>
    <style:style style:name="P414" style:family="paragraph" style:parent-style-name="Standard">
      <style:paragraph-properties fo:text-align="center" fo:break-before="auto" style:writing-mode="lr-tb"/>
      <style:text-properties fo:font-size="12pt" style:font-size-asian="12pt" style:font-size-complex="12pt" fo:font-weight="bold" style:font-weight-asian="bold" style:font-weight-complex="bold"/>
    </style:style>
    <style:style style:name="P415" style:family="paragraph" style:parent-style-name="Heading_20_3">
      <style:paragraph-properties fo:text-align="center" fo:break-before="auto" style:writing-mode="lr-tb"/>
    </style:style>
    <style:style style:name="T415_1" style:family="text">
      <style:text-properties fo:font-size="16pt" style:font-size-asian="16pt" style:font-size-complex="16pt"/>
    </style:style>
    <style:style style:name="T415_2" style:family="text">
      <style:text-properties fo:font-size="16pt" style:font-size-asian="16pt" style:font-size-complex="16pt"/>
    </style:style>
    <style:style style:name="T415_3" style:family="text">
      <style:text-properties fo:font-size="16pt" style:font-size-asian="16pt" style:font-size-complex="16pt"/>
    </style:style>
    <style:style style:name="T415_4" style:family="text">
      <style:text-properties fo:font-size="16pt" style:font-size-asian="16pt" style:font-size-complex="16pt"/>
    </style:style>
    <style:style style:name="T415_5" style:family="text">
      <style:text-properties fo:font-size="16pt" style:font-size-asian="16pt" style:font-size-complex="16pt"/>
    </style:style>
    <style:style style:name="P416" style:family="paragraph" style:parent-style-name="Standard">
      <style:paragraph-properties fo:break-before="auto" style:writing-mode="lr-tb"/>
      <style:text-properties fo:font-size="16pt" style:font-size-asian="16pt" style:font-size-complex="16pt"/>
    </style:style>
    <style:style style:name="P417" style:family="paragraph" style:parent-style-name="Standard">
      <style:paragraph-properties fo:text-align="center" fo:break-before="auto" style:writing-mode="lr-tb"/>
    </style:style>
    <style:style style:name="T417_1" style:family="text">
      <style:text-properties fo:font-weight="bold" style:font-weight-asian="bold" style:font-weight-complex="bold"/>
    </style:style>
    <style:style style:name="T417_2" style:family="text">
      <style:text-properties fo:font-weight="bold" style:font-weight-asian="bold" style:font-weight-complex="bold"/>
    </style:style>
    <style:style style:name="T417_3" style:family="text">
      <style:text-properties fo:font-weight="bold" style:font-weight-asian="bold" style:font-weight-complex="bold"/>
    </style:style>
    <style:style style:name="T417_4" style:family="text">
      <style:text-properties fo:font-weight="bold" style:font-weight-asian="bold" style:font-weight-complex="bold"/>
    </style:style>
    <style:style style:name="T417_5" style:family="text">
      <style:text-properties fo:font-weight="bold" style:font-weight-asian="bold" style:font-weight-complex="bold"/>
    </style:style>
    <style:style style:name="T417_6" style:family="text">
      <style:text-properties fo:font-weight="bold" style:font-weight-asian="bold" style:font-weight-complex="bold"/>
    </style:style>
    <style:style style:name="P418" style:family="paragraph" style:parent-style-name="Standard">
      <style:paragraph-properties fo:text-align="center" fo:break-before="auto" style:writing-mode="lr-tb"/>
      <style:text-properties fo:font-weight="bold" style:font-weight-asian="bold" style:font-weight-complex="bold"/>
    </style:style>
    <style:style style:name="P419" style:family="paragraph" style:parent-style-name="Standard">
      <style:paragraph-properties fo:text-align="center" fo:break-before="auto" style:writing-mode="lr-tb"/>
    </style:style>
    <style:style style:name="T419_1" style:family="text">
      <style:text-properties fo:font-weight="bold" style:font-weight-asian="bold" style:font-weight-complex="bold"/>
    </style:style>
    <style:style style:name="T419_2" style:family="text">
      <style:text-properties fo:font-weight="bold" style:font-weight-asian="bold" style:font-weight-complex="bold"/>
    </style:style>
    <style:style style:name="T419_3" style:family="text">
      <style:text-properties fo:font-weight="bold" style:font-weight-asian="bold" style:font-weight-complex="bold"/>
    </style:style>
    <style:style style:name="P420" style:family="paragraph" style:parent-style-name="Standard">
      <style:paragraph-properties fo:text-align="center" fo:break-before="auto" style:writing-mode="lr-tb"/>
      <style:text-properties fo:font-weight="bold" style:font-weight-asian="bold" style:font-weight-complex="bold"/>
    </style:style>
    <style:style style:name="P421" style:family="paragraph" style:parent-style-name="Standard">
      <style:paragraph-properties fo:text-align="center" fo:break-before="auto" style:writing-mode="lr-tb"/>
    </style:style>
    <style:style style:name="T421_1" style:family="text">
      <style:text-properties fo:font-size="18pt" style:font-size-asian="18pt" style:font-size-complex="18pt" fo:font-weight="bold" style:font-weight-asian="bold" style:font-weight-complex="bold"/>
    </style:style>
    <style:style style:name="T421_2" style:family="text">
      <style:text-properties fo:font-size="18pt" style:font-size-asian="18pt" style:font-size-complex="18pt" fo:font-weight="bold" style:font-weight-asian="bold" style:font-weight-complex="bold"/>
    </style:style>
    <style:style style:name="T421_3" style:family="text">
      <style:text-properties fo:font-size="18pt" style:font-size-asian="18pt" style:font-size-complex="18pt" fo:font-weight="bold" style:font-weight-asian="bold" style:font-weight-complex="bold"/>
    </style:style>
    <style:style style:name="T421_4" style:family="text">
      <style:text-properties fo:font-size="18pt" style:font-size-asian="18pt" style:font-size-complex="18pt" fo:font-weight="bold" style:font-weight-asian="bold" style:font-weight-complex="bold"/>
    </style:style>
    <style:style style:name="T421_5" style:family="text">
      <style:text-properties fo:font-size="18pt" style:font-size-asian="18pt" style:font-size-complex="18pt" fo:font-weight="bold" style:font-weight-asian="bold" style:font-weight-complex="bold"/>
    </style:style>
    <style:style style:name="T421_6" style:family="text">
      <style:text-properties fo:font-size="18pt" style:font-size-asian="18pt" style:font-size-complex="18pt" fo:font-weight="bold" style:font-weight-asian="bold" style:font-weight-complex="bold"/>
    </style:style>
    <style:style style:name="T421_7" style:family="text">
      <style:text-properties fo:font-size="18pt" style:font-size-asian="18pt" style:font-size-complex="18pt" fo:font-weight="bold" style:font-weight-asian="bold" style:font-weight-complex="bold"/>
    </style:style>
    <style:style style:name="T421_8" style:family="text">
      <style:text-properties fo:font-size="18pt" style:font-size-asian="18pt" style:font-size-complex="18pt" fo:font-weight="bold" style:font-weight-asian="bold" style:font-weight-complex="bold"/>
    </style:style>
    <style:style style:name="T421_9" style:family="text">
      <style:text-properties fo:font-size="18pt" style:font-size-asian="18pt" style:font-size-complex="18pt" fo:font-weight="bold" style:font-weight-asian="bold" style:font-weight-complex="bold"/>
    </style:style>
    <style:style style:name="T421_10" style:family="text">
      <style:text-properties fo:font-size="18pt" style:font-size-asian="18pt" style:font-size-complex="18pt" fo:font-weight="bold" style:font-weight-asian="bold" style:font-weight-complex="bold"/>
    </style:style>
    <style:style style:name="T421_11" style:family="text">
      <style:text-properties fo:font-size="18pt" style:font-size-asian="18pt" style:font-size-complex="18pt" fo:font-weight="bold" style:font-weight-asian="bold" style:font-weight-complex="bold"/>
    </style:style>
    <style:style style:name="T421_12" style:family="text">
      <style:text-properties fo:font-size="18pt" style:font-size-asian="18pt" style:font-size-complex="18pt" fo:font-weight="bold" style:font-weight-asian="bold" style:font-weight-complex="bold"/>
    </style:style>
    <style:style style:name="T421_13" style:family="text">
      <style:text-properties fo:font-size="18pt" style:font-size-asian="18pt" style:font-size-complex="18pt" fo:font-weight="bold" style:font-weight-asian="bold" style:font-weight-complex="bold"/>
    </style:style>
    <style:style style:name="T421_14" style:family="text">
      <style:text-properties fo:font-size="18pt" style:font-size-asian="18pt" style:font-size-complex="18pt" fo:font-weight="bold" style:font-weight-asian="bold" style:font-weight-complex="bold"/>
    </style:style>
    <style:style style:name="T421_15" style:family="text">
      <style:text-properties fo:font-size="18pt" style:font-size-asian="18pt" style:font-size-complex="18pt" fo:font-weight="bold" style:font-weight-asian="bold" style:font-weight-complex="bold"/>
    </style:style>
    <style:style style:name="P422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fo:font-size="18pt" style:font-size-asian="18pt" style:font-size-complex="18pt" fo:font-weight="bold" style:font-weight-asian="bold" style:font-weight-complex="bold"/>
    </style:style>
    <style:style style:name="P42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fo:font-size="18pt" style:font-size-asian="18pt" style:font-size-complex="18pt" fo:font-weight="bold" style:font-weight-asian="bold" style:font-weight-complex="bold"/>
    </style:style>
    <style:style style:name="P424" style:family="paragraph" style:parent-style-name="Heading_20_5">
      <style:paragraph-properties fo:break-before="auto" style:writing-mode="lr-tb"/>
    </style:style>
    <style:style style:name="T424_1" style:family="text">
      <style:text-properties fo:font-size="14pt" style:font-size-asian="14pt" style:font-size-complex="14pt"/>
    </style:style>
    <style:style style:name="T424_2" style:family="text">
      <style:text-properties fo:font-size="14pt" style:font-size-asian="14pt" style:font-size-complex="14pt"/>
    </style:style>
    <style:style style:name="T424_3" style:family="text">
      <style:text-properties fo:font-size="14pt" style:font-size-asian="14pt" style:font-size-complex="14pt"/>
    </style:style>
    <style:style style:name="T424_4" style:family="text">
      <style:text-properties fo:font-size="14pt" style:font-size-asian="14pt" style:font-size-complex="14pt"/>
    </style:style>
    <style:style style:name="T424_5" style:family="text">
      <style:text-properties fo:font-size="14pt" style:font-size-asian="14pt" style:font-size-complex="14pt"/>
    </style:style>
    <style:style style:name="T424_6" style:family="text">
      <style:text-properties fo:font-size="14pt" style:font-size-asian="14pt" style:font-size-complex="14pt"/>
    </style:style>
    <style:style style:name="T424_7" style:family="text">
      <style:text-properties fo:font-size="14pt" style:font-size-asian="14pt" style:font-size-complex="14pt"/>
    </style:style>
    <style:style style:name="T424_8" style:family="text">
      <style:text-properties fo:font-size="14pt" style:font-size-asian="14pt" style:font-size-complex="14pt"/>
    </style:style>
    <style:style style:name="T424_9" style:family="text">
      <style:text-properties fo:font-size="14pt" style:font-size-asian="14pt" style:font-size-complex="14pt"/>
    </style:style>
    <style:style style:name="T424_10" style:family="text">
      <style:text-properties fo:font-size="14pt" style:font-size-asian="14pt" style:font-size-complex="14pt"/>
    </style:style>
    <style:style style:name="T424_11" style:family="text">
      <style:text-properties fo:font-size="14pt" style:font-size-asian="14pt" style:font-size-complex="14pt"/>
    </style:style>
    <style:style style:name="T424_12" style:family="text">
      <style:text-properties fo:font-size="14pt" style:font-size-asian="14pt" style:font-size-complex="14pt"/>
    </style:style>
    <style:style style:name="P425" style:family="paragraph" style:parent-style-name="Heading_20_5">
      <style:paragraph-properties fo:break-before="auto" style:writing-mode="lr-tb"/>
    </style:style>
    <style:style style:name="T425_1" style:family="text">
      <style:text-properties fo:font-size="14pt" style:font-size-asian="14pt" style:font-size-complex="14pt"/>
    </style:style>
    <style:style style:name="P426" style:family="paragraph" style:parent-style-name="Standard">
      <style:paragraph-properties fo:text-align="right" fo:break-before="auto" style:writing-mode="lr-tb"/>
      <style:text-properties fo:font-size="14pt" style:font-size-asian="14pt" style:font-size-complex="14pt"/>
    </style:style>
    <style:style style:name="P427" style:family="paragraph" style:parent-style-name="Standard">
      <style:paragraph-properties fo:text-align="justify" fo:break-before="auto" fo:text-indent="0cm" fo:margin-left="9.991cm" style:writing-mode="lr-tb"/>
    </style:style>
    <style:style style:name="T427_1" style:family="text">
      <style:text-properties fo:font-weight="bold" style:font-weight-asian="bold" style:font-weight-complex="bold"/>
    </style:style>
    <style:style style:name="T427_2" style:family="text">
      <style:text-properties fo:font-weight="bold" style:font-weight-asian="bold" style:font-weight-complex="bold"/>
    </style:style>
    <style:style style:name="T427_3" style:family="text">
      <style:text-properties fo:font-weight="bold" style:font-weight-asian="bold" style:font-weight-complex="bold"/>
    </style:style>
    <style:style style:name="P428" style:family="paragraph" style:parent-style-name="Standard">
      <style:paragraph-properties fo:text-align="justify" fo:break-before="auto" fo:text-indent="0cm" fo:margin-left="9.991cm" style:writing-mode="lr-tb"/>
    </style:style>
    <style:style style:name="T428_1" style:family="text">
      <style:text-properties fo:font-weight="bold" style:font-weight-asian="bold" style:font-weight-complex="bold"/>
    </style:style>
    <style:style style:name="T428_2" style:family="text">
      <style:text-properties fo:font-weight="bold" style:font-weight-asian="bold" style:font-weight-complex="bold"/>
    </style:style>
    <style:style style:name="T428_3" style:family="text">
      <style:text-properties fo:font-weight="bold" style:font-weight-asian="bold" style:font-weight-complex="bold"/>
    </style:style>
    <style:style style:name="T428_4" style:family="text">
      <style:text-properties fo:font-weight="bold" style:font-weight-asian="bold" style:font-weight-complex="bold"/>
    </style:style>
    <style:style style:name="T428_5" style:family="text">
      <style:text-properties fo:font-weight="bold" style:font-weight-asian="bold" style:font-weight-complex="bold"/>
    </style:style>
    <style:style style:name="T428_6" style:family="text">
      <style:text-properties fo:font-weight="bold" style:font-weight-asian="bold" style:font-weight-complex="bold"/>
    </style:style>
    <style:style style:name="T428_7" style:family="text">
      <style:text-properties fo:font-weight="bold" style:font-weight-asian="bold" style:font-weight-complex="bold"/>
    </style:style>
    <style:style style:name="T428_8" style:family="text">
      <style:text-properties fo:font-weight="bold" style:font-weight-asian="bold" style:font-weight-complex="bold"/>
    </style:style>
    <style:style style:name="P4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9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429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429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429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429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429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429_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429_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429_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P43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30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P431" style:family="paragraph" style:parent-style-name="Standard">
      <style:paragraph-properties fo:text-align="justify" fo:break-before="auto" style:writing-mode="lr-tb"/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P432" style:family="paragraph" style:parent-style-name="Standard">
      <style:paragraph-properties fo:text-align="justify" fo:break-before="auto" style:writing-mode="lr-tb"/>
    </style:style>
    <style:style style:name="T432_1" style:family="text">
      <style:text-properties fo:font-weight="bold" style:font-weight-asian="bold" style:font-weight-complex="bold"/>
    </style:style>
    <style:style style:name="T432_2" style:family="text">
      <style:text-properties fo:font-weight="bold" style:font-weight-asian="bold" style:font-weight-complex="bold"/>
    </style:style>
    <style:style style:name="T432_3" style:family="text">
      <style:text-properties fo:font-weight="bold" style:font-weight-asian="bold" style:font-weight-complex="bold"/>
    </style:style>
    <style:style style:name="T432_4" style:family="text">
      <style:text-properties fo:font-weight="bold" style:font-weight-asian="bold" style:font-weight-complex="bold"/>
    </style:style>
    <style:style style:name="T432_5" style:family="text">
      <style:text-properties fo:font-weight="bold" style:font-weight-asian="bold" style:font-weight-complex="bold"/>
    </style:style>
    <style:style style:name="P433" style:family="paragraph" style:parent-style-name="Standard">
      <style:paragraph-properties fo:text-align="justify" fo:break-before="auto" style:writing-mode="lr-tb"/>
    </style:style>
    <style:style style:name="T433_1" style:family="text">
      <style:text-properties fo:font-weight="bold" style:font-weight-asian="bold" style:font-weight-complex="bold"/>
    </style:style>
    <style:style style:name="T433_2" style:family="text">
      <style:text-properties fo:font-weight="bold" style:font-weight-asian="bold" style:font-weight-complex="bold"/>
    </style:style>
    <style:style style:name="T433_3" style:family="text">
      <style:text-properties fo:font-weight="bold" style:font-weight-asian="bold" style:font-weight-complex="bold"/>
    </style:style>
    <style:style style:name="T433_4" style:family="text">
      <style:text-properties fo:font-weight="bold" style:font-weight-asian="bold" style:font-weight-complex="bold"/>
    </style:style>
    <style:style style:name="T433_5" style:family="text">
      <style:text-properties fo:font-weight="bold" style:font-weight-asian="bold" style:font-weight-complex="bold"/>
    </style:style>
    <style:style style:name="T433_6" style:family="text">
      <style:text-properties fo:font-weight="bold" style:font-weight-asian="bold" style:font-weight-complex="bold"/>
    </style:style>
    <style:style style:name="T433_7" style:family="text">
      <style:text-properties fo:font-weight="bold" style:font-weight-asian="bold" style:font-weight-complex="bold"/>
    </style:style>
    <style:style style:name="T433_8" style:family="text">
      <style:text-properties fo:font-weight="bold" style:font-weight-asian="bold" style:font-weight-complex="bold"/>
    </style:style>
    <style:style style:name="T433_9" style:family="text">
      <style:text-properties fo:font-weight="bold" style:font-weight-asian="bold" style:font-weight-complex="bold"/>
    </style:style>
    <style:style style:name="P434" style:family="paragraph" style:parent-style-name="Standard">
      <style:paragraph-properties fo:text-align="justify" fo:break-before="auto" style:writing-mode="lr-tb"/>
    </style:style>
    <style:style style:name="T434_1" style:family="text">
      <style:text-properties fo:font-weight="bold" style:font-weight-asian="bold" style:font-weight-complex="bold"/>
    </style:style>
    <style:style style:name="T434_2" style:family="text">
      <style:text-properties fo:font-weight="bold" style:font-weight-asian="bold" style:font-weight-complex="bold"/>
    </style:style>
    <style:style style:name="T434_3" style:family="text">
      <style:text-properties fo:font-weight="bold" style:font-weight-asian="bold" style:font-weight-complex="bold"/>
    </style:style>
    <style:style style:name="T434_4" style:family="text">
      <style:text-properties fo:font-weight="bold" style:font-weight-asian="bold" style:font-weight-complex="bold"/>
    </style:style>
    <style:style style:name="T434_5" style:family="text">
      <style:text-properties fo:font-weight="bold" style:font-weight-asian="bold" style:font-weight-complex="bold"/>
    </style:style>
    <style:style style:name="T434_6" style:family="text">
      <style:text-properties fo:font-weight="bold" style:font-weight-asian="bold" style:font-weight-complex="bold"/>
    </style:style>
    <style:style style:name="T434_7" style:family="text">
      <style:text-properties fo:font-weight="bold" style:font-weight-asian="bold" style:font-weight-complex="bold"/>
    </style:style>
    <style:style style:name="T434_8" style:family="text">
      <style:text-properties fo:font-weight="bold" style:font-weight-asian="bold" style:font-weight-complex="bold"/>
    </style:style>
    <style:style style:name="T434_9" style:family="text">
      <style:text-properties fo:font-weight="bold" style:font-weight-asian="bold" style:font-weight-complex="bold"/>
    </style:style>
    <style:style style:name="P435" style:family="paragraph" style:parent-style-name="Standard">
      <style:paragraph-properties fo:text-align="right" fo:break-before="auto" style:writing-mode="lr-tb"/>
      <style:text-properties fo:font-weight="bold" style:font-weight-asian="bold" style:font-weight-complex="bold"/>
    </style:style>
    <style:style style:name="P436" style:family="paragraph" style:parent-style-name="Standard">
      <style:paragraph-properties fo:text-align="right" fo:break-before="auto" style:writing-mode="lr-tb"/>
      <style:text-properties fo:font-weight="bold" style:font-weight-asian="bold" style:font-weight-complex="bold"/>
    </style:style>
    <style:style style:name="P437" style:family="paragraph" style:parent-style-name="Standard">
      <style:paragraph-properties fo:text-align="right" fo:break-before="auto" style:writing-mode="lr-tb"/>
      <style:text-properties fo:font-weight="bold" style:font-weight-asian="bold" style:font-weight-complex="bold"/>
    </style:style>
    <style:style style:name="P438" style:family="paragraph" style:parent-style-name="Standard">
      <style:paragraph-properties fo:text-align="right" fo:break-before="auto" style:writing-mode="lr-tb"/>
      <style:text-properties fo:font-weight="bold" style:font-weight-asian="bold" style:font-weight-complex="bold"/>
    </style:style>
    <style:style style:name="P439" style:family="paragraph" style:parent-style-name="Standard">
      <style:paragraph-properties fo:text-align="center" fo:break-before="auto" style:writing-mode="lr-tb"/>
    </style:style>
    <style:style style:name="T439_1" style:family="text">
      <style:text-properties fo:font-weight="bold" style:font-weight-asian="bold" style:font-weight-complex="bold"/>
    </style:style>
    <style:style style:name="T439_2" style:family="text">
      <style:text-properties fo:font-weight="bold" style:font-weight-asian="bold" style:font-weight-complex="bold"/>
    </style:style>
    <style:style style:name="P440" style:family="paragraph" style:parent-style-name="Standard">
      <style:paragraph-properties fo:text-align="center" fo:break-before="auto" fo:text-indent="1.101cm" style:writing-mode="lr-tb"/>
      <style:text-properties fo:font-weight="bold" style:font-weight-asian="bold" style:font-weight-complex="bold"/>
    </style:style>
    <style:style style:name="P441" style:family="paragraph" style:parent-style-name="Standard">
      <style:paragraph-properties fo:text-align="center" fo:break-before="auto" fo:text-indent="1.101cm" style:writing-mode="lr-tb"/>
    </style:style>
    <style:style style:name="T441_1" style:family="text">
      <style:text-properties fo:font-weight="bold" style:font-weight-asian="bold" style:font-weight-complex="bold"/>
    </style:style>
    <style:style style:name="T441_2" style:family="text">
      <style:text-properties fo:font-weight="bold" style:font-weight-asian="bold" style:font-weight-complex="bold"/>
    </style:style>
    <style:style style:name="T441_3" style:family="text">
      <style:text-properties fo:font-weight="bold" style:font-weight-asian="bold" style:font-weight-complex="bold"/>
    </style:style>
    <style:style style:name="P442" style:family="paragraph" style:parent-style-name="Standard">
      <style:paragraph-properties fo:text-align="center" fo:break-before="auto" fo:text-indent="1.101cm" style:writing-mode="lr-tb"/>
    </style:style>
    <style:style style:name="T442_1" style:family="text">
      <style:text-properties fo:font-weight="bold" style:font-weight-asian="bold" style:font-weight-complex="bold"/>
    </style:style>
    <style:style style:name="T442_2" style:family="text">
      <style:text-properties fo:font-weight="bold" style:font-weight-asian="bold" style:font-weight-complex="bold"/>
    </style:style>
    <style:style style:name="T442_3" style:family="text">
      <style:text-properties fo:font-weight="bold" style:font-weight-asian="bold" style:font-weight-complex="bold"/>
    </style:style>
    <style:style style:name="T442_4" style:family="text">
      <style:text-properties fo:font-weight="bold" style:font-weight-asian="bold" style:font-weight-complex="bold"/>
    </style:style>
    <style:style style:name="T442_5" style:family="text">
      <style:text-properties fo:font-weight="bold" style:font-weight-asian="bold" style:font-weight-complex="bold"/>
    </style:style>
    <style:style style:name="T442_6" style:family="text">
      <style:text-properties fo:font-weight="bold" style:font-weight-asian="bold" style:font-weight-complex="bold"/>
    </style:style>
    <style:style style:name="T442_7" style:family="text">
      <style:text-properties fo:font-weight="bold" style:font-weight-asian="bold" style:font-weight-complex="bold"/>
    </style:style>
    <style:style style:name="T442_8" style:family="text">
      <style:text-properties fo:font-weight="bold" style:font-weight-asian="bold" style:font-weight-complex="bold"/>
    </style:style>
    <style:style style:name="T442_9" style:family="text">
      <style:text-properties fo:font-weight="bold" style:font-weight-asian="bold" style:font-weight-complex="bold"/>
    </style:style>
    <style:style style:name="T442_10" style:family="text">
      <style:text-properties fo:font-weight="bold" style:font-weight-asian="bold" style:font-weight-complex="bold"/>
    </style:style>
    <style:style style:name="T442_11" style:family="text">
      <style:text-properties fo:font-weight="bold" style:font-weight-asian="bold" style:font-weight-complex="bold"/>
    </style:style>
    <style:style style:name="T442_12" style:family="text">
      <style:text-properties fo:font-weight="bold" style:font-weight-asian="bold" style:font-weight-complex="bold"/>
    </style:style>
    <style:style style:name="T442_13" style:family="text">
      <style:text-properties fo:font-weight="bold" style:font-weight-asian="bold" style:font-weight-complex="bold"/>
    </style:style>
    <style:style style:name="P443" style:family="paragraph" style:parent-style-name="Standard">
      <style:paragraph-properties fo:text-align="center" fo:break-before="auto" fo:text-indent="0cm" fo:line-height="94%" fo:margin-top="0.372cm" fo:margin-bottom="0cm" fo:margin-left="0cm" fo:margin-right="0cm" style:writing-mode="lr-tb"/>
      <style:text-properties fo:font-weight="bold" style:font-weight-asian="bold" style:font-weight-complex="bold"/>
    </style:style>
    <style:style style:name="P444" style:family="paragraph" style:parent-style-name="Standard">
      <style:paragraph-properties fo:text-align="center" fo:break-before="auto" style:writing-mode="lr-tb"/>
    </style:style>
    <style:style style:name="T444_1" style:family="text">
      <style:text-properties fo:font-weight="bold" style:font-weight-asian="bold" style:font-weight-complex="bold"/>
    </style:style>
    <style:style style:name="T444_2" style:family="text">
      <style:text-properties fo:font-weight="bold" style:font-weight-asian="bold" style:font-weight-complex="bold"/>
    </style:style>
    <style:style style:name="T444_3" style:family="text">
      <style:text-properties fo:font-weight="bold" style:font-weight-asian="bold" style:font-weight-complex="bold"/>
    </style:style>
    <style:style style:name="T444_4" style:family="text">
      <style:text-properties fo:font-weight="bold" style:font-weight-asian="bold" style:font-weight-complex="bold"/>
    </style:style>
    <style:style style:name="T444_5" style:family="text">
      <style:text-properties fo:font-weight="bold" style:font-weight-asian="bold" style:font-weight-complex="bold"/>
    </style:style>
    <style:style style:name="T444_6" style:family="text">
      <style:text-properties fo:font-weight="bold" style:font-weight-asian="bold" style:font-weight-complex="bold"/>
    </style:style>
    <style:style style:name="T444_7" style:family="text">
      <style:text-properties fo:font-weight="bold" style:font-weight-asian="bold" style:font-weight-complex="bold"/>
    </style:style>
    <style:style style:name="T444_8" style:family="text">
      <style:text-properties fo:font-weight="bold" style:font-weight-asian="bold" style:font-weight-complex="bold"/>
    </style:style>
    <style:style style:name="T444_9" style:family="text">
      <style:text-properties fo:font-weight="bold" style:font-weight-asian="bold" style:font-weight-complex="bold"/>
    </style:style>
    <style:style style:name="P445" style:family="paragraph" style:parent-style-name="Standard">
      <style:paragraph-properties fo:text-align="center" fo:break-before="auto" style:writing-mode="lr-tb"/>
    </style:style>
    <style:style style:name="T445_1" style:family="text">
      <style:text-properties fo:font-weight="bold" style:font-weight-asian="bold" style:font-weight-complex="bold"/>
    </style:style>
    <style:style style:name="T445_2" style:family="text">
      <style:text-properties fo:font-weight="bold" style:font-weight-asian="bold" style:font-weight-complex="bold"/>
    </style:style>
    <style:style style:name="T445_3" style:family="text">
      <style:text-properties fo:font-weight="bold" style:font-weight-asian="bold" style:font-weight-complex="bold"/>
    </style:style>
    <style:style style:name="T445_4" style:family="text">
      <style:text-properties fo:font-weight="bold" style:font-weight-asian="bold" style:font-weight-complex="bold"/>
    </style:style>
    <style:style style:name="T445_5" style:family="text">
      <style:text-properties fo:font-weight="bold" style:font-weight-asian="bold" style:font-weight-complex="bold"/>
    </style:style>
    <style:style style:name="T445_6" style:family="text">
      <style:text-properties fo:font-weight="bold" style:font-weight-asian="bold" style:font-weight-complex="bold"/>
    </style:style>
    <style:style style:name="T445_7" style:family="text">
      <style:text-properties fo:font-weight="bold" style:font-weight-asian="bold" style:font-weight-complex="bold"/>
    </style:style>
    <style:style style:name="T445_8" style:family="text">
      <style:text-properties fo:font-weight="bold" style:font-weight-asian="bold" style:font-weight-complex="bold"/>
    </style:style>
    <style:style style:name="P446" style:family="paragraph" style:parent-style-name="Standard">
      <style:paragraph-properties fo:text-align="center" fo:break-before="auto" style:writing-mode="lr-tb"/>
    </style:style>
    <style:style style:name="T446_1" style:family="text">
      <style:text-properties fo:font-weight="bold" style:font-weight-asian="bold" style:font-weight-complex="bold"/>
    </style:style>
    <style:style style:name="T446_2" style:family="text">
      <style:text-properties fo:font-weight="bold" style:font-weight-asian="bold" style:font-weight-complex="bold"/>
    </style:style>
    <style:style style:name="T446_3" style:family="text">
      <style:text-properties fo:font-weight="bold" style:font-weight-asian="bold" style:font-weight-complex="bold"/>
    </style:style>
    <style:style style:name="T446_4" style:family="text">
      <style:text-properties fo:font-weight="bold" style:font-weight-asian="bold" style:font-weight-complex="bold"/>
    </style:style>
    <style:style style:name="T446_5" style:family="text">
      <style:text-properties fo:font-weight="bold" style:font-weight-asian="bold" style:font-weight-complex="bold"/>
    </style:style>
    <style:style style:name="P447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fo:font-weight="bold" style:font-weight-asian="bold" style:font-weight-complex="bold"/>
    </style:style>
    <style:style style:name="P44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4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4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4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4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4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4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4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4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4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4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449" style:family="paragraph" style:parent-style-name="Standard">
      <style:paragraph-properties fo:break-before="auto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450" style:family="paragraph" style:parent-style-name="Standard">
      <style:paragraph-properties fo:text-align="center" fo:break-before="auto" style:writing-mode="lr-tb"/>
    </style:style>
    <style:style style:name="T450_1" style:family="text">
      <style:text-properties fo:font-size="12pt" style:font-size-asian="12pt" style:font-size-complex="12pt" fo:font-weight="bold" style:font-weight-asian="bold" style:font-weight-complex="bold"/>
    </style:style>
    <style:style style:name="T450_2" style:family="text">
      <style:text-properties fo:font-size="12pt" style:font-size-asian="12pt" style:font-size-complex="12pt" fo:font-weight="bold" style:font-weight-asian="bold" style:font-weight-complex="bold"/>
    </style:style>
    <style:style style:name="T450_3" style:family="text">
      <style:text-properties fo:font-size="12pt" style:font-size-asian="12pt" style:font-size-complex="12pt" fo:font-weight="bold" style:font-weight-asian="bold" style:font-weight-complex="bold"/>
    </style:style>
    <style:style style:name="T450_4" style:family="text">
      <style:text-properties fo:font-size="12pt" style:font-size-asian="12pt" style:font-size-complex="12pt" fo:font-weight="bold" style:font-weight-asian="bold" style:font-weight-complex="bold"/>
    </style:style>
    <style:style style:name="T450_5" style:family="text">
      <style:text-properties fo:font-size="12pt" style:font-size-asian="12pt" style:font-size-complex="12pt" fo:font-weight="bold" style:font-weight-asian="bold" style:font-weight-complex="bold"/>
    </style:style>
    <style:style style:name="T450_6" style:family="text">
      <style:text-properties fo:font-size="12pt" style:font-size-asian="12pt" style:font-size-complex="12pt" fo:font-weight="bold" style:font-weight-asian="bold" style:font-weight-complex="bold"/>
    </style:style>
    <style:style style:name="T450_7" style:family="text">
      <style:text-properties fo:font-size="12pt" style:font-size-asian="12pt" style:font-size-complex="12pt" fo:font-weight="bold" style:font-weight-asian="bold" style:font-weight-complex="bold"/>
    </style:style>
    <style:style style:name="T450_8" style:family="text">
      <style:text-properties fo:font-size="12pt" style:font-size-asian="12pt" style:font-size-complex="12pt" fo:font-weight="bold" style:font-weight-asian="bold" style:font-weight-complex="bold"/>
    </style:style>
    <style:style style:name="T450_9" style:family="text">
      <style:text-properties fo:font-size="12pt" style:font-size-asian="12pt" style:font-size-complex="12pt" fo:font-weight="bold" style:font-weight-asian="bold" style:font-weight-complex="bold"/>
    </style:style>
    <style:style style:name="T450_10" style:family="text">
      <style:text-properties fo:font-size="12pt" style:font-size-asian="12pt" style:font-size-complex="12pt" fo:font-weight="bold" style:font-weight-asian="bold" style:font-weight-complex="bold"/>
    </style:style>
    <style:style style:name="P451" style:family="paragraph" style:parent-style-name="Standard">
      <style:paragraph-properties fo:text-align="center" fo:break-before="auto" style:writing-mode="lr-tb"/>
    </style:style>
    <style:style style:name="T451_1" style:family="text">
      <style:text-properties fo:font-size="12pt" style:font-size-asian="12pt" style:font-size-complex="12pt" fo:font-weight="bold" style:font-weight-asian="bold" style:font-weight-complex="bold"/>
    </style:style>
    <style:style style:name="T451_2" style:family="text">
      <style:text-properties fo:font-size="12pt" style:font-size-asian="12pt" style:font-size-complex="12pt" fo:font-weight="bold" style:font-weight-asian="bold" style:font-weight-complex="bold"/>
    </style:style>
    <style:style style:name="T451_3" style:family="text">
      <style:text-properties fo:font-size="12pt" style:font-size-asian="12pt" style:font-size-complex="12pt" fo:font-weight="bold" style:font-weight-asian="bold" style:font-weight-complex="bold"/>
    </style:style>
    <style:style style:name="P452" style:family="paragraph" style:parent-style-name="Standard">
      <style:paragraph-properties fo:break-before="auto" style:writing-mode="lr-tb"/>
      <style:text-properties fo:font-size="12pt" style:font-size-asian="12pt" style:font-size-complex="12pt" fo:font-weight="bold" style:font-weight-asian="bold" style:font-weight-complex="bold"/>
    </style:style>
    <style:style style:name="P453" style:family="paragraph" style:parent-style-name="Standard">
      <style:paragraph-properties fo:text-align="center" fo:break-before="auto" fo:text-indent="0cm" fo:line-height="94%" fo:margin-top="0.372cm" fo:margin-bottom="0cm" fo:margin-left="0cm" fo:margin-right="0cm" style:writing-mode="lr-tb"/>
      <style:text-properties fo:font-size="12pt" style:font-size-asian="12pt" style:font-size-complex="12pt" fo:font-weight="bold" style:font-weight-asian="bold" style:font-weight-complex="bold"/>
    </style:style>
    <style:style style:name="P454" style:family="paragraph" style:parent-style-name="Standard">
      <style:paragraph-properties fo:text-align="center" fo:break-before="auto" style:writing-mode="lr-tb"/>
      <style:text-properties fo:font-size="12pt" style:font-size-asian="12pt" style:font-size-complex="12pt" fo:font-weight="bold" style:font-weight-asian="bold" style:font-weight-complex="bold"/>
    </style:style>
    <style:style style:name="P455" style:family="paragraph" style:parent-style-name="Heading_20_3">
      <style:paragraph-properties fo:text-align="center" fo:break-before="auto" style:writing-mode="lr-tb"/>
    </style:style>
    <style:style style:name="T455_1" style:family="text">
      <style:text-properties fo:font-size="16pt" style:font-size-asian="16pt" style:font-size-complex="16pt"/>
    </style:style>
    <style:style style:name="T455_2" style:family="text">
      <style:text-properties fo:font-size="16pt" style:font-size-asian="16pt" style:font-size-complex="16pt"/>
    </style:style>
    <style:style style:name="T455_3" style:family="text">
      <style:text-properties fo:font-size="16pt" style:font-size-asian="16pt" style:font-size-complex="16pt"/>
    </style:style>
    <style:style style:name="T455_4" style:family="text">
      <style:text-properties fo:font-size="16pt" style:font-size-asian="16pt" style:font-size-complex="16pt"/>
    </style:style>
    <style:style style:name="T455_5" style:family="text">
      <style:text-properties fo:font-size="16pt" style:font-size-asian="16pt" style:font-size-complex="16pt"/>
    </style:style>
    <style:style style:name="P456" style:family="paragraph" style:parent-style-name="Standard">
      <style:paragraph-properties fo:text-align="center" fo:break-before="auto" style:writing-mode="lr-tb"/>
      <style:text-properties fo:font-size="16pt" style:font-size-asian="16pt" style:font-size-complex="16pt"/>
    </style:style>
    <style:style style:name="P457" style:family="paragraph" style:parent-style-name="Standard">
      <style:paragraph-properties fo:text-align="center" fo:break-before="auto" style:writing-mode="lr-tb"/>
    </style:style>
    <style:style style:name="T457_1" style:family="text">
      <style:text-properties fo:font-weight="bold" style:font-weight-asian="bold" style:font-weight-complex="bold"/>
    </style:style>
    <style:style style:name="T457_2" style:family="text">
      <style:text-properties fo:font-weight="bold" style:font-weight-asian="bold" style:font-weight-complex="bold"/>
    </style:style>
    <style:style style:name="T457_3" style:family="text">
      <style:text-properties fo:font-weight="bold" style:font-weight-asian="bold" style:font-weight-complex="bold"/>
    </style:style>
    <style:style style:name="T457_4" style:family="text">
      <style:text-properties fo:font-weight="bold" style:font-weight-asian="bold" style:font-weight-complex="bold"/>
    </style:style>
    <style:style style:name="T457_5" style:family="text">
      <style:text-properties fo:font-weight="bold" style:font-weight-asian="bold" style:font-weight-complex="bold"/>
    </style:style>
    <style:style style:name="T457_6" style:family="text">
      <style:text-properties fo:font-weight="bold" style:font-weight-asian="bold" style:font-weight-complex="bold"/>
    </style:style>
    <style:style style:name="P458" style:family="paragraph" style:parent-style-name="Standard">
      <style:paragraph-properties fo:text-align="center" fo:break-before="auto" style:writing-mode="lr-tb"/>
      <style:text-properties fo:font-weight="bold" style:font-weight-asian="bold" style:font-weight-complex="bold"/>
    </style:style>
    <style:style style:name="P459" style:family="paragraph" style:parent-style-name="Standard">
      <style:paragraph-properties fo:text-align="center" fo:break-before="auto" style:writing-mode="lr-tb"/>
    </style:style>
    <style:style style:name="T459_1" style:family="text">
      <style:text-properties fo:font-weight="bold" style:font-weight-asian="bold" style:font-weight-complex="bold"/>
    </style:style>
    <style:style style:name="T459_2" style:family="text">
      <style:text-properties fo:font-weight="bold" style:font-weight-asian="bold" style:font-weight-complex="bold"/>
    </style:style>
    <style:style style:name="T459_3" style:family="text">
      <style:text-properties fo:font-weight="bold" style:font-weight-asian="bold" style:font-weight-complex="bold"/>
    </style:style>
    <style:style style:name="P460" style:family="paragraph" style:parent-style-name="Standard">
      <style:paragraph-properties fo:text-align="center" fo:break-before="auto" style:writing-mode="lr-tb"/>
      <style:text-properties fo:font-weight="bold" style:font-weight-asian="bold" style:font-weight-complex="bold"/>
    </style:style>
    <style:style style:name="P461" style:family="paragraph" style:parent-style-name="Standard">
      <style:paragraph-properties fo:text-align="center" fo:break-before="auto" style:writing-mode="lr-tb"/>
    </style:style>
    <style:style style:name="T461_1" style:family="text">
      <style:text-properties fo:font-size="18pt" style:font-size-asian="18pt" style:font-size-complex="18pt" fo:font-weight="bold" style:font-weight-asian="bold" style:font-weight-complex="bold"/>
    </style:style>
    <style:style style:name="T461_2" style:family="text">
      <style:text-properties fo:font-size="18pt" style:font-size-asian="18pt" style:font-size-complex="18pt" fo:font-weight="bold" style:font-weight-asian="bold" style:font-weight-complex="bold"/>
    </style:style>
    <style:style style:name="T461_3" style:family="text">
      <style:text-properties fo:font-size="18pt" style:font-size-asian="18pt" style:font-size-complex="18pt" fo:font-weight="bold" style:font-weight-asian="bold" style:font-weight-complex="bold"/>
    </style:style>
    <style:style style:name="T461_4" style:family="text">
      <style:text-properties fo:font-size="18pt" style:font-size-asian="18pt" style:font-size-complex="18pt" fo:font-weight="bold" style:font-weight-asian="bold" style:font-weight-complex="bold"/>
    </style:style>
    <style:style style:name="T461_5" style:family="text">
      <style:text-properties fo:font-size="18pt" style:font-size-asian="18pt" style:font-size-complex="18pt" fo:font-weight="bold" style:font-weight-asian="bold" style:font-weight-complex="bold"/>
    </style:style>
    <style:style style:name="T461_6" style:family="text">
      <style:text-properties fo:font-size="18pt" style:font-size-asian="18pt" style:font-size-complex="18pt" fo:font-weight="bold" style:font-weight-asian="bold" style:font-weight-complex="bold"/>
    </style:style>
    <style:style style:name="T461_7" style:family="text">
      <style:text-properties fo:font-size="18pt" style:font-size-asian="18pt" style:font-size-complex="18pt" fo:font-weight="bold" style:font-weight-asian="bold" style:font-weight-complex="bold"/>
    </style:style>
    <style:style style:name="T461_8" style:family="text">
      <style:text-properties fo:font-size="18pt" style:font-size-asian="18pt" style:font-size-complex="18pt" fo:font-weight="bold" style:font-weight-asian="bold" style:font-weight-complex="bold"/>
    </style:style>
    <style:style style:name="T461_9" style:family="text">
      <style:text-properties fo:font-size="18pt" style:font-size-asian="18pt" style:font-size-complex="18pt" fo:font-weight="bold" style:font-weight-asian="bold" style:font-weight-complex="bold"/>
    </style:style>
    <style:style style:name="T461_10" style:family="text">
      <style:text-properties fo:font-size="18pt" style:font-size-asian="18pt" style:font-size-complex="18pt" fo:font-weight="bold" style:font-weight-asian="bold" style:font-weight-complex="bold"/>
    </style:style>
    <style:style style:name="T461_11" style:family="text">
      <style:text-properties fo:font-size="18pt" style:font-size-asian="18pt" style:font-size-complex="18pt" fo:font-weight="bold" style:font-weight-asian="bold" style:font-weight-complex="bold"/>
    </style:style>
    <style:style style:name="T461_12" style:family="text">
      <style:text-properties fo:font-size="18pt" style:font-size-asian="18pt" style:font-size-complex="18pt" fo:font-weight="bold" style:font-weight-asian="bold" style:font-weight-complex="bold"/>
    </style:style>
    <style:style style:name="T461_13" style:family="text">
      <style:text-properties fo:font-size="18pt" style:font-size-asian="18pt" style:font-size-complex="18pt" fo:font-weight="bold" style:font-weight-asian="bold" style:font-weight-complex="bold"/>
    </style:style>
    <style:style style:name="P462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fo:font-size="18pt" style:font-size-asian="18pt" style:font-size-complex="18pt" fo:font-weight="bold" style:font-weight-asian="bold" style:font-weight-complex="bold"/>
    </style:style>
    <style:style style:name="P4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fo:font-size="18pt" style:font-size-asian="18pt" style:font-size-complex="18pt" fo:font-weight="bold" style:font-weight-asian="bold" style:font-weight-complex="bold"/>
    </style:style>
    <style:style style:name="P464" style:family="paragraph" style:parent-style-name="Heading_20_5">
      <style:paragraph-properties fo:break-before="auto" style:writing-mode="lr-tb"/>
    </style:style>
    <style:style style:name="T464_1" style:family="text">
      <style:text-properties fo:font-size="14pt" style:font-size-asian="14pt" style:font-size-complex="14pt"/>
    </style:style>
    <style:style style:name="T464_2" style:family="text">
      <style:text-properties fo:font-size="14pt" style:font-size-asian="14pt" style:font-size-complex="14pt"/>
    </style:style>
    <style:style style:name="T464_3" style:family="text">
      <style:text-properties fo:font-size="14pt" style:font-size-asian="14pt" style:font-size-complex="14pt"/>
    </style:style>
    <style:style style:name="T464_4" style:family="text">
      <style:text-properties fo:font-size="14pt" style:font-size-asian="14pt" style:font-size-complex="14pt"/>
    </style:style>
    <style:style style:name="T464_5" style:family="text">
      <style:text-properties fo:font-size="14pt" style:font-size-asian="14pt" style:font-size-complex="14pt"/>
    </style:style>
    <style:style style:name="T464_6" style:family="text">
      <style:text-properties fo:font-size="14pt" style:font-size-asian="14pt" style:font-size-complex="14pt"/>
    </style:style>
    <style:style style:name="T464_7" style:family="text">
      <style:text-properties fo:font-size="14pt" style:font-size-asian="14pt" style:font-size-complex="14pt"/>
    </style:style>
    <style:style style:name="T464_8" style:family="text">
      <style:text-properties fo:font-size="14pt" style:font-size-asian="14pt" style:font-size-complex="14pt"/>
    </style:style>
    <style:style style:name="T464_9" style:family="text">
      <style:text-properties fo:font-size="14pt" style:font-size-asian="14pt" style:font-size-complex="14pt"/>
    </style:style>
    <style:style style:name="T464_10" style:family="text">
      <style:text-properties fo:font-size="14pt" style:font-size-asian="14pt" style:font-size-complex="14pt"/>
    </style:style>
    <style:style style:name="T464_11" style:family="text">
      <style:text-properties fo:font-size="14pt" style:font-size-asian="14pt" style:font-size-complex="14pt"/>
    </style:style>
    <style:style style:name="T464_12" style:family="text">
      <style:text-properties fo:font-size="14pt" style:font-size-asian="14pt" style:font-size-complex="14pt"/>
    </style:style>
    <style:style style:name="P465" style:family="paragraph" style:parent-style-name="Heading_20_5">
      <style:paragraph-properties fo:break-before="auto" style:writing-mode="lr-tb"/>
    </style:style>
    <style:style style:name="T465_1" style:family="text">
      <style:text-properties fo:font-size="14pt" style:font-size-asian="14pt" style:font-size-complex="14pt"/>
    </style:style>
    <style:style style:name="P466" style:family="paragraph" style:parent-style-name="Standard">
      <style:paragraph-properties fo:text-align="right" fo:break-before="auto" style:writing-mode="lr-tb"/>
      <style:text-properties fo:font-size="14pt" style:font-size-asian="14pt" style:font-size-complex="14pt"/>
    </style:style>
    <style:style style:name="P467" style:family="paragraph" style:parent-style-name="Standard">
      <style:paragraph-properties fo:text-align="justify" fo:break-before="auto" fo:text-indent="0cm" fo:margin-left="9.991cm" style:writing-mode="lr-tb"/>
    </style:style>
    <style:style style:name="T467_1" style:family="text">
      <style:text-properties fo:font-weight="bold" style:font-weight-asian="bold" style:font-weight-complex="bold"/>
    </style:style>
    <style:style style:name="T467_2" style:family="text">
      <style:text-properties fo:font-weight="bold" style:font-weight-asian="bold" style:font-weight-complex="bold"/>
    </style:style>
    <style:style style:name="T467_3" style:family="text">
      <style:text-properties fo:font-weight="bold" style:font-weight-asian="bold" style:font-weight-complex="bold"/>
    </style:style>
    <style:style style:name="T467_4" style:family="text">
      <style:text-properties fo:font-weight="bold" style:font-weight-asian="bold" style:font-weight-complex="bold"/>
    </style:style>
    <style:style style:name="P468" style:family="paragraph" style:parent-style-name="Standard">
      <style:paragraph-properties fo:text-align="justify" fo:break-before="auto" fo:text-indent="0cm" fo:margin-left="9.991cm" style:writing-mode="lr-tb"/>
    </style:style>
    <style:style style:name="T468_1" style:family="text">
      <style:text-properties fo:font-weight="bold" style:font-weight-asian="bold" style:font-weight-complex="bold"/>
    </style:style>
    <style:style style:name="T468_2" style:family="text">
      <style:text-properties fo:font-weight="bold" style:font-weight-asian="bold" style:font-weight-complex="bold"/>
    </style:style>
    <style:style style:name="T468_3" style:family="text">
      <style:text-properties fo:font-weight="bold" style:font-weight-asian="bold" style:font-weight-complex="bold"/>
    </style:style>
    <style:style style:name="T468_4" style:family="text">
      <style:text-properties fo:font-weight="bold" style:font-weight-asian="bold" style:font-weight-complex="bold"/>
    </style:style>
    <style:style style:name="T468_5" style:family="text">
      <style:text-properties fo:font-weight="bold" style:font-weight-asian="bold" style:font-weight-complex="bold"/>
    </style:style>
    <style:style style:name="T468_6" style:family="text">
      <style:text-properties fo:font-weight="bold" style:font-weight-asian="bold" style:font-weight-complex="bold"/>
    </style:style>
    <style:style style:name="T468_7" style:family="text">
      <style:text-properties fo:font-weight="bold" style:font-weight-asian="bold" style:font-weight-complex="bold"/>
    </style:style>
    <style:style style:name="T468_8" style:family="text">
      <style:text-properties fo:font-weight="bold" style:font-weight-asian="bold" style:font-weight-complex="bold"/>
    </style:style>
    <style:style style:name="P46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9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469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469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469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469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469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469_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469_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469_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P47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70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P471" style:family="paragraph" style:parent-style-name="Standard">
      <style:paragraph-properties fo:text-align="justify" fo:break-before="auto" style:writing-mode="lr-tb"/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P472" style:family="paragraph" style:parent-style-name="Standard">
      <style:paragraph-properties fo:text-align="justify" fo:break-before="auto" style:writing-mode="lr-tb"/>
    </style:style>
    <style:style style:name="T472_1" style:family="text">
      <style:text-properties fo:font-weight="bold" style:font-weight-asian="bold" style:font-weight-complex="bold"/>
    </style:style>
    <style:style style:name="T472_2" style:family="text">
      <style:text-properties fo:font-weight="bold" style:font-weight-asian="bold" style:font-weight-complex="bold"/>
    </style:style>
    <style:style style:name="T472_3" style:family="text">
      <style:text-properties fo:font-weight="bold" style:font-weight-asian="bold" style:font-weight-complex="bold"/>
    </style:style>
    <style:style style:name="T472_4" style:family="text">
      <style:text-properties fo:font-weight="bold" style:font-weight-asian="bold" style:font-weight-complex="bold"/>
    </style:style>
    <style:style style:name="T472_5" style:family="text">
      <style:text-properties fo:font-weight="bold" style:font-weight-asian="bold" style:font-weight-complex="bold"/>
    </style:style>
    <style:style style:name="P473" style:family="paragraph" style:parent-style-name="Standard">
      <style:paragraph-properties fo:text-align="justify" fo:break-before="auto" style:writing-mode="lr-tb"/>
    </style:style>
    <style:style style:name="T473_1" style:family="text">
      <style:text-properties fo:font-weight="bold" style:font-weight-asian="bold" style:font-weight-complex="bold"/>
    </style:style>
    <style:style style:name="T473_2" style:family="text">
      <style:text-properties fo:font-weight="bold" style:font-weight-asian="bold" style:font-weight-complex="bold"/>
    </style:style>
    <style:style style:name="T473_3" style:family="text">
      <style:text-properties fo:font-weight="bold" style:font-weight-asian="bold" style:font-weight-complex="bold"/>
    </style:style>
    <style:style style:name="T473_4" style:family="text">
      <style:text-properties fo:font-weight="bold" style:font-weight-asian="bold" style:font-weight-complex="bold"/>
    </style:style>
    <style:style style:name="T473_5" style:family="text">
      <style:text-properties fo:font-weight="bold" style:font-weight-asian="bold" style:font-weight-complex="bold"/>
    </style:style>
    <style:style style:name="T473_6" style:family="text">
      <style:text-properties fo:font-weight="bold" style:font-weight-asian="bold" style:font-weight-complex="bold"/>
    </style:style>
    <style:style style:name="T473_7" style:family="text">
      <style:text-properties fo:font-weight="bold" style:font-weight-asian="bold" style:font-weight-complex="bold"/>
    </style:style>
    <style:style style:name="T473_8" style:family="text">
      <style:text-properties fo:font-weight="bold" style:font-weight-asian="bold" style:font-weight-complex="bold"/>
    </style:style>
    <style:style style:name="T473_9" style:family="text">
      <style:text-properties fo:font-weight="bold" style:font-weight-asian="bold" style:font-weight-complex="bold"/>
    </style:style>
    <style:style style:name="P474" style:family="paragraph" style:parent-style-name="Standard">
      <style:paragraph-properties fo:text-align="justify" fo:break-before="auto" style:writing-mode="lr-tb"/>
    </style:style>
    <style:style style:name="T474_1" style:family="text">
      <style:text-properties fo:font-weight="bold" style:font-weight-asian="bold" style:font-weight-complex="bold"/>
    </style:style>
    <style:style style:name="T474_2" style:family="text">
      <style:text-properties fo:font-weight="bold" style:font-weight-asian="bold" style:font-weight-complex="bold"/>
    </style:style>
    <style:style style:name="T474_3" style:family="text">
      <style:text-properties fo:font-weight="bold" style:font-weight-asian="bold" style:font-weight-complex="bold"/>
    </style:style>
    <style:style style:name="T474_4" style:family="text">
      <style:text-properties fo:font-weight="bold" style:font-weight-asian="bold" style:font-weight-complex="bold"/>
    </style:style>
    <style:style style:name="T474_5" style:family="text">
      <style:text-properties fo:font-weight="bold" style:font-weight-asian="bold" style:font-weight-complex="bold"/>
    </style:style>
    <style:style style:name="T474_6" style:family="text">
      <style:text-properties fo:font-weight="bold" style:font-weight-asian="bold" style:font-weight-complex="bold"/>
    </style:style>
    <style:style style:name="T474_7" style:family="text">
      <style:text-properties fo:font-weight="bold" style:font-weight-asian="bold" style:font-weight-complex="bold"/>
    </style:style>
    <style:style style:name="T474_8" style:family="text">
      <style:text-properties fo:font-weight="bold" style:font-weight-asian="bold" style:font-weight-complex="bold"/>
    </style:style>
    <style:style style:name="T474_9" style:family="text">
      <style:text-properties fo:font-weight="bold" style:font-weight-asian="bold" style:font-weight-complex="bold"/>
    </style:style>
    <style:style style:name="P475" style:family="paragraph" style:parent-style-name="Standard">
      <style:paragraph-properties fo:text-align="right" fo:break-before="auto" style:writing-mode="lr-tb"/>
      <style:text-properties fo:font-weight="bold" style:font-weight-asian="bold" style:font-weight-complex="bold"/>
    </style:style>
    <style:style style:name="P476" style:family="paragraph" style:parent-style-name="Standard">
      <style:paragraph-properties fo:text-align="right" fo:break-before="auto" style:writing-mode="lr-tb"/>
      <style:text-properties fo:font-weight="bold" style:font-weight-asian="bold" style:font-weight-complex="bold"/>
    </style:style>
    <style:style style:name="P477" style:family="paragraph" style:parent-style-name="Standard">
      <style:paragraph-properties fo:text-align="right" fo:break-before="auto" style:writing-mode="lr-tb"/>
      <style:text-properties fo:font-weight="bold" style:font-weight-asian="bold" style:font-weight-complex="bold"/>
    </style:style>
    <style:style style:name="P478" style:family="paragraph" style:parent-style-name="Standard">
      <style:paragraph-properties fo:text-align="center" fo:break-before="auto" style:writing-mode="lr-tb"/>
    </style:style>
    <style:style style:name="T478_1" style:family="text">
      <style:text-properties fo:font-weight="bold" style:font-weight-asian="bold" style:font-weight-complex="bold"/>
    </style:style>
    <style:style style:name="T478_2" style:family="text">
      <style:text-properties fo:font-weight="bold" style:font-weight-asian="bold" style:font-weight-complex="bold"/>
    </style:style>
    <style:style style:name="P479" style:family="paragraph" style:parent-style-name="Standard">
      <style:paragraph-properties fo:text-align="center" fo:break-before="auto" style:writing-mode="lr-tb"/>
      <style:text-properties fo:font-weight="bold" style:font-weight-asian="bold" style:font-weight-complex="bold"/>
    </style:style>
    <style:style style:name="P480" style:family="paragraph" style:parent-style-name="Standard">
      <style:paragraph-properties fo:text-align="center" fo:break-before="auto" fo:text-indent="1.101cm" style:writing-mode="lr-tb"/>
    </style:style>
    <style:style style:name="T480_1" style:family="text">
      <style:text-properties fo:font-weight="bold" style:font-weight-asian="bold" style:font-weight-complex="bold"/>
    </style:style>
    <style:style style:name="T480_2" style:family="text">
      <style:text-properties fo:font-weight="bold" style:font-weight-asian="bold" style:font-weight-complex="bold"/>
    </style:style>
    <style:style style:name="T480_3" style:family="text">
      <style:text-properties fo:font-weight="bold" style:font-weight-asian="bold" style:font-weight-complex="bold"/>
    </style:style>
    <style:style style:name="P481" style:family="paragraph" style:parent-style-name="Standard">
      <style:paragraph-properties fo:text-align="center" fo:break-before="auto" fo:text-indent="1.101cm" fo:line-height="100%" fo:margin-top="0cm" fo:margin-bottom="0cm" fo:margin-left="0cm" fo:margin-right="0cm" style:writing-mode="lr-tb"/>
    </style:style>
    <style:style style:name="T481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481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481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481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481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P482" style:family="paragraph" style:parent-style-name="Standard">
      <style:paragraph-properties fo:text-align="center" fo:break-before="auto" fo:text-indent="1.101cm" style:writing-mode="lr-tb"/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P483" style:family="paragraph" style:parent-style-name="Standard">
      <style:paragraph-properties fo:text-align="center" fo:break-before="auto" fo:text-indent="1.101cm" style:writing-mode="lr-tb"/>
    </style:style>
    <style:style style:name="T483_1" style:family="text"/>
    <style:style style:name="P484" style:family="paragraph" style:parent-style-name="Standard">
      <style:paragraph-properties fo:text-align="center" fo:break-before="auto" fo:text-indent="1.101cm" style:writing-mode="lr-tb"/>
    </style:style>
    <style:style style:name="P485" style:family="paragraph" style:parent-style-name="Standard">
      <style:paragraph-properties fo:text-align="justify" fo:break-before="auto" fo:text-indent="1.101cm" style:writing-mode="lr-tb"/>
    </style:style>
    <style:style style:name="T485_1" style:family="text"/>
    <style:style style:name="T485_2" style:family="text"/>
    <style:style style:name="T485_3" style:family="text"/>
    <style:style style:name="T485_4" style:family="text"/>
    <style:style style:name="T485_5" style:family="text"/>
    <style:style style:name="T485_6" style:family="text"/>
    <style:style style:name="T485_7" style:family="text"/>
    <style:style style:name="T485_8" style:family="text"/>
    <style:style style:name="T485_9" style:family="text"/>
    <style:style style:name="T485_10" style:family="text"/>
    <style:style style:name="T485_11" style:family="text"/>
    <style:style style:name="T485_12" style:family="text"/>
    <style:style style:name="T485_13" style:family="text"/>
    <style:style style:name="T485_14" style:family="text"/>
    <style:style style:name="T485_15" style:family="text"/>
    <style:style style:name="T485_16" style:family="text"/>
    <style:style style:name="T485_17" style:family="text"/>
    <style:style style:name="T485_18" style:family="text"/>
    <style:style style:name="T485_19" style:family="text"/>
    <style:style style:name="T485_20" style:family="text"/>
    <style:style style:name="P486" style:family="paragraph" style:parent-style-name="Standard">
      <style:paragraph-properties fo:text-align="justify" fo:break-before="auto" fo:text-indent="1.101cm" style:writing-mode="lr-tb"/>
    </style:style>
    <style:style style:name="T486_1" style:family="text"/>
    <style:style style:name="T486_2" style:family="text"/>
    <style:style style:name="T486_3" style:family="text"/>
    <style:style style:name="T486_4" style:family="text"/>
    <style:style style:name="T486_5" style:family="text"/>
    <style:style style:name="T486_6" style:family="text"/>
    <style:style style:name="T486_7" style:family="text">
      <style:text-properties style:font-name="Verdana" style:font-name-asian="Verdana" style:font-name-complex="Verdana"/>
    </style:style>
    <style:style style:name="T486_8" style:family="text"/>
    <style:style style:name="T486_9" style:family="text"/>
    <style:style style:name="T486_10" style:family="text"/>
    <style:style style:name="T486_11" style:family="text"/>
    <style:style style:name="T486_12" style:family="text"/>
    <style:style style:name="T486_13" style:family="text"/>
    <style:style style:name="T486_14" style:family="text"/>
    <style:style style:name="T486_15" style:family="text"/>
    <style:style style:name="T486_16" style:family="text"/>
    <style:style style:name="T486_17" style:family="text"/>
    <style:style style:name="T486_18" style:family="text"/>
    <style:style style:name="T486_19" style:family="text"/>
    <style:style style:name="T486_20" style:family="text"/>
    <style:style style:name="T486_21" style:family="text"/>
    <style:style style:name="T486_22" style:family="text"/>
    <style:style style:name="T486_23" style:family="text"/>
    <style:style style:name="T486_24" style:family="text"/>
    <style:style style:name="T486_25" style:family="text"/>
    <style:style style:name="T486_26" style:family="text"/>
    <style:style style:name="T486_27" style:family="text"/>
    <style:style style:name="T486_28" style:family="text"/>
    <style:style style:name="T486_29" style:family="text"/>
    <style:style style:name="T486_30" style:family="text"/>
    <style:style style:name="T486_31" style:family="text"/>
    <style:style style:name="T486_32" style:family="text"/>
    <style:style style:name="P487" style:family="paragraph" style:parent-style-name="Standard">
      <style:paragraph-properties fo:text-align="justify" fo:break-before="auto" fo:text-indent="1.101cm" style:writing-mode="lr-tb"/>
    </style:style>
    <style:style style:name="T487_1" style:family="text"/>
    <style:style style:name="T487_2" style:family="text"/>
    <style:style style:name="T487_3" style:family="text"/>
    <style:style style:name="T487_4" style:family="text"/>
    <style:style style:name="T487_5" style:family="text">
      <style:text-properties style:font-name="Verdana" style:font-name-asian="Verdana" style:font-name-complex="Verdana"/>
    </style:style>
    <style:style style:name="T487_6" style:family="text"/>
    <style:style style:name="T487_7" style:family="text"/>
    <style:style style:name="T487_8" style:family="text"/>
    <style:style style:name="T487_9" style:family="text"/>
    <style:style style:name="T487_10" style:family="text"/>
    <style:style style:name="T487_11" style:family="text"/>
    <style:style style:name="T487_12" style:family="text"/>
    <style:style style:name="T487_13" style:family="text"/>
    <style:style style:name="T487_14" style:family="text"/>
    <style:style style:name="T487_15" style:family="text"/>
    <style:style style:name="T487_16" style:family="text"/>
    <style:style style:name="T487_17" style:family="text"/>
    <style:style style:name="T487_18" style:family="text"/>
    <style:style style:name="T487_19" style:family="text"/>
    <style:style style:name="T487_20" style:family="text"/>
    <style:style style:name="T487_21" style:family="text"/>
    <style:style style:name="T487_22" style:family="text"/>
    <style:style style:name="T487_23" style:family="text"/>
    <style:style style:name="T487_24" style:family="text"/>
    <style:style style:name="T487_25" style:family="text"/>
    <style:style style:name="T487_26" style:family="text"/>
    <style:style style:name="T487_27" style:family="text"/>
    <style:style style:name="T487_28" style:family="text"/>
    <style:style style:name="T487_29" style:family="text"/>
    <style:style style:name="T487_30" style:family="text"/>
    <style:style style:name="T487_31" style:family="text"/>
    <style:style style:name="T487_32" style:family="text"/>
    <style:style style:name="T487_33" style:family="text"/>
    <style:style style:name="T487_34" style:family="text"/>
    <style:style style:name="T487_35" style:family="text"/>
    <style:style style:name="T487_36" style:family="text"/>
    <style:style style:name="T487_37" style:family="text"/>
    <style:style style:name="T487_38" style:family="text"/>
    <style:style style:name="T487_39" style:family="text"/>
    <style:style style:name="T487_40" style:family="text"/>
    <style:style style:name="T487_41" style:family="text"/>
    <style:style style:name="T487_42" style:family="text"/>
    <style:style style:name="T487_43" style:family="text"/>
    <style:style style:name="T487_44" style:family="text"/>
    <style:style style:name="T487_45" style:family="text"/>
    <style:style style:name="T487_46" style:family="text"/>
    <style:style style:name="T487_47" style:family="text"/>
    <style:style style:name="T487_48" style:family="text"/>
    <style:style style:name="P488" style:family="paragraph" style:parent-style-name="Standard">
      <style:paragraph-properties fo:text-align="justify" fo:break-before="auto" fo:text-indent="1.101cm" style:writing-mode="lr-tb"/>
    </style:style>
    <style:style style:name="T488_1" style:family="text"/>
    <style:style style:name="T488_2" style:family="text"/>
    <style:style style:name="T488_3" style:family="text">
      <style:text-properties style:font-name="Verdana" style:font-name-asian="Verdana" style:font-name-complex="Verdana"/>
    </style:style>
    <style:style style:name="T488_4" style:family="text"/>
    <style:style style:name="T488_5" style:family="text"/>
    <style:style style:name="T488_6" style:family="text"/>
    <style:style style:name="T488_7" style:family="text"/>
    <style:style style:name="T488_8" style:family="text"/>
    <style:style style:name="T488_9" style:family="text"/>
    <style:style style:name="T488_10" style:family="text"/>
    <style:style style:name="T488_11" style:family="text"/>
    <style:style style:name="T488_12" style:family="text"/>
    <style:style style:name="T488_13" style:family="text"/>
    <style:style style:name="T488_14" style:family="text"/>
    <style:style style:name="T488_15" style:family="text"/>
    <style:style style:name="T488_16" style:family="text"/>
    <style:style style:name="T488_17" style:family="text"/>
    <style:style style:name="T488_18" style:family="text"/>
    <style:style style:name="T488_19" style:family="text"/>
    <style:style style:name="T488_20" style:family="text"/>
    <style:style style:name="T488_21" style:family="text"/>
    <style:style style:name="T488_22" style:family="text"/>
    <style:style style:name="T488_23" style:family="text"/>
    <style:style style:name="T488_24" style:family="text"/>
    <style:style style:name="T488_25" style:family="text"/>
    <style:style style:name="T488_26" style:family="text"/>
    <style:style style:name="T488_27" style:family="text"/>
    <style:style style:name="T488_28" style:family="text"/>
    <style:style style:name="T488_29" style:family="text"/>
    <style:style style:name="T488_30" style:family="text"/>
    <style:style style:name="T488_31" style:family="text"/>
    <style:style style:name="T488_32" style:family="text"/>
    <style:style style:name="P489" style:family="paragraph" style:parent-style-name="Standard">
      <style:paragraph-properties fo:text-align="justify" fo:break-before="auto" fo:text-indent="1.101cm" style:writing-mode="lr-tb"/>
    </style:style>
    <style:style style:name="P490" style:family="paragraph" style:parent-style-name="Standard">
      <style:paragraph-properties fo:text-align="justify" fo:break-before="auto" fo:text-indent="1.101cm" style:writing-mode="lr-tb"/>
    </style:style>
    <style:style style:name="T490_1" style:family="text"/>
    <style:style style:name="T490_2" style:family="text"/>
    <style:style style:name="T490_3" style:family="text"/>
    <style:style style:name="T490_4" style:family="text"/>
    <style:style style:name="T490_5" style:family="text"/>
    <style:style style:name="T490_6" style:family="text"/>
    <style:style style:name="T490_7" style:family="text"/>
    <style:style style:name="T490_8" style:family="text"/>
    <style:style style:name="T490_9" style:family="text"/>
    <style:style style:name="T490_10" style:family="text"/>
    <style:style style:name="T490_11" style:family="text"/>
    <style:style style:name="T490_12" style:family="text"/>
    <style:style style:name="T490_13" style:family="text"/>
    <style:style style:name="T490_14" style:family="text"/>
    <style:style style:name="T490_15" style:family="text"/>
    <style:style style:name="T490_16" style:family="text"/>
    <style:style style:name="T490_17" style:family="text"/>
    <style:style style:name="T490_18" style:family="text"/>
    <style:style style:name="T490_19" style:family="text"/>
    <style:style style:name="T490_20" style:family="text"/>
    <style:style style:name="T490_21" style:family="text"/>
    <style:style style:name="T490_22" style:family="text"/>
    <style:style style:name="T490_23" style:family="text"/>
    <style:style style:name="T490_24" style:family="text"/>
    <style:style style:name="T490_25" style:family="text"/>
    <style:style style:name="T490_26" style:family="text"/>
    <style:style style:name="T490_27" style:family="text"/>
    <style:style style:name="T490_28" style:family="text"/>
    <style:style style:name="T490_29" style:family="text"/>
    <style:style style:name="T490_30" style:family="text"/>
    <style:style style:name="T490_31" style:family="text"/>
    <style:style style:name="T490_32" style:family="text"/>
    <style:style style:name="T490_33" style:family="text"/>
    <style:style style:name="T490_34" style:family="text"/>
    <style:style style:name="T490_35" style:family="text"/>
    <style:style style:name="T490_36" style:family="text"/>
    <style:style style:name="T490_37" style:family="text"/>
    <style:style style:name="T490_38" style:family="text"/>
    <style:style style:name="T490_39" style:family="text"/>
    <style:style style:name="T490_40" style:family="text"/>
    <style:style style:name="T490_41" style:family="text"/>
    <style:style style:name="T490_42" style:family="text"/>
    <style:style style:name="T490_43" style:family="text"/>
    <style:style style:name="T490_44" style:family="text"/>
    <style:style style:name="T490_45" style:family="text"/>
    <style:style style:name="T490_46" style:family="text"/>
    <style:style style:name="T490_47" style:family="text"/>
    <style:style style:name="T490_48" style:family="text"/>
    <style:style style:name="T490_49" style:family="text"/>
    <style:style style:name="T490_50" style:family="text"/>
    <style:style style:name="T490_51" style:family="text"/>
    <style:style style:name="T490_52" style:family="text"/>
    <style:style style:name="T490_53" style:family="text"/>
    <style:style style:name="T490_54" style:family="text"/>
    <style:style style:name="T490_55" style:family="text"/>
    <style:style style:name="T490_56" style:family="text"/>
    <style:style style:name="T490_57" style:family="text"/>
    <style:style style:name="T490_58" style:family="text"/>
    <style:style style:name="T490_59" style:family="text"/>
    <style:style style:name="T490_60" style:family="text"/>
    <style:style style:name="T490_61" style:family="text"/>
    <style:style style:name="T490_62" style:family="text"/>
    <style:style style:name="T490_63" style:family="text"/>
    <style:style style:name="T490_64" style:family="text"/>
    <style:style style:name="T490_65" style:family="text"/>
    <style:style style:name="T490_66" style:family="text"/>
    <style:style style:name="T490_67" style:family="text"/>
    <style:style style:name="T490_68" style:family="text"/>
    <style:style style:name="T490_69" style:family="text"/>
    <style:style style:name="T490_70" style:family="text"/>
    <style:style style:name="T490_71" style:family="text"/>
    <style:style style:name="T490_72" style:family="text"/>
    <style:style style:name="T490_73" style:family="text"/>
    <style:style style:name="T490_74" style:family="text"/>
    <style:style style:name="T490_75" style:family="text"/>
    <style:style style:name="T490_76" style:family="text"/>
    <style:style style:name="T490_77" style:family="text"/>
    <style:style style:name="T490_78" style:family="text"/>
    <style:style style:name="T490_79" style:family="text"/>
    <style:style style:name="T490_80" style:family="text"/>
    <style:style style:name="T490_81" style:family="text"/>
    <style:style style:name="T490_82" style:family="text"/>
    <style:style style:name="T490_83" style:family="text"/>
    <style:style style:name="T490_84" style:family="text"/>
    <style:style style:name="T490_85" style:family="text"/>
    <style:style style:name="T490_86" style:family="text"/>
    <style:style style:name="T490_87" style:family="text"/>
    <style:style style:name="T490_88" style:family="text"/>
    <style:style style:name="T490_89" style:family="text"/>
    <style:style style:name="T490_90" style:family="text"/>
    <style:style style:name="T490_91" style:family="text"/>
    <style:style style:name="T490_92" style:family="text"/>
    <style:style style:name="T490_93" style:family="text"/>
    <style:style style:name="T490_94" style:family="text"/>
    <style:style style:name="T490_95" style:family="text"/>
    <style:style style:name="T490_96" style:family="text"/>
    <style:style style:name="T490_97" style:family="text"/>
    <style:style style:name="T490_98" style:family="text"/>
    <style:style style:name="T490_99" style:family="text"/>
    <style:style style:name="T490_100" style:family="text"/>
    <style:style style:name="P491" style:family="paragraph" style:parent-style-name="Standard">
      <style:paragraph-properties fo:text-align="justify" fo:break-before="auto" fo:text-indent="1.101cm" style:writing-mode="lr-tb"/>
    </style:style>
    <style:style style:name="P492" style:family="paragraph" style:parent-style-name="Standard">
      <style:paragraph-properties fo:text-align="justify" fo:break-before="auto" fo:text-indent="1.101cm" style:writing-mode="lr-tb"/>
    </style:style>
    <style:style style:name="T492_1" style:family="text"/>
    <style:style style:name="T492_2" style:family="text"/>
    <style:style style:name="T492_3" style:family="text"/>
    <style:style style:name="T492_4" style:family="text"/>
    <style:style style:name="T492_5" style:family="text"/>
    <style:style style:name="T492_6" style:family="text"/>
    <style:style style:name="T492_7" style:family="text"/>
    <style:style style:name="T492_8" style:family="text"/>
    <style:style style:name="T492_9" style:family="text"/>
    <style:style style:name="T492_10" style:family="text"/>
    <style:style style:name="T492_11" style:family="text"/>
    <style:style style:name="T492_12" style:family="text"/>
    <style:style style:name="T492_13" style:family="text"/>
    <style:style style:name="T492_14" style:family="text"/>
    <style:style style:name="T492_15" style:family="text"/>
    <style:style style:name="T492_16" style:family="text"/>
    <style:style style:name="T492_17" style:family="text"/>
    <style:style style:name="T492_18" style:family="text"/>
    <style:style style:name="T492_19" style:family="text"/>
    <style:style style:name="T492_20" style:family="text"/>
    <style:style style:name="T492_21" style:family="text"/>
    <style:style style:name="T492_22" style:family="text"/>
    <style:style style:name="T492_23" style:family="text"/>
    <style:style style:name="T492_24" style:family="text"/>
    <style:style style:name="T492_25" style:family="text"/>
    <style:style style:name="T492_26" style:family="text"/>
    <style:style style:name="T492_27" style:family="text"/>
    <style:style style:name="T492_28" style:family="text"/>
    <style:style style:name="P493" style:family="paragraph" style:parent-style-name="Standard">
      <style:paragraph-properties fo:text-align="justify" fo:break-before="auto" fo:text-indent="1.101cm" style:writing-mode="lr-tb"/>
    </style:style>
    <style:style style:name="P494" style:family="paragraph" style:parent-style-name="Standard">
      <style:paragraph-properties fo:text-align="justify" fo:break-before="auto" fo:text-indent="1.101cm" style:writing-mode="lr-tb"/>
    </style:style>
    <style:style style:name="P495" style:family="paragraph" style:parent-style-name="Heading_20_4">
      <style:paragraph-properties fo:text-align="center" fo:break-before="auto" style:writing-mode="lr-tb"/>
    </style:style>
    <style:style style:name="P496" style:family="paragraph" style:parent-style-name="Heading_20_4">
      <style:paragraph-properties fo:text-align="center" fo:break-before="auto" style:writing-mode="lr-tb"/>
    </style:style>
    <style:style style:name="P497" style:family="paragraph" style:parent-style-name="Heading_20_4">
      <style:paragraph-properties fo:text-align="center" fo:break-before="auto" style:writing-mode="lr-tb"/>
    </style:style>
    <style:style style:name="P498" style:family="paragraph" style:parent-style-name="Heading_20_4">
      <style:paragraph-properties fo:text-align="center" fo:break-before="auto" style:writing-mode="lr-tb"/>
    </style:style>
    <style:style style:name="P499" style:family="paragraph" style:parent-style-name="Standard">
      <style:paragraph-properties fo:break-before="auto" style:writing-mode="lr-tb"/>
    </style:style>
    <style:style style:name="P500" style:family="paragraph" style:parent-style-name="Standard">
      <style:paragraph-properties fo:break-before="auto" style:writing-mode="lr-tb"/>
    </style:style>
    <style:style style:name="P501" style:family="paragraph" style:parent-style-name="Standard">
      <style:paragraph-properties fo:break-before="auto" style:writing-mode="lr-tb"/>
    </style:style>
    <style:style style:name="P502" style:family="paragraph" style:parent-style-name="Standard">
      <style:paragraph-properties fo:break-before="auto" style:writing-mode="lr-tb"/>
    </style:style>
    <style:style style:name="P503" style:family="paragraph" style:parent-style-name="Standard">
      <style:paragraph-properties fo:break-before="auto" style:writing-mode="lr-tb"/>
    </style:style>
    <style:style style:name="P504" style:family="paragraph" style:parent-style-name="Standard">
      <style:paragraph-properties fo:break-before="auto" style:writing-mode="lr-tb"/>
    </style:style>
    <style:style style:name="P505" style:family="paragraph" style:parent-style-name="Standard">
      <style:paragraph-properties fo:break-before="auto" style:writing-mode="lr-tb"/>
    </style:style>
    <style:style style:name="P506" style:family="paragraph" style:parent-style-name="Standard">
      <style:paragraph-properties fo:break-before="auto" style:writing-mode="lr-tb"/>
    </style:style>
    <style:style style:name="P507" style:family="paragraph" style:parent-style-name="Standard">
      <style:paragraph-properties fo:break-before="auto" style:writing-mode="lr-tb"/>
    </style:style>
    <style:style style:name="P508" style:family="paragraph" style:parent-style-name="Standard">
      <style:paragraph-properties fo:break-before="auto" style:writing-mode="lr-tb"/>
    </style:style>
    <style:style style:name="P509" style:family="paragraph" style:parent-style-name="Standard">
      <style:paragraph-properties fo:break-before="auto" style:writing-mode="lr-tb"/>
    </style:style>
    <style:style style:name="P510" style:family="paragraph" style:parent-style-name="Heading_20_4">
      <style:paragraph-properties fo:text-align="center" fo:break-before="auto" style:writing-mode="lr-tb"/>
    </style:style>
    <style:style style:name="T510_1" style:family="text"/>
    <style:style style:name="T510_2" style:family="text"/>
    <style:style style:name="T510_3" style:family="text"/>
    <style:style style:name="P511" style:family="paragraph" style:parent-style-name="Standard">
      <style:paragraph-properties fo:text-align="center" fo:break-before="auto" style:writing-mode="lr-tb"/>
    </style:style>
    <style:style style:name="T511_1" style:family="text">
      <style:text-properties fo:font-weight="bold" style:font-weight-asian="bold" style:font-weight-complex="bold"/>
    </style:style>
    <style:style style:name="T511_2" style:family="text">
      <style:text-properties fo:font-weight="bold" style:font-weight-asian="bold" style:font-weight-complex="bold"/>
    </style:style>
    <style:style style:name="T511_3" style:family="text">
      <style:text-properties fo:font-weight="bold" style:font-weight-asian="bold" style:font-weight-complex="bold"/>
    </style:style>
    <style:style style:name="T511_4" style:family="text">
      <style:text-properties fo:font-weight="bold" style:font-weight-asian="bold" style:font-weight-complex="bold"/>
    </style:style>
    <style:style style:name="T511_5" style:family="text">
      <style:text-properties fo:font-weight="bold" style:font-weight-asian="bold" style:font-weight-complex="bold"/>
    </style:style>
    <style:style style:name="T511_6" style:family="text">
      <style:text-properties fo:font-weight="bold" style:font-weight-asian="bold" style:font-weight-complex="bold"/>
    </style:style>
    <style:style style:name="P5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fo:font-weight="bold" style:font-weight-asian="bold" style:font-weight-complex="bold"/>
    </style:style>
    <style:style style:name="P513" style:family="paragraph" style:parent-style-name="Heading_20_4">
      <style:paragraph-properties fo:text-align="center" fo:break-before="auto" style:writing-mode="lr-tb"/>
    </style:style>
    <style:style style:name="T513_1" style:family="text">
      <style:text-properties fo:font-weight="normal" style:font-weight-asian="normal" style:font-weight-complex="normal"/>
    </style:style>
    <style:style style:name="P514" style:family="paragraph" style:parent-style-name="Standard">
      <style:paragraph-properties fo:text-align="center" fo:break-before="auto" style:writing-mode="lr-tb"/>
      <style:text-properties fo:font-weight="normal" style:font-weight-asian="normal" style:font-weight-complex="normal"/>
    </style:style>
    <style:style style:name="P5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15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15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15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15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15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15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15_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15_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15_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516" style:family="paragraph" style:parent-style-name="Standard">
      <style:paragraph-properties fo:text-align="left" fo:break-before="auto" fo:text-indent="0cm" fo:line-height="100%" fo:margin-top="0cm" fo:margin-left="0cm" fo:margin-right="0cm" style:writing-mode="lr-tb">
        <style:tab-stops>
          <style:tab-stop style:type="left" style:leader-style="none" style:position="16.087cm"/>
        </style:tab-stops>
      </style:paragraph-properties>
    </style:style>
    <style:style style:name="T516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16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16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16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5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16.087cm"/>
        </style:tab-stops>
      </style:paragraph-properties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518" style:family="paragraph" style:parent-style-name="Standard">
      <style:paragraph-properties fo:text-align="justify" fo:break-before="auto" style:writing-mode="lr-tb">
        <style:tab-stops>
          <style:tab-stop style:type="left" style:leader-style="none" style:position="16.087cm"/>
        </style:tab-stops>
      </style:paragraph-properties>
    </style:style>
    <style:style style:name="T518_1" style:family="text"/>
    <style:style style:name="T518_2" style:family="text"/>
    <style:style style:name="P519" style:family="paragraph" style:parent-style-name="Standard">
      <style:paragraph-properties fo:break-before="auto" style:writing-mode="lr-tb"/>
    </style:style>
    <style:style style:name="P520" style:family="paragraph" style:parent-style-name="Standard">
      <style:paragraph-properties fo:break-before="auto" style:writing-mode="lr-tb">
        <style:tab-stops>
          <style:tab-stop style:type="left" style:leader-style="none" style:position="16.087cm"/>
        </style:tab-stops>
      </style:paragraph-properties>
    </style:style>
    <style:style style:name="T520_1" style:family="text"/>
    <style:style style:name="T520_2" style:family="text"/>
    <style:style style:name="T520_3" style:family="text"/>
    <style:style style:name="T520_4" style:family="text"/>
    <style:style style:name="T520_5" style:family="text"/>
    <style:style style:name="P521" style:family="paragraph" style:parent-style-name="Standard">
      <style:paragraph-properties fo:break-before="auto" fo:text-indent="0cm" fo:margin-left="1.249cm" style:writing-mode="lr-tb">
        <style:tab-stops>
          <style:tab-stop style:type="left" style:leader-style="none" style:position="14.838cm"/>
        </style:tab-stops>
      </style:paragraph-properties>
    </style:style>
    <style:style style:name="T521_1" style:family="text"/>
    <style:style style:name="T521_2" style:family="text"/>
    <style:style style:name="T521_3" style:family="text"/>
    <style:style style:name="T521_4" style:family="text"/>
    <style:style style:name="T521_5" style:family="text"/>
    <style:style style:name="T521_6" style:family="text"/>
    <style:style style:name="T521_7" style:family="text"/>
    <style:style style:name="T521_8" style:family="text"/>
    <style:style style:name="T521_9" style:family="text"/>
    <style:style style:name="T521_10" style:family="text"/>
    <style:style style:name="T521_11" style:family="text"/>
    <style:style style:name="T521_12" style:family="text"/>
    <style:style style:name="T521_13" style:family="text"/>
    <style:style style:name="T521_14" style:family="text"/>
    <style:style style:name="T521_15" style:family="text"/>
    <style:style style:name="T521_16" style:family="text"/>
    <style:style style:name="T521_17" style:family="text"/>
    <style:style style:name="P522" style:family="paragraph" style:parent-style-name="Standard">
      <style:paragraph-properties fo:text-align="justify" fo:break-before="auto" fo:text-indent="0cm" fo:margin-left="1.249cm" style:writing-mode="lr-tb">
        <style:tab-stops>
          <style:tab-stop style:type="left" style:leader-style="none" style:position="14.838cm"/>
        </style:tab-stops>
      </style:paragraph-properties>
    </style:style>
    <style:style style:name="T522_1" style:family="text"/>
    <style:style style:name="T522_2" style:family="text"/>
    <style:style style:name="T522_3" style:family="text"/>
    <style:style style:name="T522_4" style:family="text"/>
    <style:style style:name="T522_5" style:family="text"/>
    <style:style style:name="T522_6" style:family="text"/>
    <style:style style:name="T522_7" style:family="text"/>
    <style:style style:name="T522_8" style:family="text"/>
    <style:style style:name="P523" style:family="paragraph" style:parent-style-name="Standard">
      <style:paragraph-properties fo:break-before="auto" fo:text-indent="1.249cm" style:writing-mode="lr-tb">
        <style:tab-stops>
          <style:tab-stop style:type="left" style:leader-style="none" style:position="16.087cm"/>
        </style:tab-stops>
      </style:paragraph-properties>
    </style:style>
    <style:style style:name="T523_1" style:family="text"/>
    <style:style style:name="T523_2" style:family="text"/>
    <style:style style:name="T523_3" style:family="text"/>
    <style:style style:name="T523_4" style:family="text"/>
    <style:style style:name="T523_5" style:family="text"/>
    <style:style style:name="T523_6" style:family="text"/>
    <style:style style:name="T523_7" style:family="text"/>
    <style:style style:name="P524" style:family="paragraph" style:parent-style-name="Standard">
      <style:paragraph-properties fo:break-before="auto" style:writing-mode="lr-tb"/>
    </style:style>
    <style:style style:name="P525" style:family="paragraph" style:parent-style-name="Standard">
      <style:paragraph-properties fo:break-before="auto" style:writing-mode="lr-tb">
        <style:tab-stops>
          <style:tab-stop style:type="left" style:leader-style="none" style:position="16.087cm"/>
        </style:tab-stops>
      </style:paragraph-properties>
    </style:style>
    <style:style style:name="T525_1" style:family="text"/>
    <style:style style:name="T525_2" style:family="text"/>
    <style:style style:name="T525_3" style:family="text"/>
    <style:style style:name="T525_4" style:family="text"/>
    <style:style style:name="T525_5" style:family="text"/>
    <style:style style:name="P526" style:family="paragraph" style:parent-style-name="Standard">
      <style:paragraph-properties fo:break-before="auto" fo:text-indent="1.249cm" style:writing-mode="lr-tb">
        <style:tab-stops>
          <style:tab-stop style:type="left" style:leader-style="none" style:position="16.087cm"/>
        </style:tab-stops>
      </style:paragraph-properties>
    </style:style>
    <style:style style:name="T526_1" style:family="text"/>
    <style:style style:name="T526_2" style:family="text"/>
    <style:style style:name="T526_3" style:family="text"/>
    <style:style style:name="T526_4" style:family="text"/>
    <style:style style:name="T526_5" style:family="text"/>
    <style:style style:name="T526_6" style:family="text"/>
    <style:style style:name="T526_7" style:family="text"/>
    <style:style style:name="T526_8" style:family="text"/>
    <style:style style:name="T526_9" style:family="text"/>
    <style:style style:name="T526_10" style:family="text"/>
    <style:style style:name="T526_11" style:family="text"/>
    <style:style style:name="P527" style:family="paragraph" style:parent-style-name="Standard">
      <style:paragraph-properties fo:break-before="auto" fo:text-indent="0cm" fo:margin-left="1.249cm" style:writing-mode="lr-tb"/>
    </style:style>
    <style:style style:name="T527_1" style:family="text"/>
    <style:style style:name="T527_2" style:family="text"/>
    <style:style style:name="T527_3" style:family="text"/>
    <style:style style:name="T527_4" style:family="text"/>
    <style:style style:name="T527_5" style:family="text"/>
    <style:style style:name="T527_6" style:family="text"/>
    <style:style style:name="T527_7" style:family="text"/>
    <style:style style:name="T527_8" style:family="text"/>
    <style:style style:name="T527_9" style:family="text"/>
    <style:style style:name="T527_10" style:family="text"/>
    <style:style style:name="T527_11" style:family="text"/>
    <style:style style:name="T527_12" style:family="text"/>
    <style:style style:name="T527_13" style:family="text"/>
    <style:style style:name="T527_14" style:family="text"/>
    <style:style style:name="T527_15" style:family="text"/>
    <style:style style:name="T527_16" style:family="text"/>
    <style:style style:name="T527_17" style:family="text"/>
    <style:style style:name="T527_18" style:family="text"/>
    <style:style style:name="T527_19" style:family="text"/>
    <style:style style:name="P528" style:family="paragraph" style:parent-style-name="Standard">
      <style:paragraph-properties fo:break-before="auto" fo:text-indent="0cm" fo:margin-left="1.249cm" style:writing-mode="lr-tb">
        <style:tab-stops>
          <style:tab-stop style:type="left" style:leader-style="none" style:position="14.838cm"/>
        </style:tab-stops>
      </style:paragraph-properties>
    </style:style>
    <style:style style:name="T528_1" style:family="text"/>
    <style:style style:name="T528_2" style:family="text"/>
    <style:style style:name="P529" style:family="paragraph" style:parent-style-name="Standard">
      <style:paragraph-properties fo:break-before="auto" style:writing-mode="lr-tb">
        <style:tab-stops>
          <style:tab-stop style:type="left" style:leader-style="none" style:position="16.087cm"/>
        </style:tab-stops>
      </style:paragraph-properties>
    </style:style>
    <style:style style:name="T529_1" style:family="text"/>
    <style:style style:name="T529_2" style:family="text"/>
    <style:style style:name="T529_3" style:family="text"/>
    <style:style style:name="T529_4" style:family="text"/>
    <style:style style:name="T529_5" style:family="text"/>
    <style:style style:name="P530" style:family="paragraph" style:parent-style-name="Standard">
      <style:paragraph-properties fo:break-before="auto" fo:text-indent="0cm" fo:margin-left="1.27cm" style:writing-mode="lr-tb">
        <style:tab-stops>
          <style:tab-stop style:type="left" style:leader-style="none" style:position="14.817cm"/>
        </style:tab-stops>
      </style:paragraph-properties>
    </style:style>
    <style:style style:name="T530_1" style:family="text"/>
    <style:style style:name="T530_2" style:family="text"/>
    <style:style style:name="T530_3" style:family="text"/>
    <style:style style:name="T530_4" style:family="text"/>
    <style:style style:name="T530_5" style:family="text"/>
    <style:style style:name="T530_6" style:family="text"/>
    <style:style style:name="T530_7" style:family="text"/>
    <style:style style:name="T530_8" style:family="text"/>
    <style:style style:name="T530_9" style:family="text"/>
    <style:style style:name="P531" style:family="paragraph" style:parent-style-name="Standard">
      <style:paragraph-properties fo:break-before="auto" style:writing-mode="lr-tb"/>
    </style:style>
    <style:style style:name="T531_1" style:family="text"/>
    <style:style style:name="T531_2" style:family="text"/>
    <style:style style:name="T531_3" style:family="text"/>
    <style:style style:name="T531_4" style:family="text"/>
    <style:style style:name="T531_5" style:family="text"/>
    <style:style style:name="T531_6" style:family="text"/>
    <style:style style:name="T531_7" style:family="text"/>
    <style:style style:name="T531_8" style:family="text"/>
    <style:style style:name="T531_9" style:family="text"/>
    <style:style style:name="T531_10" style:family="text"/>
    <style:style style:name="T531_11" style:family="text"/>
    <style:style style:name="P532" style:family="paragraph" style:parent-style-name="Standard">
      <style:paragraph-properties fo:break-before="auto" style:writing-mode="lr-tb"/>
    </style:style>
    <style:style style:name="P533" style:family="paragraph" style:parent-style-name="Standard">
      <style:paragraph-properties fo:break-before="auto" style:writing-mode="lr-tb">
        <style:tab-stops>
          <style:tab-stop style:type="left" style:leader-style="none" style:position="16.081cm"/>
        </style:tab-stops>
      </style:paragraph-properties>
    </style:style>
    <style:style style:name="T533_1" style:family="text"/>
    <style:style style:name="T533_2" style:family="text"/>
    <style:style style:name="T533_3" style:family="text"/>
    <style:style style:name="T533_4" style:family="text"/>
    <style:style style:name="T533_5" style:family="text"/>
    <style:style style:name="P534" style:family="paragraph" style:parent-style-name="Standard">
      <style:paragraph-properties fo:break-before="auto" fo:text-indent="1.249cm" style:writing-mode="lr-tb">
        <style:tab-stops>
          <style:tab-stop style:type="left" style:leader-style="none" style:position="16.081cm"/>
        </style:tab-stops>
      </style:paragraph-properties>
    </style:style>
    <style:style style:name="T534_1" style:family="text"/>
    <style:style style:name="T534_2" style:family="text"/>
    <style:style style:name="T534_3" style:family="text"/>
    <style:style style:name="T534_4" style:family="text"/>
    <style:style style:name="T534_5" style:family="text"/>
    <style:style style:name="P535" style:family="paragraph" style:parent-style-name="Standard">
      <style:paragraph-properties fo:break-before="auto" fo:text-indent="1.249cm" style:writing-mode="lr-tb">
        <style:tab-stops>
          <style:tab-stop style:type="left" style:leader-style="none" style:position="16.087cm"/>
        </style:tab-stops>
      </style:paragraph-properties>
    </style:style>
    <style:style style:name="T535_1" style:family="text"/>
    <style:style style:name="T535_2" style:family="text"/>
    <style:style style:name="T535_3" style:family="text"/>
    <style:style style:name="T535_4" style:family="text"/>
    <style:style style:name="T535_5" style:family="text"/>
    <style:style style:name="T535_6" style:family="text"/>
    <style:style style:name="T535_7" style:family="text"/>
    <style:style style:name="P536" style:family="paragraph" style:parent-style-name="Standard">
      <style:paragraph-properties fo:break-before="auto" fo:margin-top="0cm" fo:margin-bottom="0cm" style:writing-mode="lr-tb"/>
    </style:style>
    <style:style style:name="T536_1" style:family="text"/>
    <style:style style:name="T536_2" style:family="text"/>
    <style:style style:name="T536_3" style:family="text"/>
    <style:style style:name="T536_4" style:family="text"/>
    <style:style style:name="T536_5" style:family="text"/>
    <style:style style:name="T536_6" style:family="text"/>
    <style:style style:name="P537" style:family="paragraph" style:parent-style-name="Standard">
      <style:paragraph-properties fo:break-before="auto" fo:text-indent="0cm" fo:margin-left="1.249cm" style:writing-mode="lr-tb"/>
    </style:style>
    <style:style style:name="P538" style:family="paragraph" style:parent-style-name="Standard">
      <style:paragraph-properties fo:text-align="justify" fo:break-before="auto" style:writing-mode="lr-tb">
        <style:tab-stops>
          <style:tab-stop style:type="left" style:leader-style="none" style:position="16.087cm"/>
        </style:tab-stops>
      </style:paragraph-properties>
    </style:style>
    <style:style style:name="T538_1" style:family="text"/>
    <style:style style:name="T538_2" style:family="text"/>
    <style:style style:name="P539" style:family="paragraph" style:parent-style-name="Standard">
      <style:paragraph-properties fo:break-before="auto" style:writing-mode="lr-tb">
        <style:tab-stops>
          <style:tab-stop style:type="left" style:leader-style="none" style:position="16.087cm"/>
        </style:tab-stops>
      </style:paragraph-properties>
    </style:style>
    <style:style style:name="T539_1" style:family="text"/>
    <style:style style:name="T539_2" style:family="text"/>
    <style:style style:name="T539_3" style:family="text"/>
    <style:style style:name="T539_4" style:family="text"/>
    <style:style style:name="T539_5" style:family="text"/>
    <style:style style:name="T539_6" style:family="text"/>
    <style:style style:name="P5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P541" style:family="paragraph" style:parent-style-name="Standard">
      <style:paragraph-properties fo:break-before="auto" style:writing-mode="lr-tb">
        <style:tab-stops>
          <style:tab-stop style:type="left" style:leader-style="none" style:position="16.081cm"/>
        </style:tab-stops>
      </style:paragraph-properties>
    </style:style>
    <style:style style:name="T541_1" style:family="text"/>
    <style:style style:name="T541_2" style:family="text"/>
    <style:style style:name="T541_3" style:family="text"/>
    <style:style style:name="T541_4" style:family="text"/>
    <style:style style:name="T541_5" style:family="text"/>
    <style:style style:name="T541_6" style:family="text">
      <style:text-properties fo:font-weight="bold" style:font-weight-asian="bold" style:font-weight-complex="bold"/>
    </style:style>
    <style:style style:name="T541_7" style:family="text"/>
    <style:style style:name="T541_8" style:family="text"/>
    <style:style style:name="T541_9" style:family="text"/>
    <style:style style:name="T541_10" style:family="text"/>
    <style:style style:name="T541_11" style:family="text"/>
    <style:style style:name="T541_12" style:family="text"/>
    <style:style style:name="T541_13" style:family="text"/>
    <style:style style:name="T541_14" style:family="text"/>
    <style:style style:name="T541_15" style:family="text"/>
    <style:style style:name="T541_16" style:family="text"/>
    <style:style style:name="T541_17" style:family="text"/>
    <style:style style:name="T541_18" style:family="text"/>
    <style:style style:name="T541_19" style:family="text"/>
    <style:style style:name="T541_20" style:family="text"/>
    <style:style style:name="T541_21" style:family="text"/>
    <style:style style:name="T541_22" style:family="text"/>
    <style:style style:name="T541_23" style:family="text"/>
    <style:style style:name="T541_24" style:family="text"/>
    <style:style style:name="T541_25" style:family="text"/>
    <style:style style:name="T541_26" style:family="text"/>
    <style:style style:name="T541_27" style:family="text"/>
    <style:style style:name="T541_28" style:family="text"/>
    <style:style style:name="T541_29" style:family="text"/>
    <style:style style:name="T541_30" style:family="text"/>
    <style:style style:name="T541_31" style:family="text"/>
    <style:style style:name="T541_32" style:family="text"/>
    <style:style style:name="T541_33" style:family="text"/>
    <style:style style:name="T541_34" style:family="text"/>
    <style:style style:name="T541_35" style:family="text"/>
    <style:style style:name="T541_36" style:family="text"/>
    <style:style style:name="T541_37" style:family="text"/>
    <style:style style:name="T541_38" style:family="text"/>
    <style:style style:name="T541_39" style:family="text"/>
    <style:style style:name="T541_40" style:family="text"/>
    <style:style style:name="T541_41" style:family="text"/>
    <style:style style:name="T541_42" style:family="text"/>
    <style:style style:name="P542" style:family="paragraph" style:parent-style-name="Standard">
      <style:paragraph-properties fo:break-before="auto" style:writing-mode="lr-tb">
        <style:tab-stops>
          <style:tab-stop style:type="left" style:leader-style="none" style:position="16.087cm"/>
        </style:tab-stops>
      </style:paragraph-properties>
    </style:style>
    <style:style style:name="T542_1" style:family="text"/>
    <style:style style:name="T542_2" style:family="text"/>
    <style:style style:name="T542_3" style:family="text"/>
    <style:style style:name="T542_4" style:family="text"/>
    <style:style style:name="T542_5" style:family="text"/>
    <style:style style:name="T542_6" style:family="text"/>
    <style:style style:name="T542_7" style:family="text"/>
    <style:style style:name="T542_8" style:family="text"/>
    <style:style style:name="T542_9" style:family="text"/>
    <style:style style:name="T542_10" style:family="text"/>
    <style:style style:name="P543" style:family="paragraph" style:parent-style-name="Standard">
      <style:paragraph-properties fo:text-align="center" fo:break-before="page" fo:text-indent="1.101cm" style:writing-mode="lr-tb"/>
    </style:style>
    <style:style style:name="T543_1" style:family="text">
      <style:text-properties fo:font-weight="bold" style:font-weight-asian="bold" style:font-weight-complex="bold"/>
    </style:style>
    <style:style style:name="T543_2" style:family="text">
      <style:text-properties fo:font-weight="bold" style:font-weight-asian="bold" style:font-weight-complex="bold"/>
    </style:style>
    <style:style style:name="T543_3" style:family="text">
      <style:text-properties fo:font-weight="bold" style:font-weight-asian="bold" style:font-weight-complex="bold"/>
    </style:style>
    <style:style style:name="P544" style:family="paragraph" style:parent-style-name="Heading_20_1">
      <style:paragraph-properties fo:break-before="auto" fo:line-height="150%" style:writing-mode="lr-tb"/>
    </style:style>
    <style:style style:name="T544_1" style:family="text">
      <style:text-properties style:font-name="Times New Roman" style:font-name-asian="Times New Roman" style:font-name-complex="Times New Roman"/>
    </style:style>
    <style:style style:name="T544_2" style:family="text">
      <style:text-properties style:font-name="Times New Roman" style:font-name-asian="Times New Roman" style:font-name-complex="Times New Roman"/>
    </style:style>
    <style:style style:name="T544_3" style:family="text">
      <style:text-properties style:font-name="Times New Roman" style:font-name-asian="Times New Roman" style:font-name-complex="Times New Roman"/>
    </style:style>
    <style:style style:name="T544_4" style:family="text">
      <style:text-properties style:font-name="Times New Roman" style:font-name-asian="Times New Roman" style:font-name-complex="Times New Roman"/>
    </style:style>
    <style:style style:name="T544_5" style:family="text">
      <style:text-properties style:font-name="Times New Roman" style:font-name-asian="Times New Roman" style:font-name-complex="Times New Roman"/>
    </style:style>
    <style:style style:name="T544_6" style:family="text">
      <style:text-properties style:font-name="Times New Roman" style:font-name-asian="Times New Roman" style:font-name-complex="Times New Roman"/>
    </style:style>
    <style:style style:name="T544_7" style:family="text">
      <style:text-properties style:font-name="Times New Roman" style:font-name-asian="Times New Roman" style:font-name-complex="Times New Roman"/>
    </style:style>
    <style:style style:name="T544_8" style:family="text">
      <style:text-properties style:font-name="Times New Roman" style:font-name-asian="Times New Roman" style:font-name-complex="Times New Roman"/>
    </style:style>
    <style:style style:name="T544_9" style:family="text">
      <style:text-properties style:font-name="Times New Roman" style:font-name-asian="Times New Roman" style:font-name-complex="Times New Roman"/>
    </style:style>
    <style:style style:name="P545" style:family="paragraph" style:parent-style-name="Standard">
      <style:paragraph-properties fo:text-align="center" fo:break-before="auto" fo:text-indent="0cm" fo:line-height="150%" fo:margin-left="0.635cm" fo:margin-right="-0.19cm" style:writing-mode="lr-tb"/>
      <style:text-properties style:font-name="Times New Roman" style:font-name-asian="Times New Roman" style:font-name-complex="Times New Roman"/>
    </style:style>
    <style:style style:name="P546" style:family="paragraph" style:parent-style-name="Standard">
      <style:paragraph-properties fo:text-align="center" fo:break-before="auto" fo:text-indent="0cm" fo:line-height="150%" fo:margin-left="0.635cm" fo:margin-right="-0.19cm" style:writing-mode="lr-tb"/>
    </style:style>
    <style:style style:name="T546_1" style:family="text"/>
    <style:style style:name="T546_2" style:family="text"/>
    <style:style style:name="T546_3" style:family="text"/>
    <style:style style:name="P547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P548" style:family="paragraph" style:parent-style-name="Standard">
      <style:paragraph-properties fo:text-align="justify" fo:break-before="auto" fo:line-height="150%" fo:margin-top="0cm" style:writing-mode="lr-tb"/>
    </style:style>
    <style:style style:name="T548_1" style:family="text"/>
    <style:style style:name="T548_2" style:family="text"/>
    <style:style style:name="T548_3" style:family="text"/>
    <style:style style:name="T548_4" style:family="text"/>
    <style:style style:name="T548_5" style:family="text"/>
    <style:style style:name="T548_6" style:family="text"/>
    <style:style style:name="T548_7" style:family="text"/>
    <style:style style:name="T548_8" style:family="text"/>
    <style:style style:name="T548_9" style:family="text"/>
    <style:style style:name="T548_10" style:family="text"/>
    <style:style style:name="T548_11" style:family="text"/>
    <style:style style:name="T548_12" style:family="text"/>
    <style:style style:name="T548_13" style:family="text"/>
    <style:style style:name="T548_14" style:family="text"/>
    <style:style style:name="T548_15" style:family="text"/>
    <style:style style:name="T548_16" style:family="text"/>
    <style:style style:name="T548_17" style:family="text"/>
    <style:style style:name="T548_18" style:family="text"/>
    <style:style style:name="T548_19" style:family="text"/>
    <style:style style:name="T548_20" style:family="text"/>
    <style:style style:name="T548_21" style:family="text"/>
    <style:style style:name="T548_22" style:family="text"/>
    <style:style style:name="T548_23" style:family="text"/>
    <style:style style:name="T548_24" style:family="text"/>
    <style:style style:name="T548_25" style:family="text"/>
    <style:style style:name="T548_26" style:family="text"/>
    <style:style style:name="T548_27" style:family="text"/>
    <style:style style:name="T548_28" style:family="text"/>
    <style:style style:name="T548_29" style:family="text"/>
    <style:style style:name="T548_30" style:family="text"/>
    <style:style style:name="T548_31" style:family="text">
      <style:text-properties style:font-name="Verdana" style:font-name-asian="Verdana" style:font-name-complex="Verdana"/>
    </style:style>
    <style:style style:name="T548_32" style:family="text"/>
    <style:style style:name="T548_33" style:family="text"/>
    <style:style style:name="T548_34" style:family="text"/>
    <style:style style:name="T548_35" style:family="text"/>
    <style:style style:name="T548_36" style:family="text"/>
    <style:style style:name="T548_37" style:family="text"/>
    <style:style style:name="T548_38" style:family="text"/>
    <style:style style:name="T548_39" style:family="text">
      <style:text-properties style:font-name="Verdana" style:font-name-asian="Verdana" style:font-name-complex="Verdana"/>
    </style:style>
    <style:style style:name="T548_40" style:family="text"/>
    <style:style style:name="T548_41" style:family="text"/>
    <style:style style:name="T548_42" style:family="text"/>
    <style:style style:name="P549" style:family="paragraph" style:parent-style-name="Standard">
      <style:paragraph-properties fo:text-align="justify" fo:break-before="auto" fo:line-height="150%" fo:margin-top="0cm" style:writing-mode="lr-tb"/>
    </style:style>
    <style:style style:name="T549_1" style:family="text"/>
    <style:style style:name="T549_2" style:family="text"/>
    <style:style style:name="T549_3" style:family="text"/>
    <style:style style:name="T549_4" style:family="text"/>
    <style:style style:name="T549_5" style:family="text"/>
    <style:style style:name="T549_6" style:family="text"/>
    <style:style style:name="T549_7" style:family="text"/>
    <style:style style:name="T549_8" style:family="text"/>
    <style:style style:name="T549_9" style:family="text"/>
    <style:style style:name="T549_10" style:family="text"/>
    <style:style style:name="T549_11" style:family="text"/>
    <style:style style:name="T549_12" style:family="text"/>
    <style:style style:name="T549_13" style:family="text"/>
    <style:style style:name="T549_14" style:family="text"/>
    <style:style style:name="T549_15" style:family="text"/>
    <style:style style:name="T549_16" style:family="text"/>
    <style:style style:name="T549_17" style:family="text"/>
    <style:style style:name="T549_18" style:family="text"/>
    <style:style style:name="T549_19" style:family="text"/>
    <style:style style:name="T549_20" style:family="text"/>
    <style:style style:name="T549_21" style:family="text"/>
    <style:style style:name="T549_22" style:family="text"/>
    <style:style style:name="T549_23" style:family="text">
      <style:text-properties style:font-name="Verdana" style:font-name-asian="Verdana" style:font-name-complex="Verdana"/>
    </style:style>
    <style:style style:name="T549_24" style:family="text"/>
    <style:style style:name="T549_25" style:family="text"/>
    <style:style style:name="T549_26" style:family="text"/>
    <style:style style:name="T549_27" style:family="text"/>
    <style:style style:name="T549_28" style:family="text"/>
    <style:style style:name="T549_29" style:family="text"/>
    <style:style style:name="T549_30" style:family="text"/>
    <style:style style:name="T549_31" style:family="text">
      <style:text-properties style:font-name="Verdana" style:font-name-asian="Verdana" style:font-name-complex="Verdana"/>
    </style:style>
    <style:style style:name="T549_32" style:family="text"/>
    <style:style style:name="T549_33" style:family="text"/>
    <style:style style:name="T549_34" style:family="text"/>
    <style:style style:name="P550" style:family="paragraph" style:parent-style-name="Standard">
      <style:paragraph-properties fo:text-align="justify" fo:break-before="auto" fo:line-height="150%" fo:margin-top="0cm" style:writing-mode="lr-tb"/>
    </style:style>
    <style:style style:name="T550_1" style:family="text"/>
    <style:style style:name="T550_2" style:family="text"/>
    <style:style style:name="T550_3" style:family="text"/>
    <style:style style:name="T550_4" style:family="text"/>
    <style:style style:name="T550_5" style:family="text"/>
    <style:style style:name="T550_6" style:family="text"/>
    <style:style style:name="T550_7" style:family="text"/>
    <style:style style:name="T550_8" style:family="text"/>
    <style:style style:name="T550_9" style:family="text"/>
    <style:style style:name="T550_10" style:family="text"/>
    <style:style style:name="T550_11" style:family="text"/>
    <style:style style:name="T550_12" style:family="text"/>
    <style:style style:name="T550_13" style:family="text"/>
    <style:style style:name="T550_14" style:family="text"/>
    <style:style style:name="T550_15" style:family="text"/>
    <style:style style:name="T550_16" style:family="text"/>
    <style:style style:name="T550_17" style:family="text"/>
    <style:style style:name="T550_18" style:family="text"/>
    <style:style style:name="T550_19" style:family="text"/>
    <style:style style:name="T550_20" style:family="text"/>
    <style:style style:name="T550_21" style:family="text"/>
    <style:style style:name="T550_22" style:family="text"/>
    <style:style style:name="T550_23" style:family="text"/>
    <style:style style:name="T550_24" style:family="text"/>
    <style:style style:name="T550_25" style:family="text"/>
    <style:style style:name="T550_26" style:family="text"/>
    <style:style style:name="T550_27" style:family="text">
      <style:text-properties style:font-name="Verdana" style:font-name-asian="Verdana" style:font-name-complex="Verdana"/>
    </style:style>
    <style:style style:name="T550_28" style:family="text"/>
    <style:style style:name="T550_29" style:family="text"/>
    <style:style style:name="T550_30" style:family="text"/>
    <style:style style:name="T550_31" style:family="text"/>
    <style:style style:name="T550_32" style:family="text"/>
    <style:style style:name="T550_33" style:family="text"/>
    <style:style style:name="T550_34" style:family="text"/>
    <style:style style:name="T550_35" style:family="text">
      <style:text-properties style:font-name="Verdana" style:font-name-asian="Verdana" style:font-name-complex="Verdana"/>
    </style:style>
    <style:style style:name="T550_36" style:family="text"/>
    <style:style style:name="T550_37" style:family="text"/>
    <style:style style:name="T550_38" style:family="text"/>
    <style:style style:name="P551" style:family="paragraph" style:parent-style-name="Standard">
      <style:paragraph-properties fo:text-align="justify" fo:break-before="auto" fo:line-height="150%" fo:margin-top="0cm" style:writing-mode="lr-tb"/>
    </style:style>
    <style:style style:name="T551_1" style:family="text"/>
    <style:style style:name="T551_2" style:family="text"/>
    <style:style style:name="T551_3" style:family="text"/>
    <style:style style:name="T551_4" style:family="text"/>
    <style:style style:name="T551_5" style:family="text"/>
    <style:style style:name="T551_6" style:family="text"/>
    <style:style style:name="T551_7" style:family="text"/>
    <style:style style:name="T551_8" style:family="text"/>
    <style:style style:name="T551_9" style:family="text"/>
    <style:style style:name="T551_10" style:family="text"/>
    <style:style style:name="T551_11" style:family="text"/>
    <style:style style:name="T551_12" style:family="text"/>
    <style:style style:name="T551_13" style:family="text"/>
    <style:style style:name="T551_14" style:family="text"/>
    <style:style style:name="T551_15" style:family="text"/>
    <style:style style:name="T551_16" style:family="text"/>
    <style:style style:name="T551_17" style:family="text"/>
    <style:style style:name="T551_18" style:family="text"/>
    <style:style style:name="T551_19" style:family="text"/>
    <style:style style:name="T551_20" style:family="text"/>
    <style:style style:name="T551_21" style:family="text">
      <style:text-properties style:font-name="Verdana" style:font-name-asian="Verdana" style:font-name-complex="Verdana"/>
    </style:style>
    <style:style style:name="T551_22" style:family="text"/>
    <style:style style:name="T551_23" style:family="text"/>
    <style:style style:name="T551_24" style:family="text"/>
    <style:style style:name="T551_25" style:family="text"/>
    <style:style style:name="T551_26" style:family="text"/>
    <style:style style:name="T551_27" style:family="text">
      <style:text-properties style:font-name="Verdana" style:font-name-asian="Verdana" style:font-name-complex="Verdana"/>
    </style:style>
    <style:style style:name="T551_28" style:family="text"/>
    <style:style style:name="T551_29" style:family="text"/>
    <style:style style:name="T551_30" style:family="text"/>
    <style:style style:name="P552" style:family="paragraph" style:parent-style-name="Standard">
      <style:paragraph-properties fo:text-align="justify" fo:break-before="auto" fo:line-height="150%" fo:margin-top="0cm" style:writing-mode="lr-tb"/>
    </style:style>
    <style:style style:name="T552_1" style:family="text"/>
    <style:style style:name="T552_2" style:family="text"/>
    <style:style style:name="T552_3" style:family="text"/>
    <style:style style:name="T552_4" style:family="text"/>
    <style:style style:name="T552_5" style:family="text"/>
    <style:style style:name="T552_6" style:family="text"/>
    <style:style style:name="T552_7" style:family="text"/>
    <style:style style:name="T552_8" style:family="text"/>
    <style:style style:name="T552_9" style:family="text"/>
    <style:style style:name="T552_10" style:family="text"/>
    <style:style style:name="T552_11" style:family="text"/>
    <style:style style:name="T552_12" style:family="text"/>
    <style:style style:name="T552_13" style:family="text"/>
    <style:style style:name="T552_14" style:family="text"/>
    <style:style style:name="T552_15" style:family="text"/>
    <style:style style:name="T552_16" style:family="text"/>
    <style:style style:name="T552_17" style:family="text"/>
    <style:style style:name="T552_18" style:family="text"/>
    <style:style style:name="T552_19" style:family="text">
      <style:text-properties style:font-name="Verdana" style:font-name-asian="Verdana" style:font-name-complex="Verdana"/>
    </style:style>
    <style:style style:name="T552_20" style:family="text"/>
    <style:style style:name="T552_21" style:family="text"/>
    <style:style style:name="T552_22" style:family="text"/>
    <style:style style:name="T552_23" style:family="text"/>
    <style:style style:name="T552_24" style:family="text"/>
    <style:style style:name="T552_25" style:family="text"/>
    <style:style style:name="T552_26" style:family="text"/>
    <style:style style:name="T552_27" style:family="text">
      <style:text-properties style:font-name="Verdana" style:font-name-asian="Verdana" style:font-name-complex="Verdana"/>
    </style:style>
    <style:style style:name="T552_28" style:family="text"/>
    <style:style style:name="T552_29" style:family="text"/>
    <style:style style:name="T552_30" style:family="text"/>
    <style:style style:name="P553" style:family="paragraph" style:parent-style-name="Standard">
      <style:paragraph-properties fo:text-align="justify" fo:break-before="auto" fo:line-height="150%" fo:margin-top="0cm" style:writing-mode="lr-tb"/>
    </style:style>
    <style:style style:name="T553_1" style:family="text"/>
    <style:style style:name="T553_2" style:family="text"/>
    <style:style style:name="T553_3" style:family="text"/>
    <style:style style:name="T553_4" style:family="text"/>
    <style:style style:name="T553_5" style:family="text"/>
    <style:style style:name="T553_6" style:family="text"/>
    <style:style style:name="T553_7" style:family="text"/>
    <style:style style:name="T553_8" style:family="text"/>
    <style:style style:name="T553_9" style:family="text"/>
    <style:style style:name="T553_10" style:family="text"/>
    <style:style style:name="T553_11" style:family="text"/>
    <style:style style:name="T553_12" style:family="text"/>
    <style:style style:name="T553_13" style:family="text"/>
    <style:style style:name="T553_14" style:family="text"/>
    <style:style style:name="T553_15" style:family="text"/>
    <style:style style:name="T553_16" style:family="text"/>
    <style:style style:name="T553_17" style:family="text"/>
    <style:style style:name="T553_18" style:family="text"/>
    <style:style style:name="T553_19" style:family="text"/>
    <style:style style:name="T553_20" style:family="text"/>
    <style:style style:name="T553_21" style:family="text"/>
    <style:style style:name="T553_22" style:family="text"/>
    <style:style style:name="T553_23" style:family="text"/>
    <style:style style:name="T553_24" style:family="text"/>
    <style:style style:name="T553_25" style:family="text"/>
    <style:style style:name="T553_26" style:family="text"/>
    <style:style style:name="T553_27" style:family="text"/>
    <style:style style:name="T553_28" style:family="text"/>
    <style:style style:name="T553_29" style:family="text"/>
    <style:style style:name="T553_30" style:family="text"/>
    <style:style style:name="T553_31" style:family="text"/>
    <style:style style:name="T553_32" style:family="text"/>
    <style:style style:name="T553_33" style:family="text"/>
    <style:style style:name="T553_34" style:family="text"/>
    <style:style style:name="T553_35" style:family="text"/>
    <style:style style:name="T553_36" style:family="text"/>
    <style:style style:name="T553_37" style:family="text"/>
    <style:style style:name="T553_38" style:family="text"/>
    <style:style style:name="T553_39" style:family="text"/>
    <style:style style:name="T553_40" style:family="text"/>
    <style:style style:name="T553_41" style:family="text"/>
    <style:style style:name="T553_42" style:family="text"/>
    <style:style style:name="T553_43" style:family="text"/>
    <style:style style:name="T553_44" style:family="text"/>
    <style:style style:name="T553_45" style:family="text"/>
    <style:style style:name="T553_46" style:family="text"/>
    <style:style style:name="T553_47" style:family="text"/>
    <style:style style:name="T553_48" style:family="text"/>
    <style:style style:name="T553_49" style:family="text"/>
    <style:style style:name="T553_50" style:family="text"/>
    <style:style style:name="T553_51" style:family="text"/>
    <style:style style:name="T553_52" style:family="text"/>
    <style:style style:name="T553_53" style:family="text"/>
    <style:style style:name="T553_54" style:family="text"/>
    <style:style style:name="T553_55" style:family="text"/>
    <style:style style:name="T553_56" style:family="text"/>
    <style:style style:name="T553_57" style:family="text"/>
    <style:style style:name="T553_58" style:family="text"/>
    <style:style style:name="T553_59" style:family="text"/>
    <style:style style:name="T553_60" style:family="text"/>
    <style:style style:name="T553_61" style:family="text">
      <style:text-properties style:font-name="Verdana" style:font-name-asian="Verdana" style:font-name-complex="Verdana"/>
    </style:style>
    <style:style style:name="T553_62" style:family="text"/>
    <style:style style:name="T553_63" style:family="text"/>
    <style:style style:name="T553_64" style:family="text"/>
    <style:style style:name="P554" style:family="paragraph" style:parent-style-name="Standard">
      <style:paragraph-properties fo:text-align="justify" fo:break-before="auto" fo:line-height="150%" fo:margin-top="0cm" style:writing-mode="lr-tb"/>
    </style:style>
    <style:style style:name="T554_1" style:family="text"/>
    <style:style style:name="T554_2" style:family="text"/>
    <style:style style:name="T554_3" style:family="text"/>
    <style:style style:name="T554_4" style:family="text"/>
    <style:style style:name="T554_5" style:family="text"/>
    <style:style style:name="T554_6" style:family="text"/>
    <style:style style:name="T554_7" style:family="text"/>
    <style:style style:name="T554_8" style:family="text"/>
    <style:style style:name="T554_9" style:family="text"/>
    <style:style style:name="T554_10" style:family="text"/>
    <style:style style:name="T554_11" style:family="text"/>
    <style:style style:name="T554_12" style:family="text"/>
    <style:style style:name="T554_13" style:family="text"/>
    <style:style style:name="T554_14" style:family="text"/>
    <style:style style:name="T554_15" style:family="text"/>
    <style:style style:name="T554_16" style:family="text"/>
    <style:style style:name="T554_17" style:family="text"/>
    <style:style style:name="T554_18" style:family="text"/>
    <style:style style:name="T554_19" style:family="text"/>
    <style:style style:name="T554_20" style:family="text"/>
    <style:style style:name="T554_21" style:family="text"/>
    <style:style style:name="T554_22" style:family="text"/>
    <style:style style:name="T554_23" style:family="text"/>
    <style:style style:name="T554_24" style:family="text"/>
    <style:style style:name="T554_25" style:family="text"/>
    <style:style style:name="T554_26" style:family="text"/>
    <style:style style:name="T554_27" style:family="text"/>
    <style:style style:name="T554_28" style:family="text"/>
    <style:style style:name="T554_29" style:family="text"/>
    <style:style style:name="T554_30" style:family="text"/>
    <style:style style:name="T554_31" style:family="text"/>
    <style:style style:name="T554_32" style:family="text"/>
    <style:style style:name="T554_33" style:family="text"/>
    <style:style style:name="T554_34" style:family="text"/>
    <style:style style:name="T554_35" style:family="text">
      <style:text-properties style:font-name="Verdana" style:font-name-asian="Verdana" style:font-name-complex="Verdana"/>
    </style:style>
    <style:style style:name="T554_36" style:family="text"/>
    <style:style style:name="T554_37" style:family="text">
      <style:text-properties style:font-name="Verdana" style:font-name-asian="Verdana" style:font-name-complex="Verdana"/>
    </style:style>
    <style:style style:name="T554_38" style:family="text"/>
    <style:style style:name="T554_39" style:family="text"/>
    <style:style style:name="T554_40" style:family="text"/>
    <style:style style:name="T554_41" style:family="text">
      <style:text-properties style:font-name="Verdana" style:font-name-asian="Verdana" style:font-name-complex="Verdana"/>
    </style:style>
    <style:style style:name="T554_42" style:family="text"/>
    <style:style style:name="T554_43" style:family="text">
      <style:text-properties style:font-name="Verdana" style:font-name-asian="Verdana" style:font-name-complex="Verdana"/>
    </style:style>
    <style:style style:name="T554_44" style:family="text"/>
    <style:style style:name="T554_45" style:family="text">
      <style:text-properties style:font-name="Verdana" style:font-name-asian="Verdana" style:font-name-complex="Verdana"/>
    </style:style>
    <style:style style:name="T554_46" style:family="text"/>
    <style:style style:name="T554_47" style:family="text"/>
    <style:style style:name="T554_48" style:family="text"/>
    <style:style style:name="P555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555_1" style:family="text"/>
    <style:style style:name="T555_2" style:family="text"/>
    <style:style style:name="T555_3" style:family="text"/>
    <style:style style:name="T555_4" style:family="text"/>
    <style:style style:name="T555_5" style:family="text"/>
    <style:style style:name="T555_6" style:family="text"/>
    <style:style style:name="T555_7" style:family="text"/>
    <style:style style:name="T555_8" style:family="text"/>
    <style:style style:name="T555_9" style:family="text"/>
    <style:style style:name="T555_10" style:family="text"/>
    <style:style style:name="T555_11" style:family="text"/>
    <style:style style:name="T555_12" style:family="text"/>
    <style:style style:name="T555_13" style:family="text"/>
    <style:style style:name="T555_14" style:family="text"/>
    <style:style style:name="T555_15" style:family="text"/>
    <style:style style:name="T555_16" style:family="text"/>
    <style:style style:name="T555_17" style:family="text"/>
    <style:style style:name="T555_18" style:family="text"/>
    <style:style style:name="T555_19" style:family="text"/>
    <style:style style:name="T555_20" style:family="text"/>
    <style:style style:name="T555_21" style:family="text">
      <style:text-properties style:font-name="Verdana" style:font-name-asian="Verdana" style:font-name-complex="Verdana"/>
    </style:style>
    <style:style style:name="T555_22" style:family="text"/>
    <style:style style:name="T555_23" style:family="text"/>
    <style:style style:name="T555_24" style:family="text"/>
    <style:style style:name="T555_25" style:family="text"/>
    <style:style style:name="T555_26" style:family="text"/>
    <style:style style:name="T555_27" style:family="text">
      <style:text-properties style:font-name="Verdana" style:font-name-asian="Verdana" style:font-name-complex="Verdana"/>
    </style:style>
    <style:style style:name="T555_28" style:family="text"/>
    <style:style style:name="T555_29" style:family="text"/>
    <style:style style:name="T555_30" style:family="text"/>
    <style:style style:name="P556" style:family="paragraph" style:parent-style-name="Standard">
      <style:paragraph-properties fo:text-align="justify" fo:break-before="auto" fo:line-height="150%" style:writing-mode="lr-tb"/>
    </style:style>
    <style:style style:name="P557" style:family="paragraph" style:parent-style-name="Standard">
      <style:paragraph-properties fo:text-align="justify" fo:break-before="auto" fo:line-height="150%" style:writing-mode="lr-tb"/>
    </style:style>
    <style:style style:name="P558" style:family="paragraph" style:parent-style-name="Heading_20_4">
      <style:paragraph-properties fo:text-align="center" fo:break-before="auto" style:writing-mode="lr-tb"/>
    </style:style>
    <style:style style:name="T558_1" style:family="text"/>
    <style:style style:name="T558_2" style:family="text"/>
    <style:style style:name="T558_3" style:family="text"/>
    <style:style style:name="P559" style:family="paragraph" style:parent-style-name="Standard">
      <style:paragraph-properties fo:text-align="center" fo:break-before="auto" style:writing-mode="lr-tb"/>
    </style:style>
    <style:style style:name="T559_1" style:family="text"/>
    <style:style style:name="T559_2" style:family="text"/>
    <style:style style:name="T559_3" style:family="text"/>
    <style:style style:name="T559_4" style:family="text"/>
    <style:style style:name="T559_5" style:family="text"/>
    <style:style style:name="T559_6" style:family="text"/>
    <style:style style:name="T559_7" style:family="text"/>
    <style:style style:name="T559_8" style:family="text"/>
    <style:style style:name="T559_9" style:family="text"/>
    <style:style style:name="T559_10" style:family="text"/>
    <style:style style:name="T559_11" style:family="text"/>
    <style:style style:name="T559_12" style:family="text"/>
    <style:style style:name="T559_13" style:family="text"/>
    <style:style style:name="T559_14" style:family="text"/>
    <style:style style:name="T559_15" style:family="text"/>
    <style:style style:name="T559_16" style:family="text"/>
    <style:style style:name="T559_17" style:family="text"/>
    <style:style style:name="T559_18" style:family="text"/>
    <style:style style:name="T559_19" style:family="text"/>
    <style:style style:name="P560" style:family="paragraph" style:parent-style-name="Standard">
      <style:paragraph-properties fo:text-align="center" fo:break-before="auto" fo:line-height="150%" style:writing-mode="lr-tb"/>
    </style:style>
    <style:style style:name="P561" style:family="paragraph" style:parent-style-name="Standard">
      <style:paragraph-properties fo:text-align="center" fo:break-before="auto" fo:line-height="150%" style:writing-mode="lr-tb"/>
    </style:style>
    <style:style style:name="Table1" style:family="table">
      <style:table-properties table:align="left" style:width="17.97cm" fo:margin-left="0.035cm"/>
    </style:style>
    <style:style style:name="Column1" style:family="table-column">
      <style:table-column-properties style:column-width="17.97cm"/>
    </style:style>
    <style:style style:name="Row1" style:family="table-row"/>
    <style:style style:name="Cell1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62" style:family="paragraph" style:parent-style-name="Standard">
      <style:paragraph-properties fo:text-align="center" fo:break-before="auto" fo:text-indent="0cm" fo:line-height="94%" fo:margin-top="0.372cm" fo:margin-left="0cm" fo:margin-right="0cm" style:writing-mode="lr-tb"/>
    </style:style>
    <style:style style:name="T562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2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2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2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2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2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2_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2_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2_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P563" style:family="paragraph" style:parent-style-name="Standard">
      <style:paragraph-properties fo:text-align="center" fo:break-before="auto" fo:text-indent="0cm" fo:line-height="94%" fo:margin-top="0.372cm" fo:margin-left="0cm" fo:margin-right="0cm" style:writing-mode="lr-tb"/>
    </style:style>
    <style:style style:name="T563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3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3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3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3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3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3_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3_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3_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3_1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3_1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3_1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3_1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P564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564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4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4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4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4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4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4_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4_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4_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4_1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4_1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P565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565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5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5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5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5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5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5_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5_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5_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5_1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5_1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5_1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5_1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P566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P567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P568" style:family="paragraph" style:parent-style-name="Heading_20_3">
      <style:paragraph-properties fo:text-align="center" fo:break-before="auto" fo:text-indent="0cm" fo:line-height="100%" fo:margin-top="0cm" fo:margin-left="0cm" fo:margin-right="0cm" style:writing-mode="lr-tb"/>
    </style:style>
    <style:style style:name="T568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8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8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8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68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P569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570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570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70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70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70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70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70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P571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571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71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71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P572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572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72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72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72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72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72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72_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72_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72_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72_1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72_1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72_1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72_1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72_1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72_1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P573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P574" style:family="paragraph" style:parent-style-name="Heading_20_5">
      <style:paragraph-properties fo:text-align="justify" fo:break-before="auto" fo:text-indent="0cm" fo:line-height="100%" fo:margin-top="0cm" fo:margin-left="0cm" fo:margin-right="0cm" style:writing-mode="lr-tb"/>
    </style:style>
    <style:style style:name="T574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74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74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74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74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74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74_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74_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74_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74_1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74_1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74_1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74_1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574_1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P5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576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576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76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577" style:family="paragraph" style:parent-style-name="Standard">
      <style:paragraph-properties fo:text-align="center" fo:break-before="auto" fo:line-height="150%" style:writing-mode="lr-tb"/>
    </style:style>
    <style:style style:name="P578" style:family="paragraph" style:parent-style-name="Standard">
      <style:paragraph-properties fo:text-align="center" fo:break-before="auto" fo:line-height="150%" style:writing-mode="lr-tb"/>
    </style:style>
    <style:style style:name="P57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579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79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79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79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79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79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79_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79_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79_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79_1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79_1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79_1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79_1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79_1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79_1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79_1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79_1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79_1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79_1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79_2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79_2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79_2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579_2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580" style:family="paragraph" style:parent-style-name="Standard">
      <style:paragraph-properties fo:text-align="center" fo:break-before="auto" fo:line-height="150%" style:writing-mode="lr-tb"/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</office:automatic-styles>
  <office:body>
    <office:text>
      <text:p text:style-name="P1"/>
      <text:p text:style-name="P2"><text:span text:style-name="T2_1">МІНІСТЕРСТВО</text:span><text:span text:style-name="T2_2"><text:s/></text:span><text:span text:style-name="T2_3">ОСВІТИ</text:span><text:span text:style-name="T2_4"><text:s/></text:span><text:span text:style-name="T2_5">І</text:span><text:span text:style-name="T2_6"><text:s/></text:span><text:span text:style-name="T2_7">НАУКИ</text:span><text:span text:style-name="T2_8"><text:s/></text:span><text:span text:style-name="T2_9">УКРАЇНИ</text:span></text:p>
      <text:p text:style-name="P3"><text:span text:style-name="T3_1">ПОЛТАВСЬКИЙ</text:span><text:span text:style-name="T3_2"><text:s/></text:span><text:span text:style-name="T3_3">НАЦІОНАЛЬНИЙ</text:span><text:span text:style-name="T3_4"><text:s/></text:span><text:span text:style-name="T3_5">ТЕХНІЧНИЙ</text:span><text:span text:style-name="T3_6"> <text:s/></text:span><text:span text:style-name="T3_7">УНІВЕРСИТЕТ</text:span><text:span text:style-name="T3_8"><text:s/></text:span></text:p>
      <text:p text:style-name="P4"><text:span text:style-name="T4_1">ІМЕНІ</text:span><text:span text:style-name="T4_2"><text:s/></text:span><text:span text:style-name="T4_3">ЮРІЯ</text:span><text:span text:style-name="T4_4"><text:s/></text:span><text:span text:style-name="T4_5">КОНДРАТЮКА</text:span></text:p>
      <text:p text:style-name="P5"/>
      <text:p text:style-name="P6"><text:span text:style-name="T6_1">КАФЕДРА</text:span><text:span text:style-name="T6_2"> <text:s/></text:span><text:span text:style-name="T6_3">ПРИКЛАДНОЇ</text:span><text:span text:style-name="T6_4"> <text:s/></text:span><text:span text:style-name="T6_5">МАТЕМАТИКИ</text:span><text:span text:style-name="T6_6">,<text:s/></text:span><text:span text:style-name="T6_7">ІНФОРМАТИКИ</text:span><text:span text:style-name="T6_8"><text:s/></text:span><text:span text:style-name="T6_9">ТА</text:span><text:span text:style-name="T6_10"><text:s/></text:span></text:p>
      <text:p text:style-name="P7"><text:span text:style-name="T7_1">МАТЕМАТИЧНОГО</text:span><text:span text:style-name="T7_2"><text:s/></text:span><text:span text:style-name="T7_3">МОДЕЛЮВАННЯ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<text:span text:style-name="T23_1">МЕТОДИЧНІ</text:span><text:span text:style-name="T23_2"><text:s/></text:span><text:span text:style-name="T23_3">ВКАЗІВКИ</text:span></text:p>
      <text:p text:style-name="P24"><text:span text:style-name="T24_1">до</text:span><text:span text:style-name="T24_2"><text:s/></text:span><text:span text:style-name="T24_3">виконання</text:span><text:span text:style-name="T24_4"><text:s/></text:span><text:span text:style-name="T24_5">дипломної</text:span><text:span text:style-name="T24_6"><text:s/></text:span><text:span text:style-name="T24_7">та</text:span><text:span text:style-name="T24_8"><text:s/></text:span><text:span text:style-name="T24_9">магістерської</text:span><text:span text:style-name="T24_10"><text:s/></text:span><text:span text:style-name="T24_11">робіт</text:span></text:p>
      <text:p text:style-name="P25"><text:span text:style-name="T25_1">для</text:span><text:span text:style-name="T25_2"><text:s/></text:span><text:span text:style-name="T25_3">студентів</text:span><text:span text:style-name="T25_4"><text:s/></text:span><text:span text:style-name="T25_5">спеціальності</text:span><text:span text:style-name="T25_6"> <text:s/>7.080201<text:s/></text:span><text:span text:style-name="T25_7">і</text:span><text:span text:style-name="T25_8"><text:s/>8.080201<text:s/>«</text:span><text:span text:style-name="T25_9">Інформатика</text:span><text:span text:style-name="T25_10">»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<text:span text:style-name="T33_1">Полтава</text:span><text:span text:style-name="T33_2"><text:s/>2010</text:span></text:p>
      <text:p text:style-name="P34"><text:span text:style-name="T34_1">Методичні</text:span><text:span text:style-name="T34_2"><text:s/></text:span><text:span text:style-name="T34_3">вказівки</text:span><text:span text:style-name="T34_4"><text:s/></text:span><text:span text:style-name="T34_5">до</text:span><text:span text:style-name="T34_6"><text:s/></text:span><text:span text:style-name="T34_7">виконання</text:span><text:span text:style-name="T34_8"><text:s/></text:span><text:span text:style-name="T34_9">дипломної</text:span><text:span text:style-name="T34_10"><text:s/></text:span><text:span text:style-name="T34_11">та</text:span><text:span text:style-name="T34_12"><text:s/></text:span><text:span text:style-name="T34_13">магістерської</text:span><text:span text:style-name="T34_14"><text:s/></text:span><text:span text:style-name="T34_15">робіт</text:span><text:span text:style-name="T34_16"><text:s/></text:span><text:span text:style-name="T34_17">для</text:span><text:span text:style-name="T34_18"><text:s/></text:span><text:span text:style-name="T34_19">студентів</text:span><text:span text:style-name="T34_20"><text:s/></text:span><text:span text:style-name="T34_21">спеціальності</text:span><text:span text:style-name="T34_22"> <text:s/>7.080201<text:s/></text:span><text:span text:style-name="T34_23">і</text:span><text:span text:style-name="T34_24"><text:s/>8.080201 <text:s/>«</text:span><text:span text:style-name="T34_25">Інформатика</text:span><text:span text:style-name="T34_26">».<text:s/></text:span><text:span text:style-name="T34_27"></text:span><text:span text:style-name="T34_28"><text:s/></text:span><text:span text:style-name="T34_29">Полтава</text:span><text:span text:style-name="T34_30">:<text:s/></text:span><text:span text:style-name="T34_31">ПолтНТУ</text:span><text:span text:style-name="T34_32">,<text:s/>2010.<text:s/></text:span><text:span text:style-name="T34_33"></text:span><text:span text:style-name="T34_34"><text:s/>26<text:s/></text:span><text:span text:style-name="T34_35">с</text:span><text:span text:style-name="T34_36">.</text:span></text:p>
      <text:p text:style-name="P35"><text:span text:style-name="T35_1">Укладач</text:span><text:span text:style-name="T35_2">:<text:s/></text:span><text:span text:style-name="T35_3">С</text:span><text:span text:style-name="T35_4">.<text:s/></text:span><text:span text:style-name="T35_5">І</text:span><text:span text:style-name="T35_6">.<text:s/></text:span><text:span text:style-name="T35_7">Недобачій</text:span><text:span text:style-name="T35_8">,<text:s/></text:span><text:span text:style-name="T35_9">кандидат</text:span><text:span text:style-name="T35_10"><text:s/></text:span><text:span text:style-name="T35_11">фіз</text:span><text:span text:style-name="T35_12">.-</text:span><text:span text:style-name="T35_13">мат</text:span><text:span text:style-name="T35_14">.<text:s/></text:span><text:span text:style-name="T35_15">наук</text:span><text:span text:style-name="T35_16">,<text:s/></text:span><text:span text:style-name="T35_17">доцент</text:span></text:p>
      <text:p text:style-name="P36"/>
      <text:p text:style-name="P37"/>
      <text:p text:style-name="P38"/>
      <text:p text:style-name="P39"/>
      <text:p text:style-name="P40"/>
      <text:p text:style-name="P41"><text:span text:style-name="T41_1">Відповідальний</text:span><text:span text:style-name="T41_2"><text:s/></text:span><text:span text:style-name="T41_3">за</text:span><text:span text:style-name="T41_4"><text:s/></text:span><text:span text:style-name="T41_5">випуск</text:span><text:span text:style-name="T41_6">:<text:s/></text:span><text:span text:style-name="T41_7">Г</text:span><text:span text:style-name="T41_8">.</text:span><text:span text:style-name="T41_9">М</text:span><text:span text:style-name="T41_10">.<text:s/></text:span><text:span text:style-name="T41_11">Губреєв</text:span><text:span text:style-name="T41_12"><text:s/></text:span><text:span text:style-name="T41_13">завідувач</text:span><text:span text:style-name="T41_14"><text:s/></text:span><text:span text:style-name="T41_15">кафедри</text:span><text:span text:style-name="T41_16"><text:s/></text:span><text:span text:style-name="T41_17">прикладної</text:span><text:span text:style-name="T41_18"><text:s/></text:span><text:span text:style-name="T41_19">математики</text:span><text:span text:style-name="T41_20">,<text:s/></text:span><text:span text:style-name="T41_21">інформатики</text:span><text:span text:style-name="T41_22"><text:s/></text:span><text:span text:style-name="T41_23">та</text:span><text:span text:style-name="T41_24"><text:s/></text:span><text:span text:style-name="T41_25">математичного</text:span><text:span text:style-name="T41_26"><text:s/></text:span><text:span text:style-name="T41_27">моделювання</text:span><text:span text:style-name="T41_28"><text:s/></text:span><text:span text:style-name="T41_29">доктор</text:span><text:span text:style-name="T41_30"><text:s/></text:span><text:span text:style-name="T41_31">фіз</text:span><text:span text:style-name="T41_32">.-</text:span><text:span text:style-name="T41_33">мат</text:span><text:span text:style-name="T41_34">.<text:s/></text:span><text:span text:style-name="T41_35">наук</text:span><text:span text:style-name="T41_36">,<text:s/></text:span><text:span text:style-name="T41_37">професор</text:span></text:p>
      <text:p text:style-name="P42"/>
      <text:p text:style-name="P43"/>
      <text:h text:style-name="P44" text:outline-level="10"><text:span text:style-name="T44_1"><text:s text:c="17"/></text:span></text:h>
      <text:h text:style-name="P45" text:outline-level="10"/>
      <text:p text:style-name="P46"><text:span text:style-name="T46_1">Рецензент</text:span><text:span text:style-name="T46_2">:<text:s/></text:span><text:span text:style-name="T46_3">М</text:span><text:span text:style-name="T46_4">.</text:span><text:span text:style-name="T46_5">І</text:span><text:span text:style-name="T46_6">.<text:s/></text:span><text:span text:style-name="T46_7">Лисенко</text:span><text:span text:style-name="T46_8"><text:s/></text:span><text:span text:style-name="T46_9">кандидат</text:span><text:span text:style-name="T46_10"><text:s/></text:span><text:span text:style-name="T46_11">фіз</text:span><text:span text:style-name="T46_12">.-</text:span><text:span text:style-name="T46_13">мат</text:span><text:span text:style-name="T46_14">.<text:s/></text:span><text:span text:style-name="T46_15">наук</text:span><text:span text:style-name="T46_16">,<text:s/></text:span><text:span text:style-name="T46_17">доцент</text:span></text:p>
      <text:h text:style-name="P47" text:outline-level="10"/>
      <text:h text:style-name="P48" text:outline-level="10"/>
      <text:h text:style-name="P49" text:outline-level="10"/>
      <text:h text:style-name="P50" text:outline-level="10"/>
      <text:h text:style-name="P51" text:outline-level="10"/>
      <text:p text:style-name="P52"><text:span text:style-name="T52_1"><text:s/><text:tab/><text:tab/></text:span><text:span text:style-name="T52_2">Затверджено</text:span><text:span text:style-name="T52_3"><text:s/></text:span><text:span text:style-name="T52_4">науково</text:span><text:span text:style-name="T52_5">-</text:span><text:span text:style-name="T52_6">методичною</text:span><text:span text:style-name="T52_7"><text:s/></text:span><text:span text:style-name="T52_8">Радою</text:span><text:span text:style-name="T52_9"><text:s/></text:span><text:span text:style-name="T52_10">університету</text:span></text:p>
      <text:p text:style-name="P53"><text:span text:style-name="T53_1"><text:tab/><text:tab/><text:tab/></text:span><text:span text:style-name="T53_2">Протокол</text:span><text:span text:style-name="T53_3"><text:s/>№<text:s text:c="5"/></text:span><text:span text:style-name="T53_4">від</text:span><text:span text:style-name="T53_5"><text:s text:c="17"/>2010<text:s/></text:span><text:span text:style-name="T53_6">р</text:span><text:span text:style-name="T53_7">.</text:span></text:p>
      <text:p text:style-name="P54"/>
      <text:p text:style-name="P55"/>
      <text:p text:style-name="P56"/>
      <text:p text:style-name="P57"/>
      <text:p text:style-name="P58"/>
      <text:p text:style-name="P59"/>
      <text:p text:style-name="P60"><text:span text:style-name="T60_1">Коректор</text:span><text:span text:style-name="T60_2"><text:s text:c="20"/></text:span><text:span text:style-name="T60_3">Є</text:span><text:span text:style-name="T60_4">.</text:span><text:span text:style-name="T60_5">В</text:span><text:span text:style-name="T60_6">.<text:s/></text:span><text:span text:style-name="T60_7">Найчук</text:span></text:p>
      <text:p text:style-name="P61"><text:span text:style-name="T61_1">Верстка</text:span><text:span text:style-name="T61_2"><text:s/></text:span></text:p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h text:style-name="P72" text:outline-level="10"><text:span text:style-name="T72_1">ЗМІСТ</text:span></text:h>
      <text:p text:style-name="P73"/>
      <text:p text:style-name="P74"/>
      <text:p text:style-name="P75"><text:span text:style-name="T75_1">1<text:s/></text:span><text:span text:style-name="T75_2">Загальні</text:span><text:span text:style-name="T75_3"><text:s/></text:span><text:span text:style-name="T75_4">положення</text:span><text:span text:style-name="T75_5">……………………………………………………………..<text:s/>4<text:s/></text:span></text:p>
      <text:p text:style-name="P76"><text:span text:style-name="T76_1">2<text:s/></text:span><text:span text:style-name="T76_2">Основні</text:span><text:span text:style-name="T76_3"><text:s/></text:span><text:span text:style-name="T76_4">вимоги</text:span><text:span text:style-name="T76_5"><text:s/></text:span><text:span text:style-name="T76_6">до</text:span><text:span text:style-name="T76_7"><text:s/></text:span><text:span text:style-name="T76_8">оформлення</text:span><text:span text:style-name="T76_9"><text:s/></text:span><text:span text:style-name="T76_10">дипломної</text:span><text:span text:style-name="T76_11"><text:s/>(</text:span><text:span text:style-name="T76_12">магістерської</text:span><text:span text:style-name="T76_13">)<text:s/></text:span><text:span text:style-name="T76_14">роботи</text:span><text:span text:style-name="T76_15">….……..<text:s/>6<text:tab/></text:span></text:p>
      <text:p text:style-name="P77"><text:span text:style-name="T77_1">2.1 <text:s/></text:span><text:span text:style-name="T77_2">Загальні</text:span><text:span text:style-name="T77_3"><text:s/></text:span><text:span text:style-name="T77_4">вимоги</text:span><text:span text:style-name="T77_5"><text:s/></text:span><text:span text:style-name="T77_6">до</text:span><text:span text:style-name="T77_7"><text:s/></text:span><text:span text:style-name="T77_8">кваліфікаційної</text:span><text:span text:style-name="T77_9"><text:s/></text:span><text:span text:style-name="T77_10">роботи</text:span><text:span text:style-name="T77_11">……………..</text:span><text:span text:style-name="T77_12">……………6</text:span></text:p>
      <text:p text:style-name="P78"><text:span text:style-name="T78_1">2.2 <text:s/></text:span><text:span text:style-name="T78_2">Структура</text:span><text:span text:style-name="T78_3"><text:s/></text:span><text:span text:style-name="T78_4">кваліфікаційної</text:span><text:span text:style-name="T78_5"><text:s/></text:span><text:span text:style-name="T78_6">роботи</text:span><text:span text:style-name="T78_7"><text:s/>…………….……………………..<text:s/>7<text:s/></text:span></text:p>
      <text:p text:style-name="P79"><text:span text:style-name="T79_1"><text:s text:c="10"/>2.3 <text:s/></text:span><text:span text:style-name="T79_2">Вимоги</text:span><text:span text:style-name="T79_3"><text:s/></text:span><text:span text:style-name="T79_4">до</text:span><text:span text:style-name="T79_5"><text:s/></text:span><text:span text:style-name="T79_6">змісту</text:span><text:span text:style-name="T79_7"><text:s/></text:span><text:span text:style-name="T79_8">кваліфікаційної</text:span><text:span text:style-name="T79_9"><text:s/></text:span><text:span text:style-name="T79_10">роботи</text:span><text:span text:style-name="T79_11">……………………………<text:s/>7</text:span></text:p>
      <text:p text:style-name="P80"><text:span text:style-name="T80_1"><text:s text:c="10"/>2.4</text:span><text:span text:style-name="T80_2"><text:s/></text:span><text:span text:style-name="T80_3"><text:s/></text:span><text:span text:style-name="T80_4">Правила</text:span><text:span text:style-name="T80_5"><text:s/></text:span><text:span text:style-name="T80_6">оформлення</text:span><text:span text:style-name="T80_7"><text:s/></text:span><text:span text:style-name="T80_8">кваліфікаційної</text:span><text:span text:style-name="T80_9"><text:s/></text:span><text:span text:style-name="T80_10">роботи</text:span><text:span text:style-name="T80_11">……………………….12</text:span></text:p>
      <text:p text:style-name="P81"><text:span text:style-name="T81_1">Додаток</text:span><text:span text:style-name="T81_2"> <text:s/></text:span><text:span text:style-name="T81_3">А</text:span><text:span text:style-name="T81_4"><text:s/></text:span><text:span text:style-name="T81_5">Зразок</text:span><text:span text:style-name="T81_6"> <text:s/></text:span><text:span text:style-name="T81_7">заповнення</text:span><text:span text:style-name="T81_8"><text:s/></text:span><text:span text:style-name="T81_9">заяви</text:span><text:span text:style-name="T81_10"><text:s/></text:span><text:span text:style-name="T81_11">дипломника</text:span><text:span text:style-name="T81_12">…………………………......19</text:span></text:p>
      <text:p text:style-name="P82"><text:span text:style-name="T82_1">Додаток</text:span><text:span text:style-name="T82_2"> <text:s/></text:span><text:span text:style-name="T82_3">Б</text:span><text:span text:style-name="T82_4"><text:s/></text:span><text:span text:style-name="T82_5">Зразок</text:span><text:span text:style-name="T82_6"> <text:s/></text:span><text:span text:style-name="T82_7">заповнення</text:span><text:span text:style-name="T82_8"><text:s/></text:span><text:span text:style-name="T82_9">заяви</text:span><text:span text:style-name="T82_10"><text:s/></text:span><text:span text:style-name="T82_11">на</text:span><text:span text:style-name="T82_12"><text:s/></text:span><text:span text:style-name="T82_13">виконання</text:span><text:span text:style-name="T82_14"><text:s/></text:span><text:span text:style-name="T82_15">магістерської</text:span><text:span text:style-name="T82_16"><text:s/></text:span></text:p>
      <text:p text:style-name="P83"><text:span text:style-name="T83_1"><text:s text:c="20"/></text:span><text:span text:style-name="T83_2">кваліфікаційної</text:span><text:span text:style-name="T83_3"><text:s/></text:span><text:span text:style-name="T83_4">роботи</text:span><text:span text:style-name="T83_5">………………….…………………………..20</text:span></text:p>
      <text:p text:style-name="P84"><text:span text:style-name="T84_1">Додаток</text:span><text:span text:style-name="T84_2"><text:s/></text:span><text:span text:style-name="T84_3">В</text:span><text:span text:style-name="T84_4"><text:s/></text:span><text:span text:style-name="T84_5">Приклад</text:span><text:span text:style-name="T84_6"><text:s/></text:span><text:span text:style-name="T84_7">оформлення</text:span><text:span text:style-name="T84_8"><text:s/></text:span><text:span text:style-name="T84_9">титульного</text:span><text:span text:style-name="T84_10"><text:s/></text:span><text:span text:style-name="T84_11">аркуша</text:span><text:span text:style-name="T84_12"><text:s/></text:span><text:span text:style-name="T84_13">дипломної</text:span><text:span text:style-name="T84_14"><text:s/></text:span><text:span text:style-name="T84_15">роботи</text:span></text:p>
      <text:p text:style-name="P85"><text:span text:style-name="T85_1">спеціаліста</text:span><text:span text:style-name="T85_2">……………………………………………………………21</text:span></text:p>
      <text:p text:style-name="P86"><text:span text:style-name="T86_1">Додаток</text:span><text:span text:style-name="T86_2"><text:s/></text:span><text:span text:style-name="T86_3">Г</text:span><text:span text:style-name="T86_4"><text:s/></text:span><text:span text:style-name="T86_5">Приклад</text:span><text:span text:style-name="T86_6"><text:s/></text:span><text:span text:style-name="T86_7">оформлення</text:span><text:span text:style-name="T86_8"><text:s/></text:span><text:span text:style-name="T86_9">титульного</text:span><text:span text:style-name="T86_10"><text:s/></text:span><text:span text:style-name="T86_11">аркуша</text:span><text:span text:style-name="T86_12"><text:s/></text:span><text:span text:style-name="T86_13">кваліфікаційної</text:span></text:p>
      <text:p text:style-name="P87"><text:span text:style-name="T87_1">роботи</text:span><text:span text:style-name="T87_2"><text:s/></text:span><text:span text:style-name="T87_3">магістра</text:span><text:span text:style-name="T87_4">…….……………………………………...…………22</text:span></text:p>
      <text:p text:style-name="P88"><text:span text:style-name="T88_1">Додаток</text:span><text:span text:style-name="T88_2"><text:s/></text:span><text:span text:style-name="T88_3">Д</text:span><text:span text:style-name="T88_4"><text:s/></text:span><text:span text:style-name="T88_5">Зразок</text:span><text:span text:style-name="T88_6"><text:s/></text:span><text:span text:style-name="T88_7">написання</text:span><text:span text:style-name="T88_8"><text:s/></text:span><text:span text:style-name="T88_9">реферату</text:span><text:span text:style-name="T88_10">…………………………………………..23</text:span></text:p>
      <text:h text:style-name="P89" text:outline-level="10"><text:span text:style-name="T89_1">Додаток</text:span><text:span text:style-name="T89_2"><text:s/></text:span><text:span text:style-name="T89_3">Е</text:span><text:span text:style-name="T89_4"> <text:s/></text:span><text:span text:style-name="T89_5">Зразок</text:span><text:span text:style-name="T89_6"><text:s/></text:span><text:span text:style-name="T89_7">написання</text:span><text:span text:style-name="T89_8"><text:s/></text:span><text:span text:style-name="T89_9">змісту</text:span><text:span text:style-name="T89_10">……………………………………………..24</text:span></text:h>
      <text:p text:style-name="P90"><text:span text:style-name="T90_1">Додаток</text:span><text:span text:style-name="T90_2"><text:s/></text:span><text:span text:style-name="T90_3">Ж</text:span><text:span text:style-name="T90_4"><text:s/></text:span><text:span text:style-name="T90_5">Зразок</text:span><text:span text:style-name="T90_6"><text:s/></text:span><text:span text:style-name="T90_7">написання</text:span><text:span text:style-name="T90_8"><text:s/></text:span><text:span text:style-name="T90_9">списку</text:span><text:span text:style-name="T90_10"><text:s/></text:span><text:span text:style-name="T90_11">використаних</text:span><text:span text:style-name="T90_12"><text:s/></text:span><text:span text:style-name="T90_13">джерел</text:span><text:span text:style-name="T90_14">…………………...25</text:span></text:p>
      <text:h text:style-name="P91" text:outline-level="10"><text:span text:style-name="T91_1">Додаток</text:span><text:span text:style-name="T91_2"><text:s/></text:span><text:span text:style-name="T91_3">Н</text:span><text:span text:style-name="T91_4"><text:s/></text:span><text:span text:style-name="T91_5">Зразок</text:span><text:span text:style-name="T91_6"><text:s/></text:span><text:span text:style-name="T91_7">оформлення</text:span><text:span text:style-name="T91_8"><text:s/></text:span><text:span text:style-name="T91_9">титульного</text:span><text:span text:style-name="T91_10"><text:s/></text:span><text:span text:style-name="T91_11">аркуша</text:span><text:span text:style-name="T91_12"><text:s/></text:span><text:span text:style-name="T91_13">кваліфікаційної</text:span><text:span text:style-name="T91_14"><text:s/></text:span><text:span text:style-name="T91_15">роботи</text:span><text:span text:style-name="T91_16"><text:s/></text:span></text:h>
      <text:h text:style-name="P92" text:outline-level="10"><text:span text:style-name="T92_1">магістра</text:span><text:span text:style-name="T92_2"><text:s/></text:span><text:span text:style-name="T92_3">напису</text:span><text:span text:style-name="T92_4"><text:s/></text:span><text:span text:style-name="T92_5">на</text:span><text:span text:style-name="T92_6"><text:s/></text:span><text:span text:style-name="T92_7">твердій</text:span><text:span text:style-name="T92_8"><text:s/></text:span><text:span text:style-name="T92_9">обкладинці</text:span><text:span text:style-name="T92_10">…………………………..…26</text:span></text:h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h text:style-name="P114" text:outline-level="10"><text:span text:style-name="T114_1">1<text:s/></text:span><text:span text:style-name="T114_2">ЗАГАЛЬНІ</text:span><text:span text:style-name="T114_3"><text:s/></text:span><text:span text:style-name="T114_4">ПОЛОЖЕННЯ</text:span></text:h>
      <text:p text:style-name="P115"/>
      <text:p text:style-name="P116"><text:span text:style-name="T116_1">У</text:span><text:span text:style-name="T116_2"><text:s/></text:span><text:span text:style-name="T116_3">методичних</text:span><text:span text:style-name="T116_4"><text:s/></text:span><text:span text:style-name="T116_5">указівках</text:span><text:span text:style-name="T116_6"><text:s/></text:span><text:span text:style-name="T116_7">викладено</text:span><text:span text:style-name="T116_8"><text:s/></text:span><text:span text:style-name="T116_9">загальні</text:span><text:span text:style-name="T116_10"><text:s/></text:span><text:span text:style-name="T116_11">вимоги</text:span><text:span text:style-name="T116_12"><text:s/></text:span><text:span text:style-name="T116_13">до</text:span><text:span text:style-name="T116_14"><text:s/></text:span><text:span text:style-name="T116_15">виконання</text:span><text:span text:style-name="T116_16"><text:s/></text:span><text:span text:style-name="T116_17">та</text:span><text:span text:style-name="T116_18"><text:s/></text:span><text:span text:style-name="T116_19">оформлення</text:span><text:span text:style-name="T116_20"><text:s/></text:span><text:span text:style-name="T116_21">дипломних</text:span><text:span text:style-name="T116_22"><text:s/>(</text:span><text:span text:style-name="T116_23">магістерських</text:span><text:span text:style-name="T116_24">)<text:s/></text:span><text:span text:style-name="T116_25">робіт</text:span><text:span text:style-name="T116_26"><text:s/></text:span><text:span text:style-name="T116_27">зі</text:span><text:span text:style-name="T116_28"><text:s/></text:span><text:span text:style-name="T116_29">спеціальності</text:span><text:span text:style-name="T116_30"><text:s/>7.080201<text:s/></text:span><text:span text:style-name="T116_31">і</text:span><text:span text:style-name="T116_32"><text:s/>8.080201<text:s/>«</text:span><text:span text:style-name="T116_33">Інформатика</text:span><text:span text:style-name="T116_34">».</text:span></text:p>
      <text:p text:style-name="P117"><text:span text:style-name="T117_1">Студенти</text:span><text:span text:style-name="T117_2"><text:s/></text:span><text:span text:style-name="T117_3">за</text:span><text:span text:style-name="T117_4"><text:s/></text:span><text:span text:style-name="T117_5">темою</text:span><text:span text:style-name="T117_6"><text:s/></text:span><text:span text:style-name="T117_7">кваліфікаційної</text:span><text:span text:style-name="T117_8"><text:s/></text:span><text:span text:style-name="T117_9">роботи</text:span><text:span text:style-name="T117_10"><text:s/></text:span><text:span text:style-name="T117_11">спеціаліста</text:span><text:span text:style-name="T117_12"><text:s/></text:span><text:span text:style-name="T117_13">виконують</text:span><text:span text:style-name="T117_14"><text:s/></text:span><text:span text:style-name="T117_15">переважно</text:span><text:span text:style-name="T117_16"><text:s/></text:span><text:span text:style-name="T117_17">дипломні</text:span><text:span text:style-name="T117_18"><text:s/></text:span><text:span text:style-name="T117_19">роботи</text:span><text:span text:style-name="T117_20"><text:s/></text:span><text:span text:style-name="T117_21">дослідницького</text:span><text:span text:style-name="T117_22"><text:s/></text:span><text:span text:style-name="T117_23">характеру</text:span><text:span text:style-name="T117_24">.<text:s/></text:span><text:span text:style-name="T117_25">Можливе</text:span><text:span text:style-name="T117_26"><text:s/></text:span><text:span text:style-name="T117_27">розроблення</text:span><text:span text:style-name="T117_28"><text:s/></text:span><text:span text:style-name="T117_29">дипломних</text:span><text:span text:style-name="T117_30"><text:s/></text:span><text:span text:style-name="T117_31">проектів</text:span><text:span text:style-name="T117_32"><text:s/></text:span><text:span text:style-name="T117_33">на</text:span><text:span text:style-name="T117_34"><text:s/></text:span><text:span text:style-name="T117_35">основі</text:span><text:span text:style-name="T117_36"><text:s/></text:span><text:span text:style-name="T117_37">теоретичних</text:span><text:span text:style-name="T117_38"><text:s/></text:span><text:span text:style-name="T117_39">положень</text:span><text:span text:style-name="T117_40"><text:s/></text:span><text:span text:style-name="T117_41">та</text:span><text:span text:style-name="T117_42"><text:s/></text:span><text:span text:style-name="T117_43">досвіду</text:span><text:span text:style-name="T117_44"><text:s/></text:span><text:span text:style-name="T117_45">практичної</text:span><text:span text:style-name="T117_46"><text:s/></text:span><text:span text:style-name="T117_47">реалізації</text:span><text:span text:style-name="T117_48"><text:s/></text:span><text:span text:style-name="T117_49">автоматизованого</text:span><text:span text:style-name="T117_50"><text:s/></text:span><text:span text:style-name="T117_51">проектування</text:span><text:span text:style-name="T117_52"><text:s/></text:span><text:span text:style-name="T117_53">виробничих</text:span><text:span text:style-name="T117_54"><text:s/></text:span><text:span text:style-name="T117_55">процесів</text:span><text:span text:style-name="T117_56"><text:s/></text:span><text:span text:style-name="T117_57">і</text:span><text:span text:style-name="T117_58"><text:s/></text:span><text:span text:style-name="T117_59">систем</text:span><text:span text:style-name="T117_60">.<text:s/></text:span><text:span text:style-name="T117_61">При</text:span><text:span text:style-name="T117_62"><text:s/></text:span><text:span text:style-name="T117_63">цьому</text:span><text:span text:style-name="T117_64"><text:s/></text:span><text:span text:style-name="T117_65">повинен</text:span><text:span text:style-name="T117_66"><text:s/></text:span><text:span text:style-name="T117_67">зберігатися</text:span><text:span text:style-name="T117_68"><text:s/></text:span><text:span text:style-name="T117_69">дослідницький</text:span><text:span text:style-name="T117_70"><text:s/></text:span><text:span text:style-name="T117_71">характер</text:span><text:span text:style-name="T117_72"><text:s/></text:span><text:span text:style-name="T117_73">роботи</text:span><text:span text:style-name="T117_74"><text:s/></text:span><text:span text:style-name="T117_75">в</text:span><text:span text:style-name="T117_76"><text:s/></text:span><text:span text:style-name="T117_77">цілому</text:span><text:span text:style-name="T117_78">.</text:span></text:p>
      <text:p text:style-name="P118"><text:span text:style-name="T118_1">У</text:span><text:span text:style-name="T118_2"><text:s/></text:span><text:span text:style-name="T118_3">процесі</text:span><text:span text:style-name="T118_4"><text:s/></text:span><text:span text:style-name="T118_5">виконання</text:span><text:span text:style-name="T118_6"><text:s/></text:span><text:span text:style-name="T118_7">дипломної</text:span><text:span text:style-name="T118_8"><text:s/></text:span><text:span text:style-name="T118_9">роботи</text:span><text:span text:style-name="T118_10"><text:s/></text:span><text:span text:style-name="T118_11">важливо</text:span><text:span text:style-name="T118_12">,<text:s/></text:span><text:span text:style-name="T118_13">щоб</text:span><text:span text:style-name="T118_14"><text:s/></text:span><text:span text:style-name="T118_15">автор</text:span><text:span text:style-name="T118_16"><text:s/></text:span><text:span text:style-name="T118_17">продемонстрував</text:span><text:span text:style-name="T118_18"><text:s/></text:span><text:span text:style-name="T118_19">уміння</text:span><text:span text:style-name="T118_20"><text:s/></text:span><text:span text:style-name="T118_21">та</text:span><text:span text:style-name="T118_22"><text:s/></text:span><text:span text:style-name="T118_23">навички</text:span><text:span text:style-name="T118_24"><text:s/></text:span><text:span text:style-name="T118_25">професійної</text:span><text:span text:style-name="T118_26"><text:s/></text:span><text:span text:style-name="T118_27">діяльності</text:span><text:span text:style-name="T118_28">,<text:s/></text:span><text:span text:style-name="T118_29">які</text:span><text:span text:style-name="T118_30"><text:s/></text:span><text:span text:style-name="T118_31">спираються</text:span><text:span text:style-name="T118_32"><text:s/></text:span><text:span text:style-name="T118_33">на</text:span><text:span text:style-name="T118_34"><text:s/></text:span><text:span text:style-name="T118_35">володіння</text:span><text:span text:style-name="T118_36"><text:s/></text:span><text:span text:style-name="T118_37">методами</text:span><text:span text:style-name="T118_38"><text:s/></text:span><text:span text:style-name="T118_39">і</text:span><text:span text:style-name="T118_40"><text:s/></text:span><text:span text:style-name="T118_41">засобами</text:span><text:span text:style-name="T118_42"><text:s/></text:span><text:span text:style-name="T118_43">кібернетики</text:span><text:span text:style-name="T118_44"><text:s/></text:span><text:span text:style-name="T118_45">досліджуваних</text:span><text:span text:style-name="T118_46"><text:s/></text:span><text:span text:style-name="T118_47">процесів</text:span><text:span text:style-name="T118_48">.<text:s/></text:span><text:span text:style-name="T118_49">Дипломник</text:span><text:span text:style-name="T118_50"><text:s/></text:span><text:span text:style-name="T118_51">повинен</text:span><text:span text:style-name="T118_52">:</text:span></text:p>
      <text:p text:style-name="P119"><text:span text:style-name="T119_1"></text:span><text:span text:style-name="T119_2"><text:s/></text:span><text:span text:style-name="T119_3">проявити</text:span><text:span text:style-name="T119_4"><text:s/></text:span><text:span text:style-name="T119_5">здібності</text:span><text:span text:style-name="T119_6"><text:s/></text:span><text:span text:style-name="T119_7">до</text:span><text:span text:style-name="T119_8"><text:s/></text:span><text:span text:style-name="T119_9">розв</text:span><text:span text:style-name="T119_10">’</text:span><text:span text:style-name="T119_11">язування</text:span><text:span text:style-name="T119_12"><text:s/></text:span><text:span text:style-name="T119_13">виробничих</text:span><text:span text:style-name="T119_14"><text:s/></text:span><text:span text:style-name="T119_15">творчих</text:span><text:span text:style-name="T119_16"><text:s/></text:span><text:span text:style-name="T119_17">задач</text:span><text:span text:style-name="T119_18">,<text:s/></text:span><text:span text:style-name="T119_19">пошуку</text:span><text:span text:style-name="T119_20"><text:s/></text:span><text:span text:style-name="T119_21">альтернативних</text:span><text:span text:style-name="T119_22"><text:s/></text:span><text:span text:style-name="T119_23">рішень</text:span><text:span text:style-name="T119_24">;</text:span></text:p>
      <text:p text:style-name="P120"><text:span text:style-name="T120_1"><text:s/></text:span><text:span text:style-name="T120_2"></text:span><text:span text:style-name="T120_3"><text:s/></text:span><text:span text:style-name="T120_4">показати</text:span><text:span text:style-name="T120_5"><text:s/></text:span><text:span text:style-name="T120_6">уміння</text:span><text:span text:style-name="T120_7"><text:s/></text:span><text:span text:style-name="T120_8">та</text:span><text:span text:style-name="T120_9"><text:s/></text:span><text:span text:style-name="T120_10">навички</text:span><text:span text:style-name="T120_11"><text:s/></text:span><text:span text:style-name="T120_12">самостійної</text:span><text:span text:style-name="T120_13"><text:s/></text:span><text:span text:style-name="T120_14">роботи</text:span><text:span text:style-name="T120_15"><text:s/></text:span><text:span text:style-name="T120_16">на</text:span><text:span text:style-name="T120_17"><text:s/></text:span><text:span text:style-name="T120_18">основі</text:span><text:span text:style-name="T120_19"><text:s/></text:span><text:span text:style-name="T120_20">використання</text:span><text:span text:style-name="T120_21"><text:s/></text:span><text:span text:style-name="T120_22">методів</text:span><text:span text:style-name="T120_23"><text:s/></text:span><text:span text:style-name="T120_24">кібернетики</text:span><text:span text:style-name="T120_25"><text:s/></text:span><text:span text:style-name="T120_26">і</text:span><text:span text:style-name="T120_27"><text:s/></text:span><text:span text:style-name="T120_28">засобів</text:span><text:span text:style-name="T120_29"><text:s/></text:span><text:span text:style-name="T120_30">обчислювальної</text:span><text:span text:style-name="T120_31"><text:s/></text:span><text:span text:style-name="T120_32">техніки</text:span><text:span text:style-name="T120_33">;</text:span></text:p>
      <text:p text:style-name="P121"><text:span text:style-name="T121_1"></text:span><text:span text:style-name="T121_2"><text:s/></text:span><text:span text:style-name="T121_3">розширити</text:span><text:span text:style-name="T121_4">,<text:s/></text:span><text:span text:style-name="T121_5">поглибити</text:span><text:span text:style-name="T121_6"><text:s/></text:span><text:span text:style-name="T121_7">та</text:span><text:span text:style-name="T121_8"><text:s/></text:span><text:span text:style-name="T121_9">систематизувати</text:span><text:span text:style-name="T121_10"><text:s/></text:span><text:span text:style-name="T121_11">теоретичні</text:span><text:span text:style-name="T121_12"><text:s/></text:span><text:span text:style-name="T121_13">й</text:span><text:span text:style-name="T121_14"><text:s/></text:span><text:span text:style-name="T121_15">практичні</text:span><text:span text:style-name="T121_16"><text:s/></text:span><text:span text:style-name="T121_17">знання</text:span><text:span text:style-name="T121_18">,<text:s/></text:span><text:span text:style-name="T121_19">набуті</text:span><text:span text:style-name="T121_20"><text:s/></text:span><text:span text:style-name="T121_21">в</text:span><text:span text:style-name="T121_22"><text:s/></text:span><text:span text:style-name="T121_23">процесі</text:span><text:span text:style-name="T121_24"><text:s/></text:span><text:span text:style-name="T121_25">навчання</text:span><text:span text:style-name="T121_26">;</text:span></text:p>
      <text:p text:style-name="P122"><text:span text:style-name="T122_1"></text:span><text:span text:style-name="T122_2"><text:s/></text:span><text:span text:style-name="T122_3">показати</text:span><text:span text:style-name="T122_4"><text:s/></text:span><text:span text:style-name="T122_5">вміння</text:span><text:span text:style-name="T122_6"><text:s/></text:span><text:span text:style-name="T122_7">здійснювати</text:span><text:span text:style-name="T122_8"><text:s/></text:span><text:span text:style-name="T122_9">інтерпретацію</text:span><text:span text:style-name="T122_10"><text:s/></text:span><text:span text:style-name="T122_11">результатів</text:span><text:span text:style-name="T122_12">,<text:s/></text:span><text:span text:style-name="T122_13">отриманих</text:span><text:span text:style-name="T122_14"><text:s/></text:span><text:span text:style-name="T122_15">при</text:span><text:span text:style-name="T122_16"><text:s/></text:span><text:span text:style-name="T122_17">моделюванні</text:span><text:span text:style-name="T122_18"><text:s/></text:span><text:span text:style-name="T122_19">й</text:span><text:span text:style-name="T122_20"><text:s/></text:span><text:span text:style-name="T122_21">оптимізації</text:span><text:span text:style-name="T122_22"><text:s/></text:span><text:span text:style-name="T122_23">досліджуваних</text:span><text:span text:style-name="T122_24"><text:s/></text:span><text:span text:style-name="T122_25">об</text:span><text:span text:style-name="T122_26">’</text:span><text:span text:style-name="T122_27">єктів</text:span><text:span text:style-name="T122_28">,<text:s/></text:span><text:span text:style-name="T122_29">а</text:span><text:span text:style-name="T122_30"><text:s/></text:span><text:span text:style-name="T122_31">також</text:span><text:span text:style-name="T122_32"><text:s/></text:span><text:span text:style-name="T122_33">ставити</text:span><text:span text:style-name="T122_34"><text:s/></text:span><text:span text:style-name="T122_35">нові</text:span><text:span text:style-name="T122_36"><text:s/></text:span><text:span text:style-name="T122_37">завдання</text:span><text:span text:style-name="T122_38"><text:s/></text:span><text:span text:style-name="T122_39">дослідження</text:span><text:span text:style-name="T122_40">;</text:span></text:p>
      <text:p text:style-name="P123"><text:span text:style-name="T123_1"></text:span><text:span text:style-name="T123_2"><text:s/></text:span><text:span text:style-name="T123_3">закріпити</text:span><text:span text:style-name="T123_4"><text:s/></text:span><text:span text:style-name="T123_5">вміння</text:span><text:span text:style-name="T123_6"><text:s/></text:span><text:span text:style-name="T123_7">та</text:span><text:span text:style-name="T123_8"><text:s/></text:span><text:span text:style-name="T123_9">навички</text:span><text:span text:style-name="T123_10"><text:s/></text:span><text:span text:style-name="T123_11">оформлення</text:span><text:span text:style-name="T123_12"><text:s/></text:span><text:span text:style-name="T123_13">розв</text:span><text:span text:style-name="T123_14">’</text:span><text:span text:style-name="T123_15">язків</text:span><text:span text:style-name="T123_16"><text:s/></text:span><text:span text:style-name="T123_17">у</text:span><text:span text:style-name="T123_18"><text:s/></text:span><text:span text:style-name="T123_19">вигляді</text:span><text:span text:style-name="T123_20"><text:s/></text:span><text:span text:style-name="T123_21">технічних</text:span><text:span text:style-name="T123_22"><text:s/></text:span><text:span text:style-name="T123_23">норм</text:span><text:span text:style-name="T123_24"><text:s/></text:span><text:span text:style-name="T123_25">і</text:span><text:span text:style-name="T123_26"><text:s/></text:span><text:span text:style-name="T123_27">стандартів</text:span><text:span text:style-name="T123_28">,<text:s/></text:span><text:span text:style-name="T123_29">програмно</text:span><text:span text:style-name="T123_30">-</text:span><text:span text:style-name="T123_31">алгоритмічної</text:span><text:span text:style-name="T123_32"><text:s/></text:span><text:span text:style-name="T123_33">документації</text:span><text:span text:style-name="T123_34">.</text:span></text:p>
      <text:p text:style-name="P124"><text:span text:style-name="T124_1">Студент</text:span><text:span text:style-name="T124_2">-</text:span><text:span text:style-name="T124_3">дипломник</text:span><text:span text:style-name="T124_4"><text:s/></text:span><text:span text:style-name="T124_5">повинен</text:span><text:span text:style-name="T124_6"><text:s/></text:span><text:span text:style-name="T124_7">показати</text:span><text:span text:style-name="T124_8"><text:s/></text:span><text:span text:style-name="T124_9">рівень</text:span><text:span text:style-name="T124_10"><text:s/></text:span><text:span text:style-name="T124_11">знань</text:span><text:span text:style-name="T124_12"><text:s/></text:span><text:span text:style-name="T124_13">історії</text:span><text:span text:style-name="T124_14"><text:s/></text:span><text:span text:style-name="T124_15">розвитку</text:span><text:span text:style-name="T124_16"><text:s/></text:span><text:span text:style-name="T124_17">як</text:span><text:span text:style-name="T124_18"><text:s/></text:span><text:span text:style-name="T124_19">вітчизняної</text:span><text:span text:style-name="T124_20"><text:s/></text:span><text:span text:style-name="T124_21">науки</text:span><text:span text:style-name="T124_22"><text:s/></text:span><text:span text:style-name="T124_23">й</text:span><text:span text:style-name="T124_24"><text:s/></text:span><text:span text:style-name="T124_25">техніки</text:span><text:span text:style-name="T124_26">,<text:s/></text:span><text:span text:style-name="T124_27">так</text:span><text:span text:style-name="T124_28"><text:s/></text:span><text:span text:style-name="T124_29">і</text:span><text:span text:style-name="T124_30"><text:s/></text:span><text:span text:style-name="T124_31">передових</text:span><text:span text:style-name="T124_32"><text:s/></text:span><text:span text:style-name="T124_33">у</text:span><text:span text:style-name="T124_34"><text:s/></text:span><text:span text:style-name="T124_35">технічному</text:span><text:span text:style-name="T124_36"><text:s/></text:span><text:span text:style-name="T124_37">відношенні</text:span><text:span text:style-name="T124_38"><text:s/></text:span><text:span text:style-name="T124_39">зарубіжних</text:span><text:span text:style-name="T124_40"><text:s/></text:span><text:span text:style-name="T124_41">країн</text:span><text:span text:style-name="T124_42">.</text:span></text:p>
      <text:p text:style-name="P125"><text:span text:style-name="T125_1">Залежно</text:span><text:span text:style-name="T125_2"><text:s/></text:span><text:span text:style-name="T125_3">від</text:span><text:span text:style-name="T125_4"><text:s/></text:span><text:span text:style-name="T125_5">складності</text:span><text:span text:style-name="T125_6"><text:s/></text:span><text:span text:style-name="T125_7">об</text:span><text:span text:style-name="T125_8">’</text:span><text:span text:style-name="T125_9">єкта</text:span><text:span text:style-name="T125_10"><text:s/></text:span><text:span text:style-name="T125_11">дослідження</text:span><text:span text:style-name="T125_12">,<text:s/></text:span><text:span text:style-name="T125_13">тема</text:span><text:span text:style-name="T125_14"><text:s/></text:span><text:span text:style-name="T125_15">дипломної</text:span><text:span text:style-name="T125_16"><text:s/></text:span><text:span text:style-name="T125_17">роботи</text:span><text:span text:style-name="T125_18"><text:s/></text:span><text:span text:style-name="T125_19">може</text:span><text:span text:style-name="T125_20"><text:s/></text:span><text:span text:style-name="T125_21">передбачати</text:span><text:span text:style-name="T125_22"><text:s/></text:span><text:span text:style-name="T125_23">докладну</text:span><text:span text:style-name="T125_24"><text:s/></text:span><text:span text:style-name="T125_25">розробку</text:span><text:span text:style-name="T125_26"><text:s/></text:span><text:span text:style-name="T125_27">як</text:span><text:span text:style-name="T125_28"><text:s/></text:span><text:span text:style-name="T125_29">проблеми</text:span><text:span text:style-name="T125_30"><text:s/></text:span><text:span text:style-name="T125_31">в</text:span><text:span text:style-name="T125_32"><text:s/></text:span><text:span text:style-name="T125_33">цілому</text:span><text:span text:style-name="T125_34">,<text:s/></text:span><text:span text:style-name="T125_35">так</text:span><text:span text:style-name="T125_36"><text:s/></text:span><text:span text:style-name="T125_37">і</text:span><text:span text:style-name="T125_38"><text:s/></text:span><text:span text:style-name="T125_39">її</text:span><text:span text:style-name="T125_40"><text:s/></text:span><text:span text:style-name="T125_41">складових</text:span><text:span text:style-name="T125_42"><text:s/></text:span><text:span text:style-name="T125_43">частин</text:span><text:span text:style-name="T125_44"><text:s/>(</text:span><text:span text:style-name="T125_45">наприклад</text:span><text:span text:style-name="T125_46">,<text:s/></text:span><text:span text:style-name="T125_47">вивчення</text:span><text:span text:style-name="T125_48"><text:s/></text:span><text:span text:style-name="T125_49">сутності</text:span><text:span text:style-name="T125_50"><text:s/></text:span><text:span text:style-name="T125_51">процесу</text:span><text:span text:style-name="T125_52"><text:s/></text:span><text:span text:style-name="T125_53">і</text:span><text:span text:style-name="T125_54"><text:s/></text:span><text:span text:style-name="T125_55">побудова</text:span><text:span text:style-name="T125_56"><text:s/></text:span><text:span text:style-name="T125_57">детермінованої</text:span><text:span text:style-name="T125_58"><text:s/></text:span><text:span text:style-name="T125_59">моделі</text:span><text:span text:style-name="T125_60">;<text:s/></text:span><text:span text:style-name="T125_61">розроблення</text:span><text:span text:style-name="T125_62"><text:s/></text:span><text:span text:style-name="T125_63">методики</text:span><text:span text:style-name="T125_64"><text:s/></text:span><text:span text:style-name="T125_65">проведення</text:span><text:span text:style-name="T125_66"><text:s/></text:span><text:span text:style-name="T125_67">експерименту</text:span><text:span text:style-name="T125_68"><text:s/></text:span><text:span text:style-name="T125_69">й</text:span><text:span text:style-name="T125_70"><text:s/></text:span><text:span text:style-name="T125_71">одержання</text:span><text:span text:style-name="T125_72"><text:s/></text:span><text:span text:style-name="T125_73">математичної</text:span><text:span text:style-name="T125_74"><text:s/></text:span><text:span text:style-name="T125_75">моделі</text:span><text:span text:style-name="T125_76">;<text:s/></text:span><text:span text:style-name="T125_77">оптимізація</text:span><text:span text:style-name="T125_78"><text:s/></text:span><text:span text:style-name="T125_79">на</text:span><text:span text:style-name="T125_80"><text:s/></text:span><text:span text:style-name="T125_81">основі</text:span><text:span text:style-name="T125_82"><text:s/></text:span><text:span text:style-name="T125_83">отриманої</text:span><text:span text:style-name="T125_84"><text:s/></text:span><text:span text:style-name="T125_85">моделі</text:span><text:span text:style-name="T125_86">;<text:s/></text:span><text:span text:style-name="T125_87">розроблення</text:span><text:span text:style-name="T125_88"><text:s/></text:span><text:span text:style-name="T125_89">алгоритмів</text:span><text:span text:style-name="T125_90"><text:s/></text:span><text:span text:style-name="T125_91">і</text:span><text:span text:style-name="T125_92"><text:s/></text:span><text:span text:style-name="T125_93">програм</text:span><text:span text:style-name="T125_94"><text:s/></text:span><text:span text:style-name="T125_95">та</text:span><text:span text:style-name="T125_96"><text:s/></text:span><text:span text:style-name="T125_97">ін</text:span><text:span text:style-name="T125_98">.).</text:span></text:p>
      <text:p text:style-name="P126"><text:span text:style-name="T126_1">Оскільки</text:span><text:span text:style-name="T126_2"><text:s/></text:span><text:span text:style-name="T126_3">головне</text:span><text:span text:style-name="T126_4"><text:s/></text:span><text:span text:style-name="T126_5">завдання</text:span><text:span text:style-name="T126_6"><text:s/></text:span><text:span text:style-name="T126_7">більшості</text:span><text:span text:style-name="T126_8"><text:s/></text:span><text:span text:style-name="T126_9">дипломних</text:span><text:span text:style-name="T126_10"><text:s/></text:span><text:span text:style-name="T126_11">робіт</text:span><text:span text:style-name="T126_12"><text:s/>−<text:s/></text:span><text:span text:style-name="T126_13">побудова</text:span><text:span text:style-name="T126_14"><text:s/></text:span><text:span text:style-name="T126_15">математичних</text:span><text:span text:style-name="T126_16"><text:s/></text:span><text:span text:style-name="T126_17">моделей</text:span><text:span text:style-name="T126_18"><text:s/></text:span><text:span text:style-name="T126_19">об</text:span><text:span text:style-name="T126_20">'</text:span><text:span text:style-name="T126_21">єктів</text:span><text:span text:style-name="T126_22"><text:s/></text:span><text:span text:style-name="T126_23">із</text:span><text:span text:style-name="T126_24"><text:s/></text:span><text:span text:style-name="T126_25">застосуванням</text:span><text:span text:style-name="T126_26"><text:s/></text:span><text:span text:style-name="T126_27">різноманітних</text:span><text:span text:style-name="T126_28"><text:s/></text:span><text:span text:style-name="T126_29">методів</text:span><text:span text:style-name="T126_30">,<text:s/></text:span><text:span text:style-name="T126_31">то</text:span><text:span text:style-name="T126_32"><text:s/></text:span><text:span text:style-name="T126_33">елементи</text:span><text:span text:style-name="T126_34"><text:s/></text:span><text:span text:style-name="T126_35">дослідницького</text:span><text:span text:style-name="T126_36"><text:s/></text:span><text:span text:style-name="T126_37">характеру</text:span><text:span text:style-name="T126_38"><text:s/></text:span><text:span text:style-name="T126_39">виявляються</text:span><text:span text:style-name="T126_40"><text:s/></text:span><text:span text:style-name="T126_41">під</text:span><text:span text:style-name="T126_42"><text:s/></text:span><text:span text:style-name="T126_43">час</text:span><text:span text:style-name="T126_44"><text:s/></text:span><text:span text:style-name="T126_45">розв</text:span><text:span text:style-name="T126_46">’</text:span><text:span text:style-name="T126_47">язання</text:span><text:span text:style-name="T126_48"><text:s/></text:span><text:span text:style-name="T126_49">студентом</text:span><text:span text:style-name="T126_50"><text:s/></text:span><text:span text:style-name="T126_51">задач</text:span><text:span text:style-name="T126_52"><text:s/></text:span><text:span text:style-name="T126_53">оптимізації</text:span><text:span text:style-name="T126_54">,<text:s/></text:span><text:span text:style-name="T126_55">керування</text:span><text:span text:style-name="T126_56"><text:s/></text:span><text:span text:style-name="T126_57">і</text:span><text:span text:style-name="T126_58"><text:s/></text:span><text:span text:style-name="T126_59">проектування</text:span><text:span text:style-name="T126_60"><text:s/></text:span><text:span text:style-name="T126_61">технологічних</text:span><text:span text:style-name="T126_62"><text:s/></text:span><text:span text:style-name="T126_63">процесів</text:span><text:span text:style-name="T126_64"><text:s/></text:span><text:span text:style-name="T126_65">на</text:span><text:span text:style-name="T126_66"><text:s/></text:span><text:span text:style-name="T126_67">основі</text:span><text:span text:style-name="T126_68"><text:s/></text:span><text:span text:style-name="T126_69">широкого</text:span><text:span text:style-name="T126_70"><text:s/></text:span><text:span text:style-name="T126_71">використання</text:span><text:span text:style-name="T126_72"><text:s/></text:span><text:span text:style-name="T126_73">засобів</text:span><text:span text:style-name="T126_74"><text:s/></text:span><text:span text:style-name="T126_75">обчислювальної</text:span><text:span text:style-name="T126_76"><text:s/></text:span><text:span text:style-name="T126_77">техніки</text:span><text:span text:style-name="T126_78">.</text:span></text:p>
      <text:p text:style-name="P127"/>
      <text:p text:style-name="P128"/>
      <text:p text:style-name="P129"/>
      <text:p text:style-name="P130"><text:span text:style-name="T130_1"><text:tab/></text:span><text:span text:style-name="T130_2">Наукові</text:span><text:span text:style-name="T130_3"><text:s/></text:span><text:span text:style-name="T130_4">дослідження</text:span><text:span text:style-name="T130_5"> <text:s/></text:span><text:span text:style-name="T130_6">за</text:span><text:span text:style-name="T130_7"><text:s/></text:span><text:span text:style-name="T130_8">темою</text:span><text:span text:style-name="T130_9"><text:s/></text:span><text:span text:style-name="T130_10">кваліфікаційної</text:span><text:span text:style-name="T130_11"><text:s/></text:span><text:span text:style-name="T130_12">роботи</text:span><text:span text:style-name="T130_13"><text:s/></text:span><text:span text:style-name="T130_14">магістра</text:span><text:span text:style-name="T130_15"><text:s/></text:span><text:span text:style-name="T130_16">мають</text:span><text:span text:style-name="T130_17"><text:s/></text:span><text:span text:style-name="T130_18">за</text:span><text:span text:style-name="T130_19"><text:s/></text:span><text:span text:style-name="T130_20">мету</text:span><text:span text:style-name="T130_21">:</text:span></text:p>
      <text:p text:style-name="P131"><text:span text:style-name="T131_1"><text:tab/></text:span><text:span text:style-name="T131_2"></text:span><text:span text:style-name="T131_3"><text:s/></text:span><text:span text:style-name="T131_4">систематизацію</text:span><text:span text:style-name="T131_5"><text:s/></text:span><text:span text:style-name="T131_6">та</text:span><text:span text:style-name="T131_7"><text:s/></text:span><text:span text:style-name="T131_8">поглиблення</text:span><text:span text:style-name="T131_9"><text:s/></text:span><text:span text:style-name="T131_10">теоретичних</text:span><text:span text:style-name="T131_11"><text:s/></text:span><text:span text:style-name="T131_12">і</text:span><text:span text:style-name="T131_13"><text:s/></text:span><text:span text:style-name="T131_14">практичних</text:span><text:span text:style-name="T131_15"><text:s/></text:span><text:span text:style-name="T131_16">знань</text:span><text:span text:style-name="T131_17">,<text:s/></text:span><text:span text:style-name="T131_18">формування</text:span><text:span text:style-name="T131_19"><text:s/></text:span><text:span text:style-name="T131_20">навичок</text:span><text:span text:style-name="T131_21"><text:s/></text:span><text:span text:style-name="T131_22">використання</text:span><text:span text:style-name="T131_23"><text:s/></text:span><text:span text:style-name="T131_24">цих</text:span><text:span text:style-name="T131_25"><text:s/></text:span><text:span text:style-name="T131_26">знань</text:span><text:span text:style-name="T131_27"><text:s/></text:span><text:span text:style-name="T131_28">при</text:span><text:span text:style-name="T131_29"><text:s/></text:span><text:span text:style-name="T131_30">розв</text:span><text:span text:style-name="T131_31">’</text:span><text:span text:style-name="T131_32">язані</text:span><text:span text:style-name="T131_33"><text:s/></text:span><text:span text:style-name="T131_34">конкретних</text:span><text:span text:style-name="T131_35"><text:s/></text:span><text:span text:style-name="T131_36">наукових</text:span><text:span text:style-name="T131_37">,<text:s/></text:span><text:span text:style-name="T131_38">науково</text:span><text:span text:style-name="T131_39">-</text:span><text:span text:style-name="T131_40">теоретичних</text:span><text:span text:style-name="T131_41"><text:s/></text:span><text:span text:style-name="T131_42">та</text:span><text:span text:style-name="T131_43"><text:s/></text:span><text:span text:style-name="T131_44">професійних</text:span><text:span text:style-name="T131_45"><text:s/></text:span><text:span text:style-name="T131_46">завдань</text:span><text:span text:style-name="T131_47">;</text:span></text:p>
      <text:p text:style-name="P132"><text:span text:style-name="T132_1"></text:span><text:span text:style-name="T132_2"><text:s/></text:span><text:span text:style-name="T132_3">розвиток</text:span><text:span text:style-name="T132_4"><text:s/></text:span><text:span text:style-name="T132_5">навичок</text:span><text:span text:style-name="T132_6"><text:s/></text:span><text:span text:style-name="T132_7">самостійної</text:span><text:span text:style-name="T132_8"><text:s/></text:span><text:span text:style-name="T132_9">науково</text:span><text:span text:style-name="T132_10">-</text:span><text:span text:style-name="T132_11">дослідної</text:span><text:span text:style-name="T132_12"><text:s/></text:span><text:span text:style-name="T132_13">роботи</text:span><text:span text:style-name="T132_14"><text:s/></text:span><text:span text:style-name="T132_15">й</text:span><text:span text:style-name="T132_16"><text:s/></text:span><text:span text:style-name="T132_17">оволодіння</text:span><text:span text:style-name="T132_18"><text:s/></text:span><text:span text:style-name="T132_19">методикою</text:span><text:span text:style-name="T132_20"><text:s/></text:span><text:span text:style-name="T132_21">теоретичних</text:span><text:span text:style-name="T132_22">,<text:s/></text:span><text:span text:style-name="T132_23">експериментальних</text:span><text:span text:style-name="T132_24"><text:s/></text:span><text:span text:style-name="T132_25">і</text:span><text:span text:style-name="T132_26"><text:s/></text:span><text:span text:style-name="T132_27">науково</text:span><text:span text:style-name="T132_28">-</text:span><text:span text:style-name="T132_29">практичних</text:span><text:span text:style-name="T132_30"><text:s/></text:span><text:span text:style-name="T132_31">досліджень</text:span><text:span text:style-name="T132_32">;</text:span></text:p>
      <text:p text:style-name="P133"><text:span text:style-name="T133_1"></text:span><text:span text:style-name="T133_2"><text:s/></text:span><text:span text:style-name="T133_3">набуття</text:span><text:span text:style-name="T133_4"><text:s/></text:span><text:span text:style-name="T133_5">досвіду</text:span><text:span text:style-name="T133_6"><text:s/></text:span><text:span text:style-name="T133_7">аналізу</text:span><text:span text:style-name="T133_8"><text:s/></text:span><text:span text:style-name="T133_9">результатів</text:span><text:span text:style-name="T133_10"><text:s/></text:span><text:span text:style-name="T133_11">досліджень</text:span><text:span text:style-name="T133_12">,<text:s/></text:span><text:span text:style-name="T133_13">котрі</text:span><text:span text:style-name="T133_14"><text:s/></text:span><text:span text:style-name="T133_15">були</text:span><text:span text:style-name="T133_16"><text:s/></text:span><text:span text:style-name="T133_17">отримані</text:span><text:span text:style-name="T133_18">,<text:s/></text:span><text:span text:style-name="T133_19">формулювання</text:span><text:span text:style-name="T133_20"><text:s/></text:span><text:span text:style-name="T133_21">висновків</text:span><text:span text:style-name="T133_22"><text:s/></text:span><text:span text:style-name="T133_23">і</text:span><text:span text:style-name="T133_24"><text:s/></text:span><text:span text:style-name="T133_25">положень</text:span><text:span text:style-name="T133_26">;</text:span></text:p>
      <text:p text:style-name="P134"><text:span text:style-name="T134_1"><text:s/></text:span><text:span text:style-name="T134_2"></text:span><text:span text:style-name="T134_3"><text:s/></text:span><text:span text:style-name="T134_4">проводити</text:span><text:span text:style-name="T134_5"><text:s/></text:span><text:span text:style-name="T134_6">бібліографічну</text:span><text:span text:style-name="T134_7"><text:s/></text:span><text:span text:style-name="T134_8">роботу</text:span><text:span text:style-name="T134_9"><text:s/></text:span><text:span text:style-name="T134_10">із</text:span><text:span text:style-name="T134_11"><text:s/></text:span><text:span text:style-name="T134_12">залученням</text:span><text:span text:style-name="T134_13"><text:s/></text:span><text:span text:style-name="T134_14">сучасних</text:span><text:span text:style-name="T134_15"><text:s/></text:span><text:span text:style-name="T134_16">інформаційних</text:span><text:span text:style-name="T134_17"><text:s/></text:span><text:span text:style-name="T134_18">технологій</text:span><text:span text:style-name="T134_19">.</text:span></text:p>
      <text:p text:style-name="P135"><text:span text:style-name="T135_1"><text:tab/></text:span><text:span text:style-name="T135_2">Автор</text:span><text:span text:style-name="T135_3"><text:s/></text:span><text:span text:style-name="T135_4">роботи</text:span><text:span text:style-name="T135_5"><text:s/></text:span><text:span text:style-name="T135_6">повинен</text:span><text:span text:style-name="T135_7">:</text:span></text:p>
      <text:p text:style-name="P136"><text:span text:style-name="T136_1"></text:span><text:span text:style-name="T136_2"> <text:s/></text:span><text:span text:style-name="T136_3">чітко</text:span><text:span text:style-name="T136_4"><text:s/></text:span><text:span text:style-name="T136_5">сформулювати</text:span><text:span text:style-name="T136_6"><text:s/></text:span><text:span text:style-name="T136_7">мету</text:span><text:span text:style-name="T136_8"><text:s/></text:span><text:span text:style-name="T136_9">дослідження</text:span><text:span text:style-name="T136_10">; <text:s/></text:span></text:p>
      <text:p text:style-name="P137"><text:span text:style-name="T137_1"></text:span><text:span text:style-name="T137_2"><text:s/></text:span><text:span text:style-name="T137_3">вибирати</text:span><text:span text:style-name="T137_4"><text:s/></text:span><text:span text:style-name="T137_5">необхідні</text:span><text:span text:style-name="T137_6"><text:s/></text:span><text:span text:style-name="T137_7">методи</text:span><text:span text:style-name="T137_8"><text:s/></text:span><text:span text:style-name="T137_9">дослідження</text:span><text:span text:style-name="T137_10">,<text:s/></text:span><text:span text:style-name="T137_11">модифікувати</text:span><text:span text:style-name="T137_12"><text:s/></text:span><text:span text:style-name="T137_13">існуючі</text:span><text:span text:style-name="T137_14"><text:s/></text:span><text:span text:style-name="T137_15">та</text:span><text:span text:style-name="T137_16"><text:s/></text:span><text:span text:style-name="T137_17">розробляти</text:span><text:span text:style-name="T137_18"><text:s/></text:span><text:span text:style-name="T137_19">нові</text:span><text:span text:style-name="T137_20">,<text:s/></text:span><text:span text:style-name="T137_21">виходячи</text:span><text:span text:style-name="T137_22"><text:s/></text:span><text:span text:style-name="T137_23">із</text:span><text:span text:style-name="T137_24"><text:s/></text:span><text:span text:style-name="T137_25">завдань</text:span><text:span text:style-name="T137_26"><text:s/></text:span><text:span text:style-name="T137_27">конкретного</text:span><text:span text:style-name="T137_28"><text:s/></text:span><text:span text:style-name="T137_29">дослідження</text:span><text:span text:style-name="T137_30">;</text:span></text:p>
      <text:p text:style-name="P138"><text:span text:style-name="T138_1"></text:span><text:span text:style-name="T138_2"><text:s/></text:span><text:span text:style-name="T138_3">обробляти</text:span><text:span text:style-name="T138_4"><text:s/></text:span><text:span text:style-name="T138_5">отримані</text:span><text:span text:style-name="T138_6"><text:s/></text:span><text:span text:style-name="T138_7">результати</text:span><text:span text:style-name="T138_8">,<text:s/></text:span><text:span text:style-name="T138_9">аналізувати</text:span><text:span text:style-name="T138_10"><text:s/></text:span><text:span text:style-name="T138_11">й</text:span><text:span text:style-name="T138_12"><text:s/></text:span><text:span text:style-name="T138_13">осмислювати</text:span><text:span text:style-name="T138_14"><text:s/></text:span><text:span text:style-name="T138_15">їх</text:span><text:span text:style-name="T138_16">,<text:s/></text:span><text:span text:style-name="T138_17">ураховуючи</text:span><text:span text:style-name="T138_18"><text:s/></text:span><text:span text:style-name="T138_19">опубліковані</text:span><text:span text:style-name="T138_20"><text:s/></text:span><text:span text:style-name="T138_21">матеріали</text:span><text:span text:style-name="T138_22">;</text:span></text:p>
      <text:p text:style-name="P139"><text:span text:style-name="T139_1"></text:span><text:span text:style-name="T139_2"><text:s/></text:span><text:span text:style-name="T139_3">подавати</text:span><text:span text:style-name="T139_4"><text:s/></text:span><text:span text:style-name="T139_5">підсумки</text:span><text:span text:style-name="T139_6"><text:s/></text:span><text:span text:style-name="T139_7">виконаної</text:span><text:span text:style-name="T139_8"><text:s/></text:span><text:span text:style-name="T139_9">роботи</text:span><text:span text:style-name="T139_10"><text:s/></text:span><text:span text:style-name="T139_11">у</text:span><text:span text:style-name="T139_12"><text:s/></text:span><text:span text:style-name="T139_13">вигляді</text:span><text:span text:style-name="T139_14"><text:s/></text:span><text:span text:style-name="T139_15">звітів</text:span><text:span text:style-name="T139_16">,<text:s/></text:span><text:span text:style-name="T139_17">рефератів</text:span><text:span text:style-name="T139_18">,<text:s/></text:span><text:span text:style-name="T139_19">наукових</text:span><text:span text:style-name="T139_20"><text:s/></text:span><text:span text:style-name="T139_21">статей</text:span><text:span text:style-name="T139_22">,<text:s/></text:span><text:span text:style-name="T139_23">доповідей</text:span><text:span text:style-name="T139_24">,<text:s/></text:span><text:span text:style-name="T139_25">котрі</text:span><text:span text:style-name="T139_26"><text:s/></text:span><text:span text:style-name="T139_27">оформлені</text:span><text:span text:style-name="T139_28"><text:s/></text:span><text:span text:style-name="T139_29">відповідно</text:span><text:span text:style-name="T139_30"><text:s/></text:span><text:span text:style-name="T139_31">до</text:span><text:span text:style-name="T139_32"><text:s/></text:span><text:span text:style-name="T139_33">встановлених</text:span><text:span text:style-name="T139_34"><text:s/></text:span><text:span text:style-name="T139_35">вимог</text:span><text:span text:style-name="T139_36"><text:s/></text:span><text:span text:style-name="T139_37">із</text:span><text:span text:style-name="T139_38"><text:s/></text:span><text:span text:style-name="T139_39">залученням</text:span><text:span text:style-name="T139_40"><text:s/></text:span><text:span text:style-name="T139_41">сучасних</text:span><text:span text:style-name="T139_42"><text:s/></text:span><text:span text:style-name="T139_43">засобів</text:span><text:span text:style-name="T139_44"><text:s/></text:span><text:span text:style-name="T139_45">редагування</text:span><text:span text:style-name="T139_46"><text:s/></text:span><text:span text:style-name="T139_47">і</text:span><text:span text:style-name="T139_48"><text:s/></text:span><text:span text:style-name="T139_49">друку</text:span><text:span text:style-name="T139_50">.</text:span></text:p>
      <text:p text:style-name="P140"><text:span text:style-name="T140_1"><text:tab/></text:span><text:span text:style-name="T140_2">Особа</text:span><text:span text:style-name="T140_3">,<text:s/></text:span><text:span text:style-name="T140_4">яка</text:span><text:span text:style-name="T140_5"><text:s/></text:span><text:span text:style-name="T140_6">здобуває</text:span><text:span text:style-name="T140_7"><text:s/></text:span><text:span text:style-name="T140_8">освітньо</text:span><text:span text:style-name="T140_9">-</text:span><text:span text:style-name="T140_10">кваліфікаційний</text:span><text:span text:style-name="T140_11"><text:s/></text:span><text:span text:style-name="T140_12">рівень</text:span><text:span text:style-name="T140_13"><text:s/>«</text:span><text:span text:style-name="T140_14">магістр</text:span><text:span text:style-name="T140_15">»,<text:s/></text:span><text:span text:style-name="T140_16">повинна</text:span><text:span text:style-name="T140_17"><text:s/></text:span><text:span text:style-name="T140_18">володіти</text:span><text:span text:style-name="T140_19"><text:s/></text:span><text:span text:style-name="T140_20">поглибленими</text:span><text:span text:style-name="T140_21"><text:s/></text:span><text:span text:style-name="T140_22">знаннями</text:span><text:span text:style-name="T140_23"><text:s/></text:span><text:span text:style-name="T140_24">з</text:span><text:span text:style-name="T140_25"><text:s/></text:span><text:span text:style-name="T140_26">обраної</text:span><text:span text:style-name="T140_27"><text:s/></text:span><text:span text:style-name="T140_28">спеціальності</text:span><text:span text:style-name="T140_29">,<text:s/></text:span><text:span text:style-name="T140_30">уміннями</text:span><text:span text:style-name="T140_31"><text:s/></text:span><text:span text:style-name="T140_32">інноваційного</text:span><text:span text:style-name="T140_33"><text:s/></text:span><text:span text:style-name="T140_34">характеру</text:span><text:span text:style-name="T140_35">,<text:s/></text:span><text:span text:style-name="T140_36">навичками</text:span><text:span text:style-name="T140_37"><text:s/></text:span><text:span text:style-name="T140_38">науково</text:span><text:span text:style-name="T140_39">-</text:span><text:span text:style-name="T140_40">дослідної</text:span><text:span text:style-name="T140_41"><text:s/></text:span><text:span text:style-name="T140_42">або</text:span><text:span text:style-name="T140_43"><text:s/></text:span><text:span text:style-name="T140_44">науково</text:span><text:span text:style-name="T140_45">-</text:span><text:span text:style-name="T140_46">педагогічної</text:span><text:span text:style-name="T140_47">,<text:s/></text:span><text:span text:style-name="T140_48">управлінської</text:span><text:span text:style-name="T140_49"><text:s/>(</text:span><text:span text:style-name="T140_50">виробничої</text:span><text:span text:style-name="T140_51">)<text:s/></text:span><text:span text:style-name="T140_52">діяльності</text:span><text:span text:style-name="T140_53">.<text:s/></text:span></text:p>
      <text:p text:style-name="P141"><text:span text:style-name="T141_1"><text:tab/></text:span><text:span text:style-name="T141_2">На</text:span><text:span text:style-name="T141_3"><text:s/></text:span><text:span text:style-name="T141_4">бакалаврському</text:span><text:span text:style-name="T141_5"><text:s/></text:span><text:span text:style-name="T141_6">рівні</text:span><text:span text:style-name="T141_7"><text:s/></text:span><text:span text:style-name="T141_8">професійні</text:span><text:span text:style-name="T141_9"><text:s/></text:span><text:span text:style-name="T141_10">знання</text:span><text:span text:style-name="T141_11"><text:s/></text:span><text:span text:style-name="T141_12">націлені</text:span><text:span text:style-name="T141_13"><text:s/></text:span><text:span text:style-name="T141_14">на</text:span><text:span text:style-name="T141_15"><text:s/></text:span><text:span text:style-name="T141_16">вивчення</text:span><text:span text:style-name="T141_17"><text:s/></text:span><text:span text:style-name="T141_18">предметної</text:span><text:span text:style-name="T141_19"><text:s/></text:span><text:span text:style-name="T141_20">галузі</text:span><text:span text:style-name="T141_21"><text:s/>(</text:span><text:span text:style-name="T141_22">об</text:span><text:span text:style-name="T141_23">’</text:span><text:span text:style-name="T141_24">єктів</text:span><text:span text:style-name="T141_25"><text:s/></text:span><text:span text:style-name="T141_26">професійної</text:span><text:span text:style-name="T141_27"><text:s/></text:span><text:span text:style-name="T141_28">діяльності</text:span><text:span text:style-name="T141_29">).<text:s/></text:span><text:span text:style-name="T141_30">На</text:span><text:span text:style-name="T141_31"><text:s/></text:span><text:span text:style-name="T141_32">рівні</text:span><text:span text:style-name="T141_33"><text:s/></text:span><text:span text:style-name="T141_34">спеціаліста</text:span><text:span text:style-name="T141_35"><text:s/></text:span><text:span text:style-name="T141_36">вивчаються</text:span><text:span text:style-name="T141_37"><text:s/></text:span><text:span text:style-name="T141_38">методи</text:span><text:span text:style-name="T141_39"><text:s/></text:span><text:span text:style-name="T141_40">створення</text:span><text:span text:style-name="T141_41"><text:s/></text:span><text:span text:style-name="T141_42">нових</text:span><text:span text:style-name="T141_43"><text:s/></text:span><text:span text:style-name="T141_44">виробів</text:span><text:span text:style-name="T141_45"><text:s/></text:span><text:span text:style-name="T141_46">і</text:span><text:span text:style-name="T141_47"><text:s/></text:span><text:span text:style-name="T141_48">технологій</text:span><text:span text:style-name="T141_49">.<text:s/></text:span><text:span text:style-name="T141_50">Магістерська</text:span><text:span text:style-name="T141_51"><text:s/></text:span><text:span text:style-name="T141_52">підготовка</text:span><text:span text:style-name="T141_53"><text:s/></text:span><text:span text:style-name="T141_54">полягає</text:span><text:span text:style-name="T141_55"><text:s/></text:span><text:span text:style-name="T141_56">у</text:span><text:span text:style-name="T141_57"><text:s/></text:span><text:span text:style-name="T141_58">більш</text:span><text:span text:style-name="T141_59"><text:s/></text:span><text:span text:style-name="T141_60">глибокій</text:span><text:span text:style-name="T141_61"><text:s/></text:span><text:span text:style-name="T141_62">орієнтації</text:span><text:span text:style-name="T141_63"><text:s/></text:span><text:span text:style-name="T141_64">на</text:span><text:span text:style-name="T141_65"><text:s/></text:span><text:span text:style-name="T141_66">фундаментальні</text:span><text:span text:style-name="T141_67"><text:s/></text:span><text:span text:style-name="T141_68">та</text:span><text:span text:style-name="T141_69"><text:s/></text:span><text:span text:style-name="T141_70">професійні</text:span><text:span text:style-name="T141_71"><text:s/></text:span><text:span text:style-name="T141_72">знання</text:span><text:span text:style-name="T141_73">,<text:s/></text:span><text:span text:style-name="T141_74">спрямовані</text:span><text:span text:style-name="T141_75"><text:s/></text:span><text:span text:style-name="T141_76">на</text:span><text:span text:style-name="T141_77"><text:s/></text:span><text:span text:style-name="T141_78">розвиток</text:span><text:span text:style-name="T141_79"><text:s/></text:span><text:span text:style-name="T141_80">навичок</text:span><text:span text:style-name="T141_81"><text:s/></text:span><text:span text:style-name="T141_82">самостійного</text:span><text:span text:style-name="T141_83"><text:s/></text:span><text:span text:style-name="T141_84">здійснення</text:span><text:span text:style-name="T141_85"><text:s/></text:span><text:span text:style-name="T141_86">наукових</text:span><text:span text:style-name="T141_87"><text:s/></text:span><text:span text:style-name="T141_88">досліджень</text:span><text:span text:style-name="T141_89">,<text:s/></text:span><text:span text:style-name="T141_90">прийняття</text:span><text:span text:style-name="T141_91"><text:s/></text:span><text:span text:style-name="T141_92">обґрунтованих</text:span><text:span text:style-name="T141_93"><text:s/></text:span><text:span text:style-name="T141_94">професійних</text:span><text:span text:style-name="T141_95"><text:s/></text:span><text:span text:style-name="T141_96">рішень</text:span><text:span text:style-name="T141_97"><text:s/></text:span><text:span text:style-name="T141_98">та</text:span><text:span text:style-name="T141_99"><text:s/></text:span><text:span text:style-name="T141_100">отримання</text:span><text:span text:style-name="T141_101"><text:s/></text:span><text:span text:style-name="T141_102">знань</text:span><text:span text:style-name="T141_103">.<text:s/></text:span><text:span text:style-name="T141_104">Науково</text:span><text:span text:style-name="T141_105">-</text:span><text:span text:style-name="T141_106">дослідна</text:span><text:span text:style-name="T141_107"><text:s/></text:span><text:span text:style-name="T141_108">частина</text:span><text:span text:style-name="T141_109"><text:s/></text:span><text:span text:style-name="T141_110">магістерських</text:span><text:span text:style-name="T141_111"><text:s/></text:span><text:span text:style-name="T141_112">робіт</text:span><text:span text:style-name="T141_113">,<text:s/></text:span><text:span text:style-name="T141_114">як</text:span><text:span text:style-name="T141_115"><text:s/></text:span><text:span text:style-name="T141_116">правило</text:span><text:span text:style-name="T141_117">,<text:s/></text:span><text:span text:style-name="T141_118">пов</text:span><text:span text:style-name="T141_119">’</text:span><text:span text:style-name="T141_120">язана</text:span><text:span text:style-name="T141_121"><text:s/></text:span><text:span text:style-name="T141_122">з</text:span><text:span text:style-name="T141_123"><text:s/></text:span><text:span text:style-name="T141_124">науковою</text:span><text:span text:style-name="T141_125"><text:s/></text:span><text:span text:style-name="T141_126">проблематикою</text:span><text:span text:style-name="T141_127"><text:s/></text:span><text:span text:style-name="T141_128">випускаючої</text:span><text:span text:style-name="T141_129"><text:s/></text:span><text:span text:style-name="T141_130">кафедри</text:span><text:span text:style-name="T141_131"><text:s/></text:span><text:span text:style-name="T141_132">з</text:span><text:span text:style-name="T141_133"><text:s/></text:span><text:span text:style-name="T141_134">акцентом</text:span><text:span text:style-name="T141_135"><text:s/></text:span><text:span text:style-name="T141_136">на</text:span><text:span text:style-name="T141_137"><text:s/></text:span><text:span text:style-name="T141_138">майбутню</text:span><text:span text:style-name="T141_139"><text:s/></text:span><text:span text:style-name="T141_140">професійну</text:span><text:span text:style-name="T141_141"><text:s/></text:span><text:span text:style-name="T141_142">діяльність</text:span><text:span text:style-name="T141_143"><text:s/></text:span><text:span text:style-name="T141_144">і</text:span><text:span text:style-name="T141_145"><text:s/></text:span><text:span text:style-name="T141_146">спрямована</text:span><text:span text:style-name="T141_147"><text:s/></text:span><text:span text:style-name="T141_148">на</text:span><text:span text:style-name="T141_149"><text:s/></text:span><text:span text:style-name="T141_150">формування</text:span><text:span text:style-name="T141_151"><text:s/></text:span><text:span text:style-name="T141_152">навичок</text:span><text:span text:style-name="T141_153"><text:s/></text:span><text:span text:style-name="T141_154">проведення</text:span><text:span text:style-name="T141_155"><text:s/></text:span><text:span text:style-name="T141_156">наукових</text:span><text:span text:style-name="T141_157"><text:s/></text:span><text:span text:style-name="T141_158">досліджень</text:span><text:span text:style-name="T141_159"><text:s/></text:span><text:span text:style-name="T141_160">у</text:span><text:span text:style-name="T141_161"><text:s/></text:span><text:span text:style-name="T141_162">конкретній</text:span><text:span text:style-name="T141_163"><text:s/></text:span><text:span text:style-name="T141_164">галузі</text:span><text:span text:style-name="T141_165"><text:s/></text:span><text:span text:style-name="T141_166">знань</text:span><text:span text:style-name="T141_167">.</text:span></text:p>
      <text:p text:style-name="P142"><text:span text:style-name="T142_1"><text:tab/></text:span><text:span text:style-name="T142_2">Кваліфікаційна</text:span><text:span text:style-name="T142_3"><text:s/></text:span><text:span text:style-name="T142_4">робота</text:span><text:span text:style-name="T142_5"><text:s/></text:span><text:span text:style-name="T142_6">магістра</text:span><text:span text:style-name="T142_7"><text:s/></text:span><text:span text:style-name="T142_8">є</text:span><text:span text:style-name="T142_9"><text:s/></text:span><text:span text:style-name="T142_10">закінченим</text:span><text:span text:style-name="T142_11"><text:s/></text:span><text:span text:style-name="T142_12">науковим</text:span><text:span text:style-name="T142_13"><text:s/></text:span><text:span text:style-name="T142_14">дослідженням</text:span><text:span text:style-name="T142_15">,<text:s/></text:span><text:span text:style-name="T142_16">вона</text:span><text:span text:style-name="T142_17"><text:s/></text:span><text:span text:style-name="T142_18">повинна</text:span><text:span text:style-name="T142_19"><text:s/></text:span><text:span text:style-name="T142_20">мати</text:span><text:span text:style-name="T142_21"><text:s/></text:span><text:span text:style-name="T142_22">внутрішню</text:span><text:span text:style-name="T142_23"><text:s/></text:span><text:span text:style-name="T142_24">єдність</text:span><text:span text:style-name="T142_25"><text:s/></text:span><text:span text:style-name="T142_26">і</text:span><text:span text:style-name="T142_27"><text:s/></text:span><text:span text:style-name="T142_28">свідчити</text:span><text:span text:style-name="T142_29"><text:s/></text:span><text:span text:style-name="T142_30">про</text:span><text:span text:style-name="T142_31"><text:s/></text:span><text:span text:style-name="T142_32">підготовленість</text:span><text:span text:style-name="T142_33"><text:s/></text:span><text:span text:style-name="T142_34">автора</text:span><text:span text:style-name="T142_35"><text:s/></text:span><text:span text:style-name="T142_36">до</text:span><text:span text:style-name="T142_37"><text:s/></text:span><text:span text:style-name="T142_38">виконання</text:span><text:span text:style-name="T142_39"><text:s/></text:span><text:span text:style-name="T142_40">самостійної</text:span><text:span text:style-name="T142_41"><text:s/></text:span><text:span text:style-name="T142_42">наукової</text:span><text:span text:style-name="T142_43"><text:s/></text:span><text:span text:style-name="T142_44">та</text:span><text:span text:style-name="T142_45"><text:s/></text:span><text:span text:style-name="T142_46">творчої</text:span><text:span text:style-name="T142_47"><text:s/></text:span><text:span text:style-name="T142_48">професійної</text:span><text:span text:style-name="T142_49"><text:s/></text:span><text:span text:style-name="T142_50">роботи</text:span><text:span text:style-name="T142_51"><text:s/></text:span><text:span text:style-name="T142_52">з</text:span><text:span text:style-name="T142_53"><text:s/></text:span><text:span text:style-name="T142_54">використанням</text:span><text:span text:style-name="T142_55"><text:s/></text:span><text:span text:style-name="T142_56">теоретичних</text:span><text:span text:style-name="T142_57"><text:s/></text:span><text:span text:style-name="T142_58">знань</text:span><text:span text:style-name="T142_59"><text:s/></text:span><text:span text:style-name="T142_60">і</text:span><text:span text:style-name="T142_61"><text:s/></text:span><text:span text:style-name="T142_62">практичних</text:span><text:span text:style-name="T142_63"><text:s/></text:span><text:span text:style-name="T142_64">навичок</text:span><text:span text:style-name="T142_65">.<text:s/></text:span><text:span text:style-name="T142_66">Зміст</text:span><text:span text:style-name="T142_67"><text:s/></text:span><text:span text:style-name="T142_68">роботи</text:span><text:span text:style-name="T142_69"><text:s/></text:span><text:span text:style-name="T142_70">і</text:span><text:span text:style-name="T142_71"><text:s/></text:span><text:span text:style-name="T142_72">рівень</text:span><text:span text:style-name="T142_73"><text:s/></text:span><text:span text:style-name="T142_74">її</text:span><text:span text:style-name="T142_75"><text:s/></text:span><text:span text:style-name="T142_76">захисту</text:span><text:span text:style-name="T142_77"><text:s/></text:span><text:span text:style-name="T142_78">враховуються</text:span><text:span text:style-name="T142_79"><text:s/></text:span><text:span text:style-name="T142_80">як</text:span><text:span text:style-name="T142_81"><text:s/></text:span><text:span text:style-name="T142_82">один</text:span><text:span text:style-name="T142_83"><text:s/></text:span><text:span text:style-name="T142_84">з</text:span><text:span text:style-name="T142_85"><text:s/></text:span><text:span text:style-name="T142_86">основних</text:span><text:span text:style-name="T142_87"><text:s/></text:span><text:span text:style-name="T142_88">критеріїв</text:span><text:span text:style-name="T142_89"><text:s/></text:span><text:span text:style-name="T142_90">при</text:span><text:span text:style-name="T142_91"><text:s/></text:span><text:span text:style-name="T142_92">присвоєнні</text:span><text:span text:style-name="T142_93"><text:s/></text:span><text:span text:style-name="T142_94">кваліфікації</text:span><text:span text:style-name="T142_95"><text:s/>«</text:span><text:span text:style-name="T142_96">магістр</text:span><text:span text:style-name="T142_97">».</text:span></text:p>
      <text:p text:style-name="P143"><text:span text:style-name="T143_1"><text:tab/></text:span><text:span text:style-name="T143_2">У</text:span><text:span text:style-name="T143_3"><text:s/></text:span><text:span text:style-name="T143_4">процесі</text:span><text:span text:style-name="T143_5"><text:s/></text:span><text:span text:style-name="T143_6">підготовки</text:span><text:span text:style-name="T143_7"><text:s/></text:span><text:span text:style-name="T143_8">кваліфікаційної</text:span><text:span text:style-name="T143_9"><text:s/></text:span><text:span text:style-name="T143_10">роботи</text:span><text:span text:style-name="T143_11"><text:s/></text:span><text:span text:style-name="T143_12">студент</text:span><text:span text:style-name="T143_13"><text:s/></text:span><text:span text:style-name="T143_14">повинен</text:span><text:span text:style-name="T143_15"><text:s/></text:span><text:span text:style-name="T143_16">продемонструвати</text:span><text:span text:style-name="T143_17"><text:s/></text:span><text:span text:style-name="T143_18">здатність</text:span><text:span text:style-name="T143_19"><text:s/></text:span><text:span text:style-name="T143_20">творчо</text:span><text:span text:style-name="T143_21"><text:s/></text:span><text:span text:style-name="T143_22">мислити</text:span><text:span text:style-name="T143_23">,<text:s/></text:span><text:span text:style-name="T143_24">уміння</text:span><text:span text:style-name="T143_25"><text:s/></text:span><text:span text:style-name="T143_26">застосовувати</text:span><text:span text:style-name="T143_27"><text:s/></text:span><text:span text:style-name="T143_28">методи</text:span><text:span text:style-name="T143_29"><text:s/></text:span><text:span text:style-name="T143_30">й</text:span><text:span text:style-name="T143_31"><text:s/></text:span><text:span text:style-name="T143_32">методику</text:span><text:span text:style-name="T143_33"><text:s/></text:span><text:span text:style-name="T143_34">досліджень</text:span><text:span text:style-name="T143_35">,<text:s/></text:span><text:span text:style-name="T143_36">які</text:span><text:span text:style-name="T143_37"><text:s/></text:span><text:span text:style-name="T143_38">використовувалися</text:span><text:span text:style-name="T143_39"><text:s/></text:span><text:span text:style-name="T143_40">у</text:span><text:span text:style-name="T143_41"><text:s/></text:span><text:span text:style-name="T143_42">процесі</text:span><text:span text:style-name="T143_43"><text:s/></text:span><text:span text:style-name="T143_44">роботи</text:span><text:span text:style-name="T143_45">;<text:s/></text:span><text:span text:style-name="T143_46">здатність</text:span><text:span text:style-name="T143_47"><text:s/></text:span><text:span text:style-name="T143_48">до</text:span><text:span text:style-name="T143_49"><text:s/></text:span><text:span text:style-name="T143_50">наукового</text:span><text:span text:style-name="T143_51"><text:s/></text:span><text:span text:style-name="T143_52">аналізу</text:span><text:span text:style-name="T143_53"><text:s/></text:span><text:span text:style-name="T143_54">отриманих</text:span><text:span text:style-name="T143_55"><text:s/></text:span><text:span text:style-name="T143_56">результатів</text:span><text:span text:style-name="T143_57">,<text:s/></text:span><text:span text:style-name="T143_58">формулювання</text:span><text:span text:style-name="T143_59"><text:s/></text:span><text:span text:style-name="T143_60">висновків</text:span><text:span text:style-name="T143_61"><text:s/></text:span><text:span text:style-name="T143_62">і</text:span><text:span text:style-name="T143_63"><text:s/></text:span><text:span text:style-name="T143_64">положень</text:span><text:span text:style-name="T143_65">,<text:s/></text:span><text:span text:style-name="T143_66">уміння</text:span><text:span text:style-name="T143_67"><text:s/></text:span><text:span text:style-name="T143_68">аргументовано</text:span><text:span text:style-name="T143_69"><text:s/></text:span><text:span text:style-name="T143_70">їх</text:span><text:span text:style-name="T143_71"><text:s/></text:span><text:span text:style-name="T143_72">захищати</text:span><text:span text:style-name="T143_73">;<text:s/></text:span><text:span text:style-name="T143_74">уміння</text:span><text:span text:style-name="T143_75"><text:s/></text:span><text:span text:style-name="T143_76">оцінювати</text:span><text:span text:style-name="T143_77"><text:s/></text:span><text:span text:style-name="T143_78">можливості</text:span><text:span text:style-name="T143_79"><text:s/></text:span><text:span text:style-name="T143_80">використання</text:span><text:span text:style-name="T143_81"><text:s/></text:span><text:span text:style-name="T143_82">отриманих</text:span><text:span text:style-name="T143_83"><text:s/></text:span><text:span text:style-name="T143_84">результатів</text:span><text:span text:style-name="T143_85"><text:s/></text:span><text:span text:style-name="T143_86">у</text:span><text:span text:style-name="T143_87"><text:s/></text:span><text:span text:style-name="T143_88">науковій</text:span><text:span text:style-name="T143_89"><text:s/></text:span><text:span text:style-name="T143_90">та</text:span><text:span text:style-name="T143_91"><text:s/></text:span><text:span text:style-name="T143_92">практичній</text:span><text:span text:style-name="T143_93"><text:s/></text:span><text:span text:style-name="T143_94">діяльності</text:span><text:span text:style-name="T143_95">.</text:span></text:p>
      <text:p text:style-name="P144"><text:span text:style-name="T144_1"><text:tab/></text:span><text:span text:style-name="T144_2">За</text:span><text:span text:style-name="T144_3"><text:s/></text:span><text:span text:style-name="T144_4">всі</text:span><text:span text:style-name="T144_5"><text:s/></text:span><text:span text:style-name="T144_6">відомості</text:span><text:span text:style-name="T144_7">,<text:s/></text:span><text:span text:style-name="T144_8">викладені</text:span><text:span text:style-name="T144_9"><text:s/></text:span><text:span text:style-name="T144_10">у</text:span><text:span text:style-name="T144_11"><text:s/></text:span><text:span text:style-name="T144_12">кваліфікаційній</text:span><text:span text:style-name="T144_13"><text:s/></text:span><text:span text:style-name="T144_14">роботі</text:span><text:span text:style-name="T144_15">,<text:s/></text:span><text:span text:style-name="T144_16">порядок</text:span><text:span text:style-name="T144_17"><text:s/></text:span><text:span text:style-name="T144_18">використання</text:span><text:span text:style-name="T144_19"><text:s/></text:span><text:span text:style-name="T144_20">фактичного</text:span><text:span text:style-name="T144_21"><text:s/></text:span><text:span text:style-name="T144_22">матеріалу</text:span><text:span text:style-name="T144_23"><text:s/></text:span><text:span text:style-name="T144_24">та</text:span><text:span text:style-name="T144_25"><text:s/></text:span><text:span text:style-name="T144_26">іншої</text:span><text:span text:style-name="T144_27"><text:s/></text:span><text:span text:style-name="T144_28">інформації</text:span><text:span text:style-name="T144_29">,<text:s/></text:span><text:span text:style-name="T144_30">обґрунтованість</text:span><text:span text:style-name="T144_31"><text:s/></text:span><text:span text:style-name="T144_32">висновків</text:span><text:span text:style-name="T144_33"><text:s/></text:span><text:span text:style-name="T144_34">і</text:span><text:span text:style-name="T144_35"><text:s/></text:span><text:span text:style-name="T144_36">положень</text:span><text:span text:style-name="T144_37">,<text:s/></text:span><text:span text:style-name="T144_38">які</text:span><text:span text:style-name="T144_39"><text:s/></text:span><text:span text:style-name="T144_40">в</text:span><text:span text:style-name="T144_41"><text:s/></text:span><text:span text:style-name="T144_42">ній</text:span><text:span text:style-name="T144_43"><text:s/></text:span><text:span text:style-name="T144_44">захищаються</text:span><text:span text:style-name="T144_45">,<text:s/></text:span><text:span text:style-name="T144_46">несе</text:span><text:span text:style-name="T144_47"><text:s/></text:span><text:span text:style-name="T144_48">відповідальність</text:span><text:span text:style-name="T144_49"><text:s/></text:span><text:span text:style-name="T144_50">безпосередньо</text:span><text:span text:style-name="T144_51"><text:s/></text:span><text:span text:style-name="T144_52">студент</text:span><text:span text:style-name="T144_53">-</text:span><text:span text:style-name="T144_54">автор</text:span><text:span text:style-name="T144_55"><text:s/></text:span><text:span text:style-name="T144_56">кваліфікаційної</text:span><text:span text:style-name="T144_57"><text:s/></text:span><text:span text:style-name="T144_58">роботи</text:span><text:span text:style-name="T144_59">.<text:s text:c="3"/></text:span></text:p>
      <text:p text:style-name="P145"/>
      <text:p text:style-name="P146"><text:span text:style-name="T146_1">2<text:s/></text:span><text:span text:style-name="T146_2">ОСНОВНІ</text:span><text:span text:style-name="T146_3"><text:s/></text:span><text:span text:style-name="T146_4">ВИМОГИ</text:span><text:span text:style-name="T146_5"><text:s/></text:span><text:span text:style-name="T146_6">ДО</text:span><text:span text:style-name="T146_7"><text:s/></text:span><text:span text:style-name="T146_8">ОФОРМЛЕННЯ</text:span><text:span text:style-name="T146_9"><text:s/></text:span><text:span text:style-name="T146_10">ДИПЛОМНОЇ</text:span><text:span text:style-name="T146_11"><text:s/>(</text:span><text:span text:style-name="T146_12">МАГІСТЕРСЬКОЇ</text:span><text:span text:style-name="T146_13">)<text:s/></text:span><text:span text:style-name="T146_14">РОБОТИ</text:span><text:span text:style-name="T146_15"><text:s/></text:span></text:p>
      <text:p text:style-name="P147"/>
      <text:p text:style-name="P148"><text:span text:style-name="T148_1"><text:tab/></text:span><text:span text:style-name="T148_2">Кваліфікаційна</text:span><text:span text:style-name="T148_3"><text:s/></text:span><text:span text:style-name="T148_4">робота</text:span><text:span text:style-name="T148_5"><text:s/></text:span><text:span text:style-name="T148_6">повинна</text:span><text:span text:style-name="T148_7"><text:s/></text:span><text:span text:style-name="T148_8">виконуватися</text:span><text:span text:style-name="T148_9"><text:s/></text:span><text:span text:style-name="T148_10">державною</text:span><text:span text:style-name="T148_11"><text:s/></text:span><text:span text:style-name="T148_12">мовою</text:span><text:span text:style-name="T148_13">.<text:s/></text:span><text:span text:style-name="T148_14">Оформлення</text:span><text:span text:style-name="T148_15"><text:s/></text:span><text:span text:style-name="T148_16">кваліфікаційної</text:span><text:span text:style-name="T148_17"><text:s/></text:span><text:span text:style-name="T148_18">роботи</text:span><text:span text:style-name="T148_19"><text:s/></text:span><text:span text:style-name="T148_20">повинно</text:span><text:span text:style-name="T148_21"><text:s/></text:span><text:span text:style-name="T148_22">відповідати</text:span><text:span text:style-name="T148_23"><text:s/></text:span><text:span text:style-name="T148_24">вимогам</text:span><text:span text:style-name="T148_25"><text:s/></text:span><text:span text:style-name="T148_26">стандарту</text:span><text:span text:style-name="T148_27"><text:s/></text:span><text:span text:style-name="T148_28">ДСТУ</text:span><text:span text:style-name="T148_29"><text:s/>3008-95.<text:s/></text:span><text:span text:style-name="T148_30">Державний</text:span><text:span text:style-name="T148_31"><text:s/></text:span><text:span text:style-name="T148_32">стандарт</text:span><text:span text:style-name="T148_33"><text:s/></text:span><text:span text:style-name="T148_34">України</text:span><text:span text:style-name="T148_35">.<text:s/></text:span><text:span text:style-name="T148_36">Документація</text:span><text:span text:style-name="T148_37">.<text:s/></text:span><text:span text:style-name="T148_38">Звіти</text:span><text:span text:style-name="T148_39"><text:s/></text:span><text:span text:style-name="T148_40">в</text:span><text:span text:style-name="T148_41"><text:s/></text:span><text:span text:style-name="T148_42">сфері</text:span><text:span text:style-name="T148_43"><text:s/></text:span><text:span text:style-name="T148_44">науки</text:span><text:span text:style-name="T148_45"><text:s/></text:span><text:span text:style-name="T148_46">і</text:span><text:span text:style-name="T148_47"><text:s/></text:span><text:span text:style-name="T148_48">техніки</text:span><text:span text:style-name="T148_49">.<text:s/></text:span><text:span text:style-name="T148_50">Структура</text:span><text:span text:style-name="T148_51"><text:s/></text:span><text:span text:style-name="T148_52">та</text:span><text:span text:style-name="T148_53"><text:s/></text:span><text:span text:style-name="T148_54">правила</text:span><text:span text:style-name="T148_55"><text:s/></text:span><text:span text:style-name="T148_56">оформлення</text:span><text:span text:style-name="T148_57">.<text:s/></text:span><text:span text:style-name="T148_58"></text:span><text:span text:style-name="T148_59"><text:s/></text:span><text:span text:style-name="T148_60">Київ</text:span><text:span text:style-name="T148_61">:<text:s/></text:span><text:span text:style-name="T148_62">Держстандарт</text:span><text:span text:style-name="T148_63"><text:s/></text:span><text:span text:style-name="T148_64">України</text:span><text:span text:style-name="T148_65">,<text:s/>1995.<text:s/></text:span><text:span text:style-name="T148_66"></text:span><text:span text:style-name="T148_67">36<text:s/></text:span><text:span text:style-name="T148_68">с</text:span><text:span text:style-name="T148_69">.</text:span></text:p>
      <text:p text:style-name="P149"><text:span text:style-name="T149_1"><text:tab/></text:span><text:span text:style-name="T149_2">Дипломна</text:span><text:span text:style-name="T149_3"><text:s/></text:span><text:span text:style-name="T149_4">робота</text:span><text:span text:style-name="T149_5"><text:s/></text:span><text:span text:style-name="T149_6">спеціаліста</text:span><text:span text:style-name="T149_7"><text:s/>(</text:span><text:span text:style-name="T149_8">магістерська</text:span><text:span text:style-name="T149_9"><text:s/></text:span><text:span text:style-name="T149_10">робота</text:span><text:span text:style-name="T149_11">)<text:s/>(</text:span><text:span text:style-name="T149_12">нижче</text:span><text:span text:style-name="T149_13"><text:s/></text:span><text:span text:style-name="T149_14">за</text:span><text:span text:style-name="T149_15"><text:s/></text:span><text:span text:style-name="T149_16">текстом</text:span><text:span text:style-name="T149_17"><text:s/></text:span><text:span text:style-name="T149_18"></text:span><text:span text:style-name="T149_19"><text:s/></text:span><text:span text:style-name="T149_20">кваліфікаційна</text:span><text:span text:style-name="T149_21"><text:s/></text:span><text:span text:style-name="T149_22">робота</text:span><text:span text:style-name="T149_23">)<text:s/></text:span><text:span text:style-name="T149_24"></text:span><text:span text:style-name="T149_25"><text:s/></text:span><text:span text:style-name="T149_26">це</text:span><text:span text:style-name="T149_27"><text:s/></text:span><text:span text:style-name="T149_28">документ</text:span><text:span text:style-name="T149_29">,<text:s/></text:span><text:span text:style-name="T149_30">котрий</text:span><text:span text:style-name="T149_31"><text:s/></text:span><text:span text:style-name="T149_32">містить</text:span><text:span text:style-name="T149_33"><text:s/></text:span><text:span text:style-name="T149_34">вичерпну</text:span><text:span text:style-name="T149_35"><text:s/></text:span><text:span text:style-name="T149_36">систематизовану</text:span><text:span text:style-name="T149_37"><text:s/></text:span><text:span text:style-name="T149_38">інформацію</text:span><text:span text:style-name="T149_39"><text:s/></text:span><text:span text:style-name="T149_40">за</text:span><text:span text:style-name="T149_41"><text:s/></text:span><text:span text:style-name="T149_42">обраною</text:span><text:span text:style-name="T149_43"><text:s/></text:span><text:span text:style-name="T149_44">темою</text:span><text:span text:style-name="T149_45"><text:s/>(</text:span><text:span text:style-name="T149_46">обсягом</text:span><text:span text:style-name="T149_47"><text:s/>50<text:s/></text:span><text:span text:style-name="T149_48"></text:span><text:span text:style-name="T149_49"><text:s/>60<text:s/></text:span><text:span text:style-name="T149_50">сторінок</text:span><text:span text:style-name="T149_51"><text:s/></text:span><text:span text:style-name="T149_52">формату</text:span><text:span text:style-name="T149_53"><text:s/></text:span><text:span text:style-name="T149_54">А</text:span><text:span text:style-name="T149_55">4,<text:s/></text:span><text:span text:style-name="T149_56">не</text:span><text:span text:style-name="T149_57"><text:s/></text:span><text:span text:style-name="T149_58">враховуючи</text:span><text:span text:style-name="T149_59"><text:s/></text:span><text:span text:style-name="T149_60">додатків</text:span><text:span text:style-name="T149_61">),<text:s/></text:span><text:span text:style-name="T149_62">передбачає</text:span><text:span text:style-name="T149_63"><text:s/></text:span><text:span text:style-name="T149_64">виклад</text:span><text:span text:style-name="T149_65"><text:s/></text:span><text:span text:style-name="T149_66">матеріалу</text:span><text:span text:style-name="T149_67"><text:s/></text:span><text:span text:style-name="T149_68">на</text:span><text:span text:style-name="T149_69"><text:s/></text:span><text:span text:style-name="T149_70">основі</text:span><text:span text:style-name="T149_71"><text:s/></text:span><text:span text:style-name="T149_72">спеціально</text:span><text:span text:style-name="T149_73"><text:s/></text:span><text:span text:style-name="T149_74">підібраної</text:span><text:span text:style-name="T149_75"><text:s/></text:span><text:span text:style-name="T149_76">літератури</text:span><text:span text:style-name="T149_77"><text:s/></text:span><text:span text:style-name="T149_78">та</text:span><text:span text:style-name="T149_79"><text:s/></text:span><text:span text:style-name="T149_80">самостійно</text:span><text:span text:style-name="T149_81"><text:s/></text:span><text:span text:style-name="T149_82">здійсненої</text:span><text:span text:style-name="T149_83"><text:s/></text:span><text:span text:style-name="T149_84">роботи</text:span><text:span text:style-name="T149_85">.</text:span></text:p>
      <text:p text:style-name="P150"/>
      <text:p text:style-name="P151"><text:span text:style-name="T151_1">2.1<text:s/></text:span><text:span text:style-name="T151_2">Загальні</text:span><text:span text:style-name="T151_3"><text:s/></text:span><text:span text:style-name="T151_4">вимоги</text:span><text:span text:style-name="T151_5"><text:s/></text:span><text:span text:style-name="T151_6">до</text:span><text:span text:style-name="T151_7"><text:s/></text:span><text:span text:style-name="T151_8">кваліфікаційної</text:span><text:span text:style-name="T151_9"><text:s/></text:span><text:span text:style-name="T151_10">роботи</text:span><text:span text:style-name="T151_11">:</text:span></text:p>
      <text:p text:style-name="P152"/>
      <text:list text:style-name="LS1" xml:id="list0">
        <text:list-item>
          <text:p text:style-name="P153"><text:span text:style-name="T153_1">чіткість</text:span><text:span text:style-name="T153_2"><text:s/></text:span><text:span text:style-name="T153_3">та</text:span><text:span text:style-name="T153_4"><text:s/></text:span><text:span text:style-name="T153_5">логічна</text:span><text:span text:style-name="T153_6"><text:s/></text:span><text:span text:style-name="T153_7">послідовність</text:span><text:span text:style-name="T153_8"><text:s/></text:span><text:span text:style-name="T153_9">викладення</text:span><text:span text:style-name="T153_10"><text:s/></text:span><text:span text:style-name="T153_11">матеріалу</text:span><text:span text:style-name="T153_12">;<text:s/></text:span></text:p>
        </text:list-item>
        <text:list-item>
          <text:p text:style-name="P154"><text:span text:style-name="T154_1">переконливість</text:span><text:span text:style-name="T154_2"><text:s/></text:span><text:span text:style-name="T154_3">аргументації</text:span><text:span text:style-name="T154_4">;<text:s/></text:span></text:p>
        </text:list-item>
        <text:list-item>
          <text:p text:style-name="P155"><text:span text:style-name="T155_1">стислість</text:span><text:span text:style-name="T155_2"><text:s/></text:span><text:span text:style-name="T155_3">і</text:span><text:span text:style-name="T155_4"><text:s/></text:span><text:span text:style-name="T155_5">точність</text:span><text:span text:style-name="T155_6"><text:s/></text:span><text:span text:style-name="T155_7">формулювань</text:span><text:span text:style-name="T155_8">,<text:s/></text:span><text:span text:style-name="T155_9">які</text:span><text:span text:style-name="T155_10"><text:s/></text:span><text:span text:style-name="T155_11">виключають</text:span><text:span text:style-name="T155_12"><text:s/></text:span><text:span text:style-name="T155_13">можливість</text:span><text:span text:style-name="T155_14"><text:s/></text:span><text:span text:style-name="T155_15">неоднозначного</text:span><text:span text:style-name="T155_16"><text:s/></text:span><text:span text:style-name="T155_17">тлумачення</text:span><text:span text:style-name="T155_18">;<text:s/></text:span><text:span text:style-name="T155_19">конкретність</text:span><text:span text:style-name="T155_20"><text:s/></text:span><text:span text:style-name="T155_21">викладення</text:span><text:span text:style-name="T155_22"><text:s/></text:span><text:span text:style-name="T155_23">результатів</text:span><text:span text:style-name="T155_24"><text:s/></text:span><text:span text:style-name="T155_25">дослідження</text:span><text:span text:style-name="T155_26">;<text:s/></text:span></text:p>
        </text:list-item>
        <text:list-item>
          <text:p text:style-name="P156"><text:span text:style-name="T156_1">обґрунтованість</text:span><text:span text:style-name="T156_2"><text:s/></text:span><text:span text:style-name="T156_3">рекомендацій</text:span><text:span text:style-name="T156_4"><text:s/></text:span><text:span text:style-name="T156_5">та</text:span><text:span text:style-name="T156_6"><text:s/></text:span><text:span text:style-name="T156_7">пропозицій</text:span><text:span text:style-name="T156_8">.<text:s/></text:span></text:p>
        </text:list-item>
      </text:list>
      <text:p text:style-name="P157"/>
      <text:p text:style-name="P158"><text:span text:style-name="T158_1">У</text:span><text:span text:style-name="T158_2"><text:s/></text:span><text:span text:style-name="T158_3">роботі</text:span><text:span text:style-name="T158_4"><text:s/></text:span><text:span text:style-name="T158_5">повинні</text:span><text:span text:style-name="T158_6"><text:s/></text:span><text:span text:style-name="T158_7">бути</text:span><text:span text:style-name="T158_8"><text:s/></text:span><text:span text:style-name="T158_9">відображеними</text:span><text:span text:style-name="T158_10">:<text:s/></text:span></text:p>
      <text:list text:style-name="LS2" xml:id="list4">
        <text:list-item>
          <text:p text:style-name="P159"><text:span text:style-name="T159_1">актуальність</text:span><text:span text:style-name="T159_2"><text:s/></text:span><text:span text:style-name="T159_3">тематики</text:span><text:span text:style-name="T159_4"><text:s/></text:span><text:span text:style-name="T159_5">та</text:span><text:span text:style-name="T159_6"><text:s/></text:span><text:span text:style-name="T159_7">відповідність</text:span><text:span text:style-name="T159_8"><text:s/></text:span><text:span text:style-name="T159_9">сучасному</text:span><text:span text:style-name="T159_10"><text:s/></text:span><text:span text:style-name="T159_11">стану</text:span><text:span text:style-name="T159_12"><text:s/></text:span><text:span text:style-name="T159_13">науки</text:span><text:span text:style-name="T159_14">,<text:s/></text:span><text:span text:style-name="T159_15">техніки</text:span><text:span text:style-name="T159_16"><text:s/></text:span><text:span text:style-name="T159_17">і</text:span><text:span text:style-name="T159_18"><text:s/></text:span><text:span text:style-name="T159_19">питань</text:span><text:span text:style-name="T159_20"><text:s/></text:span><text:span text:style-name="T159_21">виробництва</text:span><text:span text:style-name="T159_22">;<text:s/></text:span></text:p>
        </text:list-item>
        <text:list-item>
          <text:p text:style-name="P160"><text:span text:style-name="T160_1">обґрунтування</text:span><text:span text:style-name="T160_2"><text:s/></text:span><text:span text:style-name="T160_3">вибраного</text:span><text:span text:style-name="T160_4"><text:s/></text:span><text:span text:style-name="T160_5">напряму</text:span><text:span text:style-name="T160_6"><text:s/></text:span><text:span text:style-name="T160_7">досліджень</text:span><text:span text:style-name="T160_8">,<text:s/></text:span><text:span text:style-name="T160_9">методів</text:span><text:span text:style-name="T160_10"><text:s/></text:span><text:span text:style-name="T160_11">розв</text:span><text:span text:style-name="T160_12">’</text:span><text:span text:style-name="T160_13">язання</text:span><text:span text:style-name="T160_14"><text:s/></text:span><text:span text:style-name="T160_15">задачі</text:span><text:span text:style-name="T160_16"><text:s/></text:span><text:span text:style-name="T160_17">та</text:span><text:span text:style-name="T160_18"><text:s/></text:span><text:span text:style-name="T160_19">їх</text:span><text:span text:style-name="T160_20"><text:s/></text:span><text:span text:style-name="T160_21">порівняльні</text:span><text:span text:style-name="T160_22"><text:s/></text:span><text:span text:style-name="T160_23">оцінки</text:span><text:span text:style-name="T160_24">;<text:s/></text:span></text:p>
        </text:list-item>
        <text:list-item>
          <text:p text:style-name="P161"><text:span text:style-name="T161_1">аналіз</text:span><text:span text:style-name="T161_2"><text:s/></text:span><text:span text:style-name="T161_3">та</text:span><text:span text:style-name="T161_4"><text:s/></text:span><text:span text:style-name="T161_5">узагальнення</text:span><text:span text:style-name="T161_6"><text:s/></text:span><text:span text:style-name="T161_7">існуючих</text:span><text:span text:style-name="T161_8"><text:s/></text:span><text:span text:style-name="T161_9">результатів</text:span><text:span text:style-name="T161_10">;<text:s/></text:span></text:p>
        </text:list-item>
        <text:list-item>
          <text:p text:style-name="P162"><text:span text:style-name="T162_1">розробка</text:span><text:span text:style-name="T162_2"><text:s/></text:span><text:span text:style-name="T162_3">загальної</text:span><text:span text:style-name="T162_4"><text:s/></text:span><text:span text:style-name="T162_5">методики</text:span><text:span text:style-name="T162_6"><text:s/></text:span><text:span text:style-name="T162_7">проведення</text:span><text:span text:style-name="T162_8"><text:s/></text:span><text:span text:style-name="T162_9">досліджень</text:span><text:span text:style-name="T162_10">;<text:s/></text:span></text:p>
        </text:list-item>
        <text:list-item>
          <text:p text:style-name="P163"><text:span text:style-name="T163_1">характер</text:span><text:span text:style-name="T163_2"><text:s/></text:span><text:span text:style-name="T163_3">і</text:span><text:span text:style-name="T163_4"><text:s/></text:span><text:span text:style-name="T163_5">зміст</text:span><text:span text:style-name="T163_6"><text:s/></text:span><text:span text:style-name="T163_7">виконаних</text:span><text:span text:style-name="T163_8"><text:s/></text:span><text:span text:style-name="T163_9">теоретичних</text:span><text:span text:style-name="T163_10"><text:s/></text:span><text:span text:style-name="T163_11">досліджень</text:span><text:span text:style-name="T163_12"><text:s/></text:span><text:span text:style-name="T163_13">та</text:span><text:span text:style-name="T163_14"><text:s/></text:span><text:span text:style-name="T163_15">розрахунків</text:span><text:span text:style-name="T163_16">,<text:s/></text:span><text:span text:style-name="T163_17">методи</text:span><text:span text:style-name="T163_18"><text:s/></text:span><text:span text:style-name="T163_19">досліджень</text:span><text:span text:style-name="T163_20"><text:s/>;</text:span></text:p>
        </text:list-item>
        <text:list-item>
          <text:p text:style-name="P164"><text:span text:style-name="T164_1">обґрунтування</text:span><text:span text:style-name="T164_2"><text:s/></text:span><text:span text:style-name="T164_3">необхідності</text:span><text:span text:style-name="T164_4"><text:s/></text:span><text:span text:style-name="T164_5">проведення</text:span><text:span text:style-name="T164_6"><text:s/></text:span><text:span text:style-name="T164_7">експериментальних</text:span><text:span text:style-name="T164_8"><text:s/></text:span><text:span text:style-name="T164_9">досліджень</text:span><text:span text:style-name="T164_10">,<text:s/></text:span><text:span text:style-name="T164_11">принцип</text:span><text:span text:style-name="T164_12"><text:s/></text:span><text:span text:style-name="T164_13">дії</text:span><text:span text:style-name="T164_14"><text:s/></text:span><text:span text:style-name="T164_15">розроблених</text:span><text:span text:style-name="T164_16"><text:s/></text:span><text:span text:style-name="T164_17">програм</text:span><text:span text:style-name="T164_18">,<text:s/></text:span><text:span text:style-name="T164_19">характеристики</text:span><text:span text:style-name="T164_20"><text:s/></text:span><text:span text:style-name="T164_21">цих</text:span><text:span text:style-name="T164_22"><text:s/></text:span><text:span text:style-name="T164_23">програм</text:span><text:span text:style-name="T164_24">,<text:s/></text:span><text:span text:style-name="T164_25">оцінка</text:span><text:span text:style-name="T164_26"><text:s/></text:span><text:span text:style-name="T164_27">похибок</text:span><text:span text:style-name="T164_28"><text:s/></text:span><text:span text:style-name="T164_29">розрахунків</text:span><text:span text:style-name="T164_30">,<text:s/></text:span><text:span text:style-name="T164_31">отримані</text:span><text:span text:style-name="T164_32"><text:s/></text:span><text:span text:style-name="T164_33">експериментальні</text:span><text:span text:style-name="T164_34"><text:s/></text:span><text:span text:style-name="T164_35">дані</text:span><text:span text:style-name="T164_36">;<text:s/></text:span><text:span text:style-name="T164_37">теоретичний</text:span><text:span text:style-name="T164_38"><text:s/>(</text:span><text:span text:style-name="T164_39">практичний</text:span><text:span text:style-name="T164_40">)<text:s/></text:span><text:span text:style-name="T164_41">аналіз</text:span><text:span text:style-name="T164_42"><text:s/></text:span><text:span text:style-name="T164_43">розроблених</text:span><text:span text:style-name="T164_44"><text:s/></text:span><text:span text:style-name="T164_45">алгоритмів</text:span><text:span text:style-name="T164_46"><text:s/>(</text:span><text:span text:style-name="T164_47">програм</text:span><text:span text:style-name="T164_48">);</text:span></text:p>
        </text:list-item>
        <text:list-item>
          <text:p text:style-name="P165"><text:span text:style-name="T165_1">блок</text:span><text:span text:style-name="T165_2">-</text:span><text:span text:style-name="T165_3">схема</text:span><text:span text:style-name="T165_4"><text:s/></text:span><text:span text:style-name="T165_5">програми</text:span><text:span text:style-name="T165_6"><text:s/>(</text:span><text:span text:style-name="T165_7">алгоритму</text:span><text:span text:style-name="T165_8">),<text:s/></text:span><text:span text:style-name="T165_9">програма</text:span><text:span text:style-name="T165_10"><text:s/>(</text:span><text:span text:style-name="T165_11">як</text:span><text:span text:style-name="T165_12"><text:s/></text:span><text:span text:style-name="T165_13">правило</text:span><text:span text:style-name="T165_14"><text:s/></text:span><text:span text:style-name="T165_15">в</text:span><text:span text:style-name="T165_16"><text:s/></text:span><text:span text:style-name="T165_17">додатках</text:span><text:span text:style-name="T165_18">),<text:s/></text:span><text:span text:style-name="T165_19">контрольні</text:span><text:span text:style-name="T165_20"><text:s/></text:span><text:span text:style-name="T165_21">приклади</text:span><text:span text:style-name="T165_22">;</text:span></text:p>
        </text:list-item>
        <text:list-item>
          <text:p text:style-name="P166"><text:span text:style-name="T166_1">оцінка</text:span><text:span text:style-name="T166_2"><text:s/></text:span><text:span text:style-name="T166_3">повноти</text:span><text:span text:style-name="T166_4"><text:s/></text:span><text:span text:style-name="T166_5">розв</text:span><text:span text:style-name="T166_6">'</text:span><text:span text:style-name="T166_7">язання</text:span><text:span text:style-name="T166_8"><text:s/></text:span><text:span text:style-name="T166_9">поставленої</text:span><text:span text:style-name="T166_10"><text:s/></text:span><text:span text:style-name="T166_11">задачі</text:span><text:span text:style-name="T166_12">;<text:s/></text:span></text:p>
        </text:list-item>
        <text:list-item>
          <text:p text:style-name="P167"><text:span text:style-name="T167_1">відповідність</text:span><text:span text:style-name="T167_2"><text:s/></text:span><text:span text:style-name="T167_3">виконаних</text:span><text:span text:style-name="T167_4"><text:s/></text:span><text:span text:style-name="T167_5">досліджень</text:span><text:span text:style-name="T167_6"><text:s/></text:span><text:span text:style-name="T167_7">плану</text:span><text:span text:style-name="T167_8">;<text:s/></text:span></text:p>
        </text:list-item>
        <text:list-item>
          <text:p text:style-name="P168"><text:span text:style-name="T168_1">оцінка</text:span><text:span text:style-name="T168_2"><text:s/></text:span><text:span text:style-name="T168_3">достовірності</text:span><text:span text:style-name="T168_4"><text:s/></text:span><text:span text:style-name="T168_5">отриманих</text:span><text:span text:style-name="T168_6"><text:s/></text:span><text:span text:style-name="T168_7">результатів</text:span><text:span text:style-name="T168_8">,<text:s/></text:span><text:span text:style-name="T168_9">їх</text:span><text:span text:style-name="T168_10"><text:s/></text:span><text:span text:style-name="T168_11">порівняння</text:span><text:span text:style-name="T168_12"><text:s/></text:span><text:span text:style-name="T168_13">з</text:span><text:span text:style-name="T168_14"><text:s/></text:span><text:span text:style-name="T168_15">аналогічними</text:span><text:span text:style-name="T168_16"><text:s/></text:span><text:span text:style-name="T168_17">результатами</text:span><text:span text:style-name="T168_18">,<text:s/></text:span><text:span text:style-name="T168_19">виокремлення</text:span><text:span text:style-name="T168_20"><text:s/></text:span><text:span text:style-name="T168_21">переваг</text:span><text:span text:style-name="T168_22"><text:s/></text:span><text:span text:style-name="T168_23">проведеної</text:span><text:span text:style-name="T168_24"><text:s/></text:span><text:span text:style-name="T168_25">роботи</text:span><text:span text:style-name="T168_26">,<text:s/></text:span><text:span text:style-name="T168_27">одержаних</text:span><text:span text:style-name="T168_28"><text:s/></text:span><text:span text:style-name="T168_29">результатів</text:span><text:span text:style-name="T168_30">;<text:s/></text:span></text:p>
        </text:list-item>
        <text:list-item>
          <text:p text:style-name="P169"><text:span text:style-name="T169_1">наукова</text:span><text:span text:style-name="T169_2"><text:s/></text:span><text:span text:style-name="T169_3">та</text:span><text:span text:style-name="T169_4"><text:s/></text:span><text:span text:style-name="T169_5">практична</text:span><text:span text:style-name="T169_6"><text:s/></text:span><text:span text:style-name="T169_7">цінність</text:span><text:span text:style-name="T169_8"><text:s/></text:span><text:span text:style-name="T169_9">виконаної</text:span><text:span text:style-name="T169_10"><text:s/></text:span><text:span text:style-name="T169_11">роботи</text:span><text:span text:style-name="T169_12">,<text:s/></text:span><text:span text:style-name="T169_13">виклад</text:span><text:span text:style-name="T169_14"><text:s/></text:span><text:span text:style-name="T169_15">наукової</text:span><text:span text:style-name="T169_16"><text:s/></text:span><text:span text:style-name="T169_17">новизни</text:span><text:span text:style-name="T169_18">,<text:s/></text:span><text:span text:style-name="T169_19">якщо</text:span><text:span text:style-name="T169_20"><text:s/></text:span><text:span text:style-name="T169_21">вона</text:span><text:span text:style-name="T169_22"><text:s/></text:span><text:span text:style-name="T169_23">є</text:span><text:span text:style-name="T169_24">.<text:s/></text:span></text:p>
        </text:list-item>
      </text:list>
      <text:p text:style-name="P170"/>
      <text:p text:style-name="P171"><text:span text:style-name="T171_1">2.2</text:span><text:span text:style-name="T171_2"><text:s/></text:span><text:span text:style-name="T171_3"><text:s/></text:span><text:span text:style-name="T171_4">Структура</text:span><text:span text:style-name="T171_5"><text:s/></text:span><text:span text:style-name="T171_6">кваліфікаційної</text:span><text:span text:style-name="T171_7"><text:s/></text:span><text:span text:style-name="T171_8">роботи</text:span><text:span text:style-name="T171_9">:</text:span></text:p>
      <text:p text:style-name="P172"/>
      <text:list text:style-name="LS3" xml:id="list15">
        <text:list-item>
          <text:p text:style-name="P173"><text:span text:style-name="T173_1">титульний</text:span><text:span text:style-name="T173_2"><text:s/></text:span><text:span text:style-name="T173_3">аркуш</text:span><text:span text:style-name="T173_4"><text:s/>(</text:span><text:span text:style-name="T173_5">див</text:span><text:span text:style-name="T173_6">.<text:s/></text:span><text:span text:style-name="T173_7">додатки</text:span><text:span text:style-name="T173_8"><text:s/></text:span><text:span text:style-name="T173_9">В</text:span><text:span text:style-name="T173_10">,<text:s/></text:span><text:span text:style-name="T173_11">Г</text:span><text:span text:style-name="T173_12">);<text:s/></text:span></text:p>
        </text:list-item>
        <text:list-item>
          <text:p text:style-name="P174"><text:span text:style-name="T174_1">реферат</text:span><text:span text:style-name="T174_2"><text:s/>(</text:span><text:span text:style-name="T174_3">див</text:span><text:span text:style-name="T174_4">.<text:s/></text:span><text:span text:style-name="T174_5">додаток</text:span><text:span text:style-name="T174_6"><text:s/></text:span><text:span text:style-name="T174_7">Д</text:span><text:span text:style-name="T174_8">);</text:span></text:p>
        </text:list-item>
        <text:list-item>
          <text:p text:style-name="P175"><text:span text:style-name="T175_1">зміст</text:span><text:span text:style-name="T175_2"><text:s/>(</text:span><text:span text:style-name="T175_3">див</text:span><text:span text:style-name="T175_4">.<text:s/></text:span><text:span text:style-name="T175_5">додаток</text:span><text:span text:style-name="T175_6"><text:s/></text:span><text:span text:style-name="T175_7">Е</text:span><text:span text:style-name="T175_8">);<text:s/></text:span></text:p>
        </text:list-item>
        <text:list-item>
          <text:p text:style-name="P176"><text:span text:style-name="T176_1">перелік</text:span><text:span text:style-name="T176_2"><text:s/></text:span><text:span text:style-name="T176_3">умовних</text:span><text:span text:style-name="T176_4"><text:s/></text:span><text:span text:style-name="T176_5">позначень</text:span><text:span text:style-name="T176_6">,<text:s/></text:span><text:span text:style-name="T176_7">символів</text:span><text:span text:style-name="T176_8">,<text:s/></text:span><text:span text:style-name="T176_9">одиниць</text:span><text:span text:style-name="T176_10"><text:s/></text:span><text:span text:style-name="T176_11">скорочень</text:span><text:span text:style-name="T176_12"><text:s/></text:span><text:span text:style-name="T176_13">і</text:span><text:span text:style-name="T176_14"><text:s/></text:span><text:span text:style-name="T176_15">термінів</text:span><text:span text:style-name="T176_16"><text:s/>(</text:span><text:span text:style-name="T176_17">за</text:span><text:span text:style-name="T176_18"><text:s/></text:span><text:span text:style-name="T176_19">потреби</text:span><text:span text:style-name="T176_20">);<text:s/></text:span></text:p>
        </text:list-item>
        <text:list-item>
          <text:p text:style-name="P177"><text:span text:style-name="T177_1">вступ</text:span><text:span text:style-name="T177_2">;<text:s/></text:span></text:p>
        </text:list-item>
        <text:list-item>
          <text:p text:style-name="P178"><text:span text:style-name="T178_1">суть</text:span><text:span text:style-name="T178_2"><text:s/></text:span><text:span text:style-name="T178_3">роботи</text:span><text:span text:style-name="T178_4"><text:s/>(</text:span><text:span text:style-name="T178_5">основна</text:span><text:span text:style-name="T178_6"><text:s/></text:span><text:span text:style-name="T178_7">частина</text:span><text:span text:style-name="T178_8">);<text:s/></text:span></text:p>
        </text:list-item>
        <text:list-item>
          <text:p text:style-name="P179"><text:span text:style-name="T179_1">висновки</text:span><text:span text:style-name="T179_2">;<text:s/></text:span></text:p>
        </text:list-item>
        <text:list-item>
          <text:p text:style-name="P180"><text:span text:style-name="T180_1">список</text:span><text:span text:style-name="T180_2"><text:s/></text:span><text:span text:style-name="T180_3">використаних</text:span><text:span text:style-name="T180_4"><text:s/></text:span><text:span text:style-name="T180_5">джерел</text:span><text:span text:style-name="T180_6"><text:s/>(</text:span><text:span text:style-name="T180_7">перелік</text:span><text:span text:style-name="T180_8"><text:s/></text:span><text:span text:style-name="T180_9">посилань</text:span><text:span text:style-name="T180_10">);<text:s/></text:span></text:p>
        </text:list-item>
        <text:list-item>
          <text:p text:style-name="P181"><text:span text:style-name="T181_1">додатки</text:span><text:span text:style-name="T181_2"><text:s/>(</text:span><text:span text:style-name="T181_3">за</text:span><text:span text:style-name="T181_4"><text:s/></text:span><text:span text:style-name="T181_5">потреби</text:span><text:span text:style-name="T181_6">).<text:s/></text:span></text:p>
        </text:list-item>
      </text:list>
      <text:p text:style-name="P182"/>
      <text:h text:style-name="P183" text:outline-level="10"><text:span text:style-name="T183_1">2.3<text:s/></text:span><text:span text:style-name="T183_2">Вимоги</text:span><text:span text:style-name="T183_3"><text:s/></text:span><text:span text:style-name="T183_4">до</text:span><text:span text:style-name="T183_5"><text:s/></text:span><text:span text:style-name="T183_6">змісту</text:span><text:span text:style-name="T183_7"><text:s/></text:span><text:span text:style-name="T183_8">кваліфікаційної</text:span><text:span text:style-name="T183_9"><text:s/></text:span><text:span text:style-name="T183_10">роботи</text:span></text:h>
      <text:p text:style-name="P184"/>
      <text:p text:style-name="P185"><text:span text:style-name="T185_1">Титульний</text:span><text:span text:style-name="T185_2"><text:s/></text:span><text:span text:style-name="T185_3">аркуш</text:span><text:span text:style-name="T185_4"><text:s/></text:span><text:span text:style-name="T185_5">є</text:span><text:span text:style-name="T185_6"><text:s/></text:span><text:span text:style-name="T185_7">першою</text:span><text:span text:style-name="T185_8"><text:s/></text:span><text:span text:style-name="T185_9">сторінкою</text:span><text:span text:style-name="T185_10"><text:s/></text:span><text:span text:style-name="T185_11">роботи</text:span><text:span text:style-name="T185_12"><text:s/></text:span><text:span text:style-name="T185_13">магістра</text:span><text:span text:style-name="T185_14">:</text:span><text:span text:style-name="T185_15"><text:s/></text:span></text:p>
      <text:p text:style-name="P186"><text:span text:style-name="T186_1">Першою</text:span><text:span text:style-name="T186_2"><text:s/></text:span><text:span text:style-name="T186_3">сторінкою</text:span><text:span text:style-name="T186_4"><text:s/></text:span><text:span text:style-name="T186_5">роботи</text:span><text:span text:style-name="T186_6"><text:s/></text:span><text:span text:style-name="T186_7">є</text:span><text:span text:style-name="T186_8"><text:s/></text:span><text:span text:style-name="T186_9">титульний</text:span><text:span text:style-name="T186_10"><text:s/></text:span><text:span text:style-name="T186_11">аркуш</text:span><text:span text:style-name="T186_12">,<text:s/></text:span><text:span text:style-name="T186_13">який</text:span><text:span text:style-name="T186_14"><text:s/></text:span><text:span text:style-name="T186_15">містить</text:span><text:span text:style-name="T186_16">:<text:s/></text:span></text:p>
      <text:list text:style-name="LS4" xml:id="list24">
        <text:list-item>
          <text:p text:style-name="P187"><text:span text:style-name="T187_1">найменування</text:span><text:span text:style-name="T187_2"><text:s/></text:span><text:span text:style-name="T187_3">вищого</text:span><text:span text:style-name="T187_4"><text:s/></text:span><text:span text:style-name="T187_5">навчального</text:span><text:span text:style-name="T187_6"><text:s/></text:span><text:span text:style-name="T187_7">закладу</text:span><text:span text:style-name="T187_8">,<text:s/></text:span><text:span text:style-name="T187_9">факультету</text:span><text:span text:style-name="T187_10">,<text:s/></text:span><text:span text:style-name="T187_11">кафедри</text:span><text:span text:style-name="T187_12">,<text:s/></text:span><text:span text:style-name="T187_13">де</text:span><text:span text:style-name="T187_14"><text:s/></text:span><text:span text:style-name="T187_15">виконана</text:span><text:span text:style-name="T187_16"><text:s/></text:span><text:span text:style-name="T187_17">робота</text:span><text:span text:style-name="T187_18">;<text:s/></text:span></text:p>
        </text:list-item>
        <text:list-item>
          <text:p text:style-name="P188"><text:span text:style-name="T188_1">назву</text:span><text:span text:style-name="T188_2"><text:s/></text:span><text:span text:style-name="T188_3">роботи</text:span><text:span text:style-name="T188_4">;<text:s/></text:span></text:p>
        </text:list-item>
        <text:list-item>
          <text:p text:style-name="P189"><text:span text:style-name="T189_1">прізвище</text:span><text:span text:style-name="T189_2">,<text:s/></text:span><text:span text:style-name="T189_3">ім</text:span><text:span text:style-name="T189_4">'</text:span><text:span text:style-name="T189_5">я</text:span><text:span text:style-name="T189_6">,<text:s/></text:span><text:span text:style-name="T189_7">по</text:span><text:span text:style-name="T189_8"><text:s/></text:span><text:span text:style-name="T189_9">батькові</text:span><text:span text:style-name="T189_10"><text:s/></text:span><text:span text:style-name="T189_11">автора</text:span><text:span text:style-name="T189_12"><text:s/></text:span><text:span text:style-name="T189_13">дипломної</text:span><text:span text:style-name="T189_14"><text:s/></text:span><text:span text:style-name="T189_15">роботи</text:span><text:span text:style-name="T189_16">;<text:s/></text:span></text:p>
        </text:list-item>
        <text:list-item>
          <text:p text:style-name="P190"><text:span text:style-name="T190_1">науковий</text:span><text:span text:style-name="T190_2"><text:s/></text:span><text:span text:style-name="T190_3">ступінь</text:span><text:span text:style-name="T190_4">,<text:s/></text:span><text:span text:style-name="T190_5">учене</text:span><text:span text:style-name="T190_6"><text:s/></text:span><text:span text:style-name="T190_7">звання</text:span><text:span text:style-name="T190_8">,<text:s/></text:span><text:span text:style-name="T190_9">прізвище</text:span><text:span text:style-name="T190_10">,<text:s/></text:span><text:span text:style-name="T190_11">ім</text:span><text:span text:style-name="T190_12">'</text:span><text:span text:style-name="T190_13">я</text:span><text:span text:style-name="T190_14">,<text:s/></text:span><text:span text:style-name="T190_15">по</text:span><text:span text:style-name="T190_16"><text:s/></text:span><text:span text:style-name="T190_17">батькові</text:span><text:span text:style-name="T190_18"><text:s/></text:span><text:span text:style-name="T190_19">наукового</text:span><text:span text:style-name="T190_20"><text:s/></text:span><text:span text:style-name="T190_21">керівника</text:span><text:span text:style-name="T190_22"><text:s/></text:span><text:span text:style-name="T190_23">і</text:span><text:span text:style-name="T190_24"><text:s/>(</text:span><text:span text:style-name="T190_25">або</text:span><text:span text:style-name="T190_26">)<text:s/></text:span><text:span text:style-name="T190_27">консультантів</text:span><text:span text:style-name="T190_28">;<text:s/></text:span></text:p>
        </text:list-item>
        <text:list-item>
          <text:p text:style-name="P191"><text:span text:style-name="T191_1">місто</text:span><text:span text:style-name="T191_2"><text:s/></text:span><text:span text:style-name="T191_3">та</text:span><text:span text:style-name="T191_4"><text:s/></text:span><text:span text:style-name="T191_5">рік</text:span><text:span text:style-name="T191_6">.<text:s/></text:span></text:p>
        </text:list-item>
      </text:list>
      <text:p text:style-name="P192"><text:span text:style-name="T192_1">Зміст</text:span><text:span text:style-name="T192_2"><text:s/></text:span><text:span text:style-name="T192_3">подають</text:span><text:span text:style-name="T192_4"><text:s/></text:span><text:span text:style-name="T192_5">безпосередньо</text:span><text:span text:style-name="T192_6"><text:s/></text:span><text:span text:style-name="T192_7">після</text:span><text:span text:style-name="T192_8"><text:s/></text:span><text:span text:style-name="T192_9">титульного</text:span><text:span text:style-name="T192_10"><text:s/></text:span><text:span text:style-name="T192_11">аркуша</text:span><text:span text:style-name="T192_12">,<text:s/></text:span><text:span text:style-name="T192_13">починаючи</text:span><text:span text:style-name="T192_14"><text:s/></text:span><text:span text:style-name="T192_15">з</text:span><text:span text:style-name="T192_16"><text:s/></text:span><text:span text:style-name="T192_17">нової</text:span><text:span text:style-name="T192_18"><text:s/></text:span><text:span text:style-name="T192_19">сторінки</text:span><text:span text:style-name="T192_20">.<text:s/></text:span><text:span text:style-name="T192_21">До</text:span><text:span text:style-name="T192_22"><text:s/></text:span><text:span text:style-name="T192_23">змісту</text:span><text:span text:style-name="T192_24"><text:s/></text:span><text:span text:style-name="T192_25">включають</text:span><text:span text:style-name="T192_26"><text:s/></text:span><text:span text:style-name="T192_27">структурні</text:span><text:span text:style-name="T192_28"><text:s/></text:span><text:span text:style-name="T192_29">елементи</text:span><text:span text:style-name="T192_30"><text:s/></text:span><text:span text:style-name="T192_31">у</text:span><text:span text:style-name="T192_32"><text:s/></text:span><text:span text:style-name="T192_33">такому</text:span><text:span text:style-name="T192_34"><text:s/></text:span><text:span text:style-name="T192_35">порядку</text:span><text:span text:style-name="T192_36">:<text:s/></text:span></text:p>
      <text:list text:style-name="LS5" xml:id="list29">
        <text:list-item>
          <text:p text:style-name="P193"><text:span text:style-name="T193_1">перелік</text:span><text:span text:style-name="T193_2"><text:s/></text:span><text:span text:style-name="T193_3">умовних</text:span><text:span text:style-name="T193_4"><text:s/></text:span><text:span text:style-name="T193_5">позначень</text:span><text:span text:style-name="T193_6">,<text:s/></text:span><text:span text:style-name="T193_7">символів</text:span><text:span text:style-name="T193_8">,<text:s/></text:span><text:span text:style-name="T193_9">одиниць</text:span><text:span text:style-name="T193_10"><text:s/></text:span><text:span text:style-name="T193_11">скорочень</text:span><text:span text:style-name="T193_12"><text:s/></text:span><text:span text:style-name="T193_13">і</text:span><text:span text:style-name="T193_14"><text:s/></text:span><text:span text:style-name="T193_15">термінів</text:span><text:span text:style-name="T193_16"><text:s/>(</text:span><text:span text:style-name="T193_17">за</text:span><text:span text:style-name="T193_18"><text:s/></text:span><text:span text:style-name="T193_19">необхідності</text:span><text:span text:style-name="T193_20">);</text:span></text:p>
        </text:list-item>
        <text:list-item>
          <text:p text:style-name="P194"><text:span text:style-name="T194_1">вступ</text:span><text:span text:style-name="T194_2">;</text:span></text:p>
        </text:list-item>
        <text:list-item>
          <text:p text:style-name="P195"><text:span text:style-name="T195_1">послідовно</text:span><text:span text:style-name="T195_2"><text:s/></text:span><text:span text:style-name="T195_3">перелічені</text:span><text:span text:style-name="T195_4"><text:s/></text:span><text:span text:style-name="T195_5">найменування</text:span><text:span text:style-name="T195_6"><text:s/></text:span><text:span text:style-name="T195_7">всіх</text:span><text:span text:style-name="T195_8"><text:s/></text:span><text:span text:style-name="T195_9">розділів</text:span><text:span text:style-name="T195_10">,<text:s/></text:span><text:span text:style-name="T195_11">підрозділів</text:span><text:span text:style-name="T195_12"><text:s/></text:span><text:span text:style-name="T195_13">і</text:span><text:span text:style-name="T195_14"><text:s/></text:span><text:span text:style-name="T195_15">пунктів</text:span><text:span text:style-name="T195_16"><text:s/>(</text:span><text:span text:style-name="T195_17">якщо</text:span><text:span text:style-name="T195_18"><text:s/></text:span><text:span text:style-name="T195_19">вони</text:span><text:span text:style-name="T195_20"><text:s/></text:span><text:span text:style-name="T195_21">мають</text:span><text:span text:style-name="T195_22"><text:s/></text:span><text:span text:style-name="T195_23">заголовок</text:span><text:span text:style-name="T195_24">)<text:s/></text:span><text:span text:style-name="T195_25">основної</text:span><text:span text:style-name="T195_26"><text:s/></text:span><text:span text:style-name="T195_27">частини</text:span><text:span text:style-name="T195_28"><text:s/></text:span><text:span text:style-name="T195_29">роботи</text:span><text:span text:style-name="T195_30">;</text:span></text:p>
        </text:list-item>
        <text:list-item>
          <text:p text:style-name="P196"><text:span text:style-name="T196_1">висновки</text:span><text:span text:style-name="T196_2">;</text:span></text:p>
        </text:list-item>
        <text:list-item>
          <text:p text:style-name="P197"><text:span text:style-name="T197_1">рекомендації</text:span><text:span text:style-name="T197_2"><text:s/>(</text:span><text:span text:style-name="T197_3">за</text:span><text:span text:style-name="T197_4"><text:s/></text:span><text:span text:style-name="T197_5">необхідності</text:span><text:span text:style-name="T197_6">);</text:span></text:p>
        </text:list-item>
        <text:list-item>
          <text:p text:style-name="P198"><text:span text:style-name="T198_1">список</text:span><text:span text:style-name="T198_2"><text:s/></text:span><text:span text:style-name="T198_3">використаних</text:span><text:span text:style-name="T198_4"><text:s/></text:span><text:span text:style-name="T198_5">джерел</text:span><text:span text:style-name="T198_6">;</text:span></text:p>
        </text:list-item>
        <text:list-item>
          <text:p text:style-name="P199"><text:span text:style-name="T199_1">назви</text:span><text:span text:style-name="T199_2"><text:s/></text:span><text:span text:style-name="T199_3">додатків</text:span><text:span text:style-name="T199_4"><text:s/></text:span><text:span text:style-name="T199_5">і</text:span><text:span text:style-name="T199_6"><text:s/></text:span><text:span text:style-name="T199_7">номери</text:span><text:span text:style-name="T199_8"><text:s/></text:span><text:span text:style-name="T199_9">сторінок</text:span><text:span text:style-name="T199_10">,<text:s/></text:span><text:span text:style-name="T199_11">які</text:span><text:span text:style-name="T199_12"><text:s/></text:span><text:span text:style-name="T199_13">містять</text:span><text:span text:style-name="T199_14"><text:s/></text:span><text:span text:style-name="T199_15">початок</text:span><text:span text:style-name="T199_16"><text:s/></text:span><text:span text:style-name="T199_17">відповідного</text:span><text:span text:style-name="T199_18"><text:s/></text:span><text:span text:style-name="T199_19">матеріалу</text:span><text:span text:style-name="T199_20">.<text:s/></text:span></text:p>
        </text:list-item>
      </text:list>
      <text:p text:style-name="P200"/>
      <text:p text:style-name="P201"><text:span text:style-name="T201_1"><text:s/></text:span><text:span text:style-name="T201_2">Перелік</text:span><text:span text:style-name="T201_3"><text:s/></text:span><text:span text:style-name="T201_4">умовних</text:span><text:span text:style-name="T201_5"><text:s/></text:span><text:span text:style-name="T201_6">позначень</text:span><text:span text:style-name="T201_7">,<text:s/></text:span><text:span text:style-name="T201_8">символів</text:span><text:span text:style-name="T201_9">,<text:s/></text:span><text:span text:style-name="T201_10">одиниць</text:span><text:span text:style-name="T201_11"><text:s/></text:span><text:span text:style-name="T201_12">скорочень</text:span><text:span text:style-name="T201_13"><text:s/></text:span><text:span text:style-name="T201_14">і</text:span><text:span text:style-name="T201_15"><text:s/></text:span><text:span text:style-name="T201_16">термінів</text:span><text:span text:style-name="T201_17"><text:s/></text:span><text:span text:style-name="T201_18">складають</text:span><text:span text:style-name="T201_19"><text:s/></text:span><text:span text:style-name="T201_20">за</text:span><text:span text:style-name="T201_21"><text:s/></text:span><text:span text:style-name="T201_22">умови</text:span><text:span text:style-name="T201_23"><text:s/></text:span><text:span text:style-name="T201_24">повторення</text:span><text:span text:style-name="T201_25"><text:s/></text:span><text:span text:style-name="T201_26">таких</text:span><text:span text:style-name="T201_27"><text:s/></text:span><text:span text:style-name="T201_28">елементів</text:span><text:span text:style-name="T201_29"><text:s/></text:span><text:span text:style-name="T201_30">більше</text:span><text:span text:style-name="T201_31"><text:s/></text:span><text:span text:style-name="T201_32">трьох</text:span><text:span text:style-name="T201_33"><text:s/></text:span><text:span text:style-name="T201_34">разів</text:span><text:span text:style-name="T201_35"><text:s/></text:span><text:span text:style-name="T201_36">у</text:span><text:span text:style-name="T201_37"><text:s/></text:span><text:span text:style-name="T201_38">тексті</text:span><text:span text:style-name="T201_39"><text:s/></text:span><text:span text:style-name="T201_40">та</text:span><text:span text:style-name="T201_41"><text:s/></text:span><text:span text:style-name="T201_42">вміщують</text:span><text:span text:style-name="T201_43"><text:s/></text:span><text:span text:style-name="T201_44">безпосередньо</text:span><text:span text:style-name="T201_45"><text:s/></text:span><text:span text:style-name="T201_46">після</text:span><text:span text:style-name="T201_47"><text:s/></text:span><text:span text:style-name="T201_48">змісту</text:span><text:span text:style-name="T201_49">,<text:s/></text:span><text:span text:style-name="T201_50">починаючи</text:span><text:span text:style-name="T201_51"><text:s/></text:span><text:span text:style-name="T201_52">з</text:span><text:span text:style-name="T201_53"><text:s/></text:span><text:span text:style-name="T201_54">нової</text:span><text:span text:style-name="T201_55"><text:s/></text:span><text:span text:style-name="T201_56">сторінки</text:span><text:span text:style-name="T201_57">.<text:s/></text:span><text:span text:style-name="T201_58">Інакше</text:span><text:span text:style-name="T201_59"><text:s/></text:span><text:span text:style-name="T201_60"></text:span><text:span text:style-name="T201_61"><text:s/></text:span><text:span text:style-name="T201_62">їх</text:span><text:span text:style-name="T201_63"><text:s/></text:span><text:span text:style-name="T201_64">розшифровку</text:span><text:span text:style-name="T201_65"><text:s/></text:span><text:span text:style-name="T201_66">наводять</text:span><text:span text:style-name="T201_67"><text:s/></text:span><text:span text:style-name="T201_68">у</text:span><text:span text:style-name="T201_69"><text:s/></text:span><text:span text:style-name="T201_70">тексті</text:span><text:span text:style-name="T201_71"><text:s/></text:span><text:span text:style-name="T201_72">при</text:span><text:span text:style-name="T201_73"><text:s/></text:span><text:span text:style-name="T201_74">першому</text:span><text:span text:style-name="T201_75"><text:s/></text:span><text:span text:style-name="T201_76">згадуванні</text:span><text:span text:style-name="T201_77">.<text:s/></text:span><text:span text:style-name="T201_78">Якщо</text:span><text:span text:style-name="T201_79"><text:s/></text:span><text:span text:style-name="T201_80">у</text:span><text:span text:style-name="T201_81"><text:s/></text:span><text:span text:style-name="T201_82">роботі</text:span><text:span text:style-name="T201_83"><text:s/></text:span><text:span text:style-name="T201_84">вжита</text:span><text:span text:style-name="T201_85"><text:s/></text:span><text:span text:style-name="T201_86">специфічна</text:span><text:span text:style-name="T201_87"><text:s/></text:span><text:span text:style-name="T201_88">термінологія</text:span><text:span text:style-name="T201_89">,<text:s/></text:span><text:span text:style-name="T201_90">чи</text:span><text:span text:style-name="T201_91"><text:s/></text:span><text:span text:style-name="T201_92">використано</text:span><text:span text:style-name="T201_93"><text:s/></text:span><text:span text:style-name="T201_94">маловідомі</text:span><text:span text:style-name="T201_95"><text:s/></text:span><text:span text:style-name="T201_96">скорочення</text:span><text:span text:style-name="T201_97">,<text:s/></text:span><text:span text:style-name="T201_98">нові</text:span><text:span text:style-name="T201_99"><text:s/></text:span><text:span text:style-name="T201_100">символи</text:span><text:span text:style-name="T201_101">,<text:s/></text:span><text:span text:style-name="T201_102">позначення</text:span><text:span text:style-name="T201_103"><text:s/></text:span><text:span text:style-name="T201_104">і</text:span><text:span text:style-name="T201_105"><text:s/></text:span><text:span text:style-name="T201_106">таке</text:span><text:span text:style-name="T201_107"><text:s/></text:span><text:span text:style-name="T201_108">інше</text:span><text:span text:style-name="T201_109">,<text:s/></text:span><text:span text:style-name="T201_110">то</text:span><text:span text:style-name="T201_111"><text:s/></text:span><text:span text:style-name="T201_112">їх</text:span><text:span text:style-name="T201_113"><text:s/></text:span><text:span text:style-name="T201_114">перелік</text:span><text:span text:style-name="T201_115"><text:s/></text:span><text:span text:style-name="T201_116">може</text:span><text:span text:style-name="T201_117"><text:s/></text:span><text:span text:style-name="T201_118">бути</text:span><text:span text:style-name="T201_119"><text:s/></text:span><text:span text:style-name="T201_120">поданий</text:span><text:span text:style-name="T201_121"><text:s/></text:span><text:span text:style-name="T201_122">у</text:span><text:span text:style-name="T201_123"><text:s/></text:span><text:span text:style-name="T201_124">вигляді</text:span><text:span text:style-name="T201_125"><text:s/></text:span><text:span text:style-name="T201_126">окремого</text:span><text:span text:style-name="T201_127"><text:s/></text:span><text:span text:style-name="T201_128">списку</text:span><text:span text:style-name="T201_129">,<text:s/></text:span><text:span text:style-name="T201_130">який</text:span><text:span text:style-name="T201_131"><text:s/></text:span><text:span text:style-name="T201_132">розміщують</text:span><text:span text:style-name="T201_133"><text:s/></text:span><text:span text:style-name="T201_134">перед</text:span><text:span text:style-name="T201_135"><text:s/></text:span><text:span text:style-name="T201_136">вступом</text:span><text:span text:style-name="T201_137">.<text:s/></text:span></text:p>
      <text:p text:style-name="P202"><text:span text:style-name="T202_1"><text:s/></text:span><text:span text:style-name="T202_2">Перелік</text:span><text:span text:style-name="T202_3"><text:s/></text:span><text:span text:style-name="T202_4">потрібно</text:span><text:span text:style-name="T202_5"><text:s/></text:span><text:span text:style-name="T202_6">друкувати</text:span><text:span text:style-name="T202_7"><text:s/></text:span><text:span text:style-name="T202_8">у</text:span><text:span text:style-name="T202_9"><text:s/></text:span><text:span text:style-name="T202_10">дві</text:span><text:span text:style-name="T202_11"><text:s/></text:span><text:span text:style-name="T202_12">колонки</text:span><text:span text:style-name="T202_13">,<text:s/></text:span><text:span text:style-name="T202_14">у</text:span><text:span text:style-name="T202_15"><text:s/></text:span><text:span text:style-name="T202_16">яких</text:span><text:span text:style-name="T202_17"><text:s/></text:span><text:span text:style-name="T202_18">зліва</text:span><text:span text:style-name="T202_19"><text:s/></text:span><text:span text:style-name="T202_20">за</text:span><text:span text:style-name="T202_21"><text:s/></text:span><text:span text:style-name="T202_22">абеткою</text:span><text:span text:style-name="T202_23"><text:s/></text:span><text:span text:style-name="T202_24">наводять</text:span><text:span text:style-name="T202_25"><text:s/></text:span><text:span text:style-name="T202_26">скорочення</text:span><text:span text:style-name="T202_27">,<text:s/></text:span><text:span text:style-name="T202_28">справа</text:span><text:span text:style-name="T202_29"><text:s/></text:span><text:span text:style-name="T202_30"></text:span><text:span text:style-name="T202_31"> <text:s/></text:span><text:span text:style-name="T202_32">їх</text:span><text:span text:style-name="T202_33"><text:s/></text:span><text:span text:style-name="T202_34">детальну</text:span><text:span text:style-name="T202_35"><text:s/></text:span><text:span text:style-name="T202_36">розшифровку</text:span><text:span text:style-name="T202_37">.<text:s/></text:span></text:p>
      <text:p text:style-name="P203"/>
      <text:p text:style-name="P204"><text:span text:style-name="T204_1">Вступ</text:span><text:span text:style-name="T204_2"><text:s/></text:span><text:span text:style-name="T204_3">розташовують</text:span><text:span text:style-name="T204_4"><text:s/></text:span><text:span text:style-name="T204_5">після</text:span><text:span text:style-name="T204_6"><text:s/></text:span><text:span text:style-name="T204_7">переліку</text:span><text:span text:style-name="T204_8"><text:s/></text:span><text:span text:style-name="T204_9">умовних</text:span><text:span text:style-name="T204_10"><text:s/></text:span><text:span text:style-name="T204_11">позначень</text:span><text:span text:style-name="T204_12">,<text:s/></text:span><text:span text:style-name="T204_13">символів</text:span><text:span text:style-name="T204_14">,<text:s/></text:span><text:span text:style-name="T204_15">одиниць</text:span><text:span text:style-name="T204_16"><text:s/></text:span><text:span text:style-name="T204_17">скорочень</text:span><text:span text:style-name="T204_18"><text:s/></text:span><text:span text:style-name="T204_19">та</text:span><text:span text:style-name="T204_20"><text:s/></text:span><text:span text:style-name="T204_21">термінів</text:span><text:span text:style-name="T204_22"><text:s/>(</text:span><text:span text:style-name="T204_23">якщо</text:span><text:span text:style-name="T204_24"><text:s/></text:span><text:span text:style-name="T204_25">він</text:span><text:span text:style-name="T204_26"><text:s/></text:span><text:span text:style-name="T204_27">є</text:span><text:span text:style-name="T204_28">),<text:s/></text:span><text:span text:style-name="T204_29">починаючи</text:span><text:span text:style-name="T204_30"><text:s/></text:span><text:span text:style-name="T204_31">з</text:span><text:span text:style-name="T204_32"><text:s/></text:span><text:span text:style-name="T204_33">нової</text:span><text:span text:style-name="T204_34"><text:s/></text:span><text:span text:style-name="T204_35">сторінки</text:span><text:span text:style-name="T204_36">.<text:s/></text:span><text:span text:style-name="T204_37">У</text:span><text:span text:style-name="T204_38"><text:s/></text:span><text:span text:style-name="T204_39">вступі</text:span><text:span text:style-name="T204_40"><text:s/></text:span><text:span text:style-name="T204_41">розкривають</text:span><text:span text:style-name="T204_42"><text:s/></text:span><text:span text:style-name="T204_43">сутність</text:span><text:span text:style-name="T204_44"><text:s/></text:span><text:span text:style-name="T204_45">і</text:span><text:span text:style-name="T204_46"><text:s/></text:span><text:span text:style-name="T204_47">стан</text:span><text:span text:style-name="T204_48"><text:s/></text:span><text:span text:style-name="T204_49">наукової</text:span><text:span text:style-name="T204_50"><text:s/></text:span><text:span text:style-name="T204_51">задачі</text:span><text:span text:style-name="T204_52"><text:s/></text:span><text:span text:style-name="T204_53">та</text:span><text:span text:style-name="T204_54"><text:s/></text:span><text:span text:style-name="T204_55">її</text:span><text:span text:style-name="T204_56"><text:s/></text:span><text:span text:style-name="T204_57">значущість</text:span><text:span text:style-name="T204_58">,<text:s/></text:span><text:span text:style-name="T204_59">підстави</text:span><text:span text:style-name="T204_60"><text:s/></text:span><text:span text:style-name="T204_61">і</text:span><text:span text:style-name="T204_62"><text:s/></text:span><text:span text:style-name="T204_63">вихідні</text:span><text:span text:style-name="T204_64"><text:s/></text:span><text:span text:style-name="T204_65">дані</text:span><text:span text:style-name="T204_66"><text:s/></text:span><text:span text:style-name="T204_67">для</text:span><text:span text:style-name="T204_68"><text:s/></text:span><text:span text:style-name="T204_69">розробки</text:span><text:span text:style-name="T204_70"><text:s/></text:span><text:span text:style-name="T204_71">теми</text:span><text:span text:style-name="T204_72">,<text:s/></text:span><text:span text:style-name="T204_73">обґрунтування</text:span><text:span text:style-name="T204_74"><text:s/></text:span><text:span text:style-name="T204_75">необхідності</text:span><text:span text:style-name="T204_76"><text:s/></text:span><text:span text:style-name="T204_77">проведення</text:span><text:span text:style-name="T204_78"><text:s/></text:span><text:span text:style-name="T204_79">дослідження</text:span><text:span text:style-name="T204_80">.</text:span></text:p>
      <text:p text:style-name="P205"><text:span text:style-name="T205_1">Далі</text:span><text:span text:style-name="T205_2"><text:s/></text:span><text:span text:style-name="T205_3">подають</text:span><text:span text:style-name="T205_4"><text:s/></text:span><text:span text:style-name="T205_5">загальну</text:span><text:span text:style-name="T205_6"><text:s/></text:span><text:span text:style-name="T205_7">характеристику</text:span><text:span text:style-name="T205_8"><text:s/></text:span><text:span text:style-name="T205_9">роботи</text:span><text:span text:style-name="T205_10"><text:s/></text:span><text:span text:style-name="T205_11">у</text:span><text:span text:style-name="T205_12"><text:s/></text:span><text:span text:style-name="T205_13">рекомендованій</text:span><text:span text:style-name="T205_14"><text:s/></text:span><text:span text:style-name="T205_15">нижче</text:span><text:span text:style-name="T205_16"><text:s/></text:span><text:span text:style-name="T205_17">послідовності</text:span><text:span text:style-name="T205_18">.<text:s/></text:span></text:p>
      <text:p text:style-name="P206"><text:span text:style-name="T206_1">Обґрунтовують</text:span><text:span text:style-name="T206_2"><text:s/></text:span><text:span text:style-name="T206_3">актуальність</text:span><text:span text:style-name="T206_4"><text:s/></text:span><text:span text:style-name="T206_5">та</text:span><text:span text:style-name="T206_6"><text:s/></text:span><text:span text:style-name="T206_7">доцільність</text:span><text:span text:style-name="T206_8"><text:s/></text:span><text:span text:style-name="T206_9">роботи</text:span><text:span text:style-name="T206_10"><text:s/></text:span><text:span text:style-name="T206_11">для</text:span><text:span text:style-name="T206_12"><text:s/></text:span><text:span text:style-name="T206_13">розвитку</text:span><text:span text:style-name="T206_14"><text:s/></text:span><text:span text:style-name="T206_15">відповідної</text:span><text:span text:style-name="T206_16"><text:s/></text:span><text:span text:style-name="T206_17">галузі</text:span><text:span text:style-name="T206_18"><text:s/></text:span><text:span text:style-name="T206_19">науки</text:span><text:span text:style-name="T206_20"><text:s/></text:span><text:span text:style-name="T206_21">чи</text:span><text:span text:style-name="T206_22"><text:s/></text:span><text:span text:style-name="T206_23">виробництва</text:span><text:span text:style-name="T206_24">,<text:s/></text:span><text:span text:style-name="T206_25">особливо</text:span><text:span text:style-name="T206_26"><text:s/></text:span><text:span text:style-name="T206_27">на</text:span><text:span text:style-name="T206_28"><text:s/></text:span><text:span text:style-name="T206_29">користь</text:span><text:span text:style-name="T206_30"><text:s/></text:span><text:span text:style-name="T206_31">України</text:span><text:span text:style-name="T206_32"><text:s/></text:span><text:span text:style-name="T206_33">шляхом</text:span><text:span text:style-name="T206_34"><text:s/></text:span><text:span text:style-name="T206_35">аналізу</text:span><text:span text:style-name="T206_36"><text:s/></text:span><text:span text:style-name="T206_37">і</text:span><text:span text:style-name="T206_38"><text:s/></text:span><text:span text:style-name="T206_39">порівняння</text:span><text:span text:style-name="T206_40"><text:s/></text:span><text:span text:style-name="T206_41">з</text:span><text:span text:style-name="T206_42"><text:s/></text:span><text:span text:style-name="T206_43">відомими</text:span><text:span text:style-name="T206_44"><text:s/></text:span><text:span text:style-name="T206_45">розв</text:span><text:span text:style-name="T206_46">’</text:span><text:span text:style-name="T206_47">язками</text:span><text:span text:style-name="T206_48"><text:s/></text:span><text:span text:style-name="T206_49">наукової</text:span><text:span text:style-name="T206_50"><text:s/></text:span><text:span text:style-name="T206_51">задачі</text:span><text:span text:style-name="T206_52">.<text:s/></text:span></text:p>
      <text:p text:style-name="P207"><text:span text:style-name="T207_1">Коротко</text:span><text:span text:style-name="T207_2"><text:s/></text:span><text:span text:style-name="T207_3">викладають</text:span><text:span text:style-name="T207_4"><text:s/></text:span><text:span text:style-name="T207_5">зв</text:span><text:span text:style-name="T207_6">’</text:span><text:span text:style-name="T207_7">язок</text:span><text:span text:style-name="T207_8"><text:s/></text:span><text:span text:style-name="T207_9">вибраного</text:span><text:span text:style-name="T207_10"><text:s/></text:span><text:span text:style-name="T207_11">напряму</text:span><text:span text:style-name="T207_12"><text:s/></text:span><text:span text:style-name="T207_13">досліджень</text:span><text:span text:style-name="T207_14"><text:s/></text:span><text:span text:style-name="T207_15">із</text:span><text:span text:style-name="T207_16"><text:s/></text:span><text:span text:style-name="T207_17">планами</text:span><text:span text:style-name="T207_18"><text:s/></text:span><text:span text:style-name="T207_19">організації</text:span><text:span text:style-name="T207_20">,<text:s/></text:span><text:span text:style-name="T207_21">де</text:span><text:span text:style-name="T207_22"><text:s/></text:span><text:span text:style-name="T207_23">виконана</text:span><text:span text:style-name="T207_24"><text:s/></text:span><text:span text:style-name="T207_25">робота</text:span><text:span text:style-name="T207_26">,<text:s/></text:span><text:span text:style-name="T207_27">а</text:span><text:span text:style-name="T207_28"><text:s/></text:span><text:span text:style-name="T207_29">також</text:span><text:span text:style-name="T207_30"><text:s/></text:span><text:span text:style-name="T207_31">із</text:span><text:span text:style-name="T207_32"><text:s/></text:span><text:span text:style-name="T207_33">галузевими</text:span><text:span text:style-name="T207_34"><text:s/></text:span><text:span text:style-name="T207_35">та</text:span><text:span text:style-name="T207_36"><text:s/>(</text:span><text:span text:style-name="T207_37">або</text:span><text:span text:style-name="T207_38">)<text:s/></text:span><text:span text:style-name="T207_39">державними</text:span><text:span text:style-name="T207_40"><text:s/></text:span><text:span text:style-name="T207_41">планами</text:span><text:span text:style-name="T207_42"><text:s/></text:span><text:span text:style-name="T207_43">і</text:span><text:span text:style-name="T207_44"><text:s/></text:span><text:span text:style-name="T207_45">програмами</text:span><text:span text:style-name="T207_46">.<text:s/></text:span></text:p>
      <text:p text:style-name="P208"><text:span text:style-name="T208_1">Формулюють</text:span><text:span text:style-name="T208_2"><text:s/></text:span><text:span text:style-name="T208_3">мету</text:span><text:span text:style-name="T208_4"><text:s/></text:span><text:span text:style-name="T208_5">роботи</text:span><text:span text:style-name="T208_6"><text:s/></text:span><text:span text:style-name="T208_7">й</text:span><text:span text:style-name="T208_8"><text:s/></text:span><text:span text:style-name="T208_9">задачі</text:span><text:span text:style-name="T208_10">,<text:s/></text:span><text:span text:style-name="T208_11">які</text:span><text:span text:style-name="T208_12"><text:s/></text:span><text:span text:style-name="T208_13">необхідно</text:span><text:span text:style-name="T208_14"><text:s/></text:span><text:span text:style-name="T208_15">розв</text:span><text:span text:style-name="T208_16">’</text:span><text:span text:style-name="T208_17">язати</text:span><text:span text:style-name="T208_18"><text:s/></text:span><text:span text:style-name="T208_19">для</text:span><text:span text:style-name="T208_20"><text:s/></text:span><text:span text:style-name="T208_21">досягнення</text:span><text:span text:style-name="T208_22"><text:s/></text:span><text:span text:style-name="T208_23">поставленої</text:span><text:span text:style-name="T208_24"><text:s/></text:span><text:span text:style-name="T208_25">мети</text:span><text:span text:style-name="T208_26">.<text:s/></text:span></text:p>
      <text:p text:style-name="P209"><text:span text:style-name="T209_1">Об</text:span><text:span text:style-name="T209_2">’</text:span><text:span text:style-name="T209_3">єкт</text:span><text:span text:style-name="T209_4"><text:s/></text:span><text:span text:style-name="T209_5">дослідження</text:span><text:span text:style-name="T209_6"><text:s/></text:span><text:span text:style-name="T209_7"></text:span><text:span text:style-name="T209_8"><text:s/></text:span><text:span text:style-name="T209_9">це</text:span><text:span text:style-name="T209_10"><text:s/></text:span><text:span text:style-name="T209_11">процес</text:span><text:span text:style-name="T209_12"><text:s/></text:span><text:span text:style-name="T209_13">або</text:span><text:span text:style-name="T209_14"><text:s/></text:span><text:span text:style-name="T209_15">явище</text:span><text:span text:style-name="T209_16">,<text:s/></text:span><text:span text:style-name="T209_17">що</text:span><text:span text:style-name="T209_18"><text:s/></text:span><text:span text:style-name="T209_19">породжує</text:span><text:span text:style-name="T209_20"><text:s/></text:span><text:span text:style-name="T209_21">проблемну</text:span><text:span text:style-name="T209_22"><text:s/></text:span><text:span text:style-name="T209_23">ситуацію</text:span><text:span text:style-name="T209_24"><text:s/></text:span><text:span text:style-name="T209_25">і</text:span><text:span text:style-name="T209_26"><text:s/></text:span><text:span text:style-name="T209_27">обране</text:span><text:span text:style-name="T209_28"><text:s/></text:span><text:span text:style-name="T209_29">для</text:span><text:span text:style-name="T209_30"><text:s/></text:span><text:span text:style-name="T209_31">вивчення</text:span><text:span text:style-name="T209_32">.<text:s/></text:span></text:p>
      <text:p text:style-name="P210"><text:span text:style-name="T210_1">Предмет</text:span><text:span text:style-name="T210_2"><text:s/></text:span><text:span text:style-name="T210_3">дослідження</text:span><text:span text:style-name="T210_4"><text:s/></text:span><text:span text:style-name="T210_5">міститься</text:span><text:span text:style-name="T210_6"><text:s/></text:span><text:span text:style-name="T210_7">в</text:span><text:span text:style-name="T210_8"><text:s/></text:span><text:span text:style-name="T210_9">межах</text:span><text:span text:style-name="T210_10"><text:s/></text:span><text:span text:style-name="T210_11">об</text:span><text:span text:style-name="T210_12">’</text:span><text:span text:style-name="T210_13">єкта</text:span><text:span text:style-name="T210_14">.<text:s/></text:span><text:span text:style-name="T210_15">Об</text:span><text:span text:style-name="T210_16">’</text:span><text:span text:style-name="T210_17">єкт</text:span><text:span text:style-name="T210_18"><text:s/></text:span><text:span text:style-name="T210_19">і</text:span><text:span text:style-name="T210_20"><text:s/></text:span><text:span text:style-name="T210_21">предмет</text:span><text:span text:style-name="T210_22"><text:s/></text:span><text:span text:style-name="T210_23">дослідження</text:span><text:span text:style-name="T210_24"><text:s/></text:span><text:span text:style-name="T210_25">як</text:span><text:span text:style-name="T210_26"><text:s/></text:span><text:span text:style-name="T210_27">категорії</text:span><text:span text:style-name="T210_28"><text:s/></text:span><text:span text:style-name="T210_29">наукового</text:span><text:span text:style-name="T210_30"><text:s/></text:span><text:span text:style-name="T210_31">процесу</text:span><text:span text:style-name="T210_32"><text:s/></text:span><text:span text:style-name="T210_33">співвідносяться</text:span><text:span text:style-name="T210_34"><text:s/></text:span><text:span text:style-name="T210_35">між</text:span><text:span text:style-name="T210_36"><text:s/></text:span><text:span text:style-name="T210_37">собою</text:span><text:span text:style-name="T210_38"><text:s/></text:span><text:span text:style-name="T210_39">як</text:span><text:span text:style-name="T210_40"><text:s/></text:span><text:span text:style-name="T210_41">загальне</text:span><text:span text:style-name="T210_42"><text:s/></text:span><text:span text:style-name="T210_43">і</text:span><text:span text:style-name="T210_44"><text:s/></text:span><text:span text:style-name="T210_45">часткове</text:span><text:span text:style-name="T210_46">.<text:s/></text:span><text:span text:style-name="T210_47">В</text:span><text:span text:style-name="T210_48"><text:s/></text:span><text:span text:style-name="T210_49">об</text:span><text:span text:style-name="T210_50">’</text:span><text:span text:style-name="T210_51">єкті</text:span><text:span text:style-name="T210_52"><text:s/></text:span><text:span text:style-name="T210_53">виділяється</text:span><text:span text:style-name="T210_54"><text:s/></text:span><text:span text:style-name="T210_55">та</text:span><text:span text:style-name="T210_56"><text:s/></text:span><text:span text:style-name="T210_57">його</text:span><text:span text:style-name="T210_58"><text:s/></text:span><text:span text:style-name="T210_59">частина</text:span><text:span text:style-name="T210_60">,<text:s/></text:span><text:span text:style-name="T210_61">яка</text:span><text:span text:style-name="T210_62"><text:s/></text:span><text:span text:style-name="T210_63">є</text:span><text:span text:style-name="T210_64"><text:s/></text:span><text:span text:style-name="T210_65">предметом</text:span><text:span text:style-name="T210_66"><text:s/></text:span><text:span text:style-name="T210_67">дослідження</text:span><text:span text:style-name="T210_68">.<text:s/></text:span></text:p>
      <text:p text:style-name="P211"><text:span text:style-name="T211_1">Подають</text:span><text:span text:style-name="T211_2"><text:s/></text:span><text:span text:style-name="T211_3">перелік</text:span><text:span text:style-name="T211_4"><text:s/></text:span><text:span text:style-name="T211_5">використаних</text:span><text:span text:style-name="T211_6"><text:s/></text:span><text:span text:style-name="T211_7">методів</text:span><text:span text:style-name="T211_8"><text:s/></text:span><text:span text:style-name="T211_9">дослідження</text:span><text:span text:style-name="T211_10"><text:s/></text:span><text:span text:style-name="T211_11">для</text:span><text:span text:style-name="T211_12"><text:s/></text:span><text:span text:style-name="T211_13">досягнення</text:span><text:span text:style-name="T211_14"><text:s/></text:span><text:span text:style-name="T211_15">поставленої</text:span><text:span text:style-name="T211_16"><text:s/></text:span><text:span text:style-name="T211_17">в</text:span><text:span text:style-name="T211_18"><text:s/></text:span><text:span text:style-name="T211_19">роботі</text:span><text:span text:style-name="T211_20"><text:s/></text:span><text:span text:style-name="T211_21">мети</text:span><text:span text:style-name="T211_22">.<text:s/></text:span><text:span text:style-name="T211_23">Перераховувати</text:span><text:span text:style-name="T211_24"><text:s/></text:span><text:span text:style-name="T211_25">їх</text:span><text:span text:style-name="T211_26"><text:s/></text:span><text:span text:style-name="T211_27">треба</text:span><text:span text:style-name="T211_28"><text:s/></text:span><text:span text:style-name="T211_29">послідовно</text:span><text:span text:style-name="T211_30"><text:s/></text:span><text:span text:style-name="T211_31">за</text:span><text:span text:style-name="T211_32"><text:s/></text:span><text:span text:style-name="T211_33">змістом</text:span><text:span text:style-name="T211_34"><text:s/></text:span><text:span text:style-name="T211_35">роботи</text:span><text:span text:style-name="T211_36">,<text:s/></text:span><text:span text:style-name="T211_37">коротко</text:span><text:span text:style-name="T211_38"><text:s/></text:span><text:span text:style-name="T211_39">і</text:span><text:span text:style-name="T211_40"><text:s/></text:span><text:span text:style-name="T211_41">змістовно</text:span><text:span text:style-name="T211_42"><text:s/></text:span><text:span text:style-name="T211_43">визначаючи</text:span><text:span text:style-name="T211_44">,<text:s/></text:span><text:span text:style-name="T211_45">що</text:span><text:span text:style-name="T211_46"><text:s/></text:span><text:span text:style-name="T211_47">саме</text:span><text:span text:style-name="T211_48"><text:s/></text:span><text:span text:style-name="T211_49">досліджувалось</text:span><text:span text:style-name="T211_50"><text:s/></text:span><text:span text:style-name="T211_51">тим</text:span><text:span text:style-name="T211_52"><text:s/></text:span><text:span text:style-name="T211_53">чи</text:span><text:span text:style-name="T211_54"><text:s/></text:span><text:span text:style-name="T211_55">іншим</text:span><text:span text:style-name="T211_56"><text:s/></text:span><text:span text:style-name="T211_57">методом</text:span><text:span text:style-name="T211_58">.<text:s/></text:span></text:p>
      <text:p text:style-name="P212"><text:span text:style-name="T212_1">Подають</text:span><text:span text:style-name="T212_2"><text:s/></text:span><text:span text:style-name="T212_3">коротку</text:span><text:span text:style-name="T212_4"><text:s/></text:span><text:span text:style-name="T212_5">анотацію</text:span><text:span text:style-name="T212_6"><text:s/></text:span><text:span text:style-name="T212_7">нових</text:span><text:span text:style-name="T212_8"><text:s/></text:span><text:span text:style-name="T212_9">наукових</text:span><text:span text:style-name="T212_10"><text:s/></text:span><text:span text:style-name="T212_11">положень</text:span><text:span text:style-name="T212_12"><text:s/>(</text:span><text:span text:style-name="T212_13">рішень</text:span><text:span text:style-name="T212_14">),<text:s/></text:span><text:span text:style-name="T212_15">запропонованих</text:span><text:span text:style-name="T212_16"><text:s/></text:span><text:span text:style-name="T212_17">автором</text:span><text:span text:style-name="T212_18">,<text:s/></text:span><text:span text:style-name="T212_19">випускником</text:span><text:span text:style-name="T212_20"><text:s/></text:span><text:span text:style-name="T212_21">особисто</text:span><text:span text:style-name="T212_22">,<text:s/></text:span><text:span text:style-name="T212_23">якщо</text:span><text:span text:style-name="T212_24"><text:s/></text:span><text:span text:style-name="T212_25">вони</text:span><text:span text:style-name="T212_26"><text:s/></text:span><text:span text:style-name="T212_27">є</text:span><text:span text:style-name="T212_28">.<text:s/></text:span><text:span text:style-name="T212_29">Необхідно</text:span><text:span text:style-name="T212_30"><text:s/></text:span><text:span text:style-name="T212_31">показати</text:span><text:span text:style-name="T212_32"><text:s/></text:span><text:span text:style-name="T212_33">відмінність</text:span><text:span text:style-name="T212_34"><text:s/></text:span><text:span text:style-name="T212_35">одержаних</text:span><text:span text:style-name="T212_36"><text:s/></text:span><text:span text:style-name="T212_37">результатів</text:span><text:span text:style-name="T212_38"><text:s/></text:span><text:span text:style-name="T212_39">від</text:span><text:span text:style-name="T212_40"><text:s/></text:span><text:span text:style-name="T212_41">відомих</text:span><text:span text:style-name="T212_42"><text:s/></text:span><text:span text:style-name="T212_43">раніше</text:span><text:span text:style-name="T212_44">,<text:s/></text:span><text:span text:style-name="T212_45">описати</text:span><text:span text:style-name="T212_46"><text:s/></text:span><text:span text:style-name="T212_47">ступінь</text:span><text:span text:style-name="T212_48"><text:s/></text:span><text:span text:style-name="T212_49">новизни</text:span><text:span text:style-name="T212_50"><text:s/>(</text:span><text:span text:style-name="T212_51">вперше</text:span><text:span text:style-name="T212_52"><text:s/></text:span><text:span text:style-name="T212_53">одержано</text:span><text:span text:style-name="T212_54">,<text:s/></text:span><text:span text:style-name="T212_55">удосконалено</text:span><text:span text:style-name="T212_56">,<text:s/></text:span><text:span text:style-name="T212_57">має</text:span><text:span text:style-name="T212_58"><text:s/></text:span><text:span text:style-name="T212_59">подальший</text:span><text:span text:style-name="T212_60"><text:s/></text:span><text:span text:style-name="T212_61">розвиток</text:span><text:span text:style-name="T212_62">).<text:s/></text:span></text:p>
      <text:p text:style-name="P213"><text:span text:style-name="T213_1"><text:s/></text:span><text:span text:style-name="T213_2">У</text:span><text:span text:style-name="T213_3"><text:s/></text:span><text:span text:style-name="T213_4">роботі</text:span><text:span text:style-name="T213_5">,<text:s/></text:span><text:span text:style-name="T213_6">що</text:span><text:span text:style-name="T213_7"><text:s/></text:span><text:span text:style-name="T213_8">має</text:span><text:span text:style-name="T213_9"><text:s/></text:span><text:span text:style-name="T213_10">теоретичне</text:span><text:span text:style-name="T213_11"><text:s/></text:span><text:span text:style-name="T213_12">значення</text:span><text:span text:style-name="T213_13">,<text:s/></text:span><text:span text:style-name="T213_14">треба</text:span><text:span text:style-name="T213_15"><text:s/></text:span><text:span text:style-name="T213_16">подати</text:span><text:span text:style-name="T213_17"><text:s/></text:span><text:span text:style-name="T213_18">відомості</text:span><text:span text:style-name="T213_19"><text:s/></text:span><text:span text:style-name="T213_20">про</text:span><text:span text:style-name="T213_21"><text:s/></text:span><text:span text:style-name="T213_22">наукове</text:span><text:span text:style-name="T213_23"><text:s/></text:span><text:span text:style-name="T213_24">використання</text:span><text:span text:style-name="T213_25"><text:s/></text:span><text:span text:style-name="T213_26">результатів</text:span><text:span text:style-name="T213_27"><text:s/></text:span><text:span text:style-name="T213_28">досліджень</text:span><text:span text:style-name="T213_29"><text:s/></text:span><text:span text:style-name="T213_30">або</text:span><text:span text:style-name="T213_31"><text:s/></text:span><text:span text:style-name="T213_32">рекомендації</text:span><text:span text:style-name="T213_33"><text:s/></text:span><text:span text:style-name="T213_34">щодо</text:span><text:span text:style-name="T213_35"><text:s/></text:span><text:span text:style-name="T213_36">їх</text:span><text:span text:style-name="T213_37"><text:s/></text:span><text:span text:style-name="T213_38">використання</text:span><text:span text:style-name="T213_39">,<text:s/></text:span><text:span text:style-name="T213_40">а</text:span><text:span text:style-name="T213_41"><text:s/></text:span><text:span text:style-name="T213_42">в</text:span><text:span text:style-name="T213_43"><text:s/></text:span><text:span text:style-name="T213_44">роботі</text:span><text:span text:style-name="T213_45">,<text:s/></text:span><text:span text:style-name="T213_46">що</text:span><text:span text:style-name="T213_47"><text:s/></text:span><text:span text:style-name="T213_48">має</text:span><text:span text:style-name="T213_49"><text:s/></text:span><text:span text:style-name="T213_50">прикладне</text:span><text:span text:style-name="T213_51"><text:s/></text:span><text:span text:style-name="T213_52">значення</text:span><text:span text:style-name="T213_53">,<text:s/></text:span><text:span text:style-name="T213_54"></text:span><text:span text:style-name="T213_55"><text:s/></text:span><text:span text:style-name="T213_56">відомості</text:span><text:span text:style-name="T213_57"><text:s/></text:span><text:span text:style-name="T213_58">про</text:span><text:span text:style-name="T213_59"><text:s/></text:span><text:span text:style-name="T213_60">практичне</text:span><text:span text:style-name="T213_61"><text:s/></text:span><text:span text:style-name="T213_62">застосування</text:span><text:span text:style-name="T213_63"><text:s/></text:span><text:span text:style-name="T213_64">одержаних</text:span><text:span text:style-name="T213_65"><text:s/></text:span><text:span text:style-name="T213_66">результатів</text:span><text:span text:style-name="T213_67"><text:s/></text:span><text:span text:style-name="T213_68">чи</text:span><text:span text:style-name="T213_69"><text:s/></text:span><text:span text:style-name="T213_70">рекомендації</text:span><text:span text:style-name="T213_71"><text:s/></text:span><text:span text:style-name="T213_72">щодо</text:span><text:span text:style-name="T213_73"><text:s/></text:span><text:span text:style-name="T213_74">їх</text:span><text:span text:style-name="T213_75"><text:s/></text:span><text:span text:style-name="T213_76">використання</text:span><text:span text:style-name="T213_77">.<text:s/></text:span></text:p>
      <text:p text:style-name="P214"><text:span text:style-name="T214_1">Відзначаючи</text:span><text:span text:style-name="T214_2"><text:s/></text:span><text:span text:style-name="T214_3">практичну</text:span><text:span text:style-name="T214_4"><text:s/></text:span><text:span text:style-name="T214_5">цінність</text:span><text:span text:style-name="T214_6"><text:s/></text:span><text:span text:style-name="T214_7">одержаних</text:span><text:span text:style-name="T214_8"><text:s/></text:span><text:span text:style-name="T214_9">результатів</text:span><text:span text:style-name="T214_10">,<text:s/></text:span><text:span text:style-name="T214_11">необхідно</text:span><text:span text:style-name="T214_12"><text:s/></text:span><text:span text:style-name="T214_13">подати</text:span><text:span text:style-name="T214_14"><text:s/></text:span><text:span text:style-name="T214_15">інформацію</text:span><text:span text:style-name="T214_16"><text:s/></text:span><text:span text:style-name="T214_17">про</text:span><text:span text:style-name="T214_18"><text:s/></text:span><text:span text:style-name="T214_19">ступінь</text:span><text:span text:style-name="T214_20"><text:s/></text:span><text:span text:style-name="T214_21">готовності</text:span><text:span text:style-name="T214_22"><text:s/></text:span><text:span text:style-name="T214_23">до</text:span><text:span text:style-name="T214_24"><text:s/></text:span><text:span text:style-name="T214_25">використання</text:span><text:span text:style-name="T214_26"><text:s/></text:span><text:span text:style-name="T214_27">або</text:span><text:span text:style-name="T214_28"><text:s/></text:span><text:span text:style-name="T214_29">масштабів</text:span><text:span text:style-name="T214_30"><text:s/></text:span><text:span text:style-name="T214_31">використання</text:span><text:span text:style-name="T214_32">. <text:s/></text:span><text:span text:style-name="T214_33">Необхідно</text:span><text:span text:style-name="T214_34"><text:s/></text:span><text:span text:style-name="T214_35">дати</text:span><text:span text:style-name="T214_36"><text:s/></text:span><text:span text:style-name="T214_37">короткі</text:span><text:span text:style-name="T214_38"><text:s/></text:span><text:span text:style-name="T214_39">відомості</text:span><text:span text:style-name="T214_40"><text:s/></text:span><text:span text:style-name="T214_41">щодо</text:span><text:span text:style-name="T214_42"><text:s/></text:span><text:span text:style-name="T214_43">впровадження</text:span><text:span text:style-name="T214_44"><text:s/></text:span><text:span text:style-name="T214_45">результатів</text:span><text:span text:style-name="T214_46"><text:s/></text:span><text:span text:style-name="T214_47">досліджень</text:span><text:span text:style-name="T214_48"><text:s/></text:span><text:span text:style-name="T214_49">із</text:span><text:span text:style-name="T214_50"><text:s/></text:span><text:span text:style-name="T214_51">зазначеними</text:span><text:span text:style-name="T214_52"><text:s/></text:span><text:span text:style-name="T214_53">назвами</text:span><text:span text:style-name="T214_54"><text:s/></text:span><text:span text:style-name="T214_55">організацій</text:span><text:span text:style-name="T214_56">,<text:s/></text:span><text:span text:style-name="T214_57">у</text:span><text:span text:style-name="T214_58"><text:s/></text:span><text:span text:style-name="T214_59">яких</text:span><text:span text:style-name="T214_60"><text:s/></text:span><text:span text:style-name="T214_61">здійснена</text:span><text:span text:style-name="T214_62"><text:s/></text:span><text:span text:style-name="T214_63">реалізація</text:span><text:span text:style-name="T214_64">,<text:s/></text:span><text:span text:style-name="T214_65">форм</text:span><text:span text:style-name="T214_66"><text:s/></text:span><text:span text:style-name="T214_67">реалізації</text:span><text:span text:style-name="T214_68"><text:s/></text:span><text:span text:style-name="T214_69">та</text:span><text:span text:style-name="T214_70"><text:s/></text:span><text:span text:style-name="T214_71">реквізитів</text:span><text:span text:style-name="T214_72"><text:s/></text:span><text:span text:style-name="T214_73">відповідних</text:span><text:span text:style-name="T214_74"><text:s/></text:span><text:span text:style-name="T214_75">документів</text:span><text:span text:style-name="T214_76">.<text:s/></text:span><text:span text:style-name="T214_77">Вступ</text:span><text:span text:style-name="T214_78"><text:s/></text:span><text:span text:style-name="T214_79">розкриває</text:span><text:span text:style-name="T214_80"><text:s/></text:span><text:span text:style-name="T214_81">сутність</text:span><text:span text:style-name="T214_82"><text:s/></text:span><text:span text:style-name="T214_83">і</text:span><text:span text:style-name="T214_84"><text:s/></text:span><text:span text:style-name="T214_85">стан</text:span><text:span text:style-name="T214_86"><text:s/></text:span><text:span text:style-name="T214_87">наукової</text:span><text:span text:style-name="T214_88"><text:s/></text:span><text:span text:style-name="T214_89">проблеми</text:span><text:span text:style-name="T214_90"><text:s/></text:span><text:span text:style-name="T214_91">та</text:span><text:span text:style-name="T214_92"><text:s/></text:span><text:span text:style-name="T214_93">її</text:span><text:span text:style-name="T214_94"><text:s/></text:span><text:span text:style-name="T214_95">значимість</text:span><text:span text:style-name="T214_96">,<text:s/></text:span><text:span text:style-name="T214_97">підстави</text:span><text:span text:style-name="T214_98"><text:s/></text:span><text:span text:style-name="T214_99">і</text:span><text:span text:style-name="T214_100"><text:s/></text:span><text:span text:style-name="T214_101">вихідні</text:span><text:span text:style-name="T214_102"><text:s/></text:span><text:span text:style-name="T214_103">дані</text:span><text:span text:style-name="T214_104"><text:s/></text:span><text:span text:style-name="T214_105">для</text:span><text:span text:style-name="T214_106"><text:s/></text:span><text:span text:style-name="T214_107">розробки</text:span><text:span text:style-name="T214_108"><text:s/></text:span><text:span text:style-name="T214_109">теми</text:span><text:span text:style-name="T214_110">,<text:s/></text:span><text:span text:style-name="T214_111">обґрунтування</text:span><text:span text:style-name="T214_112"><text:s/></text:span><text:span text:style-name="T214_113">необхідності</text:span><text:span text:style-name="T214_114"><text:s/></text:span><text:span text:style-name="T214_115">проведення</text:span><text:span text:style-name="T214_116"><text:s/></text:span><text:span text:style-name="T214_117">дослідження</text:span><text:span text:style-name="T214_118">.<text:s/></text:span></text:p>
      <text:p text:style-name="P215"><text:span text:style-name="T215_1">У</text:span><text:span text:style-name="T215_2"><text:s/></text:span><text:span text:style-name="T215_3">вступі</text:span><text:span text:style-name="T215_4"><text:s/></text:span><text:span text:style-name="T215_5">треба</text:span><text:span text:style-name="T215_6"><text:s/></text:span><text:span text:style-name="T215_7">коротко</text:span><text:span text:style-name="T215_8"><text:s/></text:span><text:span text:style-name="T215_9">відобразити</text:span><text:span text:style-name="T215_10"><text:s/></text:span><text:span text:style-name="T215_11">оцінку</text:span><text:span text:style-name="T215_12"><text:s/></text:span><text:span text:style-name="T215_13">сучасного</text:span><text:span text:style-name="T215_14"><text:s/></text:span><text:span text:style-name="T215_15">стану</text:span><text:span text:style-name="T215_16"><text:s/></text:span><text:span text:style-name="T215_17">досліджуваної</text:span><text:span text:style-name="T215_18"><text:s/></text:span><text:span text:style-name="T215_19">проблеми</text:span><text:span text:style-name="T215_20">,<text:s/></text:span><text:span text:style-name="T215_21">обґрунтування</text:span><text:span text:style-name="T215_22"><text:s/></text:span><text:span text:style-name="T215_23">вибраної</text:span><text:span text:style-name="T215_24"><text:s/></text:span><text:span text:style-name="T215_25">теми</text:span><text:span text:style-name="T215_26"><text:s/></text:span><text:span text:style-name="T215_27">та</text:span><text:span text:style-name="T215_28"><text:s/></text:span><text:span text:style-name="T215_29">необхідності</text:span><text:span text:style-name="T215_30"><text:s/></text:span><text:span text:style-name="T215_31">проведення</text:span><text:span text:style-name="T215_32"><text:s/></text:span><text:span text:style-name="T215_33">досліджень</text:span><text:span text:style-name="T215_34">,<text:s/></text:span><text:span text:style-name="T215_35">відмічаючи</text:span><text:span text:style-name="T215_36">:<text:s/></text:span><text:span text:style-name="T215_37">практично</text:span><text:span text:style-name="T215_38"><text:s/></text:span><text:span text:style-name="T215_39">розв</text:span><text:span text:style-name="T215_40">’</text:span><text:span text:style-name="T215_41">язані</text:span><text:span text:style-name="T215_42"><text:s/></text:span><text:span text:style-name="T215_43">задачі</text:span><text:span text:style-name="T215_44">;<text:s/></text:span><text:span text:style-name="T215_45">прогалини</text:span><text:span text:style-name="T215_46"><text:s/></text:span><text:span text:style-name="T215_47">знань</text:span><text:span text:style-name="T215_48">,<text:s/></text:span><text:span text:style-name="T215_49">що</text:span><text:span text:style-name="T215_50"><text:s/></text:span><text:span text:style-name="T215_51">існують</text:span><text:span text:style-name="T215_52"><text:s/></text:span><text:span text:style-name="T215_53">у</text:span><text:span text:style-name="T215_54"><text:s/></text:span><text:span text:style-name="T215_55">даній</text:span><text:span text:style-name="T215_56"><text:s/></text:span><text:span text:style-name="T215_57">галузі</text:span><text:span text:style-name="T215_58">;<text:s/></text:span><text:span text:style-name="T215_59">провідних</text:span><text:span text:style-name="T215_60"><text:s/></text:span><text:span text:style-name="T215_61">вчених</text:span><text:span text:style-name="T215_62"><text:s/></text:span><text:span text:style-name="T215_63">і</text:span><text:span text:style-name="T215_64"><text:s/></text:span><text:span text:style-name="T215_65">фахівців</text:span><text:span text:style-name="T215_66"><text:s/></text:span><text:span text:style-name="T215_67">із</text:span><text:span text:style-name="T215_68"><text:s/></text:span><text:span text:style-name="T215_69">даної</text:span><text:span text:style-name="T215_70"><text:s/></text:span><text:span text:style-name="T215_71">галузі</text:span><text:span text:style-name="T215_72">;<text:s/></text:span><text:span text:style-name="T215_73">актуальність</text:span><text:span text:style-name="T215_74"><text:s/></text:span><text:span text:style-name="T215_75">та</text:span><text:span text:style-name="T215_76"><text:s/></text:span><text:span text:style-name="T215_77">новизну</text:span><text:span text:style-name="T215_78"><text:s/></text:span><text:span text:style-name="T215_79">теми</text:span><text:span text:style-name="T215_80">;<text:s/></text:span><text:span text:style-name="T215_81">взаємозв</text:span><text:span text:style-name="T215_82">’</text:span><text:span text:style-name="T215_83">язок</text:span><text:span text:style-name="T215_84"><text:s/></text:span><text:span text:style-name="T215_85">з</text:span><text:span text:style-name="T215_86"><text:s/></text:span><text:span text:style-name="T215_87">іншими</text:span><text:span text:style-name="T215_88"><text:s/></text:span><text:span text:style-name="T215_89">роботами</text:span><text:span text:style-name="T215_90">.<text:s/></text:span><text:span text:style-name="T215_91">Необхідно</text:span><text:span text:style-name="T215_92"><text:s/></text:span><text:span text:style-name="T215_93">також</text:span><text:span text:style-name="T215_94"><text:s/></text:span><text:span text:style-name="T215_95">дати</text:span><text:span text:style-name="T215_96"><text:s/></text:span><text:span text:style-name="T215_97">коротку</text:span><text:span text:style-name="T215_98"><text:s/></text:span><text:span text:style-name="T215_99">характеристику</text:span><text:span text:style-name="T215_100"><text:s/></text:span><text:span text:style-name="T215_101">розділів</text:span><text:span text:style-name="T215_102"><text:s/></text:span><text:span text:style-name="T215_103">роботи</text:span><text:span text:style-name="T215_104">.<text:s/></text:span></text:p>
      <text:p text:style-name="P216"><text:span text:style-name="T216_1">Результати</text:span><text:span text:style-name="T216_2"><text:s/></text:span><text:span text:style-name="T216_3">дослідження</text:span><text:span text:style-name="T216_4">,<text:s/></text:span><text:span text:style-name="T216_5">виконаного</text:span><text:span text:style-name="T216_6"><text:s/></text:span><text:span text:style-name="T216_7">у</text:span><text:span text:style-name="T216_8"><text:s/></text:span><text:span text:style-name="T216_9">співавторстві</text:span><text:span text:style-name="T216_10">,<text:s/></text:span><text:span text:style-name="T216_11">подаються</text:span><text:span text:style-name="T216_12"><text:s/></text:span><text:span text:style-name="T216_13">кожним</text:span><text:span text:style-name="T216_14"><text:s/></text:span><text:span text:style-name="T216_15">із</text:span><text:span text:style-name="T216_16"><text:s/></text:span><text:span text:style-name="T216_17">співавторів</text:span><text:span text:style-name="T216_18"><text:s/></text:span><text:span text:style-name="T216_19">у</text:span><text:span text:style-name="T216_20"><text:s/></text:span><text:span text:style-name="T216_21">вигляді</text:span><text:span text:style-name="T216_22"><text:s/></text:span><text:span text:style-name="T216_23">окремої</text:span><text:span text:style-name="T216_24"><text:s/></text:span><text:span text:style-name="T216_25">роботи</text:span><text:span text:style-name="T216_26"><text:s/></text:span><text:span text:style-name="T216_27">з</text:span><text:span text:style-name="T216_28"><text:s/></text:span><text:span text:style-name="T216_29">обов</text:span><text:span text:style-name="T216_30">’</text:span><text:span text:style-name="T216_31">язковим</text:span><text:span text:style-name="T216_32"><text:s/></text:span><text:span text:style-name="T216_33">посиланням</text:span><text:span text:style-name="T216_34"><text:s/></text:span><text:span text:style-name="T216_35">на</text:span><text:span text:style-name="T216_36"><text:s/></text:span><text:span text:style-name="T216_37">роботи</text:span><text:span text:style-name="T216_38"><text:s/></text:span><text:span text:style-name="T216_39">співавторів</text:span><text:span text:style-name="T216_40">.<text:s/></text:span></text:p>
      <text:p text:style-name="P217"/>
      <text:p text:style-name="P218"><text:span text:style-name="T218_1">Основна</text:span><text:span text:style-name="T218_2"><text:s/></text:span><text:span text:style-name="T218_3">частина</text:span><text:span text:style-name="T218_4"><text:s/></text:span><text:span text:style-name="T218_5">Зміст</text:span><text:span text:style-name="T218_6"><text:s/></text:span><text:span text:style-name="T218_7">роботи</text:span><text:span text:style-name="T218_8"><text:s/></text:span><text:span text:style-name="T218_9">розміщують</text:span><text:span text:style-name="T218_10"><text:s/></text:span><text:span text:style-name="T218_11">після</text:span><text:span text:style-name="T218_12"><text:s/></text:span><text:span text:style-name="T218_13">вступу</text:span><text:span text:style-name="T218_14">,<text:s/></text:span><text:span text:style-name="T218_15">починаючи</text:span><text:span text:style-name="T218_16"><text:s/></text:span><text:span text:style-name="T218_17">з</text:span><text:span text:style-name="T218_18"><text:s/></text:span><text:span text:style-name="T218_19">нової</text:span><text:span text:style-name="T218_20"><text:s/></text:span><text:span text:style-name="T218_21">сторінки</text:span><text:span text:style-name="T218_22">.<text:s/></text:span><text:span text:style-name="T218_23">Основна</text:span><text:span text:style-name="T218_24"><text:s/></text:span><text:span text:style-name="T218_25">частина</text:span><text:span text:style-name="T218_26"><text:s/></text:span><text:span text:style-name="T218_27">роботи</text:span><text:span text:style-name="T218_28"><text:s/>–<text:s/></text:span><text:span text:style-name="T218_29">це</text:span><text:span text:style-name="T218_30"><text:s/></text:span><text:span text:style-name="T218_31">викладання</text:span><text:span text:style-name="T218_32"><text:s/></text:span><text:span text:style-name="T218_33">відомостей</text:span><text:span text:style-name="T218_34"><text:s/></text:span><text:span text:style-name="T218_35">про</text:span><text:span text:style-name="T218_36"><text:s/></text:span><text:span text:style-name="T218_37">предмет</text:span><text:span text:style-name="T218_38"><text:s/></text:span><text:span text:style-name="T218_39">дослідження</text:span><text:span text:style-name="T218_40">,<text:s/></text:span><text:span text:style-name="T218_41">необхідних</text:span><text:span text:style-name="T218_42"><text:s/></text:span><text:span text:style-name="T218_43">і</text:span><text:span text:style-name="T218_44"><text:s/></text:span><text:span text:style-name="T218_45">достатніх</text:span><text:span text:style-name="T218_46"><text:s/></text:span><text:span text:style-name="T218_47">для</text:span><text:span text:style-name="T218_48"><text:s/></text:span><text:span text:style-name="T218_49">розкриття</text:span><text:span text:style-name="T218_50"><text:s/></text:span><text:span text:style-name="T218_51">сутності</text:span><text:span text:style-name="T218_52"><text:s/></text:span><text:span text:style-name="T218_53">даної</text:span><text:span text:style-name="T218_54"><text:s/></text:span><text:span text:style-name="T218_55">роботи</text:span><text:span text:style-name="T218_56"><text:s/>(</text:span><text:span text:style-name="T218_57">опис</text:span><text:span text:style-name="T218_58"><text:s/></text:span><text:span text:style-name="T218_59">теорії</text:span><text:span text:style-name="T218_60">,<text:s/></text:span><text:span text:style-name="T218_61">методів</text:span><text:span text:style-name="T218_62">,<text:s/></text:span><text:span text:style-name="T218_63">характеристик</text:span><text:span text:style-name="T218_64"><text:s/></text:span><text:span text:style-name="T218_65">створеного</text:span><text:span text:style-name="T218_66"><text:s/></text:span><text:span text:style-name="T218_67">об</text:span><text:span text:style-name="T218_68">’</text:span><text:span text:style-name="T218_69">єкта</text:span><text:span text:style-name="T218_70">,<text:s/></text:span><text:span text:style-name="T218_71">принципів</text:span><text:span text:style-name="T218_72"><text:s/></text:span><text:span text:style-name="T218_73">його</text:span><text:span text:style-name="T218_74"><text:s/></text:span><text:span text:style-name="T218_75">дії</text:span><text:span text:style-name="T218_76">,<text:s/></text:span><text:span text:style-name="T218_77">основних</text:span><text:span text:style-name="T218_78"><text:s/></text:span><text:span text:style-name="T218_79">принципових</text:span><text:span text:style-name="T218_80"><text:s/></text:span><text:span text:style-name="T218_81">рішень</text:span><text:span text:style-name="T218_82">,<text:s/></text:span><text:span text:style-name="T218_83">що</text:span><text:span text:style-name="T218_84"><text:s/></text:span><text:span text:style-name="T218_85">дають</text:span><text:span text:style-name="T218_86"><text:s/></text:span><text:span text:style-name="T218_87">уявлення</text:span><text:span text:style-name="T218_88"><text:s/></text:span><text:span text:style-name="T218_89">про</text:span><text:span text:style-name="T218_90"><text:s/></text:span><text:span text:style-name="T218_91">устрій</text:span><text:span text:style-name="T218_92"><text:s/></text:span><text:span text:style-name="T218_93">об</text:span><text:span text:style-name="T218_94">’</text:span><text:span text:style-name="T218_95">єкта</text:span><text:span text:style-name="T218_96"><text:s/></text:span><text:span text:style-name="T218_97">і</text:span><text:span text:style-name="T218_98"><text:s/></text:span><text:span text:style-name="T218_99">т</text:span><text:span text:style-name="T218_100">.<text:s/></text:span><text:span text:style-name="T218_101">ін</text:span><text:span text:style-name="T218_102">.)<text:s/></text:span><text:span text:style-name="T218_103">та</text:span><text:span text:style-name="T218_104"><text:s/></text:span><text:span text:style-name="T218_105">її</text:span><text:span text:style-name="T218_106"><text:s/></text:span><text:span text:style-name="T218_107">результатів</text:span><text:span text:style-name="T218_108">.<text:s/></text:span><text:span text:style-name="T218_109">Викладаючи</text:span><text:span text:style-name="T218_110"><text:s/></text:span><text:span text:style-name="T218_111">суть</text:span><text:span text:style-name="T218_112"><text:s/></text:span><text:span text:style-name="T218_113">роботи</text:span><text:span text:style-name="T218_114">,<text:s/></text:span><text:span text:style-name="T218_115">особливу</text:span><text:span text:style-name="T218_116"><text:s/></text:span><text:span text:style-name="T218_117">увагу</text:span><text:span text:style-name="T218_118"><text:s/></text:span><text:span text:style-name="T218_119">приділяють</text:span><text:span text:style-name="T218_120"><text:s/></text:span><text:span text:style-name="T218_121">новизні</text:span><text:span text:style-name="T218_122"><text:s/></text:span><text:span text:style-name="T218_123">у</text:span><text:span text:style-name="T218_124"><text:s/></text:span><text:span text:style-name="T218_125">ній</text:span><text:span text:style-name="T218_126">,<text:s/></text:span><text:span text:style-name="T218_127">а</text:span><text:span text:style-name="T218_128"><text:s/></text:span><text:span text:style-name="T218_129">також</text:span><text:span text:style-name="T218_130"><text:s/></text:span><text:span text:style-name="T218_131">питанням</text:span><text:span text:style-name="T218_132"><text:s/></text:span><text:span text:style-name="T218_133">сумісності</text:span><text:span text:style-name="T218_134">,<text:s/></text:span><text:span text:style-name="T218_135">взаємозамінності</text:span><text:span text:style-name="T218_136">,<text:s/></text:span><text:span text:style-name="T218_137">надійності</text:span><text:span text:style-name="T218_138">,<text:s/></text:span><text:span text:style-name="T218_139">безпеки</text:span><text:span text:style-name="T218_140">, <text:s/></text:span><text:span text:style-name="T218_141">ресурсоощадності</text:span><text:span text:style-name="T218_142">.<text:s/></text:span><text:span text:style-name="T218_143">Весь</text:span><text:span text:style-name="T218_144"><text:s/></text:span><text:span text:style-name="T218_145">матеріал</text:span><text:span text:style-name="T218_146"><text:s/></text:span><text:span text:style-name="T218_147">поділяють</text:span><text:span text:style-name="T218_148"><text:s/></text:span><text:span text:style-name="T218_149">на</text:span><text:span text:style-name="T218_150"><text:s/></text:span><text:span text:style-name="T218_151">розділи</text:span><text:span text:style-name="T218_152">,<text:s/></text:span><text:span text:style-name="T218_153">кожний</text:span><text:span text:style-name="T218_154"><text:s/></text:span><text:span text:style-name="T218_155">з</text:span><text:span text:style-name="T218_156"><text:s/></text:span><text:span text:style-name="T218_157">яких</text:span><text:span text:style-name="T218_158"><text:s/></text:span><text:span text:style-name="T218_159">починають</text:span><text:span text:style-name="T218_160"><text:s/></text:span><text:span text:style-name="T218_161">із</text:span><text:span text:style-name="T218_162"><text:s/></text:span><text:span text:style-name="T218_163">нової</text:span><text:span text:style-name="T218_164"><text:s/></text:span><text:span text:style-name="T218_165">сторінки</text:span><text:span text:style-name="T218_166">.<text:s/></text:span></text:p>
      <text:p text:style-name="P219"><text:span text:style-name="T219_1">У</text:span><text:span text:style-name="T219_2"><text:s/></text:span><text:span text:style-name="T219_3">розділах</text:span><text:span text:style-name="T219_4"><text:s/></text:span><text:span text:style-name="T219_5">основної</text:span><text:span text:style-name="T219_6"><text:s/></text:span><text:span text:style-name="T219_7">частини</text:span><text:span text:style-name="T219_8"><text:s/></text:span><text:span text:style-name="T219_9">подають</text:span><text:span text:style-name="T219_10">:<text:s/></text:span></text:p>
      <text:list text:style-name="LS6" xml:id="list36">
        <text:list-item>
          <text:p text:style-name="P220"><text:span text:style-name="T220_1">огляд</text:span><text:span text:style-name="T220_2"><text:s/></text:span><text:span text:style-name="T220_3">літератури</text:span><text:span text:style-name="T220_4"><text:s/></text:span><text:span text:style-name="T220_5">за</text:span><text:span text:style-name="T220_6"><text:s/></text:span><text:span text:style-name="T220_7">темою</text:span><text:span text:style-name="T220_8"><text:s/></text:span><text:span text:style-name="T220_9">і</text:span><text:span text:style-name="T220_10"><text:s/></text:span><text:span text:style-name="T220_11">вибір</text:span><text:span text:style-name="T220_12"><text:s/></text:span><text:span text:style-name="T220_13">напрямів</text:span><text:span text:style-name="T220_14"><text:s/></text:span><text:span text:style-name="T220_15">досліджень</text:span><text:span text:style-name="T220_16">;</text:span></text:p>
        </text:list-item>
        <text:list-item>
          <text:p text:style-name="P221"><text:span text:style-name="T221_1">виклад</text:span><text:span text:style-name="T221_2"><text:s/></text:span><text:span text:style-name="T221_3">загальної</text:span><text:span text:style-name="T221_4"><text:s/></text:span><text:span text:style-name="T221_5">методики</text:span><text:span text:style-name="T221_6"><text:s/></text:span><text:span text:style-name="T221_7">й</text:span><text:span text:style-name="T221_8"><text:s/></text:span><text:span text:style-name="T221_9">основних</text:span><text:span text:style-name="T221_10"><text:s/></text:span><text:span text:style-name="T221_11">методів</text:span><text:span text:style-name="T221_12"><text:s/></text:span><text:span text:style-name="T221_13">досліджень</text:span><text:span text:style-name="T221_14">;</text:span></text:p>
        </text:list-item>
        <text:list-item>
          <text:p text:style-name="P222"><text:span text:style-name="T222_1">експериментальну</text:span><text:span text:style-name="T222_2"><text:s/></text:span><text:span text:style-name="T222_3">частину</text:span><text:span text:style-name="T222_4"><text:s/></text:span><text:span text:style-name="T222_5">і</text:span><text:span text:style-name="T222_6"><text:s/></text:span><text:span text:style-name="T222_7">методику</text:span><text:span text:style-name="T222_8"><text:s/></text:span><text:span text:style-name="T222_9">досліджень</text:span><text:span text:style-name="T222_10">;</text:span></text:p>
        </text:list-item>
        <text:list-item>
          <text:p text:style-name="P223"><text:span text:style-name="T223_1">відомості</text:span><text:span text:style-name="T223_2"><text:s/></text:span><text:span text:style-name="T223_3">про</text:span><text:span text:style-name="T223_4"><text:s/></text:span><text:span text:style-name="T223_5">проведені</text:span><text:span text:style-name="T223_6"><text:s/></text:span><text:span text:style-name="T223_7">теоретичні</text:span><text:span text:style-name="T223_8"><text:s/></text:span><text:span text:style-name="T223_9">та</text:span><text:span text:style-name="T223_10"><text:s/>(</text:span><text:span text:style-name="T223_11">або</text:span><text:span text:style-name="T223_12">)<text:s/></text:span><text:span text:style-name="T223_13">експериментальні</text:span><text:span text:style-name="T223_14"><text:s/></text:span><text:span text:style-name="T223_15">дослідження</text:span><text:span text:style-name="T223_16">;</text:span></text:p>
        </text:list-item>
        <text:list-item>
          <text:p text:style-name="P224"><text:span text:style-name="T224_1">аналіз</text:span><text:span text:style-name="T224_2"><text:s/></text:span><text:span text:style-name="T224_3">і</text:span><text:span text:style-name="T224_4"><text:s/></text:span><text:span text:style-name="T224_5">узагальнення</text:span><text:span text:style-name="T224_6"><text:s/></text:span><text:span text:style-name="T224_7">результатів</text:span><text:span text:style-name="T224_8"><text:s/></text:span><text:span text:style-name="T224_9">досліджень</text:span><text:span text:style-name="T224_10">.<text:s/></text:span></text:p>
        </text:list-item>
      </text:list>
      <text:p text:style-name="P225"><text:span text:style-name="T225_1">В</text:span><text:span text:style-name="T225_2"><text:s/></text:span><text:span text:style-name="T225_3">огляді</text:span><text:span text:style-name="T225_4"><text:s/></text:span><text:span text:style-name="T225_5">літератури</text:span><text:span text:style-name="T225_6"><text:s/></text:span><text:span text:style-name="T225_7">окреслюють</text:span><text:span text:style-name="T225_8"><text:s/></text:span><text:span text:style-name="T225_9">основні</text:span><text:span text:style-name="T225_10"><text:s/></text:span><text:span text:style-name="T225_11">етапи</text:span><text:span text:style-name="T225_12"><text:s/></text:span><text:span text:style-name="T225_13">розвитку</text:span><text:span text:style-name="T225_14"><text:s/></text:span><text:span text:style-name="T225_15">наукової</text:span><text:span text:style-name="T225_16"><text:s/></text:span><text:span text:style-name="T225_17">думки</text:span><text:span text:style-name="T225_18"><text:s/></text:span><text:span text:style-name="T225_19">за</text:span><text:span text:style-name="T225_20"><text:s/></text:span><text:span text:style-name="T225_21">своєю</text:span><text:span text:style-name="T225_22"><text:s/></text:span><text:span text:style-name="T225_23">проблемою</text:span><text:span text:style-name="T225_24">.<text:s/></text:span><text:span text:style-name="T225_25">Стисло</text:span><text:span text:style-name="T225_26">,<text:s/></text:span><text:span text:style-name="T225_27">критично</text:span><text:span text:style-name="T225_28"><text:s/></text:span><text:span text:style-name="T225_29">висвітлюючи</text:span><text:span text:style-name="T225_30"><text:s/></text:span><text:span text:style-name="T225_31">роботи</text:span><text:span text:style-name="T225_32"><text:s/></text:span><text:span text:style-name="T225_33">попередників</text:span><text:span text:style-name="T225_34">,<text:s/></text:span><text:span text:style-name="T225_35">автор</text:span><text:span text:style-name="T225_36"><text:s/></text:span><text:span text:style-name="T225_37">повинен</text:span><text:span text:style-name="T225_38"><text:s/></text:span><text:span text:style-name="T225_39">назвати</text:span><text:span text:style-name="T225_40"><text:s/></text:span><text:span text:style-name="T225_41">ті</text:span><text:span text:style-name="T225_42"><text:s/></text:span><text:span text:style-name="T225_43">питання</text:span><text:span text:style-name="T225_44">,<text:s/></text:span><text:span text:style-name="T225_45">що</text:span><text:span text:style-name="T225_46"><text:s/></text:span><text:span text:style-name="T225_47">залишились</text:span><text:span text:style-name="T225_48"><text:s/></text:span><text:span text:style-name="T225_49">невирішеними</text:span><text:span text:style-name="T225_50">,<text:s/></text:span><text:span text:style-name="T225_51">і</text:span><text:span text:style-name="T225_52">,<text:s/></text:span><text:span text:style-name="T225_53">отже</text:span><text:span text:style-name="T225_54">,<text:s/></text:span><text:span text:style-name="T225_55">визначити</text:span><text:span text:style-name="T225_56"><text:s/></text:span><text:span text:style-name="T225_57">своє</text:span><text:span text:style-name="T225_58"><text:s/></text:span><text:span text:style-name="T225_59">місце</text:span><text:span text:style-name="T225_60"><text:s/></text:span><text:span text:style-name="T225_61">у</text:span><text:span text:style-name="T225_62"><text:s/></text:span><text:span text:style-name="T225_63">розв</text:span><text:span text:style-name="T225_64">’</text:span><text:span text:style-name="T225_65">язанні</text:span><text:span text:style-name="T225_66"><text:s/></text:span><text:span text:style-name="T225_67">проблеми</text:span><text:span text:style-name="T225_68">.<text:s/></text:span><text:span text:style-name="T225_69">Бажано</text:span><text:span text:style-name="T225_70"><text:s/></text:span><text:span text:style-name="T225_71">закінчити</text:span><text:span text:style-name="T225_72"><text:s/></text:span><text:span text:style-name="T225_73">цей</text:span><text:span text:style-name="T225_74"><text:s/></text:span><text:span text:style-name="T225_75">розділ</text:span><text:span text:style-name="T225_76"><text:s/></text:span><text:span text:style-name="T225_77">коротким</text:span><text:span text:style-name="T225_78"><text:s/></text:span><text:span text:style-name="T225_79">резюме</text:span><text:span text:style-name="T225_80"><text:s/></text:span><text:span text:style-name="T225_81">стосовно</text:span><text:span text:style-name="T225_82"><text:s/></text:span><text:span text:style-name="T225_83">необхідності</text:span><text:span text:style-name="T225_84"><text:s/></text:span><text:span text:style-name="T225_85">проведення</text:span><text:span text:style-name="T225_86"><text:s/></text:span><text:span text:style-name="T225_87">досліджень</text:span><text:span text:style-name="T225_88"><text:s/></text:span><text:span text:style-name="T225_89">у</text:span><text:span text:style-name="T225_90"><text:s/></text:span><text:span text:style-name="T225_91">даній</text:span><text:span text:style-name="T225_92"><text:s/></text:span><text:span text:style-name="T225_93">галузі</text:span><text:span text:style-name="T225_94">.<text:s/></text:span></text:p>
      <text:p text:style-name="P226"><text:span text:style-name="T226_1">Далі</text:span><text:span text:style-name="T226_2">,<text:s/></text:span><text:span text:style-name="T226_3">як</text:span><text:span text:style-name="T226_4"><text:s/></text:span><text:span text:style-name="T226_5">правило</text:span><text:span text:style-name="T226_6">,<text:s/></text:span><text:span text:style-name="T226_7">обґрунтовують</text:span><text:span text:style-name="T226_8"><text:s/></text:span><text:span text:style-name="T226_9">вибір</text:span><text:span text:style-name="T226_10"><text:s/></text:span><text:span text:style-name="T226_11">напряму</text:span><text:span text:style-name="T226_12"><text:s/></text:span><text:span text:style-name="T226_13">досліджень</text:span><text:span text:style-name="T226_14">,<text:s/></text:span><text:span text:style-name="T226_15">наводять</text:span><text:span text:style-name="T226_16"><text:s/></text:span><text:span text:style-name="T226_17">методи</text:span><text:span text:style-name="T226_18"><text:s/></text:span><text:span text:style-name="T226_19">вирішення</text:span><text:span text:style-name="T226_20"><text:s/></text:span><text:span text:style-name="T226_21">задач</text:span><text:span text:style-name="T226_22"><text:s/></text:span><text:span text:style-name="T226_23">і</text:span><text:span text:style-name="T226_24"><text:s/></text:span><text:span text:style-name="T226_25">їх</text:span><text:span text:style-name="T226_26"><text:s/></text:span><text:span text:style-name="T226_27">порівняльні</text:span><text:span text:style-name="T226_28"><text:s/></text:span><text:span text:style-name="T226_29">оцінки</text:span><text:span text:style-name="T226_30">,<text:s/></text:span><text:span text:style-name="T226_31">розробляють</text:span><text:span text:style-name="T226_32"><text:s/></text:span><text:span text:style-name="T226_33">загальну</text:span><text:span text:style-name="T226_34"><text:s/></text:span><text:span text:style-name="T226_35">методику</text:span><text:span text:style-name="T226_36"><text:s/></text:span><text:span text:style-name="T226_37">проведення</text:span><text:span text:style-name="T226_38"><text:s/></text:span><text:span text:style-name="T226_39">досліджень</text:span><text:span text:style-name="T226_40">.<text:s/></text:span><text:span text:style-name="T226_41">У</text:span><text:span text:style-name="T226_42"><text:s/></text:span><text:span text:style-name="T226_43">теоретичних</text:span><text:span text:style-name="T226_44"><text:s/></text:span><text:span text:style-name="T226_45">роботах</text:span><text:span text:style-name="T226_46"><text:s/></text:span><text:span text:style-name="T226_47">розкривають</text:span><text:span text:style-name="T226_48"><text:s/></text:span><text:span text:style-name="T226_49">методи</text:span><text:span text:style-name="T226_50"><text:s/></text:span><text:span text:style-name="T226_51">розрахунків</text:span><text:span text:style-name="T226_52">,<text:s/></text:span><text:span text:style-name="T226_53">гіпотези</text:span><text:span text:style-name="T226_54">,<text:s/></text:span><text:span text:style-name="T226_55">що</text:span><text:span text:style-name="T226_56"><text:s/></text:span><text:span text:style-name="T226_57">розглядають</text:span><text:span text:style-name="T226_58">.<text:s/></text:span><text:span text:style-name="T226_59">В</text:span><text:span text:style-name="T226_60"><text:s/></text:span><text:span text:style-name="T226_61">експериментальних</text:span><text:span text:style-name="T226_62"><text:s/></text:span><text:span text:style-name="T226_63"></text:span><text:span text:style-name="T226_64"><text:s/></text:span><text:span text:style-name="T226_65">принципи</text:span><text:span text:style-name="T226_66"><text:s/></text:span><text:span text:style-name="T226_67">дії</text:span><text:span text:style-name="T226_68"><text:s/></text:span><text:span text:style-name="T226_69">та</text:span><text:span text:style-name="T226_70"><text:s/></text:span><text:span text:style-name="T226_71">характеристики</text:span><text:span text:style-name="T226_72"><text:s/></text:span><text:span text:style-name="T226_73">розробленої</text:span><text:span text:style-name="T226_74"><text:s/></text:span><text:span text:style-name="T226_75">апаратури</text:span><text:span text:style-name="T226_76">,<text:s/></text:span><text:span text:style-name="T226_77">оцінки</text:span><text:span text:style-name="T226_78"><text:s/></text:span><text:span text:style-name="T226_79">похибок</text:span><text:span text:style-name="T226_80"><text:s/></text:span><text:span text:style-name="T226_81">вимірювань</text:span><text:span text:style-name="T226_82">.<text:s/></text:span></text:p>
      <text:p text:style-name="P227"><text:span text:style-name="T227_1">У</text:span><text:span text:style-name="T227_2"><text:s/></text:span><text:span text:style-name="T227_3">наступних</text:span><text:span text:style-name="T227_4"><text:s/></text:span><text:span text:style-name="T227_5">розділах</text:span><text:span text:style-name="T227_6"><text:s/></text:span><text:span text:style-name="T227_7">із</text:span><text:span text:style-name="T227_8"><text:s/></text:span><text:span text:style-name="T227_9">вичерпною</text:span><text:span text:style-name="T227_10"><text:s/></text:span><text:span text:style-name="T227_11">повнотою</text:span><text:span text:style-name="T227_12"><text:s/></text:span><text:span text:style-name="T227_13">викладаються</text:span><text:span text:style-name="T227_14"><text:s/></text:span><text:span text:style-name="T227_15">результати</text:span><text:span text:style-name="T227_16"><text:s/></text:span><text:span text:style-name="T227_17">власної</text:span><text:span text:style-name="T227_18"><text:s/></text:span><text:span text:style-name="T227_19">роботи</text:span><text:span text:style-name="T227_20"><text:s/></text:span><text:span text:style-name="T227_21">автора</text:span><text:span text:style-name="T227_22">.<text:s/></text:span><text:span text:style-name="T227_23">Автор</text:span><text:span text:style-name="T227_24"><text:s/></text:span><text:span text:style-name="T227_25">повинен</text:span><text:span text:style-name="T227_26"><text:s/></text:span><text:span text:style-name="T227_27">давати</text:span><text:span text:style-name="T227_28"><text:s/></text:span><text:span text:style-name="T227_29">оцінку</text:span><text:span text:style-name="T227_30"><text:s/></text:span><text:span text:style-name="T227_31">повноти</text:span><text:span text:style-name="T227_32"><text:s/></text:span><text:span text:style-name="T227_33">вирішення</text:span><text:span text:style-name="T227_34"><text:s/></text:span><text:span text:style-name="T227_35">поставлених</text:span><text:span text:style-name="T227_36"><text:s/></text:span><text:span text:style-name="T227_37">задач</text:span><text:span text:style-name="T227_38">,<text:s/></text:span><text:span text:style-name="T227_39">оцінку</text:span><text:span text:style-name="T227_40"><text:s/></text:span><text:span text:style-name="T227_41">достовірності</text:span><text:span text:style-name="T227_42"><text:s/></text:span><text:span text:style-name="T227_43">одержаних</text:span><text:span text:style-name="T227_44"><text:s/></text:span><text:span text:style-name="T227_45">результатів</text:span><text:span text:style-name="T227_46"><text:s/>(</text:span><text:span text:style-name="T227_47">характеристик</text:span><text:span text:style-name="T227_48">,<text:s/></text:span><text:span text:style-name="T227_49">параметрів</text:span><text:span text:style-name="T227_50">),<text:s/></text:span><text:span text:style-name="T227_51">їх</text:span><text:span text:style-name="T227_52"><text:s/></text:span><text:span text:style-name="T227_53">порівняння</text:span><text:span text:style-name="T227_54"><text:s/></text:span><text:span text:style-name="T227_55">з</text:span><text:span text:style-name="T227_56"><text:s/></text:span><text:span text:style-name="T227_57">аналогічними</text:span><text:span text:style-name="T227_58"><text:s/></text:span><text:span text:style-name="T227_59">результатами</text:span><text:span text:style-name="T227_60"><text:s/></text:span><text:span text:style-name="T227_61">вітчизняних</text:span><text:span text:style-name="T227_62"><text:s/></text:span><text:span text:style-name="T227_63">і</text:span><text:span text:style-name="T227_64"><text:s/></text:span><text:span text:style-name="T227_65">зарубіжних</text:span><text:span text:style-name="T227_66"><text:s/></text:span><text:span text:style-name="T227_67">праць</text:span><text:span text:style-name="T227_68">,<text:s/></text:span><text:span text:style-name="T227_69">обґрунтування</text:span><text:span text:style-name="T227_70"><text:s/></text:span><text:span text:style-name="T227_71">потреби</text:span><text:span text:style-name="T227_72"><text:s/></text:span><text:span text:style-name="T227_73">додаткових</text:span><text:span text:style-name="T227_74"><text:s/></text:span><text:span text:style-name="T227_75">досліджень</text:span><text:span text:style-name="T227_76">,<text:s/></text:span><text:span text:style-name="T227_77">негативні</text:span><text:span text:style-name="T227_78"><text:s/></text:span><text:span text:style-name="T227_79">результати</text:span><text:span text:style-name="T227_80">,<text:s/></text:span><text:span text:style-name="T227_81">які</text:span><text:span text:style-name="T227_82"><text:s/></text:span><text:span text:style-name="T227_83">обумовлюють</text:span><text:span text:style-name="T227_84"><text:s/></text:span><text:span text:style-name="T227_85">необхідність</text:span><text:span text:style-name="T227_86"><text:s/></text:span><text:span text:style-name="T227_87">припинення</text:span><text:span text:style-name="T227_88"><text:s/></text:span><text:span text:style-name="T227_89">подальших</text:span><text:span text:style-name="T227_90"><text:s/></text:span><text:span text:style-name="T227_91">досліджень</text:span><text:span text:style-name="T227_92">.<text:s/></text:span></text:p>
      <text:p text:style-name="P228"><text:span text:style-name="T228_1">Розділи</text:span><text:span text:style-name="T228_2"><text:s/></text:span><text:span text:style-name="T228_3">можна</text:span><text:span text:style-name="T228_4"><text:s/></text:span><text:span text:style-name="T228_5">поділяти</text:span><text:span text:style-name="T228_6"><text:s/></text:span><text:span text:style-name="T228_7">на</text:span><text:span text:style-name="T228_8"><text:s/></text:span><text:span text:style-name="T228_9">підрозділи</text:span><text:span text:style-name="T228_10"><text:s/></text:span><text:span text:style-name="T228_11">та</text:span><text:span text:style-name="T228_12"><text:s/></text:span><text:span text:style-name="T228_13">пункти</text:span><text:span text:style-name="T228_14">.<text:s/></text:span><text:span text:style-name="T228_15">Пункти</text:span><text:span text:style-name="T228_16">,<text:s/></text:span><text:span text:style-name="T228_17">якщо</text:span><text:span text:style-name="T228_18"><text:s/></text:span><text:span text:style-name="T228_19">це</text:span><text:span text:style-name="T228_20"><text:s/></text:span><text:span text:style-name="T228_21">необхідно</text:span><text:span text:style-name="T228_22">,<text:s/></text:span><text:span text:style-name="T228_23">поділяють</text:span><text:span text:style-name="T228_24"><text:s/></text:span><text:span text:style-name="T228_25">на</text:span><text:span text:style-name="T228_26"><text:s/></text:span><text:span text:style-name="T228_27">підпункти</text:span><text:span text:style-name="T228_28">.<text:s/></text:span><text:span text:style-name="T228_29">Кожен</text:span><text:span text:style-name="T228_30"><text:s/></text:span><text:span text:style-name="T228_31">пункт</text:span><text:span text:style-name="T228_32"><text:s/></text:span><text:span text:style-name="T228_33">і</text:span><text:span text:style-name="T228_34"><text:s/></text:span><text:span text:style-name="T228_35">підпункт</text:span><text:span text:style-name="T228_36"><text:s/></text:span><text:span text:style-name="T228_37">повинен</text:span><text:span text:style-name="T228_38"><text:s/></text:span><text:span text:style-name="T228_39">містити</text:span><text:span text:style-name="T228_40"><text:s/></text:span><text:span text:style-name="T228_41">закінчену</text:span><text:span text:style-name="T228_42"><text:s/></text:span><text:span text:style-name="T228_43">інформацію</text:span><text:span text:style-name="T228_44">.<text:s/></text:span><text:span text:style-name="T228_45">Повні</text:span><text:span text:style-name="T228_46"><text:s/></text:span><text:span text:style-name="T228_47">докази</text:span><text:span text:style-name="T228_48"><text:s/></text:span><text:span text:style-name="T228_49">або</text:span><text:span text:style-name="T228_50"><text:s/></text:span><text:span text:style-name="T228_51">подробиці</text:span><text:span text:style-name="T228_52"><text:s/></text:span><text:span text:style-name="T228_53">дослідження</text:span><text:span text:style-name="T228_54"><text:s/></text:span><text:span text:style-name="T228_55">можна</text:span><text:span text:style-name="T228_56"><text:s/></text:span><text:span text:style-name="T228_57">розмістити</text:span><text:span text:style-name="T228_58"><text:s/></text:span><text:span text:style-name="T228_59">у</text:span><text:span text:style-name="T228_60"><text:s/></text:span><text:span text:style-name="T228_61">додатках</text:span><text:span text:style-name="T228_62">.<text:s/></text:span></text:p>
      <text:p text:style-name="P229"/>
      <text:p text:style-name="P230"><text:span text:style-name="T230_1">Висновки</text:span><text:span text:style-name="T230_2"><text:s/></text:span><text:span text:style-name="T230_3">розташовують</text:span><text:span text:style-name="T230_4"><text:s/></text:span><text:span text:style-name="T230_5">безпосередньо</text:span><text:span text:style-name="T230_6"><text:s/></text:span><text:span text:style-name="T230_7">після</text:span><text:span text:style-name="T230_8"><text:s/></text:span><text:span text:style-name="T230_9">викладення</text:span><text:span text:style-name="T230_10"><text:s/></text:span><text:span text:style-name="T230_11">суті</text:span><text:span text:style-name="T230_12"><text:s/></text:span><text:span text:style-name="T230_13">роботи</text:span><text:span text:style-name="T230_14">,<text:s/></text:span><text:span text:style-name="T230_15">починаючи</text:span><text:span text:style-name="T230_16"><text:s/></text:span><text:span text:style-name="T230_17">з</text:span><text:span text:style-name="T230_18"><text:s/></text:span><text:span text:style-name="T230_19">нової</text:span><text:span text:style-name="T230_20"><text:s/></text:span><text:span text:style-name="T230_21">сторінки</text:span><text:span text:style-name="T230_22">.<text:s/></text:span><text:span text:style-name="T230_23">У</text:span><text:span text:style-name="T230_24"><text:s/></text:span><text:span text:style-name="T230_25">них</text:span><text:span text:style-name="T230_26"><text:s/></text:span><text:span text:style-name="T230_27">наводять</text:span><text:span text:style-name="T230_28"><text:s/></text:span><text:span text:style-name="T230_29">оцінку</text:span><text:span text:style-name="T230_30"><text:s/></text:span><text:span text:style-name="T230_31">одержаних</text:span><text:span text:style-name="T230_32"><text:s/></text:span><text:span text:style-name="T230_33">результатів</text:span><text:span text:style-name="T230_34"><text:s/></text:span><text:span text:style-name="T230_35">дослідження</text:span><text:span text:style-name="T230_36"><text:s/>(</text:span><text:span text:style-name="T230_37">наукову</text:span><text:span text:style-name="T230_38">,<text:s/></text:span><text:span text:style-name="T230_39">практичну</text:span><text:span text:style-name="T230_40">,<text:s/></text:span><text:span text:style-name="T230_41">соціальну</text:span><text:span text:style-name="T230_42"><text:s/></text:span><text:span text:style-name="T230_43">цінність</text:span><text:span text:style-name="T230_44">).<text:s/></text:span><text:span text:style-name="T230_45">Ця</text:span><text:span text:style-name="T230_46"><text:s/></text:span><text:span text:style-name="T230_47">частина</text:span><text:span text:style-name="T230_48"><text:s/></text:span><text:span text:style-name="T230_49">містить</text:span><text:span text:style-name="T230_50"><text:s/></text:span><text:span text:style-name="T230_51">погляди</text:span><text:span text:style-name="T230_52"><text:s/></text:span><text:span text:style-name="T230_53">автора</text:span><text:span text:style-name="T230_54"><text:s/></text:span><text:span text:style-name="T230_55">стосовно</text:span><text:span text:style-name="T230_56"><text:s/></text:span><text:span text:style-name="T230_57">суті</text:span><text:span text:style-name="T230_58"><text:s/></text:span><text:span text:style-name="T230_59">проблеми</text:span><text:span text:style-name="T230_60">,<text:s/></text:span><text:span text:style-name="T230_61">питань</text:span><text:span text:style-name="T230_62">,<text:s/></text:span><text:span text:style-name="T230_63">що</text:span><text:span text:style-name="T230_64"><text:s/></text:span><text:span text:style-name="T230_65">розглядались</text:span><text:span text:style-name="T230_66"><text:s/></text:span><text:span text:style-name="T230_67">у</text:span><text:span text:style-name="T230_68"><text:s/></text:span><text:span text:style-name="T230_69">роботі</text:span><text:span text:style-name="T230_70">,<text:s/></text:span><text:span text:style-name="T230_71">можливих</text:span><text:span text:style-name="T230_72"><text:s/></text:span><text:span text:style-name="T230_73">галузей</text:span><text:span text:style-name="T230_74"><text:s/></text:span><text:span text:style-name="T230_75">використання</text:span><text:span text:style-name="T230_76"><text:s/></text:span><text:span text:style-name="T230_77">здобутих</text:span><text:span text:style-name="T230_78"><text:s/></text:span><text:span text:style-name="T230_79">результатів</text:span><text:span text:style-name="T230_80"><text:s/></text:span><text:span text:style-name="T230_81">роботи</text:span><text:span text:style-name="T230_82">.<text:s/></text:span></text:p>
      <text:p text:style-name="P231"><text:span text:style-name="T231_1">У</text:span><text:span text:style-name="T231_2"><text:s/></text:span><text:span text:style-name="T231_3">висновках</text:span><text:span text:style-name="T231_4"><text:s/></text:span><text:span text:style-name="T231_5">необхідно</text:span><text:span text:style-name="T231_6"><text:s/></text:span><text:span text:style-name="T231_7">наголосити</text:span><text:span text:style-name="T231_8"><text:s/></text:span><text:span text:style-name="T231_9">на</text:span><text:span text:style-name="T231_10"><text:s/></text:span><text:span text:style-name="T231_11">якісних</text:span><text:span text:style-name="T231_12"><text:s/></text:span><text:span text:style-name="T231_13">та</text:span><text:span text:style-name="T231_14"><text:s/></text:span><text:span text:style-name="T231_15">кількісних</text:span><text:span text:style-name="T231_16"><text:s/></text:span><text:span text:style-name="T231_17">показниках</text:span><text:span text:style-name="T231_18"><text:s/></text:span><text:span text:style-name="T231_19">отриманих</text:span><text:span text:style-name="T231_20"><text:s/></text:span><text:span text:style-name="T231_21">результатів</text:span><text:span text:style-name="T231_22">,<text:s/></text:span><text:span text:style-name="T231_23">викласти</text:span><text:span text:style-name="T231_24"><text:s/></text:span><text:span text:style-name="T231_25">рекомендації</text:span><text:span text:style-name="T231_26"><text:s/></text:span><text:span text:style-name="T231_27">щодо</text:span><text:span text:style-name="T231_28"><text:s/></text:span><text:span text:style-name="T231_29">їх</text:span><text:span text:style-name="T231_30"><text:s/></text:span><text:span text:style-name="T231_31">використання</text:span><text:span text:style-name="T231_32">.<text:s/></text:span></text:p>
      <text:p text:style-name="P232"><text:span text:style-name="T232_1">Текст</text:span><text:span text:style-name="T232_2"><text:s/></text:span><text:span text:style-name="T232_3">висновків</text:span><text:span text:style-name="T232_4"><text:s/></text:span><text:span text:style-name="T232_5">можна</text:span><text:span text:style-name="T232_6"><text:s/></text:span><text:span text:style-name="T232_7">поділяти</text:span><text:span text:style-name="T232_8"><text:s/></text:span><text:span text:style-name="T232_9">на</text:span><text:span text:style-name="T232_10"><text:s/></text:span><text:span text:style-name="T232_11">пункти</text:span><text:span text:style-name="T232_12">.<text:s/></text:span></text:p>
      <text:p text:style-name="P233"/>
      <text:p text:style-name="P234"><text:span text:style-name="T234_1">Рекомендації</text:span><text:span text:style-name="T234_2"><text:s/></text:span><text:span text:style-name="T234_3">вміщують</text:span><text:span text:style-name="T234_4">,<text:s/></text:span><text:span text:style-name="T234_5">якщо</text:span><text:span text:style-name="T234_6"><text:s/></text:span><text:span text:style-name="T234_7">це</text:span><text:span text:style-name="T234_8"><text:s/></text:span><text:span text:style-name="T234_9">потрібно</text:span><text:span text:style-name="T234_10">,<text:s/></text:span><text:span text:style-name="T234_11">після</text:span><text:span text:style-name="T234_12"><text:s/></text:span><text:span text:style-name="T234_13">висновків</text:span><text:span text:style-name="T234_14">,<text:s/></text:span><text:span text:style-name="T234_15">починаючи</text:span><text:span text:style-name="T234_16"><text:s/></text:span><text:span text:style-name="T234_17">з</text:span><text:span text:style-name="T234_18"><text:s/></text:span><text:span text:style-name="T234_19">нової</text:span><text:span text:style-name="T234_20"><text:s/></text:span><text:span text:style-name="T234_21">сторінки</text:span><text:span text:style-name="T234_22">.<text:s/></text:span><text:span text:style-name="T234_23">У</text:span><text:span text:style-name="T234_24"><text:s/></text:span><text:span text:style-name="T234_25">рекомендаціях</text:span><text:span text:style-name="T234_26"><text:s/></text:span><text:span text:style-name="T234_27">визначають</text:span><text:span text:style-name="T234_28"><text:s/></text:span><text:span text:style-name="T234_29">подальші</text:span><text:span text:style-name="T234_30"><text:s/></text:span><text:span text:style-name="T234_31">роботи</text:span><text:span text:style-name="T234_32">,<text:s/></text:span><text:span text:style-name="T234_33">які</text:span><text:span text:style-name="T234_34"><text:s/></text:span><text:span text:style-name="T234_35">вважають</text:span><text:span text:style-name="T234_36"><text:s/></text:span><text:span text:style-name="T234_37">необхідними</text:span><text:span text:style-name="T234_38">,<text:s/></text:span><text:span text:style-name="T234_39">приділяючи</text:span><text:span text:style-name="T234_40"><text:s/></text:span><text:span text:style-name="T234_41">основну</text:span><text:span text:style-name="T234_42"><text:s/></text:span><text:span text:style-name="T234_43">увагу</text:span><text:span text:style-name="T234_44"><text:s/></text:span><text:span text:style-name="T234_45">пропозиціям</text:span><text:span text:style-name="T234_46"><text:s/></text:span><text:span text:style-name="T234_47">щодо</text:span><text:span text:style-name="T234_48"><text:s/></text:span><text:span text:style-name="T234_49">ефективного</text:span><text:span text:style-name="T234_50"><text:s/></text:span><text:span text:style-name="T234_51">використання</text:span><text:span text:style-name="T234_52"><text:s/></text:span><text:span text:style-name="T234_53">результатів</text:span><text:span text:style-name="T234_54"><text:s/></text:span><text:span text:style-name="T234_55">дослідження</text:span><text:span text:style-name="T234_56">.<text:s/></text:span><text:span text:style-name="T234_57">Текст</text:span><text:span text:style-name="T234_58"><text:s/></text:span><text:span text:style-name="T234_59">рекомендацій</text:span><text:span text:style-name="T234_60"><text:s/></text:span><text:span text:style-name="T234_61">можна</text:span><text:span text:style-name="T234_62"><text:s/></text:span><text:span text:style-name="T234_63">поділяти</text:span><text:span text:style-name="T234_64"><text:s/></text:span><text:span text:style-name="T234_65">на</text:span><text:span text:style-name="T234_66"><text:s/></text:span><text:span text:style-name="T234_67">пункти</text:span><text:span text:style-name="T234_68">.<text:s/></text:span></text:p>
      <text:p text:style-name="P235"/>
      <text:p text:style-name="P236"><text:span text:style-name="T236_1">Список</text:span><text:span text:style-name="T236_2"><text:s/></text:span><text:span text:style-name="T236_3">використаної</text:span><text:span text:style-name="T236_4"><text:s/></text:span><text:span text:style-name="T236_5">літератури</text:span><text:span text:style-name="T236_6">,<text:s/></text:span><text:span text:style-name="T236_7">який</text:span><text:span text:style-name="T236_8"><text:s/></text:span><text:span text:style-name="T236_9">починають</text:span><text:span text:style-name="T236_10"><text:s/></text:span><text:span text:style-name="T236_11">із</text:span><text:span text:style-name="T236_12"><text:s/></text:span><text:span text:style-name="T236_13">нової</text:span><text:span text:style-name="T236_14"><text:s/></text:span><text:span text:style-name="T236_15">сторінки</text:span><text:span text:style-name="T236_16">,<text:s/></text:span><text:span text:style-name="T236_17">завершує</text:span><text:span text:style-name="T236_18"><text:s/></text:span><text:span text:style-name="T236_19">основну</text:span><text:span text:style-name="T236_20"><text:s/></text:span><text:span text:style-name="T236_21">частину</text:span><text:span text:style-name="T236_22">.<text:s/></text:span><text:span text:style-name="T236_23">Перелік</text:span><text:span text:style-name="T236_24"><text:s/></text:span><text:span text:style-name="T236_25">джерел</text:span><text:span text:style-name="T236_26">,<text:s/></text:span><text:span text:style-name="T236_27">на</text:span><text:span text:style-name="T236_28"><text:s/></text:span><text:span text:style-name="T236_29">які</text:span><text:span text:style-name="T236_30"><text:s/></text:span><text:span text:style-name="T236_31">є</text:span><text:span text:style-name="T236_32"><text:s/></text:span><text:span text:style-name="T236_33">посилання</text:span><text:span text:style-name="T236_34"><text:s/></text:span><text:span text:style-name="T236_35">в</text:span><text:span text:style-name="T236_36"><text:s/></text:span><text:span text:style-name="T236_37">основній</text:span><text:span text:style-name="T236_38"><text:s/></text:span><text:span text:style-name="T236_39">частині</text:span><text:span text:style-name="T236_40"><text:s/></text:span><text:span text:style-name="T236_41">роботи</text:span><text:span text:style-name="T236_42">,<text:s/></text:span><text:span text:style-name="T236_43">наводять</text:span><text:span text:style-name="T236_44"><text:s/></text:span><text:span text:style-name="T236_45">після</text:span><text:span text:style-name="T236_46"><text:s/></text:span><text:span text:style-name="T236_47">рекомендацій</text:span><text:span text:style-name="T236_48">,<text:s/></text:span><text:span text:style-name="T236_49">якщо</text:span><text:span text:style-name="T236_50"><text:s/></text:span><text:span text:style-name="T236_51">вони</text:span><text:span text:style-name="T236_52"><text:s/></text:span><text:span text:style-name="T236_53">є</text:span><text:span text:style-name="T236_54">.<text:s/></text:span><text:span text:style-name="T236_55">Список</text:span><text:span text:style-name="T236_56"><text:s/></text:span><text:span text:style-name="T236_57">використаних</text:span><text:span text:style-name="T236_58"><text:s/></text:span><text:span text:style-name="T236_59">джерел</text:span><text:span text:style-name="T236_60"><text:s/></text:span><text:span text:style-name="T236_61"></text:span><text:span text:style-name="T236_62"><text:s/></text:span><text:span text:style-name="T236_63">елемент</text:span><text:span text:style-name="T236_64"><text:s/></text:span><text:span text:style-name="T236_65">бібліографічного</text:span><text:span text:style-name="T236_66"><text:s/></text:span><text:span text:style-name="T236_67">апарату</text:span><text:span text:style-name="T236_68">,<text:s/></text:span><text:span text:style-name="T236_69">котрий</text:span><text:span text:style-name="T236_70"><text:s/></text:span><text:span text:style-name="T236_71">містить</text:span><text:span text:style-name="T236_72"><text:s/></text:span><text:span text:style-name="T236_73">бібліографічні</text:span><text:span text:style-name="T236_74"><text:s/></text:span><text:span text:style-name="T236_75">описи</text:span><text:span text:style-name="T236_76"><text:s/></text:span><text:span text:style-name="T236_77">використаної</text:span><text:span text:style-name="T236_78"><text:s/></text:span><text:span text:style-name="T236_79">літератури</text:span><text:span text:style-name="T236_80">.<text:s/></text:span><text:span text:style-name="T236_81">Бібліографічний</text:span><text:span text:style-name="T236_82"><text:s/></text:span><text:span text:style-name="T236_83">опис</text:span><text:span text:style-name="T236_84"><text:s/></text:span><text:span text:style-name="T236_85">складають</text:span><text:span text:style-name="T236_86"><text:s/></text:span><text:span text:style-name="T236_87">безпосередньо</text:span><text:span text:style-name="T236_88"><text:s/></text:span><text:span text:style-name="T236_89">за</text:span><text:span text:style-name="T236_90"><text:s/></text:span><text:span text:style-name="T236_91">друкованим</text:span><text:span text:style-name="T236_92"><text:s/></text:span><text:span text:style-name="T236_93">твором</text:span><text:span text:style-name="T236_94"><text:s/></text:span><text:span text:style-name="T236_95">або</text:span><text:span text:style-name="T236_96"><text:s/></text:span><text:span text:style-name="T236_97">виписують</text:span><text:span text:style-name="T236_98"><text:s/></text:span><text:span text:style-name="T236_99">із</text:span><text:span text:style-name="T236_100"><text:s/></text:span><text:span text:style-name="T236_101">каталогів</text:span><text:span text:style-name="T236_102"><text:s/></text:span><text:span text:style-name="T236_103">і</text:span><text:span text:style-name="T236_104"><text:s/></text:span><text:span text:style-name="T236_105">бібліографічних</text:span><text:span text:style-name="T236_106"><text:s/></text:span><text:span text:style-name="T236_107">покажчиків</text:span><text:span text:style-name="T236_108"><text:s/></text:span><text:span text:style-name="T236_109">повністю</text:span><text:span text:style-name="T236_110"><text:s/></text:span><text:span text:style-name="T236_111">без</text:span><text:span text:style-name="T236_112"><text:s/></text:span><text:span text:style-name="T236_113">пропусків</text:span><text:span text:style-name="T236_114"><text:s/></text:span><text:span text:style-name="T236_115">будь</text:span><text:span text:style-name="T236_116">-</text:span><text:span text:style-name="T236_117">яких</text:span><text:span text:style-name="T236_118"><text:s/></text:span><text:span text:style-name="T236_119">елементів</text:span><text:span text:style-name="T236_120">,<text:s/></text:span><text:span text:style-name="T236_121">скорочення</text:span><text:span text:style-name="T236_122"><text:s/></text:span><text:span text:style-name="T236_123">назв</text:span><text:span text:style-name="T236_124"><text:s/></text:span><text:span text:style-name="T236_125">тощо</text:span><text:span text:style-name="T236_126">.<text:s/></text:span><text:span text:style-name="T236_127">Порядкові</text:span><text:span text:style-name="T236_128"><text:s/></text:span><text:span text:style-name="T236_129">номери</text:span><text:span text:style-name="T236_130"><text:s/></text:span><text:span text:style-name="T236_131">описів</text:span><text:span text:style-name="T236_132"><text:s/></text:span><text:span text:style-name="T236_133">у</text:span><text:span text:style-name="T236_134"><text:s/></text:span><text:span text:style-name="T236_135">переліку</text:span><text:span text:style-name="T236_136"><text:s/></text:span><text:span text:style-name="T236_137">є</text:span><text:span text:style-name="T236_138"><text:s/></text:span><text:span text:style-name="T236_139">посиланнями</text:span><text:span text:style-name="T236_140"><text:s/></text:span><text:span text:style-name="T236_141">у</text:span><text:span text:style-name="T236_142"><text:s/></text:span><text:span text:style-name="T236_143">тексті</text:span><text:span text:style-name="T236_144"><text:s/>(</text:span><text:span text:style-name="T236_145">номерні</text:span><text:span text:style-name="T236_146"><text:s/></text:span><text:span text:style-name="T236_147">посилання</text:span><text:span text:style-name="T236_148">).<text:s/></text:span><text:span text:style-name="T236_149">Список</text:span><text:span text:style-name="T236_150"><text:s/></text:span><text:span text:style-name="T236_151">використаної</text:span><text:span text:style-name="T236_152"><text:s/></text:span><text:span text:style-name="T236_153">літератури</text:span><text:span text:style-name="T236_154"><text:s/></text:span><text:span text:style-name="T236_155">складають</text:span><text:span text:style-name="T236_156"><text:s/></text:span><text:span text:style-name="T236_157">із</text:span><text:span text:style-name="T236_158"><text:s/></text:span><text:span text:style-name="T236_159">джерел</text:span><text:span text:style-name="T236_160"><text:s/></text:span><text:span text:style-name="T236_161">у</text:span><text:span text:style-name="T236_162"><text:s/></text:span><text:span text:style-name="T236_163">тому</text:span><text:span text:style-name="T236_164"><text:s/></text:span><text:span text:style-name="T236_165">порядку</text:span><text:span text:style-name="T236_166">,<text:s/></text:span><text:span text:style-name="T236_167">за</text:span><text:span text:style-name="T236_168"><text:s/></text:span><text:span text:style-name="T236_169">яким</text:span><text:span text:style-name="T236_170"><text:s/></text:span><text:span text:style-name="T236_171">вони</text:span><text:span text:style-name="T236_172"><text:s/></text:span><text:span text:style-name="T236_173">вперше</text:span><text:span text:style-name="T236_174"><text:s/></text:span><text:span text:style-name="T236_175">згадуються</text:span><text:span text:style-name="T236_176"><text:s/></text:span><text:span text:style-name="T236_177">у</text:span><text:span text:style-name="T236_178"><text:s/></text:span><text:span text:style-name="T236_179">тексті</text:span><text:span text:style-name="T236_180"><text:s/>(</text:span><text:span text:style-name="T236_181">найбільш</text:span><text:span text:style-name="T236_182"><text:s/></text:span><text:span text:style-name="T236_183">зручний</text:span><text:span text:style-name="T236_184"><text:s/></text:span><text:span text:style-name="T236_185">для</text:span><text:span text:style-name="T236_186"><text:s/></text:span><text:span text:style-name="T236_187">користування</text:span><text:span text:style-name="T236_188">).<text:s/></text:span><text:span text:style-name="T236_189">Відомості</text:span><text:span text:style-name="T236_190"><text:s/></text:span><text:span text:style-name="T236_191">про</text:span><text:span text:style-name="T236_192"><text:s/></text:span><text:span text:style-name="T236_193">джерела</text:span><text:span text:style-name="T236_194">,<text:s/></text:span><text:span text:style-name="T236_195">уключені</text:span><text:span text:style-name="T236_196"><text:s/></text:span><text:span text:style-name="T236_197">до</text:span><text:span text:style-name="T236_198"><text:s/></text:span><text:span text:style-name="T236_199">списку</text:span><text:span text:style-name="T236_200">,<text:s/></text:span><text:span text:style-name="T236_201">необхідно</text:span><text:span text:style-name="T236_202"><text:s/></text:span><text:span text:style-name="T236_203">давати</text:span><text:span text:style-name="T236_204"><text:s/></text:span><text:span text:style-name="T236_205">відповідно</text:span><text:span text:style-name="T236_206"><text:s/></text:span><text:span text:style-name="T236_207">до</text:span><text:span text:style-name="T236_208"><text:s/></text:span><text:span text:style-name="T236_209">вимог</text:span><text:span text:style-name="T236_210"><text:s/></text:span><text:span text:style-name="T236_211">державного</text:span><text:span text:style-name="T236_212"><text:s/></text:span><text:span text:style-name="T236_213">стандарту</text:span><text:span text:style-name="T236_214"><text:s/></text:span><text:span text:style-name="T236_215">з</text:span><text:span text:style-name="T236_216"><text:s/></text:span><text:span text:style-name="T236_217">обов</text:span><text:span text:style-name="T236_218">’</text:span><text:span text:style-name="T236_219">язковим</text:span><text:span text:style-name="T236_220"><text:s/></text:span><text:span text:style-name="T236_221">наведенням</text:span><text:span text:style-name="T236_222"><text:s/></text:span><text:span text:style-name="T236_223">назв</text:span><text:span text:style-name="T236_224"><text:s/></text:span><text:span text:style-name="T236_225">праць</text:span><text:span text:style-name="T236_226">.<text:s/></text:span><text:span text:style-name="T236_227">Зокрема</text:span><text:span text:style-name="T236_228">,<text:s/></text:span><text:span text:style-name="T236_229">потрібну</text:span><text:span text:style-name="T236_230"><text:s/></text:span><text:span text:style-name="T236_231">інформацію</text:span><text:span text:style-name="T236_232"><text:s/></text:span><text:span text:style-name="T236_233">щодо</text:span><text:span text:style-name="T236_234"><text:s/></text:span><text:span text:style-name="T236_235">згаданих</text:span><text:span text:style-name="T236_236"><text:s/></text:span><text:span text:style-name="T236_237">вимог</text:span><text:span text:style-name="T236_238"><text:s/></text:span><text:span text:style-name="T236_239">можна</text:span><text:span text:style-name="T236_240"><text:s/></text:span><text:span text:style-name="T236_241">одержати</text:span><text:span text:style-name="T236_242"><text:s/></text:span><text:span text:style-name="T236_243">із</text:span><text:span text:style-name="T236_244"><text:s/></text:span><text:span text:style-name="T236_245">таких</text:span><text:span text:style-name="T236_246"><text:s/></text:span><text:span text:style-name="T236_247">стандартів</text:span><text:span text:style-name="T236_248">:<text:s/></text:span></text:p>
      <text:list text:style-name="LS7" xml:id="list41">
        <text:list-item>
          <text:p text:style-name="P237"><text:span text:style-name="T237_1">ГОСТ</text:span><text:span text:style-name="T237_2"><text:s/>7.1-84<text:s/>«</text:span><text:span text:style-name="T237_3">Библиографическое</text:span><text:span text:style-name="T237_4"><text:s/></text:span><text:span text:style-name="T237_5">описание</text:span><text:span text:style-name="T237_6"><text:s/></text:span><text:span text:style-name="T237_7">документа</text:span><text:span text:style-name="T237_8">.<text:s/></text:span><text:span text:style-name="T237_9">Общие</text:span><text:span text:style-name="T237_10"> <text:s/></text:span><text:span text:style-name="T237_11">требования</text:span><text:span text:style-name="T237_12"><text:s/></text:span><text:span text:style-name="T237_13">и</text:span><text:span text:style-name="T237_14"><text:s/></text:span><text:span text:style-name="T237_15">правила</text:span><text:span text:style-name="T237_16"><text:s/></text:span><text:span text:style-name="T237_17">составления</text:span><text:span text:style-name="T237_18">»;<text:s/></text:span></text:p>
        </text:list-item>
        <text:list-item>
          <text:p text:style-name="P238"><text:span text:style-name="T238_1">ДСТУ</text:span><text:span text:style-name="T238_2"><text:s/>3582-97<text:s/>«</text:span><text:span text:style-name="T238_3">Інформація</text:span><text:span text:style-name="T238_4"><text:s/></text:span><text:span text:style-name="T238_5">та</text:span><text:span text:style-name="T238_6"><text:s/></text:span><text:span text:style-name="T238_7">документація</text:span><text:span text:style-name="T238_8">.<text:s/></text:span><text:span text:style-name="T238_9">Скорочення</text:span><text:span text:style-name="T238_10"><text:s/></text:span><text:span text:style-name="T238_11">слів</text:span><text:span text:style-name="T238_12"><text:s/></text:span><text:span text:style-name="T238_13">в</text:span><text:span text:style-name="T238_14"><text:s/></text:span><text:span text:style-name="T238_15">українській</text:span><text:span text:style-name="T238_16"><text:s/></text:span><text:span text:style-name="T238_17">мові</text:span><text:span text:style-name="T238_18"><text:s/></text:span><text:span text:style-name="T238_19">в</text:span><text:span text:style-name="T238_20"><text:s/></text:span><text:span text:style-name="T238_21">бібліографічному</text:span><text:span text:style-name="T238_22"><text:s/></text:span><text:span text:style-name="T238_23">описі</text:span><text:span text:style-name="T238_24">.<text:s/></text:span><text:span text:style-name="T238_25">Загальні</text:span><text:span text:style-name="T238_26"><text:s/></text:span><text:span text:style-name="T238_27">вимоги</text:span><text:span text:style-name="T238_28"><text:s/></text:span><text:span text:style-name="T238_29">та</text:span><text:span text:style-name="T238_30"><text:s/></text:span><text:span text:style-name="T238_31">правила</text:span><text:span text:style-name="T238_32">»;</text:span></text:p>
        </text:list-item>
        <text:list-item>
          <text:p text:style-name="P239"><text:span text:style-name="T239_1">ГОСТ</text:span><text:span text:style-name="T239_2"><text:s/>7.12-93<text:s/>«</text:span><text:span text:style-name="T239_3">Библиографическая</text:span><text:span text:style-name="T239_4"><text:s/></text:span><text:span text:style-name="T239_5">запись</text:span><text:span text:style-name="T239_6">.<text:s/></text:span><text:span text:style-name="T239_7">Сокращение</text:span><text:span text:style-name="T239_8"><text:s/></text:span><text:span text:style-name="T239_9">слов</text:span><text:span text:style-name="T239_10"><text:s/></text:span><text:span text:style-name="T239_11">на</text:span><text:span text:style-name="T239_12"><text:s/></text:span><text:span text:style-name="T239_13">русском</text:span><text:span text:style-name="T239_14"><text:s/></text:span><text:span text:style-name="T239_15">языке</text:span><text:span text:style-name="T239_16">.<text:s/></text:span><text:span text:style-name="T239_17">Общие</text:span><text:span text:style-name="T239_18"><text:s/></text:span><text:span text:style-name="T239_19">требования</text:span><text:span text:style-name="T239_20"><text:s/></text:span><text:span text:style-name="T239_21">и</text:span><text:span text:style-name="T239_22"><text:s/></text:span><text:span text:style-name="T239_23">правила</text:span><text:span text:style-name="T239_24">»;</text:span></text:p>
        </text:list-item>
      </text:list>
      <text:p text:style-name="P240"/>
      <text:p text:style-name="P241"/>
      <text:p text:style-name="P242"><text:span text:style-name="T242_1">Додаток</text:span><text:span text:style-name="T242_2"><text:s/></text:span><text:span text:style-name="T242_3">необхідно</text:span><text:span text:style-name="T242_4"><text:s/></text:span><text:span text:style-name="T242_5">починати</text:span><text:span text:style-name="T242_6"><text:s/></text:span><text:span text:style-name="T242_7">з</text:span><text:span text:style-name="T242_8"><text:s/></text:span><text:span text:style-name="T242_9">нової</text:span><text:span text:style-name="T242_10"><text:s/></text:span><text:span text:style-name="T242_11">сторінки</text:span><text:span text:style-name="T242_12">.<text:s/></text:span><text:span text:style-name="T242_13">У</text:span><text:span text:style-name="T242_14"><text:s/></text:span><text:span text:style-name="T242_15">ньому</text:span><text:span text:style-name="T242_16"><text:s/></text:span><text:span text:style-name="T242_17">вміщують</text:span><text:span text:style-name="T242_18"><text:s/></text:span><text:span text:style-name="T242_19">матеріал</text:span><text:span text:style-name="T242_20">,<text:s/></text:span><text:span text:style-name="T242_21">який</text:span><text:span text:style-name="T242_22">:<text:s/></text:span></text:p>
      <text:list text:style-name="LS8" xml:id="list44">
        <text:list-item>
          <text:p text:style-name="P243"><text:span text:style-name="T243_1">є</text:span><text:span text:style-name="T243_2"><text:s/></text:span><text:span text:style-name="T243_3">необхідним</text:span><text:span text:style-name="T243_4"><text:s/></text:span><text:span text:style-name="T243_5">для</text:span><text:span text:style-name="T243_6"><text:s/></text:span><text:span text:style-name="T243_7">повноти</text:span><text:span text:style-name="T243_8"><text:s/></text:span><text:span text:style-name="T243_9">роботи</text:span><text:span text:style-name="T243_10">,<text:s/></text:span><text:span text:style-name="T243_11">але</text:span><text:span text:style-name="T243_12"><text:s/></text:span><text:span text:style-name="T243_13">включення</text:span><text:span text:style-name="T243_14"><text:s/></text:span><text:span text:style-name="T243_15">його</text:span><text:span text:style-name="T243_16"><text:s/></text:span><text:span text:style-name="T243_17">до</text:span><text:span text:style-name="T243_18"><text:s/></text:span><text:span text:style-name="T243_19">її</text:span><text:span text:style-name="T243_20"><text:s/></text:span><text:span text:style-name="T243_21">основної</text:span><text:span text:style-name="T243_22"><text:s/></text:span><text:span text:style-name="T243_23">частини</text:span><text:span text:style-name="T243_24"><text:s/></text:span><text:span text:style-name="T243_25">може</text:span><text:span text:style-name="T243_26"><text:s/></text:span><text:span text:style-name="T243_27">змінити</text:span><text:span text:style-name="T243_28"><text:s/></text:span><text:span text:style-name="T243_29">логічне</text:span><text:span text:style-name="T243_30"><text:s/></text:span><text:span text:style-name="T243_31">та</text:span><text:span text:style-name="T243_32"><text:s/></text:span><text:span text:style-name="T243_33">впорядковане</text:span><text:span text:style-name="T243_34"><text:s/></text:span><text:span text:style-name="T243_35">уявлення</text:span><text:span text:style-name="T243_36"><text:s/></text:span><text:span text:style-name="T243_37">про</text:span><text:span text:style-name="T243_38"><text:s/></text:span><text:span text:style-name="T243_39">роботу</text:span><text:span text:style-name="T243_40">;<text:s/></text:span></text:p>
        </text:list-item>
        <text:list-item>
          <text:p text:style-name="P244"><text:span text:style-name="T244_1">не</text:span><text:span text:style-name="T244_2"><text:s/></text:span><text:span text:style-name="T244_3">може</text:span><text:span text:style-name="T244_4"><text:s/></text:span><text:span text:style-name="T244_5">бути</text:span><text:span text:style-name="T244_6"><text:s/></text:span><text:span text:style-name="T244_7">послідовно</text:span><text:span text:style-name="T244_8"><text:s/></text:span><text:span text:style-name="T244_9">розміщений</text:span><text:span text:style-name="T244_10"><text:s/></text:span><text:span text:style-name="T244_11">в</text:span><text:span text:style-name="T244_12"><text:s/></text:span><text:span text:style-name="T244_13">основній</text:span><text:span text:style-name="T244_14"><text:s/></text:span><text:span text:style-name="T244_15">частині</text:span><text:span text:style-name="T244_16"><text:s/></text:span><text:span text:style-name="T244_17">роботи</text:span><text:span text:style-name="T244_18"><text:s/></text:span><text:span text:style-name="T244_19">через</text:span><text:span text:style-name="T244_20"><text:s/></text:span><text:span text:style-name="T244_21">великий</text:span><text:span text:style-name="T244_22"><text:s/></text:span><text:span text:style-name="T244_23">обсяг</text:span><text:span text:style-name="T244_24"><text:s/></text:span><text:span text:style-name="T244_25">або</text:span><text:span text:style-name="T244_26"><text:s/></text:span><text:span text:style-name="T244_27">способи</text:span><text:span text:style-name="T244_28"><text:s/></text:span><text:span text:style-name="T244_29">відтворення</text:span><text:span text:style-name="T244_30">;<text:s/></text:span></text:p>
        </text:list-item>
        <text:list-item>
          <text:p text:style-name="P245"><text:span text:style-name="T245_1">може</text:span><text:span text:style-name="T245_2"><text:s/></text:span><text:span text:style-name="T245_3">бути</text:span><text:span text:style-name="T245_4"><text:s/></text:span><text:span text:style-name="T245_5">вилучений</text:span><text:span text:style-name="T245_6"><text:s/></text:span><text:span text:style-name="T245_7">для</text:span><text:span text:style-name="T245_8"><text:s/></text:span><text:span text:style-name="T245_9">широкого</text:span><text:span text:style-name="T245_10"><text:s/></text:span><text:span text:style-name="T245_11">кола</text:span><text:span text:style-name="T245_12"><text:s/></text:span><text:span text:style-name="T245_13">читачів</text:span><text:span text:style-name="T245_14">,<text:s/></text:span><text:span text:style-name="T245_15">але</text:span><text:span text:style-name="T245_16"><text:s/></text:span><text:span text:style-name="T245_17">є</text:span><text:span text:style-name="T245_18"><text:s/></text:span><text:span text:style-name="T245_19">необхідним</text:span><text:span text:style-name="T245_20"><text:s/></text:span><text:span text:style-name="T245_21">для</text:span><text:span text:style-name="T245_22"><text:s/></text:span><text:span text:style-name="T245_23">фахівців</text:span><text:span text:style-name="T245_24">.<text:s/></text:span></text:p>
        </text:list-item>
      </text:list>
      <text:p text:style-name="P246"><text:span text:style-name="T246_1">У</text:span><text:span text:style-name="T246_2"><text:s/></text:span><text:span text:style-name="T246_3">додаток</text:span><text:span text:style-name="T246_4"><text:s/></text:span><text:span text:style-name="T246_5">за</text:span><text:span text:style-name="T246_6"><text:s/></text:span><text:span text:style-name="T246_7">необхідності</text:span><text:span text:style-name="T246_8"><text:s/></text:span><text:span text:style-name="T246_9">можна</text:span><text:span text:style-name="T246_10"><text:s/></text:span><text:span text:style-name="T246_11">включити</text:span><text:span text:style-name="T246_12"><text:s/></text:span><text:span text:style-name="T246_13">допоміжний</text:span><text:span text:style-name="T246_14"><text:s/></text:span><text:span text:style-name="T246_15">матеріал</text:span><text:span text:style-name="T246_16">,<text:s/></text:span><text:span text:style-name="T246_17">наприклад</text:span><text:span text:style-name="T246_18">:<text:s/></text:span></text:p>
      <text:list text:style-name="LS9" xml:id="list47">
        <text:list-item>
          <text:p text:style-name="P247"><text:span text:style-name="T247_1">проміжні</text:span><text:span text:style-name="T247_2"><text:s/></text:span><text:span text:style-name="T247_3">математичні</text:span><text:span text:style-name="T247_4"><text:s/></text:span><text:span text:style-name="T247_5">доведення</text:span><text:span text:style-name="T247_6">,<text:s/></text:span><text:span text:style-name="T247_7">формули</text:span><text:span text:style-name="T247_8">,<text:s/></text:span><text:span text:style-name="T247_9">рівняння</text:span><text:span text:style-name="T247_10"><text:s/></text:span><text:span text:style-name="T247_11">та</text:span><text:span text:style-name="T247_12"><text:s/></text:span><text:span text:style-name="T247_13">розрахунки</text:span><text:span text:style-name="T247_14">;<text:s/></text:span></text:p>
        </text:list-item>
        <text:list-item>
          <text:p text:style-name="P248"><text:span text:style-name="T248_1">таблиці</text:span><text:span text:style-name="T248_2"><text:s/></text:span><text:span text:style-name="T248_3">додаткових</text:span><text:span text:style-name="T248_4"><text:s/></text:span><text:span text:style-name="T248_5">цифрових</text:span><text:span text:style-name="T248_6"><text:s/></text:span><text:span text:style-name="T248_7">даних</text:span><text:span text:style-name="T248_8">;<text:s/></text:span></text:p>
        </text:list-item>
        <text:list-item>
          <text:p text:style-name="P249"><text:span text:style-name="T249_1">протоколи</text:span><text:span text:style-name="T249_2"><text:s/></text:span><text:span text:style-name="T249_3">й</text:span><text:span text:style-name="T249_4"><text:s/></text:span><text:span text:style-name="T249_5">акти</text:span><text:span text:style-name="T249_6"><text:s/></text:span><text:span text:style-name="T249_7">випробувань</text:span><text:span text:style-name="T249_8">,<text:s/></text:span><text:span text:style-name="T249_9">упровадження</text:span><text:span text:style-name="T249_10">;<text:s/></text:span></text:p>
        </text:list-item>
        <text:list-item>
          <text:p text:style-name="P250"><text:span text:style-name="T250_1">опис</text:span><text:span text:style-name="T250_2"><text:s/></text:span><text:span text:style-name="T250_3">нових</text:span><text:span text:style-name="T250_4"><text:s/></text:span><text:span text:style-name="T250_5">програм</text:span><text:span text:style-name="T250_6">,<text:s/></text:span><text:span text:style-name="T250_7">які</text:span><text:span text:style-name="T250_8"><text:s/></text:span><text:span text:style-name="T250_9">використовувались</text:span><text:span text:style-name="T250_10"><text:s/></text:span><text:span text:style-name="T250_11">під</text:span><text:span text:style-name="T250_12"><text:s/></text:span><text:span text:style-name="T250_13">час</text:span><text:span text:style-name="T250_14"><text:s/></text:span><text:span text:style-name="T250_15">проведення</text:span><text:span text:style-name="T250_16"><text:s/></text:span><text:span text:style-name="T250_17">експериментів</text:span><text:span text:style-name="T250_18"><text:s/></text:span><text:span text:style-name="T250_19">та</text:span><text:span text:style-name="T250_20"><text:s/></text:span><text:span text:style-name="T250_21">розрахунків</text:span><text:span text:style-name="T250_22">;<text:s/></text:span></text:p>
        </text:list-item>
        <text:list-item>
          <text:p text:style-name="P251"><text:span text:style-name="T251_1">інструкції</text:span><text:span text:style-name="T251_2">,<text:s/></text:span><text:span text:style-name="T251_3">методики</text:span><text:span text:style-name="T251_4">,<text:s/></text:span><text:span text:style-name="T251_5">опис</text:span><text:span text:style-name="T251_6"><text:s/></text:span><text:span text:style-name="T251_7">алгоритмів</text:span><text:span text:style-name="T251_8"><text:s/></text:span><text:span text:style-name="T251_9">і</text:span><text:span text:style-name="T251_10"><text:s/></text:span><text:span text:style-name="T251_11">програм</text:span><text:span text:style-name="T251_12"><text:s/></text:span><text:span text:style-name="T251_13">реалізації</text:span><text:span text:style-name="T251_14"><text:s/></text:span><text:span text:style-name="T251_15">на</text:span><text:span text:style-name="T251_16"><text:s/></text:span><text:span text:style-name="T251_17">комп</text:span><text:span text:style-name="T251_18">’</text:span><text:span text:style-name="T251_19">ютерах</text:span><text:span text:style-name="T251_20"><text:s/></text:span><text:span text:style-name="T251_21">створених</text:span><text:span text:style-name="T251_22"><text:s/></text:span><text:span text:style-name="T251_23">методів</text:span><text:span text:style-name="T251_24">;<text:s/></text:span></text:p>
        </text:list-item>
        <text:list-item>
          <text:p text:style-name="P252"><text:span text:style-name="T252_1">текст</text:span><text:span text:style-name="T252_2"><text:s/></text:span><text:span text:style-name="T252_3">розроблених</text:span><text:span text:style-name="T252_4"><text:s/></text:span><text:span text:style-name="T252_5">програм</text:span><text:span text:style-name="T252_6">;<text:s/></text:span></text:p>
        </text:list-item>
        <text:list-item>
          <text:p text:style-name="P253"><text:span text:style-name="T253_1">ілюстрації</text:span><text:span text:style-name="T253_2"><text:s/></text:span><text:span text:style-name="T253_3">допоміжного</text:span><text:span text:style-name="T253_4"><text:s/></text:span><text:span text:style-name="T253_5">характеру</text:span><text:span text:style-name="T253_6">;<text:s/></text:span></text:p>
        </text:list-item>
        <text:list-item>
          <text:p text:style-name="P254"><text:span text:style-name="T254_1">додатковий</text:span><text:span text:style-name="T254_2"><text:s/></text:span><text:span text:style-name="T254_3">перелік</text:span><text:span text:style-name="T254_4"><text:s/></text:span><text:span text:style-name="T254_5">джерел</text:span><text:span text:style-name="T254_6">,<text:s/></text:span><text:span text:style-name="T254_7">на</text:span><text:span text:style-name="T254_8"><text:s/></text:span><text:span text:style-name="T254_9">які</text:span><text:span text:style-name="T254_10"><text:s/></text:span><text:span text:style-name="T254_11">не</text:span><text:span text:style-name="T254_12"><text:s/></text:span><text:span text:style-name="T254_13">було</text:span><text:span text:style-name="T254_14"><text:s/></text:span><text:span text:style-name="T254_15">посилань</text:span><text:span text:style-name="T254_16"><text:s/></text:span><text:span text:style-name="T254_17">у</text:span><text:span text:style-name="T254_18"><text:s/></text:span><text:span text:style-name="T254_19">роботі</text:span><text:span text:style-name="T254_20">,<text:s/></text:span><text:span text:style-name="T254_21">але</text:span><text:span text:style-name="T254_22"><text:s/></text:span><text:span text:style-name="T254_23">які</text:span><text:span text:style-name="T254_24"><text:s/></text:span><text:span text:style-name="T254_25">можуть</text:span><text:span text:style-name="T254_26"><text:s/></text:span><text:span text:style-name="T254_27">викликати</text:span><text:span text:style-name="T254_28"><text:s/></text:span><text:span text:style-name="T254_29">інтерес</text:span><text:span text:style-name="T254_30">.<text:s/></text:span></text:p>
        </text:list-item>
      </text:list>
      <text:h text:style-name="P255" text:outline-level="10"><text:span text:style-name="T255_1">2.4</text:span><text:span text:style-name="T255_2"><text:s/></text:span><text:span text:style-name="T255_3">Правила</text:span><text:span text:style-name="T255_4"><text:s/></text:span><text:span text:style-name="T255_5">оформлення</text:span><text:span text:style-name="T255_6"><text:s/></text:span><text:span text:style-name="T255_7">кваліфікаційної</text:span><text:span text:style-name="T255_8"><text:s/></text:span><text:span text:style-name="T255_9">роботи</text:span><text:span text:style-name="T255_10"><text:s/></text:span></text:h>
      <text:p text:style-name="P256"/>
      <text:p text:style-name="P257"><text:span text:style-name="T257_1"><text:s/></text:span><text:span text:style-name="T257_2">Загальні</text:span><text:span text:style-name="T257_3"><text:s/></text:span><text:span text:style-name="T257_4">правила</text:span><text:span text:style-name="T257_5">.</text:span><text:span text:style-name="T257_6"><text:s/></text:span><text:span text:style-name="T257_7">Робота</text:span><text:span text:style-name="T257_8"><text:s/></text:span><text:span text:style-name="T257_9">повинна</text:span><text:span text:style-name="T257_10"><text:s/></text:span><text:span text:style-name="T257_11">бути</text:span><text:span text:style-name="T257_12"><text:s/></text:span><text:span text:style-name="T257_13">надрукована</text:span><text:span text:style-name="T257_14"><text:s/></text:span><text:span text:style-name="T257_15">за</text:span><text:span text:style-name="T257_16"><text:s/></text:span><text:span text:style-name="T257_17">допомогою</text:span><text:span text:style-name="T257_18"><text:s/></text:span><text:span text:style-name="T257_19">комп</text:span><text:span text:style-name="T257_20">’</text:span><text:span text:style-name="T257_21">ютера</text:span><text:span text:style-name="T257_22"><text:s/></text:span><text:span text:style-name="T257_23">на</text:span><text:span text:style-name="T257_24"><text:s/></text:span><text:span text:style-name="T257_25">одній</text:span><text:span text:style-name="T257_26"><text:s/></text:span><text:span text:style-name="T257_27">стороні</text:span><text:span text:style-name="T257_28"><text:s/></text:span><text:span text:style-name="T257_29">аркуша</text:span><text:span text:style-name="T257_30"><text:s/></text:span><text:span text:style-name="T257_31">білого</text:span><text:span text:style-name="T257_32"><text:s/></text:span><text:span text:style-name="T257_33">паперу</text:span><text:span text:style-name="T257_34"><text:s/></text:span><text:span text:style-name="T257_35">формату</text:span><text:span text:style-name="T257_36"><text:s/></text:span><text:span text:style-name="T257_37">А</text:span><text:span text:style-name="T257_38">4<text:s/>(210297<text:s/></text:span><text:span text:style-name="T257_39">мм</text:span><text:span text:style-name="T257_40">).<text:s/></text:span><text:span text:style-name="T257_41">За</text:span><text:span text:style-name="T257_42"><text:s/></text:span><text:span text:style-name="T257_43">необхідності</text:span><text:span text:style-name="T257_44"><text:s/></text:span><text:span text:style-name="T257_45">допускається</text:span><text:span text:style-name="T257_46"><text:s/></text:span><text:span text:style-name="T257_47">використання</text:span><text:span text:style-name="T257_48"><text:s/></text:span><text:span text:style-name="T257_49">аркушів</text:span><text:span text:style-name="T257_50"><text:s/></text:span><text:span text:style-name="T257_51">формату</text:span><text:span text:style-name="T257_52"><text:s/></text:span><text:span text:style-name="T257_53">А</text:span><text:span text:style-name="T257_54">3<text:s/>(297420<text:s/></text:span><text:span text:style-name="T257_55">мм</text:span><text:span text:style-name="T257_56">).<text:s/></text:span></text:p>
      <text:p text:style-name="P258"><text:span text:style-name="T258_1">Роботу</text:span><text:span text:style-name="T258_2"><text:s/></text:span><text:span text:style-name="T258_3">друкують</text:span><text:span text:style-name="T258_4"><text:s/></text:span><text:span text:style-name="T258_5">через</text:span><text:span text:style-name="T258_6"><text:s/></text:span><text:span text:style-name="T258_7">два</text:span><text:span text:style-name="T258_8"><text:s/></text:span><text:span text:style-name="T258_9">міжрядкових</text:span><text:span text:style-name="T258_10"><text:s/></text:span><text:span text:style-name="T258_11">інтервали</text:span><text:span text:style-name="T258_12"><text:s/></text:span><text:span text:style-name="T258_13">до</text:span><text:span text:style-name="T258_14"><text:s/></text:span><text:span text:style-name="T258_15">тридцяти</text:span><text:span text:style-name="T258_16"><text:s/></text:span><text:span text:style-name="T258_17">рядків</text:span><text:span text:style-name="T258_18"><text:s/></text:span><text:span text:style-name="T258_19">на</text:span><text:span text:style-name="T258_20"><text:s/></text:span><text:span text:style-name="T258_21">сторінці</text:span><text:span text:style-name="T258_22"><text:s/></text:span><text:span text:style-name="T258_23">за</text:span><text:span text:style-name="T258_24"><text:s/></text:span><text:span text:style-name="T258_25">умови</text:span><text:span text:style-name="T258_26"><text:s/></text:span><text:span text:style-name="T258_27">рівномірного</text:span><text:span text:style-name="T258_28"><text:s/></text:span><text:span text:style-name="T258_29">її</text:span><text:span text:style-name="T258_30"><text:s/></text:span><text:span text:style-name="T258_31">заповнення</text:span><text:span text:style-name="T258_32">.<text:s/></text:span><text:span text:style-name="T258_33">Мінімальна</text:span><text:span text:style-name="T258_34"><text:s/></text:span><text:span text:style-name="T258_35">висота</text:span><text:span text:style-name="T258_36"><text:s/></text:span><text:span text:style-name="T258_37">шрифту</text:span><text:span text:style-name="T258_38"><text:s/></text:span><text:span text:style-name="T258_39"></text:span><text:span text:style-name="T258_40"><text:s/>1,8<text:s/></text:span><text:span text:style-name="T258_41">мм</text:span><text:span text:style-name="T258_42">.</text:span></text:p>
      <text:p text:style-name="P259"><text:span text:style-name="T259_1">При</text:span><text:span text:style-name="T259_2"><text:s/></text:span><text:span text:style-name="T259_3">оформленні</text:span><text:span text:style-name="T259_4"><text:s/></text:span><text:span text:style-name="T259_5">використовувати</text:span><text:span text:style-name="T259_6"> <text:s/></text:span><text:span text:style-name="T259_7">текстовий</text:span><text:span text:style-name="T259_8"><text:s/></text:span><text:span text:style-name="T259_9">редактор</text:span><text:span text:style-name="T259_10"><text:s/></text:span><text:span text:style-name="T259_11">MS</text:span><text:span text:style-name="T259_12"><text:s/></text:span><text:span text:style-name="T259_13">Word</text:span><text:span text:style-name="T259_14"><text:s/>(</text:span><text:span text:style-name="T259_15">рекомендований</text:span><text:span text:style-name="T259_16"><text:s/></text:span><text:span text:style-name="T259_17">розмір</text:span><text:span text:style-name="T259_18"><text:s/></text:span><text:span text:style-name="T259_19">шрифту</text:span><text:span text:style-name="T259_20"> <text:s/></text:span><text:span text:style-name="T259_21"></text:span><text:span text:style-name="T259_22"><text:s/>14).<text:s/></text:span></text:p>
      <text:p text:style-name="P260"><text:span text:style-name="T260_1">Під</text:span><text:span text:style-name="T260_2"><text:s/></text:span><text:span text:style-name="T260_3">час</text:span><text:span text:style-name="T260_4"><text:s/></text:span><text:span text:style-name="T260_5">виконання</text:span><text:span text:style-name="T260_6"><text:s/></text:span><text:span text:style-name="T260_7">роботи</text:span><text:span text:style-name="T260_8"><text:s/></text:span><text:span text:style-name="T260_9">необхідно</text:span><text:span text:style-name="T260_10"><text:s/></text:span><text:span text:style-name="T260_11">дотримуватись</text:span><text:span text:style-name="T260_12"><text:s/></text:span><text:span text:style-name="T260_13">рівномірної</text:span><text:span text:style-name="T260_14"><text:s/></text:span><text:span text:style-name="T260_15">щільності</text:span><text:span text:style-name="T260_16">,<text:s/></text:span><text:span text:style-name="T260_17">контрастності</text:span><text:span text:style-name="T260_18"><text:s/></text:span><text:span text:style-name="T260_19">й</text:span><text:span text:style-name="T260_20"><text:s/></text:span><text:span text:style-name="T260_21">чіткості</text:span><text:span text:style-name="T260_22"><text:s/></text:span><text:span text:style-name="T260_23">зображення</text:span><text:span text:style-name="T260_24">.<text:s/></text:span><text:span text:style-name="T260_25">Усі</text:span><text:span text:style-name="T260_26"><text:s/></text:span><text:span text:style-name="T260_27">лінії</text:span><text:span text:style-name="T260_28">,<text:s/></text:span><text:span text:style-name="T260_29">літери</text:span><text:span text:style-name="T260_30">,<text:s/></text:span><text:span text:style-name="T260_31">цифри</text:span><text:span text:style-name="T260_32"><text:s/></text:span><text:span text:style-name="T260_33">та</text:span><text:span text:style-name="T260_34"><text:s/></text:span><text:span text:style-name="T260_35">знаки</text:span><text:span text:style-name="T260_36"><text:s/></text:span><text:span text:style-name="T260_37">повинні</text:span><text:span text:style-name="T260_38"><text:s/></text:span><text:span text:style-name="T260_39">бути</text:span><text:span text:style-name="T260_40"><text:s/></text:span><text:span text:style-name="T260_41">однаково</text:span><text:span text:style-name="T260_42"><text:s/></text:span><text:span text:style-name="T260_43">чорними</text:span><text:span text:style-name="T260_44"><text:s/></text:span><text:span text:style-name="T260_45">впродовж</text:span><text:span text:style-name="T260_46"><text:s/></text:span><text:span text:style-name="T260_47">усієї</text:span><text:span text:style-name="T260_48"><text:s/></text:span><text:span text:style-name="T260_49">роботи</text:span><text:span text:style-name="T260_50">.<text:s/></text:span><text:span text:style-name="T260_51">Помилки</text:span><text:span text:style-name="T260_52">,<text:s/></text:span><text:span text:style-name="T260_53">описки</text:span><text:span text:style-name="T260_54"><text:s/></text:span><text:span text:style-name="T260_55">та</text:span><text:span text:style-name="T260_56"><text:s/></text:span><text:span text:style-name="T260_57">графічні</text:span><text:span text:style-name="T260_58"><text:s/></text:span><text:span text:style-name="T260_59">неточності</text:span><text:span text:style-name="T260_60"><text:s/></text:span><text:span text:style-name="T260_61">можна</text:span><text:span text:style-name="T260_62"><text:s/></text:span><text:span text:style-name="T260_63">виправляти</text:span><text:span text:style-name="T260_64"><text:s/></text:span><text:span text:style-name="T260_65">підчищенням</text:span><text:span text:style-name="T260_66"><text:s/></text:span><text:span text:style-name="T260_67">або</text:span><text:span text:style-name="T260_68"><text:s/></text:span><text:span text:style-name="T260_69">зафарбуванням</text:span><text:span text:style-name="T260_70"><text:s/></text:span><text:span text:style-name="T260_71">білою</text:span><text:span text:style-name="T260_72"><text:s/></text:span><text:span text:style-name="T260_73">фарбою</text:span><text:span text:style-name="T260_74"><text:s/></text:span><text:span text:style-name="T260_75">та</text:span><text:span text:style-name="T260_76"><text:s/></text:span><text:span text:style-name="T260_77">нанесенням</text:span><text:span text:style-name="T260_78"><text:s/></text:span><text:span text:style-name="T260_79">на</text:span><text:span text:style-name="T260_80"><text:s/></text:span><text:span text:style-name="T260_81">тому</text:span><text:span text:style-name="T260_82"><text:s/></text:span><text:span text:style-name="T260_83">ж</text:span><text:span text:style-name="T260_84"><text:s/></text:span><text:span text:style-name="T260_85">місці</text:span><text:span text:style-name="T260_86"><text:s/></text:span><text:span text:style-name="T260_87">або</text:span><text:span text:style-name="T260_88"><text:s/></text:span><text:span text:style-name="T260_89">між</text:span><text:span text:style-name="T260_90"><text:s/></text:span><text:span text:style-name="T260_91">рядками</text:span><text:span text:style-name="T260_92"><text:s/></text:span><text:span text:style-name="T260_93">виправленого</text:span><text:span text:style-name="T260_94"><text:s/></text:span><text:span text:style-name="T260_95">тексту</text:span><text:span text:style-name="T260_96"><text:s/></text:span><text:span text:style-name="T260_97">машинописним</text:span><text:span text:style-name="T260_98"><text:s/></text:span><text:span text:style-name="T260_99">способом</text:span><text:span text:style-name="T260_100"><text:s/></text:span><text:span text:style-name="T260_101">або</text:span><text:span text:style-name="T260_102"><text:s/></text:span><text:span text:style-name="T260_103">від</text:span><text:span text:style-name="T260_104"><text:s/></text:span><text:span text:style-name="T260_105">руки</text:span><text:span text:style-name="T260_106">.</text:span></text:p>
      <text:p text:style-name="P261"><text:span text:style-name="T261_1">Виправлене</text:span><text:span text:style-name="T261_2"><text:s/></text:span><text:span text:style-name="T261_3">повинно</text:span><text:span text:style-name="T261_4"><text:s/></text:span><text:span text:style-name="T261_5">бути</text:span><text:span text:style-name="T261_6"><text:s/></text:span><text:span text:style-name="T261_7">чорного</text:span><text:span text:style-name="T261_8"><text:s/></text:span><text:span text:style-name="T261_9">кольору</text:span><text:span text:style-name="T261_10">.<text:s/></text:span></text:p>
      <text:p text:style-name="P262"><text:span text:style-name="T262_1">Текст</text:span><text:span text:style-name="T262_2"><text:s/></text:span><text:span text:style-name="T262_3">роботи</text:span><text:span text:style-name="T262_4"><text:s/></text:span><text:span text:style-name="T262_5">друкують</text:span><text:span text:style-name="T262_6">,<text:s/></text:span><text:span text:style-name="T262_7">дотримуючись</text:span><text:span text:style-name="T262_8"><text:s/></text:span><text:span text:style-name="T262_9">таких</text:span><text:span text:style-name="T262_10"><text:s/></text:span><text:span text:style-name="T262_11">розмірів</text:span><text:span text:style-name="T262_12"><text:s/></text:span><text:span text:style-name="T262_13">полів</text:span><text:span text:style-name="T262_14">:<text:s/></text:span><text:span text:style-name="T262_15">верхнє</text:span><text:span text:style-name="T262_16">,<text:s/></text:span><text:span text:style-name="T262_17">ліве</text:span><text:span text:style-name="T262_18"><text:s/></text:span><text:span text:style-name="T262_19">і</text:span><text:span text:style-name="T262_20"><text:s/></text:span><text:span text:style-name="T262_21">нижнє</text:span><text:span text:style-name="T262_22"><text:s/>−<text:s/></text:span><text:span text:style-name="T262_23">не</text:span><text:span text:style-name="T262_24"><text:s/></text:span><text:span text:style-name="T262_25">менше</text:span><text:span text:style-name="T262_26"><text:s/>20<text:s/></text:span><text:span text:style-name="T262_27">мм</text:span><text:span text:style-name="T262_28">,<text:s/></text:span><text:span text:style-name="T262_29">праве</text:span><text:span text:style-name="T262_30"><text:s/>−<text:s/></text:span><text:span text:style-name="T262_31">не</text:span><text:span text:style-name="T262_32"><text:s/></text:span><text:span text:style-name="T262_33">менше</text:span><text:span text:style-name="T262_34"><text:s/>10<text:s/></text:span><text:span text:style-name="T262_35">мм</text:span><text:span text:style-name="T262_36">.<text:s/></text:span><text:span text:style-name="T262_37">Кегль</text:span><text:span text:style-name="T262_38"><text:s/></text:span><text:span text:style-name="T262_39">шрифту</text:span><text:span text:style-name="T262_40"><text:s/>−<text:s/></text:span><text:span text:style-name="T262_41">не</text:span><text:span text:style-name="T262_42"><text:s/></text:span><text:span text:style-name="T262_43">менше</text:span><text:span text:style-name="T262_44"><text:s/>12<text:s/>(</text:span><text:span text:style-name="T262_45">стандарт</text:span><text:span text:style-name="T262_46"><text:s/>−<text:s/>14).<text:s/></text:span></text:p>
      <text:p text:style-name="P263"><text:span text:style-name="T263_1"><text:s/></text:span><text:span text:style-name="T263_2">Абзацний</text:span><text:span text:style-name="T263_3"><text:s/></text:span><text:span text:style-name="T263_4">відступ</text:span><text:span text:style-name="T263_5"><text:s/></text:span><text:span text:style-name="T263_6">повинен</text:span><text:span text:style-name="T263_7"><text:s/></text:span><text:span text:style-name="T263_8">бути</text:span><text:span text:style-name="T263_9"><text:s/></text:span><text:span text:style-name="T263_10">однаковим</text:span><text:span text:style-name="T263_11"><text:s/></text:span><text:span text:style-name="T263_12">упродовж</text:span><text:span text:style-name="T263_13"><text:s/></text:span><text:span text:style-name="T263_14">усього</text:span><text:span text:style-name="T263_15"><text:s/></text:span><text:span text:style-name="T263_16">тексту</text:span><text:span text:style-name="T263_17"><text:s/></text:span><text:span text:style-name="T263_18">роботи</text:span><text:span text:style-name="T263_19"><text:s/></text:span><text:span text:style-name="T263_20">і</text:span><text:span text:style-name="T263_21"><text:s/></text:span><text:span text:style-name="T263_22">дорівнювати</text:span><text:span text:style-name="T263_23"><text:s/></text:span><text:span text:style-name="T263_24">п</text:span><text:span text:style-name="T263_25">’</text:span><text:span text:style-name="T263_26">яти</text:span><text:span text:style-name="T263_27"><text:s/></text:span><text:span text:style-name="T263_28">знакам</text:span><text:span text:style-name="T263_29">.<text:s/></text:span></text:p>
      <text:p text:style-name="P264"><text:span text:style-name="T264_1">Відстань</text:span><text:span text:style-name="T264_2"><text:s/></text:span><text:span text:style-name="T264_3">між</text:span><text:span text:style-name="T264_4"><text:s/></text:span><text:span text:style-name="T264_5">заголовком</text:span><text:span text:style-name="T264_6"><text:s/>(</text:span><text:span text:style-name="T264_7">за</text:span><text:span text:style-name="T264_8"><text:s/></text:span><text:span text:style-name="T264_9">винятком</text:span><text:span text:style-name="T264_10"><text:s/></text:span><text:span text:style-name="T264_11">заголовка</text:span><text:span text:style-name="T264_12"><text:s/></text:span><text:span text:style-name="T264_13">пункту</text:span><text:span text:style-name="T264_14">)<text:s/></text:span><text:span text:style-name="T264_15">і</text:span><text:span text:style-name="T264_16"><text:s/></text:span><text:span text:style-name="T264_17">подальшим</text:span><text:span text:style-name="T264_18"><text:s/></text:span><text:span text:style-name="T264_19">чи</text:span><text:span text:style-name="T264_20"><text:s/></text:span><text:span text:style-name="T264_21">попереднім</text:span><text:span text:style-name="T264_22"><text:s/></text:span><text:span text:style-name="T264_23">текстом</text:span><text:span text:style-name="T264_24"><text:s/></text:span><text:span text:style-name="T264_25">має</text:span><text:span text:style-name="T264_26"><text:s/></text:span><text:span text:style-name="T264_27">бути</text:span><text:span text:style-name="T264_28"> <text:s/></text:span><text:span text:style-name="T264_29">не</text:span><text:span text:style-name="T264_30"><text:s/></text:span><text:span text:style-name="T264_31">менше</text:span><text:span text:style-name="T264_32">,<text:s/></text:span><text:span text:style-name="T264_33">ніж</text:span><text:span text:style-name="T264_34"><text:s/></text:span><text:span text:style-name="T264_35">два</text:span><text:span text:style-name="T264_36"><text:s/></text:span><text:span text:style-name="T264_37">рядки</text:span><text:span text:style-name="T264_38">.<text:s/></text:span></text:p>
      <text:p text:style-name="P265"><text:span text:style-name="T265_1">Не</text:span><text:span text:style-name="T265_2"><text:s/></text:span><text:span text:style-name="T265_3">допускається</text:span><text:span text:style-name="T265_4"><text:s/></text:span><text:span text:style-name="T265_5">розміщувати</text:span><text:span text:style-name="T265_6"><text:s/></text:span><text:span text:style-name="T265_7">назву</text:span><text:span text:style-name="T265_8"><text:s/></text:span><text:span text:style-name="T265_9">розділу</text:span><text:span text:style-name="T265_10">,<text:s/></text:span><text:span text:style-name="T265_11">підрозділу</text:span><text:span text:style-name="T265_12">,<text:s/></text:span><text:span text:style-name="T265_13">а</text:span><text:span text:style-name="T265_14"><text:s/></text:span><text:span text:style-name="T265_15">також</text:span><text:span text:style-name="T265_16"><text:s/></text:span><text:span text:style-name="T265_17">пункту</text:span><text:span text:style-name="T265_18"><text:s/></text:span><text:span text:style-name="T265_19">й</text:span><text:span text:style-name="T265_20"><text:s/></text:span><text:span text:style-name="T265_21">підпункту</text:span><text:span text:style-name="T265_22"><text:s/></text:span><text:span text:style-name="T265_23">в</text:span><text:span text:style-name="T265_24"><text:s/></text:span><text:span text:style-name="T265_25">нижній</text:span><text:span text:style-name="T265_26"><text:s/></text:span><text:span text:style-name="T265_27">частині</text:span><text:span text:style-name="T265_28"><text:s/></text:span><text:span text:style-name="T265_29">сторінки</text:span><text:span text:style-name="T265_30">,<text:s/></text:span><text:span text:style-name="T265_31">якщо</text:span><text:span text:style-name="T265_32"><text:s/></text:span><text:span text:style-name="T265_33">після</text:span><text:span text:style-name="T265_34"><text:s/></text:span><text:span text:style-name="T265_35">неї</text:span><text:span text:style-name="T265_36"><text:s/></text:span><text:span text:style-name="T265_37">розміщено</text:span><text:span text:style-name="T265_38"><text:s/></text:span><text:span text:style-name="T265_39">тільки</text:span><text:span text:style-name="T265_40"><text:s/></text:span><text:span text:style-name="T265_41">один</text:span><text:span text:style-name="T265_42"><text:s/></text:span><text:span text:style-name="T265_43">рядок</text:span><text:span text:style-name="T265_44"><text:s/></text:span><text:span text:style-name="T265_45">тексту</text:span><text:span text:style-name="T265_46">.<text:s/></text:span></text:p>
      <text:p text:style-name="P266"><text:span text:style-name="T266_1">Роздруковані</text:span><text:span text:style-name="T266_2"><text:s/></text:span><text:span text:style-name="T266_3">на</text:span><text:span text:style-name="T266_4"><text:s/></text:span><text:span text:style-name="T266_5">ЕОМ</text:span><text:span text:style-name="T266_6"><text:s/></text:span><text:span text:style-name="T266_7">програмні</text:span><text:span text:style-name="T266_8"><text:s/></text:span><text:span text:style-name="T266_9">документи</text:span><text:span text:style-name="T266_10"><text:s/></text:span><text:span text:style-name="T266_11">повинні</text:span><text:span text:style-name="T266_12"><text:s/></text:span><text:span text:style-name="T266_13">відповідати</text:span><text:span text:style-name="T266_14"><text:s/></text:span><text:span text:style-name="T266_15">формату</text:span><text:span text:style-name="T266_16"><text:s/></text:span><text:span text:style-name="T266_17">А</text:span><text:span text:style-name="T266_18">4<text:s/>(</text:span><text:span text:style-name="T266_19">мають</text:span><text:span text:style-name="T266_20"><text:s/></text:span><text:span text:style-name="T266_21">бути</text:span><text:span text:style-name="T266_22"><text:s/></text:span><text:span text:style-name="T266_23">розрізаними</text:span><text:span text:style-name="T266_24">),<text:s/></text:span><text:span text:style-name="T266_25">їх</text:span><text:span text:style-name="T266_26"><text:s/></text:span><text:span text:style-name="T266_27">включають</text:span><text:span text:style-name="T266_28"><text:s/></text:span><text:span text:style-name="T266_29">до</text:span><text:span text:style-name="T266_30"><text:s/></text:span><text:span text:style-name="T266_31">загальної</text:span><text:span text:style-name="T266_32"><text:s/></text:span><text:span text:style-name="T266_33">нумерації</text:span><text:span text:style-name="T266_34"><text:s/></text:span><text:span text:style-name="T266_35">сторінок</text:span><text:span text:style-name="T266_36"><text:s/></text:span><text:span text:style-name="T266_37">роботи</text:span><text:span text:style-name="T266_38"><text:s/></text:span><text:span text:style-name="T266_39">і</text:span><text:span text:style-name="T266_40"><text:s/></text:span><text:span text:style-name="T266_41">розміщують</text:span><text:span text:style-name="T266_42"><text:s/></text:span><text:span text:style-name="T266_43">як</text:span><text:span text:style-name="T266_44"><text:s/></text:span><text:span text:style-name="T266_45">в</text:span><text:span text:style-name="T266_46"><text:s/></text:span><text:span text:style-name="T266_47">основному</text:span><text:span text:style-name="T266_48"><text:s/></text:span><text:span text:style-name="T266_49">тексті</text:span><text:span text:style-name="T266_50">,<text:s/></text:span><text:span text:style-name="T266_51">так</text:span><text:span text:style-name="T266_52"><text:s/></text:span><text:span text:style-name="T266_53">і</text:span><text:span text:style-name="T266_54"><text:s/></text:span><text:span text:style-name="T266_55">за</text:span><text:span text:style-name="T266_56"><text:s/></text:span><text:span text:style-name="T266_57">необхідності</text:span><text:span text:style-name="T266_58"><text:s/></text:span><text:span text:style-name="T266_59">у</text:span><text:span text:style-name="T266_60"><text:s/></text:span><text:span text:style-name="T266_61">додатках</text:span><text:span text:style-name="T266_62">.<text:s/></text:span></text:p>
      <text:p text:style-name="P267"><text:span text:style-name="T267_1">Текст</text:span><text:span text:style-name="T267_2"><text:s/></text:span><text:span text:style-name="T267_3">основної</text:span><text:span text:style-name="T267_4"><text:s/></text:span><text:span text:style-name="T267_5">частини</text:span><text:span text:style-name="T267_6"><text:s/></text:span><text:span text:style-name="T267_7">роботи</text:span><text:span text:style-name="T267_8"><text:s/></text:span><text:span text:style-name="T267_9">поділяють</text:span><text:span text:style-name="T267_10"><text:s/></text:span><text:span text:style-name="T267_11">на</text:span><text:span text:style-name="T267_12"><text:s/></text:span><text:span text:style-name="T267_13">розділи</text:span><text:span text:style-name="T267_14">,<text:s/></text:span><text:span text:style-name="T267_15">підрозділи</text:span><text:span text:style-name="T267_16">,<text:s/></text:span><text:span text:style-name="T267_17">пункти</text:span><text:span text:style-name="T267_18"><text:s/></text:span><text:span text:style-name="T267_19">та</text:span><text:span text:style-name="T267_20"><text:s/></text:span><text:span text:style-name="T267_21">підпункти</text:span><text:span text:style-name="T267_22">.<text:s/></text:span></text:p>
      <text:p text:style-name="P268"><text:span text:style-name="T268_1"><text:s/></text:span><text:span text:style-name="T268_2">Першу</text:span><text:span text:style-name="T268_3"><text:s/></text:span><text:span text:style-name="T268_4">сторінку</text:span><text:span text:style-name="T268_5"><text:s/></text:span><text:span text:style-name="T268_6">структурних</text:span><text:span text:style-name="T268_7"><text:s/></text:span><text:span text:style-name="T268_8">частин</text:span><text:span text:style-name="T268_9"><text:s/></text:span><text:span text:style-name="T268_10">роботи</text:span><text:span text:style-name="T268_11"><text:s/></text:span><text:span text:style-name="T268_12">із</text:span><text:span text:style-name="T268_13"><text:s/></text:span><text:span text:style-name="T268_14">заголовками</text:span><text:span text:style-name="T268_15"><text:s/>«</text:span><text:span text:style-name="T268_16">ЗМІСТ</text:span><text:span text:style-name="T268_17">»,</text:span></text:p>
      <text:p text:style-name="P269"><text:span text:style-name="T269_1"><text:s/>«</text:span><text:span text:style-name="T269_2">ПЕРЕЛІК</text:span><text:span text:style-name="T269_3"><text:s/></text:span><text:span text:style-name="T269_4">УМОВНИХ</text:span><text:span text:style-name="T269_5"><text:s/></text:span><text:span text:style-name="T269_6">ПОЗНАЧЕНЬ</text:span><text:span text:style-name="T269_7">,<text:s/></text:span><text:span text:style-name="T269_8">СИМВОЛІВ</text:span><text:span text:style-name="T269_9">,<text:s/></text:span><text:span text:style-name="T269_10">ОДИНИЦЬ</text:span><text:span text:style-name="T269_11"><text:s/></text:span><text:span text:style-name="T269_12">СКОРОЧЕНЬ</text:span><text:span text:style-name="T269_13"><text:s/></text:span><text:span text:style-name="T269_14">І</text:span><text:span text:style-name="T269_15"><text:s/></text:span><text:span text:style-name="T269_16">ТЕРМІНІВ</text:span><text:span text:style-name="T269_17">»,</text:span></text:p>
      <text:p text:style-name="P270"><text:span text:style-name="T270_1"><text:s/>«</text:span><text:span text:style-name="T270_2">ВСТУП</text:span><text:span text:style-name="T270_3">»,</text:span></text:p>
      <text:p text:style-name="P271"><text:span text:style-name="T271_1"><text:s/>«</text:span><text:span text:style-name="T271_2">ВИСНОВКИ</text:span><text:span text:style-name="T271_3">»,</text:span></text:p>
      <text:p text:style-name="P272"><text:span text:style-name="T272_1"><text:s/>«</text:span><text:span text:style-name="T272_2">РЕКОМЕНДАЦІЇ</text:span><text:span text:style-name="T272_3">»<text:s/></text:span><text:span text:style-name="T272_4">та</text:span></text:p>
      <text:p text:style-name="P273"><text:span text:style-name="T273_1"><text:s/>«</text:span><text:span text:style-name="T273_2">СПИСОК</text:span><text:span text:style-name="T273_3"><text:s/></text:span><text:span text:style-name="T273_4">ВИКОРИСТАНОЇ</text:span><text:span text:style-name="T273_5"><text:s/></text:span><text:span text:style-name="T273_6">ЛІТЕРАТУРИ</text:span><text:span text:style-name="T273_7">»</text:span></text:p>
      <text:p text:style-name="P274"><text:span text:style-name="T274_1"><text:s/></text:span><text:span text:style-name="T274_2">не</text:span><text:span text:style-name="T274_3"><text:s/></text:span><text:span text:style-name="T274_4">нумерують</text:span><text:span text:style-name="T274_5">.<text:s/></text:span></text:p>
      <text:p text:style-name="P275"><text:span text:style-name="T275_1">Розділи</text:span><text:span text:style-name="T275_2"><text:s/></text:span><text:span text:style-name="T275_3">і</text:span><text:span text:style-name="T275_4"><text:s/></text:span><text:span text:style-name="T275_5">підрозділи</text:span><text:span text:style-name="T275_6"><text:s/></text:span><text:span text:style-name="T275_7">роботи</text:span><text:span text:style-name="T275_8"><text:s/></text:span><text:span text:style-name="T275_9">повинні</text:span><text:span text:style-name="T275_10"><text:s/></text:span><text:span text:style-name="T275_11">мати</text:span><text:span text:style-name="T275_12"><text:s/></text:span><text:span text:style-name="T275_13">заголовки</text:span><text:span text:style-name="T275_14">.<text:s/></text:span><text:span text:style-name="T275_15">Пункти</text:span><text:span text:style-name="T275_16"><text:s/></text:span><text:span text:style-name="T275_17">та</text:span><text:span text:style-name="T275_18"><text:s/></text:span><text:span text:style-name="T275_19">підпункти</text:span><text:span text:style-name="T275_20"><text:s/></text:span><text:span text:style-name="T275_21">можуть</text:span><text:span text:style-name="T275_22"><text:s/></text:span><text:span text:style-name="T275_23">мати</text:span><text:span text:style-name="T275_24"><text:s/></text:span><text:span text:style-name="T275_25">заголовки</text:span><text:span text:style-name="T275_26">.<text:s/></text:span><text:span text:style-name="T275_27">Заголовки</text:span><text:span text:style-name="T275_28"><text:s/></text:span><text:span text:style-name="T275_29">структурних</text:span><text:span text:style-name="T275_30"><text:s/></text:span><text:span text:style-name="T275_31">частин</text:span><text:span text:style-name="T275_32"><text:s/></text:span><text:span text:style-name="T275_33">роботи</text:span><text:span text:style-name="T275_34"><text:s/></text:span><text:span text:style-name="T275_35">і</text:span><text:span text:style-name="T275_36"><text:s/></text:span><text:span text:style-name="T275_37">заголовки</text:span><text:span text:style-name="T275_38"><text:s/></text:span><text:span text:style-name="T275_39">розділів</text:span><text:span text:style-name="T275_40"><text:s/></text:span><text:span text:style-name="T275_41">слід</text:span><text:span text:style-name="T275_42"><text:s/></text:span><text:span text:style-name="T275_43">розташовувати</text:span><text:span text:style-name="T275_44"><text:s/></text:span><text:span text:style-name="T275_45">посередині</text:span><text:span text:style-name="T275_46"><text:s/></text:span><text:span text:style-name="T275_47">рядка</text:span><text:span text:style-name="T275_48"><text:s/></text:span><text:span text:style-name="T275_49">та</text:span><text:span text:style-name="T275_50"><text:s/></text:span><text:span text:style-name="T275_51">друкувати</text:span><text:span text:style-name="T275_52"><text:s/></text:span><text:span text:style-name="T275_53">великими</text:span><text:span text:style-name="T275_54"><text:s/></text:span><text:span text:style-name="T275_55">літерами</text:span><text:span text:style-name="T275_56"><text:s/></text:span><text:span text:style-name="T275_57">без</text:span><text:span text:style-name="T275_58"><text:s/></text:span><text:span text:style-name="T275_59">крапки</text:span><text:span text:style-name="T275_60"><text:s/></text:span><text:span text:style-name="T275_61">у</text:span><text:span text:style-name="T275_62"><text:s/></text:span><text:span text:style-name="T275_63">кінці</text:span><text:span text:style-name="T275_64">,<text:s/></text:span><text:span text:style-name="T275_65">не</text:span><text:span text:style-name="T275_66"><text:s/></text:span><text:span text:style-name="T275_67">підкреслюючи</text:span><text:span text:style-name="T275_68">.<text:s/></text:span><text:span text:style-name="T275_69">Заголовки</text:span><text:span text:style-name="T275_70"><text:s/></text:span><text:span text:style-name="T275_71">підрозділів</text:span><text:span text:style-name="T275_72">,<text:s/></text:span><text:span text:style-name="T275_73">пунктів</text:span><text:span text:style-name="T275_74"><text:s/></text:span><text:span text:style-name="T275_75">і</text:span><text:span text:style-name="T275_76"><text:s/></text:span><text:span text:style-name="T275_77">підпунктів</text:span><text:span text:style-name="T275_78"><text:s/></text:span><text:span text:style-name="T275_79">роботи</text:span><text:span text:style-name="T275_80"><text:s/></text:span><text:span text:style-name="T275_81">слід</text:span><text:span text:style-name="T275_82"><text:s/></text:span><text:span text:style-name="T275_83">починати</text:span><text:span text:style-name="T275_84"><text:s/></text:span><text:span text:style-name="T275_85">з</text:span><text:span text:style-name="T275_86"><text:s/></text:span><text:span text:style-name="T275_87">абзацного</text:span><text:span text:style-name="T275_88"><text:s/></text:span><text:span text:style-name="T275_89">відступу</text:span><text:span text:style-name="T275_90"><text:s/></text:span><text:span text:style-name="T275_91">та</text:span><text:span text:style-name="T275_92"><text:s/></text:span><text:span text:style-name="T275_93">друкувати</text:span><text:span text:style-name="T275_94"><text:s/></text:span><text:span text:style-name="T275_95">малими</text:span><text:span text:style-name="T275_96"><text:s/></text:span><text:span text:style-name="T275_97">літерами</text:span><text:span text:style-name="T275_98"><text:s/>(</text:span><text:span text:style-name="T275_99">крім</text:span><text:span text:style-name="T275_100"><text:s/></text:span><text:span text:style-name="T275_101">першої</text:span><text:span text:style-name="T275_102"><text:s/></text:span><text:span text:style-name="T275_103">великої</text:span><text:span text:style-name="T275_104">)<text:s/></text:span><text:span text:style-name="T275_105">не</text:span><text:span text:style-name="T275_106"><text:s/></text:span><text:span text:style-name="T275_107">підкреслюючи</text:span><text:span text:style-name="T275_108">,<text:s/></text:span><text:span text:style-name="T275_109">без</text:span><text:span text:style-name="T275_110"><text:s/></text:span><text:span text:style-name="T275_111">крапки</text:span><text:span text:style-name="T275_112"><text:s/></text:span><text:span text:style-name="T275_113">у</text:span><text:span text:style-name="T275_114"><text:s/></text:span><text:span text:style-name="T275_115">кінці</text:span><text:span text:style-name="T275_116">.<text:s/></text:span><text:span text:style-name="T275_117">Перенесення</text:span><text:span text:style-name="T275_118"><text:s/></text:span><text:span text:style-name="T275_119">слів</text:span><text:span text:style-name="T275_120"><text:s/></text:span><text:span text:style-name="T275_121">у</text:span><text:span text:style-name="T275_122"><text:s/></text:span><text:span text:style-name="T275_123">заголовку</text:span><text:span text:style-name="T275_124"><text:s/></text:span><text:span text:style-name="T275_125">розділу</text:span><text:span text:style-name="T275_126"><text:s/></text:span><text:span text:style-name="T275_127">не</text:span><text:span text:style-name="T275_128"><text:s/></text:span><text:span text:style-name="T275_129">дозволяється</text:span><text:span text:style-name="T275_130">.<text:s/></text:span><text:span text:style-name="T275_131">Якщо</text:span><text:span text:style-name="T275_132"><text:s/></text:span><text:span text:style-name="T275_133">заголовок</text:span><text:span text:style-name="T275_134"><text:s/></text:span><text:span text:style-name="T275_135">складається</text:span><text:span text:style-name="T275_136"><text:s/></text:span><text:span text:style-name="T275_137">з</text:span><text:span text:style-name="T275_138"><text:s/></text:span><text:span text:style-name="T275_139">двох</text:span><text:span text:style-name="T275_140"><text:s/></text:span><text:span text:style-name="T275_141">і</text:span><text:span text:style-name="T275_142"><text:s/></text:span><text:span text:style-name="T275_143">більше</text:span><text:span text:style-name="T275_144"><text:s/></text:span><text:span text:style-name="T275_145">речень</text:span><text:span text:style-name="T275_146">,<text:s/></text:span><text:span text:style-name="T275_147">їх</text:span><text:span text:style-name="T275_148"><text:s/></text:span><text:span text:style-name="T275_149">розділяють</text:span><text:span text:style-name="T275_150"><text:s/></text:span><text:span text:style-name="T275_151">крапкою</text:span><text:span text:style-name="T275_152">.<text:s/></text:span></text:p>
      <text:p text:style-name="P276"><text:span text:style-name="T276_1">Новий</text:span><text:span text:style-name="T276_2"><text:s/></text:span><text:span text:style-name="T276_3">розділ</text:span><text:span text:style-name="T276_4"><text:s/></text:span><text:span text:style-name="T276_5">та</text:span><text:span text:style-name="T276_6"><text:s/></text:span><text:span text:style-name="T276_7">кожну</text:span><text:span text:style-name="T276_8"><text:s/></text:span><text:span text:style-name="T276_9">структурну</text:span><text:span text:style-name="T276_10"><text:s/></text:span><text:span text:style-name="T276_11">частину</text:span><text:span text:style-name="T276_12"><text:s/></text:span><text:span text:style-name="T276_13">треба</text:span><text:span text:style-name="T276_14"><text:s/></text:span><text:span text:style-name="T276_15">починати</text:span><text:span text:style-name="T276_16"><text:s/></text:span><text:span text:style-name="T276_17">з</text:span><text:span text:style-name="T276_18"><text:s/></text:span><text:span text:style-name="T276_19">нової</text:span><text:span text:style-name="T276_20"><text:s/></text:span><text:span text:style-name="T276_21">сторінки</text:span><text:span text:style-name="T276_22">.<text:s/></text:span></text:p>
      <text:p text:style-name="P277"><text:span text:style-name="T277_1">Назви</text:span><text:span text:style-name="T277_2"><text:s/></text:span><text:span text:style-name="T277_3">установ</text:span><text:span text:style-name="T277_4">,<text:s/></text:span><text:span text:style-name="T277_5">організацій</text:span><text:span text:style-name="T277_6">,<text:s/></text:span><text:span text:style-name="T277_7">фірм</text:span><text:span text:style-name="T277_8">,<text:s/></text:span><text:span text:style-name="T277_9">програмних</text:span><text:span text:style-name="T277_10"><text:s/></text:span><text:span text:style-name="T277_11">засобів</text:span><text:span text:style-name="T277_12">,<text:s/></text:span><text:span text:style-name="T277_13">прізвища</text:span><text:span text:style-name="T277_14"><text:s/></text:span><text:span text:style-name="T277_15">та</text:span><text:span text:style-name="T277_16"><text:s/></text:span><text:span text:style-name="T277_17">інші</text:span><text:span text:style-name="T277_18"><text:s/></text:span><text:span text:style-name="T277_19">власні</text:span><text:span text:style-name="T277_20"><text:s/></text:span><text:span text:style-name="T277_21">назви</text:span><text:span text:style-name="T277_22"><text:s/></text:span><text:span text:style-name="T277_23">у</text:span><text:span text:style-name="T277_24"><text:s/></text:span><text:span text:style-name="T277_25">тексті</text:span><text:span text:style-name="T277_26"><text:s/></text:span><text:span text:style-name="T277_27">роботи</text:span><text:span text:style-name="T277_28"><text:s/></text:span><text:span text:style-name="T277_29">наводять</text:span><text:span text:style-name="T277_30"><text:s/></text:span><text:span text:style-name="T277_31">мовою</text:span><text:span text:style-name="T277_32"><text:s/></text:span><text:span text:style-name="T277_33">оригіналу</text:span><text:span text:style-name="T277_34">.<text:s/></text:span><text:span text:style-name="T277_35">Допускається</text:span><text:span text:style-name="T277_36"><text:s/></text:span><text:span text:style-name="T277_37">транслітерувати</text:span><text:span text:style-name="T277_38"><text:s/></text:span><text:span text:style-name="T277_39">власні</text:span><text:span text:style-name="T277_40"><text:s/></text:span><text:span text:style-name="T277_41">назви</text:span><text:span text:style-name="T277_42"><text:s/></text:span><text:span text:style-name="T277_43">й</text:span><text:span text:style-name="T277_44"><text:s/></text:span><text:span text:style-name="T277_45">наводити</text:span><text:span text:style-name="T277_46"><text:s/></text:span><text:span text:style-name="T277_47">назви</text:span><text:span text:style-name="T277_48"><text:s/></text:span><text:span text:style-name="T277_49">організацій</text:span><text:span text:style-name="T277_50"><text:s/></text:span><text:span text:style-name="T277_51">у</text:span><text:span text:style-name="T277_52"><text:s/></text:span><text:span text:style-name="T277_53">перекладі</text:span><text:span text:style-name="T277_54"><text:s/></text:span><text:span text:style-name="T277_55">на</text:span><text:span text:style-name="T277_56"><text:s/></text:span><text:span text:style-name="T277_57">мову</text:span><text:span text:style-name="T277_58"><text:s/></text:span><text:span text:style-name="T277_59">роботи</text:span><text:span text:style-name="T277_60">,<text:s/></text:span><text:span text:style-name="T277_61">додаючи</text:span><text:span text:style-name="T277_62"><text:s/>(</text:span><text:span text:style-name="T277_63">при</text:span><text:span text:style-name="T277_64"><text:s/></text:span><text:span text:style-name="T277_65">першій</text:span><text:span text:style-name="T277_66"><text:s/></text:span><text:span text:style-name="T277_67">згадці</text:span><text:span text:style-name="T277_68">)<text:s/></text:span><text:span text:style-name="T277_69">оригінальну</text:span><text:span text:style-name="T277_70"><text:s/></text:span><text:span text:style-name="T277_71">назву</text:span><text:span text:style-name="T277_72">.<text:s/></text:span></text:p>
      <text:p text:style-name="P278"/>
      <text:p text:style-name="P279"><text:span text:style-name="T279_1">Перелік</text:span><text:span text:style-name="T279_2"><text:s/></text:span><text:span text:style-name="T279_3">умовних</text:span><text:span text:style-name="T279_4"><text:s/></text:span><text:span text:style-name="T279_5">позначень</text:span><text:span text:style-name="T279_6">,<text:s/></text:span><text:span text:style-name="T279_7">символів</text:span><text:span text:style-name="T279_8">,<text:s/></text:span><text:span text:style-name="T279_9">одиниць</text:span><text:span text:style-name="T279_10"><text:s/></text:span><text:span text:style-name="T279_11">скорочень</text:span><text:span text:style-name="T279_12"><text:s/></text:span><text:span text:style-name="T279_13">і</text:span><text:span text:style-name="T279_14"><text:s/></text:span><text:span text:style-name="T279_15">термінів</text:span><text:span text:style-name="T279_16"><text:s/></text:span><text:span text:style-name="T279_17">повинен</text:span><text:span text:style-name="T279_18"><text:s/></text:span><text:span text:style-name="T279_19">друкуватись</text:span><text:span text:style-name="T279_20"><text:s/></text:span><text:span text:style-name="T279_21">у</text:span><text:span text:style-name="T279_22"><text:s/></text:span><text:span text:style-name="T279_23">дві</text:span><text:span text:style-name="T279_24"><text:s/></text:span><text:span text:style-name="T279_25">колонки</text:span><text:span text:style-name="T279_26">.<text:s/></text:span><text:span text:style-name="T279_27">Ліворуч</text:span><text:span text:style-name="T279_28"><text:s/></text:span><text:span text:style-name="T279_29">в</text:span><text:span text:style-name="T279_30"><text:s/></text:span><text:span text:style-name="T279_31">абетковому</text:span><text:span text:style-name="T279_32"><text:s/></text:span><text:span text:style-name="T279_33">порядку</text:span><text:span text:style-name="T279_34"><text:s/></text:span><text:span text:style-name="T279_35">наводять</text:span><text:span text:style-name="T279_36"><text:s/></text:span><text:span text:style-name="T279_37">умовні</text:span><text:span text:style-name="T279_38"><text:s/></text:span><text:span text:style-name="T279_39">позначення</text:span><text:span text:style-name="T279_40">,<text:s/></text:span><text:span text:style-name="T279_41">символи</text:span><text:span text:style-name="T279_42">,<text:s/></text:span><text:span text:style-name="T279_43">одиниці</text:span><text:span text:style-name="T279_44"><text:s/></text:span><text:span text:style-name="T279_45">скорочення</text:span><text:span text:style-name="T279_46"><text:s/></text:span><text:span text:style-name="T279_47">і</text:span><text:span text:style-name="T279_48"><text:s/></text:span><text:span text:style-name="T279_49">терміни</text:span><text:span text:style-name="T279_50">,<text:s/></text:span><text:span text:style-name="T279_51">праворуч</text:span><text:span text:style-name="T279_52"><text:s/>−<text:s/></text:span><text:span text:style-name="T279_53">їх</text:span><text:span text:style-name="T279_54"><text:s/></text:span><text:span text:style-name="T279_55">детальну</text:span><text:span text:style-name="T279_56"><text:s/></text:span><text:span text:style-name="T279_57">розшифровку</text:span><text:span text:style-name="T279_58">.<text:s/></text:span><text:span text:style-name="T279_59">Спершу</text:span><text:span text:style-name="T279_60"><text:s/></text:span><text:span text:style-name="T279_61">розташовують</text:span><text:span text:style-name="T279_62"><text:s/></text:span><text:span text:style-name="T279_63">україномовні</text:span><text:span text:style-name="T279_64"><text:s/></text:span><text:span text:style-name="T279_65">скорочення</text:span><text:span text:style-name="T279_66">,<text:s/></text:span><text:span text:style-name="T279_67">потім</text:span><text:span text:style-name="T279_68"><text:s/>−<text:s/></text:span><text:span text:style-name="T279_69">на</text:span><text:span text:style-name="T279_70"><text:s/></text:span><text:span text:style-name="T279_71">кирилиці</text:span><text:span text:style-name="T279_72">,<text:s/></text:span><text:span text:style-name="T279_73">далі</text:span><text:span text:style-name="T279_74"><text:s/>−<text:s/></text:span><text:span text:style-name="T279_75">латиномовні</text:span><text:span text:style-name="T279_76">,<text:s/></text:span><text:span text:style-name="T279_77">усі</text:span><text:span text:style-name="T279_78"><text:s/></text:span><text:span text:style-name="T279_79">інші</text:span><text:span text:style-name="T279_80"><text:s/>−<text:s/></text:span><text:span text:style-name="T279_81">у</text:span><text:span text:style-name="T279_82"><text:s/></text:span><text:span text:style-name="T279_83">кінці</text:span><text:span text:style-name="T279_84">.</text:span></text:p>
      <text:p text:style-name="P280"/>
      <text:p text:style-name="P281"><text:span text:style-name="T281_1">Нумерація</text:span><text:span text:style-name="T281_2"><text:s/></text:span><text:span text:style-name="T281_3">сторінок</text:span><text:span text:style-name="T281_4"><text:s/></text:span><text:span text:style-name="T281_5">роботи</text:span><text:span text:style-name="T281_6">.</text:span><text:span text:style-name="T281_7"><text:s/></text:span><text:span text:style-name="T281_8">Сторінки</text:span><text:span text:style-name="T281_9"><text:s/></text:span><text:span text:style-name="T281_10">роботи</text:span><text:span text:style-name="T281_11"><text:s/></text:span><text:span text:style-name="T281_12">слід</text:span><text:span text:style-name="T281_13"><text:s/></text:span><text:span text:style-name="T281_14">нумерувати</text:span><text:span text:style-name="T281_15"><text:s/></text:span><text:span text:style-name="T281_16">арабськими</text:span><text:span text:style-name="T281_17"><text:s/></text:span><text:span text:style-name="T281_18">цифрами</text:span><text:span text:style-name="T281_19"><text:s/></text:span><text:span text:style-name="T281_20">без</text:span><text:span text:style-name="T281_21"><text:s/></text:span><text:span text:style-name="T281_22">знака</text:span><text:span text:style-name="T281_23"><text:s/>№,<text:s/></text:span><text:span text:style-name="T281_24">додержуючись</text:span><text:span text:style-name="T281_25"><text:s/></text:span><text:span text:style-name="T281_26">наскрізної</text:span><text:span text:style-name="T281_27"><text:s/></text:span><text:span text:style-name="T281_28">нумерації</text:span><text:span text:style-name="T281_29"><text:s/></text:span><text:span text:style-name="T281_30">впродовж</text:span><text:span text:style-name="T281_31"><text:s/></text:span><text:span text:style-name="T281_32">усього</text:span><text:span text:style-name="T281_33"><text:s/></text:span><text:span text:style-name="T281_34">тексту</text:span><text:span text:style-name="T281_35"><text:s/></text:span><text:span text:style-name="T281_36">роботи</text:span><text:span text:style-name="T281_37">.<text:s/></text:span><text:span text:style-name="T281_38">Титульний</text:span><text:span text:style-name="T281_39"><text:s/></text:span><text:span text:style-name="T281_40">аркуш</text:span><text:span text:style-name="T281_41"><text:s/>(</text:span><text:span text:style-name="T281_42">перша</text:span><text:span text:style-name="T281_43"><text:s/></text:span><text:span text:style-name="T281_44">сторінка</text:span><text:span text:style-name="T281_45"><text:s/></text:span><text:span text:style-name="T281_46">роботи</text:span><text:span text:style-name="T281_47">)<text:s/></text:span><text:span text:style-name="T281_48">включають</text:span><text:span text:style-name="T281_49"><text:s/></text:span><text:span text:style-name="T281_50">до</text:span><text:span text:style-name="T281_51"><text:s/></text:span><text:span text:style-name="T281_52">загальної</text:span><text:span text:style-name="T281_53"><text:s/></text:span><text:span text:style-name="T281_54">нумерації</text:span><text:span text:style-name="T281_55"><text:s/></text:span><text:span text:style-name="T281_56">сторінок</text:span><text:span text:style-name="T281_57"><text:s/></text:span><text:span text:style-name="T281_58">роботи</text:span><text:span text:style-name="T281_59">,<text:s/></text:span><text:span text:style-name="T281_60">але</text:span><text:span text:style-name="T281_61"><text:s/></text:span><text:span text:style-name="T281_62">на</text:span><text:span text:style-name="T281_63"><text:s/></text:span><text:span text:style-name="T281_64">ньому</text:span><text:span text:style-name="T281_65"><text:s/></text:span><text:span text:style-name="T281_66">номер</text:span><text:span text:style-name="T281_67"><text:s/></text:span><text:span text:style-name="T281_68">не</text:span><text:span text:style-name="T281_69"><text:s/></text:span><text:span text:style-name="T281_70">проставляють</text:span><text:span text:style-name="T281_71">.<text:s/></text:span><text:span text:style-name="T281_72">На</text:span><text:span text:style-name="T281_73"><text:s/></text:span><text:span text:style-name="T281_74">наступних</text:span><text:span text:style-name="T281_75"><text:s/></text:span><text:span text:style-name="T281_76">сторінках</text:span><text:span text:style-name="T281_77"><text:s/></text:span><text:span text:style-name="T281_78">номер</text:span><text:span text:style-name="T281_79"><text:s/></text:span><text:span text:style-name="T281_80">проставляють</text:span><text:span text:style-name="T281_81"><text:s/></text:span><text:span text:style-name="T281_82">у</text:span><text:span text:style-name="T281_83"><text:s/></text:span><text:span text:style-name="T281_84">правому</text:span><text:span text:style-name="T281_85"><text:s/></text:span><text:span text:style-name="T281_86">верхньому</text:span><text:span text:style-name="T281_87"><text:s/></text:span><text:span text:style-name="T281_88">куті</text:span><text:span text:style-name="T281_89"><text:s/></text:span><text:span text:style-name="T281_90">сторінки</text:span><text:span text:style-name="T281_91"><text:s/></text:span><text:span text:style-name="T281_92">без</text:span><text:span text:style-name="T281_93"><text:s/></text:span><text:span text:style-name="T281_94">крапки</text:span><text:span text:style-name="T281_95"><text:s/></text:span><text:span text:style-name="T281_96">у</text:span><text:span text:style-name="T281_97"><text:s/></text:span><text:span text:style-name="T281_98">кінці</text:span><text:span text:style-name="T281_99">.<text:s/></text:span></text:p>
      <text:p text:style-name="P282"><text:span text:style-name="T282_1">Такі</text:span><text:span text:style-name="T282_2"><text:s/></text:span><text:span text:style-name="T282_3">структурні</text:span><text:span text:style-name="T282_4"><text:s/></text:span><text:span text:style-name="T282_5">частини</text:span><text:span text:style-name="T282_6">,<text:s/></text:span><text:span text:style-name="T282_7">як</text:span><text:span text:style-name="T282_8"><text:s/></text:span><text:span text:style-name="T282_9">зміст</text:span><text:span text:style-name="T282_10">,<text:s/></text:span><text:span text:style-name="T282_11">перелік</text:span><text:span text:style-name="T282_12"><text:s/></text:span><text:span text:style-name="T282_13">умовних</text:span><text:span text:style-name="T282_14"><text:s/></text:span><text:span text:style-name="T282_15">позначень</text:span><text:span text:style-name="T282_16">,<text:s/></text:span><text:span text:style-name="T282_17">вступ</text:span><text:span text:style-name="T282_18">,<text:s/></text:span><text:span text:style-name="T282_19">висновки</text:span><text:span text:style-name="T282_20">,<text:s/></text:span><text:span text:style-name="T282_21">список</text:span><text:span text:style-name="T282_22"><text:s/></text:span><text:span text:style-name="T282_23">використаних</text:span><text:span text:style-name="T282_24"><text:s/></text:span><text:span text:style-name="T282_25">джерел</text:span><text:span text:style-name="T282_26"><text:s/></text:span><text:span text:style-name="T282_27">не</text:span><text:span text:style-name="T282_28"><text:s/></text:span><text:span text:style-name="T282_29">мають</text:span><text:span text:style-name="T282_30"><text:s/></text:span><text:span text:style-name="T282_31">порядкового</text:span><text:span text:style-name="T282_32"><text:s/></text:span><text:span text:style-name="T282_33">номера</text:span><text:span text:style-name="T282_34">.<text:s/></text:span><text:span text:style-name="T282_35">Звертаємо</text:span><text:span text:style-name="T282_36"><text:s/></text:span><text:span text:style-name="T282_37">увагу</text:span><text:span text:style-name="T282_38"><text:s/></text:span><text:span text:style-name="T282_39">на</text:span><text:span text:style-name="T282_40"><text:s/></text:span><text:span text:style-name="T282_41">те</text:span><text:span text:style-name="T282_42">,<text:s/></text:span><text:span text:style-name="T282_43">що</text:span><text:span text:style-name="T282_44"><text:s/></text:span><text:span text:style-name="T282_45">всі</text:span><text:span text:style-name="T282_46"><text:s/></text:span><text:span text:style-name="T282_47">аркуші</text:span><text:span text:style-name="T282_48">,<text:s/></text:span><text:span text:style-name="T282_49">на</text:span><text:span text:style-name="T282_50"><text:s/></text:span><text:span text:style-name="T282_51">яких</text:span><text:span text:style-name="T282_52"><text:s/></text:span><text:span text:style-name="T282_53">розміщені</text:span><text:span text:style-name="T282_54"><text:s/></text:span><text:span text:style-name="T282_55">згадані</text:span><text:span text:style-name="T282_56"><text:s/></text:span><text:span text:style-name="T282_57">структурні</text:span><text:span text:style-name="T282_58"><text:s/></text:span><text:span text:style-name="T282_59">частини</text:span><text:span text:style-name="T282_60"><text:s/></text:span><text:span text:style-name="T282_61">роботи</text:span><text:span text:style-name="T282_62">,<text:s/></text:span><text:span text:style-name="T282_63">нумерують</text:span><text:span text:style-name="T282_64"><text:s/></text:span><text:span text:style-name="T282_65">як</text:span><text:span text:style-name="T282_66"><text:s/></text:span><text:span text:style-name="T282_67">звичайно</text:span><text:span text:style-name="T282_68">.<text:s/></text:span><text:span text:style-name="T282_69">Не</text:span><text:span text:style-name="T282_70"><text:s/></text:span><text:span text:style-name="T282_71">нумерують</text:span><text:span text:style-name="T282_72"><text:s/></text:span><text:span text:style-name="T282_73">лише</text:span><text:span text:style-name="T282_74"><text:s/></text:span><text:span text:style-name="T282_75">їх</text:span><text:span text:style-name="T282_76"><text:s/></text:span><text:span text:style-name="T282_77">заголовки</text:span><text:span text:style-name="T282_78">,<text:s/></text:span><text:span text:style-name="T282_79">тобто</text:span><text:span text:style-name="T282_80"><text:s/></text:span><text:span text:style-name="T282_81">не</text:span><text:span text:style-name="T282_82"><text:s/></text:span><text:span text:style-name="T282_83">можна</text:span><text:span text:style-name="T282_84"><text:s/></text:span><text:span text:style-name="T282_85">друкувати</text:span><text:span text:style-name="T282_86">:<text:s/>«1.<text:s/></text:span><text:span text:style-name="T282_87">ВСТУП</text:span><text:span text:style-name="T282_88">»<text:s/></text:span><text:span text:style-name="T282_89">або</text:span><text:span text:style-name="T282_90"><text:s/>«</text:span><text:span text:style-name="T282_91">Розділ</text:span><text:span text:style-name="T282_92"><text:s/>6.<text:s/></text:span><text:span text:style-name="T282_93">ВИСНОВКИ</text:span><text:span text:style-name="T282_94">».<text:s/></text:span></text:p>
      <text:p text:style-name="P283"/>
      <text:p text:style-name="P284"><text:span text:style-name="T284_1">Нумерація</text:span><text:span text:style-name="T284_2"><text:s/></text:span><text:span text:style-name="T284_3">розділів</text:span><text:span text:style-name="T284_4">,<text:s/></text:span><text:span text:style-name="T284_5">підрозділів</text:span><text:span text:style-name="T284_6">,<text:s/></text:span><text:span text:style-name="T284_7">пунктів</text:span><text:span text:style-name="T284_8">,<text:s/></text:span><text:span text:style-name="T284_9">підпунктів</text:span><text:span text:style-name="T284_10">.</text:span><text:span text:style-name="T284_11"><text:s/></text:span><text:span text:style-name="T284_12">Розділи</text:span><text:span text:style-name="T284_13">,<text:s/></text:span><text:span text:style-name="T284_14">підрозділи</text:span><text:span text:style-name="T284_15">,<text:s/></text:span><text:span text:style-name="T284_16">пункти</text:span><text:span text:style-name="T284_17">,<text:s/></text:span><text:span text:style-name="T284_18">підпункти</text:span><text:span text:style-name="T284_19"><text:s/></text:span><text:span text:style-name="T284_20">роботи</text:span><text:span text:style-name="T284_21"><text:s/></text:span><text:span text:style-name="T284_22">слід</text:span><text:span text:style-name="T284_23"><text:s/></text:span><text:span text:style-name="T284_24">нумерувати</text:span><text:span text:style-name="T284_25"><text:s/></text:span><text:span text:style-name="T284_26">арабськими</text:span><text:span text:style-name="T284_27"><text:s/></text:span><text:span text:style-name="T284_28">цифрами</text:span><text:span text:style-name="T284_29">.<text:s/></text:span><text:span text:style-name="T284_30">Розділи</text:span><text:span text:style-name="T284_31"><text:s/></text:span><text:span text:style-name="T284_32">повинні</text:span><text:span text:style-name="T284_33"><text:s/></text:span><text:span text:style-name="T284_34">мати</text:span><text:span text:style-name="T284_35"><text:s/></text:span><text:span text:style-name="T284_36">порядкову</text:span><text:span text:style-name="T284_37"><text:s/></text:span><text:span text:style-name="T284_38">нумерацію</text:span><text:span text:style-name="T284_39"><text:s/></text:span><text:span text:style-name="T284_40">в</text:span><text:span text:style-name="T284_41"><text:s/></text:span><text:span text:style-name="T284_42">межах</text:span><text:span text:style-name="T284_43"><text:s/></text:span><text:span text:style-name="T284_44">викладення</text:span><text:span text:style-name="T284_45"><text:s/></text:span><text:span text:style-name="T284_46">основної</text:span><text:span text:style-name="T284_47"><text:s/></text:span><text:span text:style-name="T284_48">частини</text:span><text:span text:style-name="T284_49"><text:s/></text:span><text:span text:style-name="T284_50">роботи</text:span><text:span text:style-name="T284_51">,<text:s/></text:span><text:span text:style-name="T284_52">їх</text:span><text:span text:style-name="T284_53"><text:s/></text:span><text:span text:style-name="T284_54">позначають</text:span><text:span text:style-name="T284_55"><text:s/></text:span><text:span text:style-name="T284_56">арабськими</text:span><text:span text:style-name="T284_57"><text:s/></text:span><text:span text:style-name="T284_58">цифрами</text:span><text:span text:style-name="T284_59"><text:s/></text:span><text:span text:style-name="T284_60">без</text:span><text:span text:style-name="T284_61"><text:s/></text:span><text:span text:style-name="T284_62">крапки</text:span><text:span text:style-name="T284_63">,<text:s/></text:span><text:span text:style-name="T284_64">наприклад</text:span><text:span text:style-name="T284_65">:<text:s/>1,<text:s/>2<text:s/></text:span><text:span text:style-name="T284_66">і</text:span><text:span text:style-name="T284_67"><text:s/></text:span><text:span text:style-name="T284_68">т</text:span><text:span text:style-name="T284_69">.<text:s/></text:span><text:span text:style-name="T284_70">д</text:span><text:span text:style-name="T284_71">.</text:span></text:p>
      <text:p text:style-name="P285"><text:span text:style-name="T285_1">Підрозділи</text:span><text:span text:style-name="T285_2"><text:s/></text:span><text:span text:style-name="T285_3">також</text:span><text:span text:style-name="T285_4"><text:s/></text:span><text:span text:style-name="T285_5">повинні</text:span><text:span text:style-name="T285_6"><text:s/></text:span><text:span text:style-name="T285_7">мати</text:span><text:span text:style-name="T285_8"><text:s/></text:span><text:span text:style-name="T285_9">порядкову</text:span><text:span text:style-name="T285_10"><text:s/></text:span><text:span text:style-name="T285_11">нумерацію</text:span><text:span text:style-name="T285_12"><text:s/></text:span><text:span text:style-name="T285_13">у</text:span><text:span text:style-name="T285_14"><text:s/></text:span><text:span text:style-name="T285_15">межах</text:span><text:span text:style-name="T285_16"><text:s/></text:span><text:span text:style-name="T285_17">кожного</text:span><text:span text:style-name="T285_18"><text:s/></text:span><text:span text:style-name="T285_19">розділу</text:span><text:span text:style-name="T285_20">.<text:s/></text:span><text:span text:style-name="T285_21">Номер</text:span><text:span text:style-name="T285_22"><text:s/></text:span><text:span text:style-name="T285_23">підрозділу</text:span><text:span text:style-name="T285_24"><text:s/></text:span><text:span text:style-name="T285_25">складають</text:span><text:span text:style-name="T285_26"><text:s/></text:span><text:span text:style-name="T285_27">з</text:span><text:span text:style-name="T285_28"><text:s/></text:span><text:span text:style-name="T285_29">номера</text:span><text:span text:style-name="T285_30"><text:s/></text:span><text:span text:style-name="T285_31">розділу</text:span><text:span text:style-name="T285_32"><text:s/></text:span><text:span text:style-name="T285_33">та</text:span><text:span text:style-name="T285_34"><text:s/></text:span><text:span text:style-name="T285_35">порядкового</text:span><text:span text:style-name="T285_36"><text:s/></text:span><text:span text:style-name="T285_37">номера</text:span><text:span text:style-name="T285_38"><text:s/></text:span><text:span text:style-name="T285_39">підрозділу</text:span><text:span text:style-name="T285_40">,<text:s/></text:span><text:span text:style-name="T285_41">відокремлених</text:span><text:span text:style-name="T285_42"><text:s/></text:span><text:span text:style-name="T285_43">крапкою</text:span><text:span text:style-name="T285_44">;<text:s/></text:span><text:span text:style-name="T285_45">після</text:span><text:span text:style-name="T285_46"><text:s/></text:span><text:span text:style-name="T285_47">номера</text:span><text:span text:style-name="T285_48"><text:s/></text:span><text:span text:style-name="T285_49">підрозділу</text:span><text:span text:style-name="T285_50"><text:s/></text:span><text:span text:style-name="T285_51">крапку</text:span><text:span text:style-name="T285_52"><text:s/></text:span><text:span text:style-name="T285_53">не</text:span><text:span text:style-name="T285_54"><text:s/></text:span><text:span text:style-name="T285_55">ставлять</text:span><text:span text:style-name="T285_56">,<text:s/></text:span><text:span text:style-name="T285_57">наприклад</text:span><text:span text:style-name="T285_58">:<text:s/>2.3<text:s/>(</text:span><text:span text:style-name="T285_59">третій</text:span><text:span text:style-name="T285_60"><text:s/></text:span><text:span text:style-name="T285_61">підрозділ</text:span><text:span text:style-name="T285_62"><text:s/></text:span><text:span text:style-name="T285_63">другого</text:span><text:span text:style-name="T285_64"><text:s/></text:span><text:span text:style-name="T285_65">розділу</text:span><text:span text:style-name="T285_66">).<text:s/></text:span><text:span text:style-name="T285_67">Потім</text:span><text:span text:style-name="T285_68"><text:s/></text:span><text:span text:style-name="T285_69">у</text:span><text:span text:style-name="T285_70"><text:s/></text:span><text:span text:style-name="T285_71">тому</text:span><text:span text:style-name="T285_72"><text:s/></text:span><text:span text:style-name="T285_73">ж</text:span><text:span text:style-name="T285_74"><text:s/></text:span><text:span text:style-name="T285_75">порядку</text:span><text:span text:style-name="T285_76"><text:s/></text:span><text:span text:style-name="T285_77">йде</text:span><text:span text:style-name="T285_78"><text:s/></text:span><text:span text:style-name="T285_79">заголовок</text:span><text:span text:style-name="T285_80"><text:s/></text:span><text:span text:style-name="T285_81">підрозділу</text:span><text:span text:style-name="T285_82">.<text:s/></text:span><text:span text:style-name="T285_83">Пункти</text:span><text:span text:style-name="T285_84"><text:s/></text:span><text:span text:style-name="T285_85">повинні</text:span><text:span text:style-name="T285_86"><text:s/></text:span><text:span text:style-name="T285_87">мати</text:span><text:span text:style-name="T285_88"><text:s/></text:span><text:span text:style-name="T285_89">порядкову</text:span><text:span text:style-name="T285_90"><text:s/></text:span><text:span text:style-name="T285_91">нумерацію</text:span><text:span text:style-name="T285_92"><text:s/></text:span><text:span text:style-name="T285_93">у</text:span><text:span text:style-name="T285_94"><text:s/></text:span><text:span text:style-name="T285_95">межах</text:span><text:span text:style-name="T285_96"><text:s/></text:span><text:span text:style-name="T285_97">кожного</text:span><text:span text:style-name="T285_98"><text:s/></text:span><text:span text:style-name="T285_99">підрозділу</text:span><text:span text:style-name="T285_100">.<text:s/></text:span><text:span text:style-name="T285_101">Номер</text:span><text:span text:style-name="T285_102"><text:s/></text:span><text:span text:style-name="T285_103">пункту</text:span><text:span text:style-name="T285_104"><text:s/></text:span><text:span text:style-name="T285_105">складається</text:span><text:span text:style-name="T285_106"><text:s/></text:span><text:span text:style-name="T285_107">із</text:span><text:span text:style-name="T285_108"><text:s/></text:span><text:span text:style-name="T285_109">номера</text:span><text:span text:style-name="T285_110"><text:s/></text:span><text:span text:style-name="T285_111">розділу</text:span><text:span text:style-name="T285_112">,<text:s/></text:span><text:span text:style-name="T285_113">порядкового</text:span><text:span text:style-name="T285_114"><text:s/></text:span><text:span text:style-name="T285_115">номера</text:span><text:span text:style-name="T285_116"><text:s/></text:span><text:span text:style-name="T285_117">підрозділу</text:span><text:span text:style-name="T285_118"><text:s/></text:span><text:span text:style-name="T285_119">та</text:span><text:span text:style-name="T285_120"><text:s/></text:span><text:span text:style-name="T285_121">порядкового</text:span><text:span text:style-name="T285_122"><text:s/></text:span><text:span text:style-name="T285_123">номера</text:span><text:span text:style-name="T285_124"><text:s/></text:span><text:span text:style-name="T285_125">пункту</text:span><text:span text:style-name="T285_126">,<text:s/></text:span><text:span text:style-name="T285_127">відокремлених</text:span><text:span text:style-name="T285_128"><text:s/></text:span><text:span text:style-name="T285_129">крапкою</text:span><text:span text:style-name="T285_130">.<text:s/></text:span><text:span text:style-name="T285_131">Після</text:span><text:span text:style-name="T285_132"><text:s/></text:span><text:span text:style-name="T285_133">номера</text:span><text:span text:style-name="T285_134"><text:s/></text:span><text:span text:style-name="T285_135">пункту</text:span><text:span text:style-name="T285_136"><text:s/></text:span><text:span text:style-name="T285_137">крапку</text:span><text:span text:style-name="T285_138"><text:s/></text:span><text:span text:style-name="T285_139">не</text:span><text:span text:style-name="T285_140"><text:s/></text:span><text:span text:style-name="T285_141">ставлять</text:span><text:span text:style-name="T285_142">,<text:s/></text:span><text:span text:style-name="T285_143">наприклад</text:span><text:span text:style-name="T285_144">:<text:s/>1.1.1,<text:s/>1.1.2<text:s/></text:span><text:span text:style-name="T285_145">і</text:span><text:span text:style-name="T285_146"><text:s/></text:span><text:span text:style-name="T285_147">т</text:span><text:span text:style-name="T285_148">.<text:s/></text:span><text:span text:style-name="T285_149">д</text:span><text:span text:style-name="T285_150">.<text:s/></text:span><text:span text:style-name="T285_151">Потім</text:span><text:span text:style-name="T285_152"><text:s/></text:span><text:span text:style-name="T285_153">у</text:span><text:span text:style-name="T285_154"><text:s/></text:span><text:span text:style-name="T285_155">тому</text:span><text:span text:style-name="T285_156"><text:s/></text:span><text:span text:style-name="T285_157">ж</text:span><text:span text:style-name="T285_158"><text:s/></text:span><text:span text:style-name="T285_159">порядку</text:span><text:span text:style-name="T285_160"><text:s/></text:span><text:span text:style-name="T285_161">йде</text:span><text:span text:style-name="T285_162"><text:s/></text:span><text:span text:style-name="T285_163">заголовок</text:span><text:span text:style-name="T285_164"><text:s/></text:span><text:span text:style-name="T285_165">пункту</text:span><text:span text:style-name="T285_166">.<text:s/></text:span><text:span text:style-name="T285_167">Пункт</text:span><text:span text:style-name="T285_168"><text:s/></text:span><text:span text:style-name="T285_169">може</text:span><text:span text:style-name="T285_170"><text:s/></text:span><text:span text:style-name="T285_171">не</text:span><text:span text:style-name="T285_172"><text:s/></text:span><text:span text:style-name="T285_173">мати</text:span><text:span text:style-name="T285_174"><text:s/></text:span><text:span text:style-name="T285_175">заголовка</text:span><text:span text:style-name="T285_176">.<text:s/></text:span><text:span text:style-name="T285_177">Номер</text:span><text:span text:style-name="T285_178"><text:s/></text:span><text:span text:style-name="T285_179">підпункту</text:span><text:span text:style-name="T285_180"><text:s/></text:span><text:span text:style-name="T285_181">складається</text:span><text:span text:style-name="T285_182"><text:s/></text:span><text:span text:style-name="T285_183">з</text:span><text:span text:style-name="T285_184"><text:s/></text:span><text:span text:style-name="T285_185">номера</text:span><text:span text:style-name="T285_186"><text:s/></text:span><text:span text:style-name="T285_187">розділу</text:span><text:span text:style-name="T285_188">,<text:s/></text:span><text:span text:style-name="T285_189">порядкового</text:span><text:span text:style-name="T285_190"><text:s/></text:span><text:span text:style-name="T285_191">номера</text:span><text:span text:style-name="T285_192"><text:s/></text:span><text:span text:style-name="T285_193">підрозділу</text:span><text:span text:style-name="T285_194">,<text:s/></text:span><text:span text:style-name="T285_195">порядкового</text:span><text:span text:style-name="T285_196"><text:s/></text:span><text:span text:style-name="T285_197">номера</text:span><text:span text:style-name="T285_198"><text:s/></text:span><text:span text:style-name="T285_199">пункту</text:span><text:span text:style-name="T285_200"><text:s/></text:span><text:span text:style-name="T285_201">і</text:span><text:span text:style-name="T285_202"><text:s/></text:span><text:span text:style-name="T285_203">порядкового</text:span><text:span text:style-name="T285_204"><text:s/></text:span><text:span text:style-name="T285_205">номера</text:span><text:span text:style-name="T285_206"><text:s/></text:span><text:span text:style-name="T285_207">підпункту</text:span><text:span text:style-name="T285_208">,<text:s/></text:span><text:span text:style-name="T285_209">відокремлених</text:span><text:span text:style-name="T285_210"><text:s/></text:span><text:span text:style-name="T285_211">крапкою</text:span><text:span text:style-name="T285_212">.<text:s/></text:span><text:span text:style-name="T285_213">Після</text:span><text:span text:style-name="T285_214"><text:s/></text:span><text:span text:style-name="T285_215">номера</text:span><text:span text:style-name="T285_216"><text:s/></text:span><text:span text:style-name="T285_217">підпункту</text:span><text:span text:style-name="T285_218"><text:s/></text:span><text:span text:style-name="T285_219">крапку</text:span><text:span text:style-name="T285_220"><text:s/></text:span><text:span text:style-name="T285_221">не</text:span><text:span text:style-name="T285_222"><text:s/></text:span><text:span text:style-name="T285_223">ставлять</text:span><text:span text:style-name="T285_224">,<text:s/></text:span><text:span text:style-name="T285_225">наприклад</text:span><text:span text:style-name="T285_226">:<text:s/>1.1.1.1,<text:s/>1.1.1.2<text:s/></text:span><text:span text:style-name="T285_227">і</text:span><text:span text:style-name="T285_228"><text:s/></text:span><text:span text:style-name="T285_229">т</text:span><text:span text:style-name="T285_230">.<text:s/></text:span><text:span text:style-name="T285_231">д</text:span><text:span text:style-name="T285_232">.<text:s/></text:span><text:span text:style-name="T285_233">Якщо</text:span><text:span text:style-name="T285_234"><text:s/></text:span><text:span text:style-name="T285_235">розділ</text:span><text:span text:style-name="T285_236"><text:s/></text:span><text:span text:style-name="T285_237">чи</text:span><text:span text:style-name="T285_238"><text:s/></text:span><text:span text:style-name="T285_239">підрозділ</text:span><text:span text:style-name="T285_240"><text:s/></text:span><text:span text:style-name="T285_241">складається</text:span><text:span text:style-name="T285_242"><text:s/></text:span><text:span text:style-name="T285_243">з</text:span><text:span text:style-name="T285_244"><text:s/></text:span><text:span text:style-name="T285_245">одного</text:span><text:span text:style-name="T285_246"><text:s/></text:span><text:span text:style-name="T285_247">пункту</text:span><text:span text:style-name="T285_248"><text:s/></text:span><text:span text:style-name="T285_249">або</text:span><text:span text:style-name="T285_250"><text:s/></text:span><text:span text:style-name="T285_251">пункт</text:span><text:span text:style-name="T285_252"><text:s/></text:span><text:span text:style-name="T285_253">складається</text:span><text:span text:style-name="T285_254"><text:s/></text:span><text:span text:style-name="T285_255">з</text:span><text:span text:style-name="T285_256"><text:s/></text:span><text:span text:style-name="T285_257">одного</text:span><text:span text:style-name="T285_258"><text:s/></text:span><text:span text:style-name="T285_259">підпункту</text:span><text:span text:style-name="T285_260">,<text:s/></text:span><text:span text:style-name="T285_261">його</text:span><text:span text:style-name="T285_262"><text:s/></text:span><text:span text:style-name="T285_263">нумерують</text:span><text:span text:style-name="T285_264">.<text:s/></text:span><text:span text:style-name="T285_265">Якщо</text:span><text:span text:style-name="T285_266"><text:s/></text:span><text:span text:style-name="T285_267">текст</text:span><text:span text:style-name="T285_268"><text:s/></text:span><text:span text:style-name="T285_269">поділяють</text:span><text:span text:style-name="T285_270"><text:s/></text:span><text:span text:style-name="T285_271">тільки</text:span><text:span text:style-name="T285_272"><text:s/></text:span><text:span text:style-name="T285_273">на</text:span><text:span text:style-name="T285_274"><text:s/></text:span><text:span text:style-name="T285_275">пункти</text:span><text:span text:style-name="T285_276">,<text:s/></text:span><text:span text:style-name="T285_277">їх</text:span><text:span text:style-name="T285_278"><text:s/></text:span><text:span text:style-name="T285_279">слід</text:span><text:span text:style-name="T285_280"><text:s/></text:span><text:span text:style-name="T285_281">нумерувати</text:span><text:span text:style-name="T285_282">,<text:s/></text:span><text:span text:style-name="T285_283">за</text:span><text:span text:style-name="T285_284"><text:s/></text:span><text:span text:style-name="T285_285">винятком</text:span><text:span text:style-name="T285_286"><text:s/></text:span><text:span text:style-name="T285_287">додатків</text:span><text:span text:style-name="T285_288">,<text:s/></text:span><text:span text:style-name="T285_289">порядковими</text:span><text:span text:style-name="T285_290"><text:s/></text:span><text:span text:style-name="T285_291">номерами</text:span><text:span text:style-name="T285_292">.<text:s/></text:span></text:p>
      <text:p text:style-name="P286"/>
      <text:p text:style-name="P287"><text:span text:style-name="T287_1">Наведення</text:span><text:span text:style-name="T287_2"><text:s/></text:span><text:span text:style-name="T287_3">переліків</text:span><text:span text:style-name="T287_4">.</text:span><text:span text:style-name="T287_5"><text:s/></text:span><text:span text:style-name="T287_6">Переліки</text:span><text:span text:style-name="T287_7">,<text:s/></text:span><text:span text:style-name="T287_8">за</text:span><text:span text:style-name="T287_9"><text:s/></text:span><text:span text:style-name="T287_10">потреби</text:span><text:span text:style-name="T287_11">,<text:s/></text:span><text:span text:style-name="T287_12">можуть</text:span><text:span text:style-name="T287_13"><text:s/></text:span><text:span text:style-name="T287_14">бути</text:span><text:span text:style-name="T287_15"><text:s/></text:span><text:span text:style-name="T287_16">наведені</text:span><text:span text:style-name="T287_17"><text:s/></text:span><text:span text:style-name="T287_18">всередині</text:span><text:span text:style-name="T287_19"><text:s/></text:span><text:span text:style-name="T287_20">пунктів</text:span><text:span text:style-name="T287_21"><text:s/></text:span><text:span text:style-name="T287_22">чи</text:span><text:span text:style-name="T287_23"><text:s/></text:span><text:span text:style-name="T287_24">підпунктів</text:span><text:span text:style-name="T287_25">.<text:s/></text:span><text:span text:style-name="T287_26">Перед</text:span><text:span text:style-name="T287_27"><text:s/></text:span><text:span text:style-name="T287_28">переліком</text:span><text:span text:style-name="T287_29"><text:s/></text:span><text:span text:style-name="T287_30">ставлять</text:span><text:span text:style-name="T287_31"><text:s/></text:span><text:span text:style-name="T287_32">двокрапку</text:span><text:span text:style-name="T287_33">.<text:s/></text:span><text:span text:style-name="T287_34">Перед</text:span><text:span text:style-name="T287_35"><text:s/></text:span><text:span text:style-name="T287_36">кожною</text:span><text:span text:style-name="T287_37"><text:s/></text:span><text:span text:style-name="T287_38">позицією</text:span><text:span text:style-name="T287_39"><text:s/></text:span><text:span text:style-name="T287_40">переліку</text:span><text:span text:style-name="T287_41"><text:s/></text:span><text:span text:style-name="T287_42">слід</text:span><text:span text:style-name="T287_43"><text:s/></text:span><text:span text:style-name="T287_44">ставити</text:span><text:span text:style-name="T287_45"><text:s/></text:span><text:span text:style-name="T287_46">малу</text:span><text:span text:style-name="T287_47"><text:s/></text:span><text:span text:style-name="T287_48">літеру</text:span><text:span text:style-name="T287_49"><text:s/></text:span><text:span text:style-name="T287_50">української</text:span><text:span text:style-name="T287_51"><text:s/></text:span><text:span text:style-name="T287_52">абетки</text:span><text:span text:style-name="T287_53"><text:s/></text:span><text:span text:style-name="T287_54">з</text:span><text:span text:style-name="T287_55"><text:s/></text:span><text:span text:style-name="T287_56">дужкою</text:span><text:span text:style-name="T287_57">,<text:s/></text:span><text:span text:style-name="T287_58">або</text:span><text:span text:style-name="T287_59">,<text:s/></text:span><text:span text:style-name="T287_60">не</text:span><text:span text:style-name="T287_61"><text:s/></text:span><text:span text:style-name="T287_62">нумеруючи</text:span><text:span text:style-name="T287_63">,<text:s/></text:span><text:span text:style-name="T287_64">дефіс</text:span><text:span text:style-name="T287_65"><text:s/>(-)<text:s/></text:span><text:span text:style-name="T287_66">це</text:span><text:span text:style-name="T287_67"><text:s/></text:span><text:span text:style-name="T287_68">так</text:span><text:span text:style-name="T287_69"><text:s/></text:span><text:span text:style-name="T287_70">званий</text:span><text:span text:style-name="T287_71">,<text:s/></text:span><text:span text:style-name="T287_72">перший</text:span><text:span text:style-name="T287_73"><text:s/></text:span><text:span text:style-name="T287_74">рівень</text:span><text:span text:style-name="T287_75"><text:s/></text:span><text:span text:style-name="T287_76">деталізації</text:span><text:span text:style-name="T287_77">. <text:s/></text:span><text:span text:style-name="T287_78">Для</text:span><text:span text:style-name="T287_79"><text:s/></text:span><text:span text:style-name="T287_80">подальшої</text:span><text:span text:style-name="T287_81"><text:s/></text:span><text:span text:style-name="T287_82">деталізації</text:span><text:span text:style-name="T287_83"><text:s/></text:span><text:span text:style-name="T287_84">переліку</text:span><text:span text:style-name="T287_85"><text:s/></text:span><text:span text:style-name="T287_86">слід</text:span><text:span text:style-name="T287_87"><text:s/></text:span><text:span text:style-name="T287_88">використовувати</text:span><text:span text:style-name="T287_89"><text:s/></text:span><text:span text:style-name="T287_90">арабські</text:span><text:span text:style-name="T287_91"><text:s/></text:span><text:span text:style-name="T287_92">цифри</text:span><text:span text:style-name="T287_93"><text:s/></text:span><text:span text:style-name="T287_94">з</text:span><text:span text:style-name="T287_95"><text:s/></text:span><text:span text:style-name="T287_96">дужкою</text:span><text:span text:style-name="T287_97"><text:s/>(</text:span><text:span text:style-name="T287_98">другий</text:span><text:span text:style-name="T287_99"><text:s/></text:span><text:span text:style-name="T287_100">рівень</text:span><text:span text:style-name="T287_101"><text:s/></text:span><text:span text:style-name="T287_102">деталізації</text:span><text:span text:style-name="T287_103">).<text:s/></text:span><text:span text:style-name="T287_104">Переліки</text:span><text:span text:style-name="T287_105"><text:s/></text:span><text:span text:style-name="T287_106">першого</text:span><text:span text:style-name="T287_107"><text:s/></text:span><text:span text:style-name="T287_108">рівня</text:span><text:span text:style-name="T287_109"><text:s/></text:span><text:span text:style-name="T287_110">деталізації</text:span><text:span text:style-name="T287_111"><text:s/></text:span><text:span text:style-name="T287_112">друкують</text:span><text:span text:style-name="T287_113"><text:s/></text:span><text:span text:style-name="T287_114">малими</text:span><text:span text:style-name="T287_115"><text:s/></text:span><text:span text:style-name="T287_116">літерами</text:span><text:span text:style-name="T287_117"><text:s/></text:span><text:span text:style-name="T287_118">з</text:span><text:span text:style-name="T287_119"><text:s/></text:span><text:span text:style-name="T287_120">абзацного</text:span><text:span text:style-name="T287_121"><text:s/></text:span><text:span text:style-name="T287_122">відступу</text:span><text:span text:style-name="T287_123">,<text:s/></text:span><text:span text:style-name="T287_124">другого</text:span><text:span text:style-name="T287_125"><text:s/></text:span><text:span text:style-name="T287_126"></text:span><text:span text:style-name="T287_127"><text:s/></text:span><text:span text:style-name="T287_128">з</text:span><text:span text:style-name="T287_129"><text:s/></text:span><text:span text:style-name="T287_130">відступом</text:span><text:span text:style-name="T287_131"><text:s/></text:span><text:span text:style-name="T287_132">відносно</text:span><text:span text:style-name="T287_133"><text:s/></text:span><text:span text:style-name="T287_134">місця</text:span><text:span text:style-name="T287_135"><text:s/></text:span><text:span text:style-name="T287_136">розташування</text:span><text:span text:style-name="T287_137"><text:s/></text:span><text:span text:style-name="T287_138">переліків</text:span><text:span text:style-name="T287_139"><text:s/></text:span><text:span text:style-name="T287_140">першого</text:span><text:span text:style-name="T287_141"><text:s/></text:span><text:span text:style-name="T287_142">рівня</text:span><text:span text:style-name="T287_143">.<text:s/></text:span></text:p>
      <text:p text:style-name="P288"><text:span text:style-name="T288_1"><text:s/></text:span><text:span text:style-name="T288_2">Приклад</text:span><text:span text:style-name="T288_3"><text:s/></text:span></text:p>
      <text:p text:style-name="P289"><text:span text:style-name="T289_1"><text:s/></text:span><text:span text:style-name="T289_2">В</text:span><text:span text:style-name="T289_3"><text:s/></text:span><text:span text:style-name="T289_4">організації</text:span><text:span text:style-name="T289_5"><text:s/></text:span><text:span text:style-name="T289_6">є</text:span><text:span text:style-name="T289_7">:<text:s/></text:span></text:p>
      <text:p text:style-name="P290"><text:span text:style-name="T290_1"><text:s/></text:span><text:span text:style-name="T290_2">а</text:span><text:span text:style-name="T290_3">)<text:s/></text:span><text:span text:style-name="T290_4">склад</text:span><text:span text:style-name="T290_5">:</text:span></text:p>
      <text:p text:style-name="P291"><text:span text:style-name="T291_1"><text:s text:c="6"/>1)<text:s/></text:span><text:span text:style-name="T291_2">матеріалів</text:span><text:span text:style-name="T291_3">;</text:span></text:p>
      <text:p text:style-name="P292"><text:span text:style-name="T292_1"><text:s text:c="7"/>2)<text:s/></text:span><text:span text:style-name="T292_2">готової</text:span><text:span text:style-name="T292_3"><text:s/></text:span><text:span text:style-name="T292_4">продукції</text:span><text:span text:style-name="T292_5">;<text:s/></text:span></text:p>
      <text:p text:style-name="P293"><text:span text:style-name="T293_1"><text:s/></text:span><text:span text:style-name="T293_2">б</text:span><text:span text:style-name="T293_3">)<text:s/></text:span><text:span text:style-name="T293_4">відділ</text:span><text:span text:style-name="T293_5"><text:s/></text:span><text:span text:style-name="T293_6">реалізації</text:span><text:span text:style-name="T293_7">.<text:s/></text:span></text:p>
      <text:p text:style-name="P294"/>
      <text:p text:style-name="P295"><text:span text:style-name="T295_1">Формулювання</text:span><text:span text:style-name="T295_2"><text:s/></text:span><text:span text:style-name="T295_3">приміток</text:span><text:span text:style-name="T295_4">.</text:span><text:span text:style-name="T295_5"><text:s/></text:span><text:span text:style-name="T295_6">Примітки</text:span><text:span text:style-name="T295_7"><text:s/></text:span><text:span text:style-name="T295_8">вміщують</text:span><text:span text:style-name="T295_9"><text:s/></text:span><text:span text:style-name="T295_10">у</text:span><text:span text:style-name="T295_11"><text:s/></text:span><text:span text:style-name="T295_12">роботі</text:span><text:span text:style-name="T295_13"><text:s/></text:span><text:span text:style-name="T295_14">за</text:span><text:span text:style-name="T295_15"><text:s/></text:span><text:span text:style-name="T295_16">необхідності</text:span><text:span text:style-name="T295_17"><text:s/></text:span><text:span text:style-name="T295_18">пояснення</text:span><text:span text:style-name="T295_19"><text:s/></text:span><text:span text:style-name="T295_20">змісту</text:span><text:span text:style-name="T295_21"><text:s/></text:span><text:span text:style-name="T295_22">тексту</text:span><text:span text:style-name="T295_23">,<text:s/></text:span><text:span text:style-name="T295_24">таблиці</text:span><text:span text:style-name="T295_25"><text:s/></text:span><text:span text:style-name="T295_26">чи</text:span><text:span text:style-name="T295_27"><text:s/></text:span><text:span text:style-name="T295_28">ілюстрації</text:span><text:span text:style-name="T295_29">.<text:s/></text:span><text:span text:style-name="T295_30">Їх</text:span><text:span text:style-name="T295_31"><text:s/></text:span><text:span text:style-name="T295_32">розташовують</text:span><text:span text:style-name="T295_33"><text:s/></text:span><text:span text:style-name="T295_34">безпосередньо</text:span><text:span text:style-name="T295_35"><text:s/></text:span><text:span text:style-name="T295_36">після</text:span><text:span text:style-name="T295_37"><text:s/></text:span><text:span text:style-name="T295_38">тексту</text:span><text:span text:style-name="T295_39">,<text:s/></text:span><text:span text:style-name="T295_40">таблиці</text:span><text:span text:style-name="T295_41">,<text:s/></text:span><text:span text:style-name="T295_42">ілюстрації</text:span><text:span text:style-name="T295_43">,<text:s/></text:span><text:span text:style-name="T295_44">яких</text:span><text:span text:style-name="T295_45"><text:s/></text:span><text:span text:style-name="T295_46">вони</text:span><text:span text:style-name="T295_47"><text:s/></text:span><text:span text:style-name="T295_48">стосуються</text:span><text:span text:style-name="T295_49">.<text:s/></text:span><text:span text:style-name="T295_50">Одну</text:span><text:span text:style-name="T295_51"><text:s/></text:span><text:span text:style-name="T295_52">примітку</text:span><text:span text:style-name="T295_53"><text:s/></text:span><text:span text:style-name="T295_54">не</text:span><text:span text:style-name="T295_55"><text:s/></text:span><text:span text:style-name="T295_56">нумерують</text:span><text:span text:style-name="T295_57">.<text:s/></text:span><text:span text:style-name="T295_58">Слово</text:span><text:span text:style-name="T295_59"><text:s/>«</text:span><text:span text:style-name="T295_60">Примітка</text:span><text:span text:style-name="T295_61">»<text:s/></text:span><text:span text:style-name="T295_62">друкують</text:span><text:span text:style-name="T295_63"><text:s/></text:span><text:span text:style-name="T295_64">із</text:span><text:span text:style-name="T295_65"><text:s/></text:span><text:span text:style-name="T295_66">великої</text:span><text:span text:style-name="T295_67"><text:s/></text:span><text:span text:style-name="T295_68">літери</text:span><text:span text:style-name="T295_69"><text:s/></text:span><text:span text:style-name="T295_70">з</text:span><text:span text:style-name="T295_71"><text:s/></text:span><text:span text:style-name="T295_72">абзацного</text:span><text:span text:style-name="T295_73"><text:s/></text:span><text:span text:style-name="T295_74">відступу</text:span><text:span text:style-name="T295_75">,<text:s/></text:span><text:span text:style-name="T295_76">не</text:span><text:span text:style-name="T295_77"><text:s/></text:span><text:span text:style-name="T295_78">підкреслюючи</text:span><text:span text:style-name="T295_79">,<text:s/></text:span><text:span text:style-name="T295_80">після</text:span><text:span text:style-name="T295_81"><text:s/></text:span><text:span text:style-name="T295_82">слова</text:span><text:span text:style-name="T295_83"><text:s/>«</text:span><text:span text:style-name="T295_84">Примітка</text:span><text:span text:style-name="T295_85">»<text:s/></text:span><text:span text:style-name="T295_86">ставлять</text:span><text:span text:style-name="T295_87"><text:s/></text:span><text:span text:style-name="T295_88">крапку</text:span><text:span text:style-name="T295_89"><text:s/></text:span><text:span text:style-name="T295_90">і</text:span><text:span text:style-name="T295_91"><text:s/></text:span><text:span text:style-name="T295_92">з</text:span><text:span text:style-name="T295_93"><text:s/></text:span><text:span text:style-name="T295_94">великої</text:span><text:span text:style-name="T295_95"><text:s/></text:span><text:span text:style-name="T295_96">літери</text:span><text:span text:style-name="T295_97"><text:s/></text:span><text:span text:style-name="T295_98">у</text:span><text:span text:style-name="T295_99"><text:s/></text:span><text:span text:style-name="T295_100">тому</text:span><text:span text:style-name="T295_101"><text:s/></text:span><text:span text:style-name="T295_102">ж</text:span><text:span text:style-name="T295_103"><text:s/></text:span><text:span text:style-name="T295_104">рядку</text:span><text:span text:style-name="T295_105"><text:s/></text:span><text:span text:style-name="T295_106">подають</text:span><text:span text:style-name="T295_107"><text:s/></text:span><text:span text:style-name="T295_108">текст</text:span><text:span text:style-name="T295_109"><text:s/></text:span><text:span text:style-name="T295_110">примітки</text:span><text:span text:style-name="T295_111">,<text:s/></text:span><text:span text:style-name="T295_112">наприклад</text:span><text:span text:style-name="T295_113">:<text:s/></text:span></text:p>
      <text:p text:style-name="P296"><text:span text:style-name="T296_1"><text:s/></text:span><text:span text:style-name="T296_2">Примітка</text:span><text:span text:style-name="T296_3">.<text:s/></text:span><text:span text:style-name="T296_4">Тут</text:span><text:span text:style-name="T296_5"><text:s/></text:span><text:span text:style-name="T296_6">можна</text:span><text:span text:style-name="T296_7"><text:s/></text:span><text:span text:style-name="T296_8">подати</text:span><text:span text:style-name="T296_9"><text:s/></text:span><text:span text:style-name="T296_10">необхідні</text:span><text:span text:style-name="T296_11"><text:s/></text:span><text:span text:style-name="T296_12">пояснення</text:span><text:span text:style-name="T296_13">.<text:s/></text:span></text:p>
      <text:p text:style-name="P297"><text:span text:style-name="T297_1">Декілька</text:span><text:span text:style-name="T297_2"><text:s/></text:span><text:span text:style-name="T297_3">приміток</text:span><text:span text:style-name="T297_4"><text:s/></text:span><text:span text:style-name="T297_5">нумерують</text:span><text:span text:style-name="T297_6"><text:s/></text:span><text:span text:style-name="T297_7">послідовно</text:span><text:span text:style-name="T297_8"><text:s/></text:span><text:span text:style-name="T297_9">арабськими</text:span><text:span text:style-name="T297_10"><text:s/></text:span><text:span text:style-name="T297_11">цифрами</text:span><text:span text:style-name="T297_12"><text:s/></text:span><text:span text:style-name="T297_13">з</text:span><text:span text:style-name="T297_14"><text:s/></text:span><text:span text:style-name="T297_15">крапкою</text:span><text:span text:style-name="T297_16">.<text:s/></text:span><text:span text:style-name="T297_17">У</text:span><text:span text:style-name="T297_18"><text:s/></text:span><text:span text:style-name="T297_19">такому</text:span><text:span text:style-name="T297_20"><text:s/></text:span><text:span text:style-name="T297_21">разі</text:span><text:span text:style-name="T297_22"><text:s/></text:span><text:span text:style-name="T297_23">після</text:span><text:span text:style-name="T297_24"><text:s/></text:span><text:span text:style-name="T297_25">слова</text:span><text:span text:style-name="T297_26"><text:s/>«</text:span><text:span text:style-name="T297_27">Примітка</text:span><text:span text:style-name="T297_28">»<text:s/></text:span><text:span text:style-name="T297_29">ставлять</text:span><text:span text:style-name="T297_30"><text:s/></text:span><text:span text:style-name="T297_31">двокрапку</text:span><text:span text:style-name="T297_32"><text:s/></text:span><text:span text:style-name="T297_33">і</text:span><text:span text:style-name="T297_34"><text:s/></text:span><text:span text:style-name="T297_35">в</text:span><text:span text:style-name="T297_36"><text:s/></text:span><text:span text:style-name="T297_37">наступному</text:span><text:span text:style-name="T297_38"><text:s/></text:span><text:span text:style-name="T297_39">рядку</text:span><text:span text:style-name="T297_40"><text:s/></text:span><text:span text:style-name="T297_41">з</text:span><text:span text:style-name="T297_42"><text:s/></text:span><text:span text:style-name="T297_43">абзацу</text:span><text:span text:style-name="T297_44"><text:s/></text:span><text:span text:style-name="T297_45">після</text:span><text:span text:style-name="T297_46"><text:s/></text:span><text:span text:style-name="T297_47">номера</text:span><text:span text:style-name="T297_48"><text:s/></text:span><text:span text:style-name="T297_49">примітки</text:span><text:span text:style-name="T297_50"><text:s/></text:span><text:span text:style-name="T297_51">з</text:span><text:span text:style-name="T297_52"><text:s/></text:span><text:span text:style-name="T297_53">великої</text:span><text:span text:style-name="T297_54"><text:s/></text:span><text:span text:style-name="T297_55">літери</text:span><text:span text:style-name="T297_56"><text:s/></text:span><text:span text:style-name="T297_57">подають</text:span><text:span text:style-name="T297_58"><text:s/></text:span><text:span text:style-name="T297_59">текст</text:span><text:span text:style-name="T297_60"><text:s/></text:span><text:span text:style-name="T297_61">примітки</text:span><text:span text:style-name="T297_62">,<text:s/></text:span><text:span text:style-name="T297_63">наприклад</text:span><text:span text:style-name="T297_64">:<text:s/></text:span></text:p>
      <text:p text:style-name="P298"><text:span text:style-name="T298_1"><text:s/></text:span><text:span text:style-name="T298_2">Примітка</text:span><text:span text:style-name="T298_3">:<text:s/></text:span></text:p>
      <text:p text:style-name="P299"><text:span text:style-name="T299_1"><text:s/>1.<text:s/></text:span><text:span text:style-name="T299_2">Текст</text:span><text:span text:style-name="T299_3"><text:s/></text:span><text:span text:style-name="T299_4">першої</text:span><text:span text:style-name="T299_5"><text:s/></text:span><text:span text:style-name="T299_6">примітки</text:span><text:span text:style-name="T299_7">.<text:s/></text:span></text:p>
      <text:p text:style-name="P300"><text:span text:style-name="T300_1"><text:s/>2.<text:s/></text:span><text:span text:style-name="T300_2">Текст</text:span><text:span text:style-name="T300_3"><text:s/></text:span><text:span text:style-name="T300_4">другої</text:span><text:span text:style-name="T300_5"><text:s/></text:span><text:span text:style-name="T300_6">примітки</text:span><text:span text:style-name="T300_7">.<text:s/></text:span></text:p>
      <text:p text:style-name="P301"/>
      <text:p text:style-name="P302"><text:span text:style-name="T302_1">Загальні</text:span><text:span text:style-name="T302_2"><text:s/></text:span><text:span text:style-name="T302_3">правила</text:span><text:span text:style-name="T302_4"><text:s/></text:span><text:span text:style-name="T302_5">цитування</text:span><text:span text:style-name="T302_6"><text:s/></text:span><text:span text:style-name="T302_7">та</text:span><text:span text:style-name="T302_8"><text:s/></text:span><text:span text:style-name="T302_9">посилання</text:span><text:span text:style-name="T302_10"><text:s/></text:span><text:span text:style-name="T302_11">на</text:span><text:span text:style-name="T302_12"><text:s/></text:span><text:span text:style-name="T302_13">різні</text:span><text:span text:style-name="T302_14"> <text:s/></text:span><text:span text:style-name="T302_15">елементи</text:span><text:span text:style-name="T302_16">.<text:s/></text:span><text:span text:style-name="T302_17">Текст</text:span><text:span text:style-name="T302_18"><text:s/></text:span><text:span text:style-name="T302_19">роботи</text:span><text:span text:style-name="T302_20"><text:s/></text:span><text:span text:style-name="T302_21">може</text:span><text:span text:style-name="T302_22"><text:s/></text:span><text:span text:style-name="T302_23">включати</text:span><text:span text:style-name="T302_24">:<text:s/></text:span></text:p>
      <text:list text:style-name="LS10" xml:id="list55">
        <text:list-item>
          <text:p text:style-name="P303"><text:span text:style-name="T303_1">посилання</text:span><text:span text:style-name="T303_2">,<text:s/></text:span><text:span text:style-name="T303_3">відзначені</text:span><text:span text:style-name="T303_4"><text:s/></text:span><text:span text:style-name="T303_5">лапками</text:span><text:span text:style-name="T303_6"><text:s/></text:span><text:span text:style-name="T303_7">та</text:span><text:span text:style-name="T303_8"><text:s/></text:span><text:span text:style-name="T303_9">індексом</text:span><text:span text:style-name="T303_10"><text:s/></text:span><text:span text:style-name="T303_11">посилання</text:span><text:span text:style-name="T303_12"><text:s/></text:span><text:span text:style-name="T303_13">на</text:span><text:span text:style-name="T303_14"><text:s/></text:span><text:span text:style-name="T303_15">джерело</text:span><text:span text:style-name="T303_16"><text:s/></text:span><text:span text:style-name="T303_17">з</text:span><text:span text:style-name="T303_18"><text:s/></text:span><text:span text:style-name="T303_19">точними</text:span><text:span text:style-name="T303_20"><text:s/></text:span><text:span text:style-name="T303_21">вихідними</text:span><text:span text:style-name="T303_22"><text:s/></text:span><text:span text:style-name="T303_23">даними</text:span><text:span text:style-name="T303_24">;<text:s/></text:span></text:p>
        </text:list-item>
        <text:list-item>
          <text:p text:style-name="P304"><text:span text:style-name="T304_1">посилання</text:span><text:span text:style-name="T304_2">,<text:s/></text:span><text:span text:style-name="T304_3">переказані</text:span><text:span text:style-name="T304_4"><text:s/></text:span><text:span text:style-name="T304_5">власними</text:span><text:span text:style-name="T304_6"><text:s/></text:span><text:span text:style-name="T304_7">словами</text:span><text:span text:style-name="T304_8"><text:s/></text:span><text:span text:style-name="T304_9">автора</text:span><text:span text:style-name="T304_10"><text:s/></text:span><text:span text:style-name="T304_11">роботи</text:span><text:span text:style-name="T304_12"><text:s/>(</text:span><text:span text:style-name="T304_13">без</text:span><text:span text:style-name="T304_14"><text:s/></text:span><text:span text:style-name="T304_15">лапок</text:span><text:span text:style-name="T304_16">),<text:s/></text:span><text:span text:style-name="T304_17">але</text:span><text:span text:style-name="T304_18"><text:s/></text:span><text:span text:style-name="T304_19">проіндексовані</text:span><text:span text:style-name="T304_20"><text:s/></text:span><text:span text:style-name="T304_21">також</text:span><text:span text:style-name="T304_22"><text:s/></text:span><text:span text:style-name="T304_23">із</text:span><text:span text:style-name="T304_24"> <text:s/></text:span><text:span text:style-name="T304_25">вказівкою</text:span><text:span text:style-name="T304_26"> <text:s/></text:span><text:span text:style-name="T304_27">джерела</text:span><text:span text:style-name="T304_28">.<text:s/></text:span></text:p>
        </text:list-item>
      </text:list>
      <text:p text:style-name="P305"><text:span text:style-name="T305_1"><text:s/></text:span><text:span text:style-name="T305_2">Цитування</text:span><text:span text:style-name="T305_3"><text:s/></text:span><text:span text:style-name="T305_4">повинно</text:span><text:span text:style-name="T305_5"><text:s/></text:span><text:span text:style-name="T305_6">бути</text:span><text:span text:style-name="T305_7"><text:s/></text:span><text:span text:style-name="T305_8">повним</text:span><text:span text:style-name="T305_9">,<text:s/></text:span><text:span text:style-name="T305_10">допускається</text:span><text:span text:style-name="T305_11"><text:s/></text:span><text:span text:style-name="T305_12">пропуск</text:span><text:span text:style-name="T305_13"><text:s/></text:span><text:span text:style-name="T305_14">слів</text:span><text:span text:style-name="T305_15">,<text:s/></text:span><text:span text:style-name="T305_16">речень</text:span><text:span text:style-name="T305_17">,<text:s/></text:span><text:span text:style-name="T305_18">абзаців</text:span><text:span text:style-name="T305_19"><text:s/></text:span><text:span text:style-name="T305_20">без</text:span><text:span text:style-name="T305_21"><text:s/></text:span><text:span text:style-name="T305_22">перекручення</text:span><text:span text:style-name="T305_23"><text:s/></text:span><text:span text:style-name="T305_24">авторського</text:span><text:span text:style-name="T305_25"><text:s/></text:span><text:span text:style-name="T305_26">тексту</text:span><text:span text:style-name="T305_27">.<text:s/></text:span><text:span text:style-name="T305_28">Випущений</text:span><text:span text:style-name="T305_29"><text:s/></text:span><text:span text:style-name="T305_30">текст</text:span><text:span text:style-name="T305_31"><text:s/></text:span><text:span text:style-name="T305_32">позначається</text:span><text:span text:style-name="T305_33"><text:s/></text:span><text:span text:style-name="T305_34">трьома</text:span><text:span text:style-name="T305_35"><text:s/></text:span><text:span text:style-name="T305_36">крапками</text:span><text:span text:style-name="T305_37">.<text:s/></text:span><text:span text:style-name="T305_38">Розділовий</text:span><text:span text:style-name="T305_39"><text:s/></text:span><text:span text:style-name="T305_40">знак</text:span><text:span text:style-name="T305_41">,<text:s/></text:span><text:span text:style-name="T305_42">який</text:span><text:span text:style-name="T305_43"><text:s/></text:span><text:span text:style-name="T305_44">стояв</text:span><text:span text:style-name="T305_45"><text:s/></text:span><text:span text:style-name="T305_46">перед</text:span><text:span text:style-name="T305_47"><text:s/></text:span><text:span text:style-name="T305_48">пропущеним</text:span><text:span text:style-name="T305_49"><text:s/></text:span><text:span text:style-name="T305_50">знаком</text:span><text:span text:style-name="T305_51">,<text:s/></text:span><text:span text:style-name="T305_52">не</text:span><text:span text:style-name="T305_53"><text:s/></text:span><text:span text:style-name="T305_54">зберігається</text:span><text:span text:style-name="T305_55">.</text:span></text:p>
      <text:p text:style-name="P306"><text:span text:style-name="T306_1"><text:s/></text:span><text:span text:style-name="T306_2">Кожна</text:span><text:span text:style-name="T306_3"><text:s/></text:span><text:span text:style-name="T306_4">цитата</text:span><text:span text:style-name="T306_5"><text:s/></text:span><text:span text:style-name="T306_6">обов</text:span><text:span text:style-name="T306_7">’</text:span><text:span text:style-name="T306_8">язково</text:span><text:span text:style-name="T306_9"><text:s/></text:span><text:span text:style-name="T306_10">супроводжується</text:span><text:span text:style-name="T306_11"><text:s/></text:span><text:span text:style-name="T306_12">посиланням</text:span><text:span text:style-name="T306_13"><text:s/></text:span><text:span text:style-name="T306_14">на</text:span><text:span text:style-name="T306_15"><text:s/></text:span><text:span text:style-name="T306_16">джерело</text:span><text:span text:style-name="T306_17">.<text:s/></text:span><text:span text:style-name="T306_18">Під</text:span><text:span text:style-name="T306_19"><text:s/></text:span><text:span text:style-name="T306_20">час</text:span><text:span text:style-name="T306_21"><text:s/></text:span><text:span text:style-name="T306_22">непрямого</text:span><text:span text:style-name="T306_23"><text:s/></text:span><text:span text:style-name="T306_24">цитування</text:span><text:span text:style-name="T306_25"><text:s/>(</text:span><text:span text:style-name="T306_26">переказу</text:span><text:span text:style-name="T306_27">)<text:s/></text:span><text:span text:style-name="T306_28">слід</text:span><text:span text:style-name="T306_29"><text:s/></text:span><text:span text:style-name="T306_30">бути</text:span><text:span text:style-name="T306_31"><text:s/></text:span><text:span text:style-name="T306_32">гранично</text:span><text:span text:style-name="T306_33"><text:s/></text:span><text:span text:style-name="T306_34">точним</text:span><text:span text:style-name="T306_35"><text:s/></text:span><text:span text:style-name="T306_36">у</text:span><text:span text:style-name="T306_37"><text:s/></text:span><text:span text:style-name="T306_38">викладенні</text:span><text:span text:style-name="T306_39"><text:s/></text:span><text:span text:style-name="T306_40">думок</text:span><text:span text:style-name="T306_41"><text:s/></text:span><text:span text:style-name="T306_42">автора</text:span><text:span text:style-name="T306_43"><text:s/></text:span><text:span text:style-name="T306_44">і</text:span><text:span text:style-name="T306_45"><text:s/></text:span><text:span text:style-name="T306_46">давати</text:span><text:span text:style-name="T306_47"><text:s/></text:span><text:span text:style-name="T306_48">відповідні</text:span><text:span text:style-name="T306_49"><text:s/></text:span><text:span text:style-name="T306_50">посилання</text:span><text:span text:style-name="T306_51"><text:s/></text:span><text:span text:style-name="T306_52">на</text:span><text:span text:style-name="T306_53"><text:s/></text:span><text:span text:style-name="T306_54">джерело</text:span><text:span text:style-name="T306_55">.<text:s/></text:span></text:p>
      <text:p text:style-name="P307"><text:span text:style-name="T307_1"><text:s/></text:span><text:span text:style-name="T307_2">Посилання</text:span><text:span text:style-name="T307_3"><text:s/></text:span><text:span text:style-name="T307_4">у</text:span><text:span text:style-name="T307_5"><text:s/></text:span><text:span text:style-name="T307_6">тексті</text:span><text:span text:style-name="T307_7"><text:s/></text:span><text:span text:style-name="T307_8">роботи</text:span><text:span text:style-name="T307_9"><text:s/></text:span><text:span text:style-name="T307_10">на</text:span><text:span text:style-name="T307_11"><text:s/></text:span><text:span text:style-name="T307_12">джерело</text:span><text:span text:style-name="T307_13"><text:s/></text:span><text:span text:style-name="T307_14">слід</text:span><text:span text:style-name="T307_15"><text:s/></text:span><text:span text:style-name="T307_16">зазначати</text:span><text:span text:style-name="T307_17"><text:s/></text:span><text:span text:style-name="T307_18">порядковим</text:span><text:span text:style-name="T307_19"><text:s/></text:span><text:span text:style-name="T307_20">номером</text:span><text:span text:style-name="T307_21"><text:s/></text:span><text:span text:style-name="T307_22">за</text:span><text:span text:style-name="T307_23"><text:s/></text:span><text:span text:style-name="T307_24">переліком</text:span><text:span text:style-name="T307_25"><text:s/></text:span><text:span text:style-name="T307_26">посилань</text:span><text:span text:style-name="T307_27">,<text:s/></text:span><text:span text:style-name="T307_28">виділеним</text:span><text:span text:style-name="T307_29"><text:s/></text:span><text:span text:style-name="T307_30">двома</text:span><text:span text:style-name="T307_31"><text:s/></text:span><text:span text:style-name="T307_32">квадратними</text:span><text:span text:style-name="T307_33"><text:s/></text:span><text:span text:style-name="T307_34">дужками</text:span><text:span text:style-name="T307_35">,<text:s/></text:span><text:span text:style-name="T307_36">наприклад</text:span><text:span text:style-name="T307_37">:<text:s/>«...<text:s/></text:span><text:span text:style-name="T307_38">у</text:span><text:span text:style-name="T307_39"><text:s/></text:span><text:span text:style-name="T307_40">працях</text:span><text:span text:style-name="T307_41"><text:s/>[1–3]<text:s/>...».<text:s/></text:span></text:p>
      <text:p text:style-name="P308"><text:span text:style-name="T308_1"><text:s/></text:span><text:span text:style-name="T308_2">Якщо</text:span><text:span text:style-name="T308_3"><text:s/></text:span><text:span text:style-name="T308_4">використовують</text:span><text:span text:style-name="T308_5"><text:s/></text:span><text:span text:style-name="T308_6">відомості</text:span><text:span text:style-name="T308_7">,<text:s/></text:span><text:span text:style-name="T308_8">матеріали</text:span><text:span text:style-name="T308_9"><text:s/></text:span><text:span text:style-name="T308_10">із</text:span><text:span text:style-name="T308_11"><text:s/></text:span><text:span text:style-name="T308_12">джерел</text:span><text:span text:style-name="T308_13"><text:s/></text:span><text:span text:style-name="T308_14">із</text:span><text:span text:style-name="T308_15"><text:s/></text:span><text:span text:style-name="T308_16">великою</text:span><text:span text:style-name="T308_17"><text:s/></text:span><text:span text:style-name="T308_18">кількістю</text:span><text:span text:style-name="T308_19"><text:s/></text:span><text:span text:style-name="T308_20">сторінок</text:span><text:span text:style-name="T308_21">,<text:s/></text:span><text:span text:style-name="T308_22">тоді</text:span><text:span text:style-name="T308_23"><text:s/></text:span><text:span text:style-name="T308_24">в</text:span><text:span text:style-name="T308_25"><text:s/></text:span><text:span text:style-name="T308_26">посиланні</text:span><text:span text:style-name="T308_27"><text:s/></text:span><text:span text:style-name="T308_28">необхідно</text:span><text:span text:style-name="T308_29"><text:s/></text:span><text:span text:style-name="T308_30">точно</text:span><text:span text:style-name="T308_31"><text:s/></text:span><text:span text:style-name="T308_32">вказати</text:span><text:span text:style-name="T308_33"><text:s/></text:span><text:span text:style-name="T308_34">номери</text:span><text:span text:style-name="T308_35"><text:s/></text:span><text:span text:style-name="T308_36">сторінок</text:span><text:span text:style-name="T308_37">,<text:s/></text:span><text:span text:style-name="T308_38">ілюстрацій</text:span><text:span text:style-name="T308_39">,<text:s/></text:span><text:span text:style-name="T308_40">таблиць</text:span><text:span text:style-name="T308_41">,<text:s/></text:span><text:span text:style-name="T308_42">формул</text:span><text:span text:style-name="T308_43"><text:s/></text:span><text:span text:style-name="T308_44">із</text:span><text:span text:style-name="T308_45"><text:s/></text:span><text:span text:style-name="T308_46">джерела</text:span><text:span text:style-name="T308_47">,<text:s/></text:span><text:span text:style-name="T308_48">на</text:span><text:span text:style-name="T308_49"><text:s/></text:span><text:span text:style-name="T308_50">яке</text:span><text:span text:style-name="T308_51"><text:s/></text:span><text:span text:style-name="T308_52">дано</text:span><text:span text:style-name="T308_53"><text:s/></text:span><text:span text:style-name="T308_54">посилання</text:span><text:span text:style-name="T308_55"><text:s/></text:span><text:span text:style-name="T308_56">в</text:span><text:span text:style-name="T308_57"><text:s/></text:span><text:span text:style-name="T308_58">роботі</text:span><text:span text:style-name="T308_59">.<text:s/></text:span><text:span text:style-name="T308_60">Рекомендується</text:span><text:span text:style-name="T308_61"><text:s/></text:span><text:span text:style-name="T308_62">в</text:span><text:span text:style-name="T308_63"><text:s/></text:span><text:span text:style-name="T308_64">основному</text:span><text:span text:style-name="T308_65"><text:s/></text:span><text:span text:style-name="T308_66">тексті</text:span><text:span text:style-name="T308_67"><text:s/></text:span><text:span text:style-name="T308_68">давати</text:span><text:span text:style-name="T308_69"><text:s/></text:span><text:span text:style-name="T308_70">посилання</text:span><text:span text:style-name="T308_71"><text:s/></text:span><text:span text:style-name="T308_72">на</text:span><text:span text:style-name="T308_73"><text:s/></text:span><text:span text:style-name="T308_74">особисті</text:span><text:span text:style-name="T308_75"><text:s/></text:span><text:span text:style-name="T308_76">наукові</text:span><text:span text:style-name="T308_77"><text:s/></text:span><text:span text:style-name="T308_78">праці</text:span><text:span text:style-name="T308_79"><text:s/>(</text:span><text:span text:style-name="T308_80">якщо</text:span><text:span text:style-name="T308_81"><text:s/></text:span><text:span text:style-name="T308_82">вони</text:span><text:span text:style-name="T308_83"><text:s/></text:span><text:span text:style-name="T308_84">є</text:span><text:span text:style-name="T308_85">).<text:s/></text:span></text:p>
      <text:p text:style-name="P309"><text:span text:style-name="T309_1"><text:s/></text:span><text:span text:style-name="T309_2">При</text:span><text:span text:style-name="T309_3"><text:s/></text:span><text:span text:style-name="T309_4">посиланнях</text:span><text:span text:style-name="T309_5"><text:s/></text:span><text:span text:style-name="T309_6">на</text:span><text:span text:style-name="T309_7"><text:s/></text:span><text:span text:style-name="T309_8">розділи</text:span><text:span text:style-name="T309_9">,<text:s/></text:span><text:span text:style-name="T309_10">підрозділи</text:span><text:span text:style-name="T309_11">,<text:s/></text:span><text:span text:style-name="T309_12">пункти</text:span><text:span text:style-name="T309_13">,<text:s/></text:span><text:span text:style-name="T309_14">підпункти</text:span><text:span text:style-name="T309_15">,<text:s/></text:span><text:span text:style-name="T309_16">додатки</text:span><text:span text:style-name="T309_17"><text:s/></text:span><text:span text:style-name="T309_18">зазначають</text:span><text:span text:style-name="T309_19"><text:s/></text:span><text:span text:style-name="T309_20">їх</text:span><text:span text:style-name="T309_21"><text:s/></text:span><text:span text:style-name="T309_22">номери</text:span><text:span text:style-name="T309_23">.<text:s/></text:span><text:span text:style-name="T309_24">При</text:span><text:span text:style-name="T309_25"><text:s/></text:span><text:span text:style-name="T309_26">цьому</text:span><text:span text:style-name="T309_27"><text:s/></text:span><text:span text:style-name="T309_28">слід</text:span><text:span text:style-name="T309_29"> <text:s/></text:span><text:span text:style-name="T309_30">писати</text:span><text:span text:style-name="T309_31">: <text:s/>«...<text:s/></text:span><text:span text:style-name="T309_32">у</text:span><text:span text:style-name="T309_33"><text:s/></text:span><text:span text:style-name="T309_34">розділі</text:span><text:span text:style-name="T309_35"> <text:s/>3<text:s/>...», <text:s/>«...<text:s/></text:span><text:span text:style-name="T309_36">дивись</text:span><text:span text:style-name="T309_37"> <text:s/></text:span><text:span text:style-name="T309_38">підрозділ</text:span><text:span text:style-name="T309_39"><text:s/>2.3<text:s/>...»,<text:s/>«...<text:s/></text:span><text:span text:style-name="T309_40">відповідно</text:span><text:span text:style-name="T309_41"><text:s/></text:span><text:span text:style-name="T309_42">до</text:span><text:span text:style-name="T309_43"><text:s/></text:span><text:span text:style-name="T309_44">пункту</text:span><text:span text:style-name="T309_45"><text:s/>1.2.3<text:s/>...»<text:s/>.<text:s/></text:span></text:p>
      <text:p text:style-name="P310"><text:span text:style-name="T310_1"><text:s/></text:span><text:span text:style-name="T310_2">Посилання</text:span><text:span text:style-name="T310_3"><text:s/></text:span><text:span text:style-name="T310_4">на</text:span><text:span text:style-name="T310_5"><text:s/></text:span><text:span text:style-name="T310_6">формули</text:span><text:span text:style-name="T310_7"><text:s/></text:span><text:span text:style-name="T310_8">та</text:span><text:span text:style-name="T310_9"><text:s/></text:span><text:span text:style-name="T310_10">рівняння</text:span><text:span text:style-name="T310_11"><text:s/></text:span><text:span text:style-name="T310_12">роботи</text:span><text:span text:style-name="T310_13"><text:s/></text:span><text:span text:style-name="T310_14">вказують</text:span><text:span text:style-name="T310_15"><text:s/></text:span><text:span text:style-name="T310_16">порядковим</text:span><text:span text:style-name="T310_17"><text:s/></text:span><text:span text:style-name="T310_18">номером</text:span><text:span text:style-name="T310_19"><text:s/></text:span><text:span text:style-name="T310_20">формули</text:span><text:span text:style-name="T310_21"><text:s/></text:span><text:span text:style-name="T310_22">чи</text:span><text:span text:style-name="T310_23"><text:s/></text:span><text:span text:style-name="T310_24">рівняння</text:span><text:span text:style-name="T310_25"><text:s/></text:span><text:span text:style-name="T310_26">в</text:span><text:span text:style-name="T310_27"><text:s/></text:span><text:span text:style-name="T310_28">круглих</text:span><text:span text:style-name="T310_29"><text:s/></text:span><text:span text:style-name="T310_30">дужках</text:span><text:span text:style-name="T310_31">,<text:s/></text:span><text:span text:style-name="T310_32">наприклад</text:span><text:span text:style-name="T310_33">:<text:s/>«...<text:s/></text:span><text:span text:style-name="T310_34">за</text:span><text:span text:style-name="T310_35"><text:s/></text:span><text:span text:style-name="T310_36">формулою</text:span><text:span text:style-name="T310_37"><text:s/>(2.1)<text:s/>...».<text:s/></text:span></text:p>
      <text:p text:style-name="P311"><text:span text:style-name="T311_1"><text:s/></text:span><text:span text:style-name="T311_2">За</text:span><text:span text:style-name="T311_3"><text:s/></text:span><text:span text:style-name="T311_4">необхідності</text:span><text:span text:style-name="T311_5"><text:s/></text:span><text:span text:style-name="T311_6">посилання</text:span><text:span text:style-name="T311_7"><text:s/></text:span><text:span text:style-name="T311_8">на</text:span><text:span text:style-name="T311_9"><text:s/></text:span><text:span text:style-name="T311_10">ілюстрації</text:span><text:span text:style-name="T311_11"><text:s/></text:span><text:span text:style-name="T311_12">роботи</text:span><text:span text:style-name="T311_13"><text:s/></text:span><text:span text:style-name="T311_14">вказують</text:span><text:span text:style-name="T311_15"><text:s/></text:span><text:span text:style-name="T311_16">порядковим</text:span><text:span text:style-name="T311_17"><text:s/></text:span><text:span text:style-name="T311_18">номером</text:span><text:span text:style-name="T311_19"><text:s/></text:span><text:span text:style-name="T311_20">ілюстрації</text:span><text:span text:style-name="T311_21">,<text:s/></text:span><text:span text:style-name="T311_22">наприклад</text:span><text:span text:style-name="T311_23">:<text:s/>«...<text:s/></text:span><text:span text:style-name="T311_24">на</text:span><text:span text:style-name="T311_25"><text:s/></text:span><text:span text:style-name="T311_26">рис</text:span><text:span text:style-name="T311_27">.<text:s/>1.2<text:s/>...»<text:s/></text:span><text:span text:style-name="T311_28">або</text:span><text:span text:style-name="T311_29"><text:s/></text:span><text:span text:style-name="T311_30">зворот</text:span><text:span text:style-name="T311_31"><text:s/></text:span><text:span text:style-name="T311_32">типу</text:span><text:span text:style-name="T311_33"><text:s/>«...<text:s/></text:span><text:span text:style-name="T311_34">як</text:span><text:span text:style-name="T311_35"><text:s/></text:span><text:span text:style-name="T311_36">це</text:span><text:span text:style-name="T311_37"><text:s/></text:span><text:span text:style-name="T311_38">показано</text:span><text:span text:style-name="T311_39"><text:s/></text:span><text:span text:style-name="T311_40">на</text:span><text:span text:style-name="T311_41"><text:s/></text:span><text:span text:style-name="T311_42">рис</text:span><text:span text:style-name="T311_43">.<text:s/>1.2».<text:s/></text:span></text:p>
      <text:p text:style-name="P312"><text:span text:style-name="T312_1"><text:s/></text:span><text:span text:style-name="T312_2">На</text:span><text:span text:style-name="T312_3"><text:s/></text:span><text:span text:style-name="T312_4">всі</text:span><text:span text:style-name="T312_5"><text:s/></text:span><text:span text:style-name="T312_6">таблиці</text:span><text:span text:style-name="T312_7"><text:s/></text:span><text:span text:style-name="T312_8">роботи</text:span><text:span text:style-name="T312_9"><text:s/></text:span><text:span text:style-name="T312_10">повинні</text:span><text:span text:style-name="T312_11"><text:s/></text:span><text:span text:style-name="T312_12">бути</text:span><text:span text:style-name="T312_13"><text:s/></text:span><text:span text:style-name="T312_14">посилання</text:span><text:span text:style-name="T312_15"><text:s/></text:span><text:span text:style-name="T312_16">у</text:span><text:span text:style-name="T312_17"><text:s/></text:span><text:span text:style-name="T312_18">тексті</text:span><text:span text:style-name="T312_19">,<text:s/></text:span><text:span text:style-name="T312_20">при</text:span><text:span text:style-name="T312_21"><text:s/></text:span><text:span text:style-name="T312_22">цьому</text:span><text:span text:style-name="T312_23"><text:s/></text:span><text:span text:style-name="T312_24">слово</text:span><text:span text:style-name="T312_25"><text:s/>"</text:span><text:span text:style-name="T312_26">таблиця</text:span><text:span text:style-name="T312_27">"<text:s/></text:span><text:span text:style-name="T312_28">у</text:span><text:span text:style-name="T312_29"><text:s/></text:span><text:span text:style-name="T312_30">тексті</text:span><text:span text:style-name="T312_31"><text:s/></text:span><text:span text:style-name="T312_32">пишуть</text:span><text:span text:style-name="T312_33"><text:s/></text:span><text:span text:style-name="T312_34">повністю</text:span><text:span text:style-name="T312_35">,<text:s/></text:span><text:span text:style-name="T312_36">наприклад</text:span><text:span text:style-name="T312_37">:<text:s/>«...<text:s/></text:span><text:span text:style-name="T312_38">у</text:span><text:span text:style-name="T312_39"><text:s/></text:span><text:span text:style-name="T312_40">таблиці</text:span><text:span text:style-name="T312_41"><text:s/>1.2<text:s/>...».<text:s/></text:span><text:span text:style-name="T312_42">При</text:span><text:span text:style-name="T312_43"><text:s/></text:span><text:span text:style-name="T312_44">повторному</text:span><text:span text:style-name="T312_45"><text:s/></text:span><text:span text:style-name="T312_46">посиланні</text:span><text:span text:style-name="T312_47"><text:s/></text:span><text:span text:style-name="T312_48">на</text:span><text:span text:style-name="T312_49"><text:s/></text:span><text:span text:style-name="T312_50">таблиці</text:span><text:span text:style-name="T312_51"><text:s/></text:span><text:span text:style-name="T312_52">та</text:span><text:span text:style-name="T312_53"><text:s/></text:span><text:span text:style-name="T312_54">ілюстрації</text:span><text:span text:style-name="T312_55"><text:s/></text:span><text:span text:style-name="T312_56">потрібно</text:span><text:span text:style-name="T312_57"><text:s/></text:span><text:span text:style-name="T312_58">вказувати</text:span><text:span text:style-name="T312_59"><text:s/></text:span><text:span text:style-name="T312_60">скорочено</text:span><text:span text:style-name="T312_61"><text:s/></text:span><text:span text:style-name="T312_62">слово</text:span><text:span text:style-name="T312_63"><text:s/>«</text:span><text:span text:style-name="T312_64">дивись</text:span><text:span text:style-name="T312_65">»,<text:s/></text:span><text:span text:style-name="T312_66">наприклад</text:span><text:span text:style-name="T312_67">:<text:s/>«...<text:s/></text:span><text:span text:style-name="T312_68">див</text:span><text:span text:style-name="T312_69">.<text:s/></text:span><text:span text:style-name="T312_70">таблицю</text:span><text:span text:style-name="T312_71"><text:s/>1.3<text:s/>...»<text:s/></text:span><text:span text:style-name="T312_72">чи</text:span><text:span text:style-name="T312_73"><text:s/>«...</text:span><text:span text:style-name="T312_74">див</text:span><text:span text:style-name="T312_75">.<text:s/></text:span><text:span text:style-name="T312_76">рисунок</text:span><text:span text:style-name="T312_77"><text:s/>1.2<text:s/>...».<text:s/></text:span></text:p>
      <text:p text:style-name="P313"/>
      <text:p text:style-name="P314"><text:span text:style-name="T314_1">Розміщення</text:span><text:span text:style-name="T314_2"><text:s/></text:span><text:span text:style-name="T314_3">ілюстрацій</text:span><text:span text:style-name="T314_4">.</text:span><text:span text:style-name="T314_5"><text:s/></text:span><text:span text:style-name="T314_6">Ілюстрації</text:span><text:span text:style-name="T314_7"><text:s/>(</text:span><text:span text:style-name="T314_8">блок</text:span><text:span text:style-name="T314_9">-</text:span><text:span text:style-name="T314_10">схеми</text:span><text:span text:style-name="T314_11">,<text:s/></text:span><text:span text:style-name="T314_12">схеми</text:span><text:span text:style-name="T314_13">,<text:s/></text:span><text:span text:style-name="T314_14">графіки</text:span><text:span text:style-name="T314_15">,<text:s/></text:span><text:span text:style-name="T314_16">діаграми</text:span><text:span text:style-name="T314_17">,<text:s/></text:span><text:span text:style-name="T314_18">фотознімки</text:span><text:span text:style-name="T314_19">,<text:s/></text:span><text:span text:style-name="T314_20">рисунки</text:span><text:span text:style-name="T314_21">)<text:s/></text:span><text:span text:style-name="T314_22">разом</text:span><text:span text:style-name="T314_23"><text:s/></text:span><text:span text:style-name="T314_24">з</text:span><text:span text:style-name="T314_25"><text:s/></text:span><text:span text:style-name="T314_26">їх</text:span><text:span text:style-name="T314_27"><text:s/></text:span><text:span text:style-name="T314_28">назвами</text:span><text:span text:style-name="T314_29"><text:s/></text:span><text:span text:style-name="T314_30">слід</text:span><text:span text:style-name="T314_31"><text:s/></text:span><text:span text:style-name="T314_32">розміщувати</text:span><text:span text:style-name="T314_33"><text:s/></text:span><text:span text:style-name="T314_34">в</text:span><text:span text:style-name="T314_35"><text:s/></text:span><text:span text:style-name="T314_36">роботі</text:span><text:span text:style-name="T314_37"><text:s/></text:span><text:span text:style-name="T314_38">безпосередньо</text:span><text:span text:style-name="T314_39"><text:s/></text:span><text:span text:style-name="T314_40">після</text:span><text:span text:style-name="T314_41"><text:s/></text:span><text:span text:style-name="T314_42">тексту</text:span><text:span text:style-name="T314_43">,<text:s/></text:span><text:span text:style-name="T314_44">де</text:span><text:span text:style-name="T314_45"><text:s/></text:span><text:span text:style-name="T314_46">вони</text:span><text:span text:style-name="T314_47"><text:s/></text:span><text:span text:style-name="T314_48">згадуються</text:span><text:span text:style-name="T314_49"><text:s/></text:span><text:span text:style-name="T314_50">вперше</text:span><text:span text:style-name="T314_51">,<text:s/></text:span><text:span text:style-name="T314_52">або</text:span><text:span text:style-name="T314_53"><text:s/></text:span><text:span text:style-name="T314_54">на</text:span><text:span text:style-name="T314_55"><text:s/></text:span><text:span text:style-name="T314_56">наступній</text:span><text:span text:style-name="T314_57"><text:s/></text:span><text:span text:style-name="T314_58">сторінці</text:span><text:span text:style-name="T314_59">.<text:s/></text:span><text:span text:style-name="T314_60">На</text:span><text:span text:style-name="T314_61"><text:s/></text:span><text:span text:style-name="T314_62">всі</text:span><text:span text:style-name="T314_63"><text:s/></text:span><text:span text:style-name="T314_64">ілюстрації</text:span><text:span text:style-name="T314_65"><text:s/></text:span><text:span text:style-name="T314_66">мають</text:span><text:span text:style-name="T314_67"><text:s/></text:span><text:span text:style-name="T314_68">бути</text:span><text:span text:style-name="T314_69"><text:s/></text:span><text:span text:style-name="T314_70">посилання</text:span><text:span text:style-name="T314_71"><text:s/></text:span><text:span text:style-name="T314_72">в</text:span><text:span text:style-name="T314_73"><text:s/></text:span><text:span text:style-name="T314_74">роботі</text:span><text:span text:style-name="T314_75">.<text:s/></text:span><text:span text:style-name="T314_76">Ілюстрації</text:span><text:span text:style-name="T314_77">,<text:s/></text:span><text:span text:style-name="T314_78">розміщені</text:span><text:span text:style-name="T314_79"><text:s/></text:span><text:span text:style-name="T314_80">на</text:span><text:span text:style-name="T314_81"><text:s/></text:span><text:span text:style-name="T314_82">окремих</text:span><text:span text:style-name="T314_83"><text:s/></text:span><text:span text:style-name="T314_84">сторінках</text:span><text:span text:style-name="T314_85"><text:s/></text:span><text:span text:style-name="T314_86">роботи</text:span><text:span text:style-name="T314_87">,<text:s/></text:span><text:span text:style-name="T314_88">включають</text:span><text:span text:style-name="T314_89"><text:s/></text:span><text:span text:style-name="T314_90">до</text:span><text:span text:style-name="T314_91"><text:s/></text:span><text:span text:style-name="T314_92">загальної</text:span><text:span text:style-name="T314_93"><text:s/></text:span><text:span text:style-name="T314_94">нумерації</text:span><text:span text:style-name="T314_95"><text:s/></text:span><text:span text:style-name="T314_96">сторінок</text:span><text:span text:style-name="T314_97"><text:s/></text:span><text:span text:style-name="T314_98">роботи</text:span><text:span text:style-name="T314_99">.<text:s/></text:span><text:span text:style-name="T314_100">Рисунок</text:span><text:span text:style-name="T314_101"><text:s/></text:span><text:span text:style-name="T314_102">або</text:span><text:span text:style-name="T314_103"><text:s/></text:span><text:span text:style-name="T314_104">схему</text:span><text:span text:style-name="T314_105">,<text:s/></text:span><text:span text:style-name="T314_106">розміри</text:span><text:span text:style-name="T314_107"><text:s/></text:span><text:span text:style-name="T314_108">яких</text:span><text:span text:style-name="T314_109"><text:s/></text:span><text:span text:style-name="T314_110">більше</text:span><text:span text:style-name="T314_111"><text:s/></text:span><text:span text:style-name="T314_112">формату</text:span><text:span text:style-name="T314_113"><text:s/></text:span><text:span text:style-name="T314_114">А</text:span><text:span text:style-name="T314_115">4,<text:s/></text:span><text:span text:style-name="T314_116">ураховують</text:span><text:span text:style-name="T314_117"><text:s/></text:span><text:span text:style-name="T314_118">як</text:span><text:span text:style-name="T314_119"><text:s/></text:span><text:span text:style-name="T314_120">одну</text:span><text:span text:style-name="T314_121"><text:s/></text:span><text:span text:style-name="T314_122">сторінку</text:span><text:span text:style-name="T314_123">.<text:s/></text:span><text:span text:style-name="T314_124">Листи</text:span><text:span text:style-name="T314_125"><text:s/></text:span><text:span text:style-name="T314_126">більшого</text:span><text:span text:style-name="T314_127"><text:s/></text:span><text:span text:style-name="T314_128">формату</text:span><text:span text:style-name="T314_129"><text:s/></text:span><text:span text:style-name="T314_130">розміщують</text:span><text:span text:style-name="T314_131"><text:s/></text:span><text:span text:style-name="T314_132">у</text:span><text:span text:style-name="T314_133"><text:s/></text:span><text:span text:style-name="T314_134">кінці</text:span><text:span text:style-name="T314_135"><text:s/></text:span><text:span text:style-name="T314_136">роботи</text:span><text:span text:style-name="T314_137"><text:s/></text:span><text:span text:style-name="T314_138">після</text:span><text:span text:style-name="T314_139"><text:s/></text:span><text:span text:style-name="T314_140">висновків</text:span><text:span text:style-name="T314_141"><text:s/></text:span><text:span text:style-name="T314_142">чи</text:span><text:span text:style-name="T314_143"><text:s/></text:span><text:span text:style-name="T314_144">рекомендацій</text:span><text:span text:style-name="T314_145"><text:s/>(</text:span><text:span text:style-name="T314_146">якщо</text:span><text:span text:style-name="T314_147"><text:s/></text:span><text:span text:style-name="T314_148">вони</text:span><text:span text:style-name="T314_149"><text:s/></text:span><text:span text:style-name="T314_150">є</text:span><text:span text:style-name="T314_151">)<text:s/></text:span><text:span text:style-name="T314_152">у</text:span><text:span text:style-name="T314_153"><text:s/></text:span><text:span text:style-name="T314_154">тому</text:span><text:span text:style-name="T314_155"><text:s/></text:span><text:span text:style-name="T314_156">порядку</text:span><text:span text:style-name="T314_157">,<text:s/></text:span><text:span text:style-name="T314_158">в</text:span><text:span text:style-name="T314_159"><text:s/></text:span><text:span text:style-name="T314_160">якому</text:span><text:span text:style-name="T314_161"><text:s/></text:span><text:span text:style-name="T314_162">вони</text:span><text:span text:style-name="T314_163"><text:s/></text:span><text:span text:style-name="T314_164">згадуються</text:span><text:span text:style-name="T314_165"><text:s/></text:span><text:span text:style-name="T314_166">в</text:span><text:span text:style-name="T314_167"><text:s/></text:span><text:span text:style-name="T314_168">тексті</text:span><text:span text:style-name="T314_169">.<text:s/></text:span><text:span text:style-name="T314_170">Рисунки</text:span><text:span text:style-name="T314_171">,<text:s/></text:span><text:span text:style-name="T314_172">графіки</text:span><text:span text:style-name="T314_173">,<text:s/></text:span><text:span text:style-name="T314_174">схеми</text:span><text:span text:style-name="T314_175">,<text:s/></text:span><text:span text:style-name="T314_176">блок</text:span><text:span text:style-name="T314_177">-</text:span><text:span text:style-name="T314_178">схеми</text:span><text:span text:style-name="T314_179">,<text:s/></text:span><text:span text:style-name="T314_180">діаграми</text:span><text:span text:style-name="T314_181">,<text:s/></text:span><text:span text:style-name="T314_182">розміщені</text:span><text:span text:style-name="T314_183"><text:s/></text:span><text:span text:style-name="T314_184">в</text:span><text:span text:style-name="T314_185"><text:s/></text:span><text:span text:style-name="T314_186">роботі</text:span><text:span text:style-name="T314_187">,<text:s/></text:span><text:span text:style-name="T314_188">мають</text:span><text:span text:style-name="T314_189"><text:s/></text:span><text:span text:style-name="T314_190">відповідати</text:span><text:span text:style-name="T314_191"><text:s/></text:span><text:span text:style-name="T314_192">вимогам</text:span><text:span text:style-name="T314_193"><text:s/></text:span><text:span text:style-name="T314_194">стандартів</text:span><text:span text:style-name="T314_195"><text:s/>«</text:span><text:span text:style-name="T314_196">Единой</text:span><text:span text:style-name="T314_197"><text:s/></text:span><text:span text:style-name="T314_198">системы</text:span><text:span text:style-name="T314_199"><text:s/></text:span><text:span text:style-name="T314_200">программной</text:span><text:span text:style-name="T314_201"><text:s/></text:span><text:span text:style-name="T314_202">документации</text:span><text:span text:style-name="T314_203">».<text:s/></text:span><text:span text:style-name="T314_204">Ілюстрації</text:span><text:span text:style-name="T314_205"><text:s/></text:span><text:span text:style-name="T314_206">нумерують</text:span><text:span text:style-name="T314_207"><text:s/></text:span><text:span text:style-name="T314_208">арабськими</text:span><text:span text:style-name="T314_209"><text:s/></text:span><text:span text:style-name="T314_210">цифрами</text:span><text:span text:style-name="T314_211"><text:s/></text:span><text:span text:style-name="T314_212">без</text:span><text:span text:style-name="T314_213"><text:s/></text:span><text:span text:style-name="T314_214">знаку</text:span><text:span text:style-name="T314_215"><text:s/>№<text:s/></text:span><text:span text:style-name="T314_216">порядковою</text:span><text:span text:style-name="T314_217"><text:s/></text:span><text:span text:style-name="T314_218">нумерацією</text:span><text:span text:style-name="T314_219"><text:s/></text:span><text:span text:style-name="T314_220">в</text:span><text:span text:style-name="T314_221"><text:s/></text:span><text:span text:style-name="T314_222">межах</text:span><text:span text:style-name="T314_223"><text:s/></text:span><text:span text:style-name="T314_224">розділу</text:span><text:span text:style-name="T314_225">,<text:s/></text:span><text:span text:style-name="T314_226">за</text:span><text:span text:style-name="T314_227"><text:s/></text:span><text:span text:style-name="T314_228">винятком</text:span><text:span text:style-name="T314_229"><text:s/></text:span><text:span text:style-name="T314_230">ілюстрацій</text:span><text:span text:style-name="T314_231">,<text:s/></text:span><text:span text:style-name="T314_232">наведених</text:span><text:span text:style-name="T314_233"><text:s/></text:span><text:span text:style-name="T314_234">у</text:span><text:span text:style-name="T314_235"><text:s/></text:span><text:span text:style-name="T314_236">додатках</text:span><text:span text:style-name="T314_237">.<text:s/></text:span><text:span text:style-name="T314_238">Номер</text:span><text:span text:style-name="T314_239"><text:s/></text:span><text:span text:style-name="T314_240">ілюстрації</text:span><text:span text:style-name="T314_241"><text:s/></text:span><text:span text:style-name="T314_242">складається</text:span><text:span text:style-name="T314_243"><text:s/></text:span><text:span text:style-name="T314_244">з</text:span><text:span text:style-name="T314_245"><text:s/></text:span><text:span text:style-name="T314_246">номера</text:span><text:span text:style-name="T314_247"><text:s/></text:span><text:span text:style-name="T314_248">розділу</text:span><text:span text:style-name="T314_249"><text:s/></text:span><text:span text:style-name="T314_250">та</text:span><text:span text:style-name="T314_251"><text:s/></text:span><text:span text:style-name="T314_252">порядкового</text:span><text:span text:style-name="T314_253"><text:s/></text:span><text:span text:style-name="T314_254">номера</text:span><text:span text:style-name="T314_255"><text:s/></text:span><text:span text:style-name="T314_256">ілюстрації</text:span><text:span text:style-name="T314_257"><text:s/></text:span><text:span text:style-name="T314_258">в</text:span><text:span text:style-name="T314_259"><text:s/></text:span><text:span text:style-name="T314_260">цьому</text:span><text:span text:style-name="T314_261"><text:s/></text:span><text:span text:style-name="T314_262">розділі</text:span><text:span text:style-name="T314_263">,<text:s/></text:span><text:span text:style-name="T314_264">відокремлених</text:span><text:span text:style-name="T314_265"><text:s/></text:span><text:span text:style-name="T314_266">крапкою</text:span><text:span text:style-name="T314_267">.<text:s/></text:span><text:span text:style-name="T314_268">Наприклад</text:span><text:span text:style-name="T314_269">:<text:s/>«...<text:s/></text:span><text:span text:style-name="T314_270">Рисунок</text:span><text:span text:style-name="T314_271"><text:s/>1.2<text:s/>...»<text:s/>−<text:s/></text:span><text:span text:style-name="T314_272">другий</text:span><text:span text:style-name="T314_273"><text:s/></text:span><text:span text:style-name="T314_274">рисунок</text:span><text:span text:style-name="T314_275"><text:s/></text:span><text:span text:style-name="T314_276">першого</text:span><text:span text:style-name="T314_277"><text:s/></text:span><text:span text:style-name="T314_278">розділу</text:span><text:span text:style-name="T314_279">.<text:s/></text:span><text:span text:style-name="T314_280">Назва</text:span><text:span text:style-name="T314_281"><text:s/></text:span><text:span text:style-name="T314_282">ілюстрації</text:span><text:span text:style-name="T314_283"><text:s/></text:span><text:span text:style-name="T314_284">може</text:span><text:span text:style-name="T314_285"><text:s/></text:span><text:span text:style-name="T314_286">бути</text:span><text:span text:style-name="T314_287"><text:s/></text:span><text:span text:style-name="T314_288">під</text:span><text:span text:style-name="T314_289"><text:s/></text:span><text:span text:style-name="T314_290">нею</text:span><text:span text:style-name="T314_291">,<text:s/></text:span><text:span text:style-name="T314_292">після</text:span><text:span text:style-name="T314_293"><text:s/></text:span><text:span text:style-name="T314_294">слова</text:span><text:span text:style-name="T314_295"><text:s/>«</text:span><text:span text:style-name="T314_296">Рисунок</text:span><text:span text:style-name="T314_297">»<text:s/></text:span><text:span text:style-name="T314_298">та</text:span><text:span text:style-name="T314_299"><text:s/></text:span><text:span text:style-name="T314_300">номера</text:span><text:span text:style-name="T314_301">,<text:s/></text:span><text:span text:style-name="T314_302">наприклад</text:span><text:span text:style-name="T314_303">:<text:s/>«</text:span><text:span text:style-name="T314_304">Рисунок</text:span><text:span text:style-name="T314_305"><text:s/>3.2<text:s/>−<text:s/></text:span><text:span text:style-name="T314_306">Схема</text:span><text:span text:style-name="T314_307"><text:s/></text:span><text:span text:style-name="T314_308">передачі</text:span><text:span text:style-name="T314_309"><text:s/></text:span><text:span text:style-name="T314_310">інформації</text:span><text:span text:style-name="T314_311">».<text:s/></text:span></text:p>
      <text:p text:style-name="P315"><text:span text:style-name="T315_1"><text:s/></text:span><text:span text:style-name="T315_2">Якщо</text:span><text:span text:style-name="T315_3"><text:s/></text:span><text:span text:style-name="T315_4">ілюстрації</text:span><text:span text:style-name="T315_5"><text:s/></text:span><text:span text:style-name="T315_6">створені</text:span><text:span text:style-name="T315_7"><text:s/></text:span><text:span text:style-name="T315_8">не</text:span><text:span text:style-name="T315_9"><text:s/></text:span><text:span text:style-name="T315_10">автором</text:span><text:span text:style-name="T315_11"><text:s/></text:span><text:span text:style-name="T315_12">роботи</text:span><text:span text:style-name="T315_13">,<text:s/></text:span><text:span text:style-name="T315_14">необхідно</text:span><text:span text:style-name="T315_15">,<text:s/></text:span><text:span text:style-name="T315_16">подаючи</text:span><text:span text:style-name="T315_17"><text:s/></text:span><text:span text:style-name="T315_18">їх</text:span><text:span text:style-name="T315_19"><text:s/></text:span><text:span text:style-name="T315_20">у</text:span><text:span text:style-name="T315_21"><text:s/></text:span><text:span text:style-name="T315_22">роботі</text:span><text:span text:style-name="T315_23">,<text:s/></text:span><text:span text:style-name="T315_24">дотримуватись</text:span><text:span text:style-name="T315_25"><text:s/></text:span><text:span text:style-name="T315_26">вимог</text:span><text:span text:style-name="T315_27"><text:s/></text:span><text:span text:style-name="T315_28">чинного</text:span><text:span text:style-name="T315_29"><text:s/></text:span><text:span text:style-name="T315_30">законодавства</text:span><text:span text:style-name="T315_31"><text:s/></text:span><text:span text:style-name="T315_32">про</text:span><text:span text:style-name="T315_33"><text:s/></text:span><text:span text:style-name="T315_34">авторські</text:span><text:span text:style-name="T315_35"><text:s/></text:span><text:span text:style-name="T315_36">права</text:span><text:span text:style-name="T315_37">.<text:s/></text:span></text:p>
      <text:p text:style-name="P316"/>
      <text:p text:style-name="P317"><text:span text:style-name="T317_1">Оформлення</text:span><text:span text:style-name="T317_2"><text:s/></text:span><text:span text:style-name="T317_3">таблиць</text:span><text:span text:style-name="T317_4">.</text:span><text:span text:style-name="T317_5"><text:s/></text:span><text:span text:style-name="T317_6">Цифровий</text:span><text:span text:style-name="T317_7"><text:s/></text:span><text:span text:style-name="T317_8">матеріал</text:span><text:span text:style-name="T317_9">,<text:s/></text:span><text:span text:style-name="T317_10">як</text:span><text:span text:style-name="T317_11"><text:s/></text:span><text:span text:style-name="T317_12">правило</text:span><text:span text:style-name="T317_13">,<text:s/></text:span><text:span text:style-name="T317_14">оформлюють</text:span><text:span text:style-name="T317_15"><text:s/></text:span><text:span text:style-name="T317_16">у</text:span><text:span text:style-name="T317_17"><text:s/></text:span><text:span text:style-name="T317_18">вигляді</text:span><text:span text:style-name="T317_19"><text:s/></text:span><text:span text:style-name="T317_20">таблиць</text:span><text:span text:style-name="T317_21">,<text:s/></text:span><text:span text:style-name="T317_22">які</text:span><text:span text:style-name="T317_23"><text:s/></text:span><text:span text:style-name="T317_24">слід</text:span><text:span text:style-name="T317_25"><text:s/></text:span><text:span text:style-name="T317_26">розташовувати</text:span><text:span text:style-name="T317_27"><text:s/></text:span><text:span text:style-name="T317_28">безпосередньо</text:span><text:span text:style-name="T317_29"><text:s/></text:span><text:span text:style-name="T317_30">після</text:span><text:span text:style-name="T317_31"><text:s/></text:span><text:span text:style-name="T317_32">тексту</text:span><text:span text:style-name="T317_33">,<text:s/></text:span><text:span text:style-name="T317_34">в</text:span><text:span text:style-name="T317_35"><text:s/></text:span><text:span text:style-name="T317_36">якому</text:span><text:span text:style-name="T317_37"><text:s/></text:span><text:span text:style-name="T317_38">вона</text:span><text:span text:style-name="T317_39"><text:s/></text:span><text:span text:style-name="T317_40">згадується</text:span><text:span text:style-name="T317_41"><text:s/></text:span><text:span text:style-name="T317_42">вперше</text:span><text:span text:style-name="T317_43">,<text:s/></text:span><text:span text:style-name="T317_44">або</text:span><text:span text:style-name="T317_45"><text:s/></text:span><text:span text:style-name="T317_46">на</text:span><text:span text:style-name="T317_47"><text:s/></text:span><text:span text:style-name="T317_48">наступній</text:span><text:span text:style-name="T317_49"><text:s/></text:span><text:span text:style-name="T317_50">сторінці</text:span><text:span text:style-name="T317_51">.<text:s/></text:span><text:span text:style-name="T317_52">Таблицю</text:span><text:span text:style-name="T317_53"><text:s/></text:span><text:span text:style-name="T317_54">розташовують</text:span><text:span text:style-name="T317_55"><text:s/></text:span><text:span text:style-name="T317_56">таким</text:span><text:span text:style-name="T317_57"><text:s/></text:span><text:span text:style-name="T317_58">чином</text:span><text:span text:style-name="T317_59">,<text:s/></text:span><text:span text:style-name="T317_60">щоб</text:span><text:span text:style-name="T317_61"><text:s/></text:span><text:span text:style-name="T317_62">було</text:span><text:span text:style-name="T317_63"><text:s/></text:span><text:span text:style-name="T317_64">зручно</text:span><text:span text:style-name="T317_65"><text:s/></text:span><text:span text:style-name="T317_66">її</text:span><text:span text:style-name="T317_67"><text:s/></text:span><text:span text:style-name="T317_68">читати</text:span><text:span text:style-name="T317_69"><text:s/></text:span><text:span text:style-name="T317_70">без</text:span><text:span text:style-name="T317_71"><text:s/></text:span><text:span text:style-name="T317_72">повороту</text:span><text:span text:style-name="T317_73"><text:s/></text:span><text:span text:style-name="T317_74">переплетеного</text:span><text:span text:style-name="T317_75"><text:s/></text:span><text:span text:style-name="T317_76">блока</text:span><text:span text:style-name="T317_77"><text:s/></text:span><text:span text:style-name="T317_78">роботи</text:span><text:span text:style-name="T317_79"><text:s/>(</text:span><text:span text:style-name="T317_80">чи</text:span><text:span text:style-name="T317_81"><text:s/></text:span><text:span text:style-name="T317_82">з</text:span><text:span text:style-name="T317_83"><text:s/></text:span><text:span text:style-name="T317_84">поворотом</text:span><text:span text:style-name="T317_85"><text:s/></text:span><text:span text:style-name="T317_86">за</text:span><text:span text:style-name="T317_87"><text:s/></text:span><text:span text:style-name="T317_88">годинниковою</text:span><text:span text:style-name="T317_89"><text:s/></text:span><text:span text:style-name="T317_90">стрілкою</text:span><text:span text:style-name="T317_91">).<text:s/></text:span><text:span text:style-name="T317_92">Із</text:span><text:span text:style-name="T317_93"><text:s/></text:span><text:span text:style-name="T317_94">нового</text:span><text:span text:style-name="T317_95"><text:s/></text:span><text:span text:style-name="T317_96">рядка</text:span><text:span text:style-name="T317_97"><text:s/></text:span><text:span text:style-name="T317_98">пишуть</text:span><text:span text:style-name="T317_99"><text:s/></text:span><text:span text:style-name="T317_100">слово</text:span><text:span text:style-name="T317_101"><text:s/>«</text:span><text:span text:style-name="T317_102">Таблиця</text:span><text:span text:style-name="T317_103">»<text:s/></text:span><text:span text:style-name="T317_104">з</text:span><text:span text:style-name="T317_105"><text:s/></text:span><text:span text:style-name="T317_106">великої</text:span><text:span text:style-name="T317_107"><text:s/></text:span><text:span text:style-name="T317_108">літери</text:span><text:span text:style-name="T317_109">,<text:s/></text:span><text:span text:style-name="T317_110">після</text:span><text:span text:style-name="T317_111"><text:s/></text:span><text:span text:style-name="T317_112">чого</text:span><text:span text:style-name="T317_113"><text:s/></text:span><text:span text:style-name="T317_114">вказують</text:span><text:span text:style-name="T317_115"><text:s/></text:span><text:span text:style-name="T317_116">порядковий</text:span><text:span text:style-name="T317_117"><text:s/></text:span><text:span text:style-name="T317_118">номер</text:span><text:span text:style-name="T317_119">.<text:s/></text:span><text:span text:style-name="T317_120">Таблиці</text:span><text:span text:style-name="T317_121"><text:s/></text:span><text:span text:style-name="T317_122">нумерують</text:span><text:span text:style-name="T317_123"><text:s/></text:span><text:span text:style-name="T317_124">арабськими</text:span><text:span text:style-name="T317_125"><text:s/></text:span><text:span text:style-name="T317_126">цифрами</text:span><text:span text:style-name="T317_127"><text:s/></text:span><text:span text:style-name="T317_128">порядковою</text:span><text:span text:style-name="T317_129"><text:s/></text:span><text:span text:style-name="T317_130">нумерацією</text:span><text:span text:style-name="T317_131"><text:s/></text:span><text:span text:style-name="T317_132">в</text:span><text:span text:style-name="T317_133"><text:s/></text:span><text:span text:style-name="T317_134">межах</text:span><text:span text:style-name="T317_135"><text:s/></text:span><text:span text:style-name="T317_136">розділу</text:span><text:span text:style-name="T317_137">,<text:s/></text:span><text:span text:style-name="T317_138">за</text:span><text:span text:style-name="T317_139"><text:s/></text:span><text:span text:style-name="T317_140">винятком</text:span><text:span text:style-name="T317_141"><text:s/></text:span><text:span text:style-name="T317_142">таблиць</text:span><text:span text:style-name="T317_143">,<text:s/></text:span><text:span text:style-name="T317_144">наведених</text:span><text:span text:style-name="T317_145"><text:s/></text:span><text:span text:style-name="T317_146">у</text:span><text:span text:style-name="T317_147"><text:s/></text:span><text:span text:style-name="T317_148">додатках</text:span><text:span text:style-name="T317_149">.<text:s/></text:span><text:span text:style-name="T317_150">Номер</text:span><text:span text:style-name="T317_151"><text:s/></text:span><text:span text:style-name="T317_152">таблиці</text:span><text:span text:style-name="T317_153"><text:s/></text:span><text:span text:style-name="T317_154">складається</text:span><text:span text:style-name="T317_155"><text:s/></text:span><text:span text:style-name="T317_156">з</text:span><text:span text:style-name="T317_157"><text:s/></text:span><text:span text:style-name="T317_158">номера</text:span><text:span text:style-name="T317_159"><text:s/></text:span><text:span text:style-name="T317_160">розділу</text:span><text:span text:style-name="T317_161"><text:s/></text:span><text:span text:style-name="T317_162">та</text:span><text:span text:style-name="T317_163"><text:s/></text:span><text:span text:style-name="T317_164">порядкового</text:span><text:span text:style-name="T317_165"><text:s/></text:span><text:span text:style-name="T317_166">номера</text:span><text:span text:style-name="T317_167"><text:s/></text:span><text:span text:style-name="T317_168">таблиці</text:span><text:span text:style-name="T317_169">,<text:s/></text:span><text:span text:style-name="T317_170">відокремлених</text:span><text:span text:style-name="T317_171"><text:s/></text:span><text:span text:style-name="T317_172">крапкою</text:span><text:span text:style-name="T317_173">,<text:s/></text:span><text:span text:style-name="T317_174">наприклад</text:span><text:span text:style-name="T317_175">:<text:s/>«...</text:span><text:span text:style-name="T317_176">Таблиця</text:span><text:span text:style-name="T317_177"><text:s/>1.2<text:s/>...»<text:s/>−<text:s/></text:span><text:span text:style-name="T317_178">друга</text:span><text:span text:style-name="T317_179"><text:s/></text:span><text:span text:style-name="T317_180">таблиця</text:span><text:span text:style-name="T317_181"><text:s/></text:span><text:span text:style-name="T317_182">першого</text:span><text:span text:style-name="T317_183"><text:s/></text:span><text:span text:style-name="T317_184">розділу</text:span><text:span text:style-name="T317_185">.<text:s/></text:span><text:span text:style-name="T317_186">Якщо</text:span><text:span text:style-name="T317_187"><text:s/></text:span><text:span text:style-name="T317_188">в</text:span><text:span text:style-name="T317_189"><text:s/></text:span><text:span text:style-name="T317_190">роботі</text:span><text:span text:style-name="T317_191"><text:s/></text:span><text:span text:style-name="T317_192">одна</text:span><text:span text:style-name="T317_193"><text:s/></text:span><text:span text:style-name="T317_194">таблиця</text:span><text:span text:style-name="T317_195">,<text:s/></text:span><text:span text:style-name="T317_196">її</text:span><text:span text:style-name="T317_197"><text:s/></text:span><text:span text:style-name="T317_198">нумерують</text:span><text:span text:style-name="T317_199"><text:s/></text:span><text:span text:style-name="T317_200">згідно</text:span><text:span text:style-name="T317_201"><text:s/></text:span><text:span text:style-name="T317_202">з</text:span><text:span text:style-name="T317_203"><text:s/></text:span><text:span text:style-name="T317_204">вимогами</text:span><text:span text:style-name="T317_205">.<text:s/></text:span><text:span text:style-name="T317_206">Таблиця</text:span><text:span text:style-name="T317_207"><text:s/></text:span><text:span text:style-name="T317_208">може</text:span><text:span text:style-name="T317_209"><text:s/></text:span><text:span text:style-name="T317_210">мати</text:span><text:span text:style-name="T317_211"><text:s/></text:span><text:span text:style-name="T317_212">заголовок</text:span><text:span text:style-name="T317_213">,<text:s/></text:span><text:span text:style-name="T317_214">який</text:span><text:span text:style-name="T317_215"><text:s/></text:span><text:span text:style-name="T317_216">друкують</text:span><text:span text:style-name="T317_217"><text:s/></text:span><text:span text:style-name="T317_218">малими</text:span><text:span text:style-name="T317_219"><text:s/></text:span><text:span text:style-name="T317_220">літерами</text:span><text:span text:style-name="T317_221"><text:s/>(</text:span><text:span text:style-name="T317_222">крім</text:span><text:span text:style-name="T317_223"><text:s/></text:span><text:span text:style-name="T317_224">першої</text:span><text:span text:style-name="T317_225"><text:s/></text:span><text:span text:style-name="T317_226">великої</text:span><text:span text:style-name="T317_227">)<text:s/></text:span><text:span text:style-name="T317_228">і</text:span><text:span text:style-name="T317_229"><text:s/></text:span><text:span text:style-name="T317_230">вміщують</text:span><text:span text:style-name="T317_231"><text:s/></text:span><text:span text:style-name="T317_232">над</text:span><text:span text:style-name="T317_233"><text:s/></text:span><text:span text:style-name="T317_234">таблицею</text:span><text:span text:style-name="T317_235"><text:s/></text:span><text:span text:style-name="T317_236">після</text:span><text:span text:style-name="T317_237"><text:s/></text:span><text:span text:style-name="T317_238">її</text:span><text:span text:style-name="T317_239"><text:s/></text:span><text:span text:style-name="T317_240">номера</text:span><text:span text:style-name="T317_241">.<text:s/></text:span><text:span text:style-name="T317_242">Назва</text:span><text:span text:style-name="T317_243"><text:s/></text:span><text:span text:style-name="T317_244">має</text:span><text:span text:style-name="T317_245"><text:s/></text:span><text:span text:style-name="T317_246">бути</text:span><text:span text:style-name="T317_247"><text:s/></text:span><text:span text:style-name="T317_248">стислою</text:span><text:span text:style-name="T317_249"><text:s/></text:span><text:span text:style-name="T317_250">та</text:span><text:span text:style-name="T317_251"><text:s/></text:span><text:span text:style-name="T317_252">відбивати</text:span><text:span text:style-name="T317_253"><text:s/></text:span><text:span text:style-name="T317_254">зміст</text:span><text:span text:style-name="T317_255"><text:s/></text:span><text:span text:style-name="T317_256">таблиці</text:span><text:span text:style-name="T317_257">. <text:s/></text:span><text:span text:style-name="T317_258">Таблицю</text:span><text:span text:style-name="T317_259"><text:s/></text:span><text:span text:style-name="T317_260">з</text:span><text:span text:style-name="T317_261"><text:s/></text:span><text:span text:style-name="T317_262">великою</text:span><text:span text:style-name="T317_263"><text:s/></text:span><text:span text:style-name="T317_264">кількістю</text:span><text:span text:style-name="T317_265"><text:s/></text:span><text:span text:style-name="T317_266">рядків</text:span><text:span text:style-name="T317_267"><text:s/></text:span><text:span text:style-name="T317_268">необхідно</text:span><text:span text:style-name="T317_269"><text:s/></text:span><text:span text:style-name="T317_270">переносити</text:span><text:span text:style-name="T317_271"><text:s/></text:span><text:span text:style-name="T317_272">на</text:span><text:span text:style-name="T317_273"><text:s/></text:span><text:span text:style-name="T317_274">наступну</text:span><text:span text:style-name="T317_275"><text:s/></text:span><text:span text:style-name="T317_276">сторінку</text:span><text:span text:style-name="T317_277">.</text:span></text:p>
      <text:p text:style-name="P318"><text:span text:style-name="T318_1"><text:s/></text:span><text:span text:style-name="T318_2">Під</text:span><text:span text:style-name="T318_3"><text:s/></text:span><text:span text:style-name="T318_4">час</text:span><text:span text:style-name="T318_5"><text:s/></text:span><text:span text:style-name="T318_6">поділу</text:span><text:span text:style-name="T318_7"><text:s/></text:span><text:span text:style-name="T318_8">таблиці</text:span><text:span text:style-name="T318_9"><text:s/></text:span><text:span text:style-name="T318_10">на</text:span><text:span text:style-name="T318_11"><text:s/></text:span><text:span text:style-name="T318_12">частини</text:span><text:span text:style-name="T318_13"><text:s/></text:span><text:span text:style-name="T318_14">допускається</text:span><text:span text:style-name="T318_15"><text:s/></text:span><text:span text:style-name="T318_16">її</text:span><text:span text:style-name="T318_17"><text:s/></text:span><text:span text:style-name="T318_18">заголовок</text:span><text:span text:style-name="T318_19"><text:s/></text:span><text:span text:style-name="T318_20">заміняти</text:span><text:span text:style-name="T318_21"><text:s/></text:span><text:span text:style-name="T318_22">відповідно</text:span><text:span text:style-name="T318_23"><text:s/></text:span><text:span text:style-name="T318_24">номерами</text:span><text:span text:style-name="T318_25"><text:s/></text:span><text:span text:style-name="T318_26">граф</text:span><text:span text:style-name="T318_27"><text:s/></text:span><text:span text:style-name="T318_28">чи</text:span><text:span text:style-name="T318_29"><text:s/></text:span><text:span text:style-name="T318_30">рядків</text:span><text:span text:style-name="T318_31">,<text:s/></text:span><text:span text:style-name="T318_32">нумеруючи</text:span><text:span text:style-name="T318_33"><text:s/></text:span><text:span text:style-name="T318_34">їх</text:span><text:span text:style-name="T318_35"><text:s/></text:span><text:span text:style-name="T318_36">арабськими</text:span><text:span text:style-name="T318_37"><text:s/></text:span><text:span text:style-name="T318_38">цифрами</text:span><text:span text:style-name="T318_39"><text:s/></text:span><text:span text:style-name="T318_40">у</text:span><text:span text:style-name="T318_41"><text:s/></text:span><text:span text:style-name="T318_42">першій</text:span><text:span text:style-name="T318_43"><text:s/></text:span><text:span text:style-name="T318_44">частині</text:span><text:span text:style-name="T318_45"><text:s/></text:span><text:span text:style-name="T318_46">таблиці</text:span><text:span text:style-name="T318_47">.<text:s/></text:span><text:span text:style-name="T318_48">Слово</text:span><text:span text:style-name="T318_49"><text:s/>«</text:span><text:span text:style-name="T318_50">Таблиця</text:span><text:span text:style-name="T318_51"><text:s/>1.2»<text:s/></text:span><text:span text:style-name="T318_52">та</text:span><text:span text:style-name="T318_53"><text:s/></text:span><text:span text:style-name="T318_54">її</text:span><text:span text:style-name="T318_55"><text:s/></text:span><text:span text:style-name="T318_56">назву</text:span><text:span text:style-name="T318_57"><text:s/></text:span><text:span text:style-name="T318_58">вказують</text:span><text:span text:style-name="T318_59"><text:s/></text:span><text:span text:style-name="T318_60">один</text:span><text:span text:style-name="T318_61"><text:s/></text:span><text:span text:style-name="T318_62">раз</text:span><text:span text:style-name="T318_63"><text:s/></text:span><text:span text:style-name="T318_64">зліва</text:span><text:span text:style-name="T318_65"><text:s/></text:span><text:span text:style-name="T318_66">над</text:span><text:span text:style-name="T318_67"><text:s/></text:span><text:span text:style-name="T318_68">першою</text:span><text:span text:style-name="T318_69"><text:s/></text:span><text:span text:style-name="T318_70">частиною</text:span><text:span text:style-name="T318_71"><text:s/></text:span><text:span text:style-name="T318_72">таблиці</text:span><text:span text:style-name="T318_73">,<text:s/></text:span><text:span text:style-name="T318_74">над</text:span><text:span text:style-name="T318_75"><text:s/></text:span><text:span text:style-name="T318_76">іншими</text:span><text:span text:style-name="T318_77"><text:s/></text:span><text:span text:style-name="T318_78">частинами</text:span><text:span text:style-name="T318_79"><text:s/></text:span><text:span text:style-name="T318_80">пишуть</text:span><text:span text:style-name="T318_81">:<text:s/>«</text:span><text:span text:style-name="T318_82">Продовження</text:span><text:span text:style-name="T318_83"><text:s/></text:span><text:span text:style-name="T318_84">таблиці</text:span><text:span text:style-name="T318_85"><text:s/>1.2»<text:s/></text:span><text:span text:style-name="T318_86">із</text:span><text:span text:style-name="T318_87"><text:s/></text:span><text:span text:style-name="T318_88">зазначенням</text:span><text:span text:style-name="T318_89"><text:s/></text:span><text:span text:style-name="T318_90">номера</text:span><text:span text:style-name="T318_91"><text:s/></text:span><text:span text:style-name="T318_92">таблиці</text:span><text:span text:style-name="T318_93">.<text:s/></text:span><text:span text:style-name="T318_94">Заголовки</text:span><text:span text:style-name="T318_95"><text:s/></text:span><text:span text:style-name="T318_96">граф</text:span><text:span text:style-name="T318_97"><text:s/></text:span><text:span text:style-name="T318_98">таблиці</text:span><text:span text:style-name="T318_99"><text:s/></text:span><text:span text:style-name="T318_100">починають</text:span><text:span text:style-name="T318_101"><text:s/></text:span><text:span text:style-name="T318_102">із</text:span><text:span text:style-name="T318_103"><text:s/></text:span><text:span text:style-name="T318_104">великої</text:span><text:span text:style-name="T318_105"><text:s/></text:span><text:span text:style-name="T318_106">літери</text:span><text:span text:style-name="T318_107">,<text:s/></text:span><text:span text:style-name="T318_108">а</text:span><text:span text:style-name="T318_109"><text:s/></text:span><text:span text:style-name="T318_110">підзаголовки</text:span><text:span text:style-name="T318_111"><text:s/>–<text:s/></text:span><text:span text:style-name="T318_112">з</text:span><text:span text:style-name="T318_113"><text:s/></text:span><text:span text:style-name="T318_114">малої</text:span><text:span text:style-name="T318_115">,<text:s/></text:span><text:span text:style-name="T318_116">якщо</text:span><text:span text:style-name="T318_117"><text:s/></text:span><text:span text:style-name="T318_118">вони</text:span><text:span text:style-name="T318_119"><text:s/></text:span><text:span text:style-name="T318_120">складають</text:span><text:span text:style-name="T318_121"><text:s/></text:span><text:span text:style-name="T318_122">одне</text:span><text:span text:style-name="T318_123"><text:s/></text:span><text:span text:style-name="T318_124">речення</text:span><text:span text:style-name="T318_125"><text:s/></text:span><text:span text:style-name="T318_126">із</text:span><text:span text:style-name="T318_127"><text:s/></text:span><text:span text:style-name="T318_128">заголовком</text:span><text:span text:style-name="T318_129">.</text:span></text:p>
      <text:p text:style-name="P319"><text:span text:style-name="T319_1"><text:s/></text:span><text:span text:style-name="T319_2">Підзаголовки</text:span><text:span text:style-name="T319_3">,<text:s/></text:span><text:span text:style-name="T319_4">які</text:span><text:span text:style-name="T319_5"><text:s/></text:span><text:span text:style-name="T319_6">мають</text:span><text:span text:style-name="T319_7"><text:s/></text:span><text:span text:style-name="T319_8">самостійне</text:span><text:span text:style-name="T319_9"><text:s/></text:span><text:span text:style-name="T319_10">значення</text:span><text:span text:style-name="T319_11">,<text:s/></text:span><text:span text:style-name="T319_12">пишуть</text:span><text:span text:style-name="T319_13"><text:s/></text:span><text:span text:style-name="T319_14">із</text:span><text:span text:style-name="T319_15"><text:s/></text:span><text:span text:style-name="T319_16">великої</text:span><text:span text:style-name="T319_17"><text:s/></text:span><text:span text:style-name="T319_18">літери</text:span><text:span text:style-name="T319_19">.<text:s/></text:span><text:span text:style-name="T319_20">У</text:span><text:span text:style-name="T319_21"><text:s/></text:span><text:span text:style-name="T319_22">кінці</text:span><text:span text:style-name="T319_23"><text:s/></text:span><text:span text:style-name="T319_24">заголовків</text:span><text:span text:style-name="T319_25"><text:s/></text:span><text:span text:style-name="T319_26">і</text:span><text:span text:style-name="T319_27"><text:s/></text:span><text:span text:style-name="T319_28">підзаголовків</text:span><text:span text:style-name="T319_29"><text:s/></text:span><text:span text:style-name="T319_30">таблиць</text:span><text:span text:style-name="T319_31"><text:s/></text:span><text:span text:style-name="T319_32">крапки</text:span><text:span text:style-name="T319_33"><text:s/></text:span><text:span text:style-name="T319_34">не</text:span><text:span text:style-name="T319_35"><text:s/></text:span><text:span text:style-name="T319_36">ставлять</text:span><text:span text:style-name="T319_37">.<text:s/></text:span><text:span text:style-name="T319_38">Заголовки</text:span><text:span text:style-name="T319_39"><text:s/></text:span><text:span text:style-name="T319_40">й</text:span><text:span text:style-name="T319_41"><text:s/></text:span><text:span text:style-name="T319_42">підзаголовки</text:span><text:span text:style-name="T319_43"><text:s/></text:span><text:span text:style-name="T319_44">граф</text:span><text:span text:style-name="T319_45"><text:s/></text:span><text:span text:style-name="T319_46">указують</text:span><text:span text:style-name="T319_47"><text:s/></text:span><text:span text:style-name="T319_48">в</text:span><text:span text:style-name="T319_49"><text:s/></text:span><text:span text:style-name="T319_50">однині</text:span><text:span text:style-name="T319_51">.<text:s/></text:span></text:p>
      <text:p text:style-name="P320"><text:span text:style-name="T320_1"><text:s/></text:span><text:span text:style-name="T320_2">Слово</text:span><text:span text:style-name="T320_3">,<text:s/></text:span><text:span text:style-name="T320_4">що</text:span><text:span text:style-name="T320_5"><text:s/></text:span><text:span text:style-name="T320_6">повторюється</text:span><text:span text:style-name="T320_7"><text:s/></text:span><text:span text:style-name="T320_8">в</text:span><text:span text:style-name="T320_9"><text:s/></text:span><text:span text:style-name="T320_10">якійсь</text:span><text:span text:style-name="T320_11"><text:s/></text:span><text:span text:style-name="T320_12">графі</text:span><text:span text:style-name="T320_13">,<text:s/></text:span><text:span text:style-name="T320_14">можна</text:span><text:span text:style-name="T320_15"><text:s/></text:span><text:span text:style-name="T320_16">заміняти</text:span><text:span text:style-name="T320_17"><text:s/></text:span><text:span text:style-name="T320_18">лапками</text:span><text:span text:style-name="T320_19">;<text:s/></text:span><text:span text:style-name="T320_20">два</text:span><text:span text:style-name="T320_21"><text:s/></text:span><text:span text:style-name="T320_22">та</text:span><text:span text:style-name="T320_23"><text:s/></text:span><text:span text:style-name="T320_24">більше</text:span><text:span text:style-name="T320_25"><text:s/></text:span><text:span text:style-name="T320_26">слів</text:span><text:span text:style-name="T320_27"><text:s/></text:span><text:span text:style-name="T320_28">при</text:span><text:span text:style-name="T320_29"><text:s/></text:span><text:span text:style-name="T320_30">першому</text:span><text:span text:style-name="T320_31"><text:s/></text:span><text:span text:style-name="T320_32">повторенні</text:span><text:span text:style-name="T320_33"><text:s/></text:span><text:span text:style-name="T320_34">заміняють</text:span><text:span text:style-name="T320_35"><text:s/></text:span><text:span text:style-name="T320_36">словом</text:span><text:span text:style-name="T320_37"><text:s/>«</text:span><text:span text:style-name="T320_38">Те</text:span><text:span text:style-name="T320_39"><text:s/></text:span><text:span text:style-name="T320_40">ж</text:span><text:span text:style-name="T320_41">»,<text:s/></text:span><text:span text:style-name="T320_42">а</text:span><text:span text:style-name="T320_43"><text:s/></text:span><text:span text:style-name="T320_44">далі</text:span><text:span text:style-name="T320_45"><text:s/>−<text:s/></text:span><text:span text:style-name="T320_46">лапками</text:span><text:span text:style-name="T320_47">.<text:s/></text:span><text:span text:style-name="T320_48">Якщо</text:span><text:span text:style-name="T320_49"><text:s/></text:span><text:span text:style-name="T320_50">цифрові</text:span><text:span text:style-name="T320_51"><text:s/></text:span><text:span text:style-name="T320_52">або</text:span><text:span text:style-name="T320_53"><text:s/></text:span><text:span text:style-name="T320_54">інші</text:span><text:span text:style-name="T320_55"><text:s/></text:span><text:span text:style-name="T320_56">дані</text:span><text:span text:style-name="T320_57"><text:s/></text:span><text:span text:style-name="T320_58">в</text:span><text:span text:style-name="T320_59"><text:s/></text:span><text:span text:style-name="T320_60">якому</text:span><text:span text:style-name="T320_61">-</text:span><text:span text:style-name="T320_62">небудь</text:span><text:span text:style-name="T320_63"><text:s/></text:span><text:span text:style-name="T320_64">рядку</text:span><text:span text:style-name="T320_65"><text:s/></text:span><text:span text:style-name="T320_66">таблиці</text:span><text:span text:style-name="T320_67"><text:s/></text:span><text:span text:style-name="T320_68">не</text:span><text:span text:style-name="T320_69"><text:s/></text:span><text:span text:style-name="T320_70">подають</text:span><text:span text:style-name="T320_71">,<text:s/></text:span><text:span text:style-name="T320_72">то</text:span><text:span text:style-name="T320_73"><text:s/></text:span><text:span text:style-name="T320_74">в</text:span><text:span text:style-name="T320_75"><text:s/></text:span><text:span text:style-name="T320_76">ньому</text:span><text:span text:style-name="T320_77"><text:s/></text:span><text:span text:style-name="T320_78">ставлять</text:span><text:span text:style-name="T320_79"><text:s/></text:span><text:span text:style-name="T320_80">прочерк</text:span><text:span text:style-name="T320_81">.<text:s/></text:span></text:p>
      <text:p text:style-name="P321"><text:span text:style-name="T321_1"><text:s/></text:span><text:span text:style-name="T321_2">На</text:span><text:span text:style-name="T321_3"><text:s/></text:span><text:span text:style-name="T321_4">всі</text:span><text:span text:style-name="T321_5"><text:s/></text:span><text:span text:style-name="T321_6">таблиці</text:span><text:span text:style-name="T321_7"><text:s/></text:span><text:span text:style-name="T321_8">повинні</text:span><text:span text:style-name="T321_9"><text:s/></text:span><text:span text:style-name="T321_10">бути</text:span><text:span text:style-name="T321_11"><text:s/></text:span><text:span text:style-name="T321_12">посилання</text:span><text:span text:style-name="T321_13"><text:s/></text:span><text:span text:style-name="T321_14">у</text:span><text:span text:style-name="T321_15"><text:s/></text:span><text:span text:style-name="T321_16">тексті</text:span><text:span text:style-name="T321_17"><text:s/></text:span><text:span text:style-name="T321_18">роботи</text:span><text:span text:style-name="T321_19">.<text:s/></text:span></text:p>
      <text:p text:style-name="P322"/>
      <text:p text:style-name="P323"><text:span text:style-name="T323_1">Написання</text:span><text:span text:style-name="T323_2"><text:s/></text:span><text:span text:style-name="T323_3">формул</text:span><text:span text:style-name="T323_4"><text:s/></text:span><text:span text:style-name="T323_5">та</text:span><text:span text:style-name="T323_6"><text:s/></text:span><text:span text:style-name="T323_7">рівнянь</text:span><text:span text:style-name="T323_8">.</text:span><text:span text:style-name="T323_9"><text:s/></text:span><text:span text:style-name="T323_10">Нумерувати</text:span><text:span text:style-name="T323_11"><text:s/></text:span><text:span text:style-name="T323_12">слід</text:span><text:span text:style-name="T323_13"><text:s/></text:span><text:span text:style-name="T323_14">лише</text:span><text:span text:style-name="T323_15"><text:s/></text:span><text:span text:style-name="T323_16">ті</text:span><text:span text:style-name="T323_17"><text:s/></text:span><text:span text:style-name="T323_18">формули</text:span><text:span text:style-name="T323_19">,<text:s/></text:span><text:span text:style-name="T323_20">на</text:span><text:span text:style-name="T323_21"><text:s/></text:span><text:span text:style-name="T323_22">які</text:span><text:span text:style-name="T323_23"><text:s/></text:span><text:span text:style-name="T323_24">є</text:span><text:span text:style-name="T323_25"><text:s/></text:span><text:span text:style-name="T323_26">посилання</text:span><text:span text:style-name="T323_27"><text:s/></text:span><text:span text:style-name="T323_28">у</text:span><text:span text:style-name="T323_29"><text:s/></text:span><text:span text:style-name="T323_30">наступному</text:span><text:span text:style-name="T323_31"><text:s/></text:span><text:span text:style-name="T323_32">тексті</text:span><text:span text:style-name="T323_33">.<text:s/></text:span><text:span text:style-name="T323_34">Формули</text:span><text:span text:style-name="T323_35"><text:s/></text:span><text:span text:style-name="T323_36">й</text:span><text:span text:style-name="T323_37"><text:s/></text:span><text:span text:style-name="T323_38">рівняння</text:span><text:span text:style-name="T323_39"><text:s/></text:span><text:span text:style-name="T323_40">розташовують</text:span><text:span text:style-name="T323_41"><text:s/></text:span><text:span text:style-name="T323_42">безпосередньо</text:span><text:span text:style-name="T323_43"><text:s/></text:span><text:span text:style-name="T323_44">після</text:span><text:span text:style-name="T323_45"><text:s/></text:span><text:span text:style-name="T323_46">тексту</text:span><text:span text:style-name="T323_47">,<text:s/></text:span><text:span text:style-name="T323_48">в</text:span><text:span text:style-name="T323_49"><text:s/></text:span><text:span text:style-name="T323_50">якому</text:span><text:span text:style-name="T323_51"><text:s/></text:span><text:span text:style-name="T323_52">вони</text:span><text:span text:style-name="T323_53"><text:s/></text:span><text:span text:style-name="T323_54">згадуються</text:span><text:span text:style-name="T323_55">,<text:s/></text:span><text:span text:style-name="T323_56">посередині</text:span><text:span text:style-name="T323_57"><text:s/></text:span><text:span text:style-name="T323_58">сторінки</text:span><text:span text:style-name="T323_59">.<text:s/></text:span><text:span text:style-name="T323_60">Формули</text:span><text:span text:style-name="T323_61"><text:s/></text:span><text:span text:style-name="T323_62">та</text:span><text:span text:style-name="T323_63"><text:s/></text:span><text:span text:style-name="T323_64">рівняння</text:span><text:span text:style-name="T323_65"><text:s/></text:span><text:span text:style-name="T323_66">в</text:span><text:span text:style-name="T323_67"><text:s/></text:span><text:span text:style-name="T323_68">роботі</text:span><text:span text:style-name="T323_69"><text:s/>(</text:span><text:span text:style-name="T323_70">за</text:span><text:span text:style-name="T323_71"><text:s/></text:span><text:span text:style-name="T323_72">винятком</text:span><text:span text:style-name="T323_73"><text:s/></text:span><text:span text:style-name="T323_74">формул</text:span><text:span text:style-name="T323_75"><text:s/></text:span><text:span text:style-name="T323_76">і</text:span><text:span text:style-name="T323_77"><text:s/></text:span><text:span text:style-name="T323_78">рівнянь</text:span><text:span text:style-name="T323_79">,<text:s/></text:span><text:span text:style-name="T323_80">наведених</text:span><text:span text:style-name="T323_81"><text:s/></text:span><text:span text:style-name="T323_82">у</text:span><text:span text:style-name="T323_83"><text:s/></text:span><text:span text:style-name="T323_84">додатках</text:span><text:span text:style-name="T323_85">)<text:s/></text:span><text:span text:style-name="T323_86">нумерують</text:span><text:span text:style-name="T323_87"><text:s/></text:span><text:span text:style-name="T323_88">порядковою</text:span><text:span text:style-name="T323_89"><text:s/></text:span><text:span text:style-name="T323_90">нумерацією</text:span><text:span text:style-name="T323_91"><text:s/></text:span><text:span text:style-name="T323_92">арабськими</text:span><text:span text:style-name="T323_93"><text:s/></text:span><text:span text:style-name="T323_94">цифрами</text:span><text:span text:style-name="T323_95"><text:s/></text:span><text:span text:style-name="T323_96">у</text:span><text:span text:style-name="T323_97"><text:s/></text:span><text:span text:style-name="T323_98">межах</text:span><text:span text:style-name="T323_99"><text:s/></text:span><text:span text:style-name="T323_100">розділу</text:span><text:span text:style-name="T323_101">.<text:s/></text:span><text:span text:style-name="T323_102">Номер</text:span><text:span text:style-name="T323_103"><text:s/></text:span><text:span text:style-name="T323_104">формули</text:span><text:span text:style-name="T323_105"><text:s/></text:span><text:span text:style-name="T323_106">або</text:span><text:span text:style-name="T323_107"><text:s/></text:span><text:span text:style-name="T323_108">рівняння</text:span><text:span text:style-name="T323_109"><text:s/></text:span><text:span text:style-name="T323_110">складається</text:span><text:span text:style-name="T323_111"><text:s/></text:span><text:span text:style-name="T323_112">з</text:span><text:span text:style-name="T323_113"><text:s/></text:span><text:span text:style-name="T323_114">номера</text:span><text:span text:style-name="T323_115"><text:s/></text:span><text:span text:style-name="T323_116">розділу</text:span><text:span text:style-name="T323_117"><text:s/></text:span><text:span text:style-name="T323_118">та</text:span><text:span text:style-name="T323_119"><text:s/></text:span><text:span text:style-name="T323_120">порядкового</text:span><text:span text:style-name="T323_121"><text:s/></text:span><text:span text:style-name="T323_122">номера</text:span><text:span text:style-name="T323_123"><text:s/></text:span><text:span text:style-name="T323_124">формули</text:span><text:span text:style-name="T323_125"><text:s/></text:span><text:span text:style-name="T323_126">чи</text:span><text:span text:style-name="T323_127"><text:s/></text:span><text:span text:style-name="T323_128">рівняння</text:span><text:span text:style-name="T323_129">,<text:s/></text:span><text:span text:style-name="T323_130">відокремлених</text:span><text:span text:style-name="T323_131"><text:s/></text:span><text:span text:style-name="T323_132">крапкою</text:span><text:span text:style-name="T323_133">.<text:s/></text:span><text:span text:style-name="T323_134">Номер</text:span><text:span text:style-name="T323_135"><text:s/></text:span><text:span text:style-name="T323_136">формули</text:span><text:span text:style-name="T323_137"><text:s/></text:span><text:span text:style-name="T323_138">або</text:span><text:span text:style-name="T323_139"><text:s/></text:span><text:span text:style-name="T323_140">рівняння</text:span><text:span text:style-name="T323_141"><text:s/></text:span><text:span text:style-name="T323_142">зазначають</text:span><text:span text:style-name="T323_143"><text:s/></text:span><text:span text:style-name="T323_144">на</text:span><text:span text:style-name="T323_145"><text:s/></text:span><text:span text:style-name="T323_146">рівні</text:span><text:span text:style-name="T323_147"><text:s/></text:span><text:span text:style-name="T323_148">формули</text:span><text:span text:style-name="T323_149"><text:s/></text:span><text:span text:style-name="T323_150">чи</text:span><text:span text:style-name="T323_151"><text:s/></text:span><text:span text:style-name="T323_152">рівняння</text:span><text:span text:style-name="T323_153"><text:s/></text:span><text:span text:style-name="T323_154">у</text:span><text:span text:style-name="T323_155"><text:s/></text:span><text:span text:style-name="T323_156">круглих</text:span><text:span text:style-name="T323_157"><text:s/></text:span><text:span text:style-name="T323_158">дужках</text:span><text:span text:style-name="T323_159"><text:s/></text:span><text:span text:style-name="T323_160">у</text:span><text:span text:style-name="T323_161"><text:s/></text:span><text:span text:style-name="T323_162">крайньому</text:span><text:span text:style-name="T323_163"><text:s/></text:span><text:span text:style-name="T323_164">правому</text:span><text:span text:style-name="T323_165"><text:s/></text:span><text:span text:style-name="T323_166">положенні</text:span><text:span text:style-name="T323_167"><text:s/></text:span><text:span text:style-name="T323_168">на</text:span><text:span text:style-name="T323_169"><text:s/></text:span><text:span text:style-name="T323_170">рядку</text:span><text:span text:style-name="T323_171">,<text:s/></text:span><text:span text:style-name="T323_172">наприклад</text:span><text:span text:style-name="T323_173">:<text:s/>(3.1)<text:s/>(</text:span><text:span text:style-name="T323_174">перша</text:span><text:span text:style-name="T323_175"><text:s/></text:span><text:span text:style-name="T323_176">формула</text:span><text:span text:style-name="T323_177"><text:s/></text:span><text:span text:style-name="T323_178">третього</text:span><text:span text:style-name="T323_179"><text:s/></text:span><text:span text:style-name="T323_180">розділу</text:span><text:span text:style-name="T323_181">).<text:s/></text:span></text:p>
      <text:p text:style-name="P324"><text:span text:style-name="T324_1"><text:s/></text:span><text:span text:style-name="T324_2">Номер</text:span><text:span text:style-name="T324_3">,<text:s/></text:span><text:span text:style-name="T324_4">який</text:span><text:span text:style-name="T324_5"><text:s/></text:span><text:span text:style-name="T324_6">не</text:span><text:span text:style-name="T324_7"><text:s/></text:span><text:span text:style-name="T324_8">вміщується</text:span><text:span text:style-name="T324_9"><text:s/></text:span><text:span text:style-name="T324_10">у</text:span><text:span text:style-name="T324_11"><text:s/></text:span><text:span text:style-name="T324_12">рядку</text:span><text:span text:style-name="T324_13"><text:s/></text:span><text:span text:style-name="T324_14">із</text:span><text:span text:style-name="T324_15"><text:s/></text:span><text:span text:style-name="T324_16">формулою</text:span><text:span text:style-name="T324_17">,<text:s/></text:span><text:span text:style-name="T324_18">переносять</text:span><text:span text:style-name="T324_19"><text:s/></text:span><text:span text:style-name="T324_20">у</text:span><text:span text:style-name="T324_21"><text:s/></text:span><text:span text:style-name="T324_22">наступний</text:span><text:span text:style-name="T324_23"><text:s/></text:span><text:span text:style-name="T324_24">нижче</text:span><text:span text:style-name="T324_25"><text:s/></text:span><text:span text:style-name="T324_26">формули</text:span><text:span text:style-name="T324_27">.<text:s/></text:span><text:span text:style-name="T324_28">Номер</text:span><text:span text:style-name="T324_29"><text:s/></text:span><text:span text:style-name="T324_30">формули</text:span><text:span text:style-name="T324_31"><text:s/></text:span><text:span text:style-name="T324_32">при</text:span><text:span text:style-name="T324_33"><text:s/></text:span><text:span text:style-name="T324_34">її</text:span><text:span text:style-name="T324_35"><text:s/></text:span><text:span text:style-name="T324_36">перенесенні</text:span><text:span text:style-name="T324_37"><text:s/></text:span><text:span text:style-name="T324_38">вміщують</text:span><text:span text:style-name="T324_39"><text:s/></text:span><text:span text:style-name="T324_40">на</text:span><text:span text:style-name="T324_41"><text:s/></text:span><text:span text:style-name="T324_42">рівні</text:span><text:span text:style-name="T324_43"><text:s/></text:span><text:span text:style-name="T324_44">останнього</text:span><text:span text:style-name="T324_45"><text:s/></text:span><text:span text:style-name="T324_46">рядка</text:span><text:span text:style-name="T324_47">.<text:s/></text:span><text:span text:style-name="T324_48">Якщо</text:span><text:span text:style-name="T324_49"><text:s/></text:span><text:span text:style-name="T324_50">формула</text:span><text:span text:style-name="T324_51"><text:s/></text:span><text:span text:style-name="T324_52">знаходиться</text:span><text:span text:style-name="T324_53"><text:s/></text:span><text:span text:style-name="T324_54">у</text:span><text:span text:style-name="T324_55"><text:s/></text:span><text:span text:style-name="T324_56">рамці</text:span><text:span text:style-name="T324_57">,<text:s/></text:span><text:span text:style-name="T324_58">то</text:span><text:span text:style-name="T324_59"><text:s/></text:span><text:span text:style-name="T324_60">номер</text:span><text:span text:style-name="T324_61"><text:s/></text:span><text:span text:style-name="T324_62">такої</text:span><text:span text:style-name="T324_63"><text:s/></text:span><text:span text:style-name="T324_64">формули</text:span><text:span text:style-name="T324_65"><text:s/></text:span><text:span text:style-name="T324_66">записують</text:span><text:span text:style-name="T324_67"><text:s/></text:span><text:span text:style-name="T324_68">зовні</text:span><text:span text:style-name="T324_69"><text:s/></text:span><text:span text:style-name="T324_70">рамки</text:span><text:span text:style-name="T324_71"><text:s/></text:span><text:span text:style-name="T324_72">з</text:span><text:span text:style-name="T324_73"><text:s/></text:span><text:span text:style-name="T324_74">правого</text:span><text:span text:style-name="T324_75"><text:s/></text:span><text:span text:style-name="T324_76">боку</text:span><text:span text:style-name="T324_77"><text:s/></text:span><text:span text:style-name="T324_78">навпроти</text:span><text:span text:style-name="T324_79"><text:s/></text:span><text:span text:style-name="T324_80">основного</text:span><text:span text:style-name="T324_81"><text:s/></text:span><text:span text:style-name="T324_82">рядка</text:span><text:span text:style-name="T324_83"><text:s/></text:span><text:span text:style-name="T324_84">формули</text:span><text:span text:style-name="T324_85">.<text:s/></text:span><text:span text:style-name="T324_86">Номер</text:span><text:span text:style-name="T324_87"><text:s/></text:span><text:span text:style-name="T324_88">формули</text:span><text:span text:style-name="T324_89">-</text:span><text:span text:style-name="T324_90">дробу</text:span><text:span text:style-name="T324_91"><text:s/></text:span><text:span text:style-name="T324_92">подають</text:span><text:span text:style-name="T324_93"><text:s/></text:span><text:span text:style-name="T324_94">на</text:span><text:span text:style-name="T324_95"><text:s/></text:span><text:span text:style-name="T324_96">рівні</text:span><text:span text:style-name="T324_97"><text:s/></text:span><text:span text:style-name="T324_98">основної</text:span><text:span text:style-name="T324_99"><text:s/></text:span><text:span text:style-name="T324_100">горизонтальної</text:span><text:span text:style-name="T324_101"><text:s/></text:span><text:span text:style-name="T324_102">риски</text:span><text:span text:style-name="T324_103"><text:s/></text:span><text:span text:style-name="T324_104">формули</text:span><text:span text:style-name="T324_105">.<text:s/></text:span></text:p>
      <text:p text:style-name="P325"><text:span text:style-name="T325_1"><text:s/></text:span><text:span text:style-name="T325_2">Номер</text:span><text:span text:style-name="T325_3"><text:s/></text:span><text:span text:style-name="T325_4">групи</text:span><text:span text:style-name="T325_5"><text:s/></text:span><text:span text:style-name="T325_6">формул</text:span><text:span text:style-name="T325_7">,<text:s/></text:span><text:span text:style-name="T325_8">розміщених</text:span><text:span text:style-name="T325_9"><text:s/></text:span><text:span text:style-name="T325_10">на</text:span><text:span text:style-name="T325_11"><text:s/></text:span><text:span text:style-name="T325_12">окремих</text:span><text:span text:style-name="T325_13"><text:s/></text:span><text:span text:style-name="T325_14">рядках</text:span><text:span text:style-name="T325_15"><text:s/></text:span><text:span text:style-name="T325_16">і</text:span><text:span text:style-name="T325_17"><text:s/></text:span><text:span text:style-name="T325_18">об</text:span><text:span text:style-name="T325_19">’</text:span><text:span text:style-name="T325_20">єднаних</text:span><text:span text:style-name="T325_21"><text:s/></text:span><text:span text:style-name="T325_22">фігурною</text:span><text:span text:style-name="T325_23"><text:s/></text:span><text:span text:style-name="T325_24">дужкою</text:span><text:span text:style-name="T325_25"><text:s/>(</text:span><text:span text:style-name="T325_26">парантезом</text:span><text:span text:style-name="T325_27">),<text:s/></text:span><text:span text:style-name="T325_28">ставиться</text:span><text:span text:style-name="T325_29"><text:s/></text:span><text:span text:style-name="T325_30">справа</text:span><text:span text:style-name="T325_31"><text:s/></text:span><text:span text:style-name="T325_32">від</text:span><text:span text:style-name="T325_33"><text:s/></text:span><text:span text:style-name="T325_34">вістря</text:span><text:span text:style-name="T325_35"><text:s/></text:span><text:span text:style-name="T325_36">парантеза</text:span><text:span text:style-name="T325_37">,<text:s/></text:span><text:span text:style-name="T325_38">яке</text:span><text:span text:style-name="T325_39"><text:s/></text:span><text:span text:style-name="T325_40">знаходиться</text:span><text:span text:style-name="T325_41"><text:s/></text:span><text:span text:style-name="T325_42">в</text:span><text:span text:style-name="T325_43"><text:s/></text:span><text:span text:style-name="T325_44">середині</text:span><text:span text:style-name="T325_45"><text:s/></text:span><text:span text:style-name="T325_46">групи</text:span><text:span text:style-name="T325_47"><text:s/></text:span><text:span text:style-name="T325_48">формул</text:span><text:span text:style-name="T325_49"><text:s/></text:span><text:span text:style-name="T325_50">і</text:span><text:span text:style-name="T325_51"><text:s/></text:span><text:span text:style-name="T325_52">звернене</text:span><text:span text:style-name="T325_53"><text:s/></text:span><text:span text:style-name="T325_54">в</text:span><text:span text:style-name="T325_55"><text:s/></text:span><text:span text:style-name="T325_56">сторону</text:span><text:span text:style-name="T325_57"><text:s/></text:span><text:span text:style-name="T325_58">номера</text:span><text:span text:style-name="T325_59">.<text:s/></text:span></text:p>
      <text:p text:style-name="P326"><text:span text:style-name="T326_1"><text:s/></text:span><text:span text:style-name="T326_2">Формула</text:span><text:span text:style-name="T326_3"><text:s/></text:span><text:span text:style-name="T326_4">входить</text:span><text:span text:style-name="T326_5"><text:s/></text:span><text:span text:style-name="T326_6">до</text:span><text:span text:style-name="T326_7"><text:s/></text:span><text:span text:style-name="T326_8">речення</text:span><text:span text:style-name="T326_9"><text:s/></text:span><text:span text:style-name="T326_10">як</text:span><text:span text:style-name="T326_11"><text:s/></text:span><text:span text:style-name="T326_12">його</text:span><text:span text:style-name="T326_13"><text:s/></text:span><text:span text:style-name="T326_14">рівноправний</text:span><text:span text:style-name="T326_15"><text:s/></text:span><text:span text:style-name="T326_16">елемент</text:span><text:span text:style-name="T326_17">.<text:s/></text:span><text:span text:style-name="T326_18">Тому</text:span><text:span text:style-name="T326_19"><text:s/></text:span><text:span text:style-name="T326_20">в</text:span><text:span text:style-name="T326_21"><text:s/></text:span><text:span text:style-name="T326_22">кінці</text:span><text:span text:style-name="T326_23"><text:s/></text:span><text:span text:style-name="T326_24">формул</text:span><text:span text:style-name="T326_25"><text:s/></text:span><text:span text:style-name="T326_26">і</text:span><text:span text:style-name="T326_27"><text:s/></text:span><text:span text:style-name="T326_28">в</text:span><text:span text:style-name="T326_29"><text:s/></text:span><text:span text:style-name="T326_30">тексті</text:span><text:span text:style-name="T326_31"><text:s/></text:span><text:span text:style-name="T326_32">перед</text:span><text:span text:style-name="T326_33"><text:s/></text:span><text:span text:style-name="T326_34">ними</text:span><text:span text:style-name="T326_35"><text:s/></text:span><text:span text:style-name="T326_36">розділові</text:span><text:span text:style-name="T326_37"><text:s/></text:span><text:span text:style-name="T326_38">знаки</text:span><text:span text:style-name="T326_39"><text:s/></text:span><text:span text:style-name="T326_40">ставлять</text:span><text:span text:style-name="T326_41"><text:s/></text:span><text:span text:style-name="T326_42">відповідно</text:span><text:span text:style-name="T326_43"><text:s/></text:span><text:span text:style-name="T326_44">до</text:span><text:span text:style-name="T326_45"><text:s/></text:span><text:span text:style-name="T326_46">правил</text:span><text:span text:style-name="T326_47"><text:s/></text:span><text:span text:style-name="T326_48">пунктуації</text:span><text:span text:style-name="T326_49">.<text:s/></text:span></text:p>
      <text:p text:style-name="P327"><text:span text:style-name="T327_1"><text:s/></text:span><text:span text:style-name="T327_2">Двокрапку</text:span><text:span text:style-name="T327_3"><text:s/></text:span><text:span text:style-name="T327_4">перед</text:span><text:span text:style-name="T327_5"><text:s/></text:span><text:span text:style-name="T327_6">формулою</text:span><text:span text:style-name="T327_7"><text:s/></text:span><text:span text:style-name="T327_8">ставлять</text:span><text:span text:style-name="T327_9"><text:s/></text:span><text:span text:style-name="T327_10">лише</text:span><text:span text:style-name="T327_11"><text:s/></text:span><text:span text:style-name="T327_12">у</text:span><text:span text:style-name="T327_13"><text:s/></text:span><text:span text:style-name="T327_14">випадках</text:span><text:span text:style-name="T327_15">,<text:s/></text:span><text:span text:style-name="T327_16">передбачених</text:span><text:span text:style-name="T327_17"><text:s/></text:span><text:span text:style-name="T327_18">правилами</text:span><text:span text:style-name="T327_19"><text:s/></text:span><text:span text:style-name="T327_20">пунктуації</text:span><text:span text:style-name="T327_21">:<text:s/></text:span><text:span text:style-name="T327_22">а</text:span><text:span text:style-name="T327_23">)<text:s/></text:span><text:span text:style-name="T327_24">у</text:span><text:span text:style-name="T327_25"><text:s/></text:span><text:span text:style-name="T327_26">тексті</text:span><text:span text:style-name="T327_27"><text:s/></text:span><text:span text:style-name="T327_28">перед</text:span><text:span text:style-name="T327_29"><text:s/></text:span><text:span text:style-name="T327_30">формулою</text:span><text:span text:style-name="T327_31"><text:s/></text:span><text:span text:style-name="T327_32">є</text:span><text:span text:style-name="T327_33"><text:s/></text:span><text:span text:style-name="T327_34">узагальнююче</text:span><text:span text:style-name="T327_35"><text:s/></text:span><text:span text:style-name="T327_36">слово</text:span><text:span text:style-name="T327_37">;<text:s/></text:span><text:span text:style-name="T327_38">б</text:span><text:span text:style-name="T327_39">)<text:s/></text:span><text:span text:style-name="T327_40">цього</text:span><text:span text:style-name="T327_41"><text:s/></text:span><text:span text:style-name="T327_42">вимагає</text:span><text:span text:style-name="T327_43"><text:s/></text:span><text:span text:style-name="T327_44">побудова</text:span><text:span text:style-name="T327_45"><text:s/></text:span><text:span text:style-name="T327_46">тексту</text:span><text:span text:style-name="T327_47">,<text:s/></text:span><text:span text:style-name="T327_48">що</text:span><text:span text:style-name="T327_49"><text:s/></text:span><text:span text:style-name="T327_50">передує</text:span><text:span text:style-name="T327_51"><text:s/></text:span><text:span text:style-name="T327_52">формулі</text:span><text:span text:style-name="T327_53">.<text:s/></text:span></text:p>
      <text:p text:style-name="P328"><text:span text:style-name="T328_1"><text:s/></text:span><text:span text:style-name="T328_2">Розділовими</text:span><text:span text:style-name="T328_3"><text:s/></text:span><text:span text:style-name="T328_4">знаками</text:span><text:span text:style-name="T328_5"><text:s/></text:span><text:span text:style-name="T328_6">між</text:span><text:span text:style-name="T328_7"><text:s/></text:span><text:span text:style-name="T328_8">формулами</text:span><text:span text:style-name="T328_9">,<text:s/></text:span><text:span text:style-name="T328_10">котрі</text:span><text:span text:style-name="T328_11"><text:s/></text:span><text:span text:style-name="T328_12">йдуть</text:span><text:span text:style-name="T328_13"><text:s/></text:span><text:span text:style-name="T328_14">одна</text:span><text:span text:style-name="T328_15"><text:s/></text:span><text:span text:style-name="T328_16">за</text:span><text:span text:style-name="T328_17"><text:s/></text:span><text:span text:style-name="T328_18">одною</text:span><text:span text:style-name="T328_19"><text:s/></text:span><text:span text:style-name="T328_20">і</text:span><text:span text:style-name="T328_21"><text:s/></text:span><text:span text:style-name="T328_22">не</text:span><text:span text:style-name="T328_23"><text:s/></text:span><text:span text:style-name="T328_24">відокремлені</text:span><text:span text:style-name="T328_25"><text:s/></text:span><text:span text:style-name="T328_26">текстом</text:span><text:span text:style-name="T328_27">,<text:s/></text:span><text:span text:style-name="T328_28">можуть</text:span><text:span text:style-name="T328_29"><text:s/></text:span><text:span text:style-name="T328_30">бути</text:span><text:span text:style-name="T328_31"><text:s/></text:span><text:span text:style-name="T328_32">кома</text:span><text:span text:style-name="T328_33"><text:s/></text:span><text:span text:style-name="T328_34">або</text:span><text:span text:style-name="T328_35"><text:s/></text:span><text:span text:style-name="T328_36">крапка</text:span><text:span text:style-name="T328_37"><text:s/></text:span><text:span text:style-name="T328_38">з</text:span><text:span text:style-name="T328_39"><text:s/></text:span><text:span text:style-name="T328_40">комою</text:span><text:span text:style-name="T328_41"><text:s/></text:span><text:span text:style-name="T328_42">безпосередньо</text:span><text:span text:style-name="T328_43"><text:s/></text:span><text:span text:style-name="T328_44">за</text:span><text:span text:style-name="T328_45"><text:s/></text:span><text:span text:style-name="T328_46">формулою</text:span><text:span text:style-name="T328_47"><text:s/></text:span><text:span text:style-name="T328_48">до</text:span><text:span text:style-name="T328_49"><text:s/></text:span><text:span text:style-name="T328_50">її</text:span><text:span text:style-name="T328_51"><text:s/></text:span><text:span text:style-name="T328_52">номера</text:span><text:span text:style-name="T328_53">.<text:s/></text:span></text:p>
      <text:p text:style-name="P329"><text:span text:style-name="T329_1"><text:s/></text:span><text:span text:style-name="T329_2">Розділові</text:span><text:span text:style-name="T329_3"><text:s/></text:span><text:span text:style-name="T329_4">знаки</text:span><text:span text:style-name="T329_5"><text:s/></text:span><text:span text:style-name="T329_6">між</text:span><text:span text:style-name="T329_7"><text:s/></text:span><text:span text:style-name="T329_8">формулами</text:span><text:span text:style-name="T329_9"><text:s/></text:span><text:span text:style-name="T329_10">при</text:span><text:span text:style-name="T329_11"><text:s/></text:span><text:span text:style-name="T329_12">парантезі</text:span><text:span text:style-name="T329_13"><text:s/></text:span><text:span text:style-name="T329_14">ставлять</text:span><text:span text:style-name="T329_15"><text:s/></text:span><text:span text:style-name="T329_16">усередині</text:span><text:span text:style-name="T329_17"><text:s/></text:span><text:span text:style-name="T329_18">парантеза</text:span><text:span text:style-name="T329_19">.<text:s/></text:span><text:span text:style-name="T329_20">Після</text:span><text:span text:style-name="T329_21"><text:s/></text:span><text:span text:style-name="T329_22">таких</text:span><text:span text:style-name="T329_23"><text:s/></text:span><text:span text:style-name="T329_24">громіздких</text:span><text:span text:style-name="T329_25"><text:s/></text:span><text:span text:style-name="T329_26">математичних</text:span><text:span text:style-name="T329_27"><text:s/></text:span><text:span text:style-name="T329_28">виразів</text:span><text:span text:style-name="T329_29">,<text:s/></text:span><text:span text:style-name="T329_30">як</text:span><text:span text:style-name="T329_31"><text:s/></text:span><text:span text:style-name="T329_32">визначники</text:span><text:span text:style-name="T329_33"><text:s/></text:span><text:span text:style-name="T329_34">і</text:span><text:span text:style-name="T329_35"><text:s/></text:span><text:span text:style-name="T329_36">матриці</text:span><text:span text:style-name="T329_37"><text:s/></text:span><text:span text:style-name="T329_38">можна</text:span><text:span text:style-name="T329_39"><text:s/></text:span><text:span text:style-name="T329_40">розділові</text:span><text:span text:style-name="T329_41"><text:s/></text:span><text:span text:style-name="T329_42">знаки</text:span><text:span text:style-name="T329_43"><text:s/></text:span><text:span text:style-name="T329_44">не</text:span><text:span text:style-name="T329_45"><text:s/></text:span><text:span text:style-name="T329_46">ставити</text:span><text:span text:style-name="T329_47">.<text:s/></text:span></text:p>
      <text:p text:style-name="P330"><text:span text:style-name="T330_1"><text:s/></text:span><text:span text:style-name="T330_2">Пояснення</text:span><text:span text:style-name="T330_3"><text:s/></text:span><text:span text:style-name="T330_4">значень</text:span><text:span text:style-name="T330_5"><text:s/></text:span><text:span text:style-name="T330_6">символів</text:span><text:span text:style-name="T330_7"><text:s/></text:span><text:span text:style-name="T330_8">і</text:span><text:span text:style-name="T330_9"><text:s/></text:span><text:span text:style-name="T330_10">числових</text:span><text:span text:style-name="T330_11"><text:s/></text:span><text:span text:style-name="T330_12">коефіцієнтів</text:span><text:span text:style-name="T330_13">,<text:s/></text:span><text:span text:style-name="T330_14">що</text:span><text:span text:style-name="T330_15"><text:s/></text:span><text:span text:style-name="T330_16">входять</text:span><text:span text:style-name="T330_17"><text:s/></text:span><text:span text:style-name="T330_18">до</text:span><text:span text:style-name="T330_19"><text:s/></text:span><text:span text:style-name="T330_20">формули</text:span><text:span text:style-name="T330_21"><text:s/></text:span><text:span text:style-name="T330_22">чи</text:span><text:span text:style-name="T330_23"><text:s/></text:span><text:span text:style-name="T330_24">рівняння</text:span><text:span text:style-name="T330_25">,<text:s/></text:span><text:span text:style-name="T330_26">слід</text:span><text:span text:style-name="T330_27"><text:s/></text:span><text:span text:style-name="T330_28">наводити</text:span><text:span text:style-name="T330_29"><text:s/></text:span><text:span text:style-name="T330_30">безпосередньо</text:span><text:span text:style-name="T330_31"><text:s/></text:span><text:span text:style-name="T330_32">під</text:span><text:span text:style-name="T330_33"><text:s/></text:span><text:span text:style-name="T330_34">формулою</text:span><text:span text:style-name="T330_35"><text:s/></text:span><text:span text:style-name="T330_36">у</text:span><text:span text:style-name="T330_37"><text:s/></text:span><text:span text:style-name="T330_38">тій</text:span><text:span text:style-name="T330_39"><text:s/></text:span><text:span text:style-name="T330_40">послідовності</text:span><text:span text:style-name="T330_41">,<text:s/></text:span><text:span text:style-name="T330_42">в</text:span><text:span text:style-name="T330_43"><text:s/></text:span><text:span text:style-name="T330_44">якій</text:span><text:span text:style-name="T330_45"><text:s/></text:span><text:span text:style-name="T330_46">вони</text:span><text:span text:style-name="T330_47"><text:s/></text:span><text:span text:style-name="T330_48">наведені</text:span><text:span text:style-name="T330_49"><text:s/></text:span><text:span text:style-name="T330_50">у</text:span><text:span text:style-name="T330_51"><text:s/></text:span><text:span text:style-name="T330_52">формулі</text:span><text:span text:style-name="T330_53"><text:s/></text:span><text:span text:style-name="T330_54">чи</text:span><text:span text:style-name="T330_55"><text:s/></text:span><text:span text:style-name="T330_56">рівнянні</text:span><text:span text:style-name="T330_57">.<text:s/></text:span><text:span text:style-name="T330_58">Пояснення</text:span><text:span text:style-name="T330_59"><text:s/></text:span><text:span text:style-name="T330_60">значення</text:span><text:span text:style-name="T330_61"><text:s/></text:span><text:span text:style-name="T330_62">кожного</text:span><text:span text:style-name="T330_63"><text:s/></text:span><text:span text:style-name="T330_64">символу</text:span><text:span text:style-name="T330_65"><text:s/></text:span><text:span text:style-name="T330_66">та</text:span><text:span text:style-name="T330_67"><text:s/></text:span><text:span text:style-name="T330_68">числового</text:span><text:span text:style-name="T330_69"><text:s/></text:span><text:span text:style-name="T330_70">коефіцієнта</text:span><text:span text:style-name="T330_71"><text:s/></text:span><text:span text:style-name="T330_72">можна</text:span><text:span text:style-name="T330_73"><text:s/></text:span><text:span text:style-name="T330_74">давати</text:span><text:span text:style-name="T330_75"><text:s/></text:span><text:span text:style-name="T330_76">з</text:span><text:span text:style-name="T330_77"><text:s/></text:span><text:span text:style-name="T330_78">нового</text:span><text:span text:style-name="T330_79"><text:s/></text:span><text:span text:style-name="T330_80">рядка</text:span><text:span text:style-name="T330_81">.<text:s/></text:span><text:span text:style-name="T330_82">Перший</text:span><text:span text:style-name="T330_83"><text:s/></text:span><text:span text:style-name="T330_84">рядок</text:span><text:span text:style-name="T330_85"><text:s/></text:span><text:span text:style-name="T330_86">пояснення</text:span><text:span text:style-name="T330_87"><text:s/></text:span><text:span text:style-name="T330_88">починають</text:span><text:span text:style-name="T330_89"><text:s/></text:span><text:span text:style-name="T330_90">з</text:span><text:span text:style-name="T330_91"><text:s/></text:span><text:span text:style-name="T330_92">абзацу</text:span><text:span text:style-name="T330_93"><text:s/></text:span><text:span text:style-name="T330_94">словом</text:span><text:span text:style-name="T330_95"><text:s/>«</text:span><text:span text:style-name="T330_96">де</text:span><text:span text:style-name="T330_97">»<text:s/></text:span><text:span text:style-name="T330_98">без</text:span><text:span text:style-name="T330_99"><text:s/></text:span><text:span text:style-name="T330_100">двокрапки</text:span><text:span text:style-name="T330_101">.<text:s/></text:span></text:p>
      <text:p text:style-name="P331"/>
      <text:p text:style-name="P332"><text:span text:style-name="T332_1">Розташування</text:span><text:span text:style-name="T332_2"><text:s/></text:span><text:span text:style-name="T332_3">додатків</text:span><text:span text:style-name="T332_4">.</text:span><text:span text:style-name="T332_5"><text:s/></text:span><text:span text:style-name="T332_6">Додатки</text:span><text:span text:style-name="T332_7"><text:s/></text:span><text:span text:style-name="T332_8">слід</text:span><text:span text:style-name="T332_9"><text:s/></text:span><text:span text:style-name="T332_10">оформлювати</text:span><text:span text:style-name="T332_11"><text:s/></text:span><text:span text:style-name="T332_12">як</text:span><text:span text:style-name="T332_13"><text:s/></text:span><text:span text:style-name="T332_14">продовження</text:span><text:span text:style-name="T332_15"><text:s/></text:span><text:span text:style-name="T332_16">роботи</text:span><text:span text:style-name="T332_17"><text:s/></text:span><text:span text:style-name="T332_18">на</text:span><text:span text:style-name="T332_19"><text:s/></text:span><text:span text:style-name="T332_20">наступних</text:span><text:span text:style-name="T332_21"><text:s/></text:span><text:span text:style-name="T332_22">сторінках</text:span><text:span text:style-name="T332_23">,<text:s/></text:span><text:span text:style-name="T332_24">розташовуючи</text:span><text:span text:style-name="T332_25"><text:s/></text:span><text:span text:style-name="T332_26">додатки</text:span><text:span text:style-name="T332_27"><text:s/></text:span><text:span text:style-name="T332_28">в</text:span><text:span text:style-name="T332_29"><text:s/></text:span><text:span text:style-name="T332_30">порядку</text:span><text:span text:style-name="T332_31"><text:s/></text:span><text:span text:style-name="T332_32">появи</text:span><text:span text:style-name="T332_33"><text:s/></text:span><text:span text:style-name="T332_34">посилань</text:span><text:span text:style-name="T332_35"><text:s/></text:span><text:span text:style-name="T332_36">на</text:span><text:span text:style-name="T332_37"><text:s/></text:span><text:span text:style-name="T332_38">них</text:span><text:span text:style-name="T332_39"><text:s/></text:span><text:span text:style-name="T332_40">у</text:span><text:span text:style-name="T332_41"><text:s/></text:span><text:span text:style-name="T332_42">тексті</text:span><text:span text:style-name="T332_43"><text:s/></text:span><text:span text:style-name="T332_44">роботи</text:span><text:span text:style-name="T332_45">.<text:s/></text:span><text:span text:style-name="T332_46">Кожний</text:span><text:span text:style-name="T332_47"><text:s/></text:span><text:span text:style-name="T332_48">такий</text:span><text:span text:style-name="T332_49"><text:s/></text:span><text:span text:style-name="T332_50">додаток</text:span><text:span text:style-name="T332_51"><text:s/></text:span><text:span text:style-name="T332_52">повинен</text:span><text:span text:style-name="T332_53"><text:s/></text:span><text:span text:style-name="T332_54">починатися</text:span><text:span text:style-name="T332_55"><text:s/></text:span><text:span text:style-name="T332_56">з</text:span><text:span text:style-name="T332_57"><text:s/></text:span><text:span text:style-name="T332_58">нової</text:span><text:span text:style-name="T332_59"><text:s/></text:span><text:span text:style-name="T332_60">сторінки</text:span><text:span text:style-name="T332_61">.<text:s/></text:span><text:span text:style-name="T332_62">Додатки</text:span><text:span text:style-name="T332_63"><text:s/></text:span><text:span text:style-name="T332_64">повинні</text:span><text:span text:style-name="T332_65"><text:s/></text:span><text:span text:style-name="T332_66">мати</text:span><text:span text:style-name="T332_67"><text:s/></text:span><text:span text:style-name="T332_68">спільну</text:span><text:span text:style-name="T332_69"><text:s/></text:span><text:span text:style-name="T332_70">з</text:span><text:span text:style-name="T332_71"><text:s/></text:span><text:span text:style-name="T332_72">рештою</text:span><text:span text:style-name="T332_73"><text:s/></text:span><text:span text:style-name="T332_74">звіту</text:span><text:span text:style-name="T332_75"><text:s/></text:span><text:span text:style-name="T332_76">наскрізну</text:span><text:span text:style-name="T332_77"><text:s/></text:span><text:span text:style-name="T332_78">нумерацію</text:span><text:span text:style-name="T332_79"><text:s/></text:span><text:span text:style-name="T332_80">сторінок</text:span><text:span text:style-name="T332_81">.<text:s/></text:span></text:p>
      <text:p text:style-name="P333"><text:span text:style-name="T333_1"><text:s/></text:span><text:span text:style-name="T333_2">Додаток</text:span><text:span text:style-name="T333_3"><text:s/></text:span><text:span text:style-name="T333_4">повинен</text:span><text:span text:style-name="T333_5"><text:s/></text:span><text:span text:style-name="T333_6">мати</text:span><text:span text:style-name="T333_7"><text:s/></text:span><text:span text:style-name="T333_8">заголовок</text:span><text:span text:style-name="T333_9">,<text:s/></text:span><text:span text:style-name="T333_10">надрукований</text:span><text:span text:style-name="T333_11"><text:s/></text:span><text:span text:style-name="T333_12">угорі</text:span><text:span text:style-name="T333_13"><text:s/></text:span><text:span text:style-name="T333_14">малими</text:span><text:span text:style-name="T333_15"><text:s/></text:span><text:span text:style-name="T333_16">літерами</text:span><text:span text:style-name="T333_17"><text:s/></text:span><text:span text:style-name="T333_18">з</text:span><text:span text:style-name="T333_19"><text:s/></text:span><text:span text:style-name="T333_20">першої</text:span><text:span text:style-name="T333_21"><text:s/></text:span><text:span text:style-name="T333_22">великої</text:span><text:span text:style-name="T333_23"><text:s/></text:span><text:span text:style-name="T333_24">симетрично</text:span><text:span text:style-name="T333_25"><text:s/></text:span><text:span text:style-name="T333_26">відносно</text:span><text:span text:style-name="T333_27"><text:s/></text:span><text:span text:style-name="T333_28">тексту</text:span><text:span text:style-name="T333_29"><text:s/></text:span><text:span text:style-name="T333_30">сторінки</text:span><text:span text:style-name="T333_31">.<text:s/></text:span><text:span text:style-name="T333_32">Посередині</text:span><text:span text:style-name="T333_33"><text:s/></text:span><text:span text:style-name="T333_34">рядка</text:span><text:span text:style-name="T333_35"><text:s/></text:span><text:span text:style-name="T333_36">над</text:span><text:span text:style-name="T333_37"><text:s/></text:span><text:span text:style-name="T333_38">заголовком</text:span><text:span text:style-name="T333_39"><text:s/></text:span><text:span text:style-name="T333_40">малими</text:span><text:span text:style-name="T333_41"><text:s/></text:span><text:span text:style-name="T333_42">літерами</text:span><text:span text:style-name="T333_43"><text:s/></text:span><text:span text:style-name="T333_44">з</text:span><text:span text:style-name="T333_45"><text:s/></text:span><text:span text:style-name="T333_46">першої</text:span><text:span text:style-name="T333_47"><text:s/></text:span><text:span text:style-name="T333_48">великої</text:span><text:span text:style-name="T333_49"><text:s/></text:span><text:span text:style-name="T333_50">повинно</text:span><text:span text:style-name="T333_51"><text:s/></text:span><text:span text:style-name="T333_52">бути</text:span><text:span text:style-name="T333_53"><text:s/></text:span><text:span text:style-name="T333_54">надруковане</text:span><text:span text:style-name="T333_55"><text:s/></text:span><text:span text:style-name="T333_56">слово</text:span><text:span text:style-name="T333_57"><text:s/>«</text:span><text:span text:style-name="T333_58">Додаток</text:span><text:span text:style-name="T333_59">»<text:s/></text:span><text:span text:style-name="T333_60">і</text:span><text:span text:style-name="T333_61"><text:s/></text:span><text:span text:style-name="T333_62">велика</text:span><text:span text:style-name="T333_63"><text:s/></text:span><text:span text:style-name="T333_64">літера</text:span><text:span text:style-name="T333_65">,<text:s/></text:span><text:span text:style-name="T333_66">що</text:span><text:span text:style-name="T333_67"><text:s/></text:span><text:span text:style-name="T333_68">позначає</text:span><text:span text:style-name="T333_69"><text:s/></text:span><text:span text:style-name="T333_70">додаток</text:span><text:span text:style-name="T333_71">. <text:s/></text:span><text:span text:style-name="T333_72">Додатки</text:span><text:span text:style-name="T333_73"><text:s/></text:span><text:span text:style-name="T333_74">слід</text:span><text:span text:style-name="T333_75"><text:s/></text:span><text:span text:style-name="T333_76">позначати</text:span><text:span text:style-name="T333_77"><text:s/></text:span><text:span text:style-name="T333_78">послідовно</text:span><text:span text:style-name="T333_79"><text:s/></text:span><text:span text:style-name="T333_80">великими</text:span><text:span text:style-name="T333_81"><text:s/></text:span><text:span text:style-name="T333_82">літерами</text:span><text:span text:style-name="T333_83"><text:s/></text:span><text:span text:style-name="T333_84">української</text:span><text:span text:style-name="T333_85"><text:s/></text:span><text:span text:style-name="T333_86">абетки</text:span><text:span text:style-name="T333_87">,<text:s/></text:span><text:span text:style-name="T333_88">за</text:span><text:span text:style-name="T333_89"><text:s/></text:span><text:span text:style-name="T333_90">винятком</text:span><text:span text:style-name="T333_91"><text:s/></text:span><text:span text:style-name="T333_92">літер</text:span><text:span text:style-name="T333_93"><text:s/></text:span><text:span text:style-name="T333_94">Ґ</text:span><text:span text:style-name="T333_95">,<text:s/></text:span><text:span text:style-name="T333_96">Є</text:span><text:span text:style-name="T333_97">,<text:s/></text:span><text:span text:style-name="T333_98">З</text:span><text:span text:style-name="T333_99">,<text:s/></text:span><text:span text:style-name="T333_100">І</text:span><text:span text:style-name="T333_101">,<text:s/></text:span><text:span text:style-name="T333_102">Ї</text:span><text:span text:style-name="T333_103">,<text:s/></text:span><text:span text:style-name="T333_104">Й</text:span><text:span text:style-name="T333_105">,<text:s/></text:span><text:span text:style-name="T333_106">О</text:span><text:span text:style-name="T333_107">,<text:s/></text:span><text:span text:style-name="T333_108">Ч</text:span><text:span text:style-name="T333_109">,<text:s/></text:span><text:span text:style-name="T333_110">Ь</text:span><text:span text:style-name="T333_111">,<text:s/></text:span><text:span text:style-name="T333_112">наприклад</text:span><text:span text:style-name="T333_113">:<text:s/>«</text:span><text:span text:style-name="T333_114">Додаток</text:span><text:span text:style-name="T333_115"><text:s/></text:span><text:span text:style-name="T333_116">А</text:span><text:span text:style-name="T333_117">»,<text:s/>«</text:span><text:span text:style-name="T333_118">Додаток</text:span><text:span text:style-name="T333_119"><text:s/></text:span><text:span text:style-name="T333_120">Б</text:span><text:span text:style-name="T333_121">»<text:s/></text:span><text:span text:style-name="T333_122">і</text:span><text:span text:style-name="T333_123"><text:s/></text:span><text:span text:style-name="T333_124">т</text:span><text:span text:style-name="T333_125">.<text:s/></text:span><text:span text:style-name="T333_126">д</text:span><text:span text:style-name="T333_127">.<text:s/></text:span><text:span text:style-name="T333_128">Текст</text:span><text:span text:style-name="T333_129"><text:s/></text:span><text:span text:style-name="T333_130">додатка</text:span><text:span text:style-name="T333_131"><text:s/></text:span><text:span text:style-name="T333_132">за</text:span><text:span text:style-name="T333_133"><text:s/></text:span><text:span text:style-name="T333_134">необхідності</text:span><text:span text:style-name="T333_135"><text:s/></text:span><text:span text:style-name="T333_136">можна</text:span><text:span text:style-name="T333_137"><text:s/></text:span><text:span text:style-name="T333_138">розділити</text:span><text:span text:style-name="T333_139"><text:s/></text:span><text:span text:style-name="T333_140">на</text:span><text:span text:style-name="T333_141"><text:s/></text:span><text:span text:style-name="T333_142">підрозділи</text:span><text:span text:style-name="T333_143">,<text:s/></text:span><text:span text:style-name="T333_144">пункти</text:span><text:span text:style-name="T333_145"><text:s/></text:span><text:span text:style-name="T333_146">та</text:span><text:span text:style-name="T333_147"><text:s/></text:span><text:span text:style-name="T333_148">підпункти</text:span><text:span text:style-name="T333_149">,<text:s/></text:span><text:span text:style-name="T333_150">які</text:span><text:span text:style-name="T333_151"><text:s/></text:span><text:span text:style-name="T333_152">слід</text:span><text:span text:style-name="T333_153"><text:s/></text:span><text:span text:style-name="T333_154">нумерувати</text:span><text:span text:style-name="T333_155"><text:s/></text:span><text:span text:style-name="T333_156">арабськими</text:span><text:span text:style-name="T333_157"><text:s/></text:span><text:span text:style-name="T333_158">цифрами</text:span><text:span text:style-name="T333_159"><text:s/></text:span><text:span text:style-name="T333_160">у</text:span><text:span text:style-name="T333_161"><text:s/></text:span><text:span text:style-name="T333_162">межах</text:span><text:span text:style-name="T333_163"><text:s/></text:span><text:span text:style-name="T333_164">кожного</text:span><text:span text:style-name="T333_165"><text:s/></text:span><text:span text:style-name="T333_166">додатка</text:span><text:span text:style-name="T333_167">.<text:s/></text:span><text:span text:style-name="T333_168">У</text:span><text:span text:style-name="T333_169"><text:s/></text:span><text:span text:style-name="T333_170">цьому</text:span><text:span text:style-name="T333_171"><text:s/></text:span><text:span text:style-name="T333_172">разі</text:span><text:span text:style-name="T333_173"><text:s/></text:span><text:span text:style-name="T333_174">перед</text:span><text:span text:style-name="T333_175"><text:s/></text:span><text:span text:style-name="T333_176">кожним</text:span><text:span text:style-name="T333_177"><text:s/></text:span><text:span text:style-name="T333_178">номером</text:span><text:span text:style-name="T333_179"><text:s/></text:span><text:span text:style-name="T333_180">ставлять</text:span><text:span text:style-name="T333_181"><text:s/></text:span><text:span text:style-name="T333_182">позначення</text:span><text:span text:style-name="T333_183"><text:s/></text:span><text:span text:style-name="T333_184">додатка</text:span><text:span text:style-name="T333_185"><text:s/>(</text:span><text:span text:style-name="T333_186">літеру</text:span><text:span text:style-name="T333_187">)<text:s/></text:span><text:span text:style-name="T333_188">і</text:span><text:span text:style-name="T333_189"><text:s/></text:span><text:span text:style-name="T333_190">крапку</text:span><text:span text:style-name="T333_191">,<text:s/></text:span><text:span text:style-name="T333_192">наприклад</text:span><text:span text:style-name="T333_193">:<text:s/>«</text:span><text:span text:style-name="T333_194">А</text:span><text:span text:style-name="T333_195">.2»<text:s/>(</text:span><text:span text:style-name="T333_196">другий</text:span><text:span text:style-name="T333_197"><text:s/></text:span><text:span text:style-name="T333_198">розділ</text:span><text:span text:style-name="T333_199"><text:s/></text:span><text:span text:style-name="T333_200">додатка</text:span><text:span text:style-name="T333_201"><text:s/></text:span><text:span text:style-name="T333_202">А</text:span><text:span text:style-name="T333_203">),<text:s/>«</text:span><text:span text:style-name="T333_204">Г</text:span><text:span text:style-name="T333_205">.3.1»<text:s/>(</text:span><text:span text:style-name="T333_206">підрозділ</text:span><text:span text:style-name="T333_207"><text:s/>3.1<text:s/></text:span><text:span text:style-name="T333_208">додатка</text:span><text:span text:style-name="T333_209"><text:s/></text:span><text:span text:style-name="T333_210">Г</text:span><text:span text:style-name="T333_211">)<text:s/></text:span><text:span text:style-name="T333_212">і</text:span><text:span text:style-name="T333_213"><text:s/></text:span><text:span text:style-name="T333_214">т</text:span><text:span text:style-name="T333_215">.<text:s/></text:span><text:span text:style-name="T333_216">д</text:span><text:span text:style-name="T333_217">.</text:span></text:p>
      <text:p text:style-name="P334"><text:span text:style-name="T334_1"><text:s/></text:span><text:span text:style-name="T334_2">Ілюстрації</text:span><text:span text:style-name="T334_3">,<text:s/></text:span><text:span text:style-name="T334_4">таблиці</text:span><text:span text:style-name="T334_5">,<text:s/></text:span><text:span text:style-name="T334_6">формули</text:span><text:span text:style-name="T334_7"><text:s/></text:span><text:span text:style-name="T334_8">та</text:span><text:span text:style-name="T334_9"><text:s/></text:span><text:span text:style-name="T334_10">рівняння</text:span><text:span text:style-name="T334_11">,<text:s/></text:span><text:span text:style-name="T334_12">розміщені</text:span><text:span text:style-name="T334_13"><text:s/></text:span><text:span text:style-name="T334_14">в</text:span><text:span text:style-name="T334_15"><text:s/></text:span><text:span text:style-name="T334_16">тексті</text:span><text:span text:style-name="T334_17"><text:s/></text:span><text:span text:style-name="T334_18">додатка</text:span><text:span text:style-name="T334_19">,<text:s/></text:span><text:span text:style-name="T334_20">слід</text:span><text:span text:style-name="T334_21"><text:s/></text:span><text:span text:style-name="T334_22">нумерувати</text:span><text:span text:style-name="T334_23"><text:s/></text:span><text:span text:style-name="T334_24">арабськими</text:span><text:span text:style-name="T334_25"><text:s/></text:span><text:span text:style-name="T334_26">цифрами</text:span><text:span text:style-name="T334_27"><text:s/></text:span><text:span text:style-name="T334_28">у</text:span><text:span text:style-name="T334_29"><text:s/></text:span><text:span text:style-name="T334_30">межах</text:span><text:span text:style-name="T334_31"><text:s/></text:span><text:span text:style-name="T334_32">кожного</text:span><text:span text:style-name="T334_33"><text:s/></text:span><text:span text:style-name="T334_34">додатка</text:span><text:span text:style-name="T334_35">,<text:s/></text:span><text:span text:style-name="T334_36">наприклад</text:span><text:span text:style-name="T334_37">:<text:s/>«</text:span><text:span text:style-name="T334_38">Рисунок</text:span><text:span text:style-name="T334_39"><text:s/></text:span><text:span text:style-name="T334_40">Г</text:span><text:span text:style-name="T334_41">.2»<text:s/>−<text:s/></text:span><text:span text:style-name="T334_42">другий</text:span><text:span text:style-name="T334_43"><text:s/></text:span><text:span text:style-name="T334_44">рисунок</text:span><text:span text:style-name="T334_45"><text:s/></text:span><text:span text:style-name="T334_46">додатка</text:span><text:span text:style-name="T334_47"><text:s/></text:span><text:span text:style-name="T334_48">Г</text:span><text:span text:style-name="T334_49">;<text:s/>«</text:span><text:span text:style-name="T334_50">Таблиця</text:span><text:span text:style-name="T334_51"><text:s/></text:span><text:span text:style-name="T334_52">А</text:span><text:span text:style-name="T334_53">.2»<text:s/>–<text:s/></text:span><text:span text:style-name="T334_54">друга</text:span><text:span text:style-name="T334_55"><text:s/></text:span><text:span text:style-name="T334_56">таблиця</text:span><text:span text:style-name="T334_57"><text:s/></text:span><text:span text:style-name="T334_58">додатка</text:span><text:span text:style-name="T334_59"><text:s/></text:span><text:span text:style-name="T334_60">А</text:span><text:span text:style-name="T334_61">,<text:s/>«</text:span><text:span text:style-name="T334_62">формула</text:span><text:span text:style-name="T334_63"><text:s/>(</text:span><text:span text:style-name="T334_64">А</text:span><text:span text:style-name="T334_65">.1)»<text:s/>−<text:s/></text:span><text:span text:style-name="T334_66">перша</text:span><text:span text:style-name="T334_67"><text:s/></text:span><text:span text:style-name="T334_68">формула</text:span><text:span text:style-name="T334_69"><text:s/></text:span><text:span text:style-name="T334_70">додатка</text:span><text:span text:style-name="T334_71"><text:s/></text:span><text:span text:style-name="T334_72">А</text:span><text:span text:style-name="T334_73">.<text:s/></text:span><text:span text:style-name="T334_74">У</text:span><text:span text:style-name="T334_75"><text:s/></text:span><text:span text:style-name="T334_76">посиланнях</text:span><text:span text:style-name="T334_77"><text:s/></text:span><text:span text:style-name="T334_78">у</text:span><text:span text:style-name="T334_79"><text:s/></text:span><text:span text:style-name="T334_80">тексті</text:span><text:span text:style-name="T334_81"><text:s/></text:span><text:span text:style-name="T334_82">додатка</text:span><text:span text:style-name="T334_83"><text:s/></text:span><text:span text:style-name="T334_84">на</text:span><text:span text:style-name="T334_85"><text:s/></text:span><text:span text:style-name="T334_86">ілюстрації</text:span><text:span text:style-name="T334_87">,<text:s/></text:span><text:span text:style-name="T334_88">таблиці</text:span><text:span text:style-name="T334_89">,<text:s/></text:span><text:span text:style-name="T334_90">формули</text:span><text:span text:style-name="T334_91">,<text:s/></text:span><text:span text:style-name="T334_92">рівняння</text:span><text:span text:style-name="T334_93"><text:s/></text:span><text:span text:style-name="T334_94">рекомендується</text:span><text:span text:style-name="T334_95"><text:s/></text:span><text:span text:style-name="T334_96">писати</text:span><text:span text:style-name="T334_97">:<text:s/>«...<text:s/></text:span><text:span text:style-name="T334_98">на</text:span><text:span text:style-name="T334_99"><text:s/></text:span><text:span text:style-name="T334_100">рисунку</text:span><text:span text:style-name="T334_101"><text:s/></text:span><text:span text:style-name="T334_102">А</text:span><text:span text:style-name="T334_103">.2<text:s/>...»,<text:s/>«...<text:s/></text:span><text:span text:style-name="T334_104">у</text:span><text:span text:style-name="T334_105"><text:s/></text:span><text:span text:style-name="T334_106">таблиці</text:span><text:span text:style-name="T334_107"><text:s/></text:span><text:span text:style-name="T334_108">А</text:span><text:span text:style-name="T334_109">.1<text:s/>...»,<text:s/>«...<text:s/></text:span><text:span text:style-name="T334_110">за</text:span><text:span text:style-name="T334_111"><text:s/></text:span><text:span text:style-name="T334_112">формулою</text:span><text:span text:style-name="T334_113"><text:s/>(</text:span><text:span text:style-name="T334_114">А</text:span><text:span text:style-name="T334_115">.3)<text:s/>...». <text:s/></text:span><text:span text:style-name="T334_116">Переліки</text:span><text:span text:style-name="T334_117">,<text:s/></text:span><text:span text:style-name="T334_118">примітки</text:span><text:span text:style-name="T334_119"><text:s/></text:span><text:span text:style-name="T334_120">у</text:span><text:span text:style-name="T334_121"><text:s/></text:span><text:span text:style-name="T334_122">тексті</text:span><text:span text:style-name="T334_123"><text:s/></text:span><text:span text:style-name="T334_124">додатка</text:span><text:span text:style-name="T334_125"><text:s/></text:span><text:span text:style-name="T334_126">оформлюють</text:span><text:span text:style-name="T334_127"><text:s/></text:span><text:span text:style-name="T334_128">і</text:span><text:span text:style-name="T334_129"><text:s/></text:span><text:span text:style-name="T334_130">нумерують</text:span><text:span text:style-name="T334_131"><text:s/></text:span><text:span text:style-name="T334_132">як</text:span><text:span text:style-name="T334_133"><text:s/></text:span><text:span text:style-name="T334_134">і</text:span><text:span text:style-name="T334_135"><text:s/></text:span><text:span text:style-name="T334_136">в</text:span><text:span text:style-name="T334_137"><text:s/></text:span><text:span text:style-name="T334_138">основній</text:span><text:span text:style-name="T334_139"><text:s/></text:span><text:span text:style-name="T334_140">частині</text:span><text:span text:style-name="T334_141">.<text:s/></text:span></text:p>
      <text:p text:style-name="P335"><text:span text:style-name="T335_1"><text:s/></text:span><text:span text:style-name="T335_2">Джерела</text:span><text:span text:style-name="T335_3">,<text:s/></text:span><text:span text:style-name="T335_4">що</text:span><text:span text:style-name="T335_5"><text:s/></text:span><text:span text:style-name="T335_6">цитують</text:span><text:span text:style-name="T335_7"><text:s/></text:span><text:span text:style-name="T335_8">тільки</text:span><text:span text:style-name="T335_9"><text:s/></text:span><text:span text:style-name="T335_10">у</text:span><text:span text:style-name="T335_11"><text:s/></text:span><text:span text:style-name="T335_12">додатках</text:span><text:span text:style-name="T335_13">,<text:s/></text:span><text:span text:style-name="T335_14">повинні</text:span><text:span text:style-name="T335_15"><text:s/></text:span><text:span text:style-name="T335_16">розглядатися</text:span><text:span text:style-name="T335_17"><text:s/></text:span><text:span text:style-name="T335_18">незалежно</text:span><text:span text:style-name="T335_19"><text:s/></text:span><text:span text:style-name="T335_20">від</text:span><text:span text:style-name="T335_21"><text:s/></text:span><text:span text:style-name="T335_22">тих</text:span><text:span text:style-name="T335_23">,<text:s/></text:span><text:span text:style-name="T335_24">які</text:span><text:span text:style-name="T335_25"><text:s/></text:span><text:span text:style-name="T335_26">цитують</text:span><text:span text:style-name="T335_27"><text:s/></text:span><text:span text:style-name="T335_28">в</text:span><text:span text:style-name="T335_29"><text:s/></text:span><text:span text:style-name="T335_30">основній</text:span><text:span text:style-name="T335_31"><text:s/></text:span><text:span text:style-name="T335_32">частині</text:span><text:span text:style-name="T335_33"><text:s/></text:span><text:span text:style-name="T335_34">роботи</text:span><text:span text:style-name="T335_35">,<text:s/></text:span><text:span text:style-name="T335_36">і</text:span><text:span text:style-name="T335_37"><text:s/></text:span><text:span text:style-name="T335_38">мають</text:span><text:span text:style-name="T335_39"><text:s/></text:span><text:span text:style-name="T335_40">бути</text:span><text:span text:style-name="T335_41"><text:s/></text:span><text:span text:style-name="T335_42">перелічені</text:span><text:span text:style-name="T335_43"><text:s/></text:span><text:span text:style-name="T335_44">наприкінці</text:span><text:span text:style-name="T335_45"><text:s/></text:span><text:span text:style-name="T335_46">кожного</text:span><text:span text:style-name="T335_47"><text:s/></text:span><text:span text:style-name="T335_48">додатка</text:span><text:span text:style-name="T335_49"><text:s/></text:span><text:span text:style-name="T335_50">в</text:span><text:span text:style-name="T335_51"><text:s/></text:span><text:span text:style-name="T335_52">переліку</text:span><text:span text:style-name="T335_53"><text:s/></text:span><text:span text:style-name="T335_54">посилань</text:span><text:span text:style-name="T335_55"><text:s/>(</text:span><text:span text:style-name="T335_56">Список</text:span><text:span text:style-name="T335_57"><text:s/></text:span><text:span text:style-name="T335_58">використаної</text:span><text:span text:style-name="T335_59"><text:s/></text:span><text:span text:style-name="T335_60">літератури</text:span><text:span text:style-name="T335_61">).<text:s/></text:span><text:span text:style-name="T335_62">Форма</text:span><text:span text:style-name="T335_63"><text:s/></text:span><text:span text:style-name="T335_64">цитування</text:span><text:span text:style-name="T335_65">,<text:s/></text:span><text:span text:style-name="T335_66">правила</text:span><text:span text:style-name="T335_67"><text:s/></text:span><text:span text:style-name="T335_68">складання</text:span><text:span text:style-name="T335_69"><text:s/></text:span><text:span text:style-name="T335_70">переліку</text:span><text:span text:style-name="T335_71"><text:s/></text:span><text:span text:style-name="T335_72">посилань</text:span><text:span text:style-name="T335_73"><text:s/></text:span><text:span text:style-name="T335_74">повинні</text:span><text:span text:style-name="T335_75"><text:s/></text:span><text:span text:style-name="T335_76">бути</text:span><text:span text:style-name="T335_77"><text:s/></text:span><text:span text:style-name="T335_78">аналогічними</text:span><text:span text:style-name="T335_79"><text:s/></text:span><text:span text:style-name="T335_80">прийнятим</text:span><text:span text:style-name="T335_81"><text:s/></text:span><text:span text:style-name="T335_82">в</text:span><text:span text:style-name="T335_83"><text:s/></text:span><text:span text:style-name="T335_84">основній</text:span><text:span text:style-name="T335_85"><text:s/></text:span><text:span text:style-name="T335_86">частині</text:span><text:span text:style-name="T335_87"><text:s/></text:span><text:span text:style-name="T335_88">роботи</text:span><text:span text:style-name="T335_89">.<text:s/></text:span></text:p>
      <text:p text:style-name="P336"><text:span text:style-name="T336_1">Додаток</text:span><text:span text:style-name="T336_2"> <text:s/></text:span><text:span text:style-name="T336_3">А</text:span></text:p>
      <text:p text:style-name="P337"><text:span text:style-name="T337_1">Зразок</text:span><text:span text:style-name="T337_2"> <text:s/></text:span><text:span text:style-name="T337_3">заповнення</text:span><text:span text:style-name="T337_4"><text:s/></text:span><text:span text:style-name="T337_5">заяви</text:span><text:span text:style-name="T337_6"><text:s/></text:span><text:span text:style-name="T337_7">дипломника</text:span></text:p>
      <text:p text:style-name="P338"/>
      <text:p text:style-name="P339"><text:span text:style-name="T339_1">Ректору</text:span><text:span text:style-name="T339_2"><text:s/></text:span><text:span text:style-name="T339_3">ПолтНТУ</text:span></text:p>
      <text:p text:style-name="P340"><text:span text:style-name="T340_1">імені</text:span><text:span text:style-name="T340_2"><text:s/></text:span><text:span text:style-name="T340_3">Юрія</text:span><text:span text:style-name="T340_4"><text:s/></text:span><text:span text:style-name="T340_5">Кондратюка</text:span></text:p>
      <text:p text:style-name="P341"><text:span text:style-name="T341_1">професорові</text:span><text:span text:style-name="T341_2"><text:s/></text:span><text:span text:style-name="T341_3">Онищенку</text:span><text:span text:style-name="T341_4"><text:s/></text:span><text:span text:style-name="T341_5">В</text:span><text:span text:style-name="T341_6">.</text:span><text:span text:style-name="T341_7">О</text:span><text:span text:style-name="T341_8">.</text:span></text:p>
      <text:p text:style-name="P342"/>
      <text:p text:style-name="P343"><text:span text:style-name="T343_1">студента</text:span><text:span text:style-name="T343_2"><text:s/></text:span><text:span text:style-name="T343_3">гр</text:span><text:span text:style-name="T343_4">.<text:s/>501-</text:span><text:span text:style-name="T343_5">ЕІ</text:span></text:p>
      <text:p text:style-name="P344"><text:span text:style-name="T344_1">факультету</text:span><text:span text:style-name="T344_2"><text:s/></text:span><text:span text:style-name="T344_3">економіко</text:span><text:span text:style-name="T344_4">-</text:span></text:p>
      <text:p text:style-name="P345"><text:span text:style-name="T345_1">інформаційних</text:span><text:span text:style-name="T345_2"><text:s/></text:span><text:span text:style-name="T345_3">технологій</text:span><text:span text:style-name="T345_4"><text:s/></text:span><text:span text:style-name="T345_5">та</text:span><text:span text:style-name="T345_6"><text:s/></text:span><text:span text:style-name="T345_7">управління</text:span></text:p>
      <text:p text:style-name="P346"><text:span text:style-name="T346_1">Волошина</text:span><text:span text:style-name="T346_2"><text:s/></text:span><text:span text:style-name="T346_3">Віктора</text:span><text:span text:style-name="T346_4"><text:s/></text:span><text:span text:style-name="T346_5">Миколайовича</text:span></text:p>
      <text:p text:style-name="P347"/>
      <text:p text:style-name="P348"/>
      <text:p text:style-name="P349"><text:span text:style-name="T349_1">ЗАЯВА</text:span></text:p>
      <text:p text:style-name="P350"/>
      <text:p text:style-name="P351"><text:span text:style-name="T351_1"><text:tab/></text:span><text:span text:style-name="T351_2">Прошу</text:span><text:span text:style-name="T351_3"><text:s/></text:span><text:span text:style-name="T351_4">затвердити</text:span><text:span text:style-name="T351_5"><text:s/></text:span><text:span text:style-name="T351_6">мені</text:span><text:span text:style-name="T351_7"><text:s/></text:span><text:span text:style-name="T351_8">тему</text:span><text:span text:style-name="T351_9"><text:s/></text:span><text:span text:style-name="T351_10">дипломної</text:span><text:span text:style-name="T351_11"><text:s/></text:span><text:span text:style-name="T351_12">роботи</text:span><text:span text:style-name="T351_13"><text:s/></text:span><text:span text:style-name="T351_14">спеціаліста</text:span><text:span text:style-name="T351_15"><text:s/>«</text:span><text:span text:style-name="T351_16">Алгоритмізація</text:span><text:span text:style-name="T351_17"><text:s/></text:span><text:span text:style-name="T351_18">процесу</text:span><text:span text:style-name="T351_19"><text:s/></text:span><text:span text:style-name="T351_20">розподілу</text:span><text:span text:style-name="T351_21"><text:s/></text:span><text:span text:style-name="T351_22">навчального</text:span><text:span text:style-name="T351_23"><text:s/></text:span><text:span text:style-name="T351_24">навантаження</text:span><text:span text:style-name="T351_25"><text:s/></text:span><text:span text:style-name="T351_26">викладачів</text:span><text:span text:style-name="T351_27"><text:s/></text:span><text:span text:style-name="T351_28">кафедри</text:span><text:span text:style-name="T351_29">»<text:s/></text:span><text:span text:style-name="T351_30">і</text:span><text:span text:style-name="T351_31"><text:s/></text:span><text:span text:style-name="T351_32">призначити</text:span><text:span text:style-name="T351_33"> <text:s/></text:span><text:span text:style-name="T351_34">керівником</text:span><text:span text:style-name="T351_35"><text:s/></text:span><text:span text:style-name="T351_36">роботи</text:span><text:span text:style-name="T351_37"><text:s/>(</text:span><text:span text:style-name="T351_38">згідно</text:span><text:span text:style-name="T351_39"><text:s/></text:span><text:span text:style-name="T351_40">з</text:span><text:span text:style-name="T351_41"><text:s/></text:span><text:span text:style-name="T351_42">наказом</text:span><text:span text:style-name="T351_43">)<text:s/></text:span><text:span text:style-name="T351_44">доцента</text:span><text:span text:style-name="T351_45"><text:s/></text:span><text:span text:style-name="T351_46">Іванова</text:span><text:span text:style-name="T351_47"><text:s/></text:span><text:span text:style-name="T351_48">М</text:span><text:span text:style-name="T351_49">.</text:span><text:span text:style-name="T351_50">І</text:span><text:span text:style-name="T351_51">.</text:span></text:p>
      <text:p text:style-name="P352"/>
      <text:p text:style-name="P353"/>
      <text:p text:style-name="P354"/>
      <text:p text:style-name="P355"/>
      <text:p text:style-name="P356"/>
      <text:p text:style-name="P357"><text:span text:style-name="T357_1">„___”<text:s/>____________200_<text:s/></text:span><text:span text:style-name="T357_2">р</text:span><text:span text:style-name="T357_3">.<text:tab/><text:tab/><text:tab/><text:tab/><text:tab/>________________</text:span></text:p>
      <text:p text:style-name="P358"><text:span text:style-name="T358_1"><text:tab/><text:tab/><text:tab/><text:tab/><text:tab/><text:tab/><text:tab/><text:tab/><text:tab/><text:tab/><text:s/></text:span><text:span text:style-name="T358_2">(</text:span><text:span text:style-name="T358_3">підпис</text:span><text:span text:style-name="T358_4">)</text:span></text:p>
      <text:p text:style-name="P359"/>
      <text:p text:style-name="P360"/>
      <text:p text:style-name="P361"><text:span text:style-name="T361_1"><text:tab/></text:span><text:span text:style-name="T361_2">Керівник</text:span><text:span text:style-name="T361_3"><text:s/></text:span><text:span text:style-name="T361_4">дипломної</text:span><text:span text:style-name="T361_5"><text:s/></text:span><text:span text:style-name="T361_6">роботи</text:span><text:span text:style-name="T361_7"><text:s text:c="33"/>________________</text:span></text:p>
      <text:p text:style-name="P362"><text:span text:style-name="T362_1"><text:tab/><text:tab/><text:tab/><text:tab/><text:tab/><text:tab/><text:tab/><text:tab/><text:tab/><text:s text:c="11"/></text:span><text:span text:style-name="T362_2">(</text:span><text:span text:style-name="T362_3">підпис</text:span><text:span text:style-name="T362_4">)</text:span></text:p>
      <text:p text:style-name="P363"/>
      <text:p text:style-name="P364"/>
      <text:p text:style-name="P365"><text:span text:style-name="T365_1"><text:tab/></text:span><text:span text:style-name="T365_2">Прошу</text:span><text:span text:style-name="T365_3"><text:s/></text:span><text:span text:style-name="T365_4">задовольнити</text:span><text:span text:style-name="T365_5"><text:s/></text:span><text:span text:style-name="T365_6">заяву</text:span></text:p>
      <text:p text:style-name="P366"/>
      <text:p text:style-name="P367"><text:span text:style-name="T367_1"><text:tab/></text:span><text:span text:style-name="T367_2">Зав</text:span><text:span text:style-name="T367_3">.<text:s/></text:span><text:span text:style-name="T367_4">кафедри</text:span><text:span text:style-name="T367_5"><text:s/></text:span><text:span text:style-name="T367_6">ПМІММ</text:span><text:span text:style-name="T367_7"><text:tab/><text:tab/><text:tab/><text:tab/>____________(</text:span><text:span text:style-name="T367_8">Губреєв</text:span><text:span text:style-name="T367_9"><text:s/></text:span><text:span text:style-name="T367_10">Г</text:span><text:span text:style-name="T367_11">.</text:span><text:span text:style-name="T367_12">М</text:span><text:span text:style-name="T367_13">.)</text:span></text:p>
      <text:p text:style-name="P368"><text:span text:style-name="T368_1"><text:tab/><text:tab/><text:tab/><text:tab/><text:tab/><text:tab/><text:tab/><text:tab/><text:tab/><text:tab/> <text:s/></text:span><text:span text:style-name="T368_2">(</text:span><text:span text:style-name="T368_3">підпис</text:span><text:span text:style-name="T368_4">)</text:span></text:p>
      <text:p text:style-name="P369"><text:span text:style-name="T369_1">Додаток</text:span><text:span text:style-name="T369_2"> <text:s/></text:span><text:span text:style-name="T369_3">Б</text:span></text:p>
      <text:p text:style-name="P370"><text:span text:style-name="T370_1">Зразок</text:span><text:span text:style-name="T370_2"> <text:s/></text:span><text:span text:style-name="T370_3">заповнення</text:span><text:span text:style-name="T370_4"><text:s/></text:span><text:span text:style-name="T370_5">заяви</text:span><text:span text:style-name="T370_6"><text:s/></text:span><text:span text:style-name="T370_7">на</text:span><text:span text:style-name="T370_8"><text:s/></text:span><text:span text:style-name="T370_9">виконання</text:span><text:span text:style-name="T370_10"><text:s/></text:span><text:span text:style-name="T370_11">магістерської</text:span><text:span text:style-name="T370_12"><text:s/></text:span><text:span text:style-name="T370_13">кваліфікаційної</text:span><text:span text:style-name="T370_14"><text:s/></text:span><text:span text:style-name="T370_15">роботи</text:span></text:p>
      <text:p text:style-name="P371"/>
      <text:p text:style-name="P372"><text:span text:style-name="T372_1">Ректору</text:span><text:span text:style-name="T372_2"><text:s/></text:span><text:span text:style-name="T372_3">ПолтНТУ</text:span></text:p>
      <text:p text:style-name="P373"><text:span text:style-name="T373_1">імені</text:span><text:span text:style-name="T373_2"><text:s/></text:span><text:span text:style-name="T373_3">Юрія</text:span><text:span text:style-name="T373_4"><text:s/></text:span><text:span text:style-name="T373_5">Кондратюка</text:span></text:p>
      <text:p text:style-name="P374"><text:span text:style-name="T374_1">професорові</text:span><text:span text:style-name="T374_2"><text:s/></text:span><text:span text:style-name="T374_3">Онищенку</text:span><text:span text:style-name="T374_4"><text:s/></text:span><text:span text:style-name="T374_5">В</text:span><text:span text:style-name="T374_6">.</text:span><text:span text:style-name="T374_7">О</text:span><text:span text:style-name="T374_8">.</text:span></text:p>
      <text:p text:style-name="P375"/>
      <text:p text:style-name="P376"><text:span text:style-name="T376_1">студента</text:span><text:span text:style-name="T376_2"><text:s/></text:span><text:span text:style-name="T376_3">гр</text:span><text:span text:style-name="T376_4">.<text:s/>501-</text:span><text:span text:style-name="T376_5">ЕІ</text:span><text:span text:style-name="T376_6"><text:s/></text:span></text:p>
      <text:p text:style-name="P377"><text:span text:style-name="T377_1">факультету</text:span><text:span text:style-name="T377_2"><text:s/></text:span><text:span text:style-name="T377_3">економіко</text:span><text:span text:style-name="T377_4">-</text:span><text:span text:style-name="T377_5">інформаційних</text:span><text:span text:style-name="T377_6"><text:s/></text:span><text:span text:style-name="T377_7">технологій</text:span><text:span text:style-name="T377_8"><text:s/></text:span><text:span text:style-name="T377_9">та</text:span><text:span text:style-name="T377_10"><text:s/></text:span><text:span text:style-name="T377_11">управління</text:span></text:p>
      <text:p text:style-name="P378"><text:span text:style-name="T378_1">Волошина</text:span><text:span text:style-name="T378_2"><text:s/></text:span><text:span text:style-name="T378_3">Віктора</text:span><text:span text:style-name="T378_4"><text:s/></text:span><text:span text:style-name="T378_5">Миколайовича</text:span></text:p>
      <text:p text:style-name="P379"/>
      <text:p text:style-name="P380"/>
      <text:p text:style-name="P381"><text:span text:style-name="T381_1">ЗАЯВА</text:span></text:p>
      <text:p text:style-name="P382"/>
      <text:p text:style-name="P383"><text:span text:style-name="T383_1"><text:tab/></text:span><text:span text:style-name="T383_2">Прошу</text:span><text:span text:style-name="T383_3"><text:s/></text:span><text:span text:style-name="T383_4">затвердити</text:span><text:span text:style-name="T383_5"><text:s/></text:span><text:span text:style-name="T383_6">мені</text:span><text:span text:style-name="T383_7"><text:s/></text:span><text:span text:style-name="T383_8">тему</text:span><text:span text:style-name="T383_9"><text:s/></text:span><text:span text:style-name="T383_10">кваліфікаційної</text:span><text:span text:style-name="T383_11"><text:s/></text:span><text:span text:style-name="T383_12">магістерської</text:span><text:span text:style-name="T383_13"><text:s/></text:span><text:span text:style-name="T383_14">роботи</text:span><text:span text:style-name="T383_15"><text:s/>«</text:span><text:span text:style-name="T383_16">Алгоритмізація</text:span><text:span text:style-name="T383_17"><text:s/></text:span><text:span text:style-name="T383_18">процесу</text:span><text:span text:style-name="T383_19"><text:s/></text:span><text:span text:style-name="T383_20">розподілу</text:span><text:span text:style-name="T383_21"><text:s/></text:span><text:span text:style-name="T383_22">навчального</text:span><text:span text:style-name="T383_23"><text:s/></text:span><text:span text:style-name="T383_24">навантаження</text:span><text:span text:style-name="T383_25"><text:s/></text:span><text:span text:style-name="T383_26">викладачів</text:span><text:span text:style-name="T383_27"><text:s/></text:span><text:span text:style-name="T383_28">кафедри</text:span><text:span text:style-name="T383_29">»<text:s/></text:span><text:span text:style-name="T383_30">і</text:span><text:span text:style-name="T383_31"><text:s/></text:span><text:span text:style-name="T383_32">призначити</text:span><text:span text:style-name="T383_33"><text:s/></text:span><text:span text:style-name="T383_34">науковим</text:span><text:span text:style-name="T383_35"><text:s/></text:span><text:span text:style-name="T383_36">керівником</text:span><text:span text:style-name="T383_37"><text:s/></text:span><text:span text:style-name="T383_38">роботи</text:span><text:span text:style-name="T383_39"><text:s/>(</text:span><text:span text:style-name="T383_40">згідно</text:span><text:span text:style-name="T383_41"><text:s/></text:span><text:span text:style-name="T383_42">з</text:span><text:span text:style-name="T383_43"><text:s/></text:span><text:span text:style-name="T383_44">наказом</text:span><text:span text:style-name="T383_45">)<text:s/></text:span><text:span text:style-name="T383_46">доцента</text:span><text:span text:style-name="T383_47"><text:s/></text:span><text:span text:style-name="T383_48">Іванова</text:span><text:span text:style-name="T383_49"><text:s/></text:span><text:span text:style-name="T383_50">М</text:span><text:span text:style-name="T383_51">.</text:span><text:span text:style-name="T383_52">І</text:span><text:span text:style-name="T383_53">.</text:span></text:p>
      <text:p text:style-name="P384"/>
      <text:p text:style-name="P385"/>
      <text:p text:style-name="P386"/>
      <text:p text:style-name="P387"/>
      <text:p text:style-name="P388"/>
      <text:p text:style-name="P389"><text:span text:style-name="T389_1">„___”<text:s/>____________200_<text:s/></text:span><text:span text:style-name="T389_2">р</text:span><text:span text:style-name="T389_3">.<text:tab/><text:tab/><text:tab/><text:tab/><text:tab/>________________</text:span></text:p>
      <text:p text:style-name="P390"><text:span text:style-name="T390_1"><text:tab/><text:tab/><text:tab/><text:tab/><text:tab/><text:tab/><text:tab/><text:tab/><text:tab/><text:tab/><text:s/></text:span><text:span text:style-name="T390_2">(</text:span><text:span text:style-name="T390_3">підпис</text:span><text:span text:style-name="T390_4">)</text:span></text:p>
      <text:p text:style-name="P391"/>
      <text:p text:style-name="P392"/>
      <text:p text:style-name="P393"><text:span text:style-name="T393_1"><text:tab/></text:span><text:span text:style-name="T393_2">Науковий</text:span><text:span text:style-name="T393_3"><text:s/></text:span><text:span text:style-name="T393_4">керівник</text:span><text:span text:style-name="T393_5"><text:s text:c="49"/>________________</text:span></text:p>
      <text:p text:style-name="P394"><text:span text:style-name="T394_1"><text:tab/><text:tab/><text:tab/><text:tab/><text:tab/><text:tab/><text:tab/><text:tab/><text:tab/><text:s text:c="11"/></text:span><text:span text:style-name="T394_2">(</text:span><text:span text:style-name="T394_3">підпис</text:span><text:span text:style-name="T394_4">)</text:span></text:p>
      <text:p text:style-name="P395"/>
      <text:p text:style-name="P396"/>
      <text:p text:style-name="P397"><text:span text:style-name="T397_1"><text:tab/></text:span><text:span text:style-name="T397_2">Прошу</text:span><text:span text:style-name="T397_3"><text:s/></text:span><text:span text:style-name="T397_4">задовольнити</text:span><text:span text:style-name="T397_5"><text:s/></text:span><text:span text:style-name="T397_6">заяву</text:span></text:p>
      <text:p text:style-name="P398"/>
      <text:p text:style-name="P399"><text:span text:style-name="T399_1"><text:tab/></text:span><text:span text:style-name="T399_2">Зав</text:span><text:span text:style-name="T399_3">.<text:s/></text:span><text:span text:style-name="T399_4">кафедри</text:span><text:span text:style-name="T399_5"><text:s/></text:span><text:span text:style-name="T399_6">ПМІММ</text:span><text:span text:style-name="T399_7"><text:tab/><text:tab/><text:tab/><text:tab/>____________(</text:span><text:span text:style-name="T399_8">Губреєв</text:span><text:span text:style-name="T399_9"><text:s/></text:span><text:span text:style-name="T399_10">Г</text:span><text:span text:style-name="T399_11">.</text:span><text:span text:style-name="T399_12">М</text:span><text:span text:style-name="T399_13">.)</text:span></text:p>
      <text:p text:style-name="P400"><text:span text:style-name="T400_1"><text:tab/><text:tab/><text:tab/><text:tab/><text:tab/><text:tab/><text:tab/><text:tab/><text:tab/><text:tab/> <text:s/></text:span><text:span text:style-name="T400_2">(</text:span><text:span text:style-name="T400_3">підпис</text:span><text:span text:style-name="T400_4">)</text:span></text:p>
      <text:p text:style-name="P401"><text:span text:style-name="T401_1">Додаток</text:span><text:span text:style-name="T401_2"><text:s/></text:span><text:span text:style-name="T401_3">В</text:span></text:p>
      <text:p text:style-name="P402"><text:span text:style-name="T402_1">Приклад</text:span><text:span text:style-name="T402_2"><text:s/></text:span><text:span text:style-name="T402_3">оформлення</text:span><text:span text:style-name="T402_4"><text:s/></text:span><text:span text:style-name="T402_5">титульного</text:span><text:span text:style-name="T402_6"><text:s/></text:span><text:span text:style-name="T402_7">аркуша</text:span><text:span text:style-name="T402_8"><text:s/></text:span><text:span text:style-name="T402_9">дипломної</text:span><text:span text:style-name="T402_10"><text:s/></text:span><text:span text:style-name="T402_11">роботи</text:span><text:span text:style-name="T402_12"><text:s/></text:span><text:span text:style-name="T402_13">спеціаліста</text:span></text:p>
      <text:p text:style-name="P403"/>
      <text:p text:style-name="P404"><text:span text:style-name="T404_1">МІНІСТЕРСТВО</text:span><text:span text:style-name="T404_2"><text:s/></text:span><text:span text:style-name="T404_3">ОСВІТИ</text:span><text:span text:style-name="T404_4"><text:s/></text:span><text:span text:style-name="T404_5">І</text:span><text:span text:style-name="T404_6"><text:s/></text:span><text:span text:style-name="T404_7">НАУКИ</text:span><text:span text:style-name="T404_8"><text:s/></text:span><text:span text:style-name="T404_9">УКРАЇНИ</text:span></text:p>
      <text:p text:style-name="P405"><text:span text:style-name="T405_1">ПОЛТАВСЬКИЙ</text:span><text:span text:style-name="T405_2"><text:s/></text:span><text:span text:style-name="T405_3">НАЦІОНАЛЬНИЙ</text:span><text:span text:style-name="T405_4"><text:s/></text:span><text:span text:style-name="T405_5">ТЕХНІЧНИЙ</text:span><text:span text:style-name="T405_6"> <text:s/></text:span><text:span text:style-name="T405_7">УНІВЕРСИТЕТ</text:span><text:span text:style-name="T405_8"><text:s/></text:span></text:p>
      <text:p text:style-name="P406"><text:span text:style-name="T406_1">ІМЕНІ</text:span><text:span text:style-name="T406_2"><text:s/></text:span><text:span text:style-name="T406_3">ЮРІЯ</text:span><text:span text:style-name="T406_4"><text:s/></text:span><text:span text:style-name="T406_5">КОНДРАТЮКА</text:span></text:p>
      <text:p text:style-name="P407"/>
      <text:p text:style-name="P408"><text:span text:style-name="T408_1">ФАКУЛЬТЕТ</text:span><text:span text:style-name="T408_2"><text:s/></text:span><text:span text:style-name="T408_3">ЕКОНОМІКО</text:span><text:span text:style-name="T408_4">-</text:span><text:span text:style-name="T408_5">ІНФОРМАЦІЙНИХ</text:span><text:span text:style-name="T408_6"><text:s/></text:span><text:span text:style-name="T408_7">ТЕХНОЛОГІЙ</text:span><text:span text:style-name="T408_8"><text:s/></text:span><text:span text:style-name="T408_9">ТА</text:span><text:span text:style-name="T408_10"><text:s/></text:span><text:span text:style-name="T408_11">УПРАВЛІННЯ</text:span></text:p>
      <text:p text:style-name="P409"/>
      <text:p text:style-name="P410"><text:span text:style-name="T410_1">КАФЕДРА</text:span><text:span text:style-name="T410_2"> <text:s/></text:span><text:span text:style-name="T410_3">ПРИКЛАДНОЇ</text:span><text:span text:style-name="T410_4"> <text:s/></text:span><text:span text:style-name="T410_5">МАТЕМАТИКИ</text:span><text:span text:style-name="T410_6">,<text:s/></text:span><text:span text:style-name="T410_7">ІНФОРМАТИКИ</text:span><text:span text:style-name="T410_8"><text:s/></text:span><text:span text:style-name="T410_9">ТА</text:span><text:span text:style-name="T410_10"><text:s/></text:span></text:p>
      <text:p text:style-name="P411"><text:span text:style-name="T411_1">МАТЕМАТИЧНОГО</text:span><text:span text:style-name="T411_2"><text:s/></text:span><text:span text:style-name="T411_3">МОДЕЛЮВАННЯ</text:span></text:p>
      <text:p text:style-name="P412"/>
      <text:p text:style-name="P413"/>
      <text:p text:style-name="P414"/>
      <text:h text:style-name="P415" text:outline-level="10"><text:span text:style-name="T415_1">ДИПЛОМНА</text:span><text:span text:style-name="T415_2"> <text:s/></text:span><text:span text:style-name="T415_3">РОБОТА</text:span><text:span text:style-name="T415_4"><text:s/></text:span><text:span text:style-name="T415_5">СПЕЦІАЛІСТА</text:span></text:h>
      <text:p text:style-name="P416"/>
      <text:p text:style-name="P417"><text:span text:style-name="T417_1">зі</text:span><text:span text:style-name="T417_2"><text:s/></text:span><text:span text:style-name="T417_3">спеціальності</text:span><text:span text:style-name="T417_4"><text:s/>7.080201<text:s/>«</text:span><text:span text:style-name="T417_5">Інформатика</text:span><text:span text:style-name="T417_6">»</text:span></text:p>
      <text:p text:style-name="P418"/>
      <text:p text:style-name="P419"><text:span text:style-name="T419_1">на</text:span><text:span text:style-name="T419_2"><text:s/></text:span><text:span text:style-name="T419_3">тему</text:span></text:p>
      <text:p text:style-name="P420"/>
      <text:p text:style-name="P421"><text:span text:style-name="T421_1">«</text:span><text:span text:style-name="T421_2">Алгоритмізація</text:span><text:span text:style-name="T421_3"><text:s/></text:span><text:span text:style-name="T421_4">процесу</text:span><text:span text:style-name="T421_5"><text:s/></text:span><text:span text:style-name="T421_6">розподілу</text:span><text:span text:style-name="T421_7"><text:s/></text:span><text:span text:style-name="T421_8">навчального</text:span><text:span text:style-name="T421_9"><text:s/></text:span><text:span text:style-name="T421_10">навантаження</text:span><text:span text:style-name="T421_11"><text:s/></text:span><text:span text:style-name="T421_12">викладачів</text:span><text:span text:style-name="T421_13"><text:s/></text:span><text:span text:style-name="T421_14">кафедри</text:span><text:span text:style-name="T421_15">»</text:span></text:p>
      <text:p text:style-name="P422"/>
      <text:p text:style-name="P423"/>
      <text:h text:style-name="P424" text:outline-level="10"><text:span text:style-name="T424_1"><text:s text:c="23"/></text:span><text:span text:style-name="T424_2">Студента</text:span><text:span text:style-name="T424_3"><text:s/></text:span><text:span text:style-name="T424_4">групи</text:span><text:span text:style-name="T424_5"><text:s/>501-</text:span><text:span text:style-name="T424_6">ЕІ</text:span><text:span text:style-name="T424_7"> <text:s/></text:span><text:span text:style-name="T424_8">Волошина</text:span><text:span text:style-name="T424_9"><text:s/></text:span><text:span text:style-name="T424_10">Віктора</text:span><text:span text:style-name="T424_11"><text:s/></text:span><text:span text:style-name="T424_12">Миколайовича</text:span></text:h>
      <text:h text:style-name="P425" text:outline-level="10"><text:span text:style-name="T425_1"><text:s/></text:span></text:h>
      <text:p text:style-name="P426"/>
      <text:p text:style-name="P427"><text:span text:style-name="T427_1">Керівник</text:span><text:span text:style-name="T427_2"><text:s/></text:span><text:span text:style-name="T427_3">роботи</text:span></text:p>
      <text:p text:style-name="P428"><text:span text:style-name="T428_1">кадидат</text:span><text:span text:style-name="T428_2"><text:s/></text:span><text:span text:style-name="T428_3">фіз</text:span><text:span text:style-name="T428_4">.-</text:span><text:span text:style-name="T428_5">мат</text:span><text:span text:style-name="T428_6">.<text:s/></text:span><text:span text:style-name="T428_7">наук</text:span><text:span text:style-name="T428_8">,</text:span></text:p>
      <text:p text:style-name="P429"><text:span text:style-name="T429_1"><text:s text:c="81"/></text:span><text:span text:style-name="T429_2">доцент</text:span><text:span text:style-name="T429_3"><text:s/></text:span><text:span text:style-name="T429_4">Іванов</text:span><text:span text:style-name="T429_5"><text:s/></text:span><text:span text:style-name="T429_6">М</text:span><text:span text:style-name="T429_7">.</text:span><text:span text:style-name="T429_8">І</text:span><text:span text:style-name="T429_9">.</text:span></text:p>
      <text:p text:style-name="P430"><text:span text:style-name="T430_1"><text:s text:c="76"/></text:span></text:p>
      <text:p text:style-name="P431"/>
      <text:p text:style-name="P432"><text:span text:style-name="T432_1"><text:s text:c="80"/></text:span><text:span text:style-name="T432_2">Завідувач</text:span><text:span text:style-name="T432_3"><text:s/></text:span><text:span text:style-name="T432_4">кафедри</text:span><text:span text:style-name="T432_5"><text:s/></text:span></text:p>
      <text:p text:style-name="P433"><text:span text:style-name="T433_1"><text:s text:c="80"/></text:span><text:span text:style-name="T433_2">доктор</text:span><text:span text:style-name="T433_3"><text:s/></text:span><text:span text:style-name="T433_4">фіз</text:span><text:span text:style-name="T433_5">.-</text:span><text:span text:style-name="T433_6">мат</text:span><text:span text:style-name="T433_7">.<text:s/></text:span><text:span text:style-name="T433_8">наук</text:span><text:span text:style-name="T433_9">,</text:span></text:p>
      <text:p text:style-name="P434"><text:span text:style-name="T434_1"><text:s text:c="80"/></text:span><text:span text:style-name="T434_2">професор</text:span><text:span text:style-name="T434_3"><text:s/></text:span><text:span text:style-name="T434_4">Губреєв</text:span><text:span text:style-name="T434_5"><text:s/></text:span><text:span text:style-name="T434_6">Г</text:span><text:span text:style-name="T434_7">.</text:span><text:span text:style-name="T434_8">М</text:span><text:span text:style-name="T434_9">.</text:span></text:p>
      <text:p text:style-name="P435"/>
      <text:p text:style-name="P436"/>
      <text:p text:style-name="P437"/>
      <text:p text:style-name="P438"/>
      <text:p text:style-name="P439"><text:span text:style-name="T439_1">Полтава</text:span><text:span text:style-name="T439_2"> <text:s/>2010</text:span></text:p>
      <text:p text:style-name="P440"/>
      <text:p text:style-name="P441"><text:span text:style-name="T441_1">Додаток</text:span><text:span text:style-name="T441_2"><text:s/></text:span><text:span text:style-name="T441_3">Г</text:span></text:p>
      <text:p text:style-name="P442"><text:span text:style-name="T442_1">Приклад</text:span><text:span text:style-name="T442_2"><text:s/></text:span><text:span text:style-name="T442_3">оформлення</text:span><text:span text:style-name="T442_4"><text:s/></text:span><text:span text:style-name="T442_5">титульного</text:span><text:span text:style-name="T442_6"><text:s/></text:span><text:span text:style-name="T442_7">аркуша</text:span><text:span text:style-name="T442_8"><text:s/></text:span><text:span text:style-name="T442_9">кваліфікаційної</text:span><text:span text:style-name="T442_10"><text:s/></text:span><text:span text:style-name="T442_11">роботи</text:span><text:span text:style-name="T442_12"><text:s/></text:span><text:span text:style-name="T442_13">магістра</text:span></text:p>
      <text:p text:style-name="P443"/>
      <text:p text:style-name="P444"><text:span text:style-name="T444_1">МІНІСТЕРСТВО</text:span><text:span text:style-name="T444_2"><text:s/></text:span><text:span text:style-name="T444_3">ОСВІТИ</text:span><text:span text:style-name="T444_4"><text:s/></text:span><text:span text:style-name="T444_5">І</text:span><text:span text:style-name="T444_6"><text:s/></text:span><text:span text:style-name="T444_7">НАУКИ</text:span><text:span text:style-name="T444_8"><text:s/></text:span><text:span text:style-name="T444_9">УКРАЇНИ</text:span></text:p>
      <text:p text:style-name="P445"><text:span text:style-name="T445_1">ПОЛТАВСЬКИЙ</text:span><text:span text:style-name="T445_2"><text:s/></text:span><text:span text:style-name="T445_3">НАЦІОНАЛЬНИЙ</text:span><text:span text:style-name="T445_4"><text:s/></text:span><text:span text:style-name="T445_5">ТЕХНІЧНИЙ</text:span><text:span text:style-name="T445_6"> <text:s/></text:span><text:span text:style-name="T445_7">УНІВЕРСИТЕТ</text:span><text:span text:style-name="T445_8"><text:s/></text:span></text:p>
      <text:p text:style-name="P446"><text:span text:style-name="T446_1">ІМЕНІ</text:span><text:span text:style-name="T446_2"><text:s/></text:span><text:span text:style-name="T446_3">ЮРІЯ</text:span><text:span text:style-name="T446_4"><text:s/></text:span><text:span text:style-name="T446_5">КОНДРАТЮКА</text:span></text:p>
      <text:p text:style-name="P447"/>
      <text:p text:style-name="P448"><text:span text:style-name="T448_1">ФАКУЛЬТЕТ</text:span><text:span text:style-name="T448_2"><text:s/></text:span><text:span text:style-name="T448_3">ЕКОНОМІКО</text:span><text:span text:style-name="T448_4">-</text:span><text:span text:style-name="T448_5">ІНФОРМАЦІЙНИХ</text:span><text:span text:style-name="T448_6"><text:s/></text:span><text:span text:style-name="T448_7">ТЕХНОЛОГІЙ</text:span><text:span text:style-name="T448_8"><text:s/></text:span><text:span text:style-name="T448_9">ТА</text:span><text:span text:style-name="T448_10"><text:s/></text:span><text:span text:style-name="T448_11">УПРАВЛІННЯ</text:span></text:p>
      <text:p text:style-name="P449"/>
      <text:p text:style-name="P450"><text:span text:style-name="T450_1">КАФЕДРА</text:span><text:span text:style-name="T450_2"> <text:s/></text:span><text:span text:style-name="T450_3">ПРИКЛАДНОЇ</text:span><text:span text:style-name="T450_4"> <text:s/></text:span><text:span text:style-name="T450_5">МАТЕМАТИКИ</text:span><text:span text:style-name="T450_6">,<text:s/></text:span><text:span text:style-name="T450_7">ІНФОРМАТИКИ</text:span><text:span text:style-name="T450_8"><text:s/></text:span><text:span text:style-name="T450_9">ТА</text:span><text:span text:style-name="T450_10"><text:s/></text:span></text:p>
      <text:p text:style-name="P451"><text:span text:style-name="T451_1">МАТЕМАТИЧНОГО</text:span><text:span text:style-name="T451_2"><text:s/></text:span><text:span text:style-name="T451_3">МОДЕЛЮВАННЯ</text:span></text:p>
      <text:p text:style-name="P452"/>
      <text:p text:style-name="P453"/>
      <text:p text:style-name="P454"/>
      <text:h text:style-name="P455" text:outline-level="10"><text:span text:style-name="T455_1">КВАЛІФІКАЦІЙНА</text:span><text:span text:style-name="T455_2"><text:s/></text:span><text:span text:style-name="T455_3">РОБОТА</text:span><text:span text:style-name="T455_4"><text:s/></text:span><text:span text:style-name="T455_5">МАГІСТРА</text:span></text:h>
      <text:p text:style-name="P456"/>
      <text:p text:style-name="P457"><text:span text:style-name="T457_1">зі</text:span><text:span text:style-name="T457_2"><text:s/></text:span><text:span text:style-name="T457_3">спеціальності</text:span><text:span text:style-name="T457_4"><text:s/>8.080201<text:s/>"</text:span><text:span text:style-name="T457_5">Інформатика</text:span><text:span text:style-name="T457_6">"</text:span></text:p>
      <text:p text:style-name="P458"/>
      <text:p text:style-name="P459"><text:span text:style-name="T459_1">на</text:span><text:span text:style-name="T459_2"><text:s/></text:span><text:span text:style-name="T459_3">тему</text:span></text:p>
      <text:p text:style-name="P460"/>
      <text:p text:style-name="P461"><text:span text:style-name="T461_1">Алгоритмізація</text:span><text:span text:style-name="T461_2"><text:s/></text:span><text:span text:style-name="T461_3">процесу</text:span><text:span text:style-name="T461_4"><text:s/></text:span><text:span text:style-name="T461_5">розподілу</text:span><text:span text:style-name="T461_6"><text:s/></text:span><text:span text:style-name="T461_7">навчального</text:span><text:span text:style-name="T461_8"><text:s/></text:span><text:span text:style-name="T461_9">навантаження</text:span><text:span text:style-name="T461_10"><text:s/></text:span><text:span text:style-name="T461_11">викладачів</text:span><text:span text:style-name="T461_12"><text:s/></text:span><text:span text:style-name="T461_13">кафедри</text:span></text:p>
      <text:p text:style-name="P462"/>
      <text:p text:style-name="P463"/>
      <text:h text:style-name="P464" text:outline-level="10"><text:span text:style-name="T464_1"><text:s text:c="23"/></text:span><text:span text:style-name="T464_2">Студента</text:span><text:span text:style-name="T464_3"><text:s/></text:span><text:span text:style-name="T464_4">групи</text:span><text:span text:style-name="T464_5"><text:s/>501<text:s/>–<text:s/></text:span><text:span text:style-name="T464_6">ЕІ</text:span><text:span text:style-name="T464_7"> <text:s/></text:span><text:span text:style-name="T464_8">Волошина</text:span><text:span text:style-name="T464_9"><text:s/></text:span><text:span text:style-name="T464_10">Віктора</text:span><text:span text:style-name="T464_11"><text:s/></text:span><text:span text:style-name="T464_12">Миколайовича</text:span></text:h>
      <text:h text:style-name="P465" text:outline-level="10"><text:span text:style-name="T465_1"><text:s/></text:span></text:h>
      <text:p text:style-name="P466"/>
      <text:p text:style-name="P467"><text:span text:style-name="T467_1">Науковий</text:span><text:span text:style-name="T467_2"><text:s/></text:span><text:span text:style-name="T467_3">керівник</text:span><text:span text:style-name="T467_4"><text:s/></text:span></text:p>
      <text:p text:style-name="P468"><text:span text:style-name="T468_1">кандидат</text:span><text:span text:style-name="T468_2"><text:s/></text:span><text:span text:style-name="T468_3">фіз</text:span><text:span text:style-name="T468_4">.-</text:span><text:span text:style-name="T468_5">мат</text:span><text:span text:style-name="T468_6">.<text:s/></text:span><text:span text:style-name="T468_7">наук</text:span><text:span text:style-name="T468_8">,</text:span></text:p>
      <text:p text:style-name="P469"><text:span text:style-name="T469_1"><text:s text:c="81"/></text:span><text:span text:style-name="T469_2">доцент</text:span><text:span text:style-name="T469_3"><text:s/></text:span><text:span text:style-name="T469_4">Іванов</text:span><text:span text:style-name="T469_5"><text:s/></text:span><text:span text:style-name="T469_6">М</text:span><text:span text:style-name="T469_7">.</text:span><text:span text:style-name="T469_8">І</text:span><text:span text:style-name="T469_9">.</text:span></text:p>
      <text:p text:style-name="P470"><text:span text:style-name="T470_1"><text:s text:c="76"/></text:span></text:p>
      <text:p text:style-name="P471"/>
      <text:p text:style-name="P472"><text:span text:style-name="T472_1"><text:s text:c="80"/></text:span><text:span text:style-name="T472_2">Завідувач</text:span><text:span text:style-name="T472_3"><text:s/></text:span><text:span text:style-name="T472_4">кафедри</text:span><text:span text:style-name="T472_5"><text:s/></text:span></text:p>
      <text:p text:style-name="P473"><text:span text:style-name="T473_1"><text:s text:c="80"/></text:span><text:span text:style-name="T473_2">доктор</text:span><text:span text:style-name="T473_3"><text:s/></text:span><text:span text:style-name="T473_4">фіз</text:span><text:span text:style-name="T473_5">.-</text:span><text:span text:style-name="T473_6">мат</text:span><text:span text:style-name="T473_7">.<text:s/></text:span><text:span text:style-name="T473_8">наук</text:span><text:span text:style-name="T473_9">,</text:span></text:p>
      <text:p text:style-name="P474"><text:span text:style-name="T474_1"><text:s text:c="80"/></text:span><text:span text:style-name="T474_2">професор</text:span><text:span text:style-name="T474_3"><text:s/></text:span><text:span text:style-name="T474_4">Губреєв</text:span><text:span text:style-name="T474_5"><text:s/></text:span><text:span text:style-name="T474_6">Г</text:span><text:span text:style-name="T474_7">.</text:span><text:span text:style-name="T474_8">М</text:span><text:span text:style-name="T474_9">.</text:span></text:p>
      <text:p text:style-name="P475"/>
      <text:p text:style-name="P476"/>
      <text:p text:style-name="P477"/>
      <text:p text:style-name="P478"><text:span text:style-name="T478_1">Полтава</text:span><text:span text:style-name="T478_2"> <text:s/>2010<text:s/></text:span></text:p>
      <text:p text:style-name="P479"/>
      <text:p text:style-name="P480"><text:span text:style-name="T480_1">Додаток</text:span><text:span text:style-name="T480_2"><text:s/></text:span><text:span text:style-name="T480_3">Д</text:span></text:p>
      <text:p text:style-name="P481"><text:span text:style-name="T481_1">Зразок</text:span><text:span text:style-name="T481_2"><text:s/></text:span><text:span text:style-name="T481_3">написання</text:span><text:span text:style-name="T481_4"><text:s/></text:span><text:span text:style-name="T481_5">реферату</text:span></text:p>
      <text:p text:style-name="P482"/>
      <text:p text:style-name="P483"><text:span text:style-name="T483_1">РЕФЕРАТ</text:span></text:p>
      <text:p text:style-name="P484"/>
      <text:p text:style-name="P485"><text:span text:style-name="T485_1">Дипломна</text:span><text:span text:style-name="T485_2"><text:s/></text:span><text:span text:style-name="T485_3">робота</text:span><text:span text:style-name="T485_4"><text:s/></text:span><text:span text:style-name="T485_5">спеціаліста</text:span><text:span text:style-name="T485_6"><text:s/>(</text:span><text:span text:style-name="T485_7">Кваліфікаційна</text:span><text:span text:style-name="T485_8"><text:s/></text:span><text:span text:style-name="T485_9">робота</text:span><text:span text:style-name="T485_10"><text:s/></text:span><text:span text:style-name="T485_11">магістра</text:span><text:span text:style-name="T485_12">):<text:s/>68<text:s/></text:span><text:span text:style-name="T485_13">с</text:span><text:span text:style-name="T485_14">.,<text:s/>3<text:s/></text:span><text:span text:style-name="T485_15">малюнки</text:span><text:span text:style-name="T485_16">,<text:s/>2<text:s/></text:span><text:span text:style-name="T485_17">додатки</text:span><text:span text:style-name="T485_18">,<text:s/>18<text:s/></text:span><text:span text:style-name="T485_19">джерел</text:span><text:span text:style-name="T485_20">.</text:span></text:p>
      <text:p text:style-name="P486"><text:span text:style-name="T486_1">Об</text:span><text:span text:style-name="T486_2">’</text:span><text:span text:style-name="T486_3">єкт</text:span><text:span text:style-name="T486_4"><text:s/></text:span><text:span text:style-name="T486_5">дослідження</text:span><text:span text:style-name="T486_6"><text:s/></text:span><text:span text:style-name="T486_7"></text:span><text:span text:style-name="T486_8"><text:s/></text:span><text:span text:style-name="T486_9">задача</text:span><text:span text:style-name="T486_10"><text:s/></text:span><text:span text:style-name="T486_11">мінімізації</text:span><text:span text:style-name="T486_12"><text:s/></text:span><text:span text:style-name="T486_13">зваженої</text:span><text:span text:style-name="T486_14"><text:s/></text:span><text:span text:style-name="T486_15">довжини</text:span><text:span text:style-name="T486_16"><text:s/></text:span><text:span text:style-name="T486_17">зв</text:span><text:span text:style-name="T486_18">’</text:span><text:span text:style-name="T486_19">язуючої</text:span><text:span text:style-name="T486_20"><text:s/></text:span><text:span text:style-name="T486_21">сітки</text:span><text:span text:style-name="T486_22">,<text:s/></text:span><text:span text:style-name="T486_23">лінійно</text:span><text:span text:style-name="T486_24"><text:s/></text:span><text:span text:style-name="T486_25">розташованої</text:span><text:span text:style-name="T486_26"><text:s/></text:span><text:span text:style-name="T486_27">до</text:span><text:span text:style-name="T486_28"><text:s/></text:span><text:span text:style-name="T486_29">системи</text:span><text:span text:style-name="T486_30"><text:s/></text:span><text:span text:style-name="T486_31">точок</text:span><text:span text:style-name="T486_32">.</text:span></text:p>
      <text:p text:style-name="P487"><text:span text:style-name="T487_1">Мета</text:span><text:span text:style-name="T487_2"><text:s/></text:span><text:span text:style-name="T487_3">роботи</text:span><text:span text:style-name="T487_4"><text:s/></text:span><text:span text:style-name="T487_5"></text:span><text:span text:style-name="T487_6"><text:s/></text:span><text:span text:style-name="T487_7">розроблення</text:span><text:span text:style-name="T487_8"><text:s/></text:span><text:span text:style-name="T487_9">ефективного</text:span><text:span text:style-name="T487_10"><text:s/></text:span><text:span text:style-name="T487_11">методу</text:span><text:span text:style-name="T487_12"><text:s/></text:span><text:span text:style-name="T487_13">та</text:span><text:span text:style-name="T487_14"><text:s/></text:span><text:span text:style-name="T487_15">його</text:span><text:span text:style-name="T487_16"><text:s/></text:span><text:span text:style-name="T487_17">програмної</text:span><text:span text:style-name="T487_18"><text:s/></text:span><text:span text:style-name="T487_19">реалізації</text:span><text:span text:style-name="T487_20"><text:s/></text:span><text:span text:style-name="T487_21">розв</text:span><text:span text:style-name="T487_22">’</text:span><text:span text:style-name="T487_23">язування</text:span><text:span text:style-name="T487_24"><text:s/></text:span><text:span text:style-name="T487_25">задачі</text:span><text:span text:style-name="T487_26"><text:s/></text:span><text:span text:style-name="T487_27">мінімізації</text:span><text:span text:style-name="T487_28"><text:s/></text:span><text:span text:style-name="T487_29">зваженої</text:span><text:span text:style-name="T487_30"><text:s/></text:span><text:span text:style-name="T487_31">довжини</text:span><text:span text:style-name="T487_32"><text:s/></text:span><text:span text:style-name="T487_33">зв</text:span><text:span text:style-name="T487_34">’</text:span><text:span text:style-name="T487_35">язуючої</text:span><text:span text:style-name="T487_36"><text:s/></text:span><text:span text:style-name="T487_37">сітки</text:span><text:span text:style-name="T487_38">,<text:s/></text:span><text:span text:style-name="T487_39">лінійно</text:span><text:span text:style-name="T487_40"><text:s/></text:span><text:span text:style-name="T487_41">розташованої</text:span><text:span text:style-name="T487_42"><text:s/></text:span><text:span text:style-name="T487_43">до</text:span><text:span text:style-name="T487_44"><text:s/></text:span><text:span text:style-name="T487_45">системи</text:span><text:span text:style-name="T487_46"><text:s/></text:span><text:span text:style-name="T487_47">точок</text:span><text:span text:style-name="T487_48">.</text:span></text:p>
      <text:p text:style-name="P488"><text:span text:style-name="T488_1">Методи</text:span><text:span text:style-name="T488_2"><text:s/></text:span><text:span text:style-name="T488_3"></text:span><text:span text:style-name="T488_4"><text:s/></text:span><text:span text:style-name="T488_5">евристичні</text:span><text:span text:style-name="T488_6">, <text:s/></text:span><text:span text:style-name="T488_7">метод</text:span><text:span text:style-name="T488_8"><text:s/></text:span><text:span text:style-name="T488_9">випадкового</text:span><text:span text:style-name="T488_10"><text:s/></text:span><text:span text:style-name="T488_11">пошуку</text:span><text:span text:style-name="T488_12">,<text:s/></text:span><text:span text:style-name="T488_13">методи</text:span><text:span text:style-name="T488_14"><text:s/></text:span><text:span text:style-name="T488_15">евклідової</text:span><text:span text:style-name="T488_16"><text:s/></text:span><text:span text:style-name="T488_17">комбінаторної</text:span><text:span text:style-name="T488_18"><text:s/></text:span><text:span text:style-name="T488_19">оптимізації</text:span><text:span text:style-name="T488_20">.<text:s/></text:span><text:span text:style-name="T488_21">Програма</text:span><text:span text:style-name="T488_22"><text:s/></text:span><text:span text:style-name="T488_23">реалізована</text:span><text:span text:style-name="T488_24"><text:s/></text:span><text:span text:style-name="T488_25">в</text:span><text:span text:style-name="T488_26"><text:s/></text:span><text:span text:style-name="T488_27">середовищі</text:span><text:span text:style-name="T488_28"><text:s/></text:span><text:span text:style-name="T488_29">Visual</text:span><text:span text:style-name="T488_30"><text:s/></text:span><text:span text:style-name="T488_31">C</text:span><text:span text:style-name="T488_32">++.</text:span></text:p>
      <text:p text:style-name="P489"/>
      <text:p text:style-name="P490"><text:span text:style-name="T490_1">Відповідно</text:span><text:span text:style-name="T490_2"><text:s/></text:span><text:span text:style-name="T490_3">до</text:span><text:span text:style-name="T490_4"><text:s/></text:span><text:span text:style-name="T490_5">поставленого</text:span><text:span text:style-name="T490_6"><text:s/></text:span><text:span text:style-name="T490_7">завдання</text:span><text:span text:style-name="T490_8"> <text:s/></text:span><text:span text:style-name="T490_9">у</text:span><text:span text:style-name="T490_10"><text:s/></text:span><text:span text:style-name="T490_11">роботі</text:span><text:span text:style-name="T490_12"><text:s/></text:span><text:span text:style-name="T490_13">досліджено</text:span><text:span text:style-name="T490_14"><text:s/></text:span><text:span text:style-name="T490_15">викладені</text:span><text:span text:style-name="T490_16"><text:s/></text:span><text:span text:style-name="T490_17">раніше</text:span><text:span text:style-name="T490_18"><text:s/></text:span><text:span text:style-name="T490_19">підходи</text:span><text:span text:style-name="T490_20"><text:s/></text:span><text:span text:style-name="T490_21">до</text:span><text:span text:style-name="T490_22"><text:s/></text:span><text:span text:style-name="T490_23">розв</text:span><text:span text:style-name="T490_24">’</text:span><text:span text:style-name="T490_25">язування</text:span><text:span text:style-name="T490_26"><text:s/></text:span><text:span text:style-name="T490_27">вказаної</text:span><text:span text:style-name="T490_28"><text:s/></text:span><text:span text:style-name="T490_29">задачі</text:span><text:span text:style-name="T490_30"><text:s/></text:span><text:span text:style-name="T490_31">мінімізації</text:span><text:span text:style-name="T490_32">.<text:s/></text:span><text:span text:style-name="T490_33">На</text:span><text:span text:style-name="T490_34"><text:s/></text:span><text:span text:style-name="T490_35">основі</text:span><text:span text:style-name="T490_36"><text:s/></text:span><text:span text:style-name="T490_37">властивостей</text:span><text:span text:style-name="T490_38"><text:s/></text:span><text:span text:style-name="T490_39">переставних</text:span><text:span text:style-name="T490_40"><text:s/></text:span><text:span text:style-name="T490_41">многогранників</text:span><text:span text:style-name="T490_42"><text:s/></text:span><text:span text:style-name="T490_43">розроблено</text:span><text:span text:style-name="T490_44"><text:s/></text:span><text:span text:style-name="T490_45">метод</text:span><text:span text:style-name="T490_46"><text:s/></text:span><text:span text:style-name="T490_47">випадкового</text:span><text:span text:style-name="T490_48"><text:s/></text:span><text:span text:style-name="T490_49">пошуку</text:span><text:span text:style-name="T490_50"><text:s/></text:span><text:span text:style-name="T490_51">та</text:span><text:span text:style-name="T490_52"><text:s/></text:span><text:span text:style-name="T490_53">здійснена</text:span><text:span text:style-name="T490_54"><text:s/></text:span><text:span text:style-name="T490_55">його</text:span><text:span text:style-name="T490_56"><text:s/></text:span><text:span text:style-name="T490_57">програмна</text:span><text:span text:style-name="T490_58"><text:s/></text:span><text:span text:style-name="T490_59">реалізація</text:span><text:span text:style-name="T490_60">.<text:s/></text:span><text:span text:style-name="T490_61">Проведено</text:span><text:span text:style-name="T490_62"><text:s/></text:span><text:span text:style-name="T490_63">числові</text:span><text:span text:style-name="T490_64"><text:s/></text:span><text:span text:style-name="T490_65">експерименти</text:span><text:span text:style-name="T490_66">,<text:s/></text:span><text:span text:style-name="T490_67">котрі</text:span><text:span text:style-name="T490_68"><text:s/></text:span><text:span text:style-name="T490_69">для</text:span><text:span text:style-name="T490_70"><text:s/></text:span><text:span text:style-name="T490_71">деяких</text:span><text:span text:style-name="T490_72"><text:s/></text:span><text:span text:style-name="T490_73">прикладів</text:span><text:span text:style-name="T490_74"><text:s/></text:span><text:span text:style-name="T490_75">дали</text:span><text:span text:style-name="T490_76"><text:s/></text:span><text:span text:style-name="T490_77">кращі</text:span><text:span text:style-name="T490_78"><text:s/></text:span><text:span text:style-name="T490_79">результати</text:span><text:span text:style-name="T490_80">,<text:s/></text:span><text:span text:style-name="T490_81">порівняно</text:span><text:span text:style-name="T490_82"><text:s/></text:span><text:span text:style-name="T490_83">з</text:span><text:span text:style-name="T490_84"><text:s/></text:span><text:span text:style-name="T490_85">одержаними</text:span><text:span text:style-name="T490_86"><text:s/></text:span><text:span text:style-name="T490_87">раніше</text:span><text:span text:style-name="T490_88"><text:s/></text:span><text:span text:style-name="T490_89">іншими</text:span><text:span text:style-name="T490_90"><text:s/></text:span><text:span text:style-name="T490_91">авторами</text:span><text:span text:style-name="T490_92"><text:s/></text:span><text:span text:style-name="T490_93">й</text:span><text:span text:style-name="T490_94"><text:s/></text:span><text:span text:style-name="T490_95">опублікованими</text:span><text:span text:style-name="T490_96"><text:s/></text:span><text:span text:style-name="T490_97">як</text:span><text:span text:style-name="T490_98"><text:s/></text:span><text:span text:style-name="T490_99">точні</text:span><text:span text:style-name="T490_100">.<text:s/></text:span></text:p>
      <text:p text:style-name="P491"/>
      <text:p text:style-name="P492"><text:span text:style-name="T492_1">Ключові</text:span><text:span text:style-name="T492_2"><text:s/></text:span><text:span text:style-name="T492_3">слова</text:span><text:span text:style-name="T492_4">:<text:s/></text:span><text:span text:style-name="T492_5">ЕВКЛІДОВА</text:span><text:span text:style-name="T492_6"><text:s/></text:span><text:span text:style-name="T492_7">КОМБІНАТОРНА</text:span><text:span text:style-name="T492_8"><text:s/></text:span><text:span text:style-name="T492_9">ОПТИМІЗАЦІЯ</text:span><text:span text:style-name="T492_10">,<text:s/></text:span><text:span text:style-name="T492_11">ПЕРЕСТАВЛЕННЯ</text:span><text:span text:style-name="T492_12">,<text:s/></text:span><text:span text:style-name="T492_13">ЗАГАЛЬНИЙ</text:span><text:span text:style-name="T492_14"><text:s/></text:span><text:span text:style-name="T492_15">ПЕРЕСТАВНИЙ</text:span><text:span text:style-name="T492_16"><text:s/></text:span><text:span text:style-name="T492_17">МНОГОГРАННИК</text:span><text:span text:style-name="T492_18">,<text:s/></text:span><text:span text:style-name="T492_19">ЕВРИСТИЧНІ</text:span><text:span text:style-name="T492_20"><text:s/></text:span><text:span text:style-name="T492_21">МЕТОДИ</text:span><text:span text:style-name="T492_22">,<text:s/></text:span><text:span text:style-name="T492_23">МЕТОД</text:span><text:span text:style-name="T492_24"><text:s/></text:span><text:span text:style-name="T492_25">ВИПАДКОВОГО</text:span><text:span text:style-name="T492_26"><text:s/></text:span><text:span text:style-name="T492_27">ПОШУКУ</text:span><text:span text:style-name="T492_28">.<text:s/></text:span></text:p>
      <text:p text:style-name="P493"/>
      <text:p text:style-name="P494"/>
      <text:h text:style-name="P495" text:outline-level="10"/>
      <text:h text:style-name="P496" text:outline-level="10"/>
      <text:h text:style-name="P497" text:outline-level="10"/>
      <text:h text:style-name="P498" text:outline-level="10"/>
      <text:p text:style-name="P499"/>
      <text:p text:style-name="P500"/>
      <text:p text:style-name="P501"/>
      <text:p text:style-name="P502"/>
      <text:p text:style-name="P503"/>
      <text:p text:style-name="P504"/>
      <text:p text:style-name="P505"/>
      <text:p text:style-name="P506"/>
      <text:p text:style-name="P507"/>
      <text:p text:style-name="P508"/>
      <text:p text:style-name="P509"/>
      <text:h text:style-name="P510" text:outline-level="10"><text:span text:style-name="T510_1">Додаток</text:span><text:span text:style-name="T510_2"><text:s/></text:span><text:span text:style-name="T510_3">Е</text:span></text:h>
      <text:p text:style-name="P511"><text:span text:style-name="T511_1"><text:s text:c="15"/></text:span><text:span text:style-name="T511_2">Зразок</text:span><text:span text:style-name="T511_3"><text:s/></text:span><text:span text:style-name="T511_4">написання</text:span><text:span text:style-name="T511_5"><text:s/></text:span><text:span text:style-name="T511_6">змісту</text:span></text:p>
      <text:p text:style-name="P512"/>
      <text:h text:style-name="P513" text:outline-level="10"><text:span text:style-name="T513_1">ЗМІСТ</text:span></text:h>
      <text:p text:style-name="P514"/>
      <text:p text:style-name="P515"><text:span text:style-name="T515_1">ПЕРЕЛІК</text:span><text:span text:style-name="T515_2"><text:s/></text:span><text:span text:style-name="T515_3">УМОВНИХ</text:span><text:span text:style-name="T515_4"><text:s/></text:span><text:span text:style-name="T515_5">ПОЗНАЧЕНЬ</text:span><text:span text:style-name="T515_6">,<text:s/></text:span><text:span text:style-name="T515_7">СИВОЛІВ</text:span><text:span text:style-name="T515_8">,<text:s/></text:span><text:span text:style-name="T515_9">СКОРОЧЕНЬ</text:span></text:p>
      <text:p text:style-name="P516"><text:span text:style-name="T516_1">І</text:span><text:span text:style-name="T516_2"><text:s/></text:span><text:span text:style-name="T516_3">ТЕРМІНІВ</text:span><text:span text:style-name="T516_4"><text:s/><text:tab/>3</text:span></text:p>
      <text:p text:style-name="P517"/>
      <text:p text:style-name="P518"><text:span text:style-name="T518_1">ВСТУП</text:span><text:span text:style-name="T518_2"><text:s/><text:tab/>4</text:span></text:p>
      <text:p text:style-name="P519"/>
      <text:p text:style-name="P520"><text:span text:style-name="T520_1">1<text:s/></text:span><text:span text:style-name="T520_2">ПОСТАНОВКА</text:span><text:span text:style-name="T520_3"><text:s/></text:span><text:span text:style-name="T520_4">ЗАДАЧІ</text:span><text:span text:style-name="T520_5"><text:s/><text:tab/>5</text:span></text:p>
      <text:p text:style-name="P521"><text:span text:style-name="T521_1">1.1<text:s/></text:span><text:span text:style-name="T521_2">Задача</text:span><text:span text:style-name="T521_3"><text:s/></text:span><text:span text:style-name="T521_4">мінімізації</text:span><text:span text:style-name="T521_5"><text:s/></text:span><text:span text:style-name="T521_6">зваженої</text:span><text:span text:style-name="T521_7"><text:s/></text:span><text:span text:style-name="T521_8">довжини</text:span><text:span text:style-name="T521_9"><text:s/></text:span><text:span text:style-name="T521_10">зв</text:span><text:span text:style-name="T521_11">’</text:span><text:span text:style-name="T521_12">язуючої</text:span><text:span text:style-name="T521_13"><text:s/></text:span><text:span text:style-name="T521_14">сітки</text:span><text:span text:style-name="T521_15">,<text:s/></text:span><text:span text:style-name="T521_16">лінійно</text:span><text:span text:style-name="T521_17"><text:s/></text:span></text:p>
      <text:p text:style-name="P522"><text:span text:style-name="T522_1">розташованої</text:span><text:span text:style-name="T522_2"><text:s/></text:span><text:span text:style-name="T522_3">до</text:span><text:span text:style-name="T522_4"><text:s/></text:span><text:span text:style-name="T522_5">системи</text:span><text:span text:style-name="T522_6"><text:s/></text:span><text:span text:style-name="T522_7">точок</text:span><text:span text:style-name="T522_8"><text:s/><text:tab/>5</text:span></text:p>
      <text:p text:style-name="P523"><text:span text:style-name="T523_1">1.2<text:s/></text:span><text:span text:style-name="T523_2">Математична</text:span><text:span text:style-name="T523_3"><text:s/></text:span><text:span text:style-name="T523_4">модель</text:span><text:span text:style-name="T523_5"><text:s/></text:span><text:span text:style-name="T523_6">задачі</text:span><text:span text:style-name="T523_7"><text:tab/>7</text:span></text:p>
      <text:p text:style-name="P524"/>
      <text:p text:style-name="P525"><text:span text:style-name="T525_1">2 <text:s/></text:span><text:span text:style-name="T525_2">ІНФОРМАЦІЙНИЙ</text:span><text:span text:style-name="T525_3"><text:s/></text:span><text:span text:style-name="T525_4">ОГЛЯД</text:span><text:span text:style-name="T525_5"><text:s/><text:tab/>9</text:span></text:p>
      <text:p text:style-name="P526"><text:span text:style-name="T526_1">2.1<text:s/></text:span><text:span text:style-name="T526_2">Огляд</text:span><text:span text:style-name="T526_3"><text:s/></text:span><text:span text:style-name="T526_4">задач</text:span><text:span text:style-name="T526_5"><text:s/></text:span><text:span text:style-name="T526_6">евклідової</text:span><text:span text:style-name="T526_7"><text:s/></text:span><text:span text:style-name="T526_8">комбінаторної</text:span><text:span text:style-name="T526_9"><text:s/></text:span><text:span text:style-name="T526_10">оптимізації</text:span><text:span text:style-name="T526_11"><text:s/><text:tab/>9</text:span></text:p>
      <text:p text:style-name="P527"><text:span text:style-name="T527_1">2.2<text:s/></text:span><text:span text:style-name="T527_2">Огляд</text:span><text:span text:style-name="T527_3"><text:s/></text:span><text:span text:style-name="T527_4">методів</text:span><text:span text:style-name="T527_5"><text:s/></text:span><text:span text:style-name="T527_6">та</text:span><text:span text:style-name="T527_7"><text:s/></text:span><text:span text:style-name="T527_8">підходів</text:span><text:span text:style-name="T527_9"><text:s/></text:span><text:span text:style-name="T527_10">до</text:span><text:span text:style-name="T527_11"><text:s/></text:span><text:span text:style-name="T527_12">розв</text:span><text:span text:style-name="T527_13">’</text:span><text:span text:style-name="T527_14">язування</text:span><text:span text:style-name="T527_15"><text:s/></text:span><text:span text:style-name="T527_16">задач</text:span><text:span text:style-name="T527_17"><text:s/></text:span><text:span text:style-name="T527_18">комбінаторної</text:span><text:span text:style-name="T527_19"><text:s/></text:span></text:p>
      <text:p text:style-name="P528"><text:span text:style-name="T528_1">оптимізації</text:span><text:span text:style-name="T528_2"><text:tab/>20</text:span></text:p>
      <text:p text:style-name="P529"><text:span text:style-name="T529_1">3 <text:s/></text:span><text:span text:style-name="T529_2">ТЕОРЕТИЧНА</text:span><text:span text:style-name="T529_3"> <text:s/></text:span><text:span text:style-name="T529_4">ЧАСТИНА</text:span><text:span text:style-name="T529_5"><text:tab/>32</text:span></text:p>
      <text:p text:style-name="P530"><text:span text:style-name="T530_1">3.1<text:s/></text:span><text:span text:style-name="T530_2">Виклад</text:span><text:span text:style-name="T530_3"><text:s/></text:span><text:span text:style-name="T530_4">методу</text:span><text:span text:style-name="T530_5"><text:s/></text:span><text:span text:style-name="T530_6">випадкового</text:span><text:span text:style-name="T530_7"><text:s/></text:span><text:span text:style-name="T530_8">пошуку</text:span><text:span text:style-name="T530_9"><text:s/><text:tab/>32</text:span></text:p>
      <text:p text:style-name="P531"><text:span text:style-name="T531_1"><text:tab/>3.2<text:s/></text:span><text:span text:style-name="T531_2">Обґрунтування</text:span><text:span text:style-name="T531_3"><text:s/></text:span><text:span text:style-name="T531_4">вибору</text:span><text:span text:style-name="T531_5"><text:s/></text:span><text:span text:style-name="T531_6">методу</text:span><text:span text:style-name="T531_7"><text:s/></text:span><text:span text:style-name="T531_8">випадкового</text:span><text:span text:style-name="T531_9"><text:s/></text:span><text:span text:style-name="T531_10">пошуку</text:span><text:span text:style-name="T531_11"><text:s/>38</text:span></text:p>
      <text:p text:style-name="P532"/>
      <text:p text:style-name="P533"><text:span text:style-name="T533_1">4<text:s/></text:span><text:span text:style-name="T533_2">ПРАКТИЧНА</text:span><text:span text:style-name="T533_3"><text:s/></text:span><text:span text:style-name="T533_4">РЕАЛІЗАЦІЯ</text:span><text:span text:style-name="T533_5"><text:s/><text:tab/>37</text:span></text:p>
      <text:p text:style-name="P534"><text:span text:style-name="T534_1">4.1<text:s/></text:span><text:span text:style-name="T534_2">Опис</text:span><text:span text:style-name="T534_3"><text:s/></text:span><text:span text:style-name="T534_4">алгоритму</text:span><text:span text:style-name="T534_5"><text:s/><text:tab/>41</text:span></text:p>
      <text:p text:style-name="P535"><text:span text:style-name="T535_1">4.2<text:s/></text:span><text:span text:style-name="T535_2">Блок</text:span><text:span text:style-name="T535_3">-</text:span><text:span text:style-name="T535_4">схема</text:span><text:span text:style-name="T535_5"><text:s/></text:span><text:span text:style-name="T535_6">алгоритму</text:span><text:span text:style-name="T535_7"><text:s/><text:tab/>43</text:span></text:p>
      <text:list text:style-name="LS11" xml:id="list57">
        <text:list-item>
          <text:list>
            <text:list-item>
              <text:p text:style-name="P536"><text:span text:style-name="T536_1">Інструкція</text:span><text:span text:style-name="T536_2"><text:s/></text:span><text:span text:style-name="T536_3">щодо</text:span><text:span text:style-name="T536_4"><text:s/></text:span><text:span text:style-name="T536_5">використання</text:span><text:span text:style-name="T536_6">………………………………………44</text:span></text:p>
            </text:list-item>
          </text:list>
        </text:list-item>
      </text:list>
      <text:p text:style-name="P537"/>
      <text:p text:style-name="P538"><text:span text:style-name="T538_1">ВИСНОВКИ</text:span><text:span text:style-name="T538_2"><text:s/>………………………………………………………………………46</text:span></text:p>
      <text:p text:style-name="P539"><text:span text:style-name="T539_1">СПИСОК</text:span><text:span text:style-name="T539_2"><text:s/></text:span><text:span text:style-name="T539_3">ВИКОРИСТАНОЇ</text:span><text:span text:style-name="T539_4"><text:s/></text:span><text:span text:style-name="T539_5">ЛІТЕРАТУРИ</text:span><text:span text:style-name="T539_6"><text:s/>…………………………………...48</text:span></text:p>
      <text:p text:style-name="P540"/>
      <text:p text:style-name="P541"><text:span text:style-name="T541_1">ДОДАТОК</text:span><text:span text:style-name="T541_2"><text:s/></text:span><text:span text:style-name="T541_3">А</text:span><text:span text:style-name="T541_4"><text:s/></text:span><text:span text:style-name="T541_5">Програма</text:span><text:span text:style-name="T541_6"><text:s/></text:span><text:span text:style-name="T541_7">алгоритму</text:span><text:span text:style-name="T541_8"><text:s/></text:span><text:span text:style-name="T541_9">методу</text:span><text:span text:style-name="T541_10"> <text:s/></text:span><text:span text:style-name="T541_11">випадкового</text:span><text:span text:style-name="T541_12"><text:s/></text:span><text:span text:style-name="T541_13">пошуку</text:span><text:span text:style-name="T541_14"><text:s/></text:span><text:span text:style-name="T541_15">розв</text:span><text:span text:style-name="T541_16">’</text:span><text:span text:style-name="T541_17">язування</text:span><text:span text:style-name="T541_18"><text:s/><text:line-break/></text:span><text:span text:style-name="T541_19">задачі</text:span><text:span text:style-name="T541_20"><text:s/></text:span><text:span text:style-name="T541_21">мінімізації</text:span><text:span text:style-name="T541_22"><text:s/></text:span><text:span text:style-name="T541_23">зваженої</text:span><text:span text:style-name="T541_24"><text:s/></text:span><text:span text:style-name="T541_25">довжини</text:span><text:span text:style-name="T541_26"><text:s/></text:span><text:span text:style-name="T541_27">зв</text:span><text:span text:style-name="T541_28">’</text:span><text:span text:style-name="T541_29">язуючої</text:span><text:span text:style-name="T541_30"><text:s/></text:span><text:span text:style-name="T541_31">сітки</text:span><text:span text:style-name="T541_32">,<text:s/></text:span><text:span text:style-name="T541_33">лінійно</text:span><text:span text:style-name="T541_34"><text:s/></text:span><text:span text:style-name="T541_35">розташованої</text:span><text:span text:style-name="T541_36"><text:s/></text:span><text:span text:style-name="T541_37">до</text:span><text:span text:style-name="T541_38"><text:s/><text:line-break/></text:span><text:span text:style-name="T541_39">системи</text:span><text:span text:style-name="T541_40"><text:s/></text:span><text:span text:style-name="T541_41">точок</text:span><text:span text:style-name="T541_42"><text:s/><text:tab/>49</text:span></text:p>
      <text:p text:style-name="P542"><text:span text:style-name="T542_1">ДОДАТОК</text:span><text:span text:style-name="T542_2"> <text:s/></text:span><text:span text:style-name="T542_3">Б</text:span><text:span text:style-name="T542_4"> <text:s/></text:span><text:span text:style-name="T542_5">Приклади</text:span><text:span text:style-name="T542_6"><text:s/></text:span><text:span text:style-name="T542_7">числових</text:span><text:span text:style-name="T542_8"><text:s/></text:span><text:span text:style-name="T542_9">експериментів</text:span><text:span text:style-name="T542_10"><text:s/><text:tab/>62</text:span></text:p>
      <text:p text:style-name="P543"><text:span text:style-name="T543_1">Додаток</text:span><text:span text:style-name="T543_2"><text:s/></text:span><text:span text:style-name="T543_3">Ж</text:span></text:p>
      <text:h text:style-name="P544" text:outline-level="10"><text:span text:style-name="T544_1">Зразок</text:span><text:span text:style-name="T544_2"><text:s/></text:span><text:span text:style-name="T544_3">написання</text:span><text:span text:style-name="T544_4"><text:s/></text:span><text:span text:style-name="T544_5">списку</text:span><text:span text:style-name="T544_6"><text:s/></text:span><text:span text:style-name="T544_7">використаних</text:span><text:span text:style-name="T544_8"><text:s/></text:span><text:span text:style-name="T544_9">джерел</text:span></text:h>
      <text:p text:style-name="P545"/>
      <text:p text:style-name="P546"><text:span text:style-name="T546_1">СПИСОК</text:span><text:span text:style-name="T546_2"><text:s/></text:span><text:span text:style-name="T546_3">ЛІТЕРАТУРИ</text:span></text:p>
      <text:p text:style-name="P547"/>
      <text:list text:style-name="LS12" xml:id="list58">
        <text:list-item>
          <text:p text:style-name="P548"><text:span text:style-name="T548_1">Сергиенко</text:span><text:span text:style-name="T548_2"><text:s/></text:span><text:span text:style-name="T548_3">И</text:span><text:span text:style-name="T548_4">.<text:s/></text:span><text:span text:style-name="T548_5">В</text:span><text:span text:style-name="T548_6">.,<text:s/></text:span><text:span text:style-name="T548_7">Каспшицкая</text:span><text:span text:style-name="T548_8"><text:s/></text:span><text:span text:style-name="T548_9">М</text:span><text:span text:style-name="T548_10">.<text:s/></text:span><text:span text:style-name="T548_11">Ф</text:span><text:span text:style-name="T548_12">.<text:s/></text:span><text:span text:style-name="T548_13">Модели</text:span><text:span text:style-name="T548_14"><text:s/></text:span><text:span text:style-name="T548_15">и</text:span><text:span text:style-name="T548_16"><text:s/></text:span><text:span text:style-name="T548_17">методы</text:span><text:span text:style-name="T548_18"><text:s/></text:span><text:span text:style-name="T548_19">решения</text:span><text:span text:style-name="T548_20"><text:s/></text:span><text:span text:style-name="T548_21">на</text:span><text:span text:style-name="T548_22"><text:s/></text:span><text:span text:style-name="T548_23">ЭВМ</text:span><text:span text:style-name="T548_24"><text:s/></text:span><text:span text:style-name="T548_25">комбинаторных</text:span><text:span text:style-name="T548_26"><text:s/></text:span><text:span text:style-name="T548_27">задач</text:span><text:span text:style-name="T548_28"><text:s/></text:span><text:span text:style-name="T548_29">оптимизации</text:span><text:span text:style-name="T548_30">.<text:s/></text:span><text:span text:style-name="T548_31"></text:span><text:span text:style-name="T548_32"><text:s/></text:span><text:span text:style-name="T548_33">К</text:span><text:span text:style-name="T548_34">.:<text:s/></text:span><text:span text:style-name="T548_35">Наук</text:span><text:span text:style-name="T548_36">.<text:s/></text:span><text:span text:style-name="T548_37">думка</text:span><text:span text:style-name="T548_38">,<text:s/>1981.<text:s/></text:span><text:span text:style-name="T548_39"></text:span><text:span text:style-name="T548_40"><text:s/>288<text:s/></text:span><text:span text:style-name="T548_41">с</text:span><text:span text:style-name="T548_42">.</text:span></text:p>
        </text:list-item>
        <text:list-item>
          <text:p text:style-name="P549"><text:span text:style-name="T549_1">Сергиенко</text:span><text:span text:style-name="T549_2"><text:s/></text:span><text:span text:style-name="T549_3">И</text:span><text:span text:style-name="T549_4">.<text:s/></text:span><text:span text:style-name="T549_5">В</text:span><text:span text:style-name="T549_6">.<text:s/></text:span><text:span text:style-name="T549_7">Математические</text:span><text:span text:style-name="T549_8"><text:s/></text:span><text:span text:style-name="T549_9">модели</text:span><text:span text:style-name="T549_10"><text:s/></text:span><text:span text:style-name="T549_11">и</text:span><text:span text:style-name="T549_12"><text:s/></text:span><text:span text:style-name="T549_13">методы</text:span><text:span text:style-name="T549_14"><text:s/></text:span><text:span text:style-name="T549_15">решения</text:span><text:span text:style-name="T549_16"><text:s/></text:span><text:span text:style-name="T549_17">задач</text:span><text:span text:style-name="T549_18"><text:s/></text:span><text:span text:style-name="T549_19">дискретной</text:span><text:span text:style-name="T549_20"><text:s/></text:span><text:span text:style-name="T549_21">оптимизации</text:span><text:span text:style-name="T549_22">.<text:s/></text:span><text:span text:style-name="T549_23"></text:span><text:span text:style-name="T549_24"><text:s/></text:span><text:span text:style-name="T549_25">К</text:span><text:span text:style-name="T549_26">.:<text:s/></text:span><text:span text:style-name="T549_27">Наук</text:span><text:span text:style-name="T549_28">.<text:s/></text:span><text:span text:style-name="T549_29">думка</text:span><text:span text:style-name="T549_30">,<text:s/>1988.<text:s/></text:span><text:span text:style-name="T549_31"></text:span><text:span text:style-name="T549_32"><text:s/>472<text:s/></text:span><text:span text:style-name="T549_33">с</text:span><text:span text:style-name="T549_34">.</text:span></text:p>
        </text:list-item>
        <text:list-item>
          <text:p text:style-name="P550"><text:span text:style-name="T550_1">Стоян</text:span><text:span text:style-name="T550_2"><text:s/></text:span><text:span text:style-name="T550_3">Ю</text:span><text:span text:style-name="T550_4">.<text:s/></text:span><text:span text:style-name="T550_5">Г</text:span><text:span text:style-name="T550_6">.,<text:s/></text:span><text:span text:style-name="T550_7">Яковлев</text:span><text:span text:style-name="T550_8"><text:s/></text:span><text:span text:style-name="T550_9">С</text:span><text:span text:style-name="T550_10">.<text:s/></text:span><text:span text:style-name="T550_11">В</text:span><text:span text:style-name="T550_12">.<text:s/></text:span><text:span text:style-name="T550_13">Математические</text:span><text:span text:style-name="T550_14"><text:s/></text:span><text:span text:style-name="T550_15">модели</text:span><text:span text:style-name="T550_16"><text:s/></text:span><text:span text:style-name="T550_17">и</text:span><text:span text:style-name="T550_18"><text:s/></text:span><text:span text:style-name="T550_19">оптимизационные</text:span><text:span text:style-name="T550_20"><text:s/></text:span><text:span text:style-name="T550_21">методы</text:span><text:span text:style-name="T550_22"><text:s/></text:span><text:span text:style-name="T550_23">геометрического</text:span><text:span text:style-name="T550_24"><text:s/></text:span><text:span text:style-name="T550_25">проектирования</text:span><text:span text:style-name="T550_26">.<text:s/></text:span><text:span text:style-name="T550_27"></text:span><text:span text:style-name="T550_28"><text:s/></text:span><text:span text:style-name="T550_29">К</text:span><text:span text:style-name="T550_30">.:<text:s/></text:span><text:span text:style-name="T550_31">Наук</text:span><text:span text:style-name="T550_32">.<text:s/></text:span><text:span text:style-name="T550_33">думка</text:span><text:span text:style-name="T550_34">,<text:s/>1986.<text:s text:c="11"/></text:span><text:span text:style-name="T550_35"></text:span><text:span text:style-name="T550_36"><text:s/>268<text:s/></text:span><text:span text:style-name="T550_37">с</text:span><text:span text:style-name="T550_38">.</text:span></text:p>
        </text:list-item>
        <text:list-item>
          <text:p text:style-name="P551"><text:span text:style-name="T551_1">Финкельштейн</text:span><text:span text:style-name="T551_2"><text:s/></text:span><text:span text:style-name="T551_3">Ю</text:span><text:span text:style-name="T551_4">.<text:s/></text:span><text:span text:style-name="T551_5">Ю</text:span><text:span text:style-name="T551_6">.<text:s/></text:span><text:span text:style-name="T551_7">Приближенные</text:span><text:span text:style-name="T551_8"><text:s/></text:span><text:span text:style-name="T551_9">методы</text:span><text:span text:style-name="T551_10"><text:s/></text:span><text:span text:style-name="T551_11">и</text:span><text:span text:style-name="T551_12"><text:s/></text:span><text:span text:style-name="T551_13">прикладные</text:span><text:span text:style-name="T551_14"><text:s/></text:span><text:span text:style-name="T551_15">задачи</text:span><text:span text:style-name="T551_16"><text:s/></text:span><text:span text:style-name="T551_17">дискретного</text:span><text:span text:style-name="T551_18"><text:s/></text:span><text:span text:style-name="T551_19">программирования</text:span><text:span text:style-name="T551_20">.<text:s/></text:span><text:span text:style-name="T551_21"></text:span><text:span text:style-name="T551_22"><text:s/></text:span><text:span text:style-name="T551_23">М</text:span><text:span text:style-name="T551_24">.:<text:s/></text:span><text:span text:style-name="T551_25">Наука</text:span><text:span text:style-name="T551_26">,<text:s/>1976.<text:s/></text:span><text:span text:style-name="T551_27"></text:span><text:span text:style-name="T551_28"><text:s/>264<text:s/></text:span><text:span text:style-name="T551_29">с</text:span><text:span text:style-name="T551_30">.</text:span></text:p>
        </text:list-item>
        <text:list-item>
          <text:p text:style-name="P552"><text:span text:style-name="T552_1">Сергієнко</text:span><text:span text:style-name="T552_2"><text:s/></text:span><text:span text:style-name="T552_3">І</text:span><text:span text:style-name="T552_4">.<text:s/></text:span><text:span text:style-name="T552_5">В</text:span><text:span text:style-name="T552_6">.<text:s/></text:span><text:span text:style-name="T552_7">Інформатика</text:span><text:span text:style-name="T552_8"><text:s/></text:span><text:span text:style-name="T552_9">в</text:span><text:span text:style-name="T552_10"><text:s/></text:span><text:span text:style-name="T552_11">Україні</text:span><text:span text:style-name="T552_12">:<text:s/></text:span><text:span text:style-name="T552_13">становлення</text:span><text:span text:style-name="T552_14">,<text:s/></text:span><text:span text:style-name="T552_15">розвиток</text:span><text:span text:style-name="T552_16">,<text:s/></text:span><text:span text:style-name="T552_17">проблеми</text:span><text:span text:style-name="T552_18">.<text:s/></text:span><text:span text:style-name="T552_19"></text:span><text:span text:style-name="T552_20"><text:s/></text:span><text:span text:style-name="T552_21">К</text:span><text:span text:style-name="T552_22">.:<text:s/></text:span><text:span text:style-name="T552_23">Наук</text:span><text:span text:style-name="T552_24">.<text:s/></text:span><text:span text:style-name="T552_25">думка</text:span><text:span text:style-name="T552_26"><text:s/>,<text:s/>1999.<text:s/></text:span><text:span text:style-name="T552_27"></text:span><text:span text:style-name="T552_28"><text:s/>354<text:s/></text:span><text:span text:style-name="T552_29">с</text:span><text:span text:style-name="T552_30">.</text:span></text:p>
        </text:list-item>
        <text:list-item>
          <text:p text:style-name="P553"><text:span text:style-name="T553_1">Татаров</text:span><text:span text:style-name="T553_2"><text:s/></text:span><text:span text:style-name="T553_3">В</text:span><text:span text:style-name="T553_4">.<text:s/></text:span><text:span text:style-name="T553_5">А</text:span><text:span text:style-name="T553_6">.<text:s/></text:span><text:span text:style-name="T553_7">Методы</text:span><text:span text:style-name="T553_8"><text:s/></text:span><text:span text:style-name="T553_9">поиска</text:span><text:span text:style-name="T553_10"><text:s/></text:span><text:span text:style-name="T553_11">эффективных</text:span><text:span text:style-name="T553_12"><text:s/></text:span><text:span text:style-name="T553_13">эвристических</text:span><text:span text:style-name="T553_14"><text:s/></text:span><text:span text:style-name="T553_15">алгоритмов</text:span><text:span text:style-name="T553_16"><text:s/></text:span><text:span text:style-name="T553_17">решения</text:span><text:span text:style-name="T553_18"><text:s/></text:span><text:span text:style-name="T553_19">екстремально</text:span><text:span text:style-name="T553_20">-</text:span><text:span text:style-name="T553_21">комбинаторных</text:span><text:span text:style-name="T553_22"><text:s/></text:span><text:span text:style-name="T553_23">задач</text:span><text:span text:style-name="T553_24"><text:s/></text:span><text:span text:style-name="T553_25">Использование</text:span><text:span text:style-name="T553_26"><text:s/></text:span><text:span text:style-name="T553_27">методов</text:span><text:span text:style-name="T553_28"><text:s/></text:span><text:span text:style-name="T553_29">оптимизации</text:span><text:span text:style-name="T553_30"><text:s/></text:span><text:span text:style-name="T553_31">в</text:span><text:span text:style-name="T553_32"><text:s/></text:span><text:span text:style-name="T553_33">текущем</text:span><text:span text:style-name="T553_34"><text:s/></text:span><text:span text:style-name="T553_35">планировании</text:span><text:span text:style-name="T553_36"><text:s/></text:span><text:span text:style-name="T553_37">и</text:span><text:span text:style-name="T553_38"><text:s/></text:span><text:span text:style-name="T553_39">оперативном</text:span><text:span text:style-name="T553_40"><text:s/></text:span><text:span text:style-name="T553_41">управлении</text:span><text:span text:style-name="T553_42"><text:s/></text:span><text:span text:style-name="T553_43">производством</text:span><text:span text:style-name="T553_44">.<text:s/></text:span><text:span text:style-name="T553_45">Сб</text:span><text:span text:style-name="T553_46">.<text:s/></text:span><text:span text:style-name="T553_47">тезисов</text:span><text:span text:style-name="T553_48"><text:s/></text:span><text:span text:style-name="T553_49">докладов</text:span><text:span text:style-name="T553_50"><text:s/></text:span><text:span text:style-name="T553_51">Всесоюзной</text:span><text:span text:style-name="T553_52"><text:s/></text:span><text:span text:style-name="T553_53">конференции</text:span><text:span text:style-name="T553_54"><text:s/>(17<text:s/>–<text:s/>9<text:s/></text:span><text:span text:style-name="T553_55">окт</text:span><text:span text:style-name="T553_56">.<text:s/>1979<text:s/></text:span><text:span text:style-name="T553_57">г</text:span><text:span text:style-name="T553_58">.)<text:s/>− <text:s/></text:span><text:span text:style-name="T553_59">М</text:span><text:span text:style-name="T553_60">.,<text:s/>1980.<text:s/></text:span><text:span text:style-name="T553_61"></text:span><text:span text:style-name="T553_62"><text:s/></text:span><text:span text:style-name="T553_63">С</text:span><text:span text:style-name="T553_64">.<text:s/>285<text:s/>–<text:s/>287.</text:span></text:p>
        </text:list-item>
        <text:list-item>
          <text:p text:style-name="P554"><text:span text:style-name="T554_1">Михалевич</text:span><text:span text:style-name="T554_2"><text:s/></text:span><text:span text:style-name="T554_3">В</text:span><text:span text:style-name="T554_4">.<text:s/></text:span><text:span text:style-name="T554_5">С</text:span><text:span text:style-name="T554_6">.,<text:s/></text:span><text:span text:style-name="T554_7">Сергиенко</text:span><text:span text:style-name="T554_8"><text:s/></text:span><text:span text:style-name="T554_9">И</text:span><text:span text:style-name="T554_10">.<text:s/></text:span><text:span text:style-name="T554_11">В</text:span><text:span text:style-name="T554_12">.,<text:s/></text:span><text:span text:style-name="T554_13">Шор</text:span><text:span text:style-name="T554_14"><text:s/></text:span><text:span text:style-name="T554_15">Н</text:span><text:span text:style-name="T554_16">.<text:s/></text:span><text:span text:style-name="T554_17">З</text:span><text:span text:style-name="T554_18">.<text:s/></text:span><text:span text:style-name="T554_19">Исследование</text:span><text:span text:style-name="T554_20"><text:s/></text:span><text:span text:style-name="T554_21">методов</text:span><text:span text:style-name="T554_22"><text:s/></text:span><text:span text:style-name="T554_23">решения</text:span><text:span text:style-name="T554_24"><text:s/></text:span><text:span text:style-name="T554_25">оптимизационных</text:span><text:span text:style-name="T554_26"><text:s/></text:span><text:span text:style-name="T554_27">задач</text:span><text:span text:style-name="T554_28"><text:s/></text:span><text:span text:style-name="T554_29">и</text:span><text:span text:style-name="T554_30"><text:s/></text:span><text:span text:style-name="T554_31">их</text:span><text:span text:style-name="T554_32"><text:s/></text:span><text:span text:style-name="T554_33">приложений</text:span><text:span text:style-name="T554_34"> <text:s/></text:span><text:span text:style-name="T554_35"></text:span><text:span text:style-name="T554_36"><text:s/></text:span><text:span text:style-name="T554_37"></text:span><text:span text:style-name="T554_38"><text:s/></text:span><text:span text:style-name="T554_39">Кибернетика</text:span><text:span text:style-name="T554_40">.<text:s/></text:span><text:span text:style-name="T554_41"></text:span><text:span text:style-name="T554_42">1981.<text:s/></text:span><text:span text:style-name="T554_43"></text:span><text:span text:style-name="T554_44"><text:s/>№<text:s/>4.<text:s/></text:span><text:span text:style-name="T554_45"></text:span><text:span text:style-name="T554_46"><text:s/></text:span><text:span text:style-name="T554_47">С</text:span><text:span text:style-name="T554_48">.<text:s/>89<text:s/>-<text:s/>113.</text:span></text:p>
        </text:list-item>
        <text:list-item>
          <text:p text:style-name="P555"><text:span text:style-name="T555_1">Финкельштейн</text:span><text:span text:style-name="T555_2"><text:s/></text:span><text:span text:style-name="T555_3">Ю</text:span><text:span text:style-name="T555_4">.<text:s/></text:span><text:span text:style-name="T555_5">Ю</text:span><text:span text:style-name="T555_6">.<text:s/></text:span><text:span text:style-name="T555_7">Приближенные</text:span><text:span text:style-name="T555_8"><text:s/></text:span><text:span text:style-name="T555_9">методы</text:span><text:span text:style-name="T555_10"><text:s/></text:span><text:span text:style-name="T555_11">и</text:span><text:span text:style-name="T555_12"><text:s/></text:span><text:span text:style-name="T555_13">прикладные</text:span><text:span text:style-name="T555_14"><text:s/></text:span><text:span text:style-name="T555_15">задачи</text:span><text:span text:style-name="T555_16"><text:s/></text:span><text:span text:style-name="T555_17">дискретного</text:span><text:span text:style-name="T555_18"><text:s/></text:span><text:span text:style-name="T555_19">программирования</text:span><text:span text:style-name="T555_20">.<text:s/></text:span><text:span text:style-name="T555_21"></text:span><text:span text:style-name="T555_22"><text:s/></text:span><text:span text:style-name="T555_23">М</text:span><text:span text:style-name="T555_24">.:<text:s/></text:span><text:span text:style-name="T555_25">Наука</text:span><text:span text:style-name="T555_26">,<text:s/>1976.<text:s/></text:span><text:span text:style-name="T555_27"></text:span><text:span text:style-name="T555_28"><text:s/>264<text:s/></text:span><text:span text:style-name="T555_29">с</text:span><text:span text:style-name="T555_30">.</text:span></text:p>
        </text:list-item>
      </text:list>
      <text:p text:style-name="P556"/>
      <text:p text:style-name="P557"/>
      <text:h text:style-name="P558" text:outline-level="10"><text:span text:style-name="T558_1">Додаток</text:span><text:span text:style-name="T558_2"><text:s/></text:span><text:span text:style-name="T558_3">Н</text:span></text:h>
      <text:p text:style-name="P559"><text:span text:style-name="T559_1">Зразок</text:span><text:span text:style-name="T559_2"><text:s/></text:span><text:span text:style-name="T559_3">оформлення</text:span><text:span text:style-name="T559_4"><text:s/></text:span><text:span text:style-name="T559_5">титульного</text:span><text:span text:style-name="T559_6"><text:s/></text:span><text:span text:style-name="T559_7">аркуша</text:span><text:span text:style-name="T559_8"><text:s/></text:span><text:span text:style-name="T559_9">кваліфікаційної</text:span><text:span text:style-name="T559_10"><text:s/></text:span><text:span text:style-name="T559_11">роботи</text:span><text:span text:style-name="T559_12"><text:s/></text:span><text:span text:style-name="T559_13">магістра</text:span><text:span text:style-name="T559_14"><text:s/></text:span><text:span text:style-name="T559_15">на</text:span><text:span text:style-name="T559_16"><text:s/></text:span><text:span text:style-name="T559_17">твердій</text:span><text:span text:style-name="T559_18"><text:s/></text:span><text:span text:style-name="T559_19">обкладинці</text:span></text:p>
      <text:p text:style-name="P560"/>
      <text:p text:style-name="P561"/>
      <table:table table:style-name="Table1">
        <table:table-column table:style-name="Column1"/>
        <table:table-row table:style-name="Row1">
          <table:table-cell table:style-name="Cell1">
            <text:p text:style-name="P562"><text:span text:style-name="T562_1">Міністерство</text:span><text:span text:style-name="T562_2"><text:s/></text:span><text:span text:style-name="T562_3">освіти</text:span><text:span text:style-name="T562_4"><text:s/></text:span><text:span text:style-name="T562_5">і</text:span><text:span text:style-name="T562_6"><text:s/></text:span><text:span text:style-name="T562_7">науки</text:span><text:span text:style-name="T562_8"><text:s/></text:span><text:span text:style-name="T562_9">України</text:span></text:p>
            <text:p text:style-name="P563"><text:span text:style-name="T563_1">Полтавський</text:span><text:span text:style-name="T563_2"><text:s/></text:span><text:span text:style-name="T563_3">національний</text:span><text:span text:style-name="T563_4"><text:s/></text:span><text:span text:style-name="T563_5">технічний</text:span><text:span text:style-name="T563_6"><text:s/></text:span><text:span text:style-name="T563_7">університет</text:span><text:span text:style-name="T563_8"><text:s/></text:span><text:span text:style-name="T563_9">імені</text:span><text:span text:style-name="T563_10"><text:s/></text:span><text:span text:style-name="T563_11">Юрія</text:span><text:span text:style-name="T563_12"><text:s/></text:span><text:span text:style-name="T563_13">Кондратюка</text:span></text:p>
            <text:p text:style-name="P564"><text:span text:style-name="T564_1">Факультет</text:span><text:span text:style-name="T564_2"><text:s/></text:span><text:span text:style-name="T564_3">економіко</text:span><text:span text:style-name="T564_4">-</text:span><text:span text:style-name="T564_5">інформаційних</text:span><text:span text:style-name="T564_6"><text:s/></text:span><text:span text:style-name="T564_7">технологій</text:span><text:span text:style-name="T564_8"><text:s/></text:span><text:span text:style-name="T564_9">та</text:span><text:span text:style-name="T564_10"><text:s/></text:span><text:span text:style-name="T564_11">управління</text:span></text:p>
            <text:p text:style-name="P565"><text:span text:style-name="T565_1">Кафедра</text:span><text:span text:style-name="T565_2"><text:s/></text:span><text:span text:style-name="T565_3">прикладної</text:span><text:span text:style-name="T565_4"><text:s/></text:span><text:span text:style-name="T565_5">математики</text:span><text:span text:style-name="T565_6">,<text:s/></text:span><text:span text:style-name="T565_7">інформатики</text:span><text:span text:style-name="T565_8"><text:s/></text:span><text:span text:style-name="T565_9">та</text:span><text:span text:style-name="T565_10"><text:s/></text:span><text:span text:style-name="T565_11">математичного</text:span><text:span text:style-name="T565_12"><text:s/></text:span><text:span text:style-name="T565_13">моделювання</text:span></text:p>
            <text:p text:style-name="P566"/>
            <text:p text:style-name="P567"/>
            <text:h text:style-name="P568" text:outline-level="10"><text:span text:style-name="T568_1">КВАЛІФІКАЦІЙНА</text:span><text:span text:style-name="T568_2"><text:s/></text:span><text:span text:style-name="T568_3">РОБОТА</text:span><text:span text:style-name="T568_4"><text:s/></text:span><text:span text:style-name="T568_5">МАГІСТРА</text:span></text:h>
            <text:p text:style-name="P569"/>
            <text:p text:style-name="P570"><text:span text:style-name="T570_1">зі</text:span><text:span text:style-name="T570_2"><text:s/></text:span><text:span text:style-name="T570_3">спеціальності</text:span><text:span text:style-name="T570_4"><text:s/>8.080201<text:s/>«</text:span><text:span text:style-name="T570_5">Інформатика</text:span><text:span text:style-name="T570_6">»</text:span></text:p>
            <text:p text:style-name="P571"><text:span text:style-name="T571_1">на</text:span><text:span text:style-name="T571_2"><text:s/></text:span><text:span text:style-name="T571_3">тему</text:span></text:p>
            <text:p text:style-name="P572"><text:span text:style-name="T572_1">«</text:span><text:span text:style-name="T572_2">Алгоритмізація</text:span><text:span text:style-name="T572_3"><text:s/></text:span><text:span text:style-name="T572_4">процесу</text:span><text:span text:style-name="T572_5"><text:s/></text:span><text:span text:style-name="T572_6">розподілу</text:span><text:span text:style-name="T572_7"><text:s/></text:span><text:span text:style-name="T572_8">навчального</text:span><text:span text:style-name="T572_9"><text:s/></text:span><text:span text:style-name="T572_10">навантаження</text:span><text:span text:style-name="T572_11"><text:s/></text:span><text:span text:style-name="T572_12">викладачів</text:span><text:span text:style-name="T572_13"><text:s/></text:span><text:span text:style-name="T572_14">кафедри</text:span><text:span text:style-name="T572_15">»</text:span></text:p>
            <text:p text:style-name="P573"/>
            <text:h text:style-name="P574" text:outline-level="10"><text:span text:style-name="T574_1"><text:s text:c="23"/></text:span><text:span text:style-name="T574_2">Розробив</text:span><text:span text:style-name="T574_3"><text:s/></text:span><text:span text:style-name="T574_4">студент</text:span><text:span text:style-name="T574_5"><text:s/></text:span><text:span text:style-name="T574_6">групи</text:span><text:span text:style-name="T574_7"><text:s/>501<text:s/>–<text:s/></text:span><text:span text:style-name="T574_8">ЕІ</text:span><text:span text:style-name="T574_9"> <text:s/></text:span><text:span text:style-name="T574_10">Волошин</text:span><text:span text:style-name="T574_11"><text:s/></text:span><text:span text:style-name="T574_12">Віктор</text:span><text:span text:style-name="T574_13"><text:s/></text:span><text:span text:style-name="T574_14">Миколайович</text:span></text:h>
            <text:p text:style-name="P575"/>
            <text:p text:style-name="P576"><text:span text:style-name="T576_1">Полтава</text:span><text:span text:style-name="T576_2"><text:s/>2010<text:s/></text:span></text:p>
          </table:table-cell>
        </table:table-row>
      </table:table>
      <text:p text:style-name="P577"/>
      <text:p text:style-name="P578"/>
      <text:p text:style-name="P579"><text:span text:style-name="T579_1"><text:tab/></text:span><text:span text:style-name="T579_2">Напис</text:span><text:span text:style-name="T579_3"><text:s/></text:span><text:span text:style-name="T579_4">на</text:span><text:span text:style-name="T579_5"><text:s/></text:span><text:span text:style-name="T579_6">твердій</text:span><text:span text:style-name="T579_7"><text:s/></text:span><text:span text:style-name="T579_8">обкладинці</text:span><text:span text:style-name="T579_9"><text:s/></text:span><text:span text:style-name="T579_10">розміщується</text:span><text:span text:style-name="T579_11"><text:s/></text:span><text:span text:style-name="T579_12">посередині</text:span><text:span text:style-name="T579_13"><text:s/></text:span><text:span text:style-name="T579_14">обкладинки</text:span><text:span text:style-name="T579_15"><text:s/></text:span><text:span text:style-name="T579_16">симетрично</text:span><text:span text:style-name="T579_17"><text:s/></text:span><text:span text:style-name="T579_18">до</text:span><text:span text:style-name="T579_19"><text:s/></text:span><text:span text:style-name="T579_20">її</text:span><text:span text:style-name="T579_21"><text:s/></text:span><text:span text:style-name="T579_22">країв</text:span><text:span text:style-name="T579_23">.</text:span></text:p>
      <text:p text:style-name="P58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center" fo:break-before="auto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text-align="justify" fo:break-before="auto" fo:text-indent="1.251cm" style:writing-mode="lr-tb">
        <style:tab-stops>
          <style:tab-stop style:type="left" style:leader-style="none" style:position="0.635cm"/>
        </style:tab-stops>
      </style:paragraph-properties>
      <style:text-properties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text-align="justify" fo:break-before="auto" fo:text-indent="1.101cm" style:writing-mode="lr-tb"/>
      <style:text-properties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text-align="justify" fo:break-before="auto" fo:text-indent="0cm" fo:margin-left="1.207cm" style:writing-mode="lr-tb"/>
      <style:text-properties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text-align="justify" fo:break-before="auto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text-align="center" fo:break-before="auto" fo:text-indent="1.27cm" style:writing-mode="lr-tb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106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106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106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106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74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1.27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4.445cm" text:min-label-distance="0.95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1.27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8.255cm" text:min-label-distance="0.95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1.27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2.065cm" text:min-label-distance="0.95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74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1.27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4.445cm" text:min-label-distance="0.95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1.27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8.255cm" text:min-label-distance="0.95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1.27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2.065cm" text:min-label-distance="0.95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1.20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1.736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4.911cm" text:min-label-distance="1.4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1.736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1.736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8.721cm" text:min-label-distance="1.4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1.736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1.736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2.531cm" text:min-label-distance="1.4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1.20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1.736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4.911cm" text:min-label-distance="1.4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1.736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1.736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8.721cm" text:min-label-distance="1.4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1.736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1.736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2.531cm" text:min-label-distance="1.4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106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1">
      <text:list-level-style-number style:num-format="1" text:style-name="List11Level0" style:num-suffix="." text:level="1">
        <style:list-level-properties text:space-before="0.635cm" text:min-label-width="0.23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1Level1" style:num-suffix="." text:level="2">
        <style:list-level-properties text:space-before="1.905cm" text:min-label-width="0.21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1Level2" style:num-suffix="." text:level="3">
        <style:list-level-properties text:min-label-width="3.768cm" text:min-label-distance="0.275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1Level3" style:num-suffix="." text:level="4">
        <style:list-level-properties text:space-before="4.445cm" text:min-label-width="1.206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1Level4" style:num-suffix="." text:level="5">
        <style:list-level-properties text:space-before="5.715cm" text:min-label-width="1.18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1Level5" style:num-suffix="." text:level="6">
        <style:list-level-properties text:min-label-width="8.784cm" text:min-label-distance="1.482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1Level6" style:num-suffix="." text:level="7">
        <style:list-level-properties text:space-before="8.255cm" text:min-label-width="1.77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1Level7" style:num-suffix="." text:level="8">
        <style:list-level-properties text:space-before="9.525cm" text:min-label-width="2.39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1Level8" style:num-suffix="." text:level="9">
        <style:list-level-properties text:min-label-width="13.801cm" text:min-label-distance="2.688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2">
      <text:list-level-style-number style:num-format="1" text:style-name="List12Level0" style:num-suffix="." text:level="1">
        <style:list-level-properties text:space-before="0.635cm" text:min-label-width="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2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2Level2" style:num-suffix="." text:level="3">
        <style:list-level-properties text:min-label-width="1.905cm" text:min-label-distance="-1.588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2Level3" style:num-suffix="." text:level="4">
        <style:list-level-properties text:space-before="4.445cm" text:min-label-width="-2.54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2Level4" style:num-suffix="." text:level="5">
        <style:list-level-properties text:space-before="5.71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2Level5" style:num-suffix="." text:level="6">
        <style:list-level-properties text:min-label-width="1.905cm" text:min-label-distance="-5.398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2Level6" style:num-suffix="." text:level="7">
        <style:list-level-properties text:space-before="8.255cm" text:min-label-width="-6.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2Level7" style:num-suffix="." text:level="8">
        <style:list-level-properties text:space-before="9.525cm" text:min-label-width="-7.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2Level8" style:num-suffix="." text:level="9">
        <style:list-level-properties text:min-label-width="1.905cm" text:min-label-distance="-9.208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_1" style:family="text"/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